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.19cm" svg:height="21.396cm" svg:x="7.044cm" svg:y="0.507cm">
            <draw:object draw:notify-on-update-of-ranges="Sheet1.A1:Sheet1.A4 Sheet1.A5:Sheet1.A501 Sheet1.E1:Sheet1.E4 Sheet1.E5:Sheet1.E5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1.779cm" svg:height="10.38cm" svg:x="7.18cm" svg:y="25.958cm">
            <draw:object draw:notify-on-update-of-ranges="Sheet1.A502:Sheet1.A502 Sheet1.A503:Sheet1.A1001 Sheet1.E1:Sheet1.E1 Sheet1.E503:Sheet1.E10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ax</text:p>
          </table:table-cell>
          <table:table-cell office:value-type="string">
            <text:p>az</text:p>
          </table:table-cell>
          <table:table-cell office:value-type="string">
            <text:p>mx</text:p>
          </table:table-cell>
          <table:table-cell office:value-type="string">
            <text:p>SG-7 ax</text:p>
          </table:table-cell>
        </table:table-row>
        <table:table-row table:style-name="ro2">
          <table:table-cell office:value-type="float" office:value="692469">
            <text:p>692469</text:p>
          </table:table-cell>
          <table:table-cell office:value-type="float" office:value="54">
            <text:p>54</text:p>
          </table:table-cell>
          <table:table-cell office:value-type="float" office:value="196">
            <text:p>196</text:p>
          </table:table-cell>
          <table:table-cell office:value-type="float" office:value="-294">
            <text:p>-294</text:p>
          </table:table-cell>
          <table:table-cell/>
        </table:table-row>
        <table:table-row table:style-name="ro2">
          <table:table-cell office:value-type="float" office:value="692509">
            <text:p>692509</text:p>
          </table:table-cell>
          <table:table-cell office:value-type="float" office:value="49">
            <text:p>49</text:p>
          </table:table-cell>
          <table:table-cell office:value-type="float" office:value="212">
            <text:p>212</text:p>
          </table:table-cell>
          <table:table-cell office:value-type="float" office:value="-294">
            <text:p>-294</text:p>
          </table:table-cell>
          <table:table-cell/>
        </table:table-row>
        <table:table-row table:style-name="ro2">
          <table:table-cell office:value-type="float" office:value="692550">
            <text:p>692550</text:p>
          </table:table-cell>
          <table:table-cell office:value-type="float" office:value="32">
            <text:p>32</text:p>
          </table:table-cell>
          <table:table-cell office:value-type="float" office:value="183">
            <text:p>183</text:p>
          </table:table-cell>
          <table:table-cell office:value-type="float" office:value="-274">
            <text:p>-274</text:p>
          </table:table-cell>
          <table:table-cell/>
        </table:table-row>
        <table:table-row table:style-name="ro2">
          <table:table-cell office:value-type="float" office:value="692590">
            <text:p>692590</text:p>
          </table:table-cell>
          <table:table-cell office:value-type="float" office:value="41">
            <text:p>41</text:p>
          </table:table-cell>
          <table:table-cell office:value-type="float" office:value="204">
            <text:p>204</text:p>
          </table:table-cell>
          <table:table-cell office:value-type="float" office:value="-258">
            <text:p>-258</text:p>
          </table:table-cell>
          <table:table-cell table:formula="of:=((-2*[.B2]+3*[.B3]+6*[.B4]+7*[.B5]+6*[.B6]+3*[.B7]-2*[.B8])/21)" office:value-type="float" office:value="41.6666666666667">
            <text:p>41.6666666667</text:p>
          </table:table-cell>
        </table:table-row>
        <table:table-row table:style-name="ro2">
          <table:table-cell office:value-type="float" office:value="692630">
            <text:p>692630</text:p>
          </table:table-cell>
          <table:table-cell office:value-type="float" office:value="50">
            <text:p>50</text:p>
          </table:table-cell>
          <table:table-cell office:value-type="float" office:value="210">
            <text:p>210</text:p>
          </table:table-cell>
          <table:table-cell office:value-type="float" office:value="-258">
            <text:p>-258</text:p>
          </table:table-cell>
          <table:table-cell table:formula="of:=((-2*[.B3]+3*[.B4]+6*[.B5]+7*[.B6]+6*[.B7]+3*[.B8]-2*[.B9])/21)" office:value-type="float" office:value="43.7142857142857">
            <text:p>43.7142857143</text:p>
          </table:table-cell>
        </table:table-row>
        <table:table-row table:style-name="ro2">
          <table:table-cell office:value-type="float" office:value="692669">
            <text:p>692669</text:p>
          </table:table-cell>
          <table:table-cell office:value-type="float" office:value="47">
            <text:p>47</text:p>
          </table:table-cell>
          <table:table-cell office:value-type="float" office:value="198">
            <text:p>198</text:p>
          </table:table-cell>
          <table:table-cell office:value-type="float" office:value="-252">
            <text:p>-252</text:p>
          </table:table-cell>
          <table:table-cell table:formula="of:=((-2*[.B4]+3*[.B5]+6*[.B6]+7*[.B7]+6*[.B8]+3*[.B9]-2*[.B10])/21)" office:value-type="float" office:value="47.0476190476191">
            <text:p>47.0476190476</text:p>
          </table:table-cell>
        </table:table-row>
        <table:table-row table:style-name="ro2">
          <table:table-cell office:value-type="float" office:value="692708">
            <text:p>692708</text:p>
          </table:table-cell>
          <table:table-cell office:value-type="float" office:value="42">
            <text:p>42</text:p>
          </table:table-cell>
          <table:table-cell office:value-type="float" office:value="198">
            <text:p>198</text:p>
          </table:table-cell>
          <table:table-cell office:value-type="float" office:value="-252">
            <text:p>-252</text:p>
          </table:table-cell>
          <table:table-cell table:formula="of:=((-2*[.B5]+3*[.B6]+6*[.B7]+7*[.B8]+6*[.B9]+3*[.B10]-2*[.B11])/21)" office:value-type="float" office:value="45.2857142857143">
            <text:p>45.2857142857</text:p>
          </table:table-cell>
        </table:table-row>
        <table:table-row table:style-name="ro2">
          <table:table-cell office:value-type="float" office:value="692748">
            <text:p>692748</text:p>
          </table:table-cell>
          <table:table-cell office:value-type="float" office:value="42">
            <text:p>42</text:p>
          </table:table-cell>
          <table:table-cell office:value-type="float" office:value="204">
            <text:p>204</text:p>
          </table:table-cell>
          <table:table-cell office:value-type="float" office:value="-260">
            <text:p>-260</text:p>
          </table:table-cell>
          <table:table-cell table:formula="of:=((-2*[.B6]+3*[.B7]+6*[.B8]+7*[.B9]+6*[.B10]+3*[.B11]-2*[.B12])/21)" office:value-type="float" office:value="40.1904761904762">
            <text:p>40.1904761905</text:p>
          </table:table-cell>
        </table:table-row>
        <table:table-row table:style-name="ro2">
          <table:table-cell office:value-type="float" office:value="692789">
            <text:p>692789</text:p>
          </table:table-cell>
          <table:table-cell office:value-type="float" office:value="39">
            <text:p>39</text:p>
          </table:table-cell>
          <table:table-cell office:value-type="float" office:value="207">
            <text:p>207</text:p>
          </table:table-cell>
          <table:table-cell office:value-type="float" office:value="-260">
            <text:p>-260</text:p>
          </table:table-cell>
          <table:table-cell table:formula="of:=((-2*[.B7]+3*[.B8]+6*[.B9]+7*[.B10]+6*[.B11]+3*[.B12]-2*[.B13])/21)" office:value-type="float" office:value="37.3333333333333">
            <text:p>37.3333333333</text:p>
          </table:table-cell>
        </table:table-row>
        <table:table-row table:style-name="ro2">
          <table:table-cell office:value-type="float" office:value="692829">
            <text:p>692829</text:p>
          </table:table-cell>
          <table:table-cell office:value-type="float" office:value="31">
            <text:p>31</text:p>
          </table:table-cell>
          <table:table-cell office:value-type="float" office:value="200">
            <text:p>200</text:p>
          </table:table-cell>
          <table:table-cell office:value-type="float" office:value="-260">
            <text:p>-260</text:p>
          </table:table-cell>
          <table:table-cell table:formula="of:=((-2*[.B8]+3*[.B9]+6*[.B10]+7*[.B11]+6*[.B12]+3*[.B13]-2*[.B14])/21)" office:value-type="float" office:value="35.3809523809524">
            <text:p>35.380952381</text:p>
          </table:table-cell>
        </table:table-row>
        <table:table-row table:style-name="ro2">
          <table:table-cell office:value-type="float" office:value="692869">
            <text:p>692869</text:p>
          </table:table-cell>
          <table:table-cell office:value-type="float" office:value="35">
            <text:p>35</text:p>
          </table:table-cell>
          <table:table-cell office:value-type="float" office:value="194">
            <text:p>194</text:p>
          </table:table-cell>
          <table:table-cell office:value-type="float" office:value="-250">
            <text:p>-250</text:p>
          </table:table-cell>
          <table:table-cell table:formula="of:=((-2*[.B9]+3*[.B10]+6*[.B11]+7*[.B12]+6*[.B13]+3*[.B14]-2*[.B15])/21)" office:value-type="float" office:value="31.047619047619">
            <text:p>31.0476190476</text:p>
          </table:table-cell>
        </table:table-row>
        <table:table-row table:style-name="ro2">
          <table:table-cell office:value-type="float" office:value="692909">
            <text:p>692909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-250">
            <text:p>-250</text:p>
          </table:table-cell>
          <table:table-cell table:formula="of:=((-2*[.B10]+3*[.B11]+6*[.B12]+7*[.B13]+6*[.B14]+3*[.B15]-2*[.B16])/21)" office:value-type="float" office:value="34.7142857142857">
            <text:p>34.7142857143</text:p>
          </table:table-cell>
        </table:table-row>
        <table:table-row table:style-name="ro2">
          <table:table-cell office:value-type="float" office:value="692949">
            <text:p>692949</text:p>
          </table:table-cell>
          <table:table-cell office:value-type="float" office:value="28">
            <text:p>28</text:p>
          </table:table-cell>
          <table:table-cell office:value-type="float" office:value="198">
            <text:p>198</text:p>
          </table:table-cell>
          <table:table-cell office:value-type="float" office:value="-255">
            <text:p>-255</text:p>
          </table:table-cell>
          <table:table-cell table:formula="of:=((-2*[.B11]+3*[.B12]+6*[.B13]+7*[.B14]+6*[.B15]+3*[.B16]-2*[.B17])/21)" office:value-type="float" office:value="33.0952380952381">
            <text:p>33.0952380952</text:p>
          </table:table-cell>
        </table:table-row>
        <table:table-row table:style-name="ro2">
          <table:table-cell office:value-type="float" office:value="692989">
            <text:p>692989</text:p>
          </table:table-cell>
          <table:table-cell office:value-type="float" office:value="44">
            <text:p>44</text:p>
          </table:table-cell>
          <table:table-cell office:value-type="float" office:value="200">
            <text:p>200</text:p>
          </table:table-cell>
          <table:table-cell office:value-type="float" office:value="-255">
            <text:p>-255</text:p>
          </table:table-cell>
          <table:table-cell table:formula="of:=((-2*[.B12]+3*[.B13]+6*[.B14]+7*[.B15]+6*[.B16]+3*[.B17]-2*[.B18])/21)" office:value-type="float" office:value="27.7619047619048">
            <text:p>27.7619047619</text:p>
          </table:table-cell>
        </table:table-row>
        <table:table-row table:style-name="ro2">
          <table:table-cell office:value-type="float" office:value="693030">
            <text:p>693030</text:p>
          </table:table-cell>
          <table:table-cell office:value-type="float" office:value="10">
            <text:p>10</text:p>
          </table:table-cell>
          <table:table-cell office:value-type="float" office:value="192">
            <text:p>192</text:p>
          </table:table-cell>
          <table:table-cell office:value-type="float" office:value="-249">
            <text:p>-249</text:p>
          </table:table-cell>
          <table:table-cell table:formula="of:=((-2*[.B13]+3*[.B14]+6*[.B15]+7*[.B16]+6*[.B17]+3*[.B18]-2*[.B19])/21)" office:value-type="float" office:value="18.5714285714286">
            <text:p>18.5714285714</text:p>
          </table:table-cell>
        </table:table-row>
        <table:table-row table:style-name="ro2">
          <table:table-cell office:value-type="float" office:value="693070">
            <text:p>693070</text:p>
          </table:table-cell>
          <table:table-cell office:value-type="float" office:value="15">
            <text:p>15</text:p>
          </table:table-cell>
          <table:table-cell office:value-type="float" office:value="194">
            <text:p>194</text:p>
          </table:table-cell>
          <table:table-cell office:value-type="float" office:value="-247">
            <text:p>-247</text:p>
          </table:table-cell>
          <table:table-cell table:formula="of:=((-2*[.B14]+3*[.B15]+6*[.B16]+7*[.B17]+6*[.B18]+3*[.B19]-2*[.B20])/21)" office:value-type="float" office:value="17.9047619047619">
            <text:p>17.9047619048</text:p>
          </table:table-cell>
        </table:table-row>
        <table:table-row table:style-name="ro2">
          <table:table-cell office:value-type="float" office:value="693110">
            <text:p>693110</text:p>
          </table:table-cell>
          <table:table-cell office:value-type="float" office:value="12">
            <text:p>12</text:p>
          </table:table-cell>
          <table:table-cell office:value-type="float" office:value="199">
            <text:p>199</text:p>
          </table:table-cell>
          <table:table-cell office:value-type="float" office:value="-247">
            <text:p>-247</text:p>
          </table:table-cell>
          <table:table-cell table:formula="of:=((-2*[.B15]+3*[.B16]+6*[.B17]+7*[.B18]+6*[.B19]+3*[.B20]-2*[.B21])/21)" office:value-type="float" office:value="24.3809523809524">
            <text:p>24.380952381</text:p>
          </table:table-cell>
        </table:table-row>
        <table:table-row table:style-name="ro2">
          <table:table-cell office:value-type="float" office:value="693150">
            <text:p>693150</text:p>
          </table:table-cell>
          <table:table-cell office:value-type="float" office:value="45">
            <text:p>45</text:p>
          </table:table-cell>
          <table:table-cell office:value-type="float" office:value="208">
            <text:p>208</text:p>
          </table:table-cell>
          <table:table-cell office:value-type="float" office:value="-258">
            <text:p>-258</text:p>
          </table:table-cell>
          <table:table-cell table:formula="of:=((-2*[.B16]+3*[.B17]+6*[.B18]+7*[.B19]+6*[.B20]+3*[.B21]-2*[.B22])/21)" office:value-type="float" office:value="28.9047619047619">
            <text:p>28.9047619048</text:p>
          </table:table-cell>
        </table:table-row>
        <table:table-row table:style-name="ro2">
          <table:table-cell office:value-type="float" office:value="693190">
            <text:p>693190</text:p>
          </table:table-cell>
          <table:table-cell office:value-type="float" office:value="36">
            <text:p>36</text:p>
          </table:table-cell>
          <table:table-cell office:value-type="float" office:value="210">
            <text:p>210</text:p>
          </table:table-cell>
          <table:table-cell office:value-type="float" office:value="-258">
            <text:p>-258</text:p>
          </table:table-cell>
          <table:table-cell table:formula="of:=((-2*[.B17]+3*[.B18]+6*[.B19]+7*[.B20]+6*[.B21]+3*[.B22]-2*[.B23])/21)" office:value-type="float" office:value="19.8571428571429">
            <text:p>19.8571428571</text:p>
          </table:table-cell>
        </table:table-row>
        <table:table-row table:style-name="ro2">
          <table:table-cell office:value-type="float" office:value="693231">
            <text:p>693231</text:p>
          </table:table-cell>
          <table:table-cell office:value-type="float" office:value="-9">
            <text:p>-9</text:p>
          </table:table-cell>
          <table:table-cell office:value-type="float" office:value="208">
            <text:p>208</text:p>
          </table:table-cell>
          <table:table-cell office:value-type="float" office:value="-256">
            <text:p>-256</text:p>
          </table:table-cell>
          <table:table-cell table:formula="of:=((-2*[.B18]+3*[.B19]+6*[.B20]+7*[.B21]+6*[.B22]+3*[.B23]-2*[.B24])/21)" office:value-type="float" office:value="11.4285714285714">
            <text:p>11.4285714286</text:p>
          </table:table-cell>
        </table:table-row>
        <table:table-row table:style-name="ro2">
          <table:table-cell office:value-type="float" office:value="693271">
            <text:p>693271</text:p>
          </table:table-cell>
          <table:table-cell office:value-type="float" office:value="-3">
            <text:p>-3</text:p>
          </table:table-cell>
          <table:table-cell office:value-type="float" office:value="205">
            <text:p>205</text:p>
          </table:table-cell>
          <table:table-cell office:value-type="float" office:value="-259">
            <text:p>-259</text:p>
          </table:table-cell>
          <table:table-cell table:formula="of:=((-2*[.B19]+3*[.B20]+6*[.B21]+7*[.B22]+6*[.B23]+3*[.B24]-2*[.B25])/21)" office:value-type="float" office:value="7.23809523809524">
            <text:p>7.2380952381</text:p>
          </table:table-cell>
        </table:table-row>
        <table:table-row table:style-name="ro2">
          <table:table-cell office:value-type="float" office:value="693310">
            <text:p>693310</text:p>
          </table:table-cell>
          <table:table-cell office:value-type="float" office:value="24">
            <text:p>24</text:p>
          </table:table-cell>
          <table:table-cell office:value-type="float" office:value="176">
            <text:p>176</text:p>
          </table:table-cell>
          <table:table-cell office:value-type="float" office:value="-259">
            <text:p>-259</text:p>
          </table:table-cell>
          <table:table-cell table:formula="of:=((-2*[.B20]+3*[.B21]+6*[.B22]+7*[.B23]+6*[.B24]+3*[.B25]-2*[.B26])/21)" office:value-type="float" office:value="18.4285714285714">
            <text:p>18.4285714286</text:p>
          </table:table-cell>
        </table:table-row>
        <table:table-row table:style-name="ro2">
          <table:table-cell office:value-type="float" office:value="693349">
            <text:p>693349</text:p>
          </table:table-cell>
          <table:table-cell office:value-type="float" office:value="39">
            <text:p>39</text:p>
          </table:table-cell>
          <table:table-cell office:value-type="float" office:value="185">
            <text:p>185</text:p>
          </table:table-cell>
          <table:table-cell office:value-type="float" office:value="-250">
            <text:p>-250</text:p>
          </table:table-cell>
          <table:table-cell table:formula="of:=((-2*[.B21]+3*[.B22]+6*[.B23]+7*[.B24]+6*[.B25]+3*[.B26]-2*[.B27])/21)" office:value-type="float" office:value="20.6666666666667">
            <text:p>20.6666666667</text:p>
          </table:table-cell>
        </table:table-row>
        <table:table-row table:style-name="ro2">
          <table:table-cell office:value-type="float" office:value="693389">
            <text:p>693389</text:p>
          </table:table-cell>
          <table:table-cell office:value-type="float" office:value="26">
            <text:p>26</text:p>
          </table:table-cell>
          <table:table-cell office:value-type="float" office:value="204">
            <text:p>204</text:p>
          </table:table-cell>
          <table:table-cell office:value-type="float" office:value="-250">
            <text:p>-250</text:p>
          </table:table-cell>
          <table:table-cell table:formula="of:=((-2*[.B22]+3*[.B23]+6*[.B24]+7*[.B25]+6*[.B26]+3*[.B27]-2*[.B28])/21)" office:value-type="float" office:value="24.0952380952381">
            <text:p>24.0952380952</text:p>
          </table:table-cell>
        </table:table-row>
        <table:table-row table:style-name="ro2">
          <table:table-cell office:value-type="float" office:value="693429">
            <text:p>693429</text:p>
          </table:table-cell>
          <table:table-cell office:value-type="float" office:value="-12">
            <text:p>-12</text:p>
          </table:table-cell>
          <table:table-cell office:value-type="float" office:value="204">
            <text:p>204</text:p>
          </table:table-cell>
          <table:table-cell office:value-type="float" office:value="-260">
            <text:p>-260</text:p>
          </table:table-cell>
          <table:table-cell table:formula="of:=((-2*[.B23]+3*[.B24]+6*[.B25]+7*[.B26]+6*[.B27]+3*[.B28]-2*[.B29])/21)" office:value-type="float" office:value="19.2857142857143">
            <text:p>19.2857142857</text:p>
          </table:table-cell>
        </table:table-row>
        <table:table-row table:style-name="ro2">
          <table:table-cell office:value-type="float" office:value="693470">
            <text:p>693470</text:p>
          </table:table-cell>
          <table:table-cell office:value-type="float" office:value="56">
            <text:p>56</text:p>
          </table:table-cell>
          <table:table-cell office:value-type="float" office:value="218">
            <text:p>218</text:p>
          </table:table-cell>
          <table:table-cell office:value-type="float" office:value="-245">
            <text:p>-245</text:p>
          </table:table-cell>
          <table:table-cell table:formula="of:=((-2*[.B24]+3*[.B25]+6*[.B26]+7*[.B27]+6*[.B28]+3*[.B29]-2*[.B30])/21)" office:value-type="float" office:value="31.952380952381">
            <text:p>31.9523809524</text:p>
          </table:table-cell>
        </table:table-row>
        <table:table-row table:style-name="ro2">
          <table:table-cell office:value-type="float" office:value="693510">
            <text:p>693510</text:p>
          </table:table-cell>
          <table:table-cell office:value-type="float" office:value="42">
            <text:p>42</text:p>
          </table:table-cell>
          <table:table-cell office:value-type="float" office:value="186">
            <text:p>186</text:p>
          </table:table-cell>
          <table:table-cell office:value-type="float" office:value="-245">
            <text:p>-245</text:p>
          </table:table-cell>
          <table:table-cell table:formula="of:=((-2*[.B25]+3*[.B26]+6*[.B27]+7*[.B28]+6*[.B29]+3*[.B30]-2*[.B31])/21)" office:value-type="float" office:value="57.8571428571429">
            <text:p>57.8571428571</text:p>
          </table:table-cell>
        </table:table-row>
        <table:table-row table:style-name="ro2">
          <table:table-cell office:value-type="float" office:value="693550">
            <text:p>693550</text:p>
          </table:table-cell>
          <table:table-cell office:value-type="float" office:value="99">
            <text:p>99</text:p>
          </table:table-cell>
          <table:table-cell office:value-type="float" office:value="240">
            <text:p>240</text:p>
          </table:table-cell>
          <table:table-cell office:value-type="float" office:value="-251">
            <text:p>-251</text:p>
          </table:table-cell>
          <table:table-cell table:formula="of:=((-2*[.B26]+3*[.B27]+6*[.B28]+7*[.B29]+6*[.B30]+3*[.B31]-2*[.B32])/21)" office:value-type="float" office:value="91.4285714285714">
            <text:p>91.4285714286</text:p>
          </table:table-cell>
        </table:table-row>
        <table:table-row table:style-name="ro2">
          <table:table-cell office:value-type="float" office:value="693590">
            <text:p>693590</text:p>
          </table:table-cell>
          <table:table-cell office:value-type="float" office:value="99">
            <text:p>99</text:p>
          </table:table-cell>
          <table:table-cell office:value-type="float" office:value="169">
            <text:p>169</text:p>
          </table:table-cell>
          <table:table-cell office:value-type="float" office:value="-251">
            <text:p>-251</text:p>
          </table:table-cell>
          <table:table-cell table:formula="of:=((-2*[.B27]+3*[.B28]+6*[.B29]+7*[.B30]+6*[.B31]+3*[.B32]-2*[.B33])/21)" office:value-type="float" office:value="96.4761904761905">
            <text:p>96.4761904762</text:p>
          </table:table-cell>
        </table:table-row>
        <table:table-row table:style-name="ro2">
          <table:table-cell office:value-type="float" office:value="693630">
            <text:p>693630</text:p>
          </table:table-cell>
          <table:table-cell office:value-type="float" office:value="109">
            <text:p>109</text:p>
          </table:table-cell>
          <table:table-cell office:value-type="float" office:value="249">
            <text:p>249</text:p>
          </table:table-cell>
          <table:table-cell office:value-type="float" office:value="-245">
            <text:p>-245</text:p>
          </table:table-cell>
          <table:table-cell table:formula="of:=((-2*[.B28]+3*[.B29]+6*[.B30]+7*[.B31]+6*[.B32]+3*[.B33]-2*[.B34])/21)" office:value-type="float" office:value="97.2380952380953">
            <text:p>97.2380952381</text:p>
          </table:table-cell>
        </table:table-row>
        <table:table-row table:style-name="ro2">
          <table:table-cell office:value-type="float" office:value="693670">
            <text:p>693670</text:p>
          </table:table-cell>
          <table:table-cell office:value-type="float" office:value="69">
            <text:p>69</text:p>
          </table:table-cell>
          <table:table-cell office:value-type="float" office:value="191">
            <text:p>191</text:p>
          </table:table-cell>
          <table:table-cell office:value-type="float" office:value="-239">
            <text:p>-239</text:p>
          </table:table-cell>
          <table:table-cell table:formula="of:=((-2*[.B29]+3*[.B30]+6*[.B31]+7*[.B32]+6*[.B33]+3*[.B34]-2*[.B35])/21)" office:value-type="float" office:value="87.4761904761905">
            <text:p>87.4761904762</text:p>
          </table:table-cell>
        </table:table-row>
        <table:table-row table:style-name="ro2">
          <table:table-cell office:value-type="float" office:value="693711">
            <text:p>693711</text:p>
          </table:table-cell>
          <table:table-cell office:value-type="float" office:value="68">
            <text:p>68</text:p>
          </table:table-cell>
          <table:table-cell office:value-type="float" office:value="261">
            <text:p>261</text:p>
          </table:table-cell>
          <table:table-cell office:value-type="float" office:value="-239">
            <text:p>-239</text:p>
          </table:table-cell>
          <table:table-cell table:formula="of:=((-2*[.B30]+3*[.B31]+6*[.B32]+7*[.B33]+6*[.B34]+3*[.B35]-2*[.B36])/21)" office:value-type="float" office:value="70.3809523809524">
            <text:p>70.380952381</text:p>
          </table:table-cell>
        </table:table-row>
        <table:table-row table:style-name="ro2">
          <table:table-cell office:value-type="float" office:value="693751">
            <text:p>693751</text:p>
          </table:table-cell>
          <table:table-cell office:value-type="float" office:value="73">
            <text:p>73</text:p>
          </table:table-cell>
          <table:table-cell office:value-type="float" office:value="194">
            <text:p>194</text:p>
          </table:table-cell>
          <table:table-cell office:value-type="float" office:value="-244">
            <text:p>-244</text:p>
          </table:table-cell>
          <table:table-cell table:formula="of:=((-2*[.B31]+3*[.B32]+6*[.B33]+7*[.B34]+6*[.B35]+3*[.B36]-2*[.B37])/21)" office:value-type="float" office:value="45">
            <text:p>45</text:p>
          </table:table-cell>
        </table:table-row>
        <table:table-row table:style-name="ro2">
          <table:table-cell office:value-type="float" office:value="693791">
            <text:p>693791</text:p>
          </table:table-cell>
          <table:table-cell office:value-type="float" office:value="13">
            <text:p>13</text:p>
          </table:table-cell>
          <table:table-cell office:value-type="float" office:value="184">
            <text:p>184</text:p>
          </table:table-cell>
          <table:table-cell office:value-type="float" office:value="-244">
            <text:p>-244</text:p>
          </table:table-cell>
          <table:table-cell table:formula="of:=((-2*[.B32]+3*[.B33]+6*[.B34]+7*[.B35]+6*[.B36]+3*[.B37]-2*[.B38])/21)" office:value-type="float" office:value="31.7619047619048">
            <text:p>31.7619047619</text:p>
          </table:table-cell>
        </table:table-row>
        <table:table-row table:style-name="ro2">
          <table:table-cell office:value-type="float" office:value="693831">
            <text:p>693831</text:p>
          </table:table-cell>
          <table:table-cell office:value-type="float" office:value="9">
            <text:p>9</text:p>
          </table:table-cell>
          <table:table-cell office:value-type="float" office:value="194">
            <text:p>194</text:p>
          </table:table-cell>
          <table:table-cell office:value-type="float" office:value="-235">
            <text:p>-235</text:p>
          </table:table-cell>
          <table:table-cell table:formula="of:=((-2*[.B33]+3*[.B34]+6*[.B35]+7*[.B36]+6*[.B37]+3*[.B38]-2*[.B39])/21)" office:value-type="float" office:value="27.6190476190476">
            <text:p>27.619047619</text:p>
          </table:table-cell>
        </table:table-row>
        <table:table-row table:style-name="ro2">
          <table:table-cell office:value-type="float" office:value="693871">
            <text:p>693871</text:p>
          </table:table-cell>
          <table:table-cell office:value-type="float" office:value="34">
            <text:p>34</text:p>
          </table:table-cell>
          <table:table-cell office:value-type="float" office:value="196">
            <text:p>196</text:p>
          </table:table-cell>
          <table:table-cell office:value-type="float" office:value="-252">
            <text:p>-252</text:p>
          </table:table-cell>
          <table:table-cell table:formula="of:=((-2*[.B34]+3*[.B35]+6*[.B36]+7*[.B37]+6*[.B38]+3*[.B39]-2*[.B40])/21)" office:value-type="float" office:value="16.1904761904762">
            <text:p>16.1904761905</text:p>
          </table:table-cell>
        </table:table-row>
        <table:table-row table:style-name="ro2">
          <table:table-cell office:value-type="float" office:value="693912">
            <text:p>693912</text:p>
          </table:table-cell>
          <table:table-cell office:value-type="float" office:value="42">
            <text:p>42</text:p>
          </table:table-cell>
          <table:table-cell office:value-type="float" office:value="217">
            <text:p>217</text:p>
          </table:table-cell>
          <table:table-cell office:value-type="float" office:value="-252">
            <text:p>-252</text:p>
          </table:table-cell>
          <table:table-cell table:formula="of:=((-2*[.B35]+3*[.B36]+6*[.B37]+7*[.B38]+6*[.B39]+3*[.B40]-2*[.B41])/21)" office:value-type="float" office:value="19.4285714285714">
            <text:p>19.4285714286</text:p>
          </table:table-cell>
        </table:table-row>
        <table:table-row table:style-name="ro2">
          <table:table-cell office:value-type="float" office:value="693952">
            <text:p>693952</text:p>
          </table:table-cell>
          <table:table-cell office:value-type="float" office:value="-13">
            <text:p>-13</text:p>
          </table:table-cell>
          <table:table-cell office:value-type="float" office:value="196">
            <text:p>196</text:p>
          </table:table-cell>
          <table:table-cell office:value-type="float" office:value="-248">
            <text:p>-248</text:p>
          </table:table-cell>
          <table:table-cell table:formula="of:=((-2*[.B36]+3*[.B37]+6*[.B38]+7*[.B39]+6*[.B40]+3*[.B41]-2*[.B42])/21)" office:value-type="float" office:value="23.3809523809524">
            <text:p>23.380952381</text:p>
          </table:table-cell>
        </table:table-row>
        <table:table-row table:style-name="ro2">
          <table:table-cell office:value-type="float" office:value="693991">
            <text:p>693991</text:p>
          </table:table-cell>
          <table:table-cell office:value-type="float" office:value="29">
            <text:p>29</text:p>
          </table:table-cell>
          <table:table-cell office:value-type="float" office:value="188">
            <text:p>188</text:p>
          </table:table-cell>
          <table:table-cell office:value-type="float" office:value="-248">
            <text:p>-248</text:p>
          </table:table-cell>
          <table:table-cell table:formula="of:=((-2*[.B37]+3*[.B38]+6*[.B39]+7*[.B40]+6*[.B41]+3*[.B42]-2*[.B43])/21)" office:value-type="float" office:value="26.0952380952381">
            <text:p>26.0952380952</text:p>
          </table:table-cell>
        </table:table-row>
        <table:table-row table:style-name="ro2">
          <table:table-cell office:value-type="float" office:value="694030">
            <text:p>694030</text:p>
          </table:table-cell>
          <table:table-cell office:value-type="float" office:value="50">
            <text:p>50</text:p>
          </table:table-cell>
          <table:table-cell office:value-type="float" office:value="191">
            <text:p>191</text:p>
          </table:table-cell>
          <table:table-cell office:value-type="float" office:value="-262">
            <text:p>-262</text:p>
          </table:table-cell>
          <table:table-cell table:formula="of:=((-2*[.B38]+3*[.B39]+6*[.B40]+7*[.B41]+6*[.B42]+3*[.B43]-2*[.B44])/21)" office:value-type="float" office:value="31.3809523809524">
            <text:p>31.380952381</text:p>
          </table:table-cell>
        </table:table-row>
        <table:table-row table:style-name="ro2">
          <table:table-cell office:value-type="float" office:value="694070">
            <text:p>694070</text:p>
          </table:table-cell>
          <table:table-cell office:value-type="float" office:value="39">
            <text:p>39</text:p>
          </table:table-cell>
          <table:table-cell office:value-type="float" office:value="180">
            <text:p>180</text:p>
          </table:table-cell>
          <table:table-cell office:value-type="float" office:value="-257">
            <text:p>-257</text:p>
          </table:table-cell>
          <table:table-cell table:formula="of:=((-2*[.B39]+3*[.B40]+6*[.B41]+7*[.B42]+6*[.B43]+3*[.B44]-2*[.B45])/21)" office:value-type="float" office:value="38.9047619047619">
            <text:p>38.9047619048</text:p>
          </table:table-cell>
        </table:table-row>
        <table:table-row table:style-name="ro2">
          <table:table-cell office:value-type="float" office:value="694110">
            <text:p>694110</text:p>
          </table:table-cell>
          <table:table-cell office:value-type="float" office:value="26">
            <text:p>26</text:p>
          </table:table-cell>
          <table:table-cell office:value-type="float" office:value="206">
            <text:p>206</text:p>
          </table:table-cell>
          <table:table-cell office:value-type="float" office:value="-257">
            <text:p>-257</text:p>
          </table:table-cell>
          <table:table-cell table:formula="of:=((-2*[.B40]+3*[.B41]+6*[.B42]+7*[.B43]+6*[.B44]+3*[.B45]-2*[.B46])/21)" office:value-type="float" office:value="41">
            <text:p>41</text:p>
          </table:table-cell>
        </table:table-row>
        <table:table-row table:style-name="ro2">
          <table:table-cell office:value-type="float" office:value="694151">
            <text:p>694151</text:p>
          </table:table-cell>
          <table:table-cell office:value-type="float" office:value="27">
            <text:p>27</text:p>
          </table:table-cell>
          <table:table-cell office:value-type="float" office:value="216">
            <text:p>216</text:p>
          </table:table-cell>
          <table:table-cell office:value-type="float" office:value="-260">
            <text:p>-260</text:p>
          </table:table-cell>
          <table:table-cell table:formula="of:=((-2*[.B41]+3*[.B42]+6*[.B43]+7*[.B44]+6*[.B45]+3*[.B46]-2*[.B47])/21)" office:value-type="float" office:value="31.4285714285714">
            <text:p>31.4285714286</text:p>
          </table:table-cell>
        </table:table-row>
        <table:table-row table:style-name="ro2">
          <table:table-cell office:value-type="float" office:value="694191">
            <text:p>694191</text:p>
          </table:table-cell>
          <table:table-cell office:value-type="float" office:value="53">
            <text:p>53</text:p>
          </table:table-cell>
          <table:table-cell office:value-type="float" office:value="195">
            <text:p>195</text:p>
          </table:table-cell>
          <table:table-cell office:value-type="float" office:value="-260">
            <text:p>-260</text:p>
          </table:table-cell>
          <table:table-cell table:formula="of:=((-2*[.B42]+3*[.B43]+6*[.B44]+7*[.B45]+6*[.B46]+3*[.B47]-2*[.B48])/21)" office:value-type="float" office:value="17.8571428571429">
            <text:p>17.8571428571</text:p>
          </table:table-cell>
        </table:table-row>
        <table:table-row table:style-name="ro2">
          <table:table-cell office:value-type="float" office:value="694231">
            <text:p>694231</text:p>
          </table:table-cell>
          <table:table-cell office:value-type="float" office:value="-16">
            <text:p>-16</text:p>
          </table:table-cell>
          <table:table-cell office:value-type="float" office:value="226">
            <text:p>226</text:p>
          </table:table-cell>
          <table:table-cell office:value-type="float" office:value="-257">
            <text:p>-257</text:p>
          </table:table-cell>
          <table:table-cell table:formula="of:=((-2*[.B43]+3*[.B44]+6*[.B45]+7*[.B46]+6*[.B47]+3*[.B48]-2*[.B49])/21)" office:value-type="float" office:value="7.19047619047619">
            <text:p>7.1904761905</text:p>
          </table:table-cell>
        </table:table-row>
        <table:table-row table:style-name="ro2">
          <table:table-cell office:value-type="float" office:value="694271">
            <text:p>694271</text:p>
          </table:table-cell>
          <table:table-cell office:value-type="float" office:value="-14">
            <text:p>-14</text:p>
          </table:table-cell>
          <table:table-cell office:value-type="float" office:value="213">
            <text:p>213</text:p>
          </table:table-cell>
          <table:table-cell office:value-type="float" office:value="-248">
            <text:p>-248</text:p>
          </table:table-cell>
          <table:table-cell table:formula="of:=((-2*[.B44]+3*[.B45]+6*[.B46]+7*[.B47]+6*[.B48]+3*[.B49]-2*[.B50])/21)" office:value-type="float" office:value="5.23809523809524">
            <text:p>5.2380952381</text:p>
          </table:table-cell>
        </table:table-row>
        <table:table-row table:style-name="ro2">
          <table:table-cell office:value-type="float" office:value="694311">
            <text:p>694311</text:p>
          </table:table-cell>
          <table:table-cell office:value-type="float" office:value="10">
            <text:p>10</text:p>
          </table:table-cell>
          <table:table-cell office:value-type="float" office:value="218">
            <text:p>218</text:p>
          </table:table-cell>
          <table:table-cell office:value-type="float" office:value="-248">
            <text:p>-248</text:p>
          </table:table-cell>
          <table:table-cell table:formula="of:=((-2*[.B45]+3*[.B46]+6*[.B47]+7*[.B48]+6*[.B49]+3*[.B50]-2*[.B51])/21)" office:value-type="float" office:value="-12.9047619047619">
            <text:p>-12.9047619048</text:p>
          </table:table-cell>
        </table:table-row>
        <table:table-row table:style-name="ro2">
          <table:table-cell office:value-type="float" office:value="694351">
            <text:p>694351</text:p>
          </table:table-cell>
          <table:table-cell office:value-type="float" office:value="15">
            <text:p>15</text:p>
          </table:table-cell>
          <table:table-cell office:value-type="float" office:value="195">
            <text:p>195</text:p>
          </table:table-cell>
          <table:table-cell office:value-type="float" office:value="-240">
            <text:p>-240</text:p>
          </table:table-cell>
          <table:table-cell table:formula="of:=((-2*[.B46]+3*[.B47]+6*[.B48]+7*[.B49]+6*[.B50]+3*[.B51]-2*[.B52])/21)" office:value-type="float" office:value="-2.52380952380952">
            <text:p>-2.5238095238</text:p>
          </table:table-cell>
        </table:table-row>
        <table:table-row table:style-name="ro2">
          <table:table-cell office:value-type="float" office:value="694392">
            <text:p>694392</text:p>
          </table:table-cell>
          <table:table-cell office:value-type="float" office:value="-47">
            <text:p>-47</text:p>
          </table:table-cell>
          <table:table-cell office:value-type="float" office:value="199">
            <text:p>199</text:p>
          </table:table-cell>
          <table:table-cell office:value-type="float" office:value="-240">
            <text:p>-240</text:p>
          </table:table-cell>
          <table:table-cell table:formula="of:=((-2*[.B47]+3*[.B48]+6*[.B49]+7*[.B50]+6*[.B51]+3*[.B52]-2*[.B53])/21)" office:value-type="float" office:value="3.38095238095238">
            <text:p>3.380952381</text:p>
          </table:table-cell>
        </table:table-row>
        <table:table-row table:style-name="ro2">
          <table:table-cell office:value-type="float" office:value="694432">
            <text:p>694432</text:p>
          </table:table-cell>
          <table:table-cell office:value-type="float" office:value="26">
            <text:p>26</text:p>
          </table:table-cell>
          <table:table-cell office:value-type="float" office:value="178">
            <text:p>178</text:p>
          </table:table-cell>
          <table:table-cell office:value-type="float" office:value="-249">
            <text:p>-249</text:p>
          </table:table-cell>
          <table:table-cell table:formula="of:=((-2*[.B48]+3*[.B49]+6*[.B50]+7*[.B51]+6*[.B52]+3*[.B53]-2*[.B54])/21)" office:value-type="float" office:value="-9.42857142857143">
            <text:p>-9.4285714286</text:p>
          </table:table-cell>
        </table:table-row>
        <table:table-row table:style-name="ro2">
          <table:table-cell office:value-type="float" office:value="694472">
            <text:p>694472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-247">
            <text:p>-247</text:p>
          </table:table-cell>
          <table:table-cell table:formula="of:=((-2*[.B49]+3*[.B50]+6*[.B51]+7*[.B52]+6*[.B53]+3*[.B54]-2*[.B55])/21)" office:value-type="float" office:value="-7.76190476190476">
            <text:p>-7.7619047619</text:p>
          </table:table-cell>
        </table:table-row>
        <table:table-row table:style-name="ro2">
          <table:table-cell office:value-type="float" office:value="694512">
            <text:p>694512</text:p>
          </table:table-cell>
          <table:table-cell office:value-type="float" office:value="-45">
            <text:p>-45</text:p>
          </table:table-cell>
          <table:table-cell office:value-type="float" office:value="206">
            <text:p>206</text:p>
          </table:table-cell>
          <table:table-cell office:value-type="float" office:value="-247">
            <text:p>-247</text:p>
          </table:table-cell>
          <table:table-cell table:formula="of:=((-2*[.B50]+3*[.B51]+6*[.B52]+7*[.B53]+6*[.B54]+3*[.B55]-2*[.B56])/21)" office:value-type="float" office:value="-9.47619047619048">
            <text:p>-9.4761904762</text:p>
          </table:table-cell>
        </table:table-row>
        <table:table-row table:style-name="ro2">
          <table:table-cell office:value-type="float" office:value="694552">
            <text:p>694552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-248">
            <text:p>-248</text:p>
          </table:table-cell>
          <table:table-cell table:formula="of:=((-2*[.B51]+3*[.B52]+6*[.B53]+7*[.B54]+6*[.B55]+3*[.B56]-2*[.B57])/21)" office:value-type="float" office:value="-31">
            <text:p>-31</text:p>
          </table:table-cell>
        </table:table-row>
        <table:table-row table:style-name="ro2">
          <table:table-cell office:value-type="float" office:value="694593">
            <text:p>694593</text:p>
          </table:table-cell>
          <table:table-cell office:value-type="float" office:value="-54">
            <text:p>-54</text:p>
          </table:table-cell>
          <table:table-cell office:value-type="float" office:value="215">
            <text:p>215</text:p>
          </table:table-cell>
          <table:table-cell office:value-type="float" office:value="-248">
            <text:p>-248</text:p>
          </table:table-cell>
          <table:table-cell table:formula="of:=((-2*[.B52]+3*[.B53]+6*[.B54]+7*[.B55]+6*[.B56]+3*[.B57]-2*[.B58])/21)" office:value-type="float" office:value="-44.8571428571429">
            <text:p>-44.8571428571</text:p>
          </table:table-cell>
        </table:table-row>
        <table:table-row table:style-name="ro2">
          <table:table-cell office:value-type="float" office:value="694632">
            <text:p>694632</text:p>
          </table:table-cell>
          <table:table-cell office:value-type="float" office:value="-47">
            <text:p>-47</text:p>
          </table:table-cell>
          <table:table-cell office:value-type="float" office:value="208">
            <text:p>208</text:p>
          </table:table-cell>
          <table:table-cell office:value-type="float" office:value="-239">
            <text:p>-239</text:p>
          </table:table-cell>
          <table:table-cell table:formula="of:=((-2*[.B53]+3*[.B54]+6*[.B55]+7*[.B56]+6*[.B57]+3*[.B58]-2*[.B59])/21)" office:value-type="float" office:value="-41.5714285714286">
            <text:p>-41.5714285714</text:p>
          </table:table-cell>
        </table:table-row>
        <table:table-row table:style-name="ro2">
          <table:table-cell office:value-type="float" office:value="694671">
            <text:p>694671</text:p>
          </table:table-cell>
          <table:table-cell office:value-type="float" office:value="-65">
            <text:p>-65</text:p>
          </table:table-cell>
          <table:table-cell office:value-type="float" office:value="216">
            <text:p>216</text:p>
          </table:table-cell>
          <table:table-cell office:value-type="float" office:value="-250">
            <text:p>-250</text:p>
          </table:table-cell>
          <table:table-cell table:formula="of:=((-2*[.B54]+3*[.B55]+6*[.B56]+7*[.B57]+6*[.B58]+3*[.B59]-2*[.B60])/21)" office:value-type="float" office:value="-57.9047619047619">
            <text:p>-57.9047619048</text:p>
          </table:table-cell>
        </table:table-row>
        <table:table-row table:style-name="ro2">
          <table:table-cell office:value-type="float" office:value="694711">
            <text:p>694711</text:p>
          </table:table-cell>
          <table:table-cell office:value-type="float" office:value="-26">
            <text:p>-26</text:p>
          </table:table-cell>
          <table:table-cell office:value-type="float" office:value="215">
            <text:p>215</text:p>
          </table:table-cell>
          <table:table-cell office:value-type="float" office:value="-250">
            <text:p>-250</text:p>
          </table:table-cell>
          <table:table-cell table:formula="of:=((-2*[.B55]+3*[.B56]+6*[.B57]+7*[.B58]+6*[.B59]+3*[.B60]-2*[.B61])/21)" office:value-type="float" office:value="-44.8095238095238">
            <text:p>-44.8095238095</text:p>
          </table:table-cell>
        </table:table-row>
        <table:table-row table:style-name="ro2">
          <table:table-cell office:value-type="float" office:value="694751">
            <text:p>694751</text:p>
          </table:table-cell>
          <table:table-cell office:value-type="float" office:value="-79">
            <text:p>-79</text:p>
          </table:table-cell>
          <table:table-cell office:value-type="float" office:value="211">
            <text:p>211</text:p>
          </table:table-cell>
          <table:table-cell office:value-type="float" office:value="-241">
            <text:p>-241</text:p>
          </table:table-cell>
          <table:table-cell table:formula="of:=((-2*[.B56]+3*[.B57]+6*[.B58]+7*[.B59]+6*[.B60]+3*[.B61]-2*[.B62])/21)" office:value-type="float" office:value="-61.0476190476191">
            <text:p>-61.0476190476</text:p>
          </table:table-cell>
        </table:table-row>
        <table:table-row table:style-name="ro2">
          <table:table-cell office:value-type="float" office:value="694791">
            <text:p>694791</text:p>
          </table:table-cell>
          <table:table-cell office:value-type="float" office:value="-38">
            <text:p>-38</text:p>
          </table:table-cell>
          <table:table-cell office:value-type="float" office:value="185">
            <text:p>185</text:p>
          </table:table-cell>
          <table:table-cell office:value-type="float" office:value="-241">
            <text:p>-241</text:p>
          </table:table-cell>
          <table:table-cell table:formula="of:=((-2*[.B57]+3*[.B58]+6*[.B59]+7*[.B60]+6*[.B61]+3*[.B62]-2*[.B63])/21)" office:value-type="float" office:value="-69.7619047619048">
            <text:p>-69.7619047619</text:p>
          </table:table-cell>
        </table:table-row>
        <table:table-row table:style-name="ro2">
          <table:table-cell office:value-type="float" office:value="694832">
            <text:p>694832</text:p>
          </table:table-cell>
          <table:table-cell office:value-type="float" office:value="-126">
            <text:p>-126</text:p>
          </table:table-cell>
          <table:table-cell office:value-type="float" office:value="210">
            <text:p>210</text:p>
          </table:table-cell>
          <table:table-cell office:value-type="float" office:value="-244">
            <text:p>-244</text:p>
          </table:table-cell>
          <table:table-cell table:formula="of:=((-2*[.B58]+3*[.B59]+6*[.B60]+7*[.B61]+6*[.B62]+3*[.B63]-2*[.B64])/21)" office:value-type="float" office:value="-94.4285714285714">
            <text:p>-94.4285714286</text:p>
          </table:table-cell>
        </table:table-row>
        <table:table-row table:style-name="ro2">
          <table:table-cell office:value-type="float" office:value="694873">
            <text:p>694873</text:p>
          </table:table-cell>
          <table:table-cell office:value-type="float" office:value="-67">
            <text:p>-67</text:p>
          </table:table-cell>
          <table:table-cell office:value-type="float" office:value="176">
            <text:p>176</text:p>
          </table:table-cell>
          <table:table-cell office:value-type="float" office:value="-244">
            <text:p>-244</text:p>
          </table:table-cell>
          <table:table-cell table:formula="of:=((-2*[.B59]+3*[.B60]+6*[.B61]+7*[.B62]+6*[.B63]+3*[.B64]-2*[.B65])/21)" office:value-type="float" office:value="-79.8571428571429">
            <text:p>-79.8571428571</text:p>
          </table:table-cell>
        </table:table-row>
        <table:table-row table:style-name="ro2">
          <table:table-cell office:value-type="float" office:value="694913">
            <text:p>694913</text:p>
          </table:table-cell>
          <table:table-cell office:value-type="float" office:value="-90">
            <text:p>-90</text:p>
          </table:table-cell>
          <table:table-cell office:value-type="float" office:value="190">
            <text:p>190</text:p>
          </table:table-cell>
          <table:table-cell office:value-type="float" office:value="-244">
            <text:p>-244</text:p>
          </table:table-cell>
          <table:table-cell table:formula="of:=((-2*[.B60]+3*[.B61]+6*[.B62]+7*[.B63]+6*[.B64]+3*[.B65]-2*[.B66])/21)" office:value-type="float" office:value="-55.9047619047619">
            <text:p>-55.9047619048</text:p>
          </table:table-cell>
        </table:table-row>
        <table:table-row table:style-name="ro2">
          <table:table-cell office:value-type="float" office:value="694953">
            <text:p>694953</text:p>
          </table:table-cell>
          <table:table-cell office:value-type="float" office:value="8">
            <text:p>8</text:p>
          </table:table-cell>
          <table:table-cell office:value-type="float" office:value="198">
            <text:p>198</text:p>
          </table:table-cell>
          <table:table-cell office:value-type="float" office:value="-223">
            <text:p>-223</text:p>
          </table:table-cell>
          <table:table-cell table:formula="of:=((-2*[.B61]+3*[.B62]+6*[.B63]+7*[.B64]+6*[.B65]+3*[.B66]-2*[.B67])/21)" office:value-type="float" office:value="-31.6190476190476">
            <text:p>-31.619047619</text:p>
          </table:table-cell>
        </table:table-row>
        <table:table-row table:style-name="ro2">
          <table:table-cell office:value-type="float" office:value="694993">
            <text:p>694993</text:p>
          </table:table-cell>
          <table:table-cell office:value-type="float" office:value="-10">
            <text:p>-10</text:p>
          </table:table-cell>
          <table:table-cell office:value-type="float" office:value="226">
            <text:p>226</text:p>
          </table:table-cell>
          <table:table-cell office:value-type="float" office:value="-223">
            <text:p>-223</text:p>
          </table:table-cell>
          <table:table-cell table:formula="of:=((-2*[.B62]+3*[.B63]+6*[.B64]+7*[.B65]+6*[.B66]+3*[.B67]-2*[.B68])/21)" office:value-type="float" office:value="-31.8571428571429">
            <text:p>-31.8571428571</text:p>
          </table:table-cell>
        </table:table-row>
        <table:table-row table:style-name="ro2">
          <table:table-cell office:value-type="float" office:value="695033">
            <text:p>695033</text:p>
          </table:table-cell>
          <table:table-cell office:value-type="float" office:value="-71">
            <text:p>-71</text:p>
          </table:table-cell>
          <table:table-cell office:value-type="float" office:value="196">
            <text:p>196</text:p>
          </table:table-cell>
          <table:table-cell office:value-type="float" office:value="-223">
            <text:p>-223</text:p>
          </table:table-cell>
          <table:table-cell table:formula="of:=((-2*[.B63]+3*[.B64]+6*[.B65]+7*[.B66]+6*[.B67]+3*[.B68]-2*[.B69])/21)" office:value-type="float" office:value="-25.3333333333333">
            <text:p>-25.3333333333</text:p>
          </table:table-cell>
        </table:table-row>
        <table:table-row table:style-name="ro2">
          <table:table-cell office:value-type="float" office:value="695074">
            <text:p>695074</text:p>
          </table:table-cell>
          <table:table-cell office:value-type="float" office:value="-21">
            <text:p>-21</text:p>
          </table:table-cell>
          <table:table-cell office:value-type="float" office:value="209">
            <text:p>209</text:p>
          </table:table-cell>
          <table:table-cell office:value-type="float" office:value="-223">
            <text:p>-223</text:p>
          </table:table-cell>
          <table:table-cell table:formula="of:=((-2*[.B64]+3*[.B65]+6*[.B66]+7*[.B67]+6*[.B68]+3*[.B69]-2*[.B70])/21)" office:value-type="float" office:value="-23.9047619047619">
            <text:p>-23.9047619048</text:p>
          </table:table-cell>
        </table:table-row>
        <table:table-row table:style-name="ro2">
          <table:table-cell office:value-type="float" office:value="695114">
            <text:p>695114</text:p>
          </table:table-cell>
          <table:table-cell office:value-type="float" office:value="11">
            <text:p>11</text:p>
          </table:table-cell>
          <table:table-cell office:value-type="float" office:value="204">
            <text:p>204</text:p>
          </table:table-cell>
          <table:table-cell office:value-type="float" office:value="-214">
            <text:p>-214</text:p>
          </table:table-cell>
          <table:table-cell table:formula="of:=((-2*[.B65]+3*[.B66]+6*[.B67]+7*[.B68]+6*[.B69]+3*[.B70]-2*[.B71])/21)" office:value-type="float" office:value="3.0952380952381">
            <text:p>3.0952380952</text:p>
          </table:table-cell>
        </table:table-row>
        <table:table-row table:style-name="ro2">
          <table:table-cell office:value-type="float" office:value="695154">
            <text:p>695154</text:p>
          </table:table-cell>
          <table:table-cell office:value-type="float" office:value="43">
            <text:p>43</text:p>
          </table:table-cell>
          <table:table-cell office:value-type="float" office:value="228">
            <text:p>228</text:p>
          </table:table-cell>
          <table:table-cell office:value-type="float" office:value="-208">
            <text:p>-208</text:p>
          </table:table-cell>
          <table:table-cell table:formula="of:=((-2*[.B66]+3*[.B67]+6*[.B68]+7*[.B69]+6*[.B70]+3*[.B71]-2*[.B72])/21)" office:value-type="float" office:value="36.0952380952381">
            <text:p>36.0952380952</text:p>
          </table:table-cell>
        </table:table-row>
        <table:table-row table:style-name="ro2">
          <table:table-cell office:value-type="float" office:value="695194">
            <text:p>695194</text:p>
          </table:table-cell>
          <table:table-cell office:value-type="float" office:value="39">
            <text:p>39</text:p>
          </table:table-cell>
          <table:table-cell office:value-type="float" office:value="204">
            <text:p>204</text:p>
          </table:table-cell>
          <table:table-cell office:value-type="float" office:value="-208">
            <text:p>-208</text:p>
          </table:table-cell>
          <table:table-cell table:formula="of:=((-2*[.B67]+3*[.B68]+6*[.B69]+7*[.B70]+6*[.B71]+3*[.B72]-2*[.B73])/21)" office:value-type="float" office:value="40">
            <text:p>40</text:p>
          </table:table-cell>
        </table:table-row>
        <table:table-row table:style-name="ro2">
          <table:table-cell office:value-type="float" office:value="695234">
            <text:p>695234</text:p>
          </table:table-cell>
          <table:table-cell office:value-type="float" office:value="34">
            <text:p>34</text:p>
          </table:table-cell>
          <table:table-cell office:value-type="float" office:value="205">
            <text:p>205</text:p>
          </table:table-cell>
          <table:table-cell office:value-type="float" office:value="-223">
            <text:p>-223</text:p>
          </table:table-cell>
          <table:table-cell table:formula="of:=((-2*[.B68]+3*[.B69]+6*[.B70]+7*[.B71]+6*[.B72]+3*[.B73]-2*[.B74])/21)" office:value-type="float" office:value="26.1904761904762">
            <text:p>26.1904761905</text:p>
          </table:table-cell>
        </table:table-row>
        <table:table-row table:style-name="ro2">
          <table:table-cell office:value-type="float" office:value="695273">
            <text:p>695273</text:p>
          </table:table-cell>
          <table:table-cell office:value-type="float" office:value="12">
            <text:p>12</text:p>
          </table:table-cell>
          <table:table-cell office:value-type="float" office:value="203">
            <text:p>203</text:p>
          </table:table-cell>
          <table:table-cell office:value-type="float" office:value="-223">
            <text:p>-223</text:p>
          </table:table-cell>
          <table:table-cell table:formula="of:=((-2*[.B69]+3*[.B70]+6*[.B71]+7*[.B72]+6*[.B73]+3*[.B74]-2*[.B75])/21)" office:value-type="float" office:value="10.4761904761905">
            <text:p>10.4761904762</text:p>
          </table:table-cell>
        </table:table-row>
        <table:table-row table:style-name="ro2">
          <table:table-cell office:value-type="float" office:value="695313">
            <text:p>695313</text:p>
          </table:table-cell>
          <table:table-cell office:value-type="float" office:value="3">
            <text:p>3</text:p>
          </table:table-cell>
          <table:table-cell office:value-type="float" office:value="191">
            <text:p>191</text:p>
          </table:table-cell>
          <table:table-cell office:value-type="float" office:value="-223">
            <text:p>-223</text:p>
          </table:table-cell>
          <table:table-cell table:formula="of:=((-2*[.B70]+3*[.B71]+6*[.B72]+7*[.B73]+6*[.B74]+3*[.B75]-2*[.B76])/21)" office:value-type="float" office:value="39.1428571428571">
            <text:p>39.1428571429</text:p>
          </table:table-cell>
        </table:table-row>
        <table:table-row table:style-name="ro2">
          <table:table-cell office:value-type="float" office:value="695353">
            <text:p>695353</text:p>
          </table:table-cell>
          <table:table-cell office:value-type="float" office:value="55">
            <text:p>55</text:p>
          </table:table-cell>
          <table:table-cell office:value-type="float" office:value="268">
            <text:p>268</text:p>
          </table:table-cell>
          <table:table-cell office:value-type="float" office:value="-215">
            <text:p>-215</text:p>
          </table:table-cell>
          <table:table-cell table:formula="of:=((-2*[.B71]+3*[.B72]+6*[.B73]+7*[.B74]+6*[.B75]+3*[.B76]-2*[.B77])/21)" office:value-type="float" office:value="55.952380952381">
            <text:p>55.9523809524</text:p>
          </table:table-cell>
        </table:table-row>
        <table:table-row table:style-name="ro2">
          <table:table-cell office:value-type="float" office:value="695393">
            <text:p>695393</text:p>
          </table:table-cell>
          <table:table-cell office:value-type="float" office:value="141">
            <text:p>141</text:p>
          </table:table-cell>
          <table:table-cell office:value-type="float" office:value="232">
            <text:p>232</text:p>
          </table:table-cell>
          <table:table-cell office:value-type="float" office:value="-215">
            <text:p>-215</text:p>
          </table:table-cell>
          <table:table-cell table:formula="of:=((-2*[.B72]+3*[.B73]+6*[.B74]+7*[.B75]+6*[.B76]+3*[.B77]-2*[.B78])/21)" office:value-type="float" office:value="74.8095238095238">
            <text:p>74.8095238095</text:p>
          </table:table-cell>
        </table:table-row>
        <table:table-row table:style-name="ro2">
          <table:table-cell office:value-type="float" office:value="695433">
            <text:p>695433</text:p>
          </table:table-cell>
          <table:table-cell office:value-type="float" office:value="24">
            <text:p>24</text:p>
          </table:table-cell>
          <table:table-cell office:value-type="float" office:value="186">
            <text:p>186</text:p>
          </table:table-cell>
          <table:table-cell office:value-type="float" office:value="-219">
            <text:p>-219</text:p>
          </table:table-cell>
          <table:table-cell table:formula="of:=((-2*[.B73]+3*[.B74]+6*[.B75]+7*[.B76]+6*[.B77]+3*[.B78]-2*[.B79])/21)" office:value-type="float" office:value="72.3809523809524">
            <text:p>72.380952381</text:p>
          </table:table-cell>
        </table:table-row>
        <table:table-row table:style-name="ro2">
          <table:table-cell office:value-type="float" office:value="695473">
            <text:p>695473</text:p>
          </table:table-cell>
          <table:table-cell office:value-type="float" office:value="57">
            <text:p>57</text:p>
          </table:table-cell>
          <table:table-cell office:value-type="float" office:value="211">
            <text:p>211</text:p>
          </table:table-cell>
          <table:table-cell office:value-type="float" office:value="-219">
            <text:p>-219</text:p>
          </table:table-cell>
          <table:table-cell table:formula="of:=((-2*[.B74]+3*[.B75]+6*[.B76]+7*[.B77]+6*[.B78]+3*[.B79]-2*[.B80])/21)" office:value-type="float" office:value="49.0476190476191">
            <text:p>49.0476190476</text:p>
          </table:table-cell>
        </table:table-row>
        <table:table-row table:style-name="ro2">
          <table:table-cell office:value-type="float" office:value="695513">
            <text:p>695513</text:p>
          </table:table-cell>
          <table:table-cell office:value-type="float" office:value="23">
            <text:p>23</text:p>
          </table:table-cell>
          <table:table-cell office:value-type="float" office:value="244">
            <text:p>244</text:p>
          </table:table-cell>
          <table:table-cell office:value-type="float" office:value="-218">
            <text:p>-218</text:p>
          </table:table-cell>
          <table:table-cell table:formula="of:=((-2*[.B75]+3*[.B76]+6*[.B77]+7*[.B78]+6*[.B79]+3*[.B80]-2*[.B81])/21)" office:value-type="float" office:value="24.4285714285714">
            <text:p>24.4285714286</text:p>
          </table:table-cell>
        </table:table-row>
        <table:table-row table:style-name="ro2">
          <table:table-cell office:value-type="float" office:value="695554">
            <text:p>695554</text:p>
          </table:table-cell>
          <table:table-cell office:value-type="float" office:value="32">
            <text:p>32</text:p>
          </table:table-cell>
          <table:table-cell office:value-type="float" office:value="198">
            <text:p>198</text:p>
          </table:table-cell>
          <table:table-cell office:value-type="float" office:value="-227">
            <text:p>-227</text:p>
          </table:table-cell>
          <table:table-cell table:formula="of:=((-2*[.B76]+3*[.B77]+6*[.B78]+7*[.B79]+6*[.B80]+3*[.B81]-2*[.B82])/21)" office:value-type="float" office:value="34">
            <text:p>34</text:p>
          </table:table-cell>
        </table:table-row>
        <table:table-row table:style-name="ro2">
          <table:table-cell office:value-type="float" office:value="695594">
            <text:p>695594</text:p>
          </table:table-cell>
          <table:table-cell office:value-type="float" office:value="30">
            <text:p>30</text:p>
          </table:table-cell>
          <table:table-cell office:value-type="float" office:value="194">
            <text:p>194</text:p>
          </table:table-cell>
          <table:table-cell office:value-type="float" office:value="-227">
            <text:p>-227</text:p>
          </table:table-cell>
          <table:table-cell table:formula="of:=((-2*[.B77]+3*[.B78]+6*[.B79]+7*[.B80]+6*[.B81]+3*[.B82]-2*[.B83])/21)" office:value-type="float" office:value="30.3333333333333">
            <text:p>30.3333333333</text:p>
          </table:table-cell>
        </table:table-row>
        <table:table-row table:style-name="ro2">
          <table:table-cell office:value-type="float" office:value="695634">
            <text:p>695634</text:p>
          </table:table-cell>
          <table:table-cell office:value-type="float" office:value="31">
            <text:p>31</text:p>
          </table:table-cell>
          <table:table-cell office:value-type="float" office:value="189">
            <text:p>189</text:p>
          </table:table-cell>
          <table:table-cell office:value-type="float" office:value="-223">
            <text:p>-223</text:p>
          </table:table-cell>
          <table:table-cell table:formula="of:=((-2*[.B78]+3*[.B79]+6*[.B80]+7*[.B81]+6*[.B82]+3*[.B83]-2*[.B84])/21)" office:value-type="float" office:value="23.952380952381">
            <text:p>23.9523809524</text:p>
          </table:table-cell>
        </table:table-row>
        <table:table-row table:style-name="ro2">
          <table:table-cell office:value-type="float" office:value="695674">
            <text:p>695674</text:p>
          </table:table-cell>
          <table:table-cell office:value-type="float" office:value="22">
            <text:p>22</text:p>
          </table:table-cell>
          <table:table-cell office:value-type="float" office:value="198">
            <text:p>198</text:p>
          </table:table-cell>
          <table:table-cell office:value-type="float" office:value="-223">
            <text:p>-223</text:p>
          </table:table-cell>
          <table:table-cell table:formula="of:=((-2*[.B79]+3*[.B80]+6*[.B81]+7*[.B82]+6*[.B83]+3*[.B84]-2*[.B85])/21)" office:value-type="float" office:value="17.952380952381">
            <text:p>17.9523809524</text:p>
          </table:table-cell>
        </table:table-row>
        <table:table-row table:style-name="ro2">
          <table:table-cell office:value-type="float" office:value="695714">
            <text:p>695714</text:p>
          </table:table-cell>
          <table:table-cell office:value-type="float" office:value="-14">
            <text:p>-14</text:p>
          </table:table-cell>
          <table:table-cell office:value-type="float" office:value="207">
            <text:p>207</text:p>
          </table:table-cell>
          <table:table-cell office:value-type="float" office:value="-226">
            <text:p>-226</text:p>
          </table:table-cell>
          <table:table-cell table:formula="of:=((-2*[.B80]+3*[.B81]+6*[.B82]+7*[.B83]+6*[.B84]+3*[.B85]-2*[.B86])/21)" office:value-type="float" office:value="10.5238095238095">
            <text:p>10.5238095238</text:p>
          </table:table-cell>
        </table:table-row>
        <table:table-row table:style-name="ro2">
          <table:table-cell office:value-type="float" office:value="695754">
            <text:p>695754</text:p>
          </table:table-cell>
          <table:table-cell office:value-type="float" office:value="17">
            <text:p>17</text:p>
          </table:table-cell>
          <table:table-cell office:value-type="float" office:value="206">
            <text:p>206</text:p>
          </table:table-cell>
          <table:table-cell office:value-type="float" office:value="-227">
            <text:p>-227</text:p>
          </table:table-cell>
          <table:table-cell table:formula="of:=((-2*[.B81]+3*[.B82]+6*[.B83]+7*[.B84]+6*[.B85]+3*[.B86]-2*[.B87])/21)" office:value-type="float" office:value="-7.80952380952381">
            <text:p>-7.8095238095</text:p>
          </table:table-cell>
        </table:table-row>
        <table:table-row table:style-name="ro2">
          <table:table-cell office:value-type="float" office:value="695795">
            <text:p>695795</text:p>
          </table:table-cell>
          <table:table-cell office:value-type="float" office:value="-22">
            <text:p>-22</text:p>
          </table:table-cell>
          <table:table-cell office:value-type="float" office:value="169">
            <text:p>169</text:p>
          </table:table-cell>
          <table:table-cell office:value-type="float" office:value="-227">
            <text:p>-227</text:p>
          </table:table-cell>
          <table:table-cell table:formula="of:=((-2*[.B82]+3*[.B83]+6*[.B84]+7*[.B85]+6*[.B86]+3*[.B87]-2*[.B88])/21)" office:value-type="float" office:value="-27.0952380952381">
            <text:p>-27.0952380952</text:p>
          </table:table-cell>
        </table:table-row>
        <table:table-row table:style-name="ro2">
          <table:table-cell office:value-type="float" office:value="695835">
            <text:p>695835</text:p>
          </table:table-cell>
          <table:table-cell office:value-type="float" office:value="-59">
            <text:p>-59</text:p>
          </table:table-cell>
          <table:table-cell office:value-type="float" office:value="225">
            <text:p>225</text:p>
          </table:table-cell>
          <table:table-cell office:value-type="float" office:value="-225">
            <text:p>-225</text:p>
          </table:table-cell>
          <table:table-cell table:formula="of:=((-2*[.B83]+3*[.B84]+6*[.B85]+7*[.B86]+6*[.B87]+3*[.B88]-2*[.B89])/21)" office:value-type="float" office:value="-40.6190476190476">
            <text:p>-40.619047619</text:p>
          </table:table-cell>
        </table:table-row>
        <table:table-row table:style-name="ro2">
          <table:table-cell office:value-type="float" office:value="695875">
            <text:p>695875</text:p>
          </table:table-cell>
          <table:table-cell office:value-type="float" office:value="-53">
            <text:p>-53</text:p>
          </table:table-cell>
          <table:table-cell office:value-type="float" office:value="225">
            <text:p>225</text:p>
          </table:table-cell>
          <table:table-cell office:value-type="float" office:value="-225">
            <text:p>-225</text:p>
          </table:table-cell>
          <table:table-cell table:formula="of:=((-2*[.B84]+3*[.B85]+6*[.B86]+7*[.B87]+6*[.B88]+3*[.B89]-2*[.B90])/21)" office:value-type="float" office:value="-52.8571428571429">
            <text:p>-52.8571428571</text:p>
          </table:table-cell>
        </table:table-row>
        <table:table-row table:style-name="ro2">
          <table:table-cell office:value-type="float" office:value="695915">
            <text:p>695915</text:p>
          </table:table-cell>
          <table:table-cell office:value-type="float" office:value="-41">
            <text:p>-41</text:p>
          </table:table-cell>
          <table:table-cell office:value-type="float" office:value="251">
            <text:p>251</text:p>
          </table:table-cell>
          <table:table-cell office:value-type="float" office:value="-225">
            <text:p>-225</text:p>
          </table:table-cell>
          <table:table-cell table:formula="of:=((-2*[.B85]+3*[.B86]+6*[.B87]+7*[.B88]+6*[.B89]+3*[.B90]-2*[.B91])/21)" office:value-type="float" office:value="-41.9523809523809">
            <text:p>-41.9523809524</text:p>
          </table:table-cell>
        </table:table-row>
        <table:table-row table:style-name="ro2">
          <table:table-cell office:value-type="float" office:value="695954">
            <text:p>695954</text:p>
          </table:table-cell>
          <table:table-cell office:value-type="float" office:value="-27">
            <text:p>-27</text:p>
          </table:table-cell>
          <table:table-cell office:value-type="float" office:value="243">
            <text:p>243</text:p>
          </table:table-cell>
          <table:table-cell office:value-type="float" office:value="-230">
            <text:p>-230</text:p>
          </table:table-cell>
          <table:table-cell table:formula="of:=((-2*[.B86]+3*[.B87]+6*[.B88]+7*[.B89]+6*[.B90]+3*[.B91]-2*[.B92])/21)" office:value-type="float" office:value="-43.8571428571429">
            <text:p>-43.8571428571</text:p>
          </table:table-cell>
        </table:table-row>
        <table:table-row table:style-name="ro2">
          <table:table-cell office:value-type="float" office:value="695993">
            <text:p>695993</text:p>
          </table:table-cell>
          <table:table-cell office:value-type="float" office:value="-21">
            <text:p>-21</text:p>
          </table:table-cell>
          <table:table-cell office:value-type="float" office:value="208">
            <text:p>208</text:p>
          </table:table-cell>
          <table:table-cell office:value-type="float" office:value="-230">
            <text:p>-230</text:p>
          </table:table-cell>
          <table:table-cell table:formula="of:=((-2*[.B87]+3*[.B88]+6*[.B89]+7*[.B90]+6*[.B91]+3*[.B92]-2*[.B93])/21)" office:value-type="float" office:value="-25.4285714285714">
            <text:p>-25.4285714286</text:p>
          </table:table-cell>
        </table:table-row>
        <table:table-row table:style-name="ro2">
          <table:table-cell office:value-type="float" office:value="696034">
            <text:p>696034</text:p>
          </table:table-cell>
          <table:table-cell office:value-type="float" office:value="-41">
            <text:p>-41</text:p>
          </table:table-cell>
          <table:table-cell office:value-type="float" office:value="121">
            <text:p>121</text:p>
          </table:table-cell>
          <table:table-cell office:value-type="float" office:value="-233">
            <text:p>-233</text:p>
          </table:table-cell>
          <table:table-cell table:formula="of:=((-2*[.B88]+3*[.B89]+6*[.B90]+7*[.B91]+6*[.B92]+3*[.B93]-2*[.B94])/21)" office:value-type="float" office:value="13.8095238095238">
            <text:p>13.8095238095</text:p>
          </table:table-cell>
        </table:table-row>
        <table:table-row table:style-name="ro2">
          <table:table-cell office:value-type="float" office:value="696074">
            <text:p>696074</text:p>
          </table:table-cell>
          <table:table-cell office:value-type="float" office:value="98">
            <text:p>98</text:p>
          </table:table-cell>
          <table:table-cell office:value-type="float" office:value="135">
            <text:p>135</text:p>
          </table:table-cell>
          <table:table-cell office:value-type="float" office:value="-233">
            <text:p>-233</text:p>
          </table:table-cell>
          <table:table-cell table:formula="of:=((-2*[.B89]+3*[.B90]+6*[.B91]+7*[.B92]+6*[.B93]+3*[.B94]-2*[.B95])/21)" office:value-type="float" office:value="60.5714285714286">
            <text:p>60.5714285714</text:p>
          </table:table-cell>
        </table:table-row>
        <table:table-row table:style-name="ro2">
          <table:table-cell office:value-type="float" office:value="696114">
            <text:p>696114</text:p>
          </table:table-cell>
          <table:table-cell office:value-type="float" office:value="128">
            <text:p>128</text:p>
          </table:table-cell>
          <table:table-cell office:value-type="float" office:value="190">
            <text:p>190</text:p>
          </table:table-cell>
          <table:table-cell office:value-type="float" office:value="-238">
            <text:p>-238</text:p>
          </table:table-cell>
          <table:table-cell table:formula="of:=((-2*[.B90]+3*[.B91]+6*[.B92]+7*[.B93]+6*[.B94]+3*[.B95]-2*[.B96])/21)" office:value-type="float" office:value="111.952380952381">
            <text:p>111.9523809524</text:p>
          </table:table-cell>
        </table:table-row>
        <table:table-row table:style-name="ro2">
          <table:table-cell office:value-type="float" office:value="696154">
            <text:p>696154</text:p>
          </table:table-cell>
          <table:table-cell office:value-type="float" office:value="135">
            <text:p>135</text:p>
          </table:table-cell>
          <table:table-cell office:value-type="float" office:value="187">
            <text:p>187</text:p>
          </table:table-cell>
          <table:table-cell office:value-type="float" office:value="-240">
            <text:p>-240</text:p>
          </table:table-cell>
          <table:table-cell table:formula="of:=((-2*[.B91]+3*[.B92]+6*[.B93]+7*[.B94]+6*[.B95]+3*[.B96]-2*[.B97])/21)" office:value-type="float" office:value="151.285714285714">
            <text:p>151.2857142857</text:p>
          </table:table-cell>
        </table:table-row>
        <table:table-row table:style-name="ro2">
          <table:table-cell office:value-type="float" office:value="696194">
            <text:p>696194</text:p>
          </table:table-cell>
          <table:table-cell office:value-type="float" office:value="166">
            <text:p>166</text:p>
          </table:table-cell>
          <table:table-cell office:value-type="float" office:value="212">
            <text:p>212</text:p>
          </table:table-cell>
          <table:table-cell office:value-type="float" office:value="-240">
            <text:p>-240</text:p>
          </table:table-cell>
          <table:table-cell table:formula="of:=((-2*[.B92]+3*[.B93]+6*[.B94]+7*[.B95]+6*[.B96]+3*[.B97]-2*[.B98])/21)" office:value-type="float" office:value="167.142857142857">
            <text:p>167.1428571429</text:p>
          </table:table-cell>
        </table:table-row>
        <table:table-row table:style-name="ro2">
          <table:table-cell office:value-type="float" office:value="696234">
            <text:p>696234</text:p>
          </table:table-cell>
          <table:table-cell office:value-type="float" office:value="180">
            <text:p>180</text:p>
          </table:table-cell>
          <table:table-cell office:value-type="float" office:value="186">
            <text:p>186</text:p>
          </table:table-cell>
          <table:table-cell office:value-type="float" office:value="-239">
            <text:p>-239</text:p>
          </table:table-cell>
          <table:table-cell table:formula="of:=((-2*[.B93]+3*[.B94]+6*[.B95]+7*[.B96]+6*[.B97]+3*[.B98]-2*[.B99])/21)" office:value-type="float" office:value="190.952380952381">
            <text:p>190.9523809524</text:p>
          </table:table-cell>
        </table:table-row>
        <table:table-row table:style-name="ro2">
          <table:table-cell office:value-type="float" office:value="696274">
            <text:p>696274</text:p>
          </table:table-cell>
          <table:table-cell office:value-type="float" office:value="224">
            <text:p>224</text:p>
          </table:table-cell>
          <table:table-cell office:value-type="float" office:value="202">
            <text:p>202</text:p>
          </table:table-cell>
          <table:table-cell office:value-type="float" office:value="-239">
            <text:p>-239</text:p>
          </table:table-cell>
          <table:table-cell table:formula="of:=((-2*[.B94]+3*[.B95]+6*[.B96]+7*[.B97]+6*[.B98]+3*[.B99]-2*[.B100])/21)" office:value-type="float" office:value="202.619047619048">
            <text:p>202.619047619</text:p>
          </table:table-cell>
        </table:table-row>
        <table:table-row table:style-name="ro2">
          <table:table-cell office:value-type="float" office:value="696315">
            <text:p>696315</text:p>
          </table:table-cell>
          <table:table-cell office:value-type="float" office:value="201">
            <text:p>201</text:p>
          </table:table-cell>
          <table:table-cell office:value-type="float" office:value="205">
            <text:p>205</text:p>
          </table:table-cell>
          <table:table-cell office:value-type="float" office:value="-245">
            <text:p>-245</text:p>
          </table:table-cell>
          <table:table-cell table:formula="of:=((-2*[.B95]+3*[.B96]+6*[.B97]+7*[.B98]+6*[.B99]+3*[.B100]-2*[.B101])/21)" office:value-type="float" office:value="210.52380952381">
            <text:p>210.5238095238</text:p>
          </table:table-cell>
        </table:table-row>
        <table:table-row table:style-name="ro2">
          <table:table-cell office:value-type="float" office:value="696355">
            <text:p>696355</text:p>
          </table:table-cell>
          <table:table-cell office:value-type="float" office:value="171">
            <text:p>171</text:p>
          </table:table-cell>
          <table:table-cell office:value-type="float" office:value="179">
            <text:p>179</text:p>
          </table:table-cell>
          <table:table-cell office:value-type="float" office:value="-244">
            <text:p>-244</text:p>
          </table:table-cell>
          <table:table-cell table:formula="of:=((-2*[.B96]+3*[.B97]+6*[.B98]+7*[.B99]+6*[.B100]+3*[.B101]-2*[.B102])/21)" office:value-type="float" office:value="182.761904761905">
            <text:p>182.7619047619</text:p>
          </table:table-cell>
        </table:table-row>
        <table:table-row table:style-name="ro2">
          <table:table-cell office:value-type="float" office:value="696395">
            <text:p>696395</text:p>
          </table:table-cell>
          <table:table-cell office:value-type="float" office:value="170">
            <text:p>170</text:p>
          </table:table-cell>
          <table:table-cell office:value-type="float" office:value="189">
            <text:p>189</text:p>
          </table:table-cell>
          <table:table-cell office:value-type="float" office:value="-244">
            <text:p>-244</text:p>
          </table:table-cell>
          <table:table-cell table:formula="of:=((-2*[.B97]+3*[.B98]+6*[.B99]+7*[.B100]+6*[.B101]+3*[.B102]-2*[.B103])/21)" office:value-type="float" office:value="126.238095238095">
            <text:p>126.2380952381</text:p>
          </table:table-cell>
        </table:table-row>
        <table:table-row table:style-name="ro2">
          <table:table-cell office:value-type="float" office:value="696435">
            <text:p>696435</text:p>
          </table:table-cell>
          <table:table-cell office:value-type="float" office:value="37">
            <text:p>37</text:p>
          </table:table-cell>
          <table:table-cell office:value-type="float" office:value="162">
            <text:p>162</text:p>
          </table:table-cell>
          <table:table-cell office:value-type="float" office:value="-245">
            <text:p>-245</text:p>
          </table:table-cell>
          <table:table-cell table:formula="of:=((-2*[.B98]+3*[.B99]+6*[.B100]+7*[.B101]+6*[.B102]+3*[.B103]-2*[.B104])/21)" office:value-type="float" office:value="67.7619047619048">
            <text:p>67.7619047619</text:p>
          </table:table-cell>
        </table:table-row>
        <table:table-row table:style-name="ro2">
          <table:table-cell office:value-type="float" office:value="696475">
            <text:p>696475</text:p>
          </table:table-cell>
          <table:table-cell office:value-type="float" office:value="4">
            <text:p>4</text:p>
          </table:table-cell>
          <table:table-cell office:value-type="float" office:value="184">
            <text:p>184</text:p>
          </table:table-cell>
          <table:table-cell office:value-type="float" office:value="-245">
            <text:p>-245</text:p>
          </table:table-cell>
          <table:table-cell table:formula="of:=((-2*[.B99]+3*[.B100]+6*[.B101]+7*[.B102]+6*[.B103]+3*[.B104]-2*[.B105])/21)" office:value-type="float" office:value="4.04761904761905">
            <text:p>4.0476190476</text:p>
          </table:table-cell>
        </table:table-row>
        <table:table-row table:style-name="ro2">
          <table:table-cell office:value-type="float" office:value="696515">
            <text:p>696515</text:p>
          </table:table-cell>
          <table:table-cell office:value-type="float" office:value="-23">
            <text:p>-23</text:p>
          </table:table-cell>
          <table:table-cell office:value-type="float" office:value="236">
            <text:p>236</text:p>
          </table:table-cell>
          <table:table-cell office:value-type="float" office:value="-248">
            <text:p>-248</text:p>
          </table:table-cell>
          <table:table-cell table:formula="of:=((-2*[.B100]+3*[.B101]+6*[.B102]+7*[.B103]+6*[.B104]+3*[.B105]-2*[.B106])/21)" office:value-type="float" office:value="-21.7619047619048">
            <text:p>-21.7619047619</text:p>
          </table:table-cell>
        </table:table-row>
        <table:table-row table:style-name="ro2">
          <table:table-cell office:value-type="float" office:value="696556">
            <text:p>696556</text:p>
          </table:table-cell>
          <table:table-cell office:value-type="float" office:value="-39">
            <text:p>-39</text:p>
          </table:table-cell>
          <table:table-cell office:value-type="float" office:value="212">
            <text:p>212</text:p>
          </table:table-cell>
          <table:table-cell office:value-type="float" office:value="-249">
            <text:p>-249</text:p>
          </table:table-cell>
          <table:table-cell table:formula="of:=((-2*[.B101]+3*[.B102]+6*[.B103]+7*[.B104]+6*[.B105]+3*[.B106]-2*[.B107])/21)" office:value-type="float" office:value="-9.33333333333333">
            <text:p>-9.3333333333</text:p>
          </table:table-cell>
        </table:table-row>
        <table:table-row table:style-name="ro2">
          <table:table-cell office:value-type="float" office:value="696595">
            <text:p>696595</text:p>
          </table:table-cell>
          <table:table-cell office:value-type="float" office:value="39">
            <text:p>39</text:p>
          </table:table-cell>
          <table:table-cell office:value-type="float" office:value="200">
            <text:p>200</text:p>
          </table:table-cell>
          <table:table-cell office:value-type="float" office:value="-249">
            <text:p>-249</text:p>
          </table:table-cell>
          <table:table-cell table:formula="of:=((-2*[.B102]+3*[.B103]+6*[.B104]+7*[.B105]+6*[.B106]+3*[.B107]-2*[.B108])/21)" office:value-type="float" office:value="-12.9047619047619">
            <text:p>-12.9047619048</text:p>
          </table:table-cell>
        </table:table-row>
        <table:table-row table:style-name="ro2">
          <table:table-cell office:value-type="float" office:value="696634">
            <text:p>696634</text:p>
          </table:table-cell>
          <table:table-cell office:value-type="float" office:value="-13">
            <text:p>-13</text:p>
          </table:table-cell>
          <table:table-cell office:value-type="float" office:value="203">
            <text:p>203</text:p>
          </table:table-cell>
          <table:table-cell office:value-type="float" office:value="-247">
            <text:p>-247</text:p>
          </table:table-cell>
          <table:table-cell table:formula="of:=((-2*[.B103]+3*[.B104]+6*[.B105]+7*[.B106]+6*[.B107]+3*[.B108]-2*[.B109])/21)" office:value-type="float" office:value="-0.0952380952380952">
            <text:p>-0.0952380952</text:p>
          </table:table-cell>
        </table:table-row>
        <table:table-row table:style-name="ro2">
          <table:table-cell office:value-type="float" office:value="696674">
            <text:p>696674</text:p>
          </table:table-cell>
          <table:table-cell office:value-type="float" office:value="-41">
            <text:p>-41</text:p>
          </table:table-cell>
          <table:table-cell office:value-type="float" office:value="226">
            <text:p>226</text:p>
          </table:table-cell>
          <table:table-cell office:value-type="float" office:value="-247">
            <text:p>-247</text:p>
          </table:table-cell>
          <table:table-cell table:formula="of:=((-2*[.B104]+3*[.B105]+6*[.B106]+7*[.B107]+6*[.B108]+3*[.B109]-2*[.B110])/21)" office:value-type="float" office:value="-7.33333333333333">
            <text:p>-7.3333333333</text:p>
          </table:table-cell>
        </table:table-row>
        <table:table-row table:style-name="ro2">
          <table:table-cell office:value-type="float" office:value="696714">
            <text:p>696714</text:p>
          </table:table-cell>
          <table:table-cell office:value-type="float" office:value="16">
            <text:p>16</text:p>
          </table:table-cell>
          <table:table-cell office:value-type="float" office:value="180">
            <text:p>180</text:p>
          </table:table-cell>
          <table:table-cell office:value-type="float" office:value="-243">
            <text:p>-243</text:p>
          </table:table-cell>
          <table:table-cell table:formula="of:=((-2*[.B105]+3*[.B106]+6*[.B107]+7*[.B108]+6*[.B109]+3*[.B110]-2*[.B111])/21)" office:value-type="float" office:value="-42.7619047619048">
            <text:p>-42.7619047619</text:p>
          </table:table-cell>
        </table:table-row>
        <table:table-row table:style-name="ro2">
          <table:table-cell office:value-type="float" office:value="696754">
            <text:p>696754</text:p>
          </table:table-cell>
          <table:table-cell office:value-type="float" office:value="-62">
            <text:p>-62</text:p>
          </table:table-cell>
          <table:table-cell office:value-type="float" office:value="217">
            <text:p>217</text:p>
          </table:table-cell>
          <table:table-cell office:value-type="float" office:value="-243">
            <text:p>-243</text:p>
          </table:table-cell>
          <table:table-cell table:formula="of:=((-2*[.B106]+3*[.B107]+6*[.B108]+7*[.B109]+6*[.B110]+3*[.B111]-2*[.B112])/21)" office:value-type="float" office:value="-16.8095238095238">
            <text:p>-16.8095238095</text:p>
          </table:table-cell>
        </table:table-row>
        <table:table-row table:style-name="ro2">
          <table:table-cell office:value-type="float" office:value="696794">
            <text:p>696794</text:p>
          </table:table-cell>
          <table:table-cell office:value-type="float" office:value="-53">
            <text:p>-53</text:p>
          </table:table-cell>
          <table:table-cell office:value-type="float" office:value="197">
            <text:p>197</text:p>
          </table:table-cell>
          <table:table-cell office:value-type="float" office:value="-240">
            <text:p>-240</text:p>
          </table:table-cell>
          <table:table-cell table:formula="of:=((-2*[.B107]+3*[.B108]+6*[.B109]+7*[.B110]+6*[.B111]+3*[.B112]-2*[.B113])/21)" office:value-type="float" office:value="-32.2857142857143">
            <text:p>-32.2857142857</text:p>
          </table:table-cell>
        </table:table-row>
        <table:table-row table:style-name="ro2">
          <table:table-cell office:value-type="float" office:value="696835">
            <text:p>696835</text:p>
          </table:table-cell>
          <table:table-cell office:value-type="float" office:value="58">
            <text:p>58</text:p>
          </table:table-cell>
          <table:table-cell office:value-type="float" office:value="177">
            <text:p>177</text:p>
          </table:table-cell>
          <table:table-cell office:value-type="float" office:value="-241">
            <text:p>-241</text:p>
          </table:table-cell>
          <table:table-cell table:formula="of:=((-2*[.B108]+3*[.B109]+6*[.B110]+7*[.B111]+6*[.B112]+3*[.B113]-2*[.B114])/21)" office:value-type="float" office:value="-23.2857142857143">
            <text:p>-23.2857142857</text:p>
          </table:table-cell>
        </table:table-row>
        <table:table-row table:style-name="ro2">
          <table:table-cell office:value-type="float" office:value="696875">
            <text:p>696875</text:p>
          </table:table-cell>
          <table:table-cell office:value-type="float" office:value="-113">
            <text:p>-113</text:p>
          </table:table-cell>
          <table:table-cell office:value-type="float" office:value="216">
            <text:p>216</text:p>
          </table:table-cell>
          <table:table-cell office:value-type="float" office:value="-241">
            <text:p>-241</text:p>
          </table:table-cell>
          <table:table-cell table:formula="of:=((-2*[.B109]+3*[.B110]+6*[.B111]+7*[.B112]+6*[.B113]+3*[.B114]-2*[.B115])/21)" office:value-type="float" office:value="-22.1904761904762">
            <text:p>-22.1904761905</text:p>
          </table:table-cell>
        </table:table-row>
        <table:table-row table:style-name="ro2">
          <table:table-cell office:value-type="float" office:value="696915">
            <text:p>696915</text:p>
          </table:table-cell>
          <table:table-cell office:value-type="float" office:value="37">
            <text:p>37</text:p>
          </table:table-cell>
          <table:table-cell office:value-type="float" office:value="221">
            <text:p>221</text:p>
          </table:table-cell>
          <table:table-cell office:value-type="float" office:value="-236">
            <text:p>-236</text:p>
          </table:table-cell>
          <table:table-cell table:formula="of:=((-2*[.B110]+3*[.B111]+6*[.B112]+7*[.B113]+6*[.B114]+3*[.B115]-2*[.B116])/21)" office:value-type="float" office:value="-34.3809523809524">
            <text:p>-34.380952381</text:p>
          </table:table-cell>
        </table:table-row>
        <table:table-row table:style-name="ro2">
          <table:table-cell office:value-type="float" office:value="696955">
            <text:p>696955</text:p>
          </table:table-cell>
          <table:table-cell office:value-type="float" office:value="-104">
            <text:p>-104</text:p>
          </table:table-cell>
          <table:table-cell office:value-type="float" office:value="182">
            <text:p>182</text:p>
          </table:table-cell>
          <table:table-cell office:value-type="float" office:value="-236">
            <text:p>-236</text:p>
          </table:table-cell>
          <table:table-cell table:formula="of:=((-2*[.B111]+3*[.B112]+6*[.B113]+7*[.B114]+6*[.B115]+3*[.B116]-2*[.B117])/21)" office:value-type="float" office:value="-72.5714285714286">
            <text:p>-72.5714285714</text:p>
          </table:table-cell>
        </table:table-row>
        <table:table-row table:style-name="ro2">
          <table:table-cell office:value-type="float" office:value="696995">
            <text:p>696995</text:p>
          </table:table-cell>
          <table:table-cell office:value-type="float" office:value="-51">
            <text:p>-51</text:p>
          </table:table-cell>
          <table:table-cell office:value-type="float" office:value="230">
            <text:p>230</text:p>
          </table:table-cell>
          <table:table-cell office:value-type="float" office:value="-227">
            <text:p>-227</text:p>
          </table:table-cell>
          <table:table-cell table:formula="of:=((-2*[.B112]+3*[.B113]+6*[.B114]+7*[.B115]+6*[.B116]+3*[.B117]-2*[.B118])/21)" office:value-type="float" office:value="-51.6666666666667">
            <text:p>-51.6666666667</text:p>
          </table:table-cell>
        </table:table-row>
        <table:table-row table:style-name="ro2">
          <table:table-cell office:value-type="float" office:value="697035">
            <text:p>697035</text:p>
          </table:table-cell>
          <table:table-cell office:value-type="float" office:value="-97">
            <text:p>-97</text:p>
          </table:table-cell>
          <table:table-cell office:value-type="float" office:value="222">
            <text:p>222</text:p>
          </table:table-cell>
          <table:table-cell office:value-type="float" office:value="-222">
            <text:p>-222</text:p>
          </table:table-cell>
          <table:table-cell table:formula="of:=((-2*[.B113]+3*[.B114]+6*[.B115]+7*[.B116]+6*[.B117]+3*[.B118]-2*[.B119])/21)" office:value-type="float" office:value="-73.8571428571429">
            <text:p>-73.8571428571</text:p>
          </table:table-cell>
        </table:table-row>
        <table:table-row table:style-name="ro2">
          <table:table-cell office:value-type="float" office:value="697076">
            <text:p>697076</text:p>
          </table:table-cell>
          <table:table-cell office:value-type="float" office:value="-17">
            <text:p>-17</text:p>
          </table:table-cell>
          <table:table-cell office:value-type="float" office:value="118">
            <text:p>118</text:p>
          </table:table-cell>
          <table:table-cell office:value-type="float" office:value="-222">
            <text:p>-222</text:p>
          </table:table-cell>
          <table:table-cell table:formula="of:=((-2*[.B114]+3*[.B115]+6*[.B116]+7*[.B117]+6*[.B118]+3*[.B119]-2*[.B120])/21)" office:value-type="float" office:value="-66.6190476190476">
            <text:p>-66.619047619</text:p>
          </table:table-cell>
        </table:table-row>
        <table:table-row table:style-name="ro2">
          <table:table-cell office:value-type="float" office:value="697116">
            <text:p>697116</text:p>
          </table:table-cell>
          <table:table-cell office:value-type="float" office:value="-96">
            <text:p>-96</text:p>
          </table:table-cell>
          <table:table-cell office:value-type="float" office:value="225">
            <text:p>225</text:p>
          </table:table-cell>
          <table:table-cell office:value-type="float" office:value="-227">
            <text:p>-227</text:p>
          </table:table-cell>
          <table:table-cell table:formula="of:=((-2*[.B115]+3*[.B116]+6*[.B117]+7*[.B118]+6*[.B119]+3*[.B120]-2*[.B121])/21)" office:value-type="float" office:value="-83.9047619047619">
            <text:p>-83.9047619048</text:p>
          </table:table-cell>
        </table:table-row>
        <table:table-row table:style-name="ro2">
          <table:table-cell office:value-type="float" office:value="697156">
            <text:p>697156</text:p>
          </table:table-cell>
          <table:table-cell office:value-type="float" office:value="-105">
            <text:p>-105</text:p>
          </table:table-cell>
          <table:table-cell office:value-type="float" office:value="184">
            <text:p>184</text:p>
          </table:table-cell>
          <table:table-cell office:value-type="float" office:value="-227">
            <text:p>-227</text:p>
          </table:table-cell>
          <table:table-cell table:formula="of:=((-2*[.B116]+3*[.B117]+6*[.B118]+7*[.B119]+6*[.B120]+3*[.B121]-2*[.B122])/21)" office:value-type="float" office:value="-79">
            <text:p>-79</text:p>
          </table:table-cell>
        </table:table-row>
        <table:table-row table:style-name="ro2">
          <table:table-cell office:value-type="float" office:value="697196">
            <text:p>697196</text:p>
          </table:table-cell>
          <table:table-cell office:value-type="float" office:value="-69">
            <text:p>-69</text:p>
          </table:table-cell>
          <table:table-cell office:value-type="float" office:value="206">
            <text:p>206</text:p>
          </table:table-cell>
          <table:table-cell office:value-type="float" office:value="-236">
            <text:p>-236</text:p>
          </table:table-cell>
          <table:table-cell table:formula="of:=((-2*[.B117]+3*[.B118]+6*[.B119]+7*[.B120]+6*[.B121]+3*[.B122]-2*[.B123])/21)" office:value-type="float" office:value="-72.2380952380952">
            <text:p>-72.2380952381</text:p>
          </table:table-cell>
        </table:table-row>
        <table:table-row table:style-name="ro2">
          <table:table-cell office:value-type="float" office:value="697235">
            <text:p>697235</text:p>
          </table:table-cell>
          <table:table-cell office:value-type="float" office:value="-19">
            <text:p>-19</text:p>
          </table:table-cell>
          <table:table-cell office:value-type="float" office:value="208">
            <text:p>208</text:p>
          </table:table-cell>
          <table:table-cell office:value-type="float" office:value="-243">
            <text:p>-243</text:p>
          </table:table-cell>
          <table:table-cell table:formula="of:=((-2*[.B118]+3*[.B119]+6*[.B120]+7*[.B121]+6*[.B122]+3*[.B123]-2*[.B124])/21)" office:value-type="float" office:value="-27.7619047619048">
            <text:p>-27.7619047619</text:p>
          </table:table-cell>
        </table:table-row>
        <table:table-row table:style-name="ro2">
          <table:table-cell office:value-type="float" office:value="697274">
            <text:p>697274</text:p>
          </table:table-cell>
          <table:table-cell office:value-type="float" office:value="10">
            <text:p>10</text:p>
          </table:table-cell>
          <table:table-cell office:value-type="float" office:value="208">
            <text:p>208</text:p>
          </table:table-cell>
          <table:table-cell office:value-type="float" office:value="-243">
            <text:p>-243</text:p>
          </table:table-cell>
          <table:table-cell table:formula="of:=((-2*[.B119]+3*[.B120]+6*[.B121]+7*[.B122]+6*[.B123]+3*[.B124]-2*[.B125])/21)" office:value-type="float" office:value="5.85714285714286">
            <text:p>5.8571428571</text:p>
          </table:table-cell>
        </table:table-row>
        <table:table-row table:style-name="ro2">
          <table:table-cell office:value-type="float" office:value="697314">
            <text:p>697314</text:p>
          </table:table-cell>
          <table:table-cell office:value-type="float" office:value="33">
            <text:p>33</text:p>
          </table:table-cell>
          <table:table-cell office:value-type="float" office:value="185">
            <text:p>185</text:p>
          </table:table-cell>
          <table:table-cell office:value-type="float" office:value="-250">
            <text:p>-250</text:p>
          </table:table-cell>
          <table:table-cell table:formula="of:=((-2*[.B120]+3*[.B121]+6*[.B122]+7*[.B123]+6*[.B124]+3*[.B125]-2*[.B126])/21)" office:value-type="float" office:value="34.4285714285714">
            <text:p>34.4285714286</text:p>
          </table:table-cell>
        </table:table-row>
        <table:table-row table:style-name="ro2">
          <table:table-cell office:value-type="float" office:value="697355">
            <text:p>697355</text:p>
          </table:table-cell>
          <table:table-cell office:value-type="float" office:value="36">
            <text:p>36</text:p>
          </table:table-cell>
          <table:table-cell office:value-type="float" office:value="247">
            <text:p>247</text:p>
          </table:table-cell>
          <table:table-cell office:value-type="float" office:value="-250">
            <text:p>-250</text:p>
          </table:table-cell>
          <table:table-cell table:formula="of:=((-2*[.B121]+3*[.B122]+6*[.B123]+7*[.B124]+6*[.B125]+3*[.B126]-2*[.B127])/21)" office:value-type="float" office:value="49.5714285714286">
            <text:p>49.5714285714</text:p>
          </table:table-cell>
        </table:table-row>
        <table:table-row table:style-name="ro2">
          <table:table-cell office:value-type="float" office:value="697395">
            <text:p>697395</text:p>
          </table:table-cell>
          <table:table-cell office:value-type="float" office:value="71">
            <text:p>71</text:p>
          </table:table-cell>
          <table:table-cell office:value-type="float" office:value="213">
            <text:p>213</text:p>
          </table:table-cell>
          <table:table-cell office:value-type="float" office:value="-241">
            <text:p>-241</text:p>
          </table:table-cell>
          <table:table-cell table:formula="of:=((-2*[.B122]+3*[.B123]+6*[.B124]+7*[.B125]+6*[.B126]+3*[.B127]-2*[.B128])/21)" office:value-type="float" office:value="56.9523809523809">
            <text:p>56.9523809524</text:p>
          </table:table-cell>
        </table:table-row>
        <table:table-row table:style-name="ro2">
          <table:table-cell office:value-type="float" office:value="697435">
            <text:p>697435</text:p>
          </table:table-cell>
          <table:table-cell office:value-type="float" office:value="39">
            <text:p>39</text:p>
          </table:table-cell>
          <table:table-cell office:value-type="float" office:value="214">
            <text:p>214</text:p>
          </table:table-cell>
          <table:table-cell office:value-type="float" office:value="-243">
            <text:p>-243</text:p>
          </table:table-cell>
          <table:table-cell table:formula="of:=((-2*[.B123]+3*[.B124]+6*[.B125]+7*[.B126]+6*[.B127]+3*[.B128]-2*[.B129])/21)" office:value-type="float" office:value="31.1904761904762">
            <text:p>31.1904761905</text:p>
          </table:table-cell>
        </table:table-row>
        <table:table-row table:style-name="ro2">
          <table:table-cell office:value-type="float" office:value="697475">
            <text:p>697475</text:p>
          </table:table-cell>
          <table:table-cell office:value-type="float" office:value="10">
            <text:p>10</text:p>
          </table:table-cell>
          <table:table-cell office:value-type="float" office:value="349">
            <text:p>349</text:p>
          </table:table-cell>
          <table:table-cell office:value-type="float" office:value="-243">
            <text:p>-243</text:p>
          </table:table-cell>
          <table:table-cell table:formula="of:=((-2*[.B124]+3*[.B125]+6*[.B126]+7*[.B127]+6*[.B128]+3*[.B129]-2*[.B130])/21)" office:value-type="float" office:value="-6.80952380952381">
            <text:p>-6.8095238095</text:p>
          </table:table-cell>
        </table:table-row>
        <table:table-row table:style-name="ro2">
          <table:table-cell office:value-type="float" office:value="697515">
            <text:p>697515</text:p>
          </table:table-cell>
          <table:table-cell office:value-type="float" office:value="-70">
            <text:p>-70</text:p>
          </table:table-cell>
          <table:table-cell office:value-type="float" office:value="216">
            <text:p>216</text:p>
          </table:table-cell>
          <table:table-cell office:value-type="float" office:value="-234">
            <text:p>-234</text:p>
          </table:table-cell>
          <table:table-cell table:formula="of:=((-2*[.B125]+3*[.B126]+6*[.B127]+7*[.B128]+6*[.B129]+3*[.B130]-2*[.B131])/21)" office:value-type="float" office:value="-30.047619047619">
            <text:p>-30.0476190476</text:p>
          </table:table-cell>
        </table:table-row>
        <table:table-row table:style-name="ro2">
          <table:table-cell office:value-type="float" office:value="697556">
            <text:p>697556</text:p>
          </table:table-cell>
          <table:table-cell office:value-type="float" office:value="-32">
            <text:p>-32</text:p>
          </table:table-cell>
          <table:table-cell office:value-type="float" office:value="283">
            <text:p>283</text:p>
          </table:table-cell>
          <table:table-cell office:value-type="float" office:value="-234">
            <text:p>-234</text:p>
          </table:table-cell>
          <table:table-cell table:formula="of:=((-2*[.B126]+3*[.B127]+6*[.B128]+7*[.B129]+6*[.B130]+3*[.B131]-2*[.B132])/21)" office:value-type="float" office:value="-19.6190476190476">
            <text:p>-19.619047619</text:p>
          </table:table-cell>
        </table:table-row>
        <table:table-row table:style-name="ro2">
          <table:table-cell office:value-type="float" office:value="697596">
            <text:p>697596</text:p>
          </table:table-cell>
          <table:table-cell office:value-type="float" office:value="36">
            <text:p>36</text:p>
          </table:table-cell>
          <table:table-cell office:value-type="float" office:value="294">
            <text:p>294</text:p>
          </table:table-cell>
          <table:table-cell office:value-type="float" office:value="-245">
            <text:p>-245</text:p>
          </table:table-cell>
          <table:table-cell table:formula="of:=((-2*[.B127]+3*[.B128]+6*[.B129]+7*[.B130]+6*[.B131]+3*[.B132]-2*[.B133])/21)" office:value-type="float" office:value="7.47619047619048">
            <text:p>7.4761904762</text:p>
          </table:table-cell>
        </table:table-row>
        <table:table-row table:style-name="ro2">
          <table:table-cell office:value-type="float" office:value="697636">
            <text:p>697636</text:p>
          </table:table-cell>
          <table:table-cell office:value-type="float" office:value="46">
            <text:p>46</text:p>
          </table:table-cell>
          <table:table-cell office:value-type="float" office:value="170">
            <text:p>170</text:p>
          </table:table-cell>
          <table:table-cell office:value-type="float" office:value="-232">
            <text:p>-232</text:p>
          </table:table-cell>
          <table:table-cell table:formula="of:=((-2*[.B128]+3*[.B129]+6*[.B130]+7*[.B131]+6*[.B132]+3*[.B133]-2*[.B134])/21)" office:value-type="float" office:value="42.1904761904762">
            <text:p>42.1904761905</text:p>
          </table:table-cell>
        </table:table-row>
        <table:table-row table:style-name="ro2">
          <table:table-cell office:value-type="float" office:value="697676">
            <text:p>697676</text:p>
          </table:table-cell>
          <table:table-cell office:value-type="float" office:value="37">
            <text:p>37</text:p>
          </table:table-cell>
          <table:table-cell office:value-type="float" office:value="205">
            <text:p>205</text:p>
          </table:table-cell>
          <table:table-cell office:value-type="float" office:value="-232">
            <text:p>-232</text:p>
          </table:table-cell>
          <table:table-cell table:formula="of:=((-2*[.B129]+3*[.B130]+6*[.B131]+7*[.B132]+6*[.B133]+3*[.B134]-2*[.B135])/21)" office:value-type="float" office:value="47.6666666666667">
            <text:p>47.6666666667</text:p>
          </table:table-cell>
        </table:table-row>
        <table:table-row table:style-name="ro2">
          <table:table-cell office:value-type="float" office:value="697716">
            <text:p>697716</text:p>
          </table:table-cell>
          <table:table-cell office:value-type="float" office:value="30">
            <text:p>30</text:p>
          </table:table-cell>
          <table:table-cell office:value-type="float" office:value="190">
            <text:p>190</text:p>
          </table:table-cell>
          <table:table-cell office:value-type="float" office:value="-241">
            <text:p>-241</text:p>
          </table:table-cell>
          <table:table-cell table:formula="of:=((-2*[.B130]+3*[.B131]+6*[.B132]+7*[.B133]+6*[.B134]+3*[.B135]-2*[.B136])/21)" office:value-type="float" office:value="22.5238095238095">
            <text:p>22.5238095238</text:p>
          </table:table-cell>
        </table:table-row>
        <table:table-row table:style-name="ro2">
          <table:table-cell office:value-type="float" office:value="697756">
            <text:p>697756</text:p>
          </table:table-cell>
          <table:table-cell office:value-type="float" office:value="4">
            <text:p>4</text:p>
          </table:table-cell>
          <table:table-cell office:value-type="float" office:value="199">
            <text:p>199</text:p>
          </table:table-cell>
          <table:table-cell office:value-type="float" office:value="-241">
            <text:p>-241</text:p>
          </table:table-cell>
          <table:table-cell table:formula="of:=((-2*[.B131]+3*[.B132]+6*[.B133]+7*[.B134]+6*[.B135]+3*[.B136]-2*[.B137])/21)" office:value-type="float" office:value="-13.3809523809524">
            <text:p>-13.380952381</text:p>
          </table:table-cell>
        </table:table-row>
        <table:table-row table:style-name="ro2">
          <table:table-cell office:value-type="float" office:value="697797">
            <text:p>697797</text:p>
          </table:table-cell>
          <table:table-cell office:value-type="float" office:value="-51">
            <text:p>-51</text:p>
          </table:table-cell>
          <table:table-cell office:value-type="float" office:value="174">
            <text:p>174</text:p>
          </table:table-cell>
          <table:table-cell office:value-type="float" office:value="-244">
            <text:p>-244</text:p>
          </table:table-cell>
          <table:table-cell table:formula="of:=((-2*[.B132]+3*[.B133]+6*[.B134]+7*[.B135]+6*[.B136]+3*[.B137]-2*[.B138])/21)" office:value-type="float" office:value="-19.7142857142857">
            <text:p>-19.7142857143</text:p>
          </table:table-cell>
        </table:table-row>
        <table:table-row table:style-name="ro2">
          <table:table-cell office:value-type="float" office:value="697837">
            <text:p>697837</text:p>
          </table:table-cell>
          <table:table-cell office:value-type="float" office:value="-52">
            <text:p>-52</text:p>
          </table:table-cell>
          <table:table-cell office:value-type="float" office:value="206">
            <text:p>206</text:p>
          </table:table-cell>
          <table:table-cell office:value-type="float" office:value="-242">
            <text:p>-242</text:p>
          </table:table-cell>
          <table:table-cell table:formula="of:=((-2*[.B133]+3*[.B134]+6*[.B135]+7*[.B136]+6*[.B137]+3*[.B138]-2*[.B139])/21)" office:value-type="float" office:value="-31.8571428571429">
            <text:p>-31.8571428571</text:p>
          </table:table-cell>
        </table:table-row>
        <table:table-row table:style-name="ro2">
          <table:table-cell office:value-type="float" office:value="697876">
            <text:p>697876</text:p>
          </table:table-cell>
          <table:table-cell office:value-type="float" office:value="23">
            <text:p>23</text:p>
          </table:table-cell>
          <table:table-cell office:value-type="float" office:value="172">
            <text:p>172</text:p>
          </table:table-cell>
          <table:table-cell office:value-type="float" office:value="-242">
            <text:p>-242</text:p>
          </table:table-cell>
          <table:table-cell table:formula="of:=((-2*[.B134]+3*[.B135]+6*[.B136]+7*[.B137]+6*[.B138]+3*[.B139]-2*[.B140])/21)" office:value-type="float" office:value="-40.0476190476191">
            <text:p>-40.0476190476</text:p>
          </table:table-cell>
        </table:table-row>
        <table:table-row table:style-name="ro2">
          <table:table-cell office:value-type="float" office:value="697915">
            <text:p>697915</text:p>
          </table:table-cell>
          <table:table-cell office:value-type="float" office:value="-73">
            <text:p>-73</text:p>
          </table:table-cell>
          <table:table-cell office:value-type="float" office:value="213">
            <text:p>213</text:p>
          </table:table-cell>
          <table:table-cell office:value-type="float" office:value="-245">
            <text:p>-245</text:p>
          </table:table-cell>
          <table:table-cell table:formula="of:=((-2*[.B135]+3*[.B136]+6*[.B137]+7*[.B138]+6*[.B139]+3*[.B140]-2*[.B141])/21)" office:value-type="float" office:value="-53.2857142857143">
            <text:p>-53.2857142857</text:p>
          </table:table-cell>
        </table:table-row>
        <table:table-row table:style-name="ro2">
          <table:table-cell office:value-type="float" office:value="697954">
            <text:p>697954</text:p>
          </table:table-cell>
          <table:table-cell office:value-type="float" office:value="-65">
            <text:p>-65</text:p>
          </table:table-cell>
          <table:table-cell office:value-type="float" office:value="223">
            <text:p>223</text:p>
          </table:table-cell>
          <table:table-cell office:value-type="float" office:value="-245">
            <text:p>-245</text:p>
          </table:table-cell>
          <table:table-cell table:formula="of:=((-2*[.B136]+3*[.B137]+6*[.B138]+7*[.B139]+6*[.B140]+3*[.B141]-2*[.B142])/21)" office:value-type="float" office:value="-48.6190476190476">
            <text:p>-48.619047619</text:p>
          </table:table-cell>
        </table:table-row>
        <table:table-row table:style-name="ro2">
          <table:table-cell office:value-type="float" office:value="697994">
            <text:p>697994</text:p>
          </table:table-cell>
          <table:table-cell office:value-type="float" office:value="-52">
            <text:p>-52</text:p>
          </table:table-cell>
          <table:table-cell office:value-type="float" office:value="234">
            <text:p>234</text:p>
          </table:table-cell>
          <table:table-cell office:value-type="float" office:value="-240">
            <text:p>-240</text:p>
          </table:table-cell>
          <table:table-cell table:formula="of:=((-2*[.B137]+3*[.B138]+6*[.B139]+7*[.B140]+6*[.B141]+3*[.B142]-2*[.B143])/21)" office:value-type="float" office:value="-26.4285714285714">
            <text:p>-26.4285714286</text:p>
          </table:table-cell>
        </table:table-row>
        <table:table-row table:style-name="ro2">
          <table:table-cell office:value-type="float" office:value="698035">
            <text:p>698035</text:p>
          </table:table-cell>
          <table:table-cell office:value-type="float" office:value="73">
            <text:p>73</text:p>
          </table:table-cell>
          <table:table-cell office:value-type="float" office:value="175">
            <text:p>175</text:p>
          </table:table-cell>
          <table:table-cell office:value-type="float" office:value="-246">
            <text:p>-246</text:p>
          </table:table-cell>
          <table:table-cell table:formula="of:=((-2*[.B138]+3*[.B139]+6*[.B140]+7*[.B141]+6*[.B142]+3*[.B143]-2*[.B144])/21)" office:value-type="float" office:value="43.1904761904762">
            <text:p>43.1904761905</text:p>
          </table:table-cell>
        </table:table-row>
        <table:table-row table:style-name="ro2">
          <table:table-cell office:value-type="float" office:value="698075">
            <text:p>698075</text:p>
          </table:table-cell>
          <table:table-cell office:value-type="float" office:value="104">
            <text:p>104</text:p>
          </table:table-cell>
          <table:table-cell office:value-type="float" office:value="175">
            <text:p>175</text:p>
          </table:table-cell>
          <table:table-cell office:value-type="float" office:value="-246">
            <text:p>-246</text:p>
          </table:table-cell>
          <table:table-cell table:formula="of:=((-2*[.B139]+3*[.B140]+6*[.B141]+7*[.B142]+6*[.B143]+3*[.B144]-2*[.B145])/21)" office:value-type="float" office:value="99.8095238095238">
            <text:p>99.8095238095</text:p>
          </table:table-cell>
        </table:table-row>
        <table:table-row table:style-name="ro2">
          <table:table-cell office:value-type="float" office:value="698115">
            <text:p>698115</text:p>
          </table:table-cell>
          <table:table-cell office:value-type="float" office:value="143">
            <text:p>143</text:p>
          </table:table-cell>
          <table:table-cell office:value-type="float" office:value="184">
            <text:p>184</text:p>
          </table:table-cell>
          <table:table-cell office:value-type="float" office:value="-245">
            <text:p>-245</text:p>
          </table:table-cell>
          <table:table-cell table:formula="of:=((-2*[.B140]+3*[.B141]+6*[.B142]+7*[.B143]+6*[.B144]+3*[.B145]-2*[.B146])/21)" office:value-type="float" office:value="138.142857142857">
            <text:p>138.1428571429</text:p>
          </table:table-cell>
        </table:table-row>
        <table:table-row table:style-name="ro2">
          <table:table-cell office:value-type="float" office:value="698155">
            <text:p>698155</text:p>
          </table:table-cell>
          <table:table-cell office:value-type="float" office:value="148">
            <text:p>148</text:p>
          </table:table-cell>
          <table:table-cell office:value-type="float" office:value="157">
            <text:p>157</text:p>
          </table:table-cell>
          <table:table-cell office:value-type="float" office:value="-245">
            <text:p>-245</text:p>
          </table:table-cell>
          <table:table-cell table:formula="of:=((-2*[.B141]+3*[.B142]+6*[.B143]+7*[.B144]+6*[.B145]+3*[.B146]-2*[.B147])/21)" office:value-type="float" office:value="159.571428571429">
            <text:p>159.5714285714</text:p>
          </table:table-cell>
        </table:table-row>
        <table:table-row table:style-name="ro2">
          <table:table-cell office:value-type="float" office:value="698195">
            <text:p>698195</text:p>
          </table:table-cell>
          <table:table-cell office:value-type="float" office:value="173">
            <text:p>173</text:p>
          </table:table-cell>
          <table:table-cell office:value-type="float" office:value="165">
            <text:p>165</text:p>
          </table:table-cell>
          <table:table-cell office:value-type="float" office:value="-249">
            <text:p>-249</text:p>
          </table:table-cell>
          <table:table-cell table:formula="of:=((-2*[.B142]+3*[.B143]+6*[.B144]+7*[.B145]+6*[.B146]+3*[.B147]-2*[.B148])/21)" office:value-type="float" office:value="185.714285714286">
            <text:p>185.7142857143</text:p>
          </table:table-cell>
        </table:table-row>
        <table:table-row table:style-name="ro2">
          <table:table-cell office:value-type="float" office:value="698235">
            <text:p>698235</text:p>
          </table:table-cell>
          <table:table-cell office:value-type="float" office:value="227">
            <text:p>227</text:p>
          </table:table-cell>
          <table:table-cell office:value-type="float" office:value="149">
            <text:p>149</text:p>
          </table:table-cell>
          <table:table-cell office:value-type="float" office:value="-241">
            <text:p>-241</text:p>
          </table:table-cell>
          <table:table-cell table:formula="of:=((-2*[.B143]+3*[.B144]+6*[.B145]+7*[.B146]+6*[.B147]+3*[.B148]-2*[.B149])/21)" office:value-type="float" office:value="200.428571428571">
            <text:p>200.4285714286</text:p>
          </table:table-cell>
        </table:table-row>
        <table:table-row table:style-name="ro2">
          <table:table-cell office:value-type="float" office:value="698275">
            <text:p>698275</text:p>
          </table:table-cell>
          <table:table-cell office:value-type="float" office:value="214">
            <text:p>214</text:p>
          </table:table-cell>
          <table:table-cell office:value-type="float" office:value="219">
            <text:p>219</text:p>
          </table:table-cell>
          <table:table-cell office:value-type="float" office:value="-241">
            <text:p>-241</text:p>
          </table:table-cell>
          <table:table-cell table:formula="of:=((-2*[.B144]+3*[.B145]+6*[.B146]+7*[.B147]+6*[.B148]+3*[.B149]-2*[.B150])/21)" office:value-type="float" office:value="227.571428571429">
            <text:p>227.5714285714</text:p>
          </table:table-cell>
        </table:table-row>
        <table:table-row table:style-name="ro2">
          <table:table-cell office:value-type="float" office:value="698315">
            <text:p>698315</text:p>
          </table:table-cell>
          <table:table-cell office:value-type="float" office:value="212">
            <text:p>212</text:p>
          </table:table-cell>
          <table:table-cell office:value-type="float" office:value="192">
            <text:p>192</text:p>
          </table:table-cell>
          <table:table-cell office:value-type="float" office:value="-235">
            <text:p>-235</text:p>
          </table:table-cell>
          <table:table-cell table:formula="of:=((-2*[.B145]+3*[.B146]+6*[.B147]+7*[.B148]+6*[.B149]+3*[.B150]-2*[.B151])/21)" office:value-type="float" office:value="237.857142857143">
            <text:p>237.8571428571</text:p>
          </table:table-cell>
        </table:table-row>
        <table:table-row table:style-name="ro2">
          <table:table-cell office:value-type="float" office:value="698356">
            <text:p>698356</text:p>
          </table:table-cell>
          <table:table-cell office:value-type="float" office:value="248">
            <text:p>248</text:p>
          </table:table-cell>
          <table:table-cell office:value-type="float" office:value="137">
            <text:p>137</text:p>
          </table:table-cell>
          <table:table-cell office:value-type="float" office:value="-235">
            <text:p>-235</text:p>
          </table:table-cell>
          <table:table-cell table:formula="of:=((-2*[.B146]+3*[.B147]+6*[.B148]+7*[.B149]+6*[.B150]+3*[.B151]-2*[.B152])/21)" office:value-type="float" office:value="204.952380952381">
            <text:p>204.9523809524</text:p>
          </table:table-cell>
        </table:table-row>
        <table:table-row table:style-name="ro2">
          <table:table-cell office:value-type="float" office:value="698396">
            <text:p>698396</text:p>
          </table:table-cell>
          <table:table-cell office:value-type="float" office:value="160">
            <text:p>160</text:p>
          </table:table-cell>
          <table:table-cell office:value-type="float" office:value="242">
            <text:p>242</text:p>
          </table:table-cell>
          <table:table-cell office:value-type="float" office:value="-231">
            <text:p>-231</text:p>
          </table:table-cell>
          <table:table-cell table:formula="of:=((-2*[.B147]+3*[.B148]+6*[.B149]+7*[.B150]+6*[.B151]+3*[.B152]-2*[.B153])/21)" office:value-type="float" office:value="139.857142857143">
            <text:p>139.8571428571</text:p>
          </table:table-cell>
        </table:table-row>
        <table:table-row table:style-name="ro2">
          <table:table-cell office:value-type="float" office:value="698436">
            <text:p>698436</text:p>
          </table:table-cell>
          <table:table-cell office:value-type="float" office:value="38">
            <text:p>38</text:p>
          </table:table-cell>
          <table:table-cell office:value-type="float" office:value="263">
            <text:p>263</text:p>
          </table:table-cell>
          <table:table-cell office:value-type="float" office:value="-225">
            <text:p>-225</text:p>
          </table:table-cell>
          <table:table-cell table:formula="of:=((-2*[.B148]+3*[.B149]+6*[.B150]+7*[.B151]+6*[.B152]+3*[.B153]-2*[.B154])/21)" office:value-type="float" office:value="79.6190476190476">
            <text:p>79.619047619</text:p>
          </table:table-cell>
        </table:table-row>
        <table:table-row table:style-name="ro2">
          <table:table-cell office:value-type="float" office:value="698476">
            <text:p>698476</text:p>
          </table:table-cell>
          <table:table-cell office:value-type="float" office:value="-17">
            <text:p>-17</text:p>
          </table:table-cell>
          <table:table-cell office:value-type="float" office:value="187">
            <text:p>187</text:p>
          </table:table-cell>
          <table:table-cell office:value-type="float" office:value="-225">
            <text:p>-225</text:p>
          </table:table-cell>
          <table:table-cell table:formula="of:=((-2*[.B149]+3*[.B150]+6*[.B151]+7*[.B152]+6*[.B153]+3*[.B154]-2*[.B155])/21)" office:value-type="float" office:value="-3.85714285714286">
            <text:p>-3.8571428571</text:p>
          </table:table-cell>
        </table:table-row>
        <table:table-row table:style-name="ro2">
          <table:table-cell office:value-type="float" office:value="698515">
            <text:p>698515</text:p>
          </table:table-cell>
          <table:table-cell office:value-type="float" office:value="28">
            <text:p>28</text:p>
          </table:table-cell>
          <table:table-cell office:value-type="float" office:value="234">
            <text:p>234</text:p>
          </table:table-cell>
          <table:table-cell office:value-type="float" office:value="-239">
            <text:p>-239</text:p>
          </table:table-cell>
          <table:table-cell table:formula="of:=((-2*[.B150]+3*[.B151]+6*[.B152]+7*[.B153]+6*[.B154]+3*[.B155]-2*[.B156])/21)" office:value-type="float" office:value="-20.7142857142857">
            <text:p>-20.7142857143</text:p>
          </table:table-cell>
        </table:table-row>
        <table:table-row table:style-name="ro2">
          <table:table-cell office:value-type="float" office:value="698554">
            <text:p>698554</text:p>
          </table:table-cell>
          <table:table-cell office:value-type="float" office:value="-72">
            <text:p>-72</text:p>
          </table:table-cell>
          <table:table-cell office:value-type="float" office:value="192">
            <text:p>192</text:p>
          </table:table-cell>
          <table:table-cell office:value-type="float" office:value="-239">
            <text:p>-239</text:p>
          </table:table-cell>
          <table:table-cell table:formula="of:=((-2*[.B151]+3*[.B152]+6*[.B153]+7*[.B154]+6*[.B155]+3*[.B156]-2*[.B157])/21)" office:value-type="float" office:value="12.2380952380952">
            <text:p>12.2380952381</text:p>
          </table:table-cell>
        </table:table-row>
        <table:table-row table:style-name="ro2">
          <table:table-cell office:value-type="float" office:value="698594">
            <text:p>698594</text:p>
          </table:table-cell>
          <table:table-cell office:value-type="float" office:value="63">
            <text:p>63</text:p>
          </table:table-cell>
          <table:table-cell office:value-type="float" office:value="194">
            <text:p>194</text:p>
          </table:table-cell>
          <table:table-cell office:value-type="float" office:value="-239">
            <text:p>-239</text:p>
          </table:table-cell>
          <table:table-cell table:formula="of:=((-2*[.B152]+3*[.B153]+6*[.B154]+7*[.B155]+6*[.B156]+3*[.B157]-2*[.B158])/21)" office:value-type="float" office:value="-0.476190476190476">
            <text:p>-0.4761904762</text:p>
          </table:table-cell>
        </table:table-row>
        <table:table-row table:style-name="ro2">
          <table:table-cell office:value-type="float" office:value="698635">
            <text:p>698635</text:p>
          </table:table-cell>
          <table:table-cell office:value-type="float" office:value="40">
            <text:p>40</text:p>
          </table:table-cell>
          <table:table-cell office:value-type="float" office:value="259">
            <text:p>259</text:p>
          </table:table-cell>
          <table:table-cell office:value-type="float" office:value="-239">
            <text:p>-239</text:p>
          </table:table-cell>
          <table:table-cell table:formula="of:=((-2*[.B153]+3*[.B154]+6*[.B155]+7*[.B156]+6*[.B157]+3*[.B158]-2*[.B159])/21)" office:value-type="float" office:value="-1.52380952380952">
            <text:p>-1.5238095238</text:p>
          </table:table-cell>
        </table:table-row>
        <table:table-row table:style-name="ro2">
          <table:table-cell office:value-type="float" office:value="698675">
            <text:p>698675</text:p>
          </table:table-cell>
          <table:table-cell office:value-type="float" office:value="-111">
            <text:p>-111</text:p>
          </table:table-cell>
          <table:table-cell office:value-type="float" office:value="220">
            <text:p>220</text:p>
          </table:table-cell>
          <table:table-cell office:value-type="float" office:value="-230">
            <text:p>-230</text:p>
          </table:table-cell>
          <table:table-cell table:formula="of:=((-2*[.B154]+3*[.B155]+6*[.B156]+7*[.B157]+6*[.B158]+3*[.B159]-2*[.B160])/21)" office:value-type="float" office:value="-8.42857142857143">
            <text:p>-8.4285714286</text:p>
          </table:table-cell>
        </table:table-row>
        <table:table-row table:style-name="ro2">
          <table:table-cell office:value-type="float" office:value="698715">
            <text:p>698715</text:p>
          </table:table-cell>
          <table:table-cell office:value-type="float" office:value="22">
            <text:p>22</text:p>
          </table:table-cell>
          <table:table-cell office:value-type="float" office:value="191">
            <text:p>191</text:p>
          </table:table-cell>
          <table:table-cell office:value-type="float" office:value="-227">
            <text:p>-227</text:p>
          </table:table-cell>
          <table:table-cell table:formula="of:=((-2*[.B155]+3*[.B156]+6*[.B157]+7*[.B158]+6*[.B159]+3*[.B160]-2*[.B161])/21)" office:value-type="float" office:value="-64.7619047619048">
            <text:p>-64.7619047619</text:p>
          </table:table-cell>
        </table:table-row>
        <table:table-row table:style-name="ro2">
          <table:table-cell office:value-type="float" office:value="698755">
            <text:p>698755</text:p>
          </table:table-cell>
          <table:table-cell office:value-type="float" office:value="-91">
            <text:p>-91</text:p>
          </table:table-cell>
          <table:table-cell office:value-type="float" office:value="225">
            <text:p>225</text:p>
          </table:table-cell>
          <table:table-cell office:value-type="float" office:value="-227">
            <text:p>-227</text:p>
          </table:table-cell>
          <table:table-cell table:formula="of:=((-2*[.B156]+3*[.B157]+6*[.B158]+7*[.B159]+6*[.B160]+3*[.B161]-2*[.B162])/21)" office:value-type="float" office:value="-49.6190476190476">
            <text:p>-49.619047619</text:p>
          </table:table-cell>
        </table:table-row>
        <table:table-row table:style-name="ro2">
          <table:table-cell office:value-type="float" office:value="698795">
            <text:p>698795</text:p>
          </table:table-cell>
          <table:table-cell office:value-type="float" office:value="-84">
            <text:p>-84</text:p>
          </table:table-cell>
          <table:table-cell office:value-type="float" office:value="211">
            <text:p>211</text:p>
          </table:table-cell>
          <table:table-cell office:value-type="float" office:value="-232">
            <text:p>-232</text:p>
          </table:table-cell>
          <table:table-cell table:formula="of:=((-2*[.B157]+3*[.B158]+6*[.B159]+7*[.B160]+6*[.B161]+3*[.B162]-2*[.B163])/21)" office:value-type="float" office:value="-48.3333333333333">
            <text:p>-48.3333333333</text:p>
          </table:table-cell>
        </table:table-row>
        <table:table-row table:style-name="ro2">
          <table:table-cell office:value-type="float" office:value="698835">
            <text:p>698835</text:p>
          </table:table-cell>
          <table:table-cell office:value-type="float" office:value="22">
            <text:p>22</text:p>
          </table:table-cell>
          <table:table-cell office:value-type="float" office:value="184">
            <text:p>184</text:p>
          </table:table-cell>
          <table:table-cell office:value-type="float" office:value="-232">
            <text:p>-232</text:p>
          </table:table-cell>
          <table:table-cell table:formula="of:=((-2*[.B158]+3*[.B159]+6*[.B160]+7*[.B161]+6*[.B162]+3*[.B163]-2*[.B164])/21)" office:value-type="float" office:value="-84.1904761904762">
            <text:p>-84.1904761905</text:p>
          </table:table-cell>
        </table:table-row>
        <table:table-row table:style-name="ro2">
          <table:table-cell office:value-type="float" office:value="698876">
            <text:p>698876</text:p>
          </table:table-cell>
          <table:table-cell office:value-type="float" office:value="-157">
            <text:p>-157</text:p>
          </table:table-cell>
          <table:table-cell office:value-type="float" office:value="208">
            <text:p>208</text:p>
          </table:table-cell>
          <table:table-cell office:value-type="float" office:value="-243">
            <text:p>-243</text:p>
          </table:table-cell>
          <table:table-cell table:formula="of:=((-2*[.B159]+3*[.B160]+6*[.B161]+7*[.B162]+6*[.B163]+3*[.B164]-2*[.B165])/21)" office:value-type="float" office:value="-70.8095238095238">
            <text:p>-70.8095238095</text:p>
          </table:table-cell>
        </table:table-row>
        <table:table-row table:style-name="ro2">
          <table:table-cell office:value-type="float" office:value="698916">
            <text:p>698916</text:p>
          </table:table-cell>
          <table:table-cell office:value-type="float" office:value="-85">
            <text:p>-85</text:p>
          </table:table-cell>
          <table:table-cell office:value-type="float" office:value="183">
            <text:p>183</text:p>
          </table:table-cell>
          <table:table-cell office:value-type="float" office:value="-245">
            <text:p>-245</text:p>
          </table:table-cell>
          <table:table-cell table:formula="of:=((-2*[.B160]+3*[.B161]+6*[.B162]+7*[.B163]+6*[.B164]+3*[.B165]-2*[.B166])/21)" office:value-type="float" office:value="-81.9523809523809">
            <text:p>-81.9523809524</text:p>
          </table:table-cell>
        </table:table-row>
        <table:table-row table:style-name="ro2">
          <table:table-cell office:value-type="float" office:value="698956">
            <text:p>698956</text:p>
          </table:table-cell>
          <table:table-cell office:value-type="float" office:value="-48">
            <text:p>-48</text:p>
          </table:table-cell>
          <table:table-cell office:value-type="float" office:value="161">
            <text:p>161</text:p>
          </table:table-cell>
          <table:table-cell office:value-type="float" office:value="-245">
            <text:p>-245</text:p>
          </table:table-cell>
          <table:table-cell table:formula="of:=((-2*[.B161]+3*[.B162]+6*[.B163]+7*[.B164]+6*[.B165]+3*[.B166]-2*[.B167])/21)" office:value-type="float" office:value="-102.714285714286">
            <text:p>-102.7142857143</text:p>
          </table:table-cell>
        </table:table-row>
        <table:table-row table:style-name="ro2">
          <table:table-cell office:value-type="float" office:value="698996">
            <text:p>698996</text:p>
          </table:table-cell>
          <table:table-cell office:value-type="float" office:value="-102">
            <text:p>-102</text:p>
          </table:table-cell>
          <table:table-cell office:value-type="float" office:value="166">
            <text:p>166</text:p>
          </table:table-cell>
          <table:table-cell office:value-type="float" office:value="-237">
            <text:p>-237</text:p>
          </table:table-cell>
          <table:table-cell table:formula="of:=((-2*[.B162]+3*[.B163]+6*[.B164]+7*[.B165]+6*[.B166]+3*[.B167]-2*[.B168])/21)" office:value-type="float" office:value="-78.3333333333333">
            <text:p>-78.3333333333</text:p>
          </table:table-cell>
        </table:table-row>
        <table:table-row table:style-name="ro2">
          <table:table-cell office:value-type="float" office:value="699036">
            <text:p>699036</text:p>
          </table:table-cell>
          <table:table-cell office:value-type="float" office:value="-88">
            <text:p>-88</text:p>
          </table:table-cell>
          <table:table-cell office:value-type="float" office:value="184">
            <text:p>184</text:p>
          </table:table-cell>
          <table:table-cell office:value-type="float" office:value="-237">
            <text:p>-237</text:p>
          </table:table-cell>
          <table:table-cell table:formula="of:=((-2*[.B163]+3*[.B164]+6*[.B165]+7*[.B166]+6*[.B167]+3*[.B168]-2*[.B169])/21)" office:value-type="float" office:value="-63.4761904761905">
            <text:p>-63.4761904762</text:p>
          </table:table-cell>
        </table:table-row>
        <table:table-row table:style-name="ro2">
          <table:table-cell office:value-type="float" office:value="699076">
            <text:p>699076</text:p>
          </table:table-cell>
          <table:table-cell office:value-type="float" office:value="-40">
            <text:p>-40</text:p>
          </table:table-cell>
          <table:table-cell office:value-type="float" office:value="211">
            <text:p>211</text:p>
          </table:table-cell>
          <table:table-cell office:value-type="float" office:value="-227">
            <text:p>-227</text:p>
          </table:table-cell>
          <table:table-cell table:formula="of:=((-2*[.B164]+3*[.B165]+6*[.B166]+7*[.B167]+6*[.B168]+3*[.B169]-2*[.B170])/21)" office:value-type="float" office:value="-47.7142857142857">
            <text:p>-47.7142857143</text:p>
          </table:table-cell>
        </table:table-row>
        <table:table-row table:style-name="ro2">
          <table:table-cell office:value-type="float" office:value="699117">
            <text:p>699117</text:p>
          </table:table-cell>
          <table:table-cell office:value-type="float" office:value="27">
            <text:p>27</text:p>
          </table:table-cell>
          <table:table-cell office:value-type="float" office:value="171">
            <text:p>171</text:p>
          </table:table-cell>
          <table:table-cell office:value-type="float" office:value="-236">
            <text:p>-236</text:p>
          </table:table-cell>
          <table:table-cell table:formula="of:=((-2*[.B165]+3*[.B166]+6*[.B167]+7*[.B168]+6*[.B169]+3*[.B170]-2*[.B171])/21)" office:value-type="float" office:value="-7">
            <text:p>-7</text:p>
          </table:table-cell>
        </table:table-row>
        <table:table-row table:style-name="ro2">
          <table:table-cell office:value-type="float" office:value="699156">
            <text:p>699156</text:p>
          </table:table-cell>
          <table:table-cell office:value-type="float" office:value="-14">
            <text:p>-14</text:p>
          </table:table-cell>
          <table:table-cell office:value-type="float" office:value="179">
            <text:p>179</text:p>
          </table:table-cell>
          <table:table-cell office:value-type="float" office:value="-236">
            <text:p>-236</text:p>
          </table:table-cell>
          <table:table-cell table:formula="of:=((-2*[.B166]+3*[.B167]+6*[.B168]+7*[.B169]+6*[.B170]+3*[.B171]-2*[.B172])/21)" office:value-type="float" office:value="21.8095238095238">
            <text:p>21.8095238095</text:p>
          </table:table-cell>
        </table:table-row>
        <table:table-row table:style-name="ro2">
          <table:table-cell office:value-type="float" office:value="699195">
            <text:p>699195</text:p>
          </table:table-cell>
          <table:table-cell office:value-type="float" office:value="52">
            <text:p>52</text:p>
          </table:table-cell>
          <table:table-cell office:value-type="float" office:value="283">
            <text:p>283</text:p>
          </table:table-cell>
          <table:table-cell office:value-type="float" office:value="-238">
            <text:p>-238</text:p>
          </table:table-cell>
          <table:table-cell table:formula="of:=((-2*[.B167]+3*[.B168]+6*[.B169]+7*[.B170]+6*[.B171]+3*[.B172]-2*[.B173])/21)" office:value-type="float" office:value="51.0952380952381">
            <text:p>51.0952380952</text:p>
          </table:table-cell>
        </table:table-row>
        <table:table-row table:style-name="ro2">
          <table:table-cell office:value-type="float" office:value="699234">
            <text:p>699234</text:p>
          </table:table-cell>
          <table:table-cell office:value-type="float" office:value="54">
            <text:p>54</text:p>
          </table:table-cell>
          <table:table-cell office:value-type="float" office:value="229">
            <text:p>229</text:p>
          </table:table-cell>
          <table:table-cell office:value-type="float" office:value="-238">
            <text:p>-238</text:p>
          </table:table-cell>
          <table:table-cell table:formula="of:=((-2*[.B168]+3*[.B169]+6*[.B170]+7*[.B171]+6*[.B172]+3*[.B173]-2*[.B174])/21)" office:value-type="float" office:value="51.1428571428572">
            <text:p>51.1428571429</text:p>
          </table:table-cell>
        </table:table-row>
        <table:table-row table:style-name="ro2">
          <table:table-cell office:value-type="float" office:value="699274">
            <text:p>699274</text:p>
          </table:table-cell>
          <table:table-cell office:value-type="float" office:value="68">
            <text:p>68</text:p>
          </table:table-cell>
          <table:table-cell office:value-type="float" office:value="240">
            <text:p>240</text:p>
          </table:table-cell>
          <table:table-cell office:value-type="float" office:value="-239">
            <text:p>-239</text:p>
          </table:table-cell>
          <table:table-cell table:formula="of:=((-2*[.B169]+3*[.B170]+6*[.B171]+7*[.B172]+6*[.B173]+3*[.B174]-2*[.B175])/21)" office:value-type="float" office:value="13.4285714285714">
            <text:p>13.4285714286</text:p>
          </table:table-cell>
        </table:table-row>
        <table:table-row table:style-name="ro2">
          <table:table-cell office:value-type="float" office:value="699314">
            <text:p>699314</text:p>
          </table:table-cell>
          <table:table-cell office:value-type="float" office:value="-52">
            <text:p>-52</text:p>
          </table:table-cell>
          <table:table-cell office:value-type="float" office:value="352">
            <text:p>352</text:p>
          </table:table-cell>
          <table:table-cell office:value-type="float" office:value="-231">
            <text:p>-231</text:p>
          </table:table-cell>
          <table:table-cell table:formula="of:=((-2*[.B170]+3*[.B171]+6*[.B172]+7*[.B173]+6*[.B174]+3*[.B175]-2*[.B176])/21)" office:value-type="float" office:value="-30.952380952381">
            <text:p>-30.9523809524</text:p>
          </table:table-cell>
        </table:table-row>
        <table:table-row table:style-name="ro2">
          <table:table-cell office:value-type="float" office:value="699355">
            <text:p>699355</text:p>
          </table:table-cell>
          <table:table-cell office:value-type="float" office:value="-114">
            <text:p>-114</text:p>
          </table:table-cell>
          <table:table-cell office:value-type="float" office:value="154">
            <text:p>154</text:p>
          </table:table-cell>
          <table:table-cell office:value-type="float" office:value="-231">
            <text:p>-231</text:p>
          </table:table-cell>
          <table:table-cell table:formula="of:=((-2*[.B171]+3*[.B172]+6*[.B173]+7*[.B174]+6*[.B175]+3*[.B176]-2*[.B177])/21)" office:value-type="float" office:value="-39.8095238095238">
            <text:p>-39.8095238095</text:p>
          </table:table-cell>
        </table:table-row>
        <table:table-row table:style-name="ro2">
          <table:table-cell office:value-type="float" office:value="699396">
            <text:p>699396</text:p>
          </table:table-cell>
          <table:table-cell office:value-type="float" office:value="24">
            <text:p>24</text:p>
          </table:table-cell>
          <table:table-cell office:value-type="float" office:value="233">
            <text:p>233</text:p>
          </table:table-cell>
          <table:table-cell office:value-type="float" office:value="-230">
            <text:p>-230</text:p>
          </table:table-cell>
          <table:table-cell table:formula="of:=((-2*[.B172]+3*[.B173]+6*[.B174]+7*[.B175]+6*[.B176]+3*[.B177]-2*[.B178])/21)" office:value-type="float" office:value="-7.52380952380952">
            <text:p>-7.5238095238</text:p>
          </table:table-cell>
        </table:table-row>
        <table:table-row table:style-name="ro2">
          <table:table-cell office:value-type="float" office:value="699436">
            <text:p>699436</text:p>
          </table:table-cell>
          <table:table-cell office:value-type="float" office:value="70">
            <text:p>70</text:p>
          </table:table-cell>
          <table:table-cell office:value-type="float" office:value="169">
            <text:p>169</text:p>
          </table:table-cell>
          <table:table-cell office:value-type="float" office:value="-230">
            <text:p>-230</text:p>
          </table:table-cell>
          <table:table-cell table:formula="of:=((-2*[.B173]+3*[.B174]+6*[.B175]+7*[.B176]+6*[.B177]+3*[.B178]-2*[.B179])/21)" office:value-type="float" office:value="48.0476190476191">
            <text:p>48.0476190476</text:p>
          </table:table-cell>
        </table:table-row>
        <table:table-row table:style-name="ro2">
          <table:table-cell office:value-type="float" office:value="699476">
            <text:p>699476</text:p>
          </table:table-cell>
          <table:table-cell office:value-type="float" office:value="88">
            <text:p>88</text:p>
          </table:table-cell>
          <table:table-cell office:value-type="float" office:value="111">
            <text:p>111</text:p>
          </table:table-cell>
          <table:table-cell office:value-type="float" office:value="-222">
            <text:p>-222</text:p>
          </table:table-cell>
          <table:table-cell table:formula="of:=((-2*[.B174]+3*[.B175]+6*[.B176]+7*[.B177]+6*[.B178]+3*[.B179]-2*[.B180])/21)" office:value-type="float" office:value="68.5238095238095">
            <text:p>68.5238095238</text:p>
          </table:table-cell>
        </table:table-row>
        <table:table-row table:style-name="ro2">
          <table:table-cell office:value-type="float" office:value="699516">
            <text:p>699516</text:p>
          </table:table-cell>
          <table:table-cell office:value-type="float" office:value="17">
            <text:p>17</text:p>
          </table:table-cell>
          <table:table-cell office:value-type="float" office:value="173">
            <text:p>173</text:p>
          </table:table-cell>
          <table:table-cell office:value-type="float" office:value="-231">
            <text:p>-231</text:p>
          </table:table-cell>
          <table:table-cell table:formula="of:=((-2*[.B175]+3*[.B176]+6*[.B177]+7*[.B178]+6*[.B179]+3*[.B180]-2*[.B181])/21)" office:value-type="float" office:value="37.2857142857143">
            <text:p>37.2857142857</text:p>
          </table:table-cell>
        </table:table-row>
        <table:table-row table:style-name="ro2">
          <table:table-cell office:value-type="float" office:value="699556">
            <text:p>699556</text:p>
          </table:table-cell>
          <table:table-cell office:value-type="float" office:value="-17">
            <text:p>-17</text:p>
          </table:table-cell>
          <table:table-cell office:value-type="float" office:value="199">
            <text:p>199</text:p>
          </table:table-cell>
          <table:table-cell office:value-type="float" office:value="-231">
            <text:p>-231</text:p>
          </table:table-cell>
          <table:table-cell table:formula="of:=((-2*[.B176]+3*[.B177]+6*[.B178]+7*[.B179]+6*[.B180]+3*[.B181]-2*[.B182])/21)" office:value-type="float" office:value="-6.57142857142857">
            <text:p>-6.5714285714</text:p>
          </table:table-cell>
        </table:table-row>
        <table:table-row table:style-name="ro2">
          <table:table-cell office:value-type="float" office:value="699597">
            <text:p>699597</text:p>
          </table:table-cell>
          <table:table-cell office:value-type="float" office:value="-26">
            <text:p>-26</text:p>
          </table:table-cell>
          <table:table-cell office:value-type="float" office:value="147">
            <text:p>147</text:p>
          </table:table-cell>
          <table:table-cell office:value-type="float" office:value="-224">
            <text:p>-224</text:p>
          </table:table-cell>
          <table:table-cell table:formula="of:=((-2*[.B177]+3*[.B178]+6*[.B179]+7*[.B180]+6*[.B181]+3*[.B182]-2*[.B183])/21)" office:value-type="float" office:value="-48.1904761904762">
            <text:p>-48.1904761905</text:p>
          </table:table-cell>
        </table:table-row>
        <table:table-row table:style-name="ro2">
          <table:table-cell office:value-type="float" office:value="699637">
            <text:p>699637</text:p>
          </table:table-cell>
          <table:table-cell office:value-type="float" office:value="-77">
            <text:p>-77</text:p>
          </table:table-cell>
          <table:table-cell office:value-type="float" office:value="135">
            <text:p>135</text:p>
          </table:table-cell>
          <table:table-cell office:value-type="float" office:value="-224">
            <text:p>-224</text:p>
          </table:table-cell>
          <table:table-cell table:formula="of:=((-2*[.B178]+3*[.B179]+6*[.B180]+7*[.B181]+6*[.B182]+3*[.B183]-2*[.B184])/21)" office:value-type="float" office:value="-56.9523809523809">
            <text:p>-56.9523809524</text:p>
          </table:table-cell>
        </table:table-row>
        <table:table-row table:style-name="ro2">
          <table:table-cell office:value-type="float" office:value="699677">
            <text:p>699677</text:p>
          </table:table-cell>
          <table:table-cell office:value-type="float" office:value="-71">
            <text:p>-71</text:p>
          </table:table-cell>
          <table:table-cell office:value-type="float" office:value="206">
            <text:p>206</text:p>
          </table:table-cell>
          <table:table-cell office:value-type="float" office:value="-226">
            <text:p>-226</text:p>
          </table:table-cell>
          <table:table-cell table:formula="of:=((-2*[.B179]+3*[.B180]+6*[.B181]+7*[.B182]+6*[.B183]+3*[.B184]-2*[.B185])/21)" office:value-type="float" office:value="-65.4285714285714">
            <text:p>-65.4285714286</text:p>
          </table:table-cell>
        </table:table-row>
        <table:table-row table:style-name="ro2">
          <table:table-cell office:value-type="float" office:value="699717">
            <text:p>699717</text:p>
          </table:table-cell>
          <table:table-cell office:value-type="float" office:value="-36">
            <text:p>-36</text:p>
          </table:table-cell>
          <table:table-cell office:value-type="float" office:value="194">
            <text:p>194</text:p>
          </table:table-cell>
          <table:table-cell office:value-type="float" office:value="-223">
            <text:p>-223</text:p>
          </table:table-cell>
          <table:table-cell table:formula="of:=((-2*[.B180]+3*[.B181]+6*[.B182]+7*[.B183]+6*[.B184]+3*[.B185]-2*[.B186])/21)" office:value-type="float" office:value="-62.952380952381">
            <text:p>-62.9523809524</text:p>
          </table:table-cell>
        </table:table-row>
        <table:table-row table:style-name="ro2">
          <table:table-cell office:value-type="float" office:value="699757">
            <text:p>699757</text:p>
          </table:table-cell>
          <table:table-cell office:value-type="float" office:value="-59">
            <text:p>-59</text:p>
          </table:table-cell>
          <table:table-cell office:value-type="float" office:value="200">
            <text:p>200</text:p>
          </table:table-cell>
          <table:table-cell office:value-type="float" office:value="-223">
            <text:p>-223</text:p>
          </table:table-cell>
          <table:table-cell table:formula="of:=((-2*[.B181]+3*[.B182]+6*[.B183]+7*[.B184]+6*[.B185]+3*[.B186]-2*[.B187])/21)" office:value-type="float" office:value="-41.6666666666667">
            <text:p>-41.6666666667</text:p>
          </table:table-cell>
        </table:table-row>
        <table:table-row table:style-name="ro2">
          <table:table-cell office:value-type="float" office:value="699796">
            <text:p>699796</text:p>
          </table:table-cell>
          <table:table-cell office:value-type="float" office:value="-11">
            <text:p>-11</text:p>
          </table:table-cell>
          <table:table-cell office:value-type="float" office:value="234">
            <text:p>234</text:p>
          </table:table-cell>
          <table:table-cell office:value-type="float" office:value="-234">
            <text:p>-234</text:p>
          </table:table-cell>
          <table:table-cell table:formula="of:=((-2*[.B182]+3*[.B183]+6*[.B184]+7*[.B185]+6*[.B186]+3*[.B187]-2*[.B188])/21)" office:value-type="float" office:value="-3.14285714285714">
            <text:p>-3.1428571429</text:p>
          </table:table-cell>
        </table:table-row>
        <table:table-row table:style-name="ro2">
          <table:table-cell office:value-type="float" office:value="699836">
            <text:p>699836</text:p>
          </table:table-cell>
          <table:table-cell office:value-type="float" office:value="39">
            <text:p>39</text:p>
          </table:table-cell>
          <table:table-cell office:value-type="float" office:value="232">
            <text:p>232</text:p>
          </table:table-cell>
          <table:table-cell office:value-type="float" office:value="-234">
            <text:p>-234</text:p>
          </table:table-cell>
          <table:table-cell table:formula="of:=((-2*[.B183]+3*[.B184]+6*[.B185]+7*[.B186]+6*[.B187]+3*[.B188]-2*[.B189])/21)" office:value-type="float" office:value="38.7619047619048">
            <text:p>38.7619047619</text:p>
          </table:table-cell>
        </table:table-row>
        <table:table-row table:style-name="ro2">
          <table:table-cell office:value-type="float" office:value="699875">
            <text:p>699875</text:p>
          </table:table-cell>
          <table:table-cell office:value-type="float" office:value="119">
            <text:p>119</text:p>
          </table:table-cell>
          <table:table-cell office:value-type="float" office:value="153">
            <text:p>153</text:p>
          </table:table-cell>
          <table:table-cell office:value-type="float" office:value="-234">
            <text:p>-234</text:p>
          </table:table-cell>
          <table:table-cell table:formula="of:=((-2*[.B184]+3*[.B185]+6*[.B186]+7*[.B187]+6*[.B188]+3*[.B189]-2*[.B190])/21)" office:value-type="float" office:value="107.904761904762">
            <text:p>107.9047619048</text:p>
          </table:table-cell>
        </table:table-row>
        <table:table-row table:style-name="ro2">
          <table:table-cell office:value-type="float" office:value="699915">
            <text:p>699915</text:p>
          </table:table-cell>
          <table:table-cell office:value-type="float" office:value="130">
            <text:p>130</text:p>
          </table:table-cell>
          <table:table-cell office:value-type="float" office:value="157">
            <text:p>157</text:p>
          </table:table-cell>
          <table:table-cell office:value-type="float" office:value="-236">
            <text:p>-236</text:p>
          </table:table-cell>
          <table:table-cell table:formula="of:=((-2*[.B185]+3*[.B186]+6*[.B187]+7*[.B188]+6*[.B189]+3*[.B190]-2*[.B191])/21)" office:value-type="float" office:value="137.809523809524">
            <text:p>137.8095238095</text:p>
          </table:table-cell>
        </table:table-row>
        <table:table-row table:style-name="ro2">
          <table:table-cell office:value-type="float" office:value="699955">
            <text:p>699955</text:p>
          </table:table-cell>
          <table:table-cell office:value-type="float" office:value="196">
            <text:p>196</text:p>
          </table:table-cell>
          <table:table-cell office:value-type="float" office:value="248">
            <text:p>248</text:p>
          </table:table-cell>
          <table:table-cell office:value-type="float" office:value="-236">
            <text:p>-236</text:p>
          </table:table-cell>
          <table:table-cell table:formula="of:=((-2*[.B186]+3*[.B187]+6*[.B188]+7*[.B189]+6*[.B190]+3*[.B191]-2*[.B192])/21)" office:value-type="float" office:value="155.047619047619">
            <text:p>155.0476190476</text:p>
          </table:table-cell>
        </table:table-row>
        <table:table-row table:style-name="ro2">
          <table:table-cell office:value-type="float" office:value="699995">
            <text:p>699995</text:p>
          </table:table-cell>
          <table:table-cell office:value-type="float" office:value="127">
            <text:p>127</text:p>
          </table:table-cell>
          <table:table-cell office:value-type="float" office:value="116">
            <text:p>116</text:p>
          </table:table-cell>
          <table:table-cell office:value-type="float" office:value="-243">
            <text:p>-243</text:p>
          </table:table-cell>
          <table:table-cell table:formula="of:=((-2*[.B187]+3*[.B188]+6*[.B189]+7*[.B190]+6*[.B191]+3*[.B192]-2*[.B193])/21)" office:value-type="float" office:value="184.619047619048">
            <text:p>184.619047619</text:p>
          </table:table-cell>
        </table:table-row>
        <table:table-row table:style-name="ro2">
          <table:table-cell office:value-type="float" office:value="700035">
            <text:p>700035</text:p>
          </table:table-cell>
          <table:table-cell office:value-type="float" office:value="213">
            <text:p>213</text:p>
          </table:table-cell>
          <table:table-cell office:value-type="float" office:value="166">
            <text:p>166</text:p>
          </table:table-cell>
          <table:table-cell office:value-type="float" office:value="-243">
            <text:p>-243</text:p>
          </table:table-cell>
          <table:table-cell table:formula="of:=((-2*[.B188]+3*[.B189]+6*[.B190]+7*[.B191]+6*[.B192]+3*[.B193]-2*[.B194])/21)" office:value-type="float" office:value="218.761904761905">
            <text:p>218.7619047619</text:p>
          </table:table-cell>
        </table:table-row>
        <table:table-row table:style-name="ro2">
          <table:table-cell office:value-type="float" office:value="700075">
            <text:p>700075</text:p>
          </table:table-cell>
          <table:table-cell office:value-type="float" office:value="288">
            <text:p>288</text:p>
          </table:table-cell>
          <table:table-cell office:value-type="float" office:value="160">
            <text:p>160</text:p>
          </table:table-cell>
          <table:table-cell office:value-type="float" office:value="-251">
            <text:p>-251</text:p>
          </table:table-cell>
          <table:table-cell table:formula="of:=((-2*[.B189]+3*[.B190]+6*[.B191]+7*[.B192]+6*[.B193]+3*[.B194]-2*[.B195])/21)" office:value-type="float" office:value="235.809523809524">
            <text:p>235.8095238095</text:p>
          </table:table-cell>
        </table:table-row>
        <table:table-row table:style-name="ro2">
          <table:table-cell office:value-type="float" office:value="700115">
            <text:p>700115</text:p>
          </table:table-cell>
          <table:table-cell office:value-type="float" office:value="241">
            <text:p>241</text:p>
          </table:table-cell>
          <table:table-cell office:value-type="float" office:value="161">
            <text:p>161</text:p>
          </table:table-cell>
          <table:table-cell office:value-type="float" office:value="-251">
            <text:p>-251</text:p>
          </table:table-cell>
          <table:table-cell table:formula="of:=((-2*[.B190]+3*[.B191]+6*[.B192]+7*[.B193]+6*[.B194]+3*[.B195]-2*[.B196])/21)" office:value-type="float" office:value="269.285714285714">
            <text:p>269.2857142857</text:p>
          </table:table-cell>
        </table:table-row>
        <table:table-row table:style-name="ro2">
          <table:table-cell office:value-type="float" office:value="700155">
            <text:p>700155</text:p>
          </table:table-cell>
          <table:table-cell office:value-type="float" office:value="219">
            <text:p>219</text:p>
          </table:table-cell>
          <table:table-cell office:value-type="float" office:value="204">
            <text:p>204</text:p>
          </table:table-cell>
          <table:table-cell office:value-type="float" office:value="-251">
            <text:p>-251</text:p>
          </table:table-cell>
          <table:table-cell table:formula="of:=((-2*[.B191]+3*[.B192]+6*[.B193]+7*[.B194]+6*[.B195]+3*[.B196]-2*[.B197])/21)" office:value-type="float" office:value="236.666666666667">
            <text:p>236.6666666667</text:p>
          </table:table-cell>
        </table:table-row>
        <table:table-row table:style-name="ro2">
          <table:table-cell office:value-type="float" office:value="700196">
            <text:p>700196</text:p>
          </table:table-cell>
          <table:table-cell office:value-type="float" office:value="217">
            <text:p>217</text:p>
          </table:table-cell>
          <table:table-cell office:value-type="float" office:value="234">
            <text:p>234</text:p>
          </table:table-cell>
          <table:table-cell office:value-type="float" office:value="-259">
            <text:p>-259</text:p>
          </table:table-cell>
          <table:table-cell table:formula="of:=((-2*[.B192]+3*[.B193]+6*[.B194]+7*[.B195]+6*[.B196]+3*[.B197]-2*[.B198])/21)" office:value-type="float" office:value="156.809523809524">
            <text:p>156.8095238095</text:p>
          </table:table-cell>
        </table:table-row>
        <table:table-row table:style-name="ro2">
          <table:table-cell office:value-type="float" office:value="700236">
            <text:p>700236</text:p>
          </table:table-cell>
          <table:table-cell office:value-type="float" office:value="55">
            <text:p>55</text:p>
          </table:table-cell>
          <table:table-cell office:value-type="float" office:value="197">
            <text:p>197</text:p>
          </table:table-cell>
          <table:table-cell office:value-type="float" office:value="-259">
            <text:p>-259</text:p>
          </table:table-cell>
          <table:table-cell table:formula="of:=((-2*[.B193]+3*[.B194]+6*[.B195]+7*[.B196]+6*[.B197]+3*[.B198]-2*[.B199])/21)" office:value-type="float" office:value="64.6666666666667">
            <text:p>64.6666666667</text:p>
          </table:table-cell>
        </table:table-row>
        <table:table-row table:style-name="ro2">
          <table:table-cell office:value-type="float" office:value="700276">
            <text:p>700276</text:p>
          </table:table-cell>
          <table:table-cell office:value-type="float" office:value="-43">
            <text:p>-43</text:p>
          </table:table-cell>
          <table:table-cell office:value-type="float" office:value="220">
            <text:p>220</text:p>
          </table:table-cell>
          <table:table-cell office:value-type="float" office:value="-260">
            <text:p>-260</text:p>
          </table:table-cell>
          <table:table-cell table:formula="of:=((-2*[.B194]+3*[.B195]+6*[.B196]+7*[.B197]+6*[.B198]+3*[.B199]-2*[.B200])/21)" office:value-type="float" office:value="-1.95238095238095">
            <text:p>-1.9523809524</text:p>
          </table:table-cell>
        </table:table-row>
        <table:table-row table:style-name="ro2">
          <table:table-cell office:value-type="float" office:value="700316">
            <text:p>700316</text:p>
          </table:table-cell>
          <table:table-cell office:value-type="float" office:value="-56">
            <text:p>-56</text:p>
          </table:table-cell>
          <table:table-cell office:value-type="float" office:value="230">
            <text:p>230</text:p>
          </table:table-cell>
          <table:table-cell office:value-type="float" office:value="-260">
            <text:p>-260</text:p>
          </table:table-cell>
          <table:table-cell table:formula="of:=((-2*[.B195]+3*[.B196]+6*[.B197]+7*[.B198]+6*[.B199]+3*[.B200]-2*[.B201])/21)" office:value-type="float" office:value="-28.047619047619">
            <text:p>-28.0476190476</text:p>
          </table:table-cell>
        </table:table-row>
        <table:table-row table:style-name="ro2">
          <table:table-cell office:value-type="float" office:value="700356">
            <text:p>700356</text:p>
          </table:table-cell>
          <table:table-cell office:value-type="float" office:value="39">
            <text:p>39</text:p>
          </table:table-cell>
          <table:table-cell office:value-type="float" office:value="176">
            <text:p>176</text:p>
          </table:table-cell>
          <table:table-cell office:value-type="float" office:value="-266">
            <text:p>-266</text:p>
          </table:table-cell>
          <table:table-cell table:formula="of:=((-2*[.B196]+3*[.B197]+6*[.B198]+7*[.B199]+6*[.B200]+3*[.B201]-2*[.B202])/21)" office:value-type="float" office:value="-2.38095238095238">
            <text:p>-2.380952381</text:p>
          </table:table-cell>
        </table:table-row>
        <table:table-row table:style-name="ro2">
          <table:table-cell office:value-type="float" office:value="700396">
            <text:p>700396</text:p>
          </table:table-cell>
          <table:table-cell office:value-type="float" office:value="32">
            <text:p>32</text:p>
          </table:table-cell>
          <table:table-cell office:value-type="float" office:value="227">
            <text:p>227</text:p>
          </table:table-cell>
          <table:table-cell office:value-type="float" office:value="-264">
            <text:p>-264</text:p>
          </table:table-cell>
          <table:table-cell table:formula="of:=((-2*[.B197]+3*[.B198]+6*[.B199]+7*[.B200]+6*[.B201]+3*[.B202]-2*[.B203])/21)" office:value-type="float" office:value="18.4761904761905">
            <text:p>18.4761904762</text:p>
          </table:table-cell>
        </table:table-row>
        <table:table-row table:style-name="ro2">
          <table:table-cell office:value-type="float" office:value="700436">
            <text:p>700436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-264">
            <text:p>-264</text:p>
          </table:table-cell>
          <table:table-cell table:formula="of:=((-2*[.B198]+3*[.B199]+6*[.B200]+7*[.B201]+6*[.B202]+3*[.B203]-2*[.B204])/21)" office:value-type="float" office:value="9.80952380952381">
            <text:p>9.8095238095</text:p>
          </table:table-cell>
        </table:table-row>
        <table:table-row table:style-name="ro2">
          <table:table-cell office:value-type="float" office:value="700475">
            <text:p>700475</text:p>
          </table:table-cell>
          <table:table-cell office:value-type="float" office:value="-30">
            <text:p>-30</text:p>
          </table:table-cell>
          <table:table-cell office:value-type="float" office:value="199">
            <text:p>199</text:p>
          </table:table-cell>
          <table:table-cell office:value-type="float" office:value="-261">
            <text:p>-261</text:p>
          </table:table-cell>
          <table:table-cell table:formula="of:=((-2*[.B199]+3*[.B200]+6*[.B201]+7*[.B202]+6*[.B203]+3*[.B204]-2*[.B205])/21)" office:value-type="float" office:value="-35.4761904761905">
            <text:p>-35.4761904762</text:p>
          </table:table-cell>
        </table:table-row>
        <table:table-row table:style-name="ro2">
          <table:table-cell office:value-type="float" office:value="700514">
            <text:p>700514</text:p>
          </table:table-cell>
          <table:table-cell office:value-type="float" office:value="-51">
            <text:p>-51</text:p>
          </table:table-cell>
          <table:table-cell office:value-type="float" office:value="226">
            <text:p>226</text:p>
          </table:table-cell>
          <table:table-cell office:value-type="float" office:value="-261">
            <text:p>-261</text:p>
          </table:table-cell>
          <table:table-cell table:formula="of:=((-2*[.B200]+3*[.B201]+6*[.B202]+7*[.B203]+6*[.B204]+3*[.B205]-2*[.B206])/21)" office:value-type="float" office:value="-43.5238095238095">
            <text:p>-43.5238095238</text:p>
          </table:table-cell>
        </table:table-row>
        <table:table-row table:style-name="ro2">
          <table:table-cell office:value-type="float" office:value="700554">
            <text:p>700554</text:p>
          </table:table-cell>
          <table:table-cell office:value-type="float" office:value="-59">
            <text:p>-59</text:p>
          </table:table-cell>
          <table:table-cell office:value-type="float" office:value="207">
            <text:p>207</text:p>
          </table:table-cell>
          <table:table-cell office:value-type="float" office:value="-258">
            <text:p>-258</text:p>
          </table:table-cell>
          <table:table-cell table:formula="of:=((-2*[.B201]+3*[.B202]+6*[.B203]+7*[.B204]+6*[.B205]+3*[.B206]-2*[.B207])/21)" office:value-type="float" office:value="-14.047619047619">
            <text:p>-14.0476190476</text:p>
          </table:table-cell>
        </table:table-row>
        <table:table-row table:style-name="ro2">
          <table:table-cell office:value-type="float" office:value="700594">
            <text:p>700594</text:p>
          </table:table-cell>
          <table:table-cell office:value-type="float" office:value="35">
            <text:p>35</text:p>
          </table:table-cell>
          <table:table-cell office:value-type="float" office:value="132">
            <text:p>132</text:p>
          </table:table-cell>
          <table:table-cell office:value-type="float" office:value="-264">
            <text:p>-264</text:p>
          </table:table-cell>
          <table:table-cell table:formula="of:=((-2*[.B202]+3*[.B203]+6*[.B204]+7*[.B205]+6*[.B206]+3*[.B207]-2*[.B208])/21)" office:value-type="float" office:value="-6.66666666666667">
            <text:p>-6.6666666667</text:p>
          </table:table-cell>
        </table:table-row>
        <table:table-row table:style-name="ro2">
          <table:table-cell office:value-type="float" office:value="700634">
            <text:p>700634</text:p>
          </table:table-cell>
          <table:table-cell office:value-type="float" office:value="32">
            <text:p>32</text:p>
          </table:table-cell>
          <table:table-cell office:value-type="float" office:value="206">
            <text:p>206</text:p>
          </table:table-cell>
          <table:table-cell office:value-type="float" office:value="-264">
            <text:p>-264</text:p>
          </table:table-cell>
          <table:table-cell table:formula="of:=((-2*[.B203]+3*[.B204]+6*[.B205]+7*[.B206]+6*[.B207]+3*[.B208]-2*[.B209])/21)" office:value-type="float" office:value="-22.4761904761905">
            <text:p>-22.4761904762</text:p>
          </table:table-cell>
        </table:table-row>
        <table:table-row table:style-name="ro2">
          <table:table-cell office:value-type="float" office:value="700675">
            <text:p>700675</text:p>
          </table:table-cell>
          <table:table-cell office:value-type="float" office:value="-104">
            <text:p>-104</text:p>
          </table:table-cell>
          <table:table-cell office:value-type="float" office:value="225">
            <text:p>225</text:p>
          </table:table-cell>
          <table:table-cell office:value-type="float" office:value="-255">
            <text:p>-255</text:p>
          </table:table-cell>
          <table:table-cell table:formula="of:=((-2*[.B204]+3*[.B205]+6*[.B206]+7*[.B207]+6*[.B208]+3*[.B209]-2*[.B210])/21)" office:value-type="float" office:value="-36.1904761904762">
            <text:p>-36.1904761905</text:p>
          </table:table-cell>
        </table:table-row>
        <table:table-row table:style-name="ro2">
          <table:table-cell office:value-type="float" office:value="700715">
            <text:p>700715</text:p>
          </table:table-cell>
          <table:table-cell office:value-type="float" office:value="-91">
            <text:p>-91</text:p>
          </table:table-cell>
          <table:table-cell office:value-type="float" office:value="193">
            <text:p>193</text:p>
          </table:table-cell>
          <table:table-cell office:value-type="float" office:value="-255">
            <text:p>-255</text:p>
          </table:table-cell>
          <table:table-cell table:formula="of:=((-2*[.B205]+3*[.B206]+6*[.B207]+7*[.B208]+6*[.B209]+3*[.B210]-2*[.B211])/21)" office:value-type="float" office:value="-71.5238095238095">
            <text:p>-71.5238095238</text:p>
          </table:table-cell>
        </table:table-row>
        <table:table-row table:style-name="ro2">
          <table:table-cell office:value-type="float" office:value="700755">
            <text:p>700755</text:p>
          </table:table-cell>
          <table:table-cell office:value-type="float" office:value="-33">
            <text:p>-33</text:p>
          </table:table-cell>
          <table:table-cell office:value-type="float" office:value="204">
            <text:p>204</text:p>
          </table:table-cell>
          <table:table-cell office:value-type="float" office:value="-250">
            <text:p>-250</text:p>
          </table:table-cell>
          <table:table-cell table:formula="of:=((-2*[.B206]+3*[.B207]+6*[.B208]+7*[.B209]+6*[.B210]+3*[.B211]-2*[.B212])/21)" office:value-type="float" office:value="-95.8571428571429">
            <text:p>-95.8571428571</text:p>
          </table:table-cell>
        </table:table-row>
        <table:table-row table:style-name="ro2">
          <table:table-cell office:value-type="float" office:value="700795">
            <text:p>700795</text:p>
          </table:table-cell>
          <table:table-cell office:value-type="float" office:value="-99">
            <text:p>-99</text:p>
          </table:table-cell>
          <table:table-cell office:value-type="float" office:value="166">
            <text:p>166</text:p>
          </table:table-cell>
          <table:table-cell office:value-type="float" office:value="-246">
            <text:p>-246</text:p>
          </table:table-cell>
          <table:table-cell table:formula="of:=((-2*[.B207]+3*[.B208]+6*[.B209]+7*[.B210]+6*[.B211]+3*[.B212]-2*[.B213])/21)" office:value-type="float" office:value="-87.0476190476191">
            <text:p>-87.0476190476</text:p>
          </table:table-cell>
        </table:table-row>
        <table:table-row table:style-name="ro2">
          <table:table-cell office:value-type="float" office:value="700835">
            <text:p>700835</text:p>
          </table:table-cell>
          <table:table-cell office:value-type="float" office:value="-114">
            <text:p>-114</text:p>
          </table:table-cell>
          <table:table-cell office:value-type="float" office:value="191">
            <text:p>191</text:p>
          </table:table-cell>
          <table:table-cell office:value-type="float" office:value="-246">
            <text:p>-246</text:p>
          </table:table-cell>
          <table:table-cell table:formula="of:=((-2*[.B208]+3*[.B209]+6*[.B210]+7*[.B211]+6*[.B212]+3*[.B213]-2*[.B214])/21)" office:value-type="float" office:value="-70.6666666666667">
            <text:p>-70.6666666667</text:p>
          </table:table-cell>
        </table:table-row>
        <table:table-row table:style-name="ro2">
          <table:table-cell office:value-type="float" office:value="700875">
            <text:p>700875</text:p>
          </table:table-cell>
          <table:table-cell office:value-type="float" office:value="-38">
            <text:p>-38</text:p>
          </table:table-cell>
          <table:table-cell office:value-type="float" office:value="201">
            <text:p>201</text:p>
          </table:table-cell>
          <table:table-cell office:value-type="float" office:value="-253">
            <text:p>-253</text:p>
          </table:table-cell>
          <table:table-cell table:formula="of:=((-2*[.B209]+3*[.B210]+6*[.B211]+7*[.B212]+6*[.B213]+3*[.B214]-2*[.B215])/21)" office:value-type="float" office:value="-46.3809523809524">
            <text:p>-46.380952381</text:p>
          </table:table-cell>
        </table:table-row>
        <table:table-row table:style-name="ro2">
          <table:table-cell office:value-type="float" office:value="700916">
            <text:p>700916</text:p>
          </table:table-cell>
          <table:table-cell office:value-type="float" office:value="37">
            <text:p>37</text:p>
          </table:table-cell>
          <table:table-cell office:value-type="float" office:value="204">
            <text:p>204</text:p>
          </table:table-cell>
          <table:table-cell office:value-type="float" office:value="-253">
            <text:p>-253</text:p>
          </table:table-cell>
          <table:table-cell table:formula="of:=((-2*[.B210]+3*[.B211]+6*[.B212]+7*[.B213]+6*[.B214]+3*[.B215]-2*[.B216])/21)" office:value-type="float" office:value="5.04761904761905">
            <text:p>5.0476190476</text:p>
          </table:table-cell>
        </table:table-row>
        <table:table-row table:style-name="ro2">
          <table:table-cell office:value-type="float" office:value="700956">
            <text:p>700956</text:p>
          </table:table-cell>
          <table:table-cell office:value-type="float" office:value="29">
            <text:p>29</text:p>
          </table:table-cell>
          <table:table-cell office:value-type="float" office:value="202">
            <text:p>202</text:p>
          </table:table-cell>
          <table:table-cell office:value-type="float" office:value="-256">
            <text:p>-256</text:p>
          </table:table-cell>
          <table:table-cell table:formula="of:=((-2*[.B211]+3*[.B212]+6*[.B213]+7*[.B214]+6*[.B215]+3*[.B216]-2*[.B217])/21)" office:value-type="float" office:value="38.8095238095238">
            <text:p>38.8095238095</text:p>
          </table:table-cell>
        </table:table-row>
        <table:table-row table:style-name="ro2">
          <table:table-cell office:value-type="float" office:value="700996">
            <text:p>700996</text:p>
          </table:table-cell>
          <table:table-cell office:value-type="float" office:value="51">
            <text:p>51</text:p>
          </table:table-cell>
          <table:table-cell office:value-type="float" office:value="217">
            <text:p>217</text:p>
          </table:table-cell>
          <table:table-cell office:value-type="float" office:value="-254">
            <text:p>-254</text:p>
          </table:table-cell>
          <table:table-cell table:formula="of:=((-2*[.B212]+3*[.B213]+6*[.B214]+7*[.B215]+6*[.B216]+3*[.B217]-2*[.B218])/21)" office:value-type="float" office:value="64.2857142857143">
            <text:p>64.2857142857</text:p>
          </table:table-cell>
        </table:table-row>
        <table:table-row table:style-name="ro2">
          <table:table-cell office:value-type="float" office:value="701036">
            <text:p>701036</text:p>
          </table:table-cell>
          <table:table-cell office:value-type="float" office:value="54">
            <text:p>54</text:p>
          </table:table-cell>
          <table:table-cell office:value-type="float" office:value="252">
            <text:p>252</text:p>
          </table:table-cell>
          <table:table-cell office:value-type="float" office:value="-254">
            <text:p>-254</text:p>
          </table:table-cell>
          <table:table-cell table:formula="of:=((-2*[.B213]+3*[.B214]+6*[.B215]+7*[.B216]+6*[.B217]+3*[.B218]-2*[.B219])/21)" office:value-type="float" office:value="63">
            <text:p>63</text:p>
          </table:table-cell>
        </table:table-row>
        <table:table-row table:style-name="ro2">
          <table:table-cell office:value-type="float" office:value="701075">
            <text:p>701075</text:p>
          </table:table-cell>
          <table:table-cell office:value-type="float" office:value="96">
            <text:p>96</text:p>
          </table:table-cell>
          <table:table-cell office:value-type="float" office:value="267">
            <text:p>267</text:p>
          </table:table-cell>
          <table:table-cell office:value-type="float" office:value="-257">
            <text:p>-257</text:p>
          </table:table-cell>
          <table:table-cell table:formula="of:=((-2*[.B214]+3*[.B215]+6*[.B216]+7*[.B217]+6*[.B218]+3*[.B219]-2*[.B220])/21)" office:value-type="float" office:value="41.2857142857143">
            <text:p>41.2857142857</text:p>
          </table:table-cell>
        </table:table-row>
        <table:table-row table:style-name="ro2">
          <table:table-cell office:value-type="float" office:value="701114">
            <text:p>701114</text:p>
          </table:table-cell>
          <table:table-cell office:value-type="float" office:value="-10">
            <text:p>-10</text:p>
          </table:table-cell>
          <table:table-cell office:value-type="float" office:value="218">
            <text:p>218</text:p>
          </table:table-cell>
          <table:table-cell office:value-type="float" office:value="-257">
            <text:p>-257</text:p>
          </table:table-cell>
          <table:table-cell table:formula="of:=((-2*[.B215]+3*[.B216]+6*[.B217]+7*[.B218]+6*[.B219]+3*[.B220]-2*[.B221])/21)" office:value-type="float" office:value="9.04761904761905">
            <text:p>9.0476190476</text:p>
          </table:table-cell>
        </table:table-row>
        <table:table-row table:style-name="ro2">
          <table:table-cell office:value-type="float" office:value="701155">
            <text:p>701155</text:p>
          </table:table-cell>
          <table:table-cell office:value-type="float" office:value="-40">
            <text:p>-40</text:p>
          </table:table-cell>
          <table:table-cell office:value-type="float" office:value="131">
            <text:p>131</text:p>
          </table:table-cell>
          <table:table-cell office:value-type="float" office:value="-261">
            <text:p>-261</text:p>
          </table:table-cell>
          <table:table-cell table:formula="of:=((-2*[.B216]+3*[.B217]+6*[.B218]+7*[.B219]+6*[.B220]+3*[.B221]-2*[.B222])/21)" office:value-type="float" office:value="9.85714285714286">
            <text:p>9.8571428571</text:p>
          </table:table-cell>
        </table:table-row>
        <table:table-row table:style-name="ro2">
          <table:table-cell office:value-type="float" office:value="701195">
            <text:p>701195</text:p>
          </table:table-cell>
          <table:table-cell office:value-type="float" office:value="22">
            <text:p>22</text:p>
          </table:table-cell>
          <table:table-cell office:value-type="float" office:value="260">
            <text:p>260</text:p>
          </table:table-cell>
          <table:table-cell office:value-type="float" office:value="-253">
            <text:p>-253</text:p>
          </table:table-cell>
          <table:table-cell table:formula="of:=((-2*[.B217]+3*[.B218]+6*[.B219]+7*[.B220]+6*[.B221]+3*[.B222]-2*[.B223])/21)" office:value-type="float" office:value="15.047619047619">
            <text:p>15.0476190476</text:p>
          </table:table-cell>
        </table:table-row>
        <table:table-row table:style-name="ro2">
          <table:table-cell office:value-type="float" office:value="701235">
            <text:p>701235</text:p>
          </table:table-cell>
          <table:table-cell office:value-type="float" office:value="101">
            <text:p>101</text:p>
          </table:table-cell>
          <table:table-cell office:value-type="float" office:value="211">
            <text:p>211</text:p>
          </table:table-cell>
          <table:table-cell office:value-type="float" office:value="-253">
            <text:p>-253</text:p>
          </table:table-cell>
          <table:table-cell table:formula="of:=((-2*[.B218]+3*[.B219]+6*[.B220]+7*[.B221]+6*[.B222]+3*[.B223]-2*[.B224])/21)" office:value-type="float" office:value="48.8095238095238">
            <text:p>48.8095238095</text:p>
          </table:table-cell>
        </table:table-row>
        <table:table-row table:style-name="ro2">
          <table:table-cell office:value-type="float" office:value="701275">
            <text:p>701275</text:p>
          </table:table-cell>
          <table:table-cell office:value-type="float" office:value="34">
            <text:p>34</text:p>
          </table:table-cell>
          <table:table-cell office:value-type="float" office:value="146">
            <text:p>146</text:p>
          </table:table-cell>
          <table:table-cell office:value-type="float" office:value="-242">
            <text:p>-242</text:p>
          </table:table-cell>
          <table:table-cell table:formula="of:=((-2*[.B219]+3*[.B220]+6*[.B221]+7*[.B222]+6*[.B223]+3*[.B224]-2*[.B225])/21)" office:value-type="float" office:value="58.1904761904762">
            <text:p>58.1904761905</text:p>
          </table:table-cell>
        </table:table-row>
        <table:table-row table:style-name="ro2">
          <table:table-cell office:value-type="float" office:value="701315">
            <text:p>701315</text:p>
          </table:table-cell>
          <table:table-cell office:value-type="float" office:value="42">
            <text:p>42</text:p>
          </table:table-cell>
          <table:table-cell office:value-type="float" office:value="169">
            <text:p>169</text:p>
          </table:table-cell>
          <table:table-cell office:value-type="float" office:value="-242">
            <text:p>-242</text:p>
          </table:table-cell>
          <table:table-cell table:formula="of:=((-2*[.B220]+3*[.B221]+6*[.B222]+7*[.B223]+6*[.B224]+3*[.B225]-2*[.B226])/21)" office:value-type="float" office:value="44.3809523809524">
            <text:p>44.380952381</text:p>
          </table:table-cell>
        </table:table-row>
        <table:table-row table:style-name="ro2">
          <table:table-cell office:value-type="float" office:value="701355">
            <text:p>701355</text:p>
          </table:table-cell>
          <table:table-cell office:value-type="float" office:value="22">
            <text:p>22</text:p>
          </table:table-cell>
          <table:table-cell office:value-type="float" office:value="182">
            <text:p>182</text:p>
          </table:table-cell>
          <table:table-cell office:value-type="float" office:value="-241">
            <text:p>-241</text:p>
          </table:table-cell>
          <table:table-cell table:formula="of:=((-2*[.B221]+3*[.B222]+6*[.B223]+7*[.B224]+6*[.B225]+3*[.B226]-2*[.B227])/21)" office:value-type="float" office:value="32.5238095238095">
            <text:p>32.5238095238</text:p>
          </table:table-cell>
        </table:table-row>
        <table:table-row table:style-name="ro2">
          <table:table-cell office:value-type="float" office:value="701396">
            <text:p>701396</text:p>
          </table:table-cell>
          <table:table-cell office:value-type="float" office:value="43">
            <text:p>43</text:p>
          </table:table-cell>
          <table:table-cell office:value-type="float" office:value="211">
            <text:p>211</text:p>
          </table:table-cell>
          <table:table-cell office:value-type="float" office:value="-241">
            <text:p>-241</text:p>
          </table:table-cell>
          <table:table-cell table:formula="of:=((-2*[.B222]+3*[.B223]+6*[.B224]+7*[.B225]+6*[.B226]+3*[.B227]-2*[.B228])/21)" office:value-type="float" office:value="37.4285714285714">
            <text:p>37.4285714286</text:p>
          </table:table-cell>
        </table:table-row>
        <table:table-row table:style-name="ro2">
          <table:table-cell office:value-type="float" office:value="701436">
            <text:p>701436</text:p>
          </table:table-cell>
          <table:table-cell office:value-type="float" office:value="43">
            <text:p>43</text:p>
          </table:table-cell>
          <table:table-cell office:value-type="float" office:value="172">
            <text:p>172</text:p>
          </table:table-cell>
          <table:table-cell office:value-type="float" office:value="-241">
            <text:p>-241</text:p>
          </table:table-cell>
          <table:table-cell table:formula="of:=((-2*[.B223]+3*[.B224]+6*[.B225]+7*[.B226]+6*[.B227]+3*[.B228]-2*[.B229])/21)" office:value-type="float" office:value="30.1904761904762">
            <text:p>30.1904761905</text:p>
          </table:table-cell>
        </table:table-row>
        <table:table-row table:style-name="ro2">
          <table:table-cell office:value-type="float" office:value="701476">
            <text:p>701476</text:p>
          </table:table-cell>
          <table:table-cell office:value-type="float" office:value="5">
            <text:p>5</text:p>
          </table:table-cell>
          <table:table-cell office:value-type="float" office:value="195">
            <text:p>195</text:p>
          </table:table-cell>
          <table:table-cell office:value-type="float" office:value="-240">
            <text:p>-240</text:p>
          </table:table-cell>
          <table:table-cell table:formula="of:=((-2*[.B224]+3*[.B225]+6*[.B226]+7*[.B227]+6*[.B228]+3*[.B229]-2*[.B230])/21)" office:value-type="float" office:value="12.7619047619048">
            <text:p>12.7619047619</text:p>
          </table:table-cell>
        </table:table-row>
        <table:table-row table:style-name="ro2">
          <table:table-cell office:value-type="float" office:value="701516">
            <text:p>701516</text:p>
          </table:table-cell>
          <table:table-cell office:value-type="float" office:value="-11">
            <text:p>-11</text:p>
          </table:table-cell>
          <table:table-cell office:value-type="float" office:value="201">
            <text:p>201</text:p>
          </table:table-cell>
          <table:table-cell office:value-type="float" office:value="-240">
            <text:p>-240</text:p>
          </table:table-cell>
          <table:table-cell table:formula="of:=((-2*[.B225]+3*[.B226]+6*[.B227]+7*[.B228]+6*[.B229]+3*[.B230]-2*[.B231])/21)" office:value-type="float" office:value="-18.4761904761905">
            <text:p>-18.4761904762</text:p>
          </table:table-cell>
        </table:table-row>
        <table:table-row table:style-name="ro2">
          <table:table-cell office:value-type="float" office:value="701556">
            <text:p>701556</text:p>
          </table:table-cell>
          <table:table-cell office:value-type="float" office:value="-48">
            <text:p>-48</text:p>
          </table:table-cell>
          <table:table-cell office:value-type="float" office:value="180">
            <text:p>180</text:p>
          </table:table-cell>
          <table:table-cell office:value-type="float" office:value="-234">
            <text:p>-234</text:p>
          </table:table-cell>
          <table:table-cell table:formula="of:=((-2*[.B226]+3*[.B227]+6*[.B228]+7*[.B229]+6*[.B230]+3*[.B231]-2*[.B232])/21)" office:value-type="float" office:value="-36.5714285714286">
            <text:p>-36.5714285714</text:p>
          </table:table-cell>
        </table:table-row>
        <table:table-row table:style-name="ro2">
          <table:table-cell office:value-type="float" office:value="701596">
            <text:p>701596</text:p>
          </table:table-cell>
          <table:table-cell office:value-type="float" office:value="-50">
            <text:p>-50</text:p>
          </table:table-cell>
          <table:table-cell office:value-type="float" office:value="199">
            <text:p>199</text:p>
          </table:table-cell>
          <table:table-cell office:value-type="float" office:value="-244">
            <text:p>-244</text:p>
          </table:table-cell>
          <table:table-cell table:formula="of:=((-2*[.B227]+3*[.B228]+6*[.B229]+7*[.B230]+6*[.B231]+3*[.B232]-2*[.B233])/21)" office:value-type="float" office:value="-45.5238095238095">
            <text:p>-45.5238095238</text:p>
          </table:table-cell>
        </table:table-row>
        <table:table-row table:style-name="ro2">
          <table:table-cell office:value-type="float" office:value="701637">
            <text:p>701637</text:p>
          </table:table-cell>
          <table:table-cell office:value-type="float" office:value="-27">
            <text:p>-27</text:p>
          </table:table-cell>
          <table:table-cell office:value-type="float" office:value="220">
            <text:p>220</text:p>
          </table:table-cell>
          <table:table-cell office:value-type="float" office:value="-244">
            <text:p>-244</text:p>
          </table:table-cell>
          <table:table-cell table:formula="of:=((-2*[.B228]+3*[.B229]+6*[.B230]+7*[.B231]+6*[.B232]+3*[.B233]-2*[.B234])/21)" office:value-type="float" office:value="-41.8571428571429">
            <text:p>-41.8571428571</text:p>
          </table:table-cell>
        </table:table-row>
        <table:table-row table:style-name="ro2">
          <table:table-cell office:value-type="float" office:value="701677">
            <text:p>701677</text:p>
          </table:table-cell>
          <table:table-cell office:value-type="float" office:value="-43">
            <text:p>-43</text:p>
          </table:table-cell>
          <table:table-cell office:value-type="float" office:value="188">
            <text:p>188</text:p>
          </table:table-cell>
          <table:table-cell office:value-type="float" office:value="-240">
            <text:p>-240</text:p>
          </table:table-cell>
          <table:table-cell table:formula="of:=((-2*[.B229]+3*[.B230]+6*[.B231]+7*[.B232]+6*[.B233]+3*[.B234]-2*[.B235])/21)" office:value-type="float" office:value="-30.7619047619048">
            <text:p>-30.7619047619</text:p>
          </table:table-cell>
        </table:table-row>
        <table:table-row table:style-name="ro2">
          <table:table-cell office:value-type="float" office:value="701716">
            <text:p>701716</text:p>
          </table:table-cell>
          <table:table-cell office:value-type="float" office:value="-8">
            <text:p>-8</text:p>
          </table:table-cell>
          <table:table-cell office:value-type="float" office:value="196">
            <text:p>196</text:p>
          </table:table-cell>
          <table:table-cell office:value-type="float" office:value="-240">
            <text:p>-240</text:p>
          </table:table-cell>
          <table:table-cell table:formula="of:=((-2*[.B230]+3*[.B231]+6*[.B232]+7*[.B233]+6*[.B234]+3*[.B235]-2*[.B236])/21)" office:value-type="float" office:value="-23.1904761904762">
            <text:p>-23.1904761905</text:p>
          </table:table-cell>
        </table:table-row>
        <table:table-row table:style-name="ro2">
          <table:table-cell office:value-type="float" office:value="701755">
            <text:p>701755</text:p>
          </table:table-cell>
          <table:table-cell office:value-type="float" office:value="-7">
            <text:p>-7</text:p>
          </table:table-cell>
          <table:table-cell office:value-type="float" office:value="194">
            <text:p>194</text:p>
          </table:table-cell>
          <table:table-cell office:value-type="float" office:value="-235">
            <text:p>-235</text:p>
          </table:table-cell>
          <table:table-cell table:formula="of:=((-2*[.B231]+3*[.B232]+6*[.B233]+7*[.B234]+6*[.B235]+3*[.B236]-2*[.B237])/21)" office:value-type="float" office:value="5.42857142857143">
            <text:p>5.4285714286</text:p>
          </table:table-cell>
        </table:table-row>
        <table:table-row table:style-name="ro2">
          <table:table-cell office:value-type="float" office:value="701794">
            <text:p>701794</text:p>
          </table:table-cell>
          <table:table-cell office:value-type="float" office:value="30">
            <text:p>30</text:p>
          </table:table-cell>
          <table:table-cell office:value-type="float" office:value="269">
            <text:p>269</text:p>
          </table:table-cell>
          <table:table-cell office:value-type="float" office:value="-235">
            <text:p>-235</text:p>
          </table:table-cell>
          <table:table-cell table:formula="of:=((-2*[.B232]+3*[.B233]+6*[.B234]+7*[.B235]+6*[.B236]+3*[.B237]-2*[.B238])/21)" office:value-type="float" office:value="47.952380952381">
            <text:p>47.9523809524</text:p>
          </table:table-cell>
        </table:table-row>
        <table:table-row table:style-name="ro2">
          <table:table-cell office:value-type="float" office:value="701834">
            <text:p>701834</text:p>
          </table:table-cell>
          <table:table-cell office:value-type="float" office:value="120">
            <text:p>120</text:p>
          </table:table-cell>
          <table:table-cell office:value-type="float" office:value="201">
            <text:p>201</text:p>
          </table:table-cell>
          <table:table-cell office:value-type="float" office:value="-241">
            <text:p>-241</text:p>
          </table:table-cell>
          <table:table-cell table:formula="of:=((-2*[.B233]+3*[.B234]+6*[.B235]+7*[.B236]+6*[.B237]+3*[.B238]-2*[.B239])/21)" office:value-type="float" office:value="93">
            <text:p>93</text:p>
          </table:table-cell>
        </table:table-row>
        <table:table-row table:style-name="ro2">
          <table:table-cell office:value-type="float" office:value="701875">
            <text:p>701875</text:p>
          </table:table-cell>
          <table:table-cell office:value-type="float" office:value="127">
            <text:p>127</text:p>
          </table:table-cell>
          <table:table-cell office:value-type="float" office:value="228">
            <text:p>228</text:p>
          </table:table-cell>
          <table:table-cell office:value-type="float" office:value="-236">
            <text:p>-236</text:p>
          </table:table-cell>
          <table:table-cell table:formula="of:=((-2*[.B234]+3*[.B235]+6*[.B236]+7*[.B237]+6*[.B238]+3*[.B239]-2*[.B240])/21)" office:value-type="float" office:value="126.190476190476">
            <text:p>126.1904761905</text:p>
          </table:table-cell>
        </table:table-row>
        <table:table-row table:style-name="ro2">
          <table:table-cell office:value-type="float" office:value="701915">
            <text:p>701915</text:p>
          </table:table-cell>
          <table:table-cell office:value-type="float" office:value="162">
            <text:p>162</text:p>
          </table:table-cell>
          <table:table-cell office:value-type="float" office:value="203">
            <text:p>203</text:p>
          </table:table-cell>
          <table:table-cell office:value-type="float" office:value="-236">
            <text:p>-236</text:p>
          </table:table-cell>
          <table:table-cell table:formula="of:=((-2*[.B235]+3*[.B236]+6*[.B237]+7*[.B238]+6*[.B239]+3*[.B240]-2*[.B241])/21)" office:value-type="float" office:value="160.190476190476">
            <text:p>160.1904761905</text:p>
          </table:table-cell>
        </table:table-row>
        <table:table-row table:style-name="ro2">
          <table:table-cell office:value-type="float" office:value="701955">
            <text:p>701955</text:p>
          </table:table-cell>
          <table:table-cell office:value-type="float" office:value="155">
            <text:p>155</text:p>
          </table:table-cell>
          <table:table-cell office:value-type="float" office:value="88">
            <text:p>88</text:p>
          </table:table-cell>
          <table:table-cell office:value-type="float" office:value="-246">
            <text:p>-246</text:p>
          </table:table-cell>
          <table:table-cell table:formula="of:=((-2*[.B236]+3*[.B237]+6*[.B238]+7*[.B239]+6*[.B240]+3*[.B241]-2*[.B242])/21)" office:value-type="float" office:value="189.904761904762">
            <text:p>189.9047619048</text:p>
          </table:table-cell>
        </table:table-row>
        <table:table-row table:style-name="ro2">
          <table:table-cell office:value-type="float" office:value="701995">
            <text:p>701995</text:p>
          </table:table-cell>
          <table:table-cell office:value-type="float" office:value="250">
            <text:p>250</text:p>
          </table:table-cell>
          <table:table-cell office:value-type="float" office:value="135">
            <text:p>135</text:p>
          </table:table-cell>
          <table:table-cell office:value-type="float" office:value="-246">
            <text:p>-246</text:p>
          </table:table-cell>
          <table:table-cell table:formula="of:=((-2*[.B237]+3*[.B238]+6*[.B239]+7*[.B240]+6*[.B241]+3*[.B242]-2*[.B243])/21)" office:value-type="float" office:value="224.047619047619">
            <text:p>224.0476190476</text:p>
          </table:table-cell>
        </table:table-row>
        <table:table-row table:style-name="ro2">
          <table:table-cell office:value-type="float" office:value="702035">
            <text:p>702035</text:p>
          </table:table-cell>
          <table:table-cell office:value-type="float" office:value="256">
            <text:p>256</text:p>
          </table:table-cell>
          <table:table-cell office:value-type="float" office:value="221">
            <text:p>221</text:p>
          </table:table-cell>
          <table:table-cell office:value-type="float" office:value="-241">
            <text:p>-241</text:p>
          </table:table-cell>
          <table:table-cell table:formula="of:=((-2*[.B238]+3*[.B239]+6*[.B240]+7*[.B241]+6*[.B242]+3*[.B243]-2*[.B244])/21)" office:value-type="float" office:value="241.571428571429">
            <text:p>241.5714285714</text:p>
          </table:table-cell>
        </table:table-row>
        <table:table-row table:style-name="ro2">
          <table:table-cell office:value-type="float" office:value="702075">
            <text:p>702075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-228">
            <text:p>-228</text:p>
          </table:table-cell>
          <table:table-cell table:formula="of:=((-2*[.B239]+3*[.B240]+6*[.B241]+7*[.B242]+6*[.B243]+3*[.B244]-2*[.B245])/21)" office:value-type="float" office:value="260.238095238095">
            <text:p>260.2380952381</text:p>
          </table:table-cell>
        </table:table-row>
        <table:table-row table:style-name="ro2">
          <table:table-cell office:value-type="float" office:value="702115">
            <text:p>702115</text:p>
          </table:table-cell>
          <table:table-cell office:value-type="float" office:value="230">
            <text:p>230</text:p>
          </table:table-cell>
          <table:table-cell office:value-type="float" office:value="181">
            <text:p>181</text:p>
          </table:table-cell>
          <table:table-cell office:value-type="float" office:value="-228">
            <text:p>-228</text:p>
          </table:table-cell>
          <table:table-cell table:formula="of:=((-2*[.B240]+3*[.B241]+6*[.B242]+7*[.B243]+6*[.B244]+3*[.B245]-2*[.B246])/21)" office:value-type="float" office:value="248.523809523809">
            <text:p>248.5238095238</text:p>
          </table:table-cell>
        </table:table-row>
        <table:table-row table:style-name="ro2">
          <table:table-cell office:value-type="float" office:value="702156">
            <text:p>702156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-225">
            <text:p>-225</text:p>
          </table:table-cell>
          <table:table-cell table:formula="of:=((-2*[.B241]+3*[.B242]+6*[.B243]+7*[.B244]+6*[.B245]+3*[.B246]-2*[.B247])/21)" office:value-type="float" office:value="201.571428571429">
            <text:p>201.5714285714</text:p>
          </table:table-cell>
        </table:table-row>
        <table:table-row table:style-name="ro2">
          <table:table-cell office:value-type="float" office:value="702197">
            <text:p>702197</text:p>
          </table:table-cell>
          <table:table-cell office:value-type="float" office:value="145">
            <text:p>145</text:p>
          </table:table-cell>
          <table:table-cell office:value-type="float" office:value="129">
            <text:p>129</text:p>
          </table:table-cell>
          <table:table-cell office:value-type="float" office:value="-225">
            <text:p>-225</text:p>
          </table:table-cell>
          <table:table-cell table:formula="of:=((-2*[.B242]+3*[.B243]+6*[.B244]+7*[.B245]+6*[.B246]+3*[.B247]-2*[.B248])/21)" office:value-type="float" office:value="124.47619047619">
            <text:p>124.4761904762</text:p>
          </table:table-cell>
        </table:table-row>
        <table:table-row table:style-name="ro2">
          <table:table-cell office:value-type="float" office:value="702237">
            <text:p>702237</text:p>
          </table:table-cell>
          <table:table-cell office:value-type="float" office:value="-10">
            <text:p>-10</text:p>
          </table:table-cell>
          <table:table-cell office:value-type="float" office:value="202">
            <text:p>202</text:p>
          </table:table-cell>
          <table:table-cell office:value-type="float" office:value="-224">
            <text:p>-224</text:p>
          </table:table-cell>
          <table:table-cell table:formula="of:=((-2*[.B243]+3*[.B244]+6*[.B245]+7*[.B246]+6*[.B247]+3*[.B248]-2*[.B249])/21)" office:value-type="float" office:value="18.047619047619">
            <text:p>18.0476190476</text:p>
          </table:table-cell>
        </table:table-row>
        <table:table-row table:style-name="ro2">
          <table:table-cell office:value-type="float" office:value="702277">
            <text:p>702277</text:p>
          </table:table-cell>
          <table:table-cell office:value-type="float" office:value="-57">
            <text:p>-57</text:p>
          </table:table-cell>
          <table:table-cell office:value-type="float" office:value="211">
            <text:p>211</text:p>
          </table:table-cell>
          <table:table-cell office:value-type="float" office:value="-231">
            <text:p>-231</text:p>
          </table:table-cell>
          <table:table-cell table:formula="of:=((-2*[.B244]+3*[.B245]+6*[.B246]+7*[.B247]+6*[.B248]+3*[.B249]-2*[.B250])/21)" office:value-type="float" office:value="-47.6190476190476">
            <text:p>-47.619047619</text:p>
          </table:table-cell>
        </table:table-row>
        <table:table-row table:style-name="ro2">
          <table:table-cell office:value-type="float" office:value="702317">
            <text:p>702317</text:p>
          </table:table-cell>
          <table:table-cell office:value-type="float" office:value="-83">
            <text:p>-83</text:p>
          </table:table-cell>
          <table:table-cell office:value-type="float" office:value="242">
            <text:p>242</text:p>
          </table:table-cell>
          <table:table-cell office:value-type="float" office:value="-231">
            <text:p>-231</text:p>
          </table:table-cell>
          <table:table-cell table:formula="of:=((-2*[.B245]+3*[.B246]+6*[.B247]+7*[.B248]+6*[.B249]+3*[.B250]-2*[.B251])/21)" office:value-type="float" office:value="-33.7142857142857">
            <text:p>-33.7142857143</text:p>
          </table:table-cell>
        </table:table-row>
        <table:table-row table:style-name="ro2">
          <table:table-cell office:value-type="float" office:value="702356">
            <text:p>702356</text:p>
          </table:table-cell>
          <table:table-cell office:value-type="float" office:value="48">
            <text:p>48</text:p>
          </table:table-cell>
          <table:table-cell office:value-type="float" office:value="193">
            <text:p>193</text:p>
          </table:table-cell>
          <table:table-cell office:value-type="float" office:value="-238">
            <text:p>-238</text:p>
          </table:table-cell>
          <table:table-cell table:formula="of:=((-2*[.B246]+3*[.B247]+6*[.B248]+7*[.B249]+6*[.B250]+3*[.B251]-2*[.B252])/21)" office:value-type="float" office:value="4.14285714285714">
            <text:p>4.1428571429</text:p>
          </table:table-cell>
        </table:table-row>
        <table:table-row table:style-name="ro2">
          <table:table-cell office:value-type="float" office:value="702395">
            <text:p>702395</text:p>
          </table:table-cell>
          <table:table-cell office:value-type="float" office:value="69">
            <text:p>69</text:p>
          </table:table-cell>
          <table:table-cell office:value-type="float" office:value="194">
            <text:p>194</text:p>
          </table:table-cell>
          <table:table-cell office:value-type="float" office:value="-238">
            <text:p>-238</text:p>
          </table:table-cell>
          <table:table-cell table:formula="of:=((-2*[.B247]+3*[.B248]+6*[.B249]+7*[.B250]+6*[.B251]+3*[.B252]-2*[.B253])/21)" office:value-type="float" office:value="26.1428571428571">
            <text:p>26.1428571429</text:p>
          </table:table-cell>
        </table:table-row>
        <table:table-row table:style-name="ro2">
          <table:table-cell office:value-type="float" office:value="702436">
            <text:p>702436</text:p>
          </table:table-cell>
          <table:table-cell office:value-type="float" office:value="-20">
            <text:p>-20</text:p>
          </table:table-cell>
          <table:table-cell office:value-type="float" office:value="205">
            <text:p>205</text:p>
          </table:table-cell>
          <table:table-cell office:value-type="float" office:value="-240">
            <text:p>-240</text:p>
          </table:table-cell>
          <table:table-cell table:formula="of:=((-2*[.B248]+3*[.B249]+6*[.B250]+7*[.B251]+6*[.B252]+3*[.B253]-2*[.B254])/21)" office:value-type="float" office:value="18.1428571428571">
            <text:p>18.1428571429</text:p>
          </table:table-cell>
        </table:table-row>
        <table:table-row table:style-name="ro2">
          <table:table-cell office:value-type="float" office:value="702476">
            <text:p>702476</text:p>
          </table:table-cell>
          <table:table-cell office:value-type="float" office:value="-23">
            <text:p>-23</text:p>
          </table:table-cell>
          <table:table-cell office:value-type="float" office:value="202">
            <text:p>202</text:p>
          </table:table-cell>
          <table:table-cell office:value-type="float" office:value="-241">
            <text:p>-241</text:p>
          </table:table-cell>
          <table:table-cell table:formula="of:=((-2*[.B249]+3*[.B250]+6*[.B251]+7*[.B252]+6*[.B253]+3*[.B254]-2*[.B255])/21)" office:value-type="float" office:value="-20.6666666666667">
            <text:p>-20.6666666667</text:p>
          </table:table-cell>
        </table:table-row>
        <table:table-row table:style-name="ro2">
          <table:table-cell office:value-type="float" office:value="702516">
            <text:p>702516</text:p>
          </table:table-cell>
          <table:table-cell office:value-type="float" office:value="-51">
            <text:p>-51</text:p>
          </table:table-cell>
          <table:table-cell office:value-type="float" office:value="220">
            <text:p>220</text:p>
          </table:table-cell>
          <table:table-cell office:value-type="float" office:value="-241">
            <text:p>-241</text:p>
          </table:table-cell>
          <table:table-cell table:formula="of:=((-2*[.B250]+3*[.B251]+6*[.B252]+7*[.B253]+6*[.B254]+3*[.B255]-2*[.B256])/21)" office:value-type="float" office:value="-48.7619047619048">
            <text:p>-48.7619047619</text:p>
          </table:table-cell>
        </table:table-row>
        <table:table-row table:style-name="ro2">
          <table:table-cell office:value-type="float" office:value="702556">
            <text:p>702556</text:p>
          </table:table-cell>
          <table:table-cell office:value-type="float" office:value="-44">
            <text:p>-44</text:p>
          </table:table-cell>
          <table:table-cell office:value-type="float" office:value="235">
            <text:p>235</text:p>
          </table:table-cell>
          <table:table-cell office:value-type="float" office:value="-235">
            <text:p>-235</text:p>
          </table:table-cell>
          <table:table-cell table:formula="of:=((-2*[.B251]+3*[.B252]+6*[.B253]+7*[.B254]+6*[.B255]+3*[.B256]-2*[.B257])/21)" office:value-type="float" office:value="-59.7142857142857">
            <text:p>-59.7142857143</text:p>
          </table:table-cell>
        </table:table-row>
        <table:table-row table:style-name="ro2">
          <table:table-cell office:value-type="float" office:value="702596">
            <text:p>702596</text:p>
          </table:table-cell>
          <table:table-cell office:value-type="float" office:value="-87">
            <text:p>-87</text:p>
          </table:table-cell>
          <table:table-cell office:value-type="float" office:value="193">
            <text:p>193</text:p>
          </table:table-cell>
          <table:table-cell office:value-type="float" office:value="-235">
            <text:p>-235</text:p>
          </table:table-cell>
          <table:table-cell table:formula="of:=((-2*[.B252]+3*[.B253]+6*[.B254]+7*[.B255]+6*[.B256]+3*[.B257]-2*[.B258])/21)" office:value-type="float" office:value="-79.2857142857143">
            <text:p>-79.2857142857</text:p>
          </table:table-cell>
        </table:table-row>
        <table:table-row table:style-name="ro2">
          <table:table-cell office:value-type="float" office:value="702636">
            <text:p>702636</text:p>
          </table:table-cell>
          <table:table-cell office:value-type="float" office:value="-97">
            <text:p>-97</text:p>
          </table:table-cell>
          <table:table-cell office:value-type="float" office:value="200">
            <text:p>200</text:p>
          </table:table-cell>
          <table:table-cell office:value-type="float" office:value="-228">
            <text:p>-228</text:p>
          </table:table-cell>
          <table:table-cell table:formula="of:=((-2*[.B253]+3*[.B254]+6*[.B255]+7*[.B256]+6*[.B257]+3*[.B258]-2*[.B259])/21)" office:value-type="float" office:value="-94.1428571428571">
            <text:p>-94.1428571429</text:p>
          </table:table-cell>
        </table:table-row>
        <table:table-row table:style-name="ro2">
          <table:table-cell office:value-type="float" office:value="702677">
            <text:p>702677</text:p>
          </table:table-cell>
          <table:table-cell office:value-type="float" office:value="-101">
            <text:p>-101</text:p>
          </table:table-cell>
          <table:table-cell office:value-type="float" office:value="194">
            <text:p>194</text:p>
          </table:table-cell>
          <table:table-cell office:value-type="float" office:value="-227">
            <text:p>-227</text:p>
          </table:table-cell>
          <table:table-cell table:formula="of:=((-2*[.B254]+3*[.B255]+6*[.B256]+7*[.B257]+6*[.B258]+3*[.B259]-2*[.B260])/21)" office:value-type="float" office:value="-106.095238095238">
            <text:p>-106.0952380952</text:p>
          </table:table-cell>
        </table:table-row>
        <table:table-row table:style-name="ro2">
          <table:table-cell office:value-type="float" office:value="702717">
            <text:p>702717</text:p>
          </table:table-cell>
          <table:table-cell office:value-type="float" office:value="-100">
            <text:p>-100</text:p>
          </table:table-cell>
          <table:table-cell office:value-type="float" office:value="171">
            <text:p>171</text:p>
          </table:table-cell>
          <table:table-cell office:value-type="float" office:value="-227">
            <text:p>-227</text:p>
          </table:table-cell>
          <table:table-cell table:formula="of:=((-2*[.B255]+3*[.B256]+6*[.B257]+7*[.B258]+6*[.B259]+3*[.B260]-2*[.B261])/21)" office:value-type="float" office:value="-100.190476190476">
            <text:p>-100.1904761905</text:p>
          </table:table-cell>
        </table:table-row>
        <table:table-row table:style-name="ro2">
          <table:table-cell office:value-type="float" office:value="702757">
            <text:p>702757</text:p>
          </table:table-cell>
          <table:table-cell office:value-type="float" office:value="-80">
            <text:p>-80</text:p>
          </table:table-cell>
          <table:table-cell office:value-type="float" office:value="186">
            <text:p>186</text:p>
          </table:table-cell>
          <table:table-cell office:value-type="float" office:value="-243">
            <text:p>-243</text:p>
          </table:table-cell>
          <table:table-cell table:formula="of:=((-2*[.B256]+3*[.B257]+6*[.B258]+7*[.B259]+6*[.B260]+3*[.B261]-2*[.B262])/21)" office:value-type="float" office:value="-65.2380952380952">
            <text:p>-65.2380952381</text:p>
          </table:table-cell>
        </table:table-row>
        <table:table-row table:style-name="ro2">
          <table:table-cell office:value-type="float" office:value="702797">
            <text:p>702797</text:p>
          </table:table-cell>
          <table:table-cell office:value-type="float" office:value="-37">
            <text:p>-37</text:p>
          </table:table-cell>
          <table:table-cell office:value-type="float" office:value="190">
            <text:p>190</text:p>
          </table:table-cell>
          <table:table-cell office:value-type="float" office:value="-243">
            <text:p>-243</text:p>
          </table:table-cell>
          <table:table-cell table:formula="of:=((-2*[.B257]+3*[.B258]+6*[.B259]+7*[.B260]+6*[.B261]+3*[.B262]-2*[.B263])/21)" office:value-type="float" office:value="-30.5714285714286">
            <text:p>-30.5714285714</text:p>
          </table:table-cell>
        </table:table-row>
        <table:table-row table:style-name="ro2">
          <table:table-cell office:value-type="float" office:value="702837">
            <text:p>702837</text:p>
          </table:table-cell>
          <table:table-cell office:value-type="float" office:value="45">
            <text:p>45</text:p>
          </table:table-cell>
          <table:table-cell office:value-type="float" office:value="211">
            <text:p>211</text:p>
          </table:table-cell>
          <table:table-cell office:value-type="float" office:value="-236">
            <text:p>-236</text:p>
          </table:table-cell>
          <table:table-cell table:formula="of:=((-2*[.B258]+3*[.B259]+6*[.B260]+7*[.B261]+6*[.B262]+3*[.B263]-2*[.B264])/21)" office:value-type="float" office:value="7.0952380952381">
            <text:p>7.0952380952</text:p>
          </table:table-cell>
        </table:table-row>
        <table:table-row table:style-name="ro2">
          <table:table-cell office:value-type="float" office:value="702877">
            <text:p>702877</text:p>
          </table:table-cell>
          <table:table-cell office:value-type="float" office:value="7">
            <text:p>7</text:p>
          </table:table-cell>
          <table:table-cell office:value-type="float" office:value="180">
            <text:p>180</text:p>
          </table:table-cell>
          <table:table-cell office:value-type="float" office:value="-243">
            <text:p>-243</text:p>
          </table:table-cell>
          <table:table-cell table:formula="of:=((-2*[.B259]+3*[.B260]+6*[.B261]+7*[.B262]+6*[.B263]+3*[.B264]-2*[.B265])/21)" office:value-type="float" office:value="57">
            <text:p>57</text:p>
          </table:table-cell>
        </table:table-row>
        <table:table-row table:style-name="ro2">
          <table:table-cell office:value-type="float" office:value="702918">
            <text:p>702918</text:p>
          </table:table-cell>
          <table:table-cell office:value-type="float" office:value="48">
            <text:p>48</text:p>
          </table:table-cell>
          <table:table-cell office:value-type="float" office:value="257">
            <text:p>257</text:p>
          </table:table-cell>
          <table:table-cell office:value-type="float" office:value="-243">
            <text:p>-243</text:p>
          </table:table-cell>
          <table:table-cell table:formula="of:=((-2*[.B260]+3*[.B261]+6*[.B262]+7*[.B263]+6*[.B264]+3*[.B265]-2*[.B266])/21)" office:value-type="float" office:value="15.2380952380952">
            <text:p>15.2380952381</text:p>
          </table:table-cell>
        </table:table-row>
        <table:table-row table:style-name="ro2">
          <table:table-cell office:value-type="float" office:value="702958">
            <text:p>702958</text:p>
          </table:table-cell>
          <table:table-cell office:value-type="float" office:value="45">
            <text:p>45</text:p>
          </table:table-cell>
          <table:table-cell office:value-type="float" office:value="250">
            <text:p>250</text:p>
          </table:table-cell>
          <table:table-cell office:value-type="float" office:value="-244">
            <text:p>-244</text:p>
          </table:table-cell>
          <table:table-cell table:formula="of:=((-2*[.B261]+3*[.B262]+6*[.B263]+7*[.B264]+6*[.B265]+3*[.B266]-2*[.B267])/21)" office:value-type="float" office:value="-33.047619047619">
            <text:p>-33.0476190476</text:p>
          </table:table-cell>
        </table:table-row>
        <table:table-row table:style-name="ro2">
          <table:table-cell office:value-type="float" office:value="702998">
            <text:p>702998</text:p>
          </table:table-cell>
          <table:table-cell office:value-type="float" office:value="-203">
            <text:p>-203</text:p>
          </table:table-cell>
          <table:table-cell office:value-type="float" office:value="203">
            <text:p>203</text:p>
          </table:table-cell>
          <table:table-cell office:value-type="float" office:value="-244">
            <text:p>-244</text:p>
          </table:table-cell>
          <table:table-cell table:formula="of:=((-2*[.B262]+3*[.B263]+6*[.B264]+7*[.B265]+6*[.B266]+3*[.B267]-2*[.B268])/21)" office:value-type="float" office:value="-64.1904761904762">
            <text:p>-64.1904761905</text:p>
          </table:table-cell>
        </table:table-row>
        <table:table-row table:style-name="ro2">
          <table:table-cell office:value-type="float" office:value="703037">
            <text:p>703037</text:p>
          </table:table-cell>
          <table:table-cell office:value-type="float" office:value="-36">
            <text:p>-36</text:p>
          </table:table-cell>
          <table:table-cell office:value-type="float" office:value="37">
            <text:p>37</text:p>
          </table:table-cell>
          <table:table-cell office:value-type="float" office:value="-249">
            <text:p>-249</text:p>
          </table:table-cell>
          <table:table-cell table:formula="of:=((-2*[.B263]+3*[.B264]+6*[.B265]+7*[.B266]+6*[.B267]+3*[.B268]-2*[.B269])/21)" office:value-type="float" office:value="-89.2857142857143">
            <text:p>-89.2857142857</text:p>
          </table:table-cell>
        </table:table-row>
        <table:table-row table:style-name="ro2">
          <table:table-cell office:value-type="float" office:value="703076">
            <text:p>703076</text:p>
          </table:table-cell>
          <table:table-cell office:value-type="float" office:value="-49">
            <text:p>-49</text:p>
          </table:table-cell>
          <table:table-cell office:value-type="float" office:value="364">
            <text:p>364</text:p>
          </table:table-cell>
          <table:table-cell office:value-type="float" office:value="-248">
            <text:p>-248</text:p>
          </table:table-cell>
          <table:table-cell table:formula="of:=((-2*[.B264]+3*[.B265]+6*[.B266]+7*[.B267]+6*[.B268]+3*[.B269]-2*[.B270])/21)" office:value-type="float" office:value="-62.4761904761905">
            <text:p>-62.4761904762</text:p>
          </table:table-cell>
        </table:table-row>
        <table:table-row table:style-name="ro2">
          <table:table-cell office:value-type="float" office:value="703116">
            <text:p>703116</text:p>
          </table:table-cell>
          <table:table-cell office:value-type="float" office:value="-18">
            <text:p>-18</text:p>
          </table:table-cell>
          <table:table-cell office:value-type="float" office:value="311">
            <text:p>311</text:p>
          </table:table-cell>
          <table:table-cell office:value-type="float" office:value="-248">
            <text:p>-248</text:p>
          </table:table-cell>
          <table:table-cell table:formula="of:=((-2*[.B265]+3*[.B266]+6*[.B267]+7*[.B268]+6*[.B269]+3*[.B270]-2*[.B271])/21)" office:value-type="float" office:value="11.1904761904762">
            <text:p>11.1904761905</text:p>
          </table:table-cell>
        </table:table-row>
        <table:table-row table:style-name="ro2">
          <table:table-cell office:value-type="float" office:value="703157">
            <text:p>703157</text:p>
          </table:table-cell>
          <table:table-cell office:value-type="float" office:value="48">
            <text:p>48</text:p>
          </table:table-cell>
          <table:table-cell office:value-type="float" office:value="206">
            <text:p>206</text:p>
          </table:table-cell>
          <table:table-cell office:value-type="float" office:value="-253">
            <text:p>-253</text:p>
          </table:table-cell>
          <table:table-cell table:formula="of:=((-2*[.B266]+3*[.B267]+6*[.B268]+7*[.B269]+6*[.B270]+3*[.B271]-2*[.B272])/21)" office:value-type="float" office:value="21.4285714285714">
            <text:p>21.4285714286</text:p>
          </table:table-cell>
        </table:table-row>
        <table:table-row table:style-name="ro2">
          <table:table-cell office:value-type="float" office:value="703197">
            <text:p>703197</text:p>
          </table:table-cell>
          <table:table-cell office:value-type="float" office:value="45">
            <text:p>45</text:p>
          </table:table-cell>
          <table:table-cell office:value-type="float" office:value="170">
            <text:p>170</text:p>
          </table:table-cell>
          <table:table-cell office:value-type="float" office:value="-253">
            <text:p>-253</text:p>
          </table:table-cell>
          <table:table-cell table:formula="of:=((-2*[.B267]+3*[.B268]+6*[.B269]+7*[.B270]+6*[.B271]+3*[.B272]-2*[.B273])/21)" office:value-type="float" office:value="41.0952380952381">
            <text:p>41.0952380952</text:p>
          </table:table-cell>
        </table:table-row>
        <table:table-row table:style-name="ro2">
          <table:table-cell office:value-type="float" office:value="703237">
            <text:p>703237</text:p>
          </table:table-cell>
          <table:table-cell office:value-type="float" office:value="33">
            <text:p>33</text:p>
          </table:table-cell>
          <table:table-cell office:value-type="float" office:value="191">
            <text:p>191</text:p>
          </table:table-cell>
          <table:table-cell office:value-type="float" office:value="-258">
            <text:p>-258</text:p>
          </table:table-cell>
          <table:table-cell table:formula="of:=((-2*[.B268]+3*[.B269]+6*[.B270]+7*[.B271]+6*[.B272]+3*[.B273]-2*[.B274])/21)" office:value-type="float" office:value="45.0476190476191">
            <text:p>45.0476190476</text:p>
          </table:table-cell>
        </table:table-row>
        <table:table-row table:style-name="ro2">
          <table:table-cell office:value-type="float" office:value="703277">
            <text:p>703277</text:p>
          </table:table-cell>
          <table:table-cell office:value-type="float" office:value="36">
            <text:p>36</text:p>
          </table:table-cell>
          <table:table-cell office:value-type="float" office:value="210">
            <text:p>210</text:p>
          </table:table-cell>
          <table:table-cell office:value-type="float" office:value="-257">
            <text:p>-257</text:p>
          </table:table-cell>
          <table:table-cell table:formula="of:=((-2*[.B269]+3*[.B270]+6*[.B271]+7*[.B272]+6*[.B273]+3*[.B274]-2*[.B275])/21)" office:value-type="float" office:value="38.6666666666667">
            <text:p>38.6666666667</text:p>
          </table:table-cell>
        </table:table-row>
        <table:table-row table:style-name="ro2">
          <table:table-cell office:value-type="float" office:value="703317">
            <text:p>703317</text:p>
          </table:table-cell>
          <table:table-cell office:value-type="float" office:value="45">
            <text:p>45</text:p>
          </table:table-cell>
          <table:table-cell office:value-type="float" office:value="173">
            <text:p>173</text:p>
          </table:table-cell>
          <table:table-cell office:value-type="float" office:value="-257">
            <text:p>-257</text:p>
          </table:table-cell>
          <table:table-cell table:formula="of:=((-2*[.B270]+3*[.B271]+6*[.B272]+7*[.B273]+6*[.B274]+3*[.B275]-2*[.B276])/21)" office:value-type="float" office:value="42.2857142857143">
            <text:p>42.2857142857</text:p>
          </table:table-cell>
        </table:table-row>
        <table:table-row table:style-name="ro2">
          <table:table-cell office:value-type="float" office:value="703357">
            <text:p>703357</text:p>
          </table:table-cell>
          <table:table-cell office:value-type="float" office:value="43">
            <text:p>43</text:p>
          </table:table-cell>
          <table:table-cell office:value-type="float" office:value="160">
            <text:p>160</text:p>
          </table:table-cell>
          <table:table-cell office:value-type="float" office:value="-248">
            <text:p>-248</text:p>
          </table:table-cell>
          <table:table-cell table:formula="of:=((-2*[.B271]+3*[.B272]+6*[.B273]+7*[.B274]+6*[.B275]+3*[.B276]-2*[.B277])/21)" office:value-type="float" office:value="43.6666666666667">
            <text:p>43.6666666667</text:p>
          </table:table-cell>
        </table:table-row>
        <table:table-row table:style-name="ro2">
          <table:table-cell office:value-type="float" office:value="703398">
            <text:p>703398</text:p>
          </table:table-cell>
          <table:table-cell office:value-type="float" office:value="38">
            <text:p>38</text:p>
          </table:table-cell>
          <table:table-cell office:value-type="float" office:value="185">
            <text:p>185</text:p>
          </table:table-cell>
          <table:table-cell office:value-type="float" office:value="-248">
            <text:p>-248</text:p>
          </table:table-cell>
          <table:table-cell table:formula="of:=((-2*[.B272]+3*[.B273]+6*[.B274]+7*[.B275]+6*[.B276]+3*[.B277]-2*[.B278])/21)" office:value-type="float" office:value="34.047619047619">
            <text:p>34.0476190476</text:p>
          </table:table-cell>
        </table:table-row>
        <table:table-row table:style-name="ro2">
          <table:table-cell office:value-type="float" office:value="703438">
            <text:p>703438</text:p>
          </table:table-cell>
          <table:table-cell office:value-type="float" office:value="12">
            <text:p>12</text:p>
          </table:table-cell>
          <table:table-cell office:value-type="float" office:value="176">
            <text:p>176</text:p>
          </table:table-cell>
          <table:table-cell office:value-type="float" office:value="-242">
            <text:p>-242</text:p>
          </table:table-cell>
          <table:table-cell table:formula="of:=((-2*[.B273]+3*[.B274]+6*[.B275]+7*[.B276]+6*[.B277]+3*[.B278]-2*[.B279])/21)" office:value-type="float" office:value="4.04761904761905">
            <text:p>4.0476190476</text:p>
          </table:table-cell>
        </table:table-row>
        <table:table-row table:style-name="ro2">
          <table:table-cell office:value-type="float" office:value="703478">
            <text:p>703478</text:p>
          </table:table-cell>
          <table:table-cell office:value-type="float" office:value="-20">
            <text:p>-20</text:p>
          </table:table-cell>
          <table:table-cell office:value-type="float" office:value="135">
            <text:p>135</text:p>
          </table:table-cell>
          <table:table-cell office:value-type="float" office:value="-242">
            <text:p>-242</text:p>
          </table:table-cell>
          <table:table-cell table:formula="of:=((-2*[.B274]+3*[.B275]+6*[.B276]+7*[.B277]+6*[.B278]+3*[.B279]-2*[.B280])/21)" office:value-type="float" office:value="-17.7142857142857">
            <text:p>-17.7142857143</text:p>
          </table:table-cell>
        </table:table-row>
        <table:table-row table:style-name="ro2">
          <table:table-cell office:value-type="float" office:value="703518">
            <text:p>703518</text:p>
          </table:table-cell>
          <table:table-cell office:value-type="float" office:value="-58">
            <text:p>-58</text:p>
          </table:table-cell>
          <table:table-cell office:value-type="float" office:value="174">
            <text:p>174</text:p>
          </table:table-cell>
          <table:table-cell office:value-type="float" office:value="-242">
            <text:p>-242</text:p>
          </table:table-cell>
          <table:table-cell table:formula="of:=((-2*[.B275]+3*[.B276]+6*[.B277]+7*[.B278]+6*[.B279]+3*[.B280]-2*[.B281])/21)" office:value-type="float" office:value="-33.2857142857143">
            <text:p>-33.2857142857</text:p>
          </table:table-cell>
        </table:table-row>
        <table:table-row table:style-name="ro2">
          <table:table-cell office:value-type="float" office:value="703558">
            <text:p>703558</text:p>
          </table:table-cell>
          <table:table-cell office:value-type="float" office:value="-14">
            <text:p>-14</text:p>
          </table:table-cell>
          <table:table-cell office:value-type="float" office:value="198">
            <text:p>198</text:p>
          </table:table-cell>
          <table:table-cell office:value-type="float" office:value="-247">
            <text:p>-247</text:p>
          </table:table-cell>
          <table:table-cell table:formula="of:=((-2*[.B276]+3*[.B277]+6*[.B278]+7*[.B279]+6*[.B280]+3*[.B281]-2*[.B282])/21)" office:value-type="float" office:value="-36.4285714285714">
            <text:p>-36.4285714286</text:p>
          </table:table-cell>
        </table:table-row>
        <table:table-row table:style-name="ro2">
          <table:table-cell office:value-type="float" office:value="703598">
            <text:p>703598</text:p>
          </table:table-cell>
          <table:table-cell office:value-type="float" office:value="-29">
            <text:p>-29</text:p>
          </table:table-cell>
          <table:table-cell office:value-type="float" office:value="225">
            <text:p>225</text:p>
          </table:table-cell>
          <table:table-cell office:value-type="float" office:value="-247">
            <text:p>-247</text:p>
          </table:table-cell>
          <table:table-cell table:formula="of:=((-2*[.B277]+3*[.B278]+6*[.B279]+7*[.B280]+6*[.B281]+3*[.B282]-2*[.B283])/21)" office:value-type="float" office:value="-29.8571428571429">
            <text:p>-29.8571428571</text:p>
          </table:table-cell>
        </table:table-row>
        <table:table-row table:style-name="ro2">
          <table:table-cell office:value-type="float" office:value="703639">
            <text:p>703639</text:p>
          </table:table-cell>
          <table:table-cell office:value-type="float" office:value="-19">
            <text:p>-19</text:p>
          </table:table-cell>
          <table:table-cell office:value-type="float" office:value="230">
            <text:p>230</text:p>
          </table:table-cell>
          <table:table-cell office:value-type="float" office:value="-240">
            <text:p>-240</text:p>
          </table:table-cell>
          <table:table-cell table:formula="of:=((-2*[.B278]+3*[.B279]+6*[.B280]+7*[.B281]+6*[.B282]+3*[.B283]-2*[.B284])/21)" office:value-type="float" office:value="-12.8571428571429">
            <text:p>-12.8571428571</text:p>
          </table:table-cell>
        </table:table-row>
        <table:table-row table:style-name="ro2">
          <table:table-cell office:value-type="float" office:value="703678">
            <text:p>703678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-238">
            <text:p>-238</text:p>
          </table:table-cell>
          <table:table-cell table:formula="of:=((-2*[.B279]+3*[.B280]+6*[.B281]+7*[.B282]+6*[.B283]+3*[.B284]-2*[.B285])/21)" office:value-type="float" office:value="10.8095238095238">
            <text:p>10.8095238095</text:p>
          </table:table-cell>
        </table:table-row>
        <table:table-row table:style-name="ro2">
          <table:table-cell office:value-type="float" office:value="703717">
            <text:p>703717</text:p>
          </table:table-cell>
          <table:table-cell office:value-type="float" office:value="49">
            <text:p>49</text:p>
          </table:table-cell>
          <table:table-cell office:value-type="float" office:value="205">
            <text:p>205</text:p>
          </table:table-cell>
          <table:table-cell office:value-type="float" office:value="-238">
            <text:p>-238</text:p>
          </table:table-cell>
          <table:table-cell table:formula="of:=((-2*[.B280]+3*[.B281]+6*[.B282]+7*[.B283]+6*[.B284]+3*[.B285]-2*[.B286])/21)" office:value-type="float" office:value="47.5714285714286">
            <text:p>47.5714285714</text:p>
          </table:table-cell>
        </table:table-row>
        <table:table-row table:style-name="ro2">
          <table:table-cell office:value-type="float" office:value="703757">
            <text:p>703757</text:p>
          </table:table-cell>
          <table:table-cell office:value-type="float" office:value="98">
            <text:p>98</text:p>
          </table:table-cell>
          <table:table-cell office:value-type="float" office:value="219">
            <text:p>219</text:p>
          </table:table-cell>
          <table:table-cell office:value-type="float" office:value="-240">
            <text:p>-240</text:p>
          </table:table-cell>
          <table:table-cell table:formula="of:=((-2*[.B281]+3*[.B282]+6*[.B283]+7*[.B284]+6*[.B285]+3*[.B286]-2*[.B287])/21)" office:value-type="float" office:value="76.9523809523809">
            <text:p>76.9523809524</text:p>
          </table:table-cell>
        </table:table-row>
        <table:table-row table:style-name="ro2">
          <table:table-cell office:value-type="float" office:value="703797">
            <text:p>703797</text:p>
          </table:table-cell>
          <table:table-cell office:value-type="float" office:value="101">
            <text:p>101</text:p>
          </table:table-cell>
          <table:table-cell office:value-type="float" office:value="210">
            <text:p>210</text:p>
          </table:table-cell>
          <table:table-cell office:value-type="float" office:value="-240">
            <text:p>-240</text:p>
          </table:table-cell>
          <table:table-cell table:formula="of:=((-2*[.B282]+3*[.B283]+6*[.B284]+7*[.B285]+6*[.B286]+3*[.B287]-2*[.B288])/21)" office:value-type="float" office:value="107.761904761905">
            <text:p>107.7619047619</text:p>
          </table:table-cell>
        </table:table-row>
        <table:table-row table:style-name="ro2">
          <table:table-cell office:value-type="float" office:value="703837">
            <text:p>703837</text:p>
          </table:table-cell>
          <table:table-cell office:value-type="float" office:value="124">
            <text:p>124</text:p>
          </table:table-cell>
          <table:table-cell office:value-type="float" office:value="202">
            <text:p>202</text:p>
          </table:table-cell>
          <table:table-cell office:value-type="float" office:value="-249">
            <text:p>-249</text:p>
          </table:table-cell>
          <table:table-cell table:formula="of:=((-2*[.B283]+3*[.B284]+6*[.B285]+7*[.B286]+6*[.B287]+3*[.B288]-2*[.B289])/21)" office:value-type="float" office:value="138.714285714286">
            <text:p>138.7142857143</text:p>
          </table:table-cell>
        </table:table-row>
        <table:table-row table:style-name="ro2">
          <table:table-cell office:value-type="float" office:value="703878">
            <text:p>703878</text:p>
          </table:table-cell>
          <table:table-cell office:value-type="float" office:value="193">
            <text:p>193</text:p>
          </table:table-cell>
          <table:table-cell office:value-type="float" office:value="185">
            <text:p>185</text:p>
          </table:table-cell>
          <table:table-cell office:value-type="float" office:value="-249">
            <text:p>-249</text:p>
          </table:table-cell>
          <table:table-cell table:formula="of:=((-2*[.B284]+3*[.B285]+6*[.B286]+7*[.B287]+6*[.B288]+3*[.B289]-2*[.B290])/21)" office:value-type="float" office:value="198.047619047619">
            <text:p>198.0476190476</text:p>
          </table:table-cell>
        </table:table-row>
        <table:table-row table:style-name="ro2">
          <table:table-cell office:value-type="float" office:value="703918">
            <text:p>703918</text:p>
          </table:table-cell>
          <table:table-cell office:value-type="float" office:value="249">
            <text:p>249</text:p>
          </table:table-cell>
          <table:table-cell office:value-type="float" office:value="242">
            <text:p>242</text:p>
          </table:table-cell>
          <table:table-cell office:value-type="float" office:value="-240">
            <text:p>-240</text:p>
          </table:table-cell>
          <table:table-cell table:formula="of:=((-2*[.B285]+3*[.B286]+6*[.B287]+7*[.B288]+6*[.B289]+3*[.B290]-2*[.B291])/21)" office:value-type="float" office:value="255.619047619048">
            <text:p>255.619047619</text:p>
          </table:table-cell>
        </table:table-row>
        <table:table-row table:style-name="ro2">
          <table:table-cell office:value-type="float" office:value="703958">
            <text:p>703958</text:p>
          </table:table-cell>
          <table:table-cell office:value-type="float" office:value="331">
            <text:p>331</text:p>
          </table:table-cell>
          <table:table-cell office:value-type="float" office:value="162">
            <text:p>162</text:p>
          </table:table-cell>
          <table:table-cell office:value-type="float" office:value="-240">
            <text:p>-240</text:p>
          </table:table-cell>
          <table:table-cell table:formula="of:=((-2*[.B286]+3*[.B287]+6*[.B288]+7*[.B289]+6*[.B290]+3*[.B291]-2*[.B292])/21)" office:value-type="float" office:value="286.857142857143">
            <text:p>286.8571428571</text:p>
          </table:table-cell>
        </table:table-row>
        <table:table-row table:style-name="ro2">
          <table:table-cell office:value-type="float" office:value="703998">
            <text:p>703998</text:p>
          </table:table-cell>
          <table:table-cell office:value-type="float" office:value="265">
            <text:p>265</text:p>
          </table:table-cell>
          <table:table-cell office:value-type="float" office:value="143">
            <text:p>143</text:p>
          </table:table-cell>
          <table:table-cell office:value-type="float" office:value="-240">
            <text:p>-240</text:p>
          </table:table-cell>
          <table:table-cell table:formula="of:=((-2*[.B287]+3*[.B288]+6*[.B289]+7*[.B290]+6*[.B291]+3*[.B292]-2*[.B293])/21)" office:value-type="float" office:value="285.47619047619">
            <text:p>285.4761904762</text:p>
          </table:table-cell>
        </table:table-row>
        <table:table-row table:style-name="ro2">
          <table:table-cell office:value-type="float" office:value="704038">
            <text:p>704038</text:p>
          </table:table-cell>
          <table:table-cell office:value-type="float" office:value="242">
            <text:p>242</text:p>
          </table:table-cell>
          <table:table-cell office:value-type="float" office:value="194">
            <text:p>194</text:p>
          </table:table-cell>
          <table:table-cell office:value-type="float" office:value="-227">
            <text:p>-227</text:p>
          </table:table-cell>
          <table:table-cell table:formula="of:=((-2*[.B288]+3*[.B289]+6*[.B290]+7*[.B291]+6*[.B292]+3*[.B293]-2*[.B294])/21)" office:value-type="float" office:value="267.047619047619">
            <text:p>267.0476190476</text:p>
          </table:table-cell>
        </table:table-row>
        <table:table-row table:style-name="ro2">
          <table:table-cell office:value-type="float" office:value="704078">
            <text:p>704078</text:p>
          </table:table-cell>
          <table:table-cell office:value-type="float" office:value="217">
            <text:p>217</text:p>
          </table:table-cell>
          <table:table-cell office:value-type="float" office:value="168">
            <text:p>168</text:p>
          </table:table-cell>
          <table:table-cell office:value-type="float" office:value="-227">
            <text:p>-227</text:p>
          </table:table-cell>
          <table:table-cell table:formula="of:=((-2*[.B289]+3*[.B290]+6*[.B291]+7*[.B292]+6*[.B293]+3*[.B294]-2*[.B295])/21)" office:value-type="float" office:value="191.190476190476">
            <text:p>191.1904761905</text:p>
          </table:table-cell>
        </table:table-row>
        <table:table-row table:style-name="ro2">
          <table:table-cell office:value-type="float" office:value="704118">
            <text:p>704118</text:p>
          </table:table-cell>
          <table:table-cell office:value-type="float" office:value="155">
            <text:p>155</text:p>
          </table:table-cell>
          <table:table-cell office:value-type="float" office:value="128">
            <text:p>128</text:p>
          </table:table-cell>
          <table:table-cell office:value-type="float" office:value="-228">
            <text:p>-228</text:p>
          </table:table-cell>
          <table:table-cell table:formula="of:=((-2*[.B290]+3*[.B291]+6*[.B292]+7*[.B293]+6*[.B294]+3*[.B295]-2*[.B296])/21)" office:value-type="float" office:value="116.47619047619">
            <text:p>116.4761904762</text:p>
          </table:table-cell>
        </table:table-row>
        <table:table-row table:style-name="ro2">
          <table:table-cell office:value-type="float" office:value="704158">
            <text:p>704158</text:p>
          </table:table-cell>
          <table:table-cell office:value-type="float" office:value="-31">
            <text:p>-31</text:p>
          </table:table-cell>
          <table:table-cell office:value-type="float" office:value="278">
            <text:p>278</text:p>
          </table:table-cell>
          <table:table-cell office:value-type="float" office:value="-223">
            <text:p>-223</text:p>
          </table:table-cell>
          <table:table-cell table:formula="of:=((-2*[.B291]+3*[.B292]+6*[.B293]+7*[.B294]+6*[.B295]+3*[.B296]-2*[.B297])/21)" office:value-type="float" office:value="22.0952380952381">
            <text:p>22.0952380952</text:p>
          </table:table-cell>
        </table:table-row>
        <table:table-row table:style-name="ro2">
          <table:table-cell office:value-type="float" office:value="704199">
            <text:p>704199</text:p>
          </table:table-cell>
          <table:table-cell office:value-type="float" office:value="-37">
            <text:p>-37</text:p>
          </table:table-cell>
          <table:table-cell office:value-type="float" office:value="209">
            <text:p>209</text:p>
          </table:table-cell>
          <table:table-cell office:value-type="float" office:value="-223">
            <text:p>-223</text:p>
          </table:table-cell>
          <table:table-cell table:formula="of:=((-2*[.B292]+3*[.B293]+6*[.B294]+7*[.B295]+6*[.B296]+3*[.B297]-2*[.B298])/21)" office:value-type="float" office:value="-50.4285714285714">
            <text:p>-50.4285714286</text:p>
          </table:table-cell>
        </table:table-row>
        <table:table-row table:style-name="ro2">
          <table:table-cell office:value-type="float" office:value="704239">
            <text:p>704239</text:p>
          </table:table-cell>
          <table:table-cell office:value-type="float" office:value="-80">
            <text:p>-80</text:p>
          </table:table-cell>
          <table:table-cell office:value-type="float" office:value="197">
            <text:p>197</text:p>
          </table:table-cell>
          <table:table-cell office:value-type="float" office:value="-233">
            <text:p>-233</text:p>
          </table:table-cell>
          <table:table-cell table:formula="of:=((-2*[.B293]+3*[.B294]+6*[.B295]+7*[.B296]+6*[.B297]+3*[.B298]-2*[.B299])/21)" office:value-type="float" office:value="-51.3809523809524">
            <text:p>-51.380952381</text:p>
          </table:table-cell>
        </table:table-row>
        <table:table-row table:style-name="ro2">
          <table:table-cell office:value-type="float" office:value="704279">
            <text:p>704279</text:p>
          </table:table-cell>
          <table:table-cell office:value-type="float" office:value="-23">
            <text:p>-23</text:p>
          </table:table-cell>
          <table:table-cell office:value-type="float" office:value="192">
            <text:p>192</text:p>
          </table:table-cell>
          <table:table-cell office:value-type="float" office:value="-233">
            <text:p>-233</text:p>
          </table:table-cell>
          <table:table-cell table:formula="of:=((-2*[.B294]+3*[.B295]+6*[.B296]+7*[.B297]+6*[.B298]+3*[.B299]-2*[.B300])/21)" office:value-type="float" office:value="-24.1904761904762">
            <text:p>-24.1904761905</text:p>
          </table:table-cell>
        </table:table-row>
        <table:table-row table:style-name="ro2">
          <table:table-cell office:value-type="float" office:value="704318">
            <text:p>704318</text:p>
          </table:table-cell>
          <table:table-cell office:value-type="float" office:value="48">
            <text:p>48</text:p>
          </table:table-cell>
          <table:table-cell office:value-type="float" office:value="185">
            <text:p>185</text:p>
          </table:table-cell>
          <table:table-cell office:value-type="float" office:value="-232">
            <text:p>-232</text:p>
          </table:table-cell>
          <table:table-cell table:formula="of:=((-2*[.B295]+3*[.B296]+6*[.B297]+7*[.B298]+6*[.B299]+3*[.B300]-2*[.B301])/21)" office:value-type="float" office:value="-6.57142857142857">
            <text:p>-6.5714285714</text:p>
          </table:table-cell>
        </table:table-row>
        <table:table-row table:style-name="ro2">
          <table:table-cell office:value-type="float" office:value="704357">
            <text:p>704357</text:p>
          </table:table-cell>
          <table:table-cell office:value-type="float" office:value="-50">
            <text:p>-50</text:p>
          </table:table-cell>
          <table:table-cell office:value-type="float" office:value="218">
            <text:p>218</text:p>
          </table:table-cell>
          <table:table-cell office:value-type="float" office:value="-242">
            <text:p>-242</text:p>
          </table:table-cell>
          <table:table-cell table:formula="of:=((-2*[.B296]+3*[.B297]+6*[.B298]+7*[.B299]+6*[.B300]+3*[.B301]-2*[.B302])/21)" office:value-type="float" office:value="-21.0952380952381">
            <text:p>-21.0952380952</text:p>
          </table:table-cell>
        </table:table-row>
        <table:table-row table:style-name="ro2">
          <table:table-cell office:value-type="float" office:value="704397">
            <text:p>704397</text:p>
          </table:table-cell>
          <table:table-cell office:value-type="float" office:value="-22">
            <text:p>-22</text:p>
          </table:table-cell>
          <table:table-cell office:value-type="float" office:value="211">
            <text:p>211</text:p>
          </table:table-cell>
          <table:table-cell office:value-type="float" office:value="-242">
            <text:p>-242</text:p>
          </table:table-cell>
          <table:table-cell table:formula="of:=((-2*[.B297]+3*[.B298]+6*[.B299]+7*[.B300]+6*[.B301]+3*[.B302]-2*[.B303])/21)" office:value-type="float" office:value="-38.8095238095238">
            <text:p>-38.8095238095</text:p>
          </table:table-cell>
        </table:table-row>
        <table:table-row table:style-name="ro2">
          <table:table-cell office:value-type="float" office:value="704438">
            <text:p>704438</text:p>
          </table:table-cell>
          <table:table-cell office:value-type="float" office:value="-98">
            <text:p>-98</text:p>
          </table:table-cell>
          <table:table-cell office:value-type="float" office:value="227">
            <text:p>227</text:p>
          </table:table-cell>
          <table:table-cell office:value-type="float" office:value="-245">
            <text:p>-245</text:p>
          </table:table-cell>
          <table:table-cell table:formula="of:=((-2*[.B298]+3*[.B299]+6*[.B300]+7*[.B301]+6*[.B302]+3*[.B303]-2*[.B304])/21)" office:value-type="float" office:value="-24.952380952381">
            <text:p>-24.9523809524</text:p>
          </table:table-cell>
        </table:table-row>
        <table:table-row table:style-name="ro2">
          <table:table-cell office:value-type="float" office:value="704478">
            <text:p>704478</text:p>
          </table:table-cell>
          <table:table-cell office:value-type="float" office:value="23">
            <text:p>23</text:p>
          </table:table-cell>
          <table:table-cell office:value-type="float" office:value="193">
            <text:p>193</text:p>
          </table:table-cell>
          <table:table-cell office:value-type="float" office:value="-245">
            <text:p>-245</text:p>
          </table:table-cell>
          <table:table-cell table:formula="of:=((-2*[.B299]+3*[.B300]+6*[.B301]+7*[.B302]+6*[.B303]+3*[.B304]-2*[.B305])/21)" office:value-type="float" office:value="-36.6666666666667">
            <text:p>-36.6666666667</text:p>
          </table:table-cell>
        </table:table-row>
        <table:table-row table:style-name="ro2">
          <table:table-cell office:value-type="float" office:value="704518">
            <text:p>704518</text:p>
          </table:table-cell>
          <table:table-cell office:value-type="float" office:value="16">
            <text:p>16</text:p>
          </table:table-cell>
          <table:table-cell office:value-type="float" office:value="182">
            <text:p>182</text:p>
          </table:table-cell>
          <table:table-cell office:value-type="float" office:value="-257">
            <text:p>-257</text:p>
          </table:table-cell>
          <table:table-cell table:formula="of:=((-2*[.B300]+3*[.B301]+6*[.B302]+7*[.B303]+6*[.B304]+3*[.B305]-2*[.B306])/21)" office:value-type="float" office:value="-46.2380952380952">
            <text:p>-46.2380952381</text:p>
          </table:table-cell>
        </table:table-row>
        <table:table-row table:style-name="ro2">
          <table:table-cell office:value-type="float" office:value="704558">
            <text:p>704558</text:p>
          </table:table-cell>
          <table:table-cell office:value-type="float" office:value="-177">
            <text:p>-177</text:p>
          </table:table-cell>
          <table:table-cell office:value-type="float" office:value="207">
            <text:p>207</text:p>
          </table:table-cell>
          <table:table-cell office:value-type="float" office:value="-262">
            <text:p>-262</text:p>
          </table:table-cell>
          <table:table-cell table:formula="of:=((-2*[.B301]+3*[.B302]+6*[.B303]+7*[.B304]+6*[.B305]+3*[.B306]-2*[.B307])/21)" office:value-type="float" office:value="-53.4761904761905">
            <text:p>-53.4761904762</text:p>
          </table:table-cell>
        </table:table-row>
        <table:table-row table:style-name="ro2">
          <table:table-cell office:value-type="float" office:value="704598">
            <text:p>704598</text:p>
          </table:table-cell>
          <table:table-cell office:value-type="float" office:value="-29">
            <text:p>-29</text:p>
          </table:table-cell>
          <table:table-cell office:value-type="float" office:value="181">
            <text:p>181</text:p>
          </table:table-cell>
          <table:table-cell office:value-type="float" office:value="-262">
            <text:p>-262</text:p>
          </table:table-cell>
          <table:table-cell table:formula="of:=((-2*[.B302]+3*[.B303]+6*[.B304]+7*[.B305]+6*[.B306]+3*[.B307]-2*[.B308])/21)" office:value-type="float" office:value="-92.1428571428571">
            <text:p>-92.1428571429</text:p>
          </table:table-cell>
        </table:table-row>
        <table:table-row table:style-name="ro2">
          <table:table-cell office:value-type="float" office:value="704638">
            <text:p>704638</text:p>
          </table:table-cell>
          <table:table-cell office:value-type="float" office:value="-89">
            <text:p>-89</text:p>
          </table:table-cell>
          <table:table-cell office:value-type="float" office:value="195">
            <text:p>195</text:p>
          </table:table-cell>
          <table:table-cell office:value-type="float" office:value="-256">
            <text:p>-256</text:p>
          </table:table-cell>
          <table:table-cell table:formula="of:=((-2*[.B303]+3*[.B304]+6*[.B305]+7*[.B306]+6*[.B307]+3*[.B308]-2*[.B309])/21)" office:value-type="float" office:value="-103.238095238095">
            <text:p>-103.2380952381</text:p>
          </table:table-cell>
        </table:table-row>
        <table:table-row table:style-name="ro2">
          <table:table-cell office:value-type="float" office:value="704679">
            <text:p>704679</text:p>
          </table:table-cell>
          <table:table-cell office:value-type="float" office:value="-98">
            <text:p>-98</text:p>
          </table:table-cell>
          <table:table-cell office:value-type="float" office:value="207">
            <text:p>207</text:p>
          </table:table-cell>
          <table:table-cell office:value-type="float" office:value="-256">
            <text:p>-256</text:p>
          </table:table-cell>
          <table:table-cell table:formula="of:=((-2*[.B304]+3*[.B305]+6*[.B306]+7*[.B307]+6*[.B308]+3*[.B309]-2*[.B310])/21)" office:value-type="float" office:value="-74.952380952381">
            <text:p>-74.9523809524</text:p>
          </table:table-cell>
        </table:table-row>
        <table:table-row table:style-name="ro2">
          <table:table-cell office:value-type="float" office:value="704719">
            <text:p>704719</text:p>
          </table:table-cell>
          <table:table-cell office:value-type="float" office:value="-78">
            <text:p>-78</text:p>
          </table:table-cell>
          <table:table-cell office:value-type="float" office:value="183">
            <text:p>183</text:p>
          </table:table-cell>
          <table:table-cell office:value-type="float" office:value="-252">
            <text:p>-252</text:p>
          </table:table-cell>
          <table:table-cell table:formula="of:=((-2*[.B305]+3*[.B306]+6*[.B307]+7*[.B308]+6*[.B309]+3*[.B310]-2*[.B311])/21)" office:value-type="float" office:value="-57.0952380952381">
            <text:p>-57.0952380952</text:p>
          </table:table-cell>
        </table:table-row>
        <table:table-row table:style-name="ro2">
          <table:table-cell office:value-type="float" office:value="704759">
            <text:p>704759</text:p>
          </table:table-cell>
          <table:table-cell office:value-type="float" office:value="-7">
            <text:p>-7</text:p>
          </table:table-cell>
          <table:table-cell office:value-type="float" office:value="203">
            <text:p>203</text:p>
          </table:table-cell>
          <table:table-cell office:value-type="float" office:value="-251">
            <text:p>-251</text:p>
          </table:table-cell>
          <table:table-cell table:formula="of:=((-2*[.B306]+3*[.B307]+6*[.B308]+7*[.B309]+6*[.B310]+3*[.B311]-2*[.B312])/21)" office:value-type="float" office:value="-12.4285714285714">
            <text:p>-12.4285714286</text:p>
          </table:table-cell>
        </table:table-row>
        <table:table-row table:style-name="ro2">
          <table:table-cell office:value-type="float" office:value="704799">
            <text:p>704799</text:p>
          </table:table-cell>
          <table:table-cell office:value-type="float" office:value="66">
            <text:p>66</text:p>
          </table:table-cell>
          <table:table-cell office:value-type="float" office:value="208">
            <text:p>208</text:p>
          </table:table-cell>
          <table:table-cell office:value-type="float" office:value="-251">
            <text:p>-251</text:p>
          </table:table-cell>
          <table:table-cell table:formula="of:=((-2*[.B307]+3*[.B308]+6*[.B309]+7*[.B310]+6*[.B311]+3*[.B312]-2*[.B313])/21)" office:value-type="float" office:value="20.047619047619">
            <text:p>20.0476190476</text:p>
          </table:table-cell>
        </table:table-row>
        <table:table-row table:style-name="ro2">
          <table:table-cell office:value-type="float" office:value="704839">
            <text:p>704839</text:p>
          </table:table-cell>
          <table:table-cell office:value-type="float" office:value="6">
            <text:p>6</text:p>
          </table:table-cell>
          <table:table-cell office:value-type="float" office:value="187">
            <text:p>187</text:p>
          </table:table-cell>
          <table:table-cell office:value-type="float" office:value="-259">
            <text:p>-259</text:p>
          </table:table-cell>
          <table:table-cell table:formula="of:=((-2*[.B308]+3*[.B309]+6*[.B310]+7*[.B311]+6*[.B312]+3*[.B313]-2*[.B314])/21)" office:value-type="float" office:value="43.7619047619048">
            <text:p>43.7619047619</text:p>
          </table:table-cell>
        </table:table-row>
        <table:table-row table:style-name="ro2">
          <table:table-cell office:value-type="float" office:value="704879">
            <text:p>704879</text:p>
          </table:table-cell>
          <table:table-cell office:value-type="float" office:value="21">
            <text:p>21</text:p>
          </table:table-cell>
          <table:table-cell office:value-type="float" office:value="223">
            <text:p>223</text:p>
          </table:table-cell>
          <table:table-cell office:value-type="float" office:value="-259">
            <text:p>-259</text:p>
          </table:table-cell>
          <table:table-cell table:formula="of:=((-2*[.B309]+3*[.B310]+6*[.B311]+7*[.B312]+6*[.B313]+3*[.B314]-2*[.B315])/21)" office:value-type="float" office:value="19.4285714285714">
            <text:p>19.4285714286</text:p>
          </table:table-cell>
        </table:table-row>
        <table:table-row table:style-name="ro2">
          <table:table-cell office:value-type="float" office:value="704920">
            <text:p>704920</text:p>
          </table:table-cell>
          <table:table-cell office:value-type="float" office:value="30">
            <text:p>30</text:p>
          </table:table-cell>
          <table:table-cell office:value-type="float" office:value="125">
            <text:p>125</text:p>
          </table:table-cell>
          <table:table-cell office:value-type="float" office:value="-258">
            <text:p>-258</text:p>
          </table:table-cell>
          <table:table-cell table:formula="of:=((-2*[.B310]+3*[.B311]+6*[.B312]+7*[.B313]+6*[.B314]+3*[.B315]-2*[.B316])/21)" office:value-type="float" office:value="-20.0952380952381">
            <text:p>-20.0952380952</text:p>
          </table:table-cell>
        </table:table-row>
        <table:table-row table:style-name="ro2">
          <table:table-cell office:value-type="float" office:value="704960">
            <text:p>704960</text:p>
          </table:table-cell>
          <table:table-cell office:value-type="float" office:value="-65">
            <text:p>-65</text:p>
          </table:table-cell>
          <table:table-cell office:value-type="float" office:value="142">
            <text:p>142</text:p>
          </table:table-cell>
          <table:table-cell office:value-type="float" office:value="-264">
            <text:p>-264</text:p>
          </table:table-cell>
          <table:table-cell table:formula="of:=((-2*[.B311]+3*[.B312]+6*[.B313]+7*[.B314]+6*[.B315]+3*[.B316]-2*[.B317])/21)" office:value-type="float" office:value="-4.0952380952381">
            <text:p>-4.0952380952</text:p>
          </table:table-cell>
        </table:table-row>
        <table:table-row table:style-name="ro2">
          <table:table-cell office:value-type="float" office:value="704999">
            <text:p>704999</text:p>
          </table:table-cell>
          <table:table-cell office:value-type="float" office:value="-14">
            <text:p>-14</text:p>
          </table:table-cell>
          <table:table-cell office:value-type="float" office:value="291">
            <text:p>291</text:p>
          </table:table-cell>
          <table:table-cell office:value-type="float" office:value="-264">
            <text:p>-264</text:p>
          </table:table-cell>
          <table:table-cell table:formula="of:=((-2*[.B312]+3*[.B313]+6*[.B314]+7*[.B315]+6*[.B316]+3*[.B317]-2*[.B318])/21)" office:value-type="float" office:value="13.9047619047619">
            <text:p>13.9047619048</text:p>
          </table:table-cell>
        </table:table-row>
        <table:table-row table:style-name="ro2">
          <table:table-cell office:value-type="float" office:value="705038">
            <text:p>705038</text:p>
          </table:table-cell>
          <table:table-cell office:value-type="float" office:value="106">
            <text:p>106</text:p>
          </table:table-cell>
          <table:table-cell office:value-type="float" office:value="136">
            <text:p>136</text:p>
          </table:table-cell>
          <table:table-cell office:value-type="float" office:value="-258">
            <text:p>-258</text:p>
          </table:table-cell>
          <table:table-cell table:formula="of:=((-2*[.B313]+3*[.B314]+6*[.B315]+7*[.B316]+6*[.B317]+3*[.B318]-2*[.B319])/21)" office:value-type="float" office:value="32.7142857142857">
            <text:p>32.7142857143</text:p>
          </table:table-cell>
        </table:table-row>
        <table:table-row table:style-name="ro2">
          <table:table-cell office:value-type="float" office:value="705078">
            <text:p>705078</text:p>
          </table:table-cell>
          <table:table-cell office:value-type="float" office:value="48">
            <text:p>48</text:p>
          </table:table-cell>
          <table:table-cell office:value-type="float" office:value="189">
            <text:p>189</text:p>
          </table:table-cell>
          <table:table-cell office:value-type="float" office:value="-258">
            <text:p>-258</text:p>
          </table:table-cell>
          <table:table-cell table:formula="of:=((-2*[.B314]+3*[.B315]+6*[.B316]+7*[.B317]+6*[.B318]+3*[.B319]-2*[.B320])/21)" office:value-type="float" office:value="58">
            <text:p>58</text:p>
          </table:table-cell>
        </table:table-row>
        <table:table-row table:style-name="ro2">
          <table:table-cell office:value-type="float" office:value="705118">
            <text:p>705118</text:p>
          </table:table-cell>
          <table:table-cell office:value-type="float" office:value="24">
            <text:p>24</text:p>
          </table:table-cell>
          <table:table-cell office:value-type="float" office:value="161">
            <text:p>161</text:p>
          </table:table-cell>
          <table:table-cell office:value-type="float" office:value="-265">
            <text:p>-265</text:p>
          </table:table-cell>
          <table:table-cell table:formula="of:=((-2*[.B315]+3*[.B316]+6*[.B317]+7*[.B318]+6*[.B319]+3*[.B320]-2*[.B321])/21)" office:value-type="float" office:value="52.7619047619048">
            <text:p>52.7619047619</text:p>
          </table:table-cell>
        </table:table-row>
        <table:table-row table:style-name="ro2">
          <table:table-cell office:value-type="float" office:value="705159">
            <text:p>705159</text:p>
          </table:table-cell>
          <table:table-cell office:value-type="float" office:value="38">
            <text:p>38</text:p>
          </table:table-cell>
          <table:table-cell office:value-type="float" office:value="176">
            <text:p>176</text:p>
          </table:table-cell>
          <table:table-cell office:value-type="float" office:value="-271">
            <text:p>-271</text:p>
          </table:table-cell>
          <table:table-cell table:formula="of:=((-2*[.B316]+3*[.B317]+6*[.B318]+7*[.B319]+6*[.B320]+3*[.B321]-2*[.B322])/21)" office:value-type="float" office:value="31.3333333333333">
            <text:p>31.3333333333</text:p>
          </table:table-cell>
        </table:table-row>
        <table:table-row table:style-name="ro2">
          <table:table-cell office:value-type="float" office:value="705199">
            <text:p>705199</text:p>
          </table:table-cell>
          <table:table-cell office:value-type="float" office:value="50">
            <text:p>50</text:p>
          </table:table-cell>
          <table:table-cell office:value-type="float" office:value="155">
            <text:p>155</text:p>
          </table:table-cell>
          <table:table-cell office:value-type="float" office:value="-271">
            <text:p>-271</text:p>
          </table:table-cell>
          <table:table-cell table:formula="of:=((-2*[.B317]+3*[.B318]+6*[.B319]+7*[.B320]+6*[.B321]+3*[.B322]-2*[.B323])/21)" office:value-type="float" office:value="38.5714285714286">
            <text:p>38.5714285714</text:p>
          </table:table-cell>
        </table:table-row>
        <table:table-row table:style-name="ro2">
          <table:table-cell office:value-type="float" office:value="705239">
            <text:p>705239</text:p>
          </table:table-cell>
          <table:table-cell office:value-type="float" office:value="36">
            <text:p>36</text:p>
          </table:table-cell>
          <table:table-cell office:value-type="float" office:value="194">
            <text:p>194</text:p>
          </table:table-cell>
          <table:table-cell office:value-type="float" office:value="-264">
            <text:p>-264</text:p>
          </table:table-cell>
          <table:table-cell table:formula="of:=((-2*[.B318]+3*[.B319]+6*[.B320]+7*[.B321]+6*[.B322]+3*[.B323]-2*[.B324])/21)" office:value-type="float" office:value="46.2380952380952">
            <text:p>46.2380952381</text:p>
          </table:table-cell>
        </table:table-row>
        <table:table-row table:style-name="ro2">
          <table:table-cell office:value-type="float" office:value="705279">
            <text:p>705279</text:p>
          </table:table-cell>
          <table:table-cell office:value-type="float" office:value="46">
            <text:p>46</text:p>
          </table:table-cell>
          <table:table-cell office:value-type="float" office:value="207">
            <text:p>207</text:p>
          </table:table-cell>
          <table:table-cell office:value-type="float" office:value="-264">
            <text:p>-264</text:p>
          </table:table-cell>
          <table:table-cell table:formula="of:=((-2*[.B319]+3*[.B320]+6*[.B321]+7*[.B322]+6*[.B323]+3*[.B324]-2*[.B325])/21)" office:value-type="float" office:value="50.1428571428571">
            <text:p>50.1428571429</text:p>
          </table:table-cell>
        </table:table-row>
        <table:table-row table:style-name="ro2">
          <table:table-cell office:value-type="float" office:value="705319">
            <text:p>705319</text:p>
          </table:table-cell>
          <table:table-cell office:value-type="float" office:value="49">
            <text:p>49</text:p>
          </table:table-cell>
          <table:table-cell office:value-type="float" office:value="223">
            <text:p>223</text:p>
          </table:table-cell>
          <table:table-cell office:value-type="float" office:value="-255">
            <text:p>-255</text:p>
          </table:table-cell>
          <table:table-cell table:formula="of:=((-2*[.B320]+3*[.B321]+6*[.B322]+7*[.B323]+6*[.B324]+3*[.B325]-2*[.B326])/21)" office:value-type="float" office:value="40.8571428571429">
            <text:p>40.8571428571</text:p>
          </table:table-cell>
        </table:table-row>
        <table:table-row table:style-name="ro2">
          <table:table-cell office:value-type="float" office:value="705359">
            <text:p>705359</text:p>
          </table:table-cell>
          <table:table-cell office:value-type="float" office:value="35">
            <text:p>35</text:p>
          </table:table-cell>
          <table:table-cell office:value-type="float" office:value="191">
            <text:p>191</text:p>
          </table:table-cell>
          <table:table-cell office:value-type="float" office:value="-262">
            <text:p>-262</text:p>
          </table:table-cell>
          <table:table-cell table:formula="of:=((-2*[.B321]+3*[.B322]+6*[.B323]+7*[.B324]+6*[.B325]+3*[.B326]-2*[.B327])/21)" office:value-type="float" office:value="18.7142857142857">
            <text:p>18.7142857143</text:p>
          </table:table-cell>
        </table:table-row>
        <table:table-row table:style-name="ro2">
          <table:table-cell office:value-type="float" office:value="705400">
            <text:p>705400</text:p>
          </table:table-cell>
          <table:table-cell office:value-type="float" office:value="-21">
            <text:p>-21</text:p>
          </table:table-cell>
          <table:table-cell office:value-type="float" office:value="156">
            <text:p>156</text:p>
          </table:table-cell>
          <table:table-cell office:value-type="float" office:value="-262">
            <text:p>-262</text:p>
          </table:table-cell>
          <table:table-cell table:formula="of:=((-2*[.B322]+3*[.B323]+6*[.B324]+7*[.B325]+6*[.B326]+3*[.B327]-2*[.B328])/21)" office:value-type="float" office:value="-6">
            <text:p>-6</text:p>
          </table:table-cell>
        </table:table-row>
        <table:table-row table:style-name="ro2">
          <table:table-cell office:value-type="float" office:value="705440">
            <text:p>705440</text:p>
          </table:table-cell>
          <table:table-cell office:value-type="float" office:value="-42">
            <text:p>-42</text:p>
          </table:table-cell>
          <table:table-cell office:value-type="float" office:value="184">
            <text:p>184</text:p>
          </table:table-cell>
          <table:table-cell office:value-type="float" office:value="-253">
            <text:p>-253</text:p>
          </table:table-cell>
          <table:table-cell table:formula="of:=((-2*[.B323]+3*[.B324]+6*[.B325]+7*[.B326]+6*[.B327]+3*[.B328]-2*[.B329])/21)" office:value-type="float" office:value="-26.8095238095238">
            <text:p>-26.8095238095</text:p>
          </table:table-cell>
        </table:table-row>
        <table:table-row table:style-name="ro2">
          <table:table-cell office:value-type="float" office:value="705480">
            <text:p>705480</text:p>
          </table:table-cell>
          <table:table-cell office:value-type="float" office:value="-20">
            <text:p>-20</text:p>
          </table:table-cell>
          <table:table-cell office:value-type="float" office:value="214">
            <text:p>214</text:p>
          </table:table-cell>
          <table:table-cell office:value-type="float" office:value="-253">
            <text:p>-253</text:p>
          </table:table-cell>
          <table:table-cell table:formula="of:=((-2*[.B324]+3*[.B325]+6*[.B326]+7*[.B327]+6*[.B328]+3*[.B329]-2*[.B330])/21)" office:value-type="float" office:value="-37.9523809523809">
            <text:p>-37.9523809524</text:p>
          </table:table-cell>
        </table:table-row>
        <table:table-row table:style-name="ro2">
          <table:table-cell office:value-type="float" office:value="705520">
            <text:p>705520</text:p>
          </table:table-cell>
          <table:table-cell office:value-type="float" office:value="-34">
            <text:p>-34</text:p>
          </table:table-cell>
          <table:table-cell office:value-type="float" office:value="202">
            <text:p>202</text:p>
          </table:table-cell>
          <table:table-cell office:value-type="float" office:value="-253">
            <text:p>-253</text:p>
          </table:table-cell>
          <table:table-cell table:formula="of:=((-2*[.B325]+3*[.B326]+6*[.B327]+7*[.B328]+6*[.B329]+3*[.B330]-2*[.B331])/21)" office:value-type="float" office:value="-32.6666666666667">
            <text:p>-32.6666666667</text:p>
          </table:table-cell>
        </table:table-row>
        <table:table-row table:style-name="ro2">
          <table:table-cell office:value-type="float" office:value="705560">
            <text:p>705560</text:p>
          </table:table-cell>
          <table:table-cell office:value-type="float" office:value="-36">
            <text:p>-36</text:p>
          </table:table-cell>
          <table:table-cell office:value-type="float" office:value="239">
            <text:p>239</text:p>
          </table:table-cell>
          <table:table-cell office:value-type="float" office:value="-253">
            <text:p>-253</text:p>
          </table:table-cell>
          <table:table-cell table:formula="of:=((-2*[.B326]+3*[.B327]+6*[.B328]+7*[.B329]+6*[.B330]+3*[.B331]-2*[.B332])/21)" office:value-type="float" office:value="-31.4285714285714">
            <text:p>-31.4285714286</text:p>
          </table:table-cell>
        </table:table-row>
        <table:table-row table:style-name="ro2">
          <table:table-cell office:value-type="float" office:value="705600">
            <text:p>705600</text:p>
          </table:table-cell>
          <table:table-cell office:value-type="float" office:value="-20">
            <text:p>-20</text:p>
          </table:table-cell>
          <table:table-cell office:value-type="float" office:value="230">
            <text:p>230</text:p>
          </table:table-cell>
          <table:table-cell office:value-type="float" office:value="-253">
            <text:p>-253</text:p>
          </table:table-cell>
          <table:table-cell table:formula="of:=((-2*[.B327]+3*[.B328]+6*[.B329]+7*[.B330]+6*[.B331]+3*[.B332]-2*[.B333])/21)" office:value-type="float" office:value="-26.4761904761905">
            <text:p>-26.4761904762</text:p>
          </table:table-cell>
        </table:table-row>
        <table:table-row table:style-name="ro2">
          <table:table-cell office:value-type="float" office:value="705640">
            <text:p>705640</text:p>
          </table:table-cell>
          <table:table-cell office:value-type="float" office:value="-16">
            <text:p>-16</text:p>
          </table:table-cell>
          <table:table-cell office:value-type="float" office:value="211">
            <text:p>211</text:p>
          </table:table-cell>
          <table:table-cell office:value-type="float" office:value="-252">
            <text:p>-252</text:p>
          </table:table-cell>
          <table:table-cell table:formula="of:=((-2*[.B328]+3*[.B329]+6*[.B330]+7*[.B331]+6*[.B332]+3*[.B333]-2*[.B334])/21)" office:value-type="float" office:value="-3.9047619047619">
            <text:p>-3.9047619048</text:p>
          </table:table-cell>
        </table:table-row>
        <table:table-row table:style-name="ro2">
          <table:table-cell office:value-type="float" office:value="705679">
            <text:p>705679</text:p>
          </table:table-cell>
          <table:table-cell office:value-type="float" office:value="30">
            <text:p>30</text:p>
          </table:table-cell>
          <table:table-cell office:value-type="float" office:value="219">
            <text:p>219</text:p>
          </table:table-cell>
          <table:table-cell office:value-type="float" office:value="-252">
            <text:p>-252</text:p>
          </table:table-cell>
          <table:table-cell table:formula="of:=((-2*[.B329]+3*[.B330]+6*[.B331]+7*[.B332]+6*[.B333]+3*[.B334]-2*[.B335])/21)" office:value-type="float" office:value="23.1428571428571">
            <text:p>23.1428571429</text:p>
          </table:table-cell>
        </table:table-row>
        <table:table-row table:style-name="ro2">
          <table:table-cell office:value-type="float" office:value="705719">
            <text:p>705719</text:p>
          </table:table-cell>
          <table:table-cell office:value-type="float" office:value="66">
            <text:p>66</text:p>
          </table:table-cell>
          <table:table-cell office:value-type="float" office:value="229">
            <text:p>229</text:p>
          </table:table-cell>
          <table:table-cell office:value-type="float" office:value="-249">
            <text:p>-249</text:p>
          </table:table-cell>
          <table:table-cell table:formula="of:=((-2*[.B330]+3*[.B331]+6*[.B332]+7*[.B333]+6*[.B334]+3*[.B335]-2*[.B336])/21)" office:value-type="float" office:value="57.6666666666667">
            <text:p>57.6666666667</text:p>
          </table:table-cell>
        </table:table-row>
        <table:table-row table:style-name="ro2">
          <table:table-cell office:value-type="float" office:value="705759">
            <text:p>705759</text:p>
          </table:table-cell>
          <table:table-cell office:value-type="float" office:value="94">
            <text:p>94</text:p>
          </table:table-cell>
          <table:table-cell office:value-type="float" office:value="185">
            <text:p>185</text:p>
          </table:table-cell>
          <table:table-cell office:value-type="float" office:value="-249">
            <text:p>-249</text:p>
          </table:table-cell>
          <table:table-cell table:formula="of:=((-2*[.B331]+3*[.B332]+6*[.B333]+7*[.B334]+6*[.B335]+3*[.B336]-2*[.B337])/21)" office:value-type="float" office:value="120.666666666667">
            <text:p>120.6666666667</text:p>
          </table:table-cell>
        </table:table-row>
        <table:table-row table:style-name="ro2">
          <table:table-cell office:value-type="float" office:value="705799">
            <text:p>705799</text:p>
          </table:table-cell>
          <table:table-cell office:value-type="float" office:value="159">
            <text:p>159</text:p>
          </table:table-cell>
          <table:table-cell office:value-type="float" office:value="213">
            <text:p>213</text:p>
          </table:table-cell>
          <table:table-cell office:value-type="float" office:value="-251">
            <text:p>-251</text:p>
          </table:table-cell>
          <table:table-cell table:formula="of:=((-2*[.B332]+3*[.B333]+6*[.B334]+7*[.B335]+6*[.B336]+3*[.B337]-2*[.B338])/21)" office:value-type="float" office:value="148.047619047619">
            <text:p>148.0476190476</text:p>
          </table:table-cell>
        </table:table-row>
        <table:table-row table:style-name="ro2">
          <table:table-cell office:value-type="float" office:value="705839">
            <text:p>705839</text:p>
          </table:table-cell>
          <table:table-cell office:value-type="float" office:value="232">
            <text:p>232</text:p>
          </table:table-cell>
          <table:table-cell office:value-type="float" office:value="181">
            <text:p>181</text:p>
          </table:table-cell>
          <table:table-cell office:value-type="float" office:value="-260">
            <text:p>-260</text:p>
          </table:table-cell>
          <table:table-cell table:formula="of:=((-2*[.B333]+3*[.B334]+6*[.B335]+7*[.B336]+6*[.B337]+3*[.B338]-2*[.B339])/21)" office:value-type="float" office:value="185.619047619048">
            <text:p>185.619047619</text:p>
          </table:table-cell>
        </table:table-row>
        <table:table-row table:style-name="ro2">
          <table:table-cell office:value-type="float" office:value="705880">
            <text:p>705880</text:p>
          </table:table-cell>
          <table:table-cell office:value-type="float" office:value="146">
            <text:p>146</text:p>
          </table:table-cell>
          <table:table-cell office:value-type="float" office:value="188">
            <text:p>188</text:p>
          </table:table-cell>
          <table:table-cell office:value-type="float" office:value="-260">
            <text:p>-260</text:p>
          </table:table-cell>
          <table:table-cell table:formula="of:=((-2*[.B334]+3*[.B335]+6*[.B336]+7*[.B337]+6*[.B338]+3*[.B339]-2*[.B340])/21)" office:value-type="float" office:value="222.380952380952">
            <text:p>222.380952381</text:p>
          </table:table-cell>
        </table:table-row>
        <table:table-row table:style-name="ro2">
          <table:table-cell office:value-type="float" office:value="705921">
            <text:p>705921</text:p>
          </table:table-cell>
          <table:table-cell office:value-type="float" office:value="268">
            <text:p>268</text:p>
          </table:table-cell>
          <table:table-cell office:value-type="float" office:value="160">
            <text:p>160</text:p>
          </table:table-cell>
          <table:table-cell office:value-type="float" office:value="-262">
            <text:p>-262</text:p>
          </table:table-cell>
          <table:table-cell table:formula="of:=((-2*[.B335]+3*[.B336]+6*[.B337]+7*[.B338]+6*[.B339]+3*[.B340]-2*[.B341])/21)" office:value-type="float" office:value="233.952380952381">
            <text:p>233.9523809524</text:p>
          </table:table-cell>
        </table:table-row>
        <table:table-row table:style-name="ro2">
          <table:table-cell office:value-type="float" office:value="705961">
            <text:p>705961</text:p>
          </table:table-cell>
          <table:table-cell office:value-type="float" office:value="255">
            <text:p>255</text:p>
          </table:table-cell>
          <table:table-cell office:value-type="float" office:value="174">
            <text:p>174</text:p>
          </table:table-cell>
          <table:table-cell office:value-type="float" office:value="-262">
            <text:p>-262</text:p>
          </table:table-cell>
          <table:table-cell table:formula="of:=((-2*[.B336]+3*[.B337]+6*[.B338]+7*[.B339]+6*[.B340]+3*[.B341]-2*[.B342])/21)" office:value-type="float" office:value="231.857142857143">
            <text:p>231.8571428571</text:p>
          </table:table-cell>
        </table:table-row>
        <table:table-row table:style-name="ro2">
          <table:table-cell office:value-type="float" office:value="706001">
            <text:p>706001</text:p>
          </table:table-cell>
          <table:table-cell office:value-type="float" office:value="203">
            <text:p>203</text:p>
          </table:table-cell>
          <table:table-cell office:value-type="float" office:value="139">
            <text:p>139</text:p>
          </table:table-cell>
          <table:table-cell office:value-type="float" office:value="-266">
            <text:p>-266</text:p>
          </table:table-cell>
          <table:table-cell table:formula="of:=((-2*[.B337]+3*[.B338]+6*[.B339]+7*[.B340]+6*[.B341]+3*[.B342]-2*[.B343])/21)" office:value-type="float" office:value="233.809523809524">
            <text:p>233.8095238095</text:p>
          </table:table-cell>
        </table:table-row>
        <table:table-row table:style-name="ro2">
          <table:table-cell office:value-type="float" office:value="706041">
            <text:p>706041</text:p>
          </table:table-cell>
          <table:table-cell office:value-type="float" office:value="178">
            <text:p>178</text:p>
          </table:table-cell>
          <table:table-cell office:value-type="float" office:value="182">
            <text:p>182</text:p>
          </table:table-cell>
          <table:table-cell office:value-type="float" office:value="-266">
            <text:p>-266</text:p>
          </table:table-cell>
          <table:table-cell table:formula="of:=((-2*[.B338]+3*[.B339]+6*[.B340]+7*[.B341]+6*[.B342]+3*[.B343]-2*[.B344])/21)" office:value-type="float" office:value="157.095238095238">
            <text:p>157.0952380952</text:p>
          </table:table-cell>
        </table:table-row>
        <table:table-row table:style-name="ro2">
          <table:table-cell office:value-type="float" office:value="706081">
            <text:p>706081</text:p>
          </table:table-cell>
          <table:table-cell office:value-type="float" office:value="125">
            <text:p>125</text:p>
          </table:table-cell>
          <table:table-cell office:value-type="float" office:value="164">
            <text:p>164</text:p>
          </table:table-cell>
          <table:table-cell office:value-type="float" office:value="-266">
            <text:p>-266</text:p>
          </table:table-cell>
          <table:table-cell table:formula="of:=((-2*[.B339]+3*[.B340]+6*[.B341]+7*[.B342]+6*[.B343]+3*[.B344]-2*[.B345])/21)" office:value-type="float" office:value="110.52380952381">
            <text:p>110.5238095238</text:p>
          </table:table-cell>
        </table:table-row>
        <table:table-row table:style-name="ro2">
          <table:table-cell office:value-type="float" office:value="706121">
            <text:p>706121</text:p>
          </table:table-cell>
          <table:table-cell office:value-type="float" office:value="-2">
            <text:p>-2</text:p>
          </table:table-cell>
          <table:table-cell office:value-type="float" office:value="197">
            <text:p>197</text:p>
          </table:table-cell>
          <table:table-cell office:value-type="float" office:value="-259">
            <text:p>-259</text:p>
          </table:table-cell>
          <table:table-cell table:formula="of:=((-2*[.B340]+3*[.B341]+6*[.B342]+7*[.B343]+6*[.B344]+3*[.B345]-2*[.B346])/21)" office:value-type="float" office:value="59.1428571428571">
            <text:p>59.1428571429</text:p>
          </table:table-cell>
        </table:table-row>
        <table:table-row table:style-name="ro2">
          <table:table-cell office:value-type="float" office:value="706162">
            <text:p>706162</text:p>
          </table:table-cell>
          <table:table-cell office:value-type="float" office:value="69">
            <text:p>69</text:p>
          </table:table-cell>
          <table:table-cell office:value-type="float" office:value="232">
            <text:p>232</text:p>
          </table:table-cell>
          <table:table-cell office:value-type="float" office:value="-259">
            <text:p>-259</text:p>
          </table:table-cell>
          <table:table-cell table:formula="of:=((-2*[.B341]+3*[.B342]+6*[.B343]+7*[.B344]+6*[.B345]+3*[.B346]-2*[.B347])/21)" office:value-type="float" office:value="2.9047619047619">
            <text:p>2.9047619048</text:p>
          </table:table-cell>
        </table:table-row>
        <table:table-row table:style-name="ro2">
          <table:table-cell office:value-type="float" office:value="706202">
            <text:p>706202</text:p>
          </table:table-cell>
          <table:table-cell office:value-type="float" office:value="-42">
            <text:p>-42</text:p>
          </table:table-cell>
          <table:table-cell office:value-type="float" office:value="213">
            <text:p>213</text:p>
          </table:table-cell>
          <table:table-cell office:value-type="float" office:value="-255">
            <text:p>-255</text:p>
          </table:table-cell>
          <table:table-cell table:formula="of:=((-2*[.B342]+3*[.B343]+6*[.B344]+7*[.B345]+6*[.B346]+3*[.B347]-2*[.B348])/21)" office:value-type="float" office:value="-18.3333333333333">
            <text:p>-18.3333333333</text:p>
          </table:table-cell>
        </table:table-row>
        <table:table-row table:style-name="ro2">
          <table:table-cell office:value-type="float" office:value="706242">
            <text:p>706242</text:p>
          </table:table-cell>
          <table:table-cell office:value-type="float" office:value="-45">
            <text:p>-45</text:p>
          </table:table-cell>
          <table:table-cell office:value-type="float" office:value="261">
            <text:p>261</text:p>
          </table:table-cell>
          <table:table-cell office:value-type="float" office:value="-248">
            <text:p>-248</text:p>
          </table:table-cell>
          <table:table-cell table:formula="of:=((-2*[.B343]+3*[.B344]+6*[.B345]+7*[.B346]+6*[.B347]+3*[.B348]-2*[.B349])/21)" office:value-type="float" office:value="-4.42857142857143">
            <text:p>-4.4285714286</text:p>
          </table:table-cell>
        </table:table-row>
        <table:table-row table:style-name="ro2">
          <table:table-cell office:value-type="float" office:value="706281">
            <text:p>706281</text:p>
          </table:table-cell>
          <table:table-cell office:value-type="float" office:value="21">
            <text:p>21</text:p>
          </table:table-cell>
          <table:table-cell office:value-type="float" office:value="211">
            <text:p>211</text:p>
          </table:table-cell>
          <table:table-cell office:value-type="float" office:value="-248">
            <text:p>-248</text:p>
          </table:table-cell>
          <table:table-cell table:formula="of:=((-2*[.B344]+3*[.B345]+6*[.B346]+7*[.B347]+6*[.B348]+3*[.B349]-2*[.B350])/21)" office:value-type="float" office:value="-13.6190476190476">
            <text:p>-13.619047619</text:p>
          </table:table-cell>
        </table:table-row>
        <table:table-row table:style-name="ro2">
          <table:table-cell office:value-type="float" office:value="706320">
            <text:p>706320</text:p>
          </table:table-cell>
          <table:table-cell office:value-type="float" office:value="21">
            <text:p>21</text:p>
          </table:table-cell>
          <table:table-cell office:value-type="float" office:value="232">
            <text:p>232</text:p>
          </table:table-cell>
          <table:table-cell office:value-type="float" office:value="-246">
            <text:p>-246</text:p>
          </table:table-cell>
          <table:table-cell table:formula="of:=((-2*[.B345]+3*[.B346]+6*[.B347]+7*[.B348]+6*[.B349]+3*[.B350]-2*[.B351])/21)" office:value-type="float" office:value="-2.04761904761905">
            <text:p>-2.0476190476</text:p>
          </table:table-cell>
        </table:table-row>
        <table:table-row table:style-name="ro2">
          <table:table-cell office:value-type="float" office:value="706360">
            <text:p>706360</text:p>
          </table:table-cell>
          <table:table-cell office:value-type="float" office:value="-37">
            <text:p>-37</text:p>
          </table:table-cell>
          <table:table-cell office:value-type="float" office:value="228">
            <text:p>228</text:p>
          </table:table-cell>
          <table:table-cell office:value-type="float" office:value="-246">
            <text:p>-246</text:p>
          </table:table-cell>
          <table:table-cell table:formula="of:=((-2*[.B346]+3*[.B347]+6*[.B348]+7*[.B349]+6*[.B350]+3*[.B351]-2*[.B352])/21)" office:value-type="float" office:value="-6.61904761904762">
            <text:p>-6.619047619</text:p>
          </table:table-cell>
        </table:table-row>
        <table:table-row table:style-name="ro2">
          <table:table-cell office:value-type="float" office:value="706401">
            <text:p>706401</text:p>
          </table:table-cell>
          <table:table-cell office:value-type="float" office:value="-43">
            <text:p>-43</text:p>
          </table:table-cell>
          <table:table-cell office:value-type="float" office:value="243">
            <text:p>243</text:p>
          </table:table-cell>
          <table:table-cell office:value-type="float" office:value="-242">
            <text:p>-242</text:p>
          </table:table-cell>
          <table:table-cell table:formula="of:=((-2*[.B347]+3*[.B348]+6*[.B349]+7*[.B350]+6*[.B351]+3*[.B352]-2*[.B353])/21)" office:value-type="float" office:value="-38.8571428571429">
            <text:p>-38.8571428571</text:p>
          </table:table-cell>
        </table:table-row>
        <table:table-row table:style-name="ro2">
          <table:table-cell office:value-type="float" office:value="706441">
            <text:p>706441</text:p>
          </table:table-cell>
          <table:table-cell office:value-type="float" office:value="-43">
            <text:p>-43</text:p>
          </table:table-cell>
          <table:table-cell office:value-type="float" office:value="216">
            <text:p>216</text:p>
          </table:table-cell>
          <table:table-cell office:value-type="float" office:value="-237">
            <text:p>-237</text:p>
          </table:table-cell>
          <table:table-cell table:formula="of:=((-2*[.B348]+3*[.B349]+6*[.B350]+7*[.B351]+6*[.B352]+3*[.B353]-2*[.B354])/21)" office:value-type="float" office:value="-79.8571428571429">
            <text:p>-79.8571428571</text:p>
          </table:table-cell>
        </table:table-row>
        <table:table-row table:style-name="ro2">
          <table:table-cell office:value-type="float" office:value="706481">
            <text:p>706481</text:p>
          </table:table-cell>
          <table:table-cell office:value-type="float" office:value="-114">
            <text:p>-114</text:p>
          </table:table-cell>
          <table:table-cell office:value-type="float" office:value="191">
            <text:p>191</text:p>
          </table:table-cell>
          <table:table-cell office:value-type="float" office:value="-237">
            <text:p>-237</text:p>
          </table:table-cell>
          <table:table-cell table:formula="of:=((-2*[.B349]+3*[.B350]+6*[.B351]+7*[.B352]+6*[.B353]+3*[.B354]-2*[.B355])/21)" office:value-type="float" office:value="-94.2380952380952">
            <text:p>-94.2380952381</text:p>
          </table:table-cell>
        </table:table-row>
        <table:table-row table:style-name="ro2">
          <table:table-cell office:value-type="float" office:value="706521">
            <text:p>706521</text:p>
          </table:table-cell>
          <table:table-cell office:value-type="float" office:value="-143">
            <text:p>-143</text:p>
          </table:table-cell>
          <table:table-cell office:value-type="float" office:value="149">
            <text:p>149</text:p>
          </table:table-cell>
          <table:table-cell office:value-type="float" office:value="-236">
            <text:p>-236</text:p>
          </table:table-cell>
          <table:table-cell table:formula="of:=((-2*[.B350]+3*[.B351]+6*[.B352]+7*[.B353]+6*[.B354]+3*[.B355]-2*[.B356])/21)" office:value-type="float" office:value="-113.52380952381">
            <text:p>-113.5238095238</text:p>
          </table:table-cell>
        </table:table-row>
        <table:table-row table:style-name="ro2">
          <table:table-cell office:value-type="float" office:value="706561">
            <text:p>706561</text:p>
          </table:table-cell>
          <table:table-cell office:value-type="float" office:value="-74">
            <text:p>-74</text:p>
          </table:table-cell>
          <table:table-cell office:value-type="float" office:value="166">
            <text:p>166</text:p>
          </table:table-cell>
          <table:table-cell office:value-type="float" office:value="-236">
            <text:p>-236</text:p>
          </table:table-cell>
          <table:table-cell table:formula="of:=((-2*[.B351]+3*[.B352]+6*[.B353]+7*[.B354]+6*[.B355]+3*[.B356]-2*[.B357])/21)" office:value-type="float" office:value="-112.428571428571">
            <text:p>-112.4285714286</text:p>
          </table:table-cell>
        </table:table-row>
        <table:table-row table:style-name="ro2">
          <table:table-cell office:value-type="float" office:value="706601">
            <text:p>706601</text:p>
          </table:table-cell>
          <table:table-cell office:value-type="float" office:value="-106">
            <text:p>-106</text:p>
          </table:table-cell>
          <table:table-cell office:value-type="float" office:value="190">
            <text:p>190</text:p>
          </table:table-cell>
          <table:table-cell office:value-type="float" office:value="-239">
            <text:p>-239</text:p>
          </table:table-cell>
          <table:table-cell table:formula="of:=((-2*[.B352]+3*[.B353]+6*[.B354]+7*[.B355]+6*[.B356]+3*[.B357]-2*[.B358])/21)" office:value-type="float" office:value="-89.4285714285714">
            <text:p>-89.4285714286</text:p>
          </table:table-cell>
        </table:table-row>
        <table:table-row table:style-name="ro2">
          <table:table-cell office:value-type="float" office:value="706641">
            <text:p>706641</text:p>
          </table:table-cell>
          <table:table-cell office:value-type="float" office:value="-53">
            <text:p>-53</text:p>
          </table:table-cell>
          <table:table-cell office:value-type="float" office:value="173">
            <text:p>173</text:p>
          </table:table-cell>
          <table:table-cell office:value-type="float" office:value="-235">
            <text:p>-235</text:p>
          </table:table-cell>
          <table:table-cell table:formula="of:=((-2*[.B353]+3*[.B354]+6*[.B355]+7*[.B356]+6*[.B357]+3*[.B358]-2*[.B359])/21)" office:value-type="float" office:value="-53.4285714285714">
            <text:p>-53.4285714286</text:p>
          </table:table-cell>
        </table:table-row>
        <table:table-row table:style-name="ro2">
          <table:table-cell office:value-type="float" office:value="706682">
            <text:p>706682</text:p>
          </table:table-cell>
          <table:table-cell office:value-type="float" office:value="-33">
            <text:p>-33</text:p>
          </table:table-cell>
          <table:table-cell office:value-type="float" office:value="224">
            <text:p>224</text:p>
          </table:table-cell>
          <table:table-cell office:value-type="float" office:value="-235">
            <text:p>-235</text:p>
          </table:table-cell>
          <table:table-cell table:formula="of:=((-2*[.B354]+3*[.B355]+6*[.B356]+7*[.B357]+6*[.B358]+3*[.B359]-2*[.B360])/21)" office:value-type="float" office:value="-21.5714285714286">
            <text:p>-21.5714285714</text:p>
          </table:table-cell>
        </table:table-row>
        <table:table-row table:style-name="ro2">
          <table:table-cell office:value-type="float" office:value="706722">
            <text:p>706722</text:p>
          </table:table-cell>
          <table:table-cell office:value-type="float" office:value="37">
            <text:p>37</text:p>
          </table:table-cell>
          <table:table-cell office:value-type="float" office:value="222">
            <text:p>222</text:p>
          </table:table-cell>
          <table:table-cell office:value-type="float" office:value="-238">
            <text:p>-238</text:p>
          </table:table-cell>
          <table:table-cell table:formula="of:=((-2*[.B355]+3*[.B356]+6*[.B357]+7*[.B358]+6*[.B359]+3*[.B360]-2*[.B361])/21)" office:value-type="float" office:value="18.3333333333333">
            <text:p>18.3333333333</text:p>
          </table:table-cell>
        </table:table-row>
        <table:table-row table:style-name="ro2">
          <table:table-cell office:value-type="float" office:value="706762">
            <text:p>706762</text:p>
          </table:table-cell>
          <table:table-cell office:value-type="float" office:value="46">
            <text:p>46</text:p>
          </table:table-cell>
          <table:table-cell office:value-type="float" office:value="210">
            <text:p>210</text:p>
          </table:table-cell>
          <table:table-cell office:value-type="float" office:value="-238">
            <text:p>-238</text:p>
          </table:table-cell>
          <table:table-cell table:formula="of:=((-2*[.B356]+3*[.B357]+6*[.B358]+7*[.B359]+6*[.B360]+3*[.B361]-2*[.B362])/21)" office:value-type="float" office:value="39.0476190476191">
            <text:p>39.0476190476</text:p>
          </table:table-cell>
        </table:table-row>
        <table:table-row table:style-name="ro2">
          <table:table-cell office:value-type="float" office:value="706802">
            <text:p>706802</text:p>
          </table:table-cell>
          <table:table-cell office:value-type="float" office:value="47">
            <text:p>47</text:p>
          </table:table-cell>
          <table:table-cell office:value-type="float" office:value="246">
            <text:p>246</text:p>
          </table:table-cell>
          <table:table-cell office:value-type="float" office:value="-246">
            <text:p>-246</text:p>
          </table:table-cell>
          <table:table-cell table:formula="of:=((-2*[.B357]+3*[.B358]+6*[.B359]+7*[.B360]+6*[.B361]+3*[.B362]-2*[.B363])/21)" office:value-type="float" office:value="76.9523809523809">
            <text:p>76.9523809524</text:p>
          </table:table-cell>
        </table:table-row>
        <table:table-row table:style-name="ro2">
          <table:table-cell office:value-type="float" office:value="706842">
            <text:p>706842</text:p>
          </table:table-cell>
          <table:table-cell office:value-type="float" office:value="73">
            <text:p>73</text:p>
          </table:table-cell>
          <table:table-cell office:value-type="float" office:value="275">
            <text:p>275</text:p>
          </table:table-cell>
          <table:table-cell office:value-type="float" office:value="-257">
            <text:p>-257</text:p>
          </table:table-cell>
          <table:table-cell table:formula="of:=((-2*[.B358]+3*[.B359]+6*[.B360]+7*[.B361]+6*[.B362]+3*[.B363]-2*[.B364])/21)" office:value-type="float" office:value="61.8571428571429">
            <text:p>61.8571428571</text:p>
          </table:table-cell>
        </table:table-row>
        <table:table-row table:style-name="ro2">
          <table:table-cell office:value-type="float" office:value="706882">
            <text:p>706882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-257">
            <text:p>-257</text:p>
          </table:table-cell>
          <table:table-cell table:formula="of:=((-2*[.B359]+3*[.B360]+6*[.B361]+7*[.B362]+6*[.B363]+3*[.B364]-2*[.B365])/21)" office:value-type="float" office:value="65.8095238095238">
            <text:p>65.8095238095</text:p>
          </table:table-cell>
        </table:table-row>
        <table:table-row table:style-name="ro2">
          <table:table-cell office:value-type="float" office:value="706923">
            <text:p>706923</text:p>
          </table:table-cell>
          <table:table-cell office:value-type="float" office:value="-24">
            <text:p>-24</text:p>
          </table:table-cell>
          <table:table-cell office:value-type="float" office:value="191">
            <text:p>191</text:p>
          </table:table-cell>
          <table:table-cell office:value-type="float" office:value="-256">
            <text:p>-256</text:p>
          </table:table-cell>
          <table:table-cell table:formula="of:=((-2*[.B360]+3*[.B361]+6*[.B362]+7*[.B363]+6*[.B364]+3*[.B365]-2*[.B366])/21)" office:value-type="float" office:value="54.5714285714286">
            <text:p>54.5714285714</text:p>
          </table:table-cell>
        </table:table-row>
        <table:table-row table:style-name="ro2">
          <table:table-cell office:value-type="float" office:value="706962">
            <text:p>706962</text:p>
          </table:table-cell>
          <table:table-cell office:value-type="float" office:value="91">
            <text:p>91</text:p>
          </table:table-cell>
          <table:table-cell office:value-type="float" office:value="132">
            <text:p>132</text:p>
          </table:table-cell>
          <table:table-cell office:value-type="float" office:value="-256">
            <text:p>-256</text:p>
          </table:table-cell>
          <table:table-cell table:formula="of:=((-2*[.B361]+3*[.B362]+6*[.B363]+7*[.B364]+6*[.B365]+3*[.B366]-2*[.B367])/21)" office:value-type="float" office:value="46.0952380952381">
            <text:p>46.0952380952</text:p>
          </table:table-cell>
        </table:table-row>
        <table:table-row table:style-name="ro2">
          <table:table-cell office:value-type="float" office:value="707001">
            <text:p>707001</text:p>
          </table:table-cell>
          <table:table-cell office:value-type="float" office:value="23">
            <text:p>23</text:p>
          </table:table-cell>
          <table:table-cell office:value-type="float" office:value="194">
            <text:p>194</text:p>
          </table:table-cell>
          <table:table-cell office:value-type="float" office:value="-256">
            <text:p>-256</text:p>
          </table:table-cell>
          <table:table-cell table:formula="of:=((-2*[.B362]+3*[.B363]+6*[.B364]+7*[.B365]+6*[.B366]+3*[.B367]-2*[.B368])/21)" office:value-type="float" office:value="35.8571428571429">
            <text:p>35.8571428571</text:p>
          </table:table-cell>
        </table:table-row>
        <table:table-row table:style-name="ro2">
          <table:table-cell office:value-type="float" office:value="707041">
            <text:p>707041</text:p>
          </table:table-cell>
          <table:table-cell office:value-type="float" office:value="61">
            <text:p>61</text:p>
          </table:table-cell>
          <table:table-cell office:value-type="float" office:value="231">
            <text:p>231</text:p>
          </table:table-cell>
          <table:table-cell office:value-type="float" office:value="-258">
            <text:p>-258</text:p>
          </table:table-cell>
          <table:table-cell table:formula="of:=((-2*[.B363]+3*[.B364]+6*[.B365]+7*[.B366]+6*[.B367]+3*[.B368]-2*[.B369])/21)" office:value-type="float" office:value="51.4285714285714">
            <text:p>51.4285714286</text:p>
          </table:table-cell>
        </table:table-row>
        <table:table-row table:style-name="ro2">
          <table:table-cell office:value-type="float" office:value="707081">
            <text:p>707081</text:p>
          </table:table-cell>
          <table:table-cell office:value-type="float" office:value="24">
            <text:p>24</text:p>
          </table:table-cell>
          <table:table-cell office:value-type="float" office:value="168">
            <text:p>168</text:p>
          </table:table-cell>
          <table:table-cell office:value-type="float" office:value="-258">
            <text:p>-258</text:p>
          </table:table-cell>
          <table:table-cell table:formula="of:=((-2*[.B364]+3*[.B365]+6*[.B366]+7*[.B367]+6*[.B368]+3*[.B369]-2*[.B370])/21)" office:value-type="float" office:value="34">
            <text:p>34</text:p>
          </table:table-cell>
        </table:table-row>
        <table:table-row table:style-name="ro2">
          <table:table-cell office:value-type="float" office:value="707121">
            <text:p>707121</text:p>
          </table:table-cell>
          <table:table-cell office:value-type="float" office:value="44">
            <text:p>44</text:p>
          </table:table-cell>
          <table:table-cell office:value-type="float" office:value="165">
            <text:p>165</text:p>
          </table:table-cell>
          <table:table-cell office:value-type="float" office:value="-263">
            <text:p>-263</text:p>
          </table:table-cell>
          <table:table-cell table:formula="of:=((-2*[.B365]+3*[.B366]+6*[.B367]+7*[.B368]+6*[.B369]+3*[.B370]-2*[.B371])/21)" office:value-type="float" office:value="43.6190476190476">
            <text:p>43.619047619</text:p>
          </table:table-cell>
        </table:table-row>
        <table:table-row table:style-name="ro2">
          <table:table-cell office:value-type="float" office:value="707162">
            <text:p>707162</text:p>
          </table:table-cell>
          <table:table-cell office:value-type="float" office:value="41">
            <text:p>41</text:p>
          </table:table-cell>
          <table:table-cell office:value-type="float" office:value="203">
            <text:p>203</text:p>
          </table:table-cell>
          <table:table-cell office:value-type="float" office:value="-263">
            <text:p>-263</text:p>
          </table:table-cell>
          <table:table-cell table:formula="of:=((-2*[.B366]+3*[.B367]+6*[.B368]+7*[.B369]+6*[.B370]+3*[.B371]-2*[.B372])/21)" office:value-type="float" office:value="39">
            <text:p>39</text:p>
          </table:table-cell>
        </table:table-row>
        <table:table-row table:style-name="ro2">
          <table:table-cell office:value-type="float" office:value="707202">
            <text:p>707202</text:p>
          </table:table-cell>
          <table:table-cell office:value-type="float" office:value="47">
            <text:p>47</text:p>
          </table:table-cell>
          <table:table-cell office:value-type="float" office:value="135">
            <text:p>135</text:p>
          </table:table-cell>
          <table:table-cell office:value-type="float" office:value="-254">
            <text:p>-254</text:p>
          </table:table-cell>
          <table:table-cell table:formula="of:=((-2*[.B367]+3*[.B368]+6*[.B369]+7*[.B370]+6*[.B371]+3*[.B372]-2*[.B373])/21)" office:value-type="float" office:value="42.952380952381">
            <text:p>42.9523809524</text:p>
          </table:table-cell>
        </table:table-row>
        <table:table-row table:style-name="ro2">
          <table:table-cell office:value-type="float" office:value="707242">
            <text:p>707242</text:p>
          </table:table-cell>
          <table:table-cell office:value-type="float" office:value="30">
            <text:p>30</text:p>
          </table:table-cell>
          <table:table-cell office:value-type="float" office:value="181">
            <text:p>181</text:p>
          </table:table-cell>
          <table:table-cell office:value-type="float" office:value="-249">
            <text:p>-249</text:p>
          </table:table-cell>
          <table:table-cell table:formula="of:=((-2*[.B368]+3*[.B369]+6*[.B370]+7*[.B371]+6*[.B372]+3*[.B373]-2*[.B374])/21)" office:value-type="float" office:value="36.2857142857143">
            <text:p>36.2857142857</text:p>
          </table:table-cell>
        </table:table-row>
        <table:table-row table:style-name="ro2">
          <table:table-cell office:value-type="float" office:value="707282">
            <text:p>707282</text:p>
          </table:table-cell>
          <table:table-cell office:value-type="float" office:value="27">
            <text:p>27</text:p>
          </table:table-cell>
          <table:table-cell office:value-type="float" office:value="197">
            <text:p>197</text:p>
          </table:table-cell>
          <table:table-cell office:value-type="float" office:value="-249">
            <text:p>-249</text:p>
          </table:table-cell>
          <table:table-cell table:formula="of:=((-2*[.B369]+3*[.B370]+6*[.B371]+7*[.B372]+6*[.B373]+3*[.B374]-2*[.B375])/21)" office:value-type="float" office:value="25.2857142857143">
            <text:p>25.2857142857</text:p>
          </table:table-cell>
        </table:table-row>
        <table:table-row table:style-name="ro2">
          <table:table-cell office:value-type="float" office:value="707322">
            <text:p>707322</text:p>
          </table:table-cell>
          <table:table-cell office:value-type="float" office:value="9">
            <text:p>9</text:p>
          </table:table-cell>
          <table:table-cell office:value-type="float" office:value="198">
            <text:p>198</text:p>
          </table:table-cell>
          <table:table-cell office:value-type="float" office:value="-251">
            <text:p>-251</text:p>
          </table:table-cell>
          <table:table-cell table:formula="of:=((-2*[.B370]+3*[.B371]+6*[.B372]+7*[.B373]+6*[.B374]+3*[.B375]-2*[.B376])/21)" office:value-type="float" office:value="-3.33333333333333">
            <text:p>-3.3333333333</text:p>
          </table:table-cell>
        </table:table-row>
        <table:table-row table:style-name="ro2">
          <table:table-cell office:value-type="float" office:value="707362">
            <text:p>707362</text:p>
          </table:table-cell>
          <table:table-cell office:value-type="float" office:value="-23">
            <text:p>-23</text:p>
          </table:table-cell>
          <table:table-cell office:value-type="float" office:value="170">
            <text:p>170</text:p>
          </table:table-cell>
          <table:table-cell office:value-type="float" office:value="-251">
            <text:p>-251</text:p>
          </table:table-cell>
          <table:table-cell table:formula="of:=((-2*[.B371]+3*[.B372]+6*[.B373]+7*[.B374]+6*[.B375]+3*[.B376]-2*[.B377])/21)" office:value-type="float" office:value="-17.1428571428571">
            <text:p>-17.1428571429</text:p>
          </table:table-cell>
        </table:table-row>
        <table:table-row table:style-name="ro2">
          <table:table-cell office:value-type="float" office:value="707403">
            <text:p>707403</text:p>
          </table:table-cell>
          <table:table-cell office:value-type="float" office:value="-59">
            <text:p>-59</text:p>
          </table:table-cell>
          <table:table-cell office:value-type="float" office:value="235">
            <text:p>235</text:p>
          </table:table-cell>
          <table:table-cell office:value-type="float" office:value="-241">
            <text:p>-241</text:p>
          </table:table-cell>
          <table:table-cell table:formula="of:=((-2*[.B372]+3*[.B373]+6*[.B374]+7*[.B375]+6*[.B376]+3*[.B377]-2*[.B378])/21)" office:value-type="float" office:value="-35.8095238095238">
            <text:p>-35.8095238095</text:p>
          </table:table-cell>
        </table:table-row>
        <table:table-row table:style-name="ro2">
          <table:table-cell office:value-type="float" office:value="707443">
            <text:p>707443</text:p>
          </table:table-cell>
          <table:table-cell office:value-type="float" office:value="-12">
            <text:p>-12</text:p>
          </table:table-cell>
          <table:table-cell office:value-type="float" office:value="234">
            <text:p>234</text:p>
          </table:table-cell>
          <table:table-cell office:value-type="float" office:value="-241">
            <text:p>-241</text:p>
          </table:table-cell>
          <table:table-cell table:formula="of:=((-2*[.B373]+3*[.B374]+6*[.B375]+7*[.B376]+6*[.B377]+3*[.B378]-2*[.B379])/21)" office:value-type="float" office:value="-48.8095238095238">
            <text:p>-48.8095238095</text:p>
          </table:table-cell>
        </table:table-row>
        <table:table-row table:style-name="ro2">
          <table:table-cell office:value-type="float" office:value="707483">
            <text:p>707483</text:p>
          </table:table-cell>
          <table:table-cell office:value-type="float" office:value="-58">
            <text:p>-58</text:p>
          </table:table-cell>
          <table:table-cell office:value-type="float" office:value="206">
            <text:p>206</text:p>
          </table:table-cell>
          <table:table-cell office:value-type="float" office:value="-241">
            <text:p>-241</text:p>
          </table:table-cell>
          <table:table-cell table:formula="of:=((-2*[.B374]+3*[.B375]+6*[.B376]+7*[.B377]+6*[.B378]+3*[.B379]-2*[.B380])/21)" office:value-type="float" office:value="-39.2857142857143">
            <text:p>-39.2857142857</text:p>
          </table:table-cell>
        </table:table-row>
        <table:table-row table:style-name="ro2">
          <table:table-cell office:value-type="float" office:value="707523">
            <text:p>707523</text:p>
          </table:table-cell>
          <table:table-cell office:value-type="float" office:value="-36">
            <text:p>-36</text:p>
          </table:table-cell>
          <table:table-cell office:value-type="float" office:value="218">
            <text:p>218</text:p>
          </table:table-cell>
          <table:table-cell office:value-type="float" office:value="-241">
            <text:p>-241</text:p>
          </table:table-cell>
          <table:table-cell table:formula="of:=((-2*[.B375]+3*[.B376]+6*[.B377]+7*[.B378]+6*[.B379]+3*[.B380]-2*[.B381])/21)" office:value-type="float" office:value="-20.1428571428571">
            <text:p>-20.1428571429</text:p>
          </table:table-cell>
        </table:table-row>
        <table:table-row table:style-name="ro2">
          <table:table-cell office:value-type="float" office:value="707563">
            <text:p>707563</text:p>
          </table:table-cell>
          <table:table-cell office:value-type="float" office:value="22">
            <text:p>22</text:p>
          </table:table-cell>
          <table:table-cell office:value-type="float" office:value="179">
            <text:p>179</text:p>
          </table:table-cell>
          <table:table-cell office:value-type="float" office:value="-241">
            <text:p>-241</text:p>
          </table:table-cell>
          <table:table-cell table:formula="of:=((-2*[.B376]+3*[.B377]+6*[.B378]+7*[.B379]+6*[.B380]+3*[.B381]-2*[.B382])/21)" office:value-type="float" office:value="-1.33333333333333">
            <text:p>-1.3333333333</text:p>
          </table:table-cell>
        </table:table-row>
        <table:table-row table:style-name="ro2">
          <table:table-cell office:value-type="float" office:value="707602">
            <text:p>707602</text:p>
          </table:table-cell>
          <table:table-cell office:value-type="float" office:value="33">
            <text:p>33</text:p>
          </table:table-cell>
          <table:table-cell office:value-type="float" office:value="210">
            <text:p>210</text:p>
          </table:table-cell>
          <table:table-cell office:value-type="float" office:value="-243">
            <text:p>-243</text:p>
          </table:table-cell>
          <table:table-cell table:formula="of:=((-2*[.B377]+3*[.B378]+6*[.B379]+7*[.B380]+6*[.B381]+3*[.B382]-2*[.B383])/21)" office:value-type="float" office:value="36.0952380952381">
            <text:p>36.0952380952</text:p>
          </table:table-cell>
        </table:table-row>
        <table:table-row table:style-name="ro2">
          <table:table-cell office:value-type="float" office:value="707642">
            <text:p>707642</text:p>
          </table:table-cell>
          <table:table-cell office:value-type="float" office:value="68">
            <text:p>68</text:p>
          </table:table-cell>
          <table:table-cell office:value-type="float" office:value="232">
            <text:p>232</text:p>
          </table:table-cell>
          <table:table-cell office:value-type="float" office:value="-243">
            <text:p>-243</text:p>
          </table:table-cell>
          <table:table-cell table:formula="of:=((-2*[.B378]+3*[.B379]+6*[.B380]+7*[.B381]+6*[.B382]+3*[.B383]-2*[.B384])/21)" office:value-type="float" office:value="74.8571428571429">
            <text:p>74.8571428571</text:p>
          </table:table-cell>
        </table:table-row>
        <table:table-row table:style-name="ro2">
          <table:table-cell office:value-type="float" office:value="707682">
            <text:p>707682</text:p>
          </table:table-cell>
          <table:table-cell office:value-type="float" office:value="109">
            <text:p>109</text:p>
          </table:table-cell>
          <table:table-cell office:value-type="float" office:value="206">
            <text:p>206</text:p>
          </table:table-cell>
          <table:table-cell office:value-type="float" office:value="-248">
            <text:p>-248</text:p>
          </table:table-cell>
          <table:table-cell table:formula="of:=((-2*[.B379]+3*[.B380]+6*[.B381]+7*[.B382]+6*[.B383]+3*[.B384]-2*[.B385])/21)" office:value-type="float" office:value="116.952380952381">
            <text:p>116.9523809524</text:p>
          </table:table-cell>
        </table:table-row>
        <table:table-row table:style-name="ro2">
          <table:table-cell office:value-type="float" office:value="707722">
            <text:p>707722</text:p>
          </table:table-cell>
          <table:table-cell office:value-type="float" office:value="174">
            <text:p>174</text:p>
          </table:table-cell>
          <table:table-cell office:value-type="float" office:value="165">
            <text:p>165</text:p>
          </table:table-cell>
          <table:table-cell office:value-type="float" office:value="-255">
            <text:p>-255</text:p>
          </table:table-cell>
          <table:table-cell table:formula="of:=((-2*[.B380]+3*[.B381]+6*[.B382]+7*[.B383]+6*[.B384]+3*[.B385]-2*[.B386])/21)" office:value-type="float" office:value="157.761904761905">
            <text:p>157.7619047619</text:p>
          </table:table-cell>
        </table:table-row>
        <table:table-row table:style-name="ro2">
          <table:table-cell office:value-type="float" office:value="707762">
            <text:p>707762</text:p>
          </table:table-cell>
          <table:table-cell office:value-type="float" office:value="208">
            <text:p>208</text:p>
          </table:table-cell>
          <table:table-cell office:value-type="float" office:value="154">
            <text:p>154</text:p>
          </table:table-cell>
          <table:table-cell office:value-type="float" office:value="-255">
            <text:p>-255</text:p>
          </table:table-cell>
          <table:table-cell table:formula="of:=((-2*[.B381]+3*[.B382]+6*[.B383]+7*[.B384]+6*[.B385]+3*[.B386]-2*[.B387])/21)" office:value-type="float" office:value="210.285714285714">
            <text:p>210.2857142857</text:p>
          </table:table-cell>
        </table:table-row>
        <table:table-row table:style-name="ro2">
          <table:table-cell office:value-type="float" office:value="707802">
            <text:p>707802</text:p>
          </table:table-cell>
          <table:table-cell office:value-type="float" office:value="219">
            <text:p>219</text:p>
          </table:table-cell>
          <table:table-cell office:value-type="float" office:value="167">
            <text:p>167</text:p>
          </table:table-cell>
          <table:table-cell office:value-type="float" office:value="-252">
            <text:p>-252</text:p>
          </table:table-cell>
          <table:table-cell table:formula="of:=((-2*[.B382]+3*[.B383]+6*[.B384]+7*[.B385]+6*[.B386]+3*[.B387]-2*[.B388])/21)" office:value-type="float" office:value="247.857142857143">
            <text:p>247.8571428571</text:p>
          </table:table-cell>
        </table:table-row>
        <table:table-row table:style-name="ro2">
          <table:table-cell office:value-type="float" office:value="707842">
            <text:p>707842</text:p>
          </table:table-cell>
          <table:table-cell office:value-type="float" office:value="301">
            <text:p>301</text:p>
          </table:table-cell>
          <table:table-cell office:value-type="float" office:value="135">
            <text:p>135</text:p>
          </table:table-cell>
          <table:table-cell office:value-type="float" office:value="-252">
            <text:p>-252</text:p>
          </table:table-cell>
          <table:table-cell table:formula="of:=((-2*[.B383]+3*[.B384]+6*[.B385]+7*[.B386]+6*[.B387]+3*[.B388]-2*[.B389])/21)" office:value-type="float" office:value="257.095238095238">
            <text:p>257.0952380952</text:p>
          </table:table-cell>
        </table:table-row>
        <table:table-row table:style-name="ro2">
          <table:table-cell office:value-type="float" office:value="707882">
            <text:p>707882</text:p>
          </table:table-cell>
          <table:table-cell office:value-type="float" office:value="246">
            <text:p>246</text:p>
          </table:table-cell>
          <table:table-cell office:value-type="float" office:value="220">
            <text:p>220</text:p>
          </table:table-cell>
          <table:table-cell office:value-type="float" office:value="-258">
            <text:p>-258</text:p>
          </table:table-cell>
          <table:table-cell table:formula="of:=((-2*[.B384]+3*[.B385]+6*[.B386]+7*[.B387]+6*[.B388]+3*[.B389]-2*[.B390])/21)" office:value-type="float" office:value="260.571428571429">
            <text:p>260.5714285714</text:p>
          </table:table-cell>
        </table:table-row>
        <table:table-row table:style-name="ro2">
          <table:table-cell office:value-type="float" office:value="707923">
            <text:p>707923</text:p>
          </table:table-cell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office:value-type="float" office:value="-248">
            <text:p>-248</text:p>
          </table:table-cell>
          <table:table-cell table:formula="of:=((-2*[.B385]+3*[.B386]+6*[.B387]+7*[.B388]+6*[.B389]+3*[.B390]-2*[.B391])/21)" office:value-type="float" office:value="228.619047619048">
            <text:p>228.619047619</text:p>
          </table:table-cell>
        </table:table-row>
        <table:table-row table:style-name="ro2">
          <table:table-cell office:value-type="float" office:value="707963">
            <text:p>707963</text:p>
          </table:table-cell>
          <table:table-cell office:value-type="float" office:value="205">
            <text:p>205</text:p>
          </table:table-cell>
          <table:table-cell office:value-type="float" office:value="211">
            <text:p>211</text:p>
          </table:table-cell>
          <table:table-cell office:value-type="float" office:value="-248">
            <text:p>-248</text:p>
          </table:table-cell>
          <table:table-cell table:formula="of:=((-2*[.B386]+3*[.B387]+6*[.B388]+7*[.B389]+6*[.B390]+3*[.B391]-2*[.B392])/21)" office:value-type="float" office:value="172.952380952381">
            <text:p>172.9523809524</text:p>
          </table:table-cell>
        </table:table-row>
        <table:table-row table:style-name="ro2">
          <table:table-cell office:value-type="float" office:value="708003">
            <text:p>708003</text:p>
          </table:table-cell>
          <table:table-cell office:value-type="float" office:value="92">
            <text:p>92</text:p>
          </table:table-cell>
          <table:table-cell office:value-type="float" office:value="130">
            <text:p>130</text:p>
          </table:table-cell>
          <table:table-cell office:value-type="float" office:value="-264">
            <text:p>-264</text:p>
          </table:table-cell>
          <table:table-cell table:formula="of:=((-2*[.B387]+3*[.B388]+6*[.B389]+7*[.B390]+6*[.B391]+3*[.B392]-2*[.B393])/21)" office:value-type="float" office:value="122.904761904762">
            <text:p>122.9047619048</text:p>
          </table:table-cell>
        </table:table-row>
        <table:table-row table:style-name="ro2">
          <table:table-cell office:value-type="float" office:value="708043">
            <text:p>708043</text:p>
          </table:table-cell>
          <table:table-cell office:value-type="float" office:value="65">
            <text:p>65</text:p>
          </table:table-cell>
          <table:table-cell office:value-type="float" office:value="162">
            <text:p>162</text:p>
          </table:table-cell>
          <table:table-cell office:value-type="float" office:value="-264">
            <text:p>-264</text:p>
          </table:table-cell>
          <table:table-cell table:formula="of:=((-2*[.B388]+3*[.B389]+6*[.B390]+7*[.B391]+6*[.B392]+3*[.B393]-2*[.B394])/21)" office:value-type="float" office:value="38.5714285714286">
            <text:p>38.5714285714</text:p>
          </table:table-cell>
        </table:table-row>
        <table:table-row table:style-name="ro2">
          <table:table-cell office:value-type="float" office:value="708083">
            <text:p>708083</text:p>
          </table:table-cell>
          <table:table-cell office:value-type="float" office:value="-21">
            <text:p>-21</text:p>
          </table:table-cell>
          <table:table-cell office:value-type="float" office:value="191">
            <text:p>191</text:p>
          </table:table-cell>
          <table:table-cell office:value-type="float" office:value="-257">
            <text:p>-257</text:p>
          </table:table-cell>
          <table:table-cell table:formula="of:=((-2*[.B389]+3*[.B390]+6*[.B391]+7*[.B392]+6*[.B393]+3*[.B394]-2*[.B395])/21)" office:value-type="float" office:value="-43.7619047619048">
            <text:p>-43.7619047619</text:p>
          </table:table-cell>
        </table:table-row>
        <table:table-row table:style-name="ro2">
          <table:table-cell office:value-type="float" office:value="708123">
            <text:p>708123</text:p>
          </table:table-cell>
          <table:table-cell office:value-type="float" office:value="-118">
            <text:p>-118</text:p>
          </table:table-cell>
          <table:table-cell office:value-type="float" office:value="205">
            <text:p>205</text:p>
          </table:table-cell>
          <table:table-cell office:value-type="float" office:value="-255">
            <text:p>-255</text:p>
          </table:table-cell>
          <table:table-cell table:formula="of:=((-2*[.B390]+3*[.B391]+6*[.B392]+7*[.B393]+6*[.B394]+3*[.B395]-2*[.B396])/21)" office:value-type="float" office:value="-48.3809523809524">
            <text:p>-48.380952381</text:p>
          </table:table-cell>
        </table:table-row>
        <table:table-row table:style-name="ro2">
          <table:table-cell office:value-type="float" office:value="708163">
            <text:p>708163</text:p>
          </table:table-cell>
          <table:table-cell office:value-type="float" office:value="-46">
            <text:p>-46</text:p>
          </table:table-cell>
          <table:table-cell office:value-type="float" office:value="213">
            <text:p>213</text:p>
          </table:table-cell>
          <table:table-cell office:value-type="float" office:value="-255">
            <text:p>-255</text:p>
          </table:table-cell>
          <table:table-cell table:formula="of:=((-2*[.B391]+3*[.B392]+6*[.B393]+7*[.B394]+6*[.B395]+3*[.B396]-2*[.B397])/21)" office:value-type="float" office:value="-18.6190476190476">
            <text:p>-18.619047619</text:p>
          </table:table-cell>
        </table:table-row>
        <table:table-row table:style-name="ro2">
          <table:table-cell office:value-type="float" office:value="708204">
            <text:p>708204</text:p>
          </table:table-cell>
          <table:table-cell office:value-type="float" office:value="91">
            <text:p>91</text:p>
          </table:table-cell>
          <table:table-cell office:value-type="float" office:value="223">
            <text:p>223</text:p>
          </table:table-cell>
          <table:table-cell office:value-type="float" office:value="-248">
            <text:p>-248</text:p>
          </table:table-cell>
          <table:table-cell table:formula="of:=((-2*[.B392]+3*[.B393]+6*[.B394]+7*[.B395]+6*[.B396]+3*[.B397]-2*[.B398])/21)" office:value-type="float" office:value="4.38095238095238">
            <text:p>4.380952381</text:p>
          </table:table-cell>
        </table:table-row>
        <table:table-row table:style-name="ro2">
          <table:table-cell office:value-type="float" office:value="708243">
            <text:p>708243</text:p>
          </table:table-cell>
          <table:table-cell office:value-type="float" office:value="36">
            <text:p>36</text:p>
          </table:table-cell>
          <table:table-cell office:value-type="float" office:value="220">
            <text:p>220</text:p>
          </table:table-cell>
          <table:table-cell office:value-type="float" office:value="-248">
            <text:p>-248</text:p>
          </table:table-cell>
          <table:table-cell table:formula="of:=((-2*[.B393]+3*[.B394]+6*[.B395]+7*[.B396]+6*[.B397]+3*[.B398]-2*[.B399])/21)" office:value-type="float" office:value="14.9047619047619">
            <text:p>14.9047619048</text:p>
          </table:table-cell>
        </table:table-row>
        <table:table-row table:style-name="ro2">
          <table:table-cell office:value-type="float" office:value="708282">
            <text:p>708282</text:p>
          </table:table-cell>
          <table:table-cell office:value-type="float" office:value="-89">
            <text:p>-89</text:p>
          </table:table-cell>
          <table:table-cell office:value-type="float" office:value="212">
            <text:p>212</text:p>
          </table:table-cell>
          <table:table-cell office:value-type="float" office:value="-253">
            <text:p>-253</text:p>
          </table:table-cell>
          <table:table-cell table:formula="of:=((-2*[.B394]+3*[.B395]+6*[.B396]+7*[.B397]+6*[.B398]+3*[.B399]-2*[.B400])/21)" office:value-type="float" office:value="-12.6666666666667">
            <text:p>-12.6666666667</text:p>
          </table:table-cell>
        </table:table-row>
        <table:table-row table:style-name="ro2">
          <table:table-cell office:value-type="float" office:value="708322">
            <text:p>708322</text:p>
          </table:table-cell>
          <table:table-cell office:value-type="float" office:value="-47">
            <text:p>-47</text:p>
          </table:table-cell>
          <table:table-cell office:value-type="float" office:value="200">
            <text:p>200</text:p>
          </table:table-cell>
          <table:table-cell office:value-type="float" office:value="-244">
            <text:p>-244</text:p>
          </table:table-cell>
          <table:table-cell table:formula="of:=((-2*[.B395]+3*[.B396]+6*[.B397]+7*[.B398]+6*[.B399]+3*[.B400]-2*[.B401])/21)" office:value-type="float" office:value="-68.0476190476191">
            <text:p>-68.0476190476</text:p>
          </table:table-cell>
        </table:table-row>
        <table:table-row table:style-name="ro2">
          <table:table-cell office:value-type="float" office:value="708362">
            <text:p>708362</text:p>
          </table:table-cell>
          <table:table-cell office:value-type="float" office:value="-46">
            <text:p>-46</text:p>
          </table:table-cell>
          <table:table-cell office:value-type="float" office:value="236">
            <text:p>236</text:p>
          </table:table-cell>
          <table:table-cell office:value-type="float" office:value="-244">
            <text:p>-244</text:p>
          </table:table-cell>
          <table:table-cell table:formula="of:=((-2*[.B396]+3*[.B397]+6*[.B398]+7*[.B399]+6*[.B400]+3*[.B401]-2*[.B402])/21)" office:value-type="float" office:value="-65.2380952380952">
            <text:p>-65.2380952381</text:p>
          </table:table-cell>
        </table:table-row>
        <table:table-row table:style-name="ro2">
          <table:table-cell office:value-type="float" office:value="708402">
            <text:p>708402</text:p>
          </table:table-cell>
          <table:table-cell office:value-type="float" office:value="-98">
            <text:p>-98</text:p>
          </table:table-cell>
          <table:table-cell office:value-type="float" office:value="194">
            <text:p>194</text:p>
          </table:table-cell>
          <table:table-cell office:value-type="float" office:value="-240">
            <text:p>-240</text:p>
          </table:table-cell>
          <table:table-cell table:formula="of:=((-2*[.B397]+3*[.B398]+6*[.B399]+7*[.B400]+6*[.B401]+3*[.B402]-2*[.B403])/21)" office:value-type="float" office:value="-67.4285714285714">
            <text:p>-67.4285714286</text:p>
          </table:table-cell>
        </table:table-row>
        <table:table-row table:style-name="ro2">
          <table:table-cell office:value-type="float" office:value="708443">
            <text:p>708443</text:p>
          </table:table-cell>
          <table:table-cell office:value-type="float" office:value="-39">
            <text:p>-39</text:p>
          </table:table-cell>
          <table:table-cell office:value-type="float" office:value="157">
            <text:p>157</text:p>
          </table:table-cell>
          <table:table-cell office:value-type="float" office:value="-240">
            <text:p>-240</text:p>
          </table:table-cell>
          <table:table-cell table:formula="of:=((-2*[.B398]+3*[.B399]+6*[.B400]+7*[.B401]+6*[.B402]+3*[.B403]-2*[.B404])/21)" office:value-type="float" office:value="-88.1428571428571">
            <text:p>-88.1428571429</text:p>
          </table:table-cell>
        </table:table-row>
        <table:table-row table:style-name="ro2">
          <table:table-cell office:value-type="float" office:value="708483">
            <text:p>708483</text:p>
          </table:table-cell>
          <table:table-cell office:value-type="float" office:value="-139">
            <text:p>-139</text:p>
          </table:table-cell>
          <table:table-cell office:value-type="float" office:value="188">
            <text:p>188</text:p>
          </table:table-cell>
          <table:table-cell office:value-type="float" office:value="-238">
            <text:p>-238</text:p>
          </table:table-cell>
          <table:table-cell table:formula="of:=((-2*[.B399]+3*[.B400]+6*[.B401]+7*[.B402]+6*[.B403]+3*[.B404]-2*[.B405])/21)" office:value-type="float" office:value="-92.1428571428571">
            <text:p>-92.1428571429</text:p>
          </table:table-cell>
        </table:table-row>
        <table:table-row table:style-name="ro2">
          <table:table-cell office:value-type="float" office:value="708523">
            <text:p>708523</text:p>
          </table:table-cell>
          <table:table-cell office:value-type="float" office:value="-80">
            <text:p>-80</text:p>
          </table:table-cell>
          <table:table-cell office:value-type="float" office:value="178">
            <text:p>178</text:p>
          </table:table-cell>
          <table:table-cell office:value-type="float" office:value="-238">
            <text:p>-238</text:p>
          </table:table-cell>
          <table:table-cell table:formula="of:=((-2*[.B400]+3*[.B401]+6*[.B402]+7*[.B403]+6*[.B404]+3*[.B405]-2*[.B406])/21)" office:value-type="float" office:value="-89.5238095238095">
            <text:p>-89.5238095238</text:p>
          </table:table-cell>
        </table:table-row>
        <table:table-row table:style-name="ro2">
          <table:table-cell office:value-type="float" office:value="708563">
            <text:p>708563</text:p>
          </table:table-cell>
          <table:table-cell office:value-type="float" office:value="-64">
            <text:p>-64</text:p>
          </table:table-cell>
          <table:table-cell office:value-type="float" office:value="173">
            <text:p>173</text:p>
          </table:table-cell>
          <table:table-cell office:value-type="float" office:value="-238">
            <text:p>-238</text:p>
          </table:table-cell>
          <table:table-cell table:formula="of:=((-2*[.B401]+3*[.B402]+6*[.B403]+7*[.B404]+6*[.B405]+3*[.B406]-2*[.B407])/21)" office:value-type="float" office:value="-84.4761904761905">
            <text:p>-84.4761904762</text:p>
          </table:table-cell>
        </table:table-row>
        <table:table-row table:style-name="ro2">
          <table:table-cell office:value-type="float" office:value="708603">
            <text:p>708603</text:p>
          </table:table-cell>
          <table:table-cell office:value-type="float" office:value="-73">
            <text:p>-73</text:p>
          </table:table-cell>
          <table:table-cell office:value-type="float" office:value="189">
            <text:p>189</text:p>
          </table:table-cell>
          <table:table-cell office:value-type="float" office:value="-238">
            <text:p>-238</text:p>
          </table:table-cell>
          <table:table-cell table:formula="of:=((-2*[.B402]+3*[.B403]+6*[.B404]+7*[.B405]+6*[.B406]+3*[.B407]-2*[.B408])/21)" office:value-type="float" office:value="-52.0476190476191">
            <text:p>-52.0476190476</text:p>
          </table:table-cell>
        </table:table-row>
        <table:table-row table:style-name="ro2">
          <table:table-cell office:value-type="float" office:value="708643">
            <text:p>708643</text:p>
          </table:table-cell>
          <table:table-cell office:value-type="float" office:value="-19">
            <text:p>-19</text:p>
          </table:table-cell>
          <table:table-cell office:value-type="float" office:value="210">
            <text:p>210</text:p>
          </table:table-cell>
          <table:table-cell office:value-type="float" office:value="-238">
            <text:p>-238</text:p>
          </table:table-cell>
          <table:table-cell table:formula="of:=((-2*[.B403]+3*[.B404]+6*[.B405]+7*[.B406]+6*[.B407]+3*[.B408]-2*[.B409])/21)" office:value-type="float" office:value="-21.4761904761905">
            <text:p>-21.4761904762</text:p>
          </table:table-cell>
        </table:table-row>
        <table:table-row table:style-name="ro2">
          <table:table-cell office:value-type="float" office:value="708684">
            <text:p>708684</text:p>
          </table:table-cell>
          <table:table-cell office:value-type="float" office:value="6">
            <text:p>6</text:p>
          </table:table-cell>
          <table:table-cell office:value-type="float" office:value="196">
            <text:p>196</text:p>
          </table:table-cell>
          <table:table-cell office:value-type="float" office:value="-237">
            <text:p>-237</text:p>
          </table:table-cell>
          <table:table-cell table:formula="of:=((-2*[.B404]+3*[.B405]+6*[.B406]+7*[.B407]+6*[.B408]+3*[.B409]-2*[.B410])/21)" office:value-type="float" office:value="11.3333333333333">
            <text:p>11.3333333333</text:p>
          </table:table-cell>
        </table:table-row>
        <table:table-row table:style-name="ro2">
          <table:table-cell office:value-type="float" office:value="708724">
            <text:p>708724</text:p>
          </table:table-cell>
          <table:table-cell office:value-type="float" office:value="70">
            <text:p>70</text:p>
          </table:table-cell>
          <table:table-cell office:value-type="float" office:value="225">
            <text:p>225</text:p>
          </table:table-cell>
          <table:table-cell office:value-type="float" office:value="-238">
            <text:p>-238</text:p>
          </table:table-cell>
          <table:table-cell table:formula="of:=((-2*[.B405]+3*[.B406]+6*[.B407]+7*[.B408]+6*[.B409]+3*[.B410]-2*[.B411])/21)" office:value-type="float" office:value="49.6666666666667">
            <text:p>49.6666666667</text:p>
          </table:table-cell>
        </table:table-row>
        <table:table-row table:style-name="ro2">
          <table:table-cell office:value-type="float" office:value="708764">
            <text:p>708764</text:p>
          </table:table-cell>
          <table:table-cell office:value-type="float" office:value="47">
            <text:p>47</text:p>
          </table:table-cell>
          <table:table-cell office:value-type="float" office:value="244">
            <text:p>244</text:p>
          </table:table-cell>
          <table:table-cell office:value-type="float" office:value="-238">
            <text:p>-238</text:p>
          </table:table-cell>
          <table:table-cell table:formula="of:=((-2*[.B406]+3*[.B407]+6*[.B408]+7*[.B409]+6*[.B410]+3*[.B411]-2*[.B412])/21)" office:value-type="float" office:value="58">
            <text:p>58</text:p>
          </table:table-cell>
        </table:table-row>
        <table:table-row table:style-name="ro2">
          <table:table-cell office:value-type="float" office:value="708804">
            <text:p>708804</text:p>
          </table:table-cell>
          <table:table-cell office:value-type="float" office:value="80">
            <text:p>80</text:p>
          </table:table-cell>
          <table:table-cell office:value-type="float" office:value="195">
            <text:p>195</text:p>
          </table:table-cell>
          <table:table-cell office:value-type="float" office:value="-241">
            <text:p>-241</text:p>
          </table:table-cell>
          <table:table-cell table:formula="of:=((-2*[.B407]+3*[.B408]+6*[.B409]+7*[.B410]+6*[.B411]+3*[.B412]-2*[.B413])/21)" office:value-type="float" office:value="74.3809523809524">
            <text:p>74.380952381</text:p>
          </table:table-cell>
        </table:table-row>
        <table:table-row table:style-name="ro2">
          <table:table-cell office:value-type="float" office:value="708844">
            <text:p>708844</text:p>
          </table:table-cell>
          <table:table-cell office:value-type="float" office:value="47">
            <text:p>47</text:p>
          </table:table-cell>
          <table:table-cell office:value-type="float" office:value="266">
            <text:p>266</text:p>
          </table:table-cell>
          <table:table-cell office:value-type="float" office:value="-241">
            <text:p>-241</text:p>
          </table:table-cell>
          <table:table-cell table:formula="of:=((-2*[.B408]+3*[.B409]+6*[.B410]+7*[.B411]+6*[.B412]+3*[.B413]-2*[.B414])/21)" office:value-type="float" office:value="72.7619047619048">
            <text:p>72.7619047619</text:p>
          </table:table-cell>
        </table:table-row>
        <table:table-row table:style-name="ro2">
          <table:table-cell office:value-type="float" office:value="708883">
            <text:p>708883</text:p>
          </table:table-cell>
          <table:table-cell office:value-type="float" office:value="104">
            <text:p>104</text:p>
          </table:table-cell>
          <table:table-cell office:value-type="float" office:value="289">
            <text:p>289</text:p>
          </table:table-cell>
          <table:table-cell office:value-type="float" office:value="-242">
            <text:p>-242</text:p>
          </table:table-cell>
          <table:table-cell table:formula="of:=((-2*[.B409]+3*[.B410]+6*[.B411]+7*[.B412]+6*[.B413]+3*[.B414]-2*[.B415])/21)" office:value-type="float" office:value="59">
            <text:p>59</text:p>
          </table:table-cell>
        </table:table-row>
        <table:table-row table:style-name="ro2">
          <table:table-cell office:value-type="float" office:value="708923">
            <text:p>708923</text:p>
          </table:table-cell>
          <table:table-cell office:value-type="float" office:value="36">
            <text:p>36</text:p>
          </table:table-cell>
          <table:table-cell office:value-type="float" office:value="220">
            <text:p>220</text:p>
          </table:table-cell>
          <table:table-cell office:value-type="float" office:value="-244">
            <text:p>-244</text:p>
          </table:table-cell>
          <table:table-cell table:formula="of:=((-2*[.B410]+3*[.B411]+6*[.B412]+7*[.B413]+6*[.B414]+3*[.B415]-2*[.B416])/21)" office:value-type="float" office:value="48.3809523809524">
            <text:p>48.380952381</text:p>
          </table:table-cell>
        </table:table-row>
        <table:table-row table:style-name="ro2">
          <table:table-cell office:value-type="float" office:value="708963">
            <text:p>708963</text:p>
          </table:table-cell>
          <table:table-cell office:value-type="float" office:value="7">
            <text:p>7</text:p>
          </table:table-cell>
          <table:table-cell office:value-type="float" office:value="260">
            <text:p>260</text:p>
          </table:table-cell>
          <table:table-cell office:value-type="float" office:value="-244">
            <text:p>-244</text:p>
          </table:table-cell>
          <table:table-cell table:formula="of:=((-2*[.B411]+3*[.B412]+6*[.B413]+7*[.B414]+6*[.B415]+3*[.B416]-2*[.B417])/21)" office:value-type="float" office:value="49.4285714285714">
            <text:p>49.4285714286</text:p>
          </table:table-cell>
        </table:table-row>
        <table:table-row table:style-name="ro2">
          <table:table-cell office:value-type="float" office:value="709003">
            <text:p>709003</text:p>
          </table:table-cell>
          <table:table-cell office:value-type="float" office:value="77">
            <text:p>77</text:p>
          </table:table-cell>
          <table:table-cell office:value-type="float" office:value="248">
            <text:p>248</text:p>
          </table:table-cell>
          <table:table-cell office:value-type="float" office:value="-252">
            <text:p>-252</text:p>
          </table:table-cell>
          <table:table-cell table:formula="of:=((-2*[.B412]+3*[.B413]+6*[.B414]+7*[.B415]+6*[.B416]+3*[.B417]-2*[.B418])/21)" office:value-type="float" office:value="43.5238095238095">
            <text:p>43.5238095238</text:p>
          </table:table-cell>
        </table:table-row>
        <table:table-row table:style-name="ro2">
          <table:table-cell office:value-type="float" office:value="709043">
            <text:p>709043</text:p>
          </table:table-cell>
          <table:table-cell office:value-type="float" office:value="57">
            <text:p>57</text:p>
          </table:table-cell>
          <table:table-cell office:value-type="float" office:value="228">
            <text:p>228</text:p>
          </table:table-cell>
          <table:table-cell office:value-type="float" office:value="-252">
            <text:p>-252</text:p>
          </table:table-cell>
          <table:table-cell table:formula="of:=((-2*[.B413]+3*[.B414]+6*[.B415]+7*[.B416]+6*[.B417]+3*[.B418]-2*[.B419])/21)" office:value-type="float" office:value="46.7142857142857">
            <text:p>46.7142857143</text:p>
          </table:table-cell>
        </table:table-row>
        <table:table-row table:style-name="ro2">
          <table:table-cell office:value-type="float" office:value="709083">
            <text:p>709083</text:p>
          </table:table-cell>
          <table:table-cell office:value-type="float" office:value="39">
            <text:p>39</text:p>
          </table:table-cell>
          <table:table-cell office:value-type="float" office:value="205">
            <text:p>205</text:p>
          </table:table-cell>
          <table:table-cell office:value-type="float" office:value="-251">
            <text:p>-251</text:p>
          </table:table-cell>
          <table:table-cell table:formula="of:=((-2*[.B414]+3*[.B415]+6*[.B416]+7*[.B417]+6*[.B418]+3*[.B419]-2*[.B420])/21)" office:value-type="float" office:value="46.1428571428572">
            <text:p>46.1428571429</text:p>
          </table:table-cell>
        </table:table-row>
        <table:table-row table:style-name="ro2">
          <table:table-cell office:value-type="float" office:value="709123">
            <text:p>709123</text:p>
          </table:table-cell>
          <table:table-cell office:value-type="float" office:value="13">
            <text:p>13</text:p>
          </table:table-cell>
          <table:table-cell office:value-type="float" office:value="241">
            <text:p>241</text:p>
          </table:table-cell>
          <table:table-cell office:value-type="float" office:value="-246">
            <text:p>-246</text:p>
          </table:table-cell>
          <table:table-cell table:formula="of:=((-2*[.B415]+3*[.B416]+6*[.B417]+7*[.B418]+6*[.B419]+3*[.B420]-2*[.B421])/21)" office:value-type="float" office:value="33.9523809523809">
            <text:p>33.9523809524</text:p>
          </table:table-cell>
        </table:table-row>
        <table:table-row table:style-name="ro2">
          <table:table-cell office:value-type="float" office:value="709164">
            <text:p>709164</text:p>
          </table:table-cell>
          <table:table-cell office:value-type="float" office:value="51">
            <text:p>51</text:p>
          </table:table-cell>
          <table:table-cell office:value-type="float" office:value="251">
            <text:p>251</text:p>
          </table:table-cell>
          <table:table-cell office:value-type="float" office:value="-246">
            <text:p>-246</text:p>
          </table:table-cell>
          <table:table-cell table:formula="of:=((-2*[.B416]+3*[.B417]+6*[.B418]+7*[.B419]+6*[.B420]+3*[.B421]-2*[.B422])/21)" office:value-type="float" office:value="37.9047619047619">
            <text:p>37.9047619048</text:p>
          </table:table-cell>
        </table:table-row>
        <table:table-row table:style-name="ro2">
          <table:table-cell office:value-type="float" office:value="709204">
            <text:p>709204</text:p>
          </table:table-cell>
          <table:table-cell office:value-type="float" office:value="47">
            <text:p>47</text:p>
          </table:table-cell>
          <table:table-cell office:value-type="float" office:value="167">
            <text:p>167</text:p>
          </table:table-cell>
          <table:table-cell office:value-type="float" office:value="-248">
            <text:p>-248</text:p>
          </table:table-cell>
          <table:table-cell table:formula="of:=((-2*[.B417]+3*[.B418]+6*[.B419]+7*[.B420]+6*[.B421]+3*[.B422]-2*[.B423])/21)" office:value-type="float" office:value="43.952380952381">
            <text:p>43.9523809524</text:p>
          </table:table-cell>
        </table:table-row>
        <table:table-row table:style-name="ro2">
          <table:table-cell office:value-type="float" office:value="709244">
            <text:p>709244</text:p>
          </table:table-cell>
          <table:table-cell office:value-type="float" office:value="38">
            <text:p>38</text:p>
          </table:table-cell>
          <table:table-cell office:value-type="float" office:value="207">
            <text:p>207</text:p>
          </table:table-cell>
          <table:table-cell office:value-type="float" office:value="-248">
            <text:p>-248</text:p>
          </table:table-cell>
          <table:table-cell table:formula="of:=((-2*[.B418]+3*[.B419]+6*[.B420]+7*[.B421]+6*[.B422]+3*[.B423]-2*[.B424])/21)" office:value-type="float" office:value="38.7619047619048">
            <text:p>38.7619047619</text:p>
          </table:table-cell>
        </table:table-row>
        <table:table-row table:style-name="ro2">
          <table:table-cell office:value-type="float" office:value="709284">
            <text:p>709284</text:p>
          </table:table-cell>
          <table:table-cell office:value-type="float" office:value="19">
            <text:p>19</text:p>
          </table:table-cell>
          <table:table-cell office:value-type="float" office:value="189">
            <text:p>189</text:p>
          </table:table-cell>
          <table:table-cell office:value-type="float" office:value="-256">
            <text:p>-256</text:p>
          </table:table-cell>
          <table:table-cell table:formula="of:=((-2*[.B419]+3*[.B420]+6*[.B421]+7*[.B422]+6*[.B423]+3*[.B424]-2*[.B425])/21)" office:value-type="float" office:value="7.23809523809524">
            <text:p>7.2380952381</text:p>
          </table:table-cell>
        </table:table-row>
        <table:table-row table:style-name="ro2">
          <table:table-cell office:value-type="float" office:value="709324">
            <text:p>709324</text:p>
          </table:table-cell>
          <table:table-cell office:value-type="float" office:value="-21">
            <text:p>-21</text:p>
          </table:table-cell>
          <table:table-cell office:value-type="float" office:value="163">
            <text:p>163</text:p>
          </table:table-cell>
          <table:table-cell office:value-type="float" office:value="-256">
            <text:p>-256</text:p>
          </table:table-cell>
          <table:table-cell table:formula="of:=((-2*[.B420]+3*[.B421]+6*[.B422]+7*[.B423]+6*[.B424]+3*[.B425]-2*[.B426])/21)" office:value-type="float" office:value="-10.2857142857143">
            <text:p>-10.2857142857</text:p>
          </table:table-cell>
        </table:table-row>
        <table:table-row table:style-name="ro2">
          <table:table-cell office:value-type="float" office:value="709365">
            <text:p>709365</text:p>
          </table:table-cell>
          <table:table-cell office:value-type="float" office:value="-44">
            <text:p>-44</text:p>
          </table:table-cell>
          <table:table-cell office:value-type="float" office:value="213">
            <text:p>213</text:p>
          </table:table-cell>
          <table:table-cell office:value-type="float" office:value="-256">
            <text:p>-256</text:p>
          </table:table-cell>
          <table:table-cell table:formula="of:=((-2*[.B421]+3*[.B422]+6*[.B423]+7*[.B424]+6*[.B425]+3*[.B426]-2*[.B427])/21)" office:value-type="float" office:value="-25.6666666666667">
            <text:p>-25.6666666667</text:p>
          </table:table-cell>
        </table:table-row>
        <table:table-row table:style-name="ro2">
          <table:table-cell office:value-type="float" office:value="709405">
            <text:p>709405</text:p>
          </table:table-cell>
          <table:table-cell office:value-type="float" office:value="-5">
            <text:p>-5</text:p>
          </table:table-cell>
          <table:table-cell office:value-type="float" office:value="180">
            <text:p>180</text:p>
          </table:table-cell>
          <table:table-cell office:value-type="float" office:value="-231">
            <text:p>-231</text:p>
          </table:table-cell>
          <table:table-cell table:formula="of:=((-2*[.B422]+3*[.B423]+6*[.B424]+7*[.B425]+6*[.B426]+3*[.B427]-2*[.B428])/21)" office:value-type="float" office:value="-31">
            <text:p>-31</text:p>
          </table:table-cell>
        </table:table-row>
        <table:table-row table:style-name="ro2">
          <table:table-cell office:value-type="float" office:value="709445">
            <text:p>709445</text:p>
          </table:table-cell>
          <table:table-cell office:value-type="float" office:value="-38">
            <text:p>-38</text:p>
          </table:table-cell>
          <table:table-cell office:value-type="float" office:value="231">
            <text:p>231</text:p>
          </table:table-cell>
          <table:table-cell office:value-type="float" office:value="-231">
            <text:p>-231</text:p>
          </table:table-cell>
          <table:table-cell table:formula="of:=((-2*[.B423]+3*[.B424]+6*[.B425]+7*[.B426]+6*[.B427]+3*[.B428]-2*[.B429])/21)" office:value-type="float" office:value="-32.1904761904762">
            <text:p>-32.1904761905</text:p>
          </table:table-cell>
        </table:table-row>
        <table:table-row table:style-name="ro2">
          <table:table-cell office:value-type="float" office:value="709485">
            <text:p>709485</text:p>
          </table:table-cell>
          <table:table-cell office:value-type="float" office:value="-29">
            <text:p>-29</text:p>
          </table:table-cell>
          <table:table-cell office:value-type="float" office:value="226">
            <text:p>226</text:p>
          </table:table-cell>
          <table:table-cell office:value-type="float" office:value="-227">
            <text:p>-227</text:p>
          </table:table-cell>
          <table:table-cell table:formula="of:=((-2*[.B424]+3*[.B425]+6*[.B426]+7*[.B427]+6*[.B428]+3*[.B429]-2*[.B430])/21)" office:value-type="float" office:value="-28.4761904761905">
            <text:p>-28.4761904762</text:p>
          </table:table-cell>
        </table:table-row>
        <table:table-row table:style-name="ro2">
          <table:table-cell office:value-type="float" office:value="709524">
            <text:p>709524</text:p>
          </table:table-cell>
          <table:table-cell office:value-type="float" office:value="-32">
            <text:p>-32</text:p>
          </table:table-cell>
          <table:table-cell office:value-type="float" office:value="200">
            <text:p>200</text:p>
          </table:table-cell>
          <table:table-cell office:value-type="float" office:value="-227">
            <text:p>-227</text:p>
          </table:table-cell>
          <table:table-cell table:formula="of:=((-2*[.B425]+3*[.B426]+6*[.B427]+7*[.B428]+6*[.B429]+3*[.B430]-2*[.B431])/21)" office:value-type="float" office:value="-23.6666666666667">
            <text:p>-23.6666666667</text:p>
          </table:table-cell>
        </table:table-row>
        <table:table-row table:style-name="ro2">
          <table:table-cell office:value-type="float" office:value="709563">
            <text:p>709563</text:p>
          </table:table-cell>
          <table:table-cell office:value-type="float" office:value="10">
            <text:p>10</text:p>
          </table:table-cell>
          <table:table-cell office:value-type="float" office:value="217">
            <text:p>217</text:p>
          </table:table-cell>
          <table:table-cell office:value-type="float" office:value="-229">
            <text:p>-229</text:p>
          </table:table-cell>
          <table:table-cell table:formula="of:=((-2*[.B426]+3*[.B427]+6*[.B428]+7*[.B429]+6*[.B430]+3*[.B431]-2*[.B432])/21)" office:value-type="float" office:value="7.0952380952381">
            <text:p>7.0952380952</text:p>
          </table:table-cell>
        </table:table-row>
        <table:table-row table:style-name="ro2">
          <table:table-cell office:value-type="float" office:value="709604">
            <text:p>709604</text:p>
          </table:table-cell>
          <table:table-cell office:value-type="float" office:value="39">
            <text:p>39</text:p>
          </table:table-cell>
          <table:table-cell office:value-type="float" office:value="224">
            <text:p>224</text:p>
          </table:table-cell>
          <table:table-cell office:value-type="float" office:value="-232">
            <text:p>-232</text:p>
          </table:table-cell>
          <table:table-cell table:formula="of:=((-2*[.B427]+3*[.B428]+6*[.B429]+7*[.B430]+6*[.B431]+3*[.B432]-2*[.B433])/21)" office:value-type="float" office:value="41.7142857142857">
            <text:p>41.7142857143</text:p>
          </table:table-cell>
        </table:table-row>
        <table:table-row table:style-name="ro2">
          <table:table-cell office:value-type="float" office:value="709644">
            <text:p>709644</text:p>
          </table:table-cell>
          <table:table-cell office:value-type="float" office:value="86">
            <text:p>86</text:p>
          </table:table-cell>
          <table:table-cell office:value-type="float" office:value="160">
            <text:p>160</text:p>
          </table:table-cell>
          <table:table-cell office:value-type="float" office:value="-232">
            <text:p>-232</text:p>
          </table:table-cell>
          <table:table-cell table:formula="of:=((-2*[.B428]+3*[.B429]+6*[.B430]+7*[.B431]+6*[.B432]+3*[.B433]-2*[.B434])/21)" office:value-type="float" office:value="74.8095238095238">
            <text:p>74.8095238095</text:p>
          </table:table-cell>
        </table:table-row>
        <table:table-row table:style-name="ro2">
          <table:table-cell office:value-type="float" office:value="709684">
            <text:p>709684</text:p>
          </table:table-cell>
          <table:table-cell office:value-type="float" office:value="105">
            <text:p>105</text:p>
          </table:table-cell>
          <table:table-cell office:value-type="float" office:value="190">
            <text:p>190</text:p>
          </table:table-cell>
          <table:table-cell office:value-type="float" office:value="-240">
            <text:p>-240</text:p>
          </table:table-cell>
          <table:table-cell table:formula="of:=((-2*[.B429]+3*[.B430]+6*[.B431]+7*[.B432]+6*[.B433]+3*[.B434]-2*[.B435])/21)" office:value-type="float" office:value="104.47619047619">
            <text:p>104.4761904762</text:p>
          </table:table-cell>
        </table:table-row>
        <table:table-row table:style-name="ro2">
          <table:table-cell office:value-type="float" office:value="709724">
            <text:p>709724</text:p>
          </table:table-cell>
          <table:table-cell office:value-type="float" office:value="125">
            <text:p>125</text:p>
          </table:table-cell>
          <table:table-cell office:value-type="float" office:value="188">
            <text:p>188</text:p>
          </table:table-cell>
          <table:table-cell office:value-type="float" office:value="-240">
            <text:p>-240</text:p>
          </table:table-cell>
          <table:table-cell table:formula="of:=((-2*[.B430]+3*[.B431]+6*[.B432]+7*[.B433]+6*[.B434]+3*[.B435]-2*[.B436])/21)" office:value-type="float" office:value="135.428571428571">
            <text:p>135.4285714286</text:p>
          </table:table-cell>
        </table:table-row>
        <table:table-row table:style-name="ro2">
          <table:table-cell office:value-type="float" office:value="709764">
            <text:p>709764</text:p>
          </table:table-cell>
          <table:table-cell office:value-type="float" office:value="182">
            <text:p>182</text:p>
          </table:table-cell>
          <table:table-cell office:value-type="float" office:value="164">
            <text:p>164</text:p>
          </table:table-cell>
          <table:table-cell office:value-type="float" office:value="-238">
            <text:p>-238</text:p>
          </table:table-cell>
          <table:table-cell table:formula="of:=((-2*[.B431]+3*[.B432]+6*[.B433]+7*[.B434]+6*[.B435]+3*[.B436]-2*[.B437])/21)" office:value-type="float" office:value="189.285714285714">
            <text:p>189.2857142857</text:p>
          </table:table-cell>
        </table:table-row>
        <table:table-row table:style-name="ro2">
          <table:table-cell office:value-type="float" office:value="709804">
            <text:p>709804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-236">
            <text:p>-236</text:p>
          </table:table-cell>
          <table:table-cell table:formula="of:=((-2*[.B432]+3*[.B433]+6*[.B434]+7*[.B435]+6*[.B436]+3*[.B437]-2*[.B438])/21)" office:value-type="float" office:value="233.761904761905">
            <text:p>233.7619047619</text:p>
          </table:table-cell>
        </table:table-row>
        <table:table-row table:style-name="ro2">
          <table:table-cell office:value-type="float" office:value="709844">
            <text:p>709844</text:p>
          </table:table-cell>
          <table:table-cell office:value-type="float" office:value="304">
            <text:p>304</text:p>
          </table:table-cell>
          <table:table-cell office:value-type="float" office:value="180">
            <text:p>180</text:p>
          </table:table-cell>
          <table:table-cell office:value-type="float" office:value="-236">
            <text:p>-236</text:p>
          </table:table-cell>
          <table:table-cell table:formula="of:=((-2*[.B433]+3*[.B434]+6*[.B435]+7*[.B436]+6*[.B437]+3*[.B438]-2*[.B439])/21)" office:value-type="float" office:value="257.333333333333">
            <text:p>257.3333333333</text:p>
          </table:table-cell>
        </table:table-row>
        <table:table-row table:style-name="ro2">
          <table:table-cell office:value-type="float" office:value="709885">
            <text:p>709885</text:p>
          </table:table-cell>
          <table:table-cell office:value-type="float" office:value="227">
            <text:p>227</text:p>
          </table:table-cell>
          <table:table-cell office:value-type="float" office:value="154">
            <text:p>154</text:p>
          </table:table-cell>
          <table:table-cell office:value-type="float" office:value="-235">
            <text:p>-235</text:p>
          </table:table-cell>
          <table:table-cell table:formula="of:=((-2*[.B434]+3*[.B435]+6*[.B436]+7*[.B437]+6*[.B438]+3*[.B439]-2*[.B440])/21)" office:value-type="float" office:value="251.571428571429">
            <text:p>251.5714285714</text:p>
          </table:table-cell>
        </table:table-row>
        <table:table-row table:style-name="ro2">
          <table:table-cell office:value-type="float" office:value="709925">
            <text:p>709925</text:p>
          </table:table-cell>
          <table:table-cell office:value-type="float" office:value="214">
            <text:p>214</text:p>
          </table:table-cell>
          <table:table-cell office:value-type="float" office:value="176">
            <text:p>176</text:p>
          </table:table-cell>
          <table:table-cell office:value-type="float" office:value="-235">
            <text:p>-235</text:p>
          </table:table-cell>
          <table:table-cell table:formula="of:=((-2*[.B435]+3*[.B436]+6*[.B437]+7*[.B438]+6*[.B439]+3*[.B440]-2*[.B441])/21)" office:value-type="float" office:value="225.571428571429">
            <text:p>225.5714285714</text:p>
          </table:table-cell>
        </table:table-row>
        <table:table-row table:style-name="ro2">
          <table:table-cell office:value-type="float" office:value="709965">
            <text:p>709965</text:p>
          </table:table-cell>
          <table:table-cell office:value-type="float" office:value="187">
            <text:p>187</text:p>
          </table:table-cell>
          <table:table-cell office:value-type="float" office:value="198">
            <text:p>198</text:p>
          </table:table-cell>
          <table:table-cell office:value-type="float" office:value="-237">
            <text:p>-237</text:p>
          </table:table-cell>
          <table:table-cell table:formula="of:=((-2*[.B436]+3*[.B437]+6*[.B438]+7*[.B439]+6*[.B440]+3*[.B441]-2*[.B442])/21)" office:value-type="float" office:value="178.190476190476">
            <text:p>178.1904761905</text:p>
          </table:table-cell>
        </table:table-row>
        <table:table-row table:style-name="ro2">
          <table:table-cell office:value-type="float" office:value="710005">
            <text:p>710005</text:p>
          </table:table-cell>
          <table:table-cell office:value-type="float" office:value="143">
            <text:p>143</text:p>
          </table:table-cell>
          <table:table-cell office:value-type="float" office:value="169">
            <text:p>169</text:p>
          </table:table-cell>
          <table:table-cell office:value-type="float" office:value="-244">
            <text:p>-244</text:p>
          </table:table-cell>
          <table:table-cell table:formula="of:=((-2*[.B437]+3*[.B438]+6*[.B439]+7*[.B440]+6*[.B441]+3*[.B442]-2*[.B443])/21)" office:value-type="float" office:value="129.904761904762">
            <text:p>129.9047619048</text:p>
          </table:table-cell>
        </table:table-row>
        <table:table-row table:style-name="ro2">
          <table:table-cell office:value-type="float" office:value="710045">
            <text:p>710045</text:p>
          </table:table-cell>
          <table:table-cell office:value-type="float" office:value="68">
            <text:p>68</text:p>
          </table:table-cell>
          <table:table-cell office:value-type="float" office:value="225">
            <text:p>225</text:p>
          </table:table-cell>
          <table:table-cell office:value-type="float" office:value="-244">
            <text:p>-244</text:p>
          </table:table-cell>
          <table:table-cell table:formula="of:=((-2*[.B438]+3*[.B439]+6*[.B440]+7*[.B441]+6*[.B442]+3*[.B443]-2*[.B444])/21)" office:value-type="float" office:value="67.0476190476191">
            <text:p>67.0476190476</text:p>
          </table:table-cell>
        </table:table-row>
        <table:table-row table:style-name="ro2">
          <table:table-cell office:value-type="float" office:value="710085">
            <text:p>710085</text:p>
          </table:table-cell>
          <table:table-cell office:value-type="float" office:value="-7">
            <text:p>-7</text:p>
          </table:table-cell>
          <table:table-cell office:value-type="float" office:value="222">
            <text:p>222</text:p>
          </table:table-cell>
          <table:table-cell office:value-type="float" office:value="-241">
            <text:p>-241</text:p>
          </table:table-cell>
          <table:table-cell table:formula="of:=((-2*[.B439]+3*[.B440]+6*[.B441]+7*[.B442]+6*[.B443]+3*[.B444]-2*[.B445])/21)" office:value-type="float" office:value="11.8095238095238">
            <text:p>11.8095238095</text:p>
          </table:table-cell>
        </table:table-row>
        <table:table-row table:style-name="ro2">
          <table:table-cell office:value-type="float" office:value="710125">
            <text:p>710125</text:p>
          </table:table-cell>
          <table:table-cell office:value-type="float" office:value="-15">
            <text:p>-15</text:p>
          </table:table-cell>
          <table:table-cell office:value-type="float" office:value="212">
            <text:p>212</text:p>
          </table:table-cell>
          <table:table-cell office:value-type="float" office:value="-241">
            <text:p>-241</text:p>
          </table:table-cell>
          <table:table-cell table:formula="of:=((-2*[.B440]+3*[.B441]+6*[.B442]+7*[.B443]+6*[.B444]+3*[.B445]-2*[.B446])/21)" office:value-type="float" office:value="-16.6666666666667">
            <text:p>-16.6666666667</text:p>
          </table:table-cell>
        </table:table-row>
        <table:table-row table:style-name="ro2">
          <table:table-cell office:value-type="float" office:value="710166">
            <text:p>710166</text:p>
          </table:table-cell>
          <table:table-cell office:value-type="float" office:value="-14">
            <text:p>-14</text:p>
          </table:table-cell>
          <table:table-cell office:value-type="float" office:value="196">
            <text:p>196</text:p>
          </table:table-cell>
          <table:table-cell office:value-type="float" office:value="-258">
            <text:p>-258</text:p>
          </table:table-cell>
          <table:table-cell table:formula="of:=((-2*[.B441]+3*[.B442]+6*[.B443]+7*[.B444]+6*[.B445]+3*[.B446]-2*[.B447])/21)" office:value-type="float" office:value="-2.04761904761905">
            <text:p>-2.0476190476</text:p>
          </table:table-cell>
        </table:table-row>
        <table:table-row table:style-name="ro2">
          <table:table-cell office:value-type="float" office:value="710205">
            <text:p>710205</text:p>
          </table:table-cell>
          <table:table-cell office:value-type="float" office:value="17">
            <text:p>17</text:p>
          </table:table-cell>
          <table:table-cell office:value-type="float" office:value="164">
            <text:p>164</text:p>
          </table:table-cell>
          <table:table-cell office:value-type="float" office:value="-251">
            <text:p>-251</text:p>
          </table:table-cell>
          <table:table-cell table:formula="of:=((-2*[.B442]+3*[.B443]+6*[.B444]+7*[.B445]+6*[.B446]+3*[.B447]-2*[.B448])/21)" office:value-type="float" office:value="14.3809523809524">
            <text:p>14.380952381</text:p>
          </table:table-cell>
        </table:table-row>
        <table:table-row table:style-name="ro2">
          <table:table-cell office:value-type="float" office:value="710244">
            <text:p>710244</text:p>
          </table:table-cell>
          <table:table-cell office:value-type="float" office:value="44">
            <text:p>44</text:p>
          </table:table-cell>
          <table:table-cell office:value-type="float" office:value="239">
            <text:p>239</text:p>
          </table:table-cell>
          <table:table-cell office:value-type="float" office:value="-251">
            <text:p>-251</text:p>
          </table:table-cell>
          <table:table-cell table:formula="of:=((-2*[.B443]+3*[.B444]+6*[.B445]+7*[.B446]+6*[.B447]+3*[.B448]-2*[.B449])/21)" office:value-type="float" office:value="7.33333333333333">
            <text:p>7.3333333333</text:p>
          </table:table-cell>
        </table:table-row>
        <table:table-row table:style-name="ro2">
          <table:table-cell office:value-type="float" office:value="710284">
            <text:p>710284</text:p>
          </table:table-cell>
          <table:table-cell office:value-type="float" office:value="-34">
            <text:p>-34</text:p>
          </table:table-cell>
          <table:table-cell office:value-type="float" office:value="210">
            <text:p>210</text:p>
          </table:table-cell>
          <table:table-cell office:value-type="float" office:value="-239">
            <text:p>-239</text:p>
          </table:table-cell>
          <table:table-cell table:formula="of:=((-2*[.B444]+3*[.B445]+6*[.B446]+7*[.B447]+6*[.B448]+3*[.B449]-2*[.B450])/21)" office:value-type="float" office:value="-24.7142857142857">
            <text:p>-24.7142857143</text:p>
          </table:table-cell>
        </table:table-row>
        <table:table-row table:style-name="ro2">
          <table:table-cell office:value-type="float" office:value="710324">
            <text:p>710324</text:p>
          </table:table-cell>
          <table:table-cell office:value-type="float" office:value="-68">
            <text:p>-68</text:p>
          </table:table-cell>
          <table:table-cell office:value-type="float" office:value="214">
            <text:p>214</text:p>
          </table:table-cell>
          <table:table-cell office:value-type="float" office:value="-239">
            <text:p>-239</text:p>
          </table:table-cell>
          <table:table-cell table:formula="of:=((-2*[.B445]+3*[.B446]+6*[.B447]+7*[.B448]+6*[.B449]+3*[.B450]-2*[.B451])/21)" office:value-type="float" office:value="-41">
            <text:p>-41</text:p>
          </table:table-cell>
        </table:table-row>
        <table:table-row table:style-name="ro2">
          <table:table-cell office:value-type="float" office:value="710364">
            <text:p>710364</text:p>
          </table:table-cell>
          <table:table-cell office:value-type="float" office:value="-82">
            <text:p>-82</text:p>
          </table:table-cell>
          <table:table-cell office:value-type="float" office:value="212">
            <text:p>212</text:p>
          </table:table-cell>
          <table:table-cell office:value-type="float" office:value="-238">
            <text:p>-238</text:p>
          </table:table-cell>
          <table:table-cell table:formula="of:=((-2*[.B446]+3*[.B447]+6*[.B448]+7*[.B449]+6*[.B450]+3*[.B451]-2*[.B452])/21)" office:value-type="float" office:value="-70.6190476190476">
            <text:p>-70.619047619</text:p>
          </table:table-cell>
        </table:table-row>
        <table:table-row table:style-name="ro2">
          <table:table-cell office:value-type="float" office:value="710405">
            <text:p>710405</text:p>
          </table:table-cell>
          <table:table-cell office:value-type="float" office:value="-15">
            <text:p>-15</text:p>
          </table:table-cell>
          <table:table-cell office:value-type="float" office:value="197">
            <text:p>197</text:p>
          </table:table-cell>
          <table:table-cell office:value-type="float" office:value="-233">
            <text:p>-233</text:p>
          </table:table-cell>
          <table:table-cell table:formula="of:=((-2*[.B447]+3*[.B448]+6*[.B449]+7*[.B450]+6*[.B451]+3*[.B452]-2*[.B453])/21)" office:value-type="float" office:value="-71.8095238095238">
            <text:p>-71.8095238095</text:p>
          </table:table-cell>
        </table:table-row>
        <table:table-row table:style-name="ro2">
          <table:table-cell office:value-type="float" office:value="710445">
            <text:p>710445</text:p>
          </table:table-cell>
          <table:table-cell office:value-type="float" office:value="-129">
            <text:p>-129</text:p>
          </table:table-cell>
          <table:table-cell office:value-type="float" office:value="209">
            <text:p>209</text:p>
          </table:table-cell>
          <table:table-cell office:value-type="float" office:value="-233">
            <text:p>-233</text:p>
          </table:table-cell>
          <table:table-cell table:formula="of:=((-2*[.B448]+3*[.B449]+6*[.B450]+7*[.B451]+6*[.B452]+3*[.B453]-2*[.B454])/21)" office:value-type="float" office:value="-83">
            <text:p>-83</text:p>
          </table:table-cell>
        </table:table-row>
        <table:table-row table:style-name="ro2">
          <table:table-cell office:value-type="float" office:value="710485">
            <text:p>710485</text:p>
          </table:table-cell>
          <table:table-cell office:value-type="float" office:value="-83">
            <text:p>-83</text:p>
          </table:table-cell>
          <table:table-cell office:value-type="float" office:value="210">
            <text:p>210</text:p>
          </table:table-cell>
          <table:table-cell office:value-type="float" office:value="-222">
            <text:p>-222</text:p>
          </table:table-cell>
          <table:table-cell table:formula="of:=((-2*[.B449]+3*[.B450]+6*[.B451]+7*[.B452]+6*[.B453]+3*[.B454]-2*[.B455])/21)" office:value-type="float" office:value="-100.238095238095">
            <text:p>-100.2380952381</text:p>
          </table:table-cell>
        </table:table-row>
        <table:table-row table:style-name="ro2">
          <table:table-cell office:value-type="float" office:value="710525">
            <text:p>710525</text:p>
          </table:table-cell>
          <table:table-cell office:value-type="float" office:value="-124">
            <text:p>-124</text:p>
          </table:table-cell>
          <table:table-cell office:value-type="float" office:value="174">
            <text:p>174</text:p>
          </table:table-cell>
          <table:table-cell office:value-type="float" office:value="-222">
            <text:p>-222</text:p>
          </table:table-cell>
          <table:table-cell table:formula="of:=((-2*[.B450]+3*[.B451]+6*[.B452]+7*[.B453]+6*[.B454]+3*[.B455]-2*[.B456])/21)" office:value-type="float" office:value="-135.666666666667">
            <text:p>-135.6666666667</text:p>
          </table:table-cell>
        </table:table-row>
        <table:table-row table:style-name="ro2">
          <table:table-cell office:value-type="float" office:value="710565">
            <text:p>710565</text:p>
          </table:table-cell>
          <table:table-cell office:value-type="float" office:value="-115">
            <text:p>-115</text:p>
          </table:table-cell>
          <table:table-cell office:value-type="float" office:value="157">
            <text:p>157</text:p>
          </table:table-cell>
          <table:table-cell office:value-type="float" office:value="-235">
            <text:p>-235</text:p>
          </table:table-cell>
          <table:table-cell table:formula="of:=((-2*[.B451]+3*[.B452]+6*[.B453]+7*[.B454]+6*[.B455]+3*[.B456]-2*[.B457])/21)" office:value-type="float" office:value="-107.571428571429">
            <text:p>-107.5714285714</text:p>
          </table:table-cell>
        </table:table-row>
        <table:table-row table:style-name="ro2">
          <table:table-cell office:value-type="float" office:value="710605">
            <text:p>710605</text:p>
          </table:table-cell>
          <table:table-cell office:value-type="float" office:value="-110">
            <text:p>-110</text:p>
          </table:table-cell>
          <table:table-cell office:value-type="float" office:value="155">
            <text:p>155</text:p>
          </table:table-cell>
          <table:table-cell office:value-type="float" office:value="-240">
            <text:p>-240</text:p>
          </table:table-cell>
          <table:table-cell table:formula="of:=((-2*[.B452]+3*[.B453]+6*[.B454]+7*[.B455]+6*[.B456]+3*[.B457]-2*[.B458])/21)" office:value-type="float" office:value="-51.5714285714286">
            <text:p>-51.5714285714</text:p>
          </table:table-cell>
        </table:table-row>
        <table:table-row table:style-name="ro2">
          <table:table-cell office:value-type="float" office:value="710645">
            <text:p>710645</text:p>
          </table:table-cell>
          <table:table-cell office:value-type="float" office:value="53">
            <text:p>53</text:p>
          </table:table-cell>
          <table:table-cell office:value-type="float" office:value="149">
            <text:p>149</text:p>
          </table:table-cell>
          <table:table-cell office:value-type="float" office:value="-240">
            <text:p>-240</text:p>
          </table:table-cell>
          <table:table-cell table:formula="of:=((-2*[.B453]+3*[.B454]+6*[.B455]+7*[.B456]+6*[.B457]+3*[.B458]-2*[.B459])/21)" office:value-type="float" office:value="9">
            <text:p>9</text:p>
          </table:table-cell>
        </table:table-row>
        <table:table-row table:style-name="ro2">
          <table:table-cell office:value-type="float" office:value="710686">
            <text:p>710686</text:p>
          </table:table-cell>
          <table:table-cell office:value-type="float" office:value="109">
            <text:p>109</text:p>
          </table:table-cell>
          <table:table-cell office:value-type="float" office:value="186">
            <text:p>186</text:p>
          </table:table-cell>
          <table:table-cell office:value-type="float" office:value="-238">
            <text:p>-238</text:p>
          </table:table-cell>
          <table:table-cell table:formula="of:=((-2*[.B454]+3*[.B455]+6*[.B456]+7*[.B457]+6*[.B458]+3*[.B459]-2*[.B460])/21)" office:value-type="float" office:value="56.4285714285714">
            <text:p>56.4285714286</text:p>
          </table:table-cell>
        </table:table-row>
        <table:table-row table:style-name="ro2">
          <table:table-cell office:value-type="float" office:value="710727">
            <text:p>710727</text:p>
          </table:table-cell>
          <table:table-cell office:value-type="float" office:value="31">
            <text:p>31</text:p>
          </table:table-cell>
          <table:table-cell office:value-type="float" office:value="245">
            <text:p>245</text:p>
          </table:table-cell>
          <table:table-cell office:value-type="float" office:value="-238">
            <text:p>-238</text:p>
          </table:table-cell>
          <table:table-cell table:formula="of:=((-2*[.B455]+3*[.B456]+6*[.B457]+7*[.B458]+6*[.B459]+3*[.B460]-2*[.B461])/21)" office:value-type="float" office:value="92">
            <text:p>92</text:p>
          </table:table-cell>
        </table:table-row>
        <table:table-row table:style-name="ro2">
          <table:table-cell office:value-type="float" office:value="710767">
            <text:p>710767</text:p>
          </table:table-cell>
          <table:table-cell office:value-type="float" office:value="86">
            <text:p>86</text:p>
          </table:table-cell>
          <table:table-cell office:value-type="float" office:value="291">
            <text:p>291</text:p>
          </table:table-cell>
          <table:table-cell office:value-type="float" office:value="-246">
            <text:p>-246</text:p>
          </table:table-cell>
          <table:table-cell table:formula="of:=((-2*[.B456]+3*[.B457]+6*[.B458]+7*[.B459]+6*[.B460]+3*[.B461]-2*[.B462])/21)" office:value-type="float" office:value="98.4761904761905">
            <text:p>98.4761904762</text:p>
          </table:table-cell>
        </table:table-row>
        <table:table-row table:style-name="ro2">
          <table:table-cell office:value-type="float" office:value="710807">
            <text:p>710807</text:p>
          </table:table-cell>
          <table:table-cell office:value-type="float" office:value="120">
            <text:p>120</text:p>
          </table:table-cell>
          <table:table-cell office:value-type="float" office:value="231">
            <text:p>231</text:p>
          </table:table-cell>
          <table:table-cell office:value-type="float" office:value="-250">
            <text:p>-250</text:p>
          </table:table-cell>
          <table:table-cell table:formula="of:=((-2*[.B457]+3*[.B458]+6*[.B459]+7*[.B460]+6*[.B461]+3*[.B462]-2*[.B463])/21)" office:value-type="float" office:value="77.6666666666667">
            <text:p>77.6666666667</text:p>
          </table:table-cell>
        </table:table-row>
        <table:table-row table:style-name="ro2">
          <table:table-cell office:value-type="float" office:value="710846">
            <text:p>710846</text:p>
          </table:table-cell>
          <table:table-cell office:value-type="float" office:value="97">
            <text:p>97</text:p>
          </table:table-cell>
          <table:table-cell office:value-type="float" office:value="264">
            <text:p>264</text:p>
          </table:table-cell>
          <table:table-cell office:value-type="float" office:value="-250">
            <text:p>-250</text:p>
          </table:table-cell>
          <table:table-cell table:formula="of:=((-2*[.B458]+3*[.B459]+6*[.B460]+7*[.B461]+6*[.B462]+3*[.B463]-2*[.B464])/21)" office:value-type="float" office:value="72.6666666666667">
            <text:p>72.6666666667</text:p>
          </table:table-cell>
        </table:table-row>
        <table:table-row table:style-name="ro2">
          <table:table-cell office:value-type="float" office:value="710885">
            <text:p>710885</text:p>
          </table:table-cell>
          <table:table-cell office:value-type="float" office:value="-24">
            <text:p>-24</text:p>
          </table:table-cell>
          <table:table-cell office:value-type="float" office:value="262">
            <text:p>262</text:p>
          </table:table-cell>
          <table:table-cell office:value-type="float" office:value="-249">
            <text:p>-249</text:p>
          </table:table-cell>
          <table:table-cell table:formula="of:=((-2*[.B459]+3*[.B460]+6*[.B461]+7*[.B462]+6*[.B463]+3*[.B464]-2*[.B465])/21)" office:value-type="float" office:value="46.6190476190476">
            <text:p>46.619047619</text:p>
          </table:table-cell>
        </table:table-row>
        <table:table-row table:style-name="ro2">
          <table:table-cell office:value-type="float" office:value="710925">
            <text:p>710925</text:p>
          </table:table-cell>
          <table:table-cell office:value-type="float" office:value="55">
            <text:p>55</text:p>
          </table:table-cell>
          <table:table-cell office:value-type="float" office:value="293">
            <text:p>293</text:p>
          </table:table-cell>
          <table:table-cell office:value-type="float" office:value="-249">
            <text:p>-249</text:p>
          </table:table-cell>
          <table:table-cell table:formula="of:=((-2*[.B460]+3*[.B461]+6*[.B462]+7*[.B463]+6*[.B464]+3*[.B465]-2*[.B466])/21)" office:value-type="float" office:value="29.3333333333333">
            <text:p>29.3333333333</text:p>
          </table:table-cell>
        </table:table-row>
        <table:table-row table:style-name="ro2">
          <table:table-cell office:value-type="float" office:value="710966">
            <text:p>710966</text:p>
          </table:table-cell>
          <table:table-cell office:value-type="float" office:value="45">
            <text:p>45</text:p>
          </table:table-cell>
          <table:table-cell office:value-type="float" office:value="198">
            <text:p>198</text:p>
          </table:table-cell>
          <table:table-cell office:value-type="float" office:value="-250">
            <text:p>-250</text:p>
          </table:table-cell>
          <table:table-cell table:formula="of:=((-2*[.B461]+3*[.B462]+6*[.B463]+7*[.B464]+6*[.B465]+3*[.B466]-2*[.B467])/21)" office:value-type="float" office:value="31.9047619047619">
            <text:p>31.9047619048</text:p>
          </table:table-cell>
        </table:table-row>
        <table:table-row table:style-name="ro2">
          <table:table-cell office:value-type="float" office:value="711006">
            <text:p>711006</text:p>
          </table:table-cell>
          <table:table-cell office:value-type="float" office:value="44">
            <text:p>44</text:p>
          </table:table-cell>
          <table:table-cell office:value-type="float" office:value="186">
            <text:p>186</text:p>
          </table:table-cell>
          <table:table-cell office:value-type="float" office:value="-253">
            <text:p>-253</text:p>
          </table:table-cell>
          <table:table-cell table:formula="of:=((-2*[.B462]+3*[.B463]+6*[.B464]+7*[.B465]+6*[.B466]+3*[.B467]-2*[.B468])/21)" office:value-type="float" office:value="51.7142857142857">
            <text:p>51.7142857143</text:p>
          </table:table-cell>
        </table:table-row>
        <table:table-row table:style-name="ro2">
          <table:table-cell office:value-type="float" office:value="711046">
            <text:p>711046</text:p>
          </table:table-cell>
          <table:table-cell office:value-type="float" office:value="39">
            <text:p>39</text:p>
          </table:table-cell>
          <table:table-cell office:value-type="float" office:value="183">
            <text:p>183</text:p>
          </table:table-cell>
          <table:table-cell office:value-type="float" office:value="-253">
            <text:p>-253</text:p>
          </table:table-cell>
          <table:table-cell table:formula="of:=((-2*[.B463]+3*[.B464]+6*[.B465]+7*[.B466]+6*[.B467]+3*[.B468]-2*[.B469])/21)" office:value-type="float" office:value="40.0476190476191">
            <text:p>40.0476190476</text:p>
          </table:table-cell>
        </table:table-row>
        <table:table-row table:style-name="ro2">
          <table:table-cell office:value-type="float" office:value="711086">
            <text:p>711086</text:p>
          </table:table-cell>
          <table:table-cell office:value-type="float" office:value="45">
            <text:p>45</text:p>
          </table:table-cell>
          <table:table-cell office:value-type="float" office:value="167">
            <text:p>167</text:p>
          </table:table-cell>
          <table:table-cell office:value-type="float" office:value="-249">
            <text:p>-249</text:p>
          </table:table-cell>
          <table:table-cell table:formula="of:=((-2*[.B464]+3*[.B465]+6*[.B466]+7*[.B467]+6*[.B468]+3*[.B469]-2*[.B470])/21)" office:value-type="float" office:value="42.2857142857143">
            <text:p>42.2857142857</text:p>
          </table:table-cell>
        </table:table-row>
        <table:table-row table:style-name="ro2">
          <table:table-cell office:value-type="float" office:value="711126">
            <text:p>711126</text:p>
          </table:table-cell>
          <table:table-cell office:value-type="float" office:value="37">
            <text:p>37</text:p>
          </table:table-cell>
          <table:table-cell office:value-type="float" office:value="168">
            <text:p>168</text:p>
          </table:table-cell>
          <table:table-cell office:value-type="float" office:value="-249">
            <text:p>-249</text:p>
          </table:table-cell>
          <table:table-cell table:formula="of:=((-2*[.B465]+3*[.B466]+6*[.B467]+7*[.B468]+6*[.B469]+3*[.B470]-2*[.B471])/21)" office:value-type="float" office:value="41.5714285714286">
            <text:p>41.5714285714</text:p>
          </table:table-cell>
        </table:table-row>
        <table:table-row table:style-name="ro2">
          <table:table-cell office:value-type="float" office:value="711167">
            <text:p>711167</text:p>
          </table:table-cell>
          <table:table-cell office:value-type="float" office:value="51">
            <text:p>51</text:p>
          </table:table-cell>
          <table:table-cell office:value-type="float" office:value="137">
            <text:p>137</text:p>
          </table:table-cell>
          <table:table-cell office:value-type="float" office:value="-254">
            <text:p>-254</text:p>
          </table:table-cell>
          <table:table-cell table:formula="of:=((-2*[.B466]+3*[.B467]+6*[.B468]+7*[.B469]+6*[.B470]+3*[.B471]-2*[.B472])/21)" office:value-type="float" office:value="45.0476190476191">
            <text:p>45.0476190476</text:p>
          </table:table-cell>
        </table:table-row>
        <table:table-row table:style-name="ro2">
          <table:table-cell office:value-type="float" office:value="711207">
            <text:p>711207</text:p>
          </table:table-cell>
          <table:table-cell office:value-type="float" office:value="39">
            <text:p>39</text:p>
          </table:table-cell>
          <table:table-cell office:value-type="float" office:value="184">
            <text:p>184</text:p>
          </table:table-cell>
          <table:table-cell office:value-type="float" office:value="-245">
            <text:p>-245</text:p>
          </table:table-cell>
          <table:table-cell table:formula="of:=((-2*[.B467]+3*[.B468]+6*[.B469]+7*[.B470]+6*[.B471]+3*[.B472]-2*[.B473])/21)" office:value-type="float" office:value="47.2857142857143">
            <text:p>47.2857142857</text:p>
          </table:table-cell>
        </table:table-row>
        <table:table-row table:style-name="ro2">
          <table:table-cell office:value-type="float" office:value="711247">
            <text:p>711247</text:p>
          </table:table-cell>
          <table:table-cell office:value-type="float" office:value="54">
            <text:p>54</text:p>
          </table:table-cell>
          <table:table-cell office:value-type="float" office:value="181">
            <text:p>181</text:p>
          </table:table-cell>
          <table:table-cell office:value-type="float" office:value="-245">
            <text:p>-245</text:p>
          </table:table-cell>
          <table:table-cell table:formula="of:=((-2*[.B468]+3*[.B469]+6*[.B470]+7*[.B471]+6*[.B472]+3*[.B473]-2*[.B474])/21)" office:value-type="float" office:value="48.8095238095238">
            <text:p>48.8095238095</text:p>
          </table:table-cell>
        </table:table-row>
        <table:table-row table:style-name="ro2">
          <table:table-cell office:value-type="float" office:value="711287">
            <text:p>711287</text:p>
          </table:table-cell>
          <table:table-cell office:value-type="float" office:value="43">
            <text:p>43</text:p>
          </table:table-cell>
          <table:table-cell office:value-type="float" office:value="116">
            <text:p>116</text:p>
          </table:table-cell>
          <table:table-cell office:value-type="float" office:value="-249">
            <text:p>-249</text:p>
          </table:table-cell>
          <table:table-cell table:formula="of:=((-2*[.B469]+3*[.B470]+6*[.B471]+7*[.B472]+6*[.B473]+3*[.B474]-2*[.B475])/21)" office:value-type="float" office:value="39.1904761904762">
            <text:p>39.1904761905</text:p>
          </table:table-cell>
        </table:table-row>
        <table:table-row table:style-name="ro2">
          <table:table-cell office:value-type="float" office:value="711327">
            <text:p>711327</text:p>
          </table:table-cell>
          <table:table-cell office:value-type="float" office:value="30">
            <text:p>30</text:p>
          </table:table-cell>
          <table:table-cell office:value-type="float" office:value="155">
            <text:p>155</text:p>
          </table:table-cell>
          <table:table-cell office:value-type="float" office:value="-249">
            <text:p>-249</text:p>
          </table:table-cell>
          <table:table-cell table:formula="of:=((-2*[.B470]+3*[.B471]+6*[.B472]+7*[.B473]+6*[.B474]+3*[.B475]-2*[.B476])/21)" office:value-type="float" office:value="31.0952380952381">
            <text:p>31.0952380952</text:p>
          </table:table-cell>
        </table:table-row>
        <table:table-row table:style-name="ro2">
          <table:table-cell office:value-type="float" office:value="711367">
            <text:p>711367</text:p>
          </table:table-cell>
          <table:table-cell office:value-type="float" office:value="7">
            <text:p>7</text:p>
          </table:table-cell>
          <table:table-cell office:value-type="float" office:value="225">
            <text:p>225</text:p>
          </table:table-cell>
          <table:table-cell office:value-type="float" office:value="-251">
            <text:p>-251</text:p>
          </table:table-cell>
          <table:table-cell table:formula="of:=((-2*[.B471]+3*[.B472]+6*[.B473]+7*[.B474]+6*[.B475]+3*[.B476]-2*[.B477])/21)" office:value-type="float" office:value="13.9047619047619">
            <text:p>13.9047619048</text:p>
          </table:table-cell>
        </table:table-row>
        <table:table-row table:style-name="ro2">
          <table:table-cell office:value-type="float" office:value="711408">
            <text:p>711408</text:p>
          </table:table-cell>
          <table:table-cell office:value-type="float" office:value="9">
            <text:p>9</text:p>
          </table:table-cell>
          <table:table-cell office:value-type="float" office:value="209">
            <text:p>209</text:p>
          </table:table-cell>
          <table:table-cell office:value-type="float" office:value="-251">
            <text:p>-251</text:p>
          </table:table-cell>
          <table:table-cell table:formula="of:=((-2*[.B472]+3*[.B473]+6*[.B474]+7*[.B475]+6*[.B476]+3*[.B477]-2*[.B478])/21)" office:value-type="float" office:value="3">
            <text:p>3</text:p>
          </table:table-cell>
        </table:table-row>
        <table:table-row table:style-name="ro2">
          <table:table-cell office:value-type="float" office:value="711448">
            <text:p>711448</text:p>
          </table:table-cell>
          <table:table-cell office:value-type="float" office:value="-16">
            <text:p>-16</text:p>
          </table:table-cell>
          <table:table-cell office:value-type="float" office:value="201">
            <text:p>201</text:p>
          </table:table-cell>
          <table:table-cell office:value-type="float" office:value="-251">
            <text:p>-251</text:p>
          </table:table-cell>
          <table:table-cell table:formula="of:=((-2*[.B473]+3*[.B474]+6*[.B475]+7*[.B476]+6*[.B477]+3*[.B478]-2*[.B479])/21)" office:value-type="float" office:value="-13.952380952381">
            <text:p>-13.9523809524</text:p>
          </table:table-cell>
        </table:table-row>
        <table:table-row table:style-name="ro2">
          <table:table-cell office:value-type="float" office:value="711488">
            <text:p>711488</text:p>
          </table:table-cell>
          <table:table-cell office:value-type="float" office:value="-18">
            <text:p>-18</text:p>
          </table:table-cell>
          <table:table-cell office:value-type="float" office:value="213">
            <text:p>213</text:p>
          </table:table-cell>
          <table:table-cell office:value-type="float" office:value="-237">
            <text:p>-237</text:p>
          </table:table-cell>
          <table:table-cell table:formula="of:=((-2*[.B474]+3*[.B475]+6*[.B476]+7*[.B477]+6*[.B478]+3*[.B479]-2*[.B480])/21)" office:value-type="float" office:value="-25.8571428571429">
            <text:p>-25.8571428571</text:p>
          </table:table-cell>
        </table:table-row>
        <table:table-row table:style-name="ro2">
          <table:table-cell office:value-type="float" office:value="711527">
            <text:p>711527</text:p>
          </table:table-cell>
          <table:table-cell office:value-type="float" office:value="-52">
            <text:p>-52</text:p>
          </table:table-cell>
          <table:table-cell office:value-type="float" office:value="233">
            <text:p>233</text:p>
          </table:table-cell>
          <table:table-cell office:value-type="float" office:value="-237">
            <text:p>-237</text:p>
          </table:table-cell>
          <table:table-cell table:formula="of:=((-2*[.B475]+3*[.B476]+6*[.B477]+7*[.B478]+6*[.B479]+3*[.B480]-2*[.B481])/21)" office:value-type="float" office:value="-42.7619047619048">
            <text:p>-42.7619047619</text:p>
          </table:table-cell>
        </table:table-row>
        <table:table-row table:style-name="ro2">
          <table:table-cell office:value-type="float" office:value="711566">
            <text:p>711566</text:p>
          </table:table-cell>
          <table:table-cell office:value-type="float" office:value="-34">
            <text:p>-34</text:p>
          </table:table-cell>
          <table:table-cell office:value-type="float" office:value="191">
            <text:p>191</text:p>
          </table:table-cell>
          <table:table-cell office:value-type="float" office:value="-236">
            <text:p>-236</text:p>
          </table:table-cell>
          <table:table-cell table:formula="of:=((-2*[.B476]+3*[.B477]+6*[.B478]+7*[.B479]+6*[.B480]+3*[.B481]-2*[.B482])/21)" office:value-type="float" office:value="-41.4285714285714">
            <text:p>-41.4285714286</text:p>
          </table:table-cell>
        </table:table-row>
        <table:table-row table:style-name="ro2">
          <table:table-cell office:value-type="float" office:value="711606">
            <text:p>711606</text:p>
          </table:table-cell>
          <table:table-cell office:value-type="float" office:value="-40">
            <text:p>-40</text:p>
          </table:table-cell>
          <table:table-cell office:value-type="float" office:value="230">
            <text:p>230</text:p>
          </table:table-cell>
          <table:table-cell office:value-type="float" office:value="-236">
            <text:p>-236</text:p>
          </table:table-cell>
          <table:table-cell table:formula="of:=((-2*[.B477]+3*[.B478]+6*[.B479]+7*[.B480]+6*[.B481]+3*[.B482]-2*[.B483])/21)" office:value-type="float" office:value="-24.4761904761905">
            <text:p>-24.4761904762</text:p>
          </table:table-cell>
        </table:table-row>
        <table:table-row table:style-name="ro2">
          <table:table-cell office:value-type="float" office:value="711647">
            <text:p>711647</text:p>
          </table:table-cell>
          <table:table-cell office:value-type="float" office:value="18">
            <text:p>18</text:p>
          </table:table-cell>
          <table:table-cell office:value-type="float" office:value="235">
            <text:p>235</text:p>
          </table:table-cell>
          <table:table-cell office:value-type="float" office:value="-241">
            <text:p>-241</text:p>
          </table:table-cell>
          <table:table-cell table:formula="of:=((-2*[.B478]+3*[.B479]+6*[.B480]+7*[.B481]+6*[.B482]+3*[.B483]-2*[.B484])/21)" office:value-type="float" office:value="11.5714285714286">
            <text:p>11.5714285714</text:p>
          </table:table-cell>
        </table:table-row>
        <table:table-row table:style-name="ro2">
          <table:table-cell office:value-type="float" office:value="711687">
            <text:p>711687</text:p>
          </table:table-cell>
          <table:table-cell office:value-type="float" office:value="56">
            <text:p>56</text:p>
          </table:table-cell>
          <table:table-cell office:value-type="float" office:value="216">
            <text:p>216</text:p>
          </table:table-cell>
          <table:table-cell office:value-type="float" office:value="-239">
            <text:p>-239</text:p>
          </table:table-cell>
          <table:table-cell table:formula="of:=((-2*[.B479]+3*[.B480]+6*[.B481]+7*[.B482]+6*[.B483]+3*[.B484]-2*[.B485])/21)" office:value-type="float" office:value="51.2380952380952">
            <text:p>51.2380952381</text:p>
          </table:table-cell>
        </table:table-row>
        <table:table-row table:style-name="ro2">
          <table:table-cell office:value-type="float" office:value="711727">
            <text:p>711727</text:p>
          </table:table-cell>
          <table:table-cell office:value-type="float" office:value="93">
            <text:p>93</text:p>
          </table:table-cell>
          <table:table-cell office:value-type="float" office:value="194">
            <text:p>194</text:p>
          </table:table-cell>
          <table:table-cell office:value-type="float" office:value="-239">
            <text:p>-239</text:p>
          </table:table-cell>
          <table:table-cell table:formula="of:=((-2*[.B480]+3*[.B481]+6*[.B482]+7*[.B483]+6*[.B484]+3*[.B485]-2*[.B486])/21)" office:value-type="float" office:value="91.0952380952381">
            <text:p>91.0952380952</text:p>
          </table:table-cell>
        </table:table-row>
        <table:table-row table:style-name="ro2">
          <table:table-cell office:value-type="float" office:value="711767">
            <text:p>711767</text:p>
          </table:table-cell>
          <table:table-cell office:value-type="float" office:value="130">
            <text:p>130</text:p>
          </table:table-cell>
          <table:table-cell office:value-type="float" office:value="200">
            <text:p>200</text:p>
          </table:table-cell>
          <table:table-cell office:value-type="float" office:value="-241">
            <text:p>-241</text:p>
          </table:table-cell>
          <table:table-cell table:formula="of:=((-2*[.B481]+3*[.B482]+6*[.B483]+7*[.B484]+6*[.B485]+3*[.B486]-2*[.B487])/21)" office:value-type="float" office:value="130.666666666667">
            <text:p>130.6666666667</text:p>
          </table:table-cell>
        </table:table-row>
        <table:table-row table:style-name="ro2">
          <table:table-cell office:value-type="float" office:value="711807">
            <text:p>711807</text:p>
          </table:table-cell>
          <table:table-cell office:value-type="float" office:value="160">
            <text:p>160</text:p>
          </table:table-cell>
          <table:table-cell office:value-type="float" office:value="155">
            <text:p>155</text:p>
          </table:table-cell>
          <table:table-cell office:value-type="float" office:value="-241">
            <text:p>-241</text:p>
          </table:table-cell>
          <table:table-cell table:formula="of:=((-2*[.B482]+3*[.B483]+6*[.B484]+7*[.B485]+6*[.B486]+3*[.B487]-2*[.B488])/21)" office:value-type="float" office:value="176.285714285714">
            <text:p>176.2857142857</text:p>
          </table:table-cell>
        </table:table-row>
        <table:table-row table:style-name="ro2">
          <table:table-cell office:value-type="float" office:value="711847">
            <text:p>711847</text:p>
          </table:table-cell>
          <table:table-cell office:value-type="float" office:value="234">
            <text:p>234</text:p>
          </table:table-cell>
          <table:table-cell office:value-type="float" office:value="137">
            <text:p>137</text:p>
          </table:table-cell>
          <table:table-cell office:value-type="float" office:value="-240">
            <text:p>-240</text:p>
          </table:table-cell>
          <table:table-cell table:formula="of:=((-2*[.B483]+3*[.B484]+6*[.B485]+7*[.B486]+6*[.B487]+3*[.B488]-2*[.B489])/21)" office:value-type="float" office:value="223.190476190476">
            <text:p>223.1904761905</text:p>
          </table:table-cell>
        </table:table-row>
        <table:table-row table:style-name="ro2">
          <table:table-cell office:value-type="float" office:value="711888">
            <text:p>711888</text:p>
          </table:table-cell>
          <table:table-cell office:value-type="float" office:value="259">
            <text:p>259</text:p>
          </table:table-cell>
          <table:table-cell office:value-type="float" office:value="232">
            <text:p>232</text:p>
          </table:table-cell>
          <table:table-cell office:value-type="float" office:value="-233">
            <text:p>-233</text:p>
          </table:table-cell>
          <table:table-cell table:formula="of:=((-2*[.B484]+3*[.B485]+6*[.B486]+7*[.B487]+6*[.B488]+3*[.B489]-2*[.B490])/21)" office:value-type="float" office:value="255.285714285714">
            <text:p>255.2857142857</text:p>
          </table:table-cell>
        </table:table-row>
        <table:table-row table:style-name="ro2">
          <table:table-cell office:value-type="float" office:value="711929">
            <text:p>711929</text:p>
          </table:table-cell>
          <table:table-cell office:value-type="float" office:value="273">
            <text:p>273</text:p>
          </table:table-cell>
          <table:table-cell office:value-type="float" office:value="175">
            <text:p>175</text:p>
          </table:table-cell>
          <table:table-cell office:value-type="float" office:value="-233">
            <text:p>-233</text:p>
          </table:table-cell>
          <table:table-cell table:formula="of:=((-2*[.B485]+3*[.B486]+6*[.B487]+7*[.B488]+6*[.B489]+3*[.B490]-2*[.B491])/21)" office:value-type="float" office:value="272">
            <text:p>272</text:p>
          </table:table-cell>
        </table:table-row>
        <table:table-row table:style-name="ro2">
          <table:table-cell office:value-type="float" office:value="711968">
            <text:p>711968</text:p>
          </table:table-cell>
          <table:table-cell office:value-type="float" office:value="244">
            <text:p>244</text:p>
          </table:table-cell>
          <table:table-cell office:value-type="float" office:value="166">
            <text:p>166</text:p>
          </table:table-cell>
          <table:table-cell office:value-type="float" office:value="-230">
            <text:p>-230</text:p>
          </table:table-cell>
          <table:table-cell table:formula="of:=((-2*[.B486]+3*[.B487]+6*[.B488]+7*[.B489]+6*[.B490]+3*[.B491]-2*[.B492])/21)" office:value-type="float" office:value="248.714285714286">
            <text:p>248.7142857143</text:p>
          </table:table-cell>
        </table:table-row>
        <table:table-row table:style-name="ro2">
          <table:table-cell office:value-type="float" office:value="712008">
            <text:p>712008</text:p>
          </table:table-cell>
          <table:table-cell office:value-type="float" office:value="223">
            <text:p>223</text:p>
          </table:table-cell>
          <table:table-cell office:value-type="float" office:value="154">
            <text:p>154</text:p>
          </table:table-cell>
          <table:table-cell office:value-type="float" office:value="-230">
            <text:p>-230</text:p>
          </table:table-cell>
          <table:table-cell table:formula="of:=((-2*[.B487]+3*[.B488]+6*[.B489]+7*[.B490]+6*[.B491]+3*[.B492]-2*[.B493])/21)" office:value-type="float" office:value="208.285714285714">
            <text:p>208.2857142857</text:p>
          </table:table-cell>
        </table:table-row>
        <table:table-row table:style-name="ro2">
          <table:table-cell office:value-type="float" office:value="712048">
            <text:p>712048</text:p>
          </table:table-cell>
          <table:table-cell office:value-type="float" office:value="134">
            <text:p>134</text:p>
          </table:table-cell>
          <table:table-cell office:value-type="float" office:value="183">
            <text:p>183</text:p>
          </table:table-cell>
          <table:table-cell office:value-type="float" office:value="-225">
            <text:p>-225</text:p>
          </table:table-cell>
          <table:table-cell table:formula="of:=((-2*[.B488]+3*[.B489]+6*[.B490]+7*[.B491]+6*[.B492]+3*[.B493]-2*[.B494])/21)" office:value-type="float" office:value="145.666666666667">
            <text:p>145.6666666667</text:p>
          </table:table-cell>
        </table:table-row>
        <table:table-row table:style-name="ro2">
          <table:table-cell office:value-type="float" office:value="712088">
            <text:p>712088</text:p>
          </table:table-cell>
          <table:table-cell office:value-type="float" office:value="86">
            <text:p>86</text:p>
          </table:table-cell>
          <table:table-cell office:value-type="float" office:value="198">
            <text:p>198</text:p>
          </table:table-cell>
          <table:table-cell office:value-type="float" office:value="-199">
            <text:p>-199</text:p>
          </table:table-cell>
          <table:table-cell table:formula="of:=((-2*[.B489]+3*[.B490]+6*[.B491]+7*[.B492]+6*[.B493]+3*[.B494]-2*[.B495])/21)" office:value-type="float" office:value="76.6190476190476">
            <text:p>76.619047619</text:p>
          </table:table-cell>
        </table:table-row>
        <table:table-row table:style-name="ro2">
          <table:table-cell office:value-type="float" office:value="712128">
            <text:p>712128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office:value-type="float" office:value="-199">
            <text:p>-199</text:p>
          </table:table-cell>
          <table:table-cell table:formula="of:=((-2*[.B490]+3*[.B491]+6*[.B492]+7*[.B493]+6*[.B494]+3*[.B495]-2*[.B496])/21)" office:value-type="float" office:value="3.80952380952381">
            <text:p>3.8095238095</text:p>
          </table:table-cell>
        </table:table-row>
        <table:table-row table:style-name="ro2">
          <table:table-cell office:value-type="float" office:value="712168">
            <text:p>712168</text:p>
          </table:table-cell>
          <table:table-cell office:value-type="float" office:value="-30">
            <text:p>-30</text:p>
          </table:table-cell>
          <table:table-cell office:value-type="float" office:value="205">
            <text:p>205</text:p>
          </table:table-cell>
          <table:table-cell office:value-type="float" office:value="-193">
            <text:p>-193</text:p>
          </table:table-cell>
          <table:table-cell table:formula="of:=((-2*[.B491]+3*[.B492]+6*[.B493]+7*[.B494]+6*[.B495]+3*[.B496]-2*[.B497])/21)" office:value-type="float" office:value="-9.33333333333333">
            <text:p>-9.3333333333</text:p>
          </table:table-cell>
        </table:table-row>
        <table:table-row table:style-name="ro2">
          <table:table-cell office:value-type="float" office:value="712208">
            <text:p>712208</text:p>
          </table:table-cell>
          <table:table-cell office:value-type="float" office:value="-35">
            <text:p>-35</text:p>
          </table:table-cell>
          <table:table-cell office:value-type="float" office:value="212">
            <text:p>212</text:p>
          </table:table-cell>
          <table:table-cell office:value-type="float" office:value="-193">
            <text:p>-193</text:p>
          </table:table-cell>
          <table:table-cell table:formula="of:=((-2*[.B492]+3*[.B493]+6*[.B494]+7*[.B495]+6*[.B496]+3*[.B497]-2*[.B498])/21)" office:value-type="float" office:value="-3.95238095238095">
            <text:p>-3.9523809524</text:p>
          </table:table-cell>
        </table:table-row>
        <table:table-row table:style-name="ro2">
          <table:table-cell office:value-type="float" office:value="712248">
            <text:p>712248</text:p>
          </table:table-cell>
          <table:table-cell office:value-type="float" office:value="78">
            <text:p>78</text:p>
          </table:table-cell>
          <table:table-cell office:value-type="float" office:value="227">
            <text:p>227</text:p>
          </table:table-cell>
          <table:table-cell office:value-type="float" office:value="-190">
            <text:p>-190</text:p>
          </table:table-cell>
          <table:table-cell table:formula="of:=((-2*[.B493]+3*[.B494]+6*[.B495]+7*[.B496]+6*[.B497]+3*[.B498]-2*[.B499])/21)" office:value-type="float" office:value="23.5714285714286">
            <text:p>23.5714285714</text:p>
          </table:table-cell>
        </table:table-row>
        <table:table-row table:style-name="ro2">
          <table:table-cell office:value-type="float" office:value="712288">
            <text:p>712288</text:p>
          </table:table-cell>
          <table:table-cell office:value-type="float" office:value="21">
            <text:p>21</text:p>
          </table:table-cell>
          <table:table-cell office:value-type="float" office:value="198">
            <text:p>198</text:p>
          </table:table-cell>
          <table:table-cell office:value-type="float" office:value="-202">
            <text:p>-202</text:p>
          </table:table-cell>
          <table:table-cell table:formula="of:=((-2*[.B494]+3*[.B495]+6*[.B496]+7*[.B497]+6*[.B498]+3*[.B499]-2*[.B500])/21)" office:value-type="float" office:value="32.1904761904762">
            <text:p>32.1904761905</text:p>
          </table:table-cell>
        </table:table-row>
        <table:table-row table:style-name="ro2">
          <table:table-cell office:value-type="float" office:value="712328">
            <text:p>712328</text:p>
          </table:table-cell>
          <table:table-cell office:value-type="float" office:value="19">
            <text:p>19</text:p>
          </table:table-cell>
          <table:table-cell office:value-type="float" office:value="237">
            <text:p>237</text:p>
          </table:table-cell>
          <table:table-cell office:value-type="float" office:value="-202">
            <text:p>-202</text:p>
          </table:table-cell>
          <table:table-cell table:formula="of:=((-2*[.B495]+3*[.B496]+6*[.B497]+7*[.B498]+6*[.B499]+3*[.B500]-2*[.B501])/21)" office:value-type="float" office:value="8.14285714285714">
            <text:p>8.1428571429</text:p>
          </table:table-cell>
        </table:table-row>
        <table:table-row table:style-name="ro2">
          <table:table-cell office:value-type="float" office:value="712368">
            <text:p>712368</text:p>
          </table:table-cell>
          <table:table-cell office:value-type="float" office:value="-40">
            <text:p>-40</text:p>
          </table:table-cell>
          <table:table-cell office:value-type="float" office:value="223">
            <text:p>223</text:p>
          </table:table-cell>
          <table:table-cell office:value-type="float" office:value="-203">
            <text:p>-203</text:p>
          </table:table-cell>
          <table:table-cell table:formula="of:=((-2*[.B496]+3*[.B497]+6*[.B498]+7*[.B499]+6*[.B500]+3*[.B501]-2*[.B502])/21)" office:value-type="float" office:value="-35.1904761904762">
            <text:p>-35.1904761905</text:p>
          </table:table-cell>
        </table:table-row>
        <table:table-row table:style-name="ro2">
          <table:table-cell office:value-type="float" office:value="712409">
            <text:p>712409</text:p>
          </table:table-cell>
          <table:table-cell office:value-type="float" office:value="-56">
            <text:p>-56</text:p>
          </table:table-cell>
          <table:table-cell office:value-type="float" office:value="225">
            <text:p>225</text:p>
          </table:table-cell>
          <table:table-cell office:value-type="float" office:value="-203">
            <text:p>-203</text:p>
          </table:table-cell>
          <table:table-cell table:formula="of:=((-2*[.B497]+3*[.B498]+6*[.B499]+7*[.B500]+6*[.B501]+3*[.B502]-2*[.B503])/21)" office:value-type="float" office:value="-29.2857142857143">
            <text:p>-29.2857142857</text:p>
          </table:table-cell>
        </table:table-row>
        <table:table-row table:style-name="ro2">
          <table:table-cell office:value-type="float" office:value="712449">
            <text:p>712449</text:p>
          </table:table-cell>
          <table:table-cell office:value-type="float" office:value="-8">
            <text:p>-8</text:p>
          </table:table-cell>
          <table:table-cell office:value-type="float" office:value="218">
            <text:p>218</text:p>
          </table:table-cell>
          <table:table-cell office:value-type="float" office:value="-214">
            <text:p>-214</text:p>
          </table:table-cell>
          <table:table-cell table:formula="of:=((-2*[.B498]+3*[.B499]+6*[.B500]+7*[.B501]+6*[.B502]+3*[.B503]-2*[.B504])/21)" office:value-type="float" office:value="-6.23809523809524">
            <text:p>-6.2380952381</text:p>
          </table:table-cell>
        </table:table-row>
        <table:table-row table:style-name="ro2">
          <table:table-cell office:value-type="float" office:value="1271622">
            <text:p>1271622</text:p>
          </table:table-cell>
          <table:table-cell office:value-type="float" office:value="60">
            <text:p>60</text:p>
          </table:table-cell>
          <table:table-cell office:value-type="float" office:value="216">
            <text:p>216</text:p>
          </table:table-cell>
          <table:table-cell office:value-type="float" office:value="-157">
            <text:p>-157</text:p>
          </table:table-cell>
          <table:table-cell table:formula="of:=((-2*[.B499]+3*[.B500]+6*[.B501]+7*[.B502]+6*[.B503]+3*[.B504]-2*[.B505])/21)" office:value-type="float" office:value="29.047619047619">
            <text:p>29.0476190476</text:p>
          </table:table-cell>
        </table:table-row>
        <table:table-row table:style-name="ro2">
          <table:table-cell office:value-type="float" office:value="1271662">
            <text:p>1271662</text:p>
          </table:table-cell>
          <table:table-cell office:value-type="float" office:value="65">
            <text:p>65</text:p>
          </table:table-cell>
          <table:table-cell office:value-type="float" office:value="184">
            <text:p>184</text:p>
          </table:table-cell>
          <table:table-cell office:value-type="float" office:value="-200">
            <text:p>-200</text:p>
          </table:table-cell>
          <table:table-cell table:formula="of:=((-2*[.B500]+3*[.B501]+6*[.B502]+7*[.B503]+6*[.B504]+3*[.B505]-2*[.B506])/21)" office:value-type="float" office:value="74.9047619047619">
            <text:p>74.9047619048</text:p>
          </table:table-cell>
        </table:table-row>
        <table:table-row table:style-name="ro2">
          <table:table-cell office:value-type="float" office:value="1271702">
            <text:p>1271702</text:p>
          </table:table-cell>
          <table:table-cell office:value-type="float" office:value="68">
            <text:p>68</text:p>
          </table:table-cell>
          <table:table-cell office:value-type="float" office:value="243">
            <text:p>243</text:p>
          </table:table-cell>
          <table:table-cell office:value-type="float" office:value="-200">
            <text:p>-200</text:p>
          </table:table-cell>
          <table:table-cell table:formula="of:=((-2*[.B501]+3*[.B502]+6*[.B503]+7*[.B504]+6*[.B505]+3*[.B506]-2*[.B507])/21)" office:value-type="float" office:value="94.0952380952381">
            <text:p>94.0952380952</text:p>
          </table:table-cell>
        </table:table-row>
        <table:table-row table:style-name="ro2">
          <table:table-cell office:value-type="float" office:value="1271741">
            <text:p>1271741</text:p>
          </table:table-cell>
          <table:table-cell office:value-type="float" office:value="134">
            <text:p>134</text:p>
          </table:table-cell>
          <table:table-cell office:value-type="float" office:value="125">
            <text:p>125</text:p>
          </table:table-cell>
          <table:table-cell office:value-type="float" office:value="-140">
            <text:p>-140</text:p>
          </table:table-cell>
          <table:table-cell table:formula="of:=((-2*[.B502]+3*[.B503]+6*[.B504]+7*[.B505]+6*[.B506]+3*[.B507]-2*[.B508])/21)" office:value-type="float" office:value="83.952380952381">
            <text:p>83.9523809524</text:p>
          </table:table-cell>
        </table:table-row>
        <table:table-row table:style-name="ro2">
          <table:table-cell office:value-type="float" office:value="1271780">
            <text:p>1271780</text:p>
          </table:table-cell>
          <table:table-cell office:value-type="float" office:value="70">
            <text:p>70</text:p>
          </table:table-cell>
          <table:table-cell office:value-type="float" office:value="222">
            <text:p>222</text:p>
          </table:table-cell>
          <table:table-cell office:value-type="float" office:value="-140">
            <text:p>-140</text:p>
          </table:table-cell>
          <table:table-cell table:formula="of:=((-2*[.B503]+3*[.B504]+6*[.B505]+7*[.B506]+6*[.B507]+3*[.B508]-2*[.B509])/21)" office:value-type="float" office:value="87.3333333333333">
            <text:p>87.3333333333</text:p>
          </table:table-cell>
        </table:table-row>
        <table:table-row table:style-name="ro2">
          <table:table-cell office:value-type="float" office:value="1271821">
            <text:p>1271821</text:p>
          </table:table-cell>
          <table:table-cell office:value-type="float" office:value="50">
            <text:p>50</text:p>
          </table:table-cell>
          <table:table-cell office:value-type="float" office:value="186">
            <text:p>186</text:p>
          </table:table-cell>
          <table:table-cell office:value-type="float" office:value="-130">
            <text:p>-130</text:p>
          </table:table-cell>
          <table:table-cell table:formula="of:=((-2*[.B504]+3*[.B505]+6*[.B506]+7*[.B507]+6*[.B508]+3*[.B509]-2*[.B510])/21)" office:value-type="float" office:value="87.1428571428571">
            <text:p>87.1428571429</text:p>
          </table:table-cell>
        </table:table-row>
        <table:table-row table:style-name="ro2">
          <table:table-cell office:value-type="float" office:value="1271862">
            <text:p>1271862</text:p>
          </table:table-cell>
          <table:table-cell office:value-type="float" office:value="114">
            <text:p>114</text:p>
          </table:table-cell>
          <table:table-cell office:value-type="float" office:value="225">
            <text:p>225</text:p>
          </table:table-cell>
          <table:table-cell office:value-type="float" office:value="-117">
            <text:p>-117</text:p>
          </table:table-cell>
          <table:table-cell table:formula="of:=((-2*[.B505]+3*[.B506]+6*[.B507]+7*[.B508]+6*[.B509]+3*[.B510]-2*[.B511])/21)" office:value-type="float" office:value="79.8571428571429">
            <text:p>79.8571428571</text:p>
          </table:table-cell>
        </table:table-row>
        <table:table-row table:style-name="ro2">
          <table:table-cell office:value-type="float" office:value="1271902">
            <text:p>1271902</text:p>
          </table:table-cell>
          <table:table-cell office:value-type="float" office:value="88">
            <text:p>88</text:p>
          </table:table-cell>
          <table:table-cell office:value-type="float" office:value="229">
            <text:p>229</text:p>
          </table:table-cell>
          <table:table-cell office:value-type="float" office:value="-117">
            <text:p>-117</text:p>
          </table:table-cell>
          <table:table-cell table:formula="of:=((-2*[.B506]+3*[.B507]+6*[.B508]+7*[.B509]+6*[.B510]+3*[.B511]-2*[.B512])/21)" office:value-type="float" office:value="88.6190476190476">
            <text:p>88.619047619</text:p>
          </table:table-cell>
        </table:table-row>
        <table:table-row table:style-name="ro2">
          <table:table-cell office:value-type="float" office:value="1271942">
            <text:p>1271942</text:p>
          </table:table-cell>
          <table:table-cell office:value-type="float" office:value="77">
            <text:p>77</text:p>
          </table:table-cell>
          <table:table-cell office:value-type="float" office:value="200">
            <text:p>200</text:p>
          </table:table-cell>
          <table:table-cell office:value-type="float" office:value="-122">
            <text:p>-122</text:p>
          </table:table-cell>
          <table:table-cell table:formula="of:=((-2*[.B507]+3*[.B508]+6*[.B509]+7*[.B510]+6*[.B511]+3*[.B512]-2*[.B513])/21)" office:value-type="float" office:value="83.6190476190476">
            <text:p>83.619047619</text:p>
          </table:table-cell>
        </table:table-row>
        <table:table-row table:style-name="ro2">
          <table:table-cell office:value-type="float" office:value="1271982">
            <text:p>1271982</text:p>
          </table:table-cell>
          <table:table-cell office:value-type="float" office:value="61">
            <text:p>61</text:p>
          </table:table-cell>
          <table:table-cell office:value-type="float" office:value="206">
            <text:p>206</text:p>
          </table:table-cell>
          <table:table-cell office:value-type="float" office:value="-122">
            <text:p>-122</text:p>
          </table:table-cell>
          <table:table-cell table:formula="of:=((-2*[.B508]+3*[.B509]+6*[.B510]+7*[.B511]+6*[.B512]+3*[.B513]-2*[.B514])/21)" office:value-type="float" office:value="64.2380952380952">
            <text:p>64.2380952381</text:p>
          </table:table-cell>
        </table:table-row>
        <table:table-row table:style-name="ro2">
          <table:table-cell office:value-type="float" office:value="1272022">
            <text:p>1272022</text:p>
          </table:table-cell>
          <table:table-cell office:value-type="float" office:value="47">
            <text:p>47</text:p>
          </table:table-cell>
          <table:table-cell office:value-type="float" office:value="221">
            <text:p>221</text:p>
          </table:table-cell>
          <table:table-cell office:value-type="float" office:value="-132">
            <text:p>-132</text:p>
          </table:table-cell>
          <table:table-cell table:formula="of:=((-2*[.B509]+3*[.B510]+6*[.B511]+7*[.B512]+6*[.B513]+3*[.B514]-2*[.B515])/21)" office:value-type="float" office:value="42.0952380952381">
            <text:p>42.0952380952</text:p>
          </table:table-cell>
        </table:table-row>
        <table:table-row table:style-name="ro2">
          <table:table-cell office:value-type="float" office:value="1272062">
            <text:p>1272062</text:p>
          </table:table-cell>
          <table:table-cell office:value-type="float" office:value="30">
            <text:p>30</text:p>
          </table:table-cell>
          <table:table-cell office:value-type="float" office:value="217">
            <text:p>217</text:p>
          </table:table-cell>
          <table:table-cell office:value-type="float" office:value="-119">
            <text:p>-119</text:p>
          </table:table-cell>
          <table:table-cell table:formula="of:=((-2*[.B510]+3*[.B511]+6*[.B512]+7*[.B513]+6*[.B514]+3*[.B515]-2*[.B516])/21)" office:value-type="float" office:value="17.7619047619048">
            <text:p>17.7619047619</text:p>
          </table:table-cell>
        </table:table-row>
        <table:table-row table:style-name="ro2">
          <table:table-cell office:value-type="float" office:value="1272102">
            <text:p>1272102</text:p>
          </table:table-cell>
          <table:table-cell office:value-type="float" office:value="-26">
            <text:p>-26</text:p>
          </table:table-cell>
          <table:table-cell office:value-type="float" office:value="212">
            <text:p>212</text:p>
          </table:table-cell>
          <table:table-cell office:value-type="float" office:value="-119">
            <text:p>-119</text:p>
          </table:table-cell>
          <table:table-cell table:formula="of:=((-2*[.B511]+3*[.B512]+6*[.B513]+7*[.B514]+6*[.B515]+3*[.B516]-2*[.B517])/21)" office:value-type="float" office:value="-5.66666666666667">
            <text:p>-5.6666666667</text:p>
          </table:table-cell>
        </table:table-row>
        <table:table-row table:style-name="ro2">
          <table:table-cell office:value-type="float" office:value="1272142">
            <text:p>1272142</text:p>
          </table:table-cell>
          <table:table-cell office:value-type="float" office:value="-16">
            <text:p>-16</text:p>
          </table:table-cell>
          <table:table-cell office:value-type="float" office:value="190">
            <text:p>190</text:p>
          </table:table-cell>
          <table:table-cell office:value-type="float" office:value="-130">
            <text:p>-130</text:p>
          </table:table-cell>
          <table:table-cell table:formula="of:=((-2*[.B512]+3*[.B513]+6*[.B514]+7*[.B515]+6*[.B516]+3*[.B517]-2*[.B518])/21)" office:value-type="float" office:value="-24.2857142857143">
            <text:p>-24.2857142857</text:p>
          </table:table-cell>
        </table:table-row>
        <table:table-row table:style-name="ro2">
          <table:table-cell office:value-type="float" office:value="1272183">
            <text:p>1272183</text:p>
          </table:table-cell>
          <table:table-cell office:value-type="float" office:value="-28">
            <text:p>-28</text:p>
          </table:table-cell>
          <table:table-cell office:value-type="float" office:value="195">
            <text:p>195</text:p>
          </table:table-cell>
          <table:table-cell office:value-type="float" office:value="-130">
            <text:p>-130</text:p>
          </table:table-cell>
          <table:table-cell table:formula="of:=((-2*[.B513]+3*[.B514]+6*[.B515]+7*[.B516]+6*[.B517]+3*[.B518]-2*[.B519])/21)" office:value-type="float" office:value="-29.047619047619">
            <text:p>-29.0476190476</text:p>
          </table:table-cell>
        </table:table-row>
        <table:table-row table:style-name="ro2">
          <table:table-cell office:value-type="float" office:value="1272223">
            <text:p>1272223</text:p>
          </table:table-cell>
          <table:table-cell office:value-type="float" office:value="-22">
            <text:p>-22</text:p>
          </table:table-cell>
          <table:table-cell office:value-type="float" office:value="208">
            <text:p>208</text:p>
          </table:table-cell>
          <table:table-cell office:value-type="float" office:value="-122">
            <text:p>-122</text:p>
          </table:table-cell>
          <table:table-cell table:formula="of:=((-2*[.B514]+3*[.B515]+6*[.B516]+7*[.B517]+6*[.B518]+3*[.B519]-2*[.B520])/21)" office:value-type="float" office:value="-14.8095238095238">
            <text:p>-14.8095238095</text:p>
          </table:table-cell>
        </table:table-row>
        <table:table-row table:style-name="ro2">
          <table:table-cell office:value-type="float" office:value="1272263">
            <text:p>1272263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-125">
            <text:p>-125</text:p>
          </table:table-cell>
          <table:table-cell table:formula="of:=((-2*[.B515]+3*[.B516]+6*[.B517]+7*[.B518]+6*[.B519]+3*[.B520]-2*[.B521])/21)" office:value-type="float" office:value="0.714285714285714">
            <text:p>0.7142857143</text:p>
          </table:table-cell>
        </table:table-row>
        <table:table-row table:style-name="ro2">
          <table:table-cell office:value-type="float" office:value="1272303">
            <text:p>1272303</text:p>
          </table:table-cell>
          <table:table-cell office:value-type="float" office:value="27">
            <text:p>27</text:p>
          </table:table-cell>
          <table:table-cell office:value-type="float" office:value="215">
            <text:p>215</text:p>
          </table:table-cell>
          <table:table-cell office:value-type="float" office:value="-125">
            <text:p>-125</text:p>
          </table:table-cell>
          <table:table-cell table:formula="of:=((-2*[.B516]+3*[.B517]+6*[.B518]+7*[.B519]+6*[.B520]+3*[.B521]-2*[.B522])/21)" office:value-type="float" office:value="24.1904761904762">
            <text:p>24.1904761905</text:p>
          </table:table-cell>
        </table:table-row>
        <table:table-row table:style-name="ro2">
          <table:table-cell office:value-type="float" office:value="1272343">
            <text:p>1272343</text:p>
          </table:table-cell>
          <table:table-cell office:value-type="float" office:value="43">
            <text:p>43</text:p>
          </table:table-cell>
          <table:table-cell office:value-type="float" office:value="224">
            <text:p>224</text:p>
          </table:table-cell>
          <table:table-cell office:value-type="float" office:value="-126">
            <text:p>-126</text:p>
          </table:table-cell>
          <table:table-cell table:formula="of:=((-2*[.B517]+3*[.B518]+6*[.B519]+7*[.B520]+6*[.B521]+3*[.B522]-2*[.B523])/21)" office:value-type="float" office:value="42.1428571428571">
            <text:p>42.1428571429</text:p>
          </table:table-cell>
        </table:table-row>
        <table:table-row table:style-name="ro2">
          <table:table-cell office:value-type="float" office:value="1272382">
            <text:p>1272382</text:p>
          </table:table-cell>
          <table:table-cell office:value-type="float" office:value="53">
            <text:p>53</text:p>
          </table:table-cell>
          <table:table-cell office:value-type="float" office:value="197">
            <text:p>197</text:p>
          </table:table-cell>
          <table:table-cell office:value-type="float" office:value="-126">
            <text:p>-126</text:p>
          </table:table-cell>
          <table:table-cell table:formula="of:=((-2*[.B518]+3*[.B519]+6*[.B520]+7*[.B521]+6*[.B522]+3*[.B523]-2*[.B524])/21)" office:value-type="float" office:value="51.1428571428572">
            <text:p>51.1428571429</text:p>
          </table:table-cell>
        </table:table-row>
        <table:table-row table:style-name="ro2">
          <table:table-cell office:value-type="float" office:value="1272421">
            <text:p>1272421</text:p>
          </table:table-cell>
          <table:table-cell office:value-type="float" office:value="50">
            <text:p>50</text:p>
          </table:table-cell>
          <table:table-cell office:value-type="float" office:value="217">
            <text:p>217</text:p>
          </table:table-cell>
          <table:table-cell office:value-type="float" office:value="-123">
            <text:p>-123</text:p>
          </table:table-cell>
          <table:table-cell table:formula="of:=((-2*[.B519]+3*[.B520]+6*[.B521]+7*[.B522]+6*[.B523]+3*[.B524]-2*[.B525])/21)" office:value-type="float" office:value="51.5714285714286">
            <text:p>51.5714285714</text:p>
          </table:table-cell>
        </table:table-row>
        <table:table-row table:style-name="ro2">
          <table:table-cell office:value-type="float" office:value="1272461">
            <text:p>1272461</text:p>
          </table:table-cell>
          <table:table-cell office:value-type="float" office:value="48">
            <text:p>48</text:p>
          </table:table-cell>
          <table:table-cell office:value-type="float" office:value="204">
            <text:p>204</text:p>
          </table:table-cell>
          <table:table-cell office:value-type="float" office:value="-123">
            <text:p>-123</text:p>
          </table:table-cell>
          <table:table-cell table:formula="of:=((-2*[.B520]+3*[.B521]+6*[.B522]+7*[.B523]+6*[.B524]+3*[.B525]-2*[.B526])/21)" office:value-type="float" office:value="45.4285714285714">
            <text:p>45.4285714286</text:p>
          </table:table-cell>
        </table:table-row>
        <table:table-row table:style-name="ro2">
          <table:table-cell office:value-type="float" office:value="1272502">
            <text:p>1272502</text:p>
          </table:table-cell>
          <table:table-cell office:value-type="float" office:value="38">
            <text:p>38</text:p>
          </table:table-cell>
          <table:table-cell office:value-type="float" office:value="219">
            <text:p>219</text:p>
          </table:table-cell>
          <table:table-cell office:value-type="float" office:value="-123">
            <text:p>-123</text:p>
          </table:table-cell>
          <table:table-cell table:formula="of:=((-2*[.B521]+3*[.B522]+6*[.B523]+7*[.B524]+6*[.B525]+3*[.B526]-2*[.B527])/21)" office:value-type="float" office:value="39.0476190476191">
            <text:p>39.0476190476</text:p>
          </table:table-cell>
        </table:table-row>
        <table:table-row table:style-name="ro2">
          <table:table-cell office:value-type="float" office:value="1272543">
            <text:p>1272543</text:p>
          </table:table-cell>
          <table:table-cell office:value-type="float" office:value="31">
            <text:p>31</text:p>
          </table:table-cell>
          <table:table-cell office:value-type="float" office:value="207">
            <text:p>207</text:p>
          </table:table-cell>
          <table:table-cell office:value-type="float" office:value="-116">
            <text:p>-116</text:p>
          </table:table-cell>
          <table:table-cell table:formula="of:=((-2*[.B522]+3*[.B523]+6*[.B524]+7*[.B525]+6*[.B526]+3*[.B527]-2*[.B528])/21)" office:value-type="float" office:value="35.2380952380952">
            <text:p>35.2380952381</text:p>
          </table:table-cell>
        </table:table-row>
        <table:table-row table:style-name="ro2">
          <table:table-cell office:value-type="float" office:value="1272583">
            <text:p>1272583</text:p>
          </table:table-cell>
          <table:table-cell office:value-type="float" office:value="38">
            <text:p>38</text:p>
          </table:table-cell>
          <table:table-cell office:value-type="float" office:value="204">
            <text:p>204</text:p>
          </table:table-cell>
          <table:table-cell office:value-type="float" office:value="-116">
            <text:p>-116</text:p>
          </table:table-cell>
          <table:table-cell table:formula="of:=((-2*[.B523]+3*[.B524]+6*[.B525]+7*[.B526]+6*[.B527]+3*[.B528]-2*[.B529])/21)" office:value-type="float" office:value="36.2380952380952">
            <text:p>36.2380952381</text:p>
          </table:table-cell>
        </table:table-row>
        <table:table-row table:style-name="ro2">
          <table:table-cell office:value-type="float" office:value="1272623">
            <text:p>1272623</text:p>
          </table:table-cell>
          <table:table-cell office:value-type="float" office:value="39">
            <text:p>39</text:p>
          </table:table-cell>
          <table:table-cell office:value-type="float" office:value="218">
            <text:p>218</text:p>
          </table:table-cell>
          <table:table-cell office:value-type="float" office:value="-115">
            <text:p>-115</text:p>
          </table:table-cell>
          <table:table-cell table:formula="of:=((-2*[.B524]+3*[.B525]+6*[.B526]+7*[.B527]+6*[.B528]+3*[.B529]-2*[.B530])/21)" office:value-type="float" office:value="40.1904761904762">
            <text:p>40.1904761905</text:p>
          </table:table-cell>
        </table:table-row>
        <table:table-row table:style-name="ro2">
          <table:table-cell office:value-type="float" office:value="1272663">
            <text:p>1272663</text:p>
          </table:table-cell>
          <table:table-cell office:value-type="float" office:value="47">
            <text:p>47</text:p>
          </table:table-cell>
          <table:table-cell office:value-type="float" office:value="228">
            <text:p>228</text:p>
          </table:table-cell>
          <table:table-cell office:value-type="float" office:value="-118">
            <text:p>-118</text:p>
          </table:table-cell>
          <table:table-cell table:formula="of:=((-2*[.B525]+3*[.B526]+6*[.B527]+7*[.B528]+6*[.B529]+3*[.B530]-2*[.B531])/21)" office:value-type="float" office:value="42.0952380952381">
            <text:p>42.0952380952</text:p>
          </table:table-cell>
        </table:table-row>
        <table:table-row table:style-name="ro2">
          <table:table-cell office:value-type="float" office:value="1272703">
            <text:p>1272703</text:p>
          </table:table-cell>
          <table:table-cell office:value-type="float" office:value="42">
            <text:p>42</text:p>
          </table:table-cell>
          <table:table-cell office:value-type="float" office:value="231">
            <text:p>231</text:p>
          </table:table-cell>
          <table:table-cell office:value-type="float" office:value="-118">
            <text:p>-118</text:p>
          </table:table-cell>
          <table:table-cell table:formula="of:=((-2*[.B526]+3*[.B527]+6*[.B528]+7*[.B529]+6*[.B530]+3*[.B531]-2*[.B532])/21)" office:value-type="float" office:value="43.4285714285714">
            <text:p>43.4285714286</text:p>
          </table:table-cell>
        </table:table-row>
        <table:table-row table:style-name="ro2">
          <table:table-cell office:value-type="float" office:value="1272743">
            <text:p>1272743</text:p>
          </table:table-cell>
          <table:table-cell office:value-type="float" office:value="41">
            <text:p>41</text:p>
          </table:table-cell>
          <table:table-cell office:value-type="float" office:value="187">
            <text:p>187</text:p>
          </table:table-cell>
          <table:table-cell office:value-type="float" office:value="-112">
            <text:p>-112</text:p>
          </table:table-cell>
          <table:table-cell table:formula="of:=((-2*[.B527]+3*[.B528]+6*[.B529]+7*[.B530]+6*[.B531]+3*[.B532]-2*[.B533])/21)" office:value-type="float" office:value="46.5238095238095">
            <text:p>46.5238095238</text:p>
          </table:table-cell>
        </table:table-row>
        <table:table-row table:style-name="ro2">
          <table:table-cell office:value-type="float" office:value="1272783">
            <text:p>1272783</text:p>
          </table:table-cell>
          <table:table-cell office:value-type="float" office:value="53">
            <text:p>53</text:p>
          </table:table-cell>
          <table:table-cell office:value-type="float" office:value="215">
            <text:p>215</text:p>
          </table:table-cell>
          <table:table-cell office:value-type="float" office:value="-112">
            <text:p>-112</text:p>
          </table:table-cell>
          <table:table-cell table:formula="of:=((-2*[.B528]+3*[.B529]+6*[.B530]+7*[.B531]+6*[.B532]+3*[.B533]-2*[.B534])/21)" office:value-type="float" office:value="48.7142857142857">
            <text:p>48.7142857143</text:p>
          </table:table-cell>
        </table:table-row>
        <table:table-row table:style-name="ro2">
          <table:table-cell office:value-type="float" office:value="1272824">
            <text:p>1272824</text:p>
          </table:table-cell>
          <table:table-cell office:value-type="float" office:value="55">
            <text:p>55</text:p>
          </table:table-cell>
          <table:table-cell office:value-type="float" office:value="191">
            <text:p>191</text:p>
          </table:table-cell>
          <table:table-cell office:value-type="float" office:value="-118">
            <text:p>-118</text:p>
          </table:table-cell>
          <table:table-cell table:formula="of:=((-2*[.B529]+3*[.B530]+6*[.B531]+7*[.B532]+6*[.B533]+3*[.B534]-2*[.B535])/21)" office:value-type="float" office:value="54.5238095238095">
            <text:p>54.5238095238</text:p>
          </table:table-cell>
        </table:table-row>
        <table:table-row table:style-name="ro2">
          <table:table-cell office:value-type="float" office:value="1272865">
            <text:p>1272865</text:p>
          </table:table-cell>
          <table:table-cell office:value-type="float" office:value="54">
            <text:p>54</text:p>
          </table:table-cell>
          <table:table-cell office:value-type="float" office:value="189">
            <text:p>189</text:p>
          </table:table-cell>
          <table:table-cell office:value-type="float" office:value="-117">
            <text:p>-117</text:p>
          </table:table-cell>
          <table:table-cell table:formula="of:=((-2*[.B530]+3*[.B531]+6*[.B532]+7*[.B533]+6*[.B534]+3*[.B535]-2*[.B536])/21)" office:value-type="float" office:value="59.6190476190476">
            <text:p>59.619047619</text:p>
          </table:table-cell>
        </table:table-row>
        <table:table-row table:style-name="ro2">
          <table:table-cell office:value-type="float" office:value="1272905">
            <text:p>1272905</text:p>
          </table:table-cell>
          <table:table-cell office:value-type="float" office:value="59">
            <text:p>59</text:p>
          </table:table-cell>
          <table:table-cell office:value-type="float" office:value="276">
            <text:p>276</text:p>
          </table:table-cell>
          <table:table-cell office:value-type="float" office:value="-117">
            <text:p>-117</text:p>
          </table:table-cell>
          <table:table-cell table:formula="of:=((-2*[.B531]+3*[.B532]+6*[.B533]+7*[.B534]+6*[.B535]+3*[.B536]-2*[.B537])/21)" office:value-type="float" office:value="56.6190476190476">
            <text:p>56.619047619</text:p>
          </table:table-cell>
        </table:table-row>
        <table:table-row table:style-name="ro2">
          <table:table-cell office:value-type="float" office:value="1272945">
            <text:p>1272945</text:p>
          </table:table-cell>
          <table:table-cell office:value-type="float" office:value="49">
            <text:p>49</text:p>
          </table:table-cell>
          <table:table-cell office:value-type="float" office:value="210">
            <text:p>210</text:p>
          </table:table-cell>
          <table:table-cell office:value-type="float" office:value="-120">
            <text:p>-120</text:p>
          </table:table-cell>
          <table:table-cell table:formula="of:=((-2*[.B532]+3*[.B533]+6*[.B534]+7*[.B535]+6*[.B536]+3*[.B537]-2*[.B538])/21)" office:value-type="float" office:value="41">
            <text:p>41</text:p>
          </table:table-cell>
        </table:table-row>
        <table:table-row table:style-name="ro2">
          <table:table-cell office:value-type="float" office:value="1272985">
            <text:p>1272985</text:p>
          </table:table-cell>
          <table:table-cell office:value-type="float" office:value="17">
            <text:p>17</text:p>
          </table:table-cell>
          <table:table-cell office:value-type="float" office:value="171">
            <text:p>171</text:p>
          </table:table-cell>
          <table:table-cell office:value-type="float" office:value="-120">
            <text:p>-120</text:p>
          </table:table-cell>
          <table:table-cell table:formula="of:=((-2*[.B533]+3*[.B534]+6*[.B535]+7*[.B536]+6*[.B537]+3*[.B538]-2*[.B539])/21)" office:value-type="float" office:value="14.047619047619">
            <text:p>14.0476190476</text:p>
          </table:table-cell>
        </table:table-row>
        <table:table-row table:style-name="ro2">
          <table:table-cell office:value-type="float" office:value="1273025">
            <text:p>1273025</text:p>
          </table:table-cell>
          <table:table-cell office:value-type="float" office:value="-24">
            <text:p>-24</text:p>
          </table:table-cell>
          <table:table-cell office:value-type="float" office:value="250">
            <text:p>250</text:p>
          </table:table-cell>
          <table:table-cell office:value-type="float" office:value="-115">
            <text:p>-115</text:p>
          </table:table-cell>
          <table:table-cell table:formula="of:=((-2*[.B534]+3*[.B535]+6*[.B536]+7*[.B537]+6*[.B538]+3*[.B539]-2*[.B540])/21)" office:value-type="float" office:value="-15.3809523809524">
            <text:p>-15.380952381</text:p>
          </table:table-cell>
        </table:table-row>
        <table:table-row table:style-name="ro2">
          <table:table-cell office:value-type="float" office:value="1273064">
            <text:p>1273064</text:p>
          </table:table-cell>
          <table:table-cell office:value-type="float" office:value="-41">
            <text:p>-41</text:p>
          </table:table-cell>
          <table:table-cell office:value-type="float" office:value="179">
            <text:p>179</text:p>
          </table:table-cell>
          <table:table-cell office:value-type="float" office:value="-108">
            <text:p>-108</text:p>
          </table:table-cell>
          <table:table-cell table:formula="of:=((-2*[.B535]+3*[.B536]+6*[.B537]+7*[.B538]+6*[.B539]+3*[.B540]-2*[.B541])/21)" office:value-type="float" office:value="-38.3809523809524">
            <text:p>-38.380952381</text:p>
          </table:table-cell>
        </table:table-row>
        <table:table-row table:style-name="ro2">
          <table:table-cell office:value-type="float" office:value="1273103">
            <text:p>1273103</text:p>
          </table:table-cell>
          <table:table-cell office:value-type="float" office:value="-40">
            <text:p>-40</text:p>
          </table:table-cell>
          <table:table-cell office:value-type="float" office:value="258">
            <text:p>258</text:p>
          </table:table-cell>
          <table:table-cell office:value-type="float" office:value="-108">
            <text:p>-108</text:p>
          </table:table-cell>
          <table:table-cell table:formula="of:=((-2*[.B536]+3*[.B537]+6*[.B538]+7*[.B539]+6*[.B540]+3*[.B541]-2*[.B542])/21)" office:value-type="float" office:value="-41.0476190476191">
            <text:p>-41.0476190476</text:p>
          </table:table-cell>
        </table:table-row>
        <table:table-row table:style-name="ro2">
          <table:table-cell office:value-type="float" office:value="1273143">
            <text:p>1273143</text:p>
          </table:table-cell>
          <table:table-cell office:value-type="float" office:value="-40">
            <text:p>-40</text:p>
          </table:table-cell>
          <table:table-cell office:value-type="float" office:value="227">
            <text:p>227</text:p>
          </table:table-cell>
          <table:table-cell office:value-type="float" office:value="-109">
            <text:p>-109</text:p>
          </table:table-cell>
          <table:table-cell table:formula="of:=((-2*[.B537]+3*[.B538]+6*[.B539]+7*[.B540]+6*[.B541]+3*[.B542]-2*[.B543])/21)" office:value-type="float" office:value="-35.2380952380952">
            <text:p>-35.2380952381</text:p>
          </table:table-cell>
        </table:table-row>
        <table:table-row table:style-name="ro2">
          <table:table-cell office:value-type="float" office:value="1273184">
            <text:p>1273184</text:p>
          </table:table-cell>
          <table:table-cell office:value-type="float" office:value="-16">
            <text:p>-16</text:p>
          </table:table-cell>
          <table:table-cell office:value-type="float" office:value="211">
            <text:p>211</text:p>
          </table:table-cell>
          <table:table-cell office:value-type="float" office:value="-109">
            <text:p>-109</text:p>
          </table:table-cell>
          <table:table-cell table:formula="of:=((-2*[.B538]+3*[.B539]+6*[.B540]+7*[.B541]+6*[.B542]+3*[.B543]-2*[.B544])/21)" office:value-type="float" office:value="-24.7142857142857">
            <text:p>-24.7142857143</text:p>
          </table:table-cell>
        </table:table-row>
        <table:table-row table:style-name="ro2">
          <table:table-cell office:value-type="float" office:value="1273224">
            <text:p>1273224</text:p>
          </table:table-cell>
          <table:table-cell office:value-type="float" office:value="-29">
            <text:p>-29</text:p>
          </table:table-cell>
          <table:table-cell office:value-type="float" office:value="199">
            <text:p>199</text:p>
          </table:table-cell>
          <table:table-cell office:value-type="float" office:value="-107">
            <text:p>-107</text:p>
          </table:table-cell>
          <table:table-cell table:formula="of:=((-2*[.B539]+3*[.B540]+6*[.B541]+7*[.B542]+6*[.B543]+3*[.B544]-2*[.B545])/21)" office:value-type="float" office:value="-25.2380952380952">
            <text:p>-25.2380952381</text:p>
          </table:table-cell>
        </table:table-row>
        <table:table-row table:style-name="ro2">
          <table:table-cell office:value-type="float" office:value="1273264">
            <text:p>1273264</text:p>
          </table:table-cell>
          <table:table-cell office:value-type="float" office:value="-19">
            <text:p>-19</text:p>
          </table:table-cell>
          <table:table-cell office:value-type="float" office:value="221">
            <text:p>221</text:p>
          </table:table-cell>
          <table:table-cell office:value-type="float" office:value="-107">
            <text:p>-107</text:p>
          </table:table-cell>
          <table:table-cell table:formula="of:=((-2*[.B540]+3*[.B541]+6*[.B542]+7*[.B543]+6*[.B544]+3*[.B545]-2*[.B546])/21)" office:value-type="float" office:value="-30.6190476190476">
            <text:p>-30.619047619</text:p>
          </table:table-cell>
        </table:table-row>
        <table:table-row table:style-name="ro2">
          <table:table-cell office:value-type="float" office:value="1273304">
            <text:p>1273304</text:p>
          </table:table-cell>
          <table:table-cell office:value-type="float" office:value="-51">
            <text:p>-51</text:p>
          </table:table-cell>
          <table:table-cell office:value-type="float" office:value="207">
            <text:p>207</text:p>
          </table:table-cell>
          <table:table-cell office:value-type="float" office:value="-105">
            <text:p>-105</text:p>
          </table:table-cell>
          <table:table-cell table:formula="of:=((-2*[.B541]+3*[.B542]+6*[.B543]+7*[.B544]+6*[.B545]+3*[.B546]-2*[.B547])/21)" office:value-type="float" office:value="-39.0476190476191">
            <text:p>-39.0476190476</text:p>
          </table:table-cell>
        </table:table-row>
        <table:table-row table:style-name="ro2">
          <table:table-cell office:value-type="float" office:value="1273344">
            <text:p>1273344</text:p>
          </table:table-cell>
          <table:table-cell office:value-type="float" office:value="-38">
            <text:p>-38</text:p>
          </table:table-cell>
          <table:table-cell office:value-type="float" office:value="215">
            <text:p>215</text:p>
          </table:table-cell>
          <table:table-cell office:value-type="float" office:value="-107">
            <text:p>-107</text:p>
          </table:table-cell>
          <table:table-cell table:formula="of:=((-2*[.B542]+3*[.B543]+6*[.B544]+7*[.B545]+6*[.B546]+3*[.B547]-2*[.B548])/21)" office:value-type="float" office:value="-37.6666666666667">
            <text:p>-37.6666666667</text:p>
          </table:table-cell>
        </table:table-row>
        <table:table-row table:style-name="ro2">
          <table:table-cell office:value-type="float" office:value="1273384">
            <text:p>1273384</text:p>
          </table:table-cell>
          <table:table-cell office:value-type="float" office:value="-26">
            <text:p>-26</text:p>
          </table:table-cell>
          <table:table-cell office:value-type="float" office:value="250">
            <text:p>250</text:p>
          </table:table-cell>
          <table:table-cell office:value-type="float" office:value="-107">
            <text:p>-107</text:p>
          </table:table-cell>
          <table:table-cell table:formula="of:=((-2*[.B543]+3*[.B544]+6*[.B545]+7*[.B546]+6*[.B547]+3*[.B548]-2*[.B549])/21)" office:value-type="float" office:value="-27.9047619047619">
            <text:p>-27.9047619048</text:p>
          </table:table-cell>
        </table:table-row>
        <table:table-row table:style-name="ro2">
          <table:table-cell office:value-type="float" office:value="1273424">
            <text:p>1273424</text:p>
          </table:table-cell>
          <table:table-cell office:value-type="float" office:value="-6">
            <text:p>-6</text:p>
          </table:table-cell>
          <table:table-cell office:value-type="float" office:value="215">
            <text:p>215</text:p>
          </table:table-cell>
          <table:table-cell office:value-type="float" office:value="-105">
            <text:p>-105</text:p>
          </table:table-cell>
          <table:table-cell table:formula="of:=((-2*[.B544]+3*[.B545]+6*[.B546]+7*[.B547]+6*[.B548]+3*[.B549]-2*[.B550])/21)" office:value-type="float" office:value="-6.23809523809524">
            <text:p>-6.2380952381</text:p>
          </table:table-cell>
        </table:table-row>
        <table:table-row table:style-name="ro2">
          <table:table-cell office:value-type="float" office:value="1273464">
            <text:p>1273464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-105">
            <text:p>-105</text:p>
          </table:table-cell>
          <table:table-cell table:formula="of:=((-2*[.B545]+3*[.B546]+6*[.B547]+7*[.B548]+6*[.B549]+3*[.B550]-2*[.B551])/21)" office:value-type="float" office:value="22.2380952380952">
            <text:p>22.2380952381</text:p>
          </table:table-cell>
        </table:table-row>
        <table:table-row table:style-name="ro2">
          <table:table-cell office:value-type="float" office:value="1273505">
            <text:p>1273505</text:p>
          </table:table-cell>
          <table:table-cell office:value-type="float" office:value="47">
            <text:p>47</text:p>
          </table:table-cell>
          <table:table-cell office:value-type="float" office:value="212">
            <text:p>212</text:p>
          </table:table-cell>
          <table:table-cell office:value-type="float" office:value="-104">
            <text:p>-104</text:p>
          </table:table-cell>
          <table:table-cell table:formula="of:=((-2*[.B546]+3*[.B547]+6*[.B548]+7*[.B549]+6*[.B550]+3*[.B551]-2*[.B552])/21)" office:value-type="float" office:value="56.5714285714286">
            <text:p>56.5714285714</text:p>
          </table:table-cell>
        </table:table-row>
        <table:table-row table:style-name="ro2">
          <table:table-cell office:value-type="float" office:value="1273546">
            <text:p>1273546</text:p>
          </table:table-cell>
          <table:table-cell office:value-type="float" office:value="100">
            <text:p>100</text:p>
          </table:table-cell>
          <table:table-cell office:value-type="float" office:value="190">
            <text:p>190</text:p>
          </table:table-cell>
          <table:table-cell office:value-type="float" office:value="-102">
            <text:p>-102</text:p>
          </table:table-cell>
          <table:table-cell table:formula="of:=((-2*[.B547]+3*[.B548]+6*[.B549]+7*[.B550]+6*[.B551]+3*[.B552]-2*[.B553])/21)" office:value-type="float" office:value="91.2380952380952">
            <text:p>91.2380952381</text:p>
          </table:table-cell>
        </table:table-row>
        <table:table-row table:style-name="ro2">
          <table:table-cell office:value-type="float" office:value="1273585">
            <text:p>1273585</text:p>
          </table:table-cell>
          <table:table-cell office:value-type="float" office:value="119">
            <text:p>119</text:p>
          </table:table-cell>
          <table:table-cell office:value-type="float" office:value="215">
            <text:p>215</text:p>
          </table:table-cell>
          <table:table-cell office:value-type="float" office:value="-102">
            <text:p>-102</text:p>
          </table:table-cell>
          <table:table-cell table:formula="of:=((-2*[.B548]+3*[.B549]+6*[.B550]+7*[.B551]+6*[.B552]+3*[.B553]-2*[.B554])/21)" office:value-type="float" office:value="111.857142857143">
            <text:p>111.8571428571</text:p>
          </table:table-cell>
        </table:table-row>
        <table:table-row table:style-name="ro2">
          <table:table-cell office:value-type="float" office:value="1273625">
            <text:p>1273625</text:p>
          </table:table-cell>
          <table:table-cell office:value-type="float" office:value="135">
            <text:p>135</text:p>
          </table:table-cell>
          <table:table-cell office:value-type="float" office:value="206">
            <text:p>206</text:p>
          </table:table-cell>
          <table:table-cell office:value-type="float" office:value="-98">
            <text:p>-98</text:p>
          </table:table-cell>
          <table:table-cell table:formula="of:=((-2*[.B549]+3*[.B550]+6*[.B551]+7*[.B552]+6*[.B553]+3*[.B554]-2*[.B555])/21)" office:value-type="float" office:value="136.714285714286">
            <text:p>136.7142857143</text:p>
          </table:table-cell>
        </table:table-row>
        <table:table-row table:style-name="ro2">
          <table:table-cell office:value-type="float" office:value="1273665">
            <text:p>1273665</text:p>
          </table:table-cell>
          <table:table-cell office:value-type="float" office:value="133">
            <text:p>133</text:p>
          </table:table-cell>
          <table:table-cell office:value-type="float" office:value="143">
            <text:p>143</text:p>
          </table:table-cell>
          <table:table-cell office:value-type="float" office:value="-98">
            <text:p>-98</text:p>
          </table:table-cell>
          <table:table-cell table:formula="of:=((-2*[.B550]+3*[.B551]+6*[.B552]+7*[.B553]+6*[.B554]+3*[.B555]-2*[.B556])/21)" office:value-type="float" office:value="157.47619047619">
            <text:p>157.4761904762</text:p>
          </table:table-cell>
        </table:table-row>
        <table:table-row table:style-name="ro2">
          <table:table-cell office:value-type="float" office:value="1273704">
            <text:p>1273704</text:p>
          </table:table-cell>
          <table:table-cell office:value-type="float" office:value="194">
            <text:p>194</text:p>
          </table:table-cell>
          <table:table-cell office:value-type="float" office:value="174">
            <text:p>174</text:p>
          </table:table-cell>
          <table:table-cell office:value-type="float" office:value="-85">
            <text:p>-85</text:p>
          </table:table-cell>
          <table:table-cell table:formula="of:=((-2*[.B551]+3*[.B552]+6*[.B553]+7*[.B554]+6*[.B555]+3*[.B556]-2*[.B557])/21)" office:value-type="float" office:value="174.047619047619">
            <text:p>174.0476190476</text:p>
          </table:table-cell>
        </table:table-row>
        <table:table-row table:style-name="ro2">
          <table:table-cell office:value-type="float" office:value="1273743">
            <text:p>1273743</text:p>
          </table:table-cell>
          <table:table-cell office:value-type="float" office:value="187">
            <text:p>187</text:p>
          </table:table-cell>
          <table:table-cell office:value-type="float" office:value="175">
            <text:p>175</text:p>
          </table:table-cell>
          <table:table-cell office:value-type="float" office:value="-89">
            <text:p>-89</text:p>
          </table:table-cell>
          <table:table-cell table:formula="of:=((-2*[.B552]+3*[.B553]+6*[.B554]+7*[.B555]+6*[.B556]+3*[.B557]-2*[.B558])/21)" office:value-type="float" office:value="175.333333333333">
            <text:p>175.3333333333</text:p>
          </table:table-cell>
        </table:table-row>
        <table:table-row table:style-name="ro2">
          <table:table-cell office:value-type="float" office:value="1273783">
            <text:p>1273783</text:p>
          </table:table-cell>
          <table:table-cell office:value-type="float" office:value="158">
            <text:p>158</text:p>
          </table:table-cell>
          <table:table-cell office:value-type="float" office:value="197">
            <text:p>197</text:p>
          </table:table-cell>
          <table:table-cell office:value-type="float" office:value="-89">
            <text:p>-89</text:p>
          </table:table-cell>
          <table:table-cell table:formula="of:=((-2*[.B553]+3*[.B554]+6*[.B555]+7*[.B556]+6*[.B557]+3*[.B558]-2*[.B559])/21)" office:value-type="float" office:value="174.857142857143">
            <text:p>174.8571428571</text:p>
          </table:table-cell>
        </table:table-row>
        <table:table-row table:style-name="ro2">
          <table:table-cell office:value-type="float" office:value="1273823">
            <text:p>1273823</text:p>
          </table:table-cell>
          <table:table-cell office:value-type="float" office:value="132">
            <text:p>132</text:p>
          </table:table-cell>
          <table:table-cell office:value-type="float" office:value="213">
            <text:p>213</text:p>
          </table:table-cell>
          <table:table-cell office:value-type="float" office:value="-85">
            <text:p>-85</text:p>
          </table:table-cell>
          <table:table-cell table:formula="of:=((-2*[.B554]+3*[.B555]+6*[.B556]+7*[.B557]+6*[.B558]+3*[.B559]-2*[.B560])/21)" office:value-type="float" office:value="133.666666666667">
            <text:p>133.6666666667</text:p>
          </table:table-cell>
        </table:table-row>
        <table:table-row table:style-name="ro2">
          <table:table-cell office:value-type="float" office:value="1273864">
            <text:p>1273864</text:p>
          </table:table-cell>
          <table:table-cell office:value-type="float" office:value="132">
            <text:p>132</text:p>
          </table:table-cell>
          <table:table-cell office:value-type="float" office:value="192">
            <text:p>192</text:p>
          </table:table-cell>
          <table:table-cell office:value-type="float" office:value="-85">
            <text:p>-85</text:p>
          </table:table-cell>
          <table:table-cell table:formula="of:=((-2*[.B555]+3*[.B556]+6*[.B557]+7*[.B558]+6*[.B559]+3*[.B560]-2*[.B561])/21)" office:value-type="float" office:value="98.5714285714286">
            <text:p>98.5714285714</text:p>
          </table:table-cell>
        </table:table-row>
        <table:table-row table:style-name="ro2">
          <table:table-cell office:value-type="float" office:value="1273905">
            <text:p>1273905</text:p>
          </table:table-cell>
          <table:table-cell office:value-type="float" office:value="30">
            <text:p>30</text:p>
          </table:table-cell>
          <table:table-cell office:value-type="float" office:value="185">
            <text:p>185</text:p>
          </table:table-cell>
          <table:table-cell office:value-type="float" office:value="-86">
            <text:p>-86</text:p>
          </table:table-cell>
          <table:table-cell table:formula="of:=((-2*[.B556]+3*[.B557]+6*[.B558]+7*[.B559]+6*[.B560]+3*[.B561]-2*[.B562])/21)" office:value-type="float" office:value="78.3333333333333">
            <text:p>78.3333333333</text:p>
          </table:table-cell>
        </table:table-row>
        <table:table-row table:style-name="ro2">
          <table:table-cell office:value-type="float" office:value="1273945">
            <text:p>1273945</text:p>
          </table:table-cell>
          <table:table-cell office:value-type="float" office:value="60">
            <text:p>60</text:p>
          </table:table-cell>
          <table:table-cell office:value-type="float" office:value="184">
            <text:p>184</text:p>
          </table:table-cell>
          <table:table-cell office:value-type="float" office:value="-94">
            <text:p>-94</text:p>
          </table:table-cell>
          <table:table-cell table:formula="of:=((-2*[.B557]+3*[.B558]+6*[.B559]+7*[.B560]+6*[.B561]+3*[.B562]-2*[.B563])/21)" office:value-type="float" office:value="45.8095238095238">
            <text:p>45.8095238095</text:p>
          </table:table-cell>
        </table:table-row>
        <table:table-row table:style-name="ro2">
          <table:table-cell office:value-type="float" office:value="1273985">
            <text:p>1273985</text:p>
          </table:table-cell>
          <table:table-cell office:value-type="float" office:value="53">
            <text:p>53</text:p>
          </table:table-cell>
          <table:table-cell office:value-type="float" office:value="213">
            <text:p>213</text:p>
          </table:table-cell>
          <table:table-cell office:value-type="float" office:value="-94">
            <text:p>-94</text:p>
          </table:table-cell>
          <table:table-cell table:formula="of:=((-2*[.B558]+3*[.B559]+6*[.B560]+7*[.B561]+6*[.B562]+3*[.B563]-2*[.B564])/21)" office:value-type="float" office:value="16.5714285714286">
            <text:p>16.5714285714</text:p>
          </table:table-cell>
        </table:table-row>
        <table:table-row table:style-name="ro2">
          <table:table-cell office:value-type="float" office:value="1274025">
            <text:p>1274025</text:p>
          </table:table-cell>
          <table:table-cell office:value-type="float" office:value="-22">
            <text:p>-22</text:p>
          </table:table-cell>
          <table:table-cell office:value-type="float" office:value="218">
            <text:p>218</text:p>
          </table:table-cell>
          <table:table-cell office:value-type="float" office:value="-99">
            <text:p>-99</text:p>
          </table:table-cell>
          <table:table-cell table:formula="of:=((-2*[.B559]+3*[.B560]+6*[.B561]+7*[.B562]+6*[.B563]+3*[.B564]-2*[.B565])/21)" office:value-type="float" office:value="24.047619047619">
            <text:p>24.0476190476</text:p>
          </table:table-cell>
        </table:table-row>
        <table:table-row table:style-name="ro2">
          <table:table-cell office:value-type="float" office:value="1274065">
            <text:p>1274065</text:p>
          </table:table-cell>
          <table:table-cell office:value-type="float" office:value="11">
            <text:p>11</text:p>
          </table:table-cell>
          <table:table-cell office:value-type="float" office:value="209">
            <text:p>209</text:p>
          </table:table-cell>
          <table:table-cell office:value-type="float" office:value="-99">
            <text:p>-99</text:p>
          </table:table-cell>
          <table:table-cell table:formula="of:=((-2*[.B560]+3*[.B561]+6*[.B562]+7*[.B563]+6*[.B564]+3*[.B565]-2*[.B566])/21)" office:value-type="float" office:value="18.5238095238095">
            <text:p>18.5238095238</text:p>
          </table:table-cell>
        </table:table-row>
        <table:table-row table:style-name="ro2">
          <table:table-cell office:value-type="float" office:value="1274106">
            <text:p>1274106</text:p>
          </table:table-cell>
          <table:table-cell office:value-type="float" office:value="55">
            <text:p>55</text:p>
          </table:table-cell>
          <table:table-cell office:value-type="float" office:value="183">
            <text:p>183</text:p>
          </table:table-cell>
          <table:table-cell office:value-type="float" office:value="-117">
            <text:p>-117</text:p>
          </table:table-cell>
          <table:table-cell table:formula="of:=((-2*[.B561]+3*[.B562]+6*[.B563]+7*[.B564]+6*[.B565]+3*[.B566]-2*[.B567])/21)" office:value-type="float" office:value="13">
            <text:p>13</text:p>
          </table:table-cell>
        </table:table-row>
        <table:table-row table:style-name="ro2">
          <table:table-cell office:value-type="float" office:value="1274147">
            <text:p>1274147</text:p>
          </table:table-cell>
          <table:table-cell office:value-type="float" office:value="5">
            <text:p>5</text:p>
          </table:table-cell>
          <table:table-cell office:value-type="float" office:value="213">
            <text:p>213</text:p>
          </table:table-cell>
          <table:table-cell office:value-type="float" office:value="-101">
            <text:p>-101</text:p>
          </table:table-cell>
          <table:table-cell table:formula="of:=((-2*[.B562]+3*[.B563]+6*[.B564]+7*[.B565]+6*[.B566]+3*[.B567]-2*[.B568])/21)" office:value-type="float" office:value="16.047619047619">
            <text:p>16.0476190476</text:p>
          </table:table-cell>
        </table:table-row>
        <table:table-row table:style-name="ro2">
          <table:table-cell office:value-type="float" office:value="1274187">
            <text:p>1274187</text:p>
          </table:table-cell>
          <table:table-cell office:value-type="float" office:value="-30">
            <text:p>-30</text:p>
          </table:table-cell>
          <table:table-cell office:value-type="float" office:value="225">
            <text:p>225</text:p>
          </table:table-cell>
          <table:table-cell office:value-type="float" office:value="-101">
            <text:p>-101</text:p>
          </table:table-cell>
          <table:table-cell table:formula="of:=((-2*[.B563]+3*[.B564]+6*[.B565]+7*[.B566]+6*[.B567]+3*[.B568]-2*[.B569])/21)" office:value-type="float" office:value="-19.3809523809524">
            <text:p>-19.380952381</text:p>
          </table:table-cell>
        </table:table-row>
        <table:table-row table:style-name="ro2">
          <table:table-cell office:value-type="float" office:value="1274227">
            <text:p>1274227</text:p>
          </table:table-cell>
          <table:table-cell office:value-type="float" office:value="-27">
            <text:p>-27</text:p>
          </table:table-cell>
          <table:table-cell office:value-type="float" office:value="209">
            <text:p>209</text:p>
          </table:table-cell>
          <table:table-cell office:value-type="float" office:value="-95">
            <text:p>-95</text:p>
          </table:table-cell>
          <table:table-cell table:formula="of:=((-2*[.B564]+3*[.B565]+6*[.B566]+7*[.B567]+6*[.B568]+3*[.B569]-2*[.B570])/21)" office:value-type="float" office:value="-38.1428571428571">
            <text:p>-38.1428571429</text:p>
          </table:table-cell>
        </table:table-row>
        <table:table-row table:style-name="ro2">
          <table:table-cell office:value-type="float" office:value="1274267">
            <text:p>1274267</text:p>
          </table:table-cell>
          <table:table-cell office:value-type="float" office:value="-78">
            <text:p>-78</text:p>
          </table:table-cell>
          <table:table-cell office:value-type="float" office:value="191">
            <text:p>191</text:p>
          </table:table-cell>
          <table:table-cell office:value-type="float" office:value="-95">
            <text:p>-95</text:p>
          </table:table-cell>
          <table:table-cell table:formula="of:=((-2*[.B565]+3*[.B566]+6*[.B567]+7*[.B568]+6*[.B569]+3*[.B570]-2*[.B571])/21)" office:value-type="float" office:value="-54.7142857142857">
            <text:p>-54.7142857143</text:p>
          </table:table-cell>
        </table:table-row>
        <table:table-row table:style-name="ro2">
          <table:table-cell office:value-type="float" office:value="1274307">
            <text:p>1274307</text:p>
          </table:table-cell>
          <table:table-cell office:value-type="float" office:value="-13">
            <text:p>-13</text:p>
          </table:table-cell>
          <table:table-cell office:value-type="float" office:value="215">
            <text:p>215</text:p>
          </table:table-cell>
          <table:table-cell office:value-type="float" office:value="-102">
            <text:p>-102</text:p>
          </table:table-cell>
          <table:table-cell table:formula="of:=((-2*[.B566]+3*[.B567]+6*[.B568]+7*[.B569]+6*[.B570]+3*[.B571]-2*[.B572])/21)" office:value-type="float" office:value="-47.6190476190476">
            <text:p>-47.619047619</text:p>
          </table:table-cell>
        </table:table-row>
        <table:table-row table:style-name="ro2">
          <table:table-cell office:value-type="float" office:value="1274347">
            <text:p>1274347</text:p>
          </table:table-cell>
          <table:table-cell office:value-type="float" office:value="-85">
            <text:p>-85</text:p>
          </table:table-cell>
          <table:table-cell office:value-type="float" office:value="171">
            <text:p>171</text:p>
          </table:table-cell>
          <table:table-cell office:value-type="float" office:value="-87">
            <text:p>-87</text:p>
          </table:table-cell>
          <table:table-cell table:formula="of:=((-2*[.B567]+3*[.B568]+6*[.B569]+7*[.B570]+6*[.B571]+3*[.B572]-2*[.B573])/21)" office:value-type="float" office:value="-34.7619047619048">
            <text:p>-34.7619047619</text:p>
          </table:table-cell>
        </table:table-row>
        <table:table-row table:style-name="ro2">
          <table:table-cell office:value-type="float" office:value="1274387">
            <text:p>1274387</text:p>
          </table:table-cell>
          <table:table-cell office:value-type="float" office:value="4">
            <text:p>4</text:p>
          </table:table-cell>
          <table:table-cell office:value-type="float" office:value="206">
            <text:p>206</text:p>
          </table:table-cell>
          <table:table-cell office:value-type="float" office:value="-87">
            <text:p>-87</text:p>
          </table:table-cell>
          <table:table-cell table:formula="of:=((-2*[.B568]+3*[.B569]+6*[.B570]+7*[.B571]+6*[.B572]+3*[.B573]-2*[.B574])/21)" office:value-type="float" office:value="-35.1904761904762">
            <text:p>-35.1904761905</text:p>
          </table:table-cell>
        </table:table-row>
        <table:table-row table:style-name="ro2">
          <table:table-cell office:value-type="float" office:value="1274426">
            <text:p>1274426</text:p>
          </table:table-cell>
          <table:table-cell office:value-type="float" office:value="-39">
            <text:p>-39</text:p>
          </table:table-cell>
          <table:table-cell office:value-type="float" office:value="222">
            <text:p>222</text:p>
          </table:table-cell>
          <table:table-cell office:value-type="float" office:value="-88">
            <text:p>-88</text:p>
          </table:table-cell>
          <table:table-cell table:formula="of:=((-2*[.B569]+3*[.B570]+6*[.B571]+7*[.B572]+6*[.B573]+3*[.B574]-2*[.B575])/21)" office:value-type="float" office:value="-57.8095238095238">
            <text:p>-57.8095238095</text:p>
          </table:table-cell>
        </table:table-row>
        <table:table-row table:style-name="ro2">
          <table:table-cell office:value-type="float" office:value="1274466">
            <text:p>1274466</text:p>
          </table:table-cell>
          <table:table-cell office:value-type="float" office:value="-108">
            <text:p>-108</text:p>
          </table:table-cell>
          <table:table-cell office:value-type="float" office:value="212">
            <text:p>212</text:p>
          </table:table-cell>
          <table:table-cell office:value-type="float" office:value="-88">
            <text:p>-88</text:p>
          </table:table-cell>
          <table:table-cell table:formula="of:=((-2*[.B570]+3*[.B571]+6*[.B572]+7*[.B573]+6*[.B574]+3*[.B575]-2*[.B576])/21)" office:value-type="float" office:value="-73.9047619047619">
            <text:p>-73.9047619048</text:p>
          </table:table-cell>
        </table:table-row>
        <table:table-row table:style-name="ro2">
          <table:table-cell office:value-type="float" office:value="1274506">
            <text:p>1274506</text:p>
          </table:table-cell>
          <table:table-cell office:value-type="float" office:value="-92">
            <text:p>-92</text:p>
          </table:table-cell>
          <table:table-cell office:value-type="float" office:value="192">
            <text:p>192</text:p>
          </table:table-cell>
          <table:table-cell office:value-type="float" office:value="-85">
            <text:p>-85</text:p>
          </table:table-cell>
          <table:table-cell table:formula="of:=((-2*[.B571]+3*[.B572]+6*[.B573]+7*[.B574]+6*[.B575]+3*[.B576]-2*[.B577])/21)" office:value-type="float" office:value="-98.3809523809524">
            <text:p>-98.380952381</text:p>
          </table:table-cell>
        </table:table-row>
        <table:table-row table:style-name="ro2">
          <table:table-cell office:value-type="float" office:value="1274546">
            <text:p>1274546</text:p>
          </table:table-cell>
          <table:table-cell office:value-type="float" office:value="-94">
            <text:p>-94</text:p>
          </table:table-cell>
          <table:table-cell office:value-type="float" office:value="190">
            <text:p>190</text:p>
          </table:table-cell>
          <table:table-cell office:value-type="float" office:value="-91">
            <text:p>-91</text:p>
          </table:table-cell>
          <table:table-cell table:formula="of:=((-2*[.B572]+3*[.B573]+6*[.B574]+7*[.B575]+6*[.B576]+3*[.B577]-2*[.B578])/21)" office:value-type="float" office:value="-81.6666666666667">
            <text:p>-81.6666666667</text:p>
          </table:table-cell>
        </table:table-row>
        <table:table-row table:style-name="ro2">
          <table:table-cell office:value-type="float" office:value="1274586">
            <text:p>1274586</text:p>
          </table:table-cell>
          <table:table-cell office:value-type="float" office:value="-45">
            <text:p>-45</text:p>
          </table:table-cell>
          <table:table-cell office:value-type="float" office:value="200">
            <text:p>200</text:p>
          </table:table-cell>
          <table:table-cell office:value-type="float" office:value="-91">
            <text:p>-91</text:p>
          </table:table-cell>
          <table:table-cell table:formula="of:=((-2*[.B573]+3*[.B574]+6*[.B575]+7*[.B576]+6*[.B577]+3*[.B578]-2*[.B579])/21)" office:value-type="float" office:value="-55.1428571428571">
            <text:p>-55.1428571429</text:p>
          </table:table-cell>
        </table:table-row>
        <table:table-row table:style-name="ro2">
          <table:table-cell office:value-type="float" office:value="1274627">
            <text:p>1274627</text:p>
          </table:table-cell>
          <table:table-cell office:value-type="float" office:value="-25">
            <text:p>-25</text:p>
          </table:table-cell>
          <table:table-cell office:value-type="float" office:value="203">
            <text:p>203</text:p>
          </table:table-cell>
          <table:table-cell office:value-type="float" office:value="-105">
            <text:p>-105</text:p>
          </table:table-cell>
          <table:table-cell table:formula="of:=((-2*[.B574]+3*[.B575]+6*[.B576]+7*[.B577]+6*[.B578]+3*[.B579]-2*[.B580])/21)" office:value-type="float" office:value="-44.5238095238095">
            <text:p>-44.5238095238</text:p>
          </table:table-cell>
        </table:table-row>
        <table:table-row table:style-name="ro2">
          <table:table-cell office:value-type="float" office:value="1274668">
            <text:p>1274668</text:p>
          </table:table-cell>
          <table:table-cell office:value-type="float" office:value="-43">
            <text:p>-43</text:p>
          </table:table-cell>
          <table:table-cell office:value-type="float" office:value="194">
            <text:p>194</text:p>
          </table:table-cell>
          <table:table-cell office:value-type="float" office:value="-105">
            <text:p>-105</text:p>
          </table:table-cell>
          <table:table-cell table:formula="of:=((-2*[.B575]+3*[.B576]+6*[.B577]+7*[.B578]+6*[.B579]+3*[.B580]-2*[.B581])/21)" office:value-type="float" office:value="-32.1904761904762">
            <text:p>-32.1904761905</text:p>
          </table:table-cell>
        </table:table-row>
        <table:table-row table:style-name="ro2">
          <table:table-cell office:value-type="float" office:value="1274708">
            <text:p>1274708</text:p>
          </table:table-cell>
          <table:table-cell office:value-type="float" office:value="-30">
            <text:p>-30</text:p>
          </table:table-cell>
          <table:table-cell office:value-type="float" office:value="235">
            <text:p>235</text:p>
          </table:table-cell>
          <table:table-cell office:value-type="float" office:value="-113">
            <text:p>-113</text:p>
          </table:table-cell>
          <table:table-cell table:formula="of:=((-2*[.B576]+3*[.B577]+6*[.B578]+7*[.B579]+6*[.B580]+3*[.B581]-2*[.B582])/21)" office:value-type="float" office:value="-6.71428571428571">
            <text:p>-6.7142857143</text:p>
          </table:table-cell>
        </table:table-row>
        <table:table-row table:style-name="ro2">
          <table:table-cell office:value-type="float" office:value="1274748">
            <text:p>1274748</text:p>
          </table:table-cell>
          <table:table-cell office:value-type="float" office:value="22">
            <text:p>22</text:p>
          </table:table-cell>
          <table:table-cell office:value-type="float" office:value="220">
            <text:p>220</text:p>
          </table:table-cell>
          <table:table-cell office:value-type="float" office:value="-115">
            <text:p>-115</text:p>
          </table:table-cell>
          <table:table-cell table:formula="of:=((-2*[.B577]+3*[.B578]+6*[.B579]+7*[.B580]+6*[.B581]+3*[.B582]-2*[.B583])/21)" office:value-type="float" office:value="24.3809523809524">
            <text:p>24.380952381</text:p>
          </table:table-cell>
        </table:table-row>
        <table:table-row table:style-name="ro2">
          <table:table-cell office:value-type="float" office:value="1274788">
            <text:p>1274788</text:p>
          </table:table-cell>
          <table:table-cell office:value-type="float" office:value="82">
            <text:p>82</text:p>
          </table:table-cell>
          <table:table-cell office:value-type="float" office:value="223">
            <text:p>223</text:p>
          </table:table-cell>
          <table:table-cell office:value-type="float" office:value="-115">
            <text:p>-115</text:p>
          </table:table-cell>
          <table:table-cell table:formula="of:=((-2*[.B578]+3*[.B579]+6*[.B580]+7*[.B581]+6*[.B582]+3*[.B583]-2*[.B584])/21)" office:value-type="float" office:value="37">
            <text:p>37</text:p>
          </table:table-cell>
        </table:table-row>
        <table:table-row table:style-name="ro2">
          <table:table-cell office:value-type="float" office:value="1274828">
            <text:p>1274828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office:value-type="float" office:value="-113">
            <text:p>-113</text:p>
          </table:table-cell>
          <table:table-cell table:formula="of:=((-2*[.B579]+3*[.B580]+6*[.B581]+7*[.B582]+6*[.B583]+3*[.B584]-2*[.B585])/21)" office:value-type="float" office:value="40.9047619047619">
            <text:p>40.9047619048</text:p>
          </table:table-cell>
        </table:table-row>
        <table:table-row table:style-name="ro2">
          <table:table-cell office:value-type="float" office:value="1274868">
            <text:p>1274868</text:p>
          </table:table-cell>
          <table:table-cell office:value-type="float" office:value="-13">
            <text:p>-13</text:p>
          </table:table-cell>
          <table:table-cell office:value-type="float" office:value="223">
            <text:p>223</text:p>
          </table:table-cell>
          <table:table-cell office:value-type="float" office:value="-113">
            <text:p>-113</text:p>
          </table:table-cell>
          <table:table-cell table:formula="of:=((-2*[.B580]+3*[.B581]+6*[.B582]+7*[.B583]+6*[.B584]+3*[.B585]-2*[.B586])/21)" office:value-type="float" office:value="33.4285714285714">
            <text:p>33.4285714286</text:p>
          </table:table-cell>
        </table:table-row>
        <table:table-row table:style-name="ro2">
          <table:table-cell office:value-type="float" office:value="1274908">
            <text:p>1274908</text:p>
          </table:table-cell>
          <table:table-cell office:value-type="float" office:value="42">
            <text:p>42</text:p>
          </table:table-cell>
          <table:table-cell office:value-type="float" office:value="175">
            <text:p>175</text:p>
          </table:table-cell>
          <table:table-cell office:value-type="float" office:value="-116">
            <text:p>-116</text:p>
          </table:table-cell>
          <table:table-cell table:formula="of:=((-2*[.B581]+3*[.B582]+6*[.B583]+7*[.B584]+6*[.B585]+3*[.B586]-2*[.B587])/21)" office:value-type="float" office:value="24.1428571428571">
            <text:p>24.1428571429</text:p>
          </table:table-cell>
        </table:table-row>
        <table:table-row table:style-name="ro2">
          <table:table-cell office:value-type="float" office:value="1274948">
            <text:p>1274948</text:p>
          </table:table-cell>
          <table:table-cell office:value-type="float" office:value="19">
            <text:p>19</text:p>
          </table:table-cell>
          <table:table-cell office:value-type="float" office:value="268">
            <text:p>268</text:p>
          </table:table-cell>
          <table:table-cell office:value-type="float" office:value="-116">
            <text:p>-116</text:p>
          </table:table-cell>
          <table:table-cell table:formula="of:=((-2*[.B582]+3*[.B583]+6*[.B584]+7*[.B585]+6*[.B586]+3*[.B587]-2*[.B588])/21)" office:value-type="float" office:value="-30.0952380952381">
            <text:p>-30.0952380952</text:p>
          </table:table-cell>
        </table:table-row>
        <table:table-row table:style-name="ro2">
          <table:table-cell office:value-type="float" office:value="1274989">
            <text:p>1274989</text:p>
          </table:table-cell>
          <table:table-cell office:value-type="float" office:value="-42">
            <text:p>-42</text:p>
          </table:table-cell>
          <table:table-cell office:value-type="float" office:value="243">
            <text:p>243</text:p>
          </table:table-cell>
          <table:table-cell office:value-type="float" office:value="-117">
            <text:p>-117</text:p>
          </table:table-cell>
          <table:table-cell table:formula="of:=((-2*[.B583]+3*[.B584]+6*[.B585]+7*[.B586]+6*[.B587]+3*[.B588]-2*[.B589])/21)" office:value-type="float" office:value="-49.2380952380952">
            <text:p>-49.2380952381</text:p>
          </table:table-cell>
        </table:table-row>
        <table:table-row table:style-name="ro2">
          <table:table-cell office:value-type="float" office:value="1275028">
            <text:p>1275028</text:p>
          </table:table-cell>
          <table:table-cell office:value-type="float" office:value="-184">
            <text:p>-184</text:p>
          </table:table-cell>
          <table:table-cell office:value-type="float" office:value="219">
            <text:p>219</text:p>
          </table:table-cell>
          <table:table-cell office:value-type="float" office:value="-116">
            <text:p>-116</text:p>
          </table:table-cell>
          <table:table-cell table:formula="of:=((-2*[.B584]+3*[.B585]+6*[.B586]+7*[.B587]+6*[.B588]+3*[.B589]-2*[.B590])/21)" office:value-type="float" office:value="-57.8571428571429">
            <text:p>-57.8571428571</text:p>
          </table:table-cell>
        </table:table-row>
        <table:table-row table:style-name="ro2">
          <table:table-cell office:value-type="float" office:value="1275067">
            <text:p>1275067</text:p>
          </table:table-cell>
          <table:table-cell office:value-type="float" office:value="54">
            <text:p>54</text:p>
          </table:table-cell>
          <table:table-cell office:value-type="float" office:value="166">
            <text:p>166</text:p>
          </table:table-cell>
          <table:table-cell office:value-type="float" office:value="-116">
            <text:p>-116</text:p>
          </table:table-cell>
          <table:table-cell table:formula="of:=((-2*[.B585]+3*[.B586]+6*[.B587]+7*[.B588]+6*[.B589]+3*[.B590]-2*[.B591])/21)" office:value-type="float" office:value="-31.7142857142857">
            <text:p>-31.7142857143</text:p>
          </table:table-cell>
        </table:table-row>
        <table:table-row table:style-name="ro2">
          <table:table-cell office:value-type="float" office:value="1275106">
            <text:p>1275106</text:p>
          </table:table-cell>
          <table:table-cell office:value-type="float" office:value="32">
            <text:p>32</text:p>
          </table:table-cell>
          <table:table-cell office:value-type="float" office:value="184">
            <text:p>184</text:p>
          </table:table-cell>
          <table:table-cell office:value-type="float" office:value="-104">
            <text:p>-104</text:p>
          </table:table-cell>
          <table:table-cell table:formula="of:=((-2*[.B586]+3*[.B587]+6*[.B588]+7*[.B589]+6*[.B590]+3*[.B591]-2*[.B592])/21)" office:value-type="float" office:value="14.5238095238095">
            <text:p>14.5238095238</text:p>
          </table:table-cell>
        </table:table-row>
        <table:table-row table:style-name="ro2">
          <table:table-cell office:value-type="float" office:value="1275146">
            <text:p>1275146</text:p>
          </table:table-cell>
          <table:table-cell office:value-type="float" office:value="34">
            <text:p>34</text:p>
          </table:table-cell>
          <table:table-cell office:value-type="float" office:value="208">
            <text:p>208</text:p>
          </table:table-cell>
          <table:table-cell office:value-type="float" office:value="-104">
            <text:p>-104</text:p>
          </table:table-cell>
          <table:table-cell table:formula="of:=((-2*[.B587]+3*[.B588]+6*[.B589]+7*[.B590]+6*[.B591]+3*[.B592]-2*[.B593])/21)" office:value-type="float" office:value="58.0952380952381">
            <text:p>58.0952380952</text:p>
          </table:table-cell>
        </table:table-row>
        <table:table-row table:style-name="ro2">
          <table:table-cell office:value-type="float" office:value="1275186">
            <text:p>1275186</text:p>
          </table:table-cell>
          <table:table-cell office:value-type="float" office:value="35">
            <text:p>35</text:p>
          </table:table-cell>
          <table:table-cell office:value-type="float" office:value="198">
            <text:p>198</text:p>
          </table:table-cell>
          <table:table-cell office:value-type="float" office:value="-104">
            <text:p>-104</text:p>
          </table:table-cell>
          <table:table-cell table:formula="of:=((-2*[.B588]+3*[.B589]+6*[.B590]+7*[.B591]+6*[.B592]+3*[.B593]-2*[.B594])/21)" office:value-type="float" office:value="38.1428571428571">
            <text:p>38.1428571429</text:p>
          </table:table-cell>
        </table:table-row>
        <table:table-row table:style-name="ro2">
          <table:table-cell office:value-type="float" office:value="1275226">
            <text:p>1275226</text:p>
          </table:table-cell>
          <table:table-cell office:value-type="float" office:value="42">
            <text:p>42</text:p>
          </table:table-cell>
          <table:table-cell office:value-type="float" office:value="167">
            <text:p>167</text:p>
          </table:table-cell>
          <table:table-cell office:value-type="float" office:value="-108">
            <text:p>-108</text:p>
          </table:table-cell>
          <table:table-cell table:formula="of:=((-2*[.B589]+3*[.B590]+6*[.B591]+7*[.B592]+6*[.B593]+3*[.B594]-2*[.B595])/21)" office:value-type="float" office:value="42.6190476190476">
            <text:p>42.619047619</text:p>
          </table:table-cell>
        </table:table-row>
        <table:table-row table:style-name="ro2">
          <table:table-cell office:value-type="float" office:value="1275266">
            <text:p>1275266</text:p>
          </table:table-cell>
          <table:table-cell office:value-type="float" office:value="38">
            <text:p>38</text:p>
          </table:table-cell>
          <table:table-cell office:value-type="float" office:value="192">
            <text:p>192</text:p>
          </table:table-cell>
          <table:table-cell office:value-type="float" office:value="-108">
            <text:p>-108</text:p>
          </table:table-cell>
          <table:table-cell table:formula="of:=((-2*[.B590]+3*[.B591]+6*[.B592]+7*[.B593]+6*[.B594]+3*[.B595]-2*[.B596])/21)" office:value-type="float" office:value="20.4761904761905">
            <text:p>20.4761904762</text:p>
          </table:table-cell>
        </table:table-row>
        <table:table-row table:style-name="ro2">
          <table:table-cell office:value-type="float" office:value="1275306">
            <text:p>1275306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float" office:value="-100">
            <text:p>-100</text:p>
          </table:table-cell>
          <table:table-cell table:formula="of:=((-2*[.B591]+3*[.B592]+6*[.B593]+7*[.B594]+6*[.B595]+3*[.B596]-2*[.B597])/21)" office:value-type="float" office:value="-5.28571428571429">
            <text:p>-5.2857142857</text:p>
          </table:table-cell>
        </table:table-row>
        <table:table-row table:style-name="ro2">
          <table:table-cell office:value-type="float" office:value="1275347">
            <text:p>1275347</text:p>
          </table:table-cell>
          <table:table-cell office:value-type="float" office:value="-61">
            <text:p>-61</text:p>
          </table:table-cell>
          <table:table-cell office:value-type="float" office:value="187">
            <text:p>187</text:p>
          </table:table-cell>
          <table:table-cell office:value-type="float" office:value="-100">
            <text:p>-100</text:p>
          </table:table-cell>
          <table:table-cell table:formula="of:=((-2*[.B592]+3*[.B593]+6*[.B594]+7*[.B595]+6*[.B596]+3*[.B597]-2*[.B598])/21)" office:value-type="float" office:value="-22.8571428571429">
            <text:p>-22.8571428571</text:p>
          </table:table-cell>
        </table:table-row>
        <table:table-row table:style-name="ro2">
          <table:table-cell office:value-type="float" office:value="1275387">
            <text:p>1275387</text:p>
          </table:table-cell>
          <table:table-cell office:value-type="float" office:value="-26">
            <text:p>-26</text:p>
          </table:table-cell>
          <table:table-cell office:value-type="float" office:value="190">
            <text:p>190</text:p>
          </table:table-cell>
          <table:table-cell office:value-type="float" office:value="-96">
            <text:p>-96</text:p>
          </table:table-cell>
          <table:table-cell table:formula="of:=((-2*[.B593]+3*[.B594]+6*[.B595]+7*[.B596]+6*[.B597]+3*[.B598]-2*[.B599])/21)" office:value-type="float" office:value="-40.5714285714286">
            <text:p>-40.5714285714</text:p>
          </table:table-cell>
        </table:table-row>
        <table:table-row table:style-name="ro2">
          <table:table-cell office:value-type="float" office:value="1275427">
            <text:p>1275427</text:p>
          </table:table-cell>
          <table:table-cell office:value-type="float" office:value="-21">
            <text:p>-21</text:p>
          </table:table-cell>
          <table:table-cell office:value-type="float" office:value="202">
            <text:p>202</text:p>
          </table:table-cell>
          <table:table-cell office:value-type="float" office:value="-102">
            <text:p>-102</text:p>
          </table:table-cell>
          <table:table-cell table:formula="of:=((-2*[.B594]+3*[.B595]+6*[.B596]+7*[.B597]+6*[.B598]+3*[.B599]-2*[.B600])/21)" office:value-type="float" office:value="-45.8571428571429">
            <text:p>-45.8571428571</text:p>
          </table:table-cell>
        </table:table-row>
        <table:table-row table:style-name="ro2">
          <table:table-cell office:value-type="float" office:value="1275467">
            <text:p>1275467</text:p>
          </table:table-cell>
          <table:table-cell office:value-type="float" office:value="-65">
            <text:p>-65</text:p>
          </table:table-cell>
          <table:table-cell office:value-type="float" office:value="223">
            <text:p>223</text:p>
          </table:table-cell>
          <table:table-cell office:value-type="float" office:value="-102">
            <text:p>-102</text:p>
          </table:table-cell>
          <table:table-cell table:formula="of:=((-2*[.B595]+3*[.B596]+6*[.B597]+7*[.B598]+6*[.B599]+3*[.B600]-2*[.B601])/21)" office:value-type="float" office:value="-45.4285714285714">
            <text:p>-45.4285714286</text:p>
          </table:table-cell>
        </table:table-row>
        <table:table-row table:style-name="ro2">
          <table:table-cell office:value-type="float" office:value="1275507">
            <text:p>1275507</text:p>
          </table:table-cell>
          <table:table-cell office:value-type="float" office:value="-45">
            <text:p>-45</text:p>
          </table:table-cell>
          <table:table-cell office:value-type="float" office:value="241">
            <text:p>241</text:p>
          </table:table-cell>
          <table:table-cell office:value-type="float" office:value="-104">
            <text:p>-104</text:p>
          </table:table-cell>
          <table:table-cell table:formula="of:=((-2*[.B596]+3*[.B597]+6*[.B598]+7*[.B599]+6*[.B600]+3*[.B601]-2*[.B602])/21)" office:value-type="float" office:value="-44.4761904761905">
            <text:p>-44.4761904762</text:p>
          </table:table-cell>
        </table:table-row>
        <table:table-row table:style-name="ro2">
          <table:table-cell office:value-type="float" office:value="1275547">
            <text:p>1275547</text:p>
          </table:table-cell>
          <table:table-cell office:value-type="float" office:value="-25">
            <text:p>-25</text:p>
          </table:table-cell>
          <table:table-cell office:value-type="float" office:value="231">
            <text:p>231</text:p>
          </table:table-cell>
          <table:table-cell office:value-type="float" office:value="-104">
            <text:p>-104</text:p>
          </table:table-cell>
          <table:table-cell table:formula="of:=((-2*[.B597]+3*[.B598]+6*[.B599]+7*[.B600]+6*[.B601]+3*[.B602]-2*[.B603])/21)" office:value-type="float" office:value="-17.2380952380952">
            <text:p>-17.2380952381</text:p>
          </table:table-cell>
        </table:table-row>
        <table:table-row table:style-name="ro2">
          <table:table-cell office:value-type="float" office:value="1275587">
            <text:p>1275587</text:p>
          </table:table-cell>
          <table:table-cell office:value-type="float" office:value="36">
            <text:p>36</text:p>
          </table:table-cell>
          <table:table-cell office:value-type="float" office:value="230">
            <text:p>230</text:p>
          </table:table-cell>
          <table:table-cell office:value-type="float" office:value="-103">
            <text:p>-103</text:p>
          </table:table-cell>
          <table:table-cell table:formula="of:=((-2*[.B598]+3*[.B599]+6*[.B600]+7*[.B601]+6*[.B602]+3*[.B603]-2*[.B604])/21)" office:value-type="float" office:value="34.4285714285714">
            <text:p>34.4285714286</text:p>
          </table:table-cell>
        </table:table-row>
        <table:table-row table:style-name="ro2">
          <table:table-cell office:value-type="float" office:value="1275627">
            <text:p>1275627</text:p>
          </table:table-cell>
          <table:table-cell office:value-type="float" office:value="88">
            <text:p>88</text:p>
          </table:table-cell>
          <table:table-cell office:value-type="float" office:value="206">
            <text:p>206</text:p>
          </table:table-cell>
          <table:table-cell office:value-type="float" office:value="-104">
            <text:p>-104</text:p>
          </table:table-cell>
          <table:table-cell table:formula="of:=((-2*[.B599]+3*[.B600]+6*[.B601]+7*[.B602]+6*[.B603]+3*[.B604]-2*[.B605])/21)" office:value-type="float" office:value="77.6666666666667">
            <text:p>77.6666666667</text:p>
          </table:table-cell>
        </table:table-row>
        <table:table-row table:style-name="ro2">
          <table:table-cell office:value-type="float" office:value="1275667">
            <text:p>1275667</text:p>
          </table:table-cell>
          <table:table-cell office:value-type="float" office:value="122">
            <text:p>122</text:p>
          </table:table-cell>
          <table:table-cell office:value-type="float" office:value="203">
            <text:p>203</text:p>
          </table:table-cell>
          <table:table-cell office:value-type="float" office:value="-104">
            <text:p>-104</text:p>
          </table:table-cell>
          <table:table-cell table:formula="of:=((-2*[.B600]+3*[.B601]+6*[.B602]+7*[.B603]+6*[.B604]+3*[.B605]-2*[.B606])/21)" office:value-type="float" office:value="110.619047619048">
            <text:p>110.619047619</text:p>
          </table:table-cell>
        </table:table-row>
        <table:table-row table:style-name="ro2">
          <table:table-cell office:value-type="float" office:value="1275707">
            <text:p>1275707</text:p>
          </table:table-cell>
          <table:table-cell office:value-type="float" office:value="134">
            <text:p>134</text:p>
          </table:table-cell>
          <table:table-cell office:value-type="float" office:value="200">
            <text:p>200</text:p>
          </table:table-cell>
          <table:table-cell office:value-type="float" office:value="-112">
            <text:p>-112</text:p>
          </table:table-cell>
          <table:table-cell table:formula="of:=((-2*[.B601]+3*[.B602]+6*[.B603]+7*[.B604]+6*[.B605]+3*[.B606]-2*[.B607])/21)" office:value-type="float" office:value="151.857142857143">
            <text:p>151.8571428571</text:p>
          </table:table-cell>
        </table:table-row>
        <table:table-row table:style-name="ro2">
          <table:table-cell office:value-type="float" office:value="1275747">
            <text:p>1275747</text:p>
          </table:table-cell>
          <table:table-cell office:value-type="float" office:value="175">
            <text:p>175</text:p>
          </table:table-cell>
          <table:table-cell office:value-type="float" office:value="225">
            <text:p>225</text:p>
          </table:table-cell>
          <table:table-cell office:value-type="float" office:value="-112">
            <text:p>-112</text:p>
          </table:table-cell>
          <table:table-cell table:formula="of:=((-2*[.B602]+3*[.B603]+6*[.B604]+7*[.B605]+6*[.B606]+3*[.B607]-2*[.B608])/21)" office:value-type="float" office:value="202.666666666667">
            <text:p>202.6666666667</text:p>
          </table:table-cell>
        </table:table-row>
        <table:table-row table:style-name="ro2">
          <table:table-cell office:value-type="float" office:value="1275787">
            <text:p>1275787</text:p>
          </table:table-cell>
          <table:table-cell office:value-type="float" office:value="273">
            <text:p>273</text:p>
          </table:table-cell>
          <table:table-cell office:value-type="float" office:value="261">
            <text:p>261</text:p>
          </table:table-cell>
          <table:table-cell office:value-type="float" office:value="-114">
            <text:p>-114</text:p>
          </table:table-cell>
          <table:table-cell table:formula="of:=((-2*[.B603]+3*[.B604]+6*[.B605]+7*[.B606]+6*[.B607]+3*[.B608]-2*[.B609])/21)" office:value-type="float" office:value="239.714285714286">
            <text:p>239.7142857143</text:p>
          </table:table-cell>
        </table:table-row>
        <table:table-row table:style-name="ro2">
          <table:table-cell office:value-type="float" office:value="1275827">
            <text:p>1275827</text:p>
          </table:table-cell>
          <table:table-cell office:value-type="float" office:value="271">
            <text:p>271</text:p>
          </table:table-cell>
          <table:table-cell office:value-type="float" office:value="155">
            <text:p>155</text:p>
          </table:table-cell>
          <table:table-cell office:value-type="float" office:value="-116">
            <text:p>-116</text:p>
          </table:table-cell>
          <table:table-cell table:formula="of:=((-2*[.B604]+3*[.B605]+6*[.B606]+7*[.B607]+6*[.B608]+3*[.B609]-2*[.B610])/21)" office:value-type="float" office:value="249.142857142857">
            <text:p>249.1428571429</text:p>
          </table:table-cell>
        </table:table-row>
        <table:table-row table:style-name="ro2">
          <table:table-cell office:value-type="float" office:value="1275867">
            <text:p>1275867</text:p>
          </table:table-cell>
          <table:table-cell office:value-type="float" office:value="207">
            <text:p>207</text:p>
          </table:table-cell>
          <table:table-cell office:value-type="float" office:value="256">
            <text:p>256</text:p>
          </table:table-cell>
          <table:table-cell office:value-type="float" office:value="-116">
            <text:p>-116</text:p>
          </table:table-cell>
          <table:table-cell table:formula="of:=((-2*[.B605]+3*[.B606]+6*[.B607]+7*[.B608]+6*[.B609]+3*[.B610]-2*[.B611])/21)" office:value-type="float" office:value="225.714285714286">
            <text:p>225.7142857143</text:p>
          </table:table-cell>
        </table:table-row>
        <table:table-row table:style-name="ro2">
          <table:table-cell office:value-type="float" office:value="1275907">
            <text:p>1275907</text:p>
          </table:table-cell>
          <table:table-cell office:value-type="float" office:value="166">
            <text:p>166</text:p>
          </table:table-cell>
          <table:table-cell office:value-type="float" office:value="187">
            <text:p>187</text:p>
          </table:table-cell>
          <table:table-cell office:value-type="float" office:value="-109">
            <text:p>-109</text:p>
          </table:table-cell>
          <table:table-cell table:formula="of:=((-2*[.B606]+3*[.B607]+6*[.B608]+7*[.B609]+6*[.B610]+3*[.B611]-2*[.B612])/21)" office:value-type="float" office:value="182.761904761905">
            <text:p>182.7619047619</text:p>
          </table:table-cell>
        </table:table-row>
        <table:table-row table:style-name="ro2">
          <table:table-cell office:value-type="float" office:value="1275947">
            <text:p>1275947</text:p>
          </table:table-cell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office:value-type="float" office:value="-109">
            <text:p>-109</text:p>
          </table:table-cell>
          <table:table-cell table:formula="of:=((-2*[.B607]+3*[.B608]+6*[.B609]+7*[.B610]+6*[.B611]+3*[.B612]-2*[.B613])/21)" office:value-type="float" office:value="140.428571428571">
            <text:p>140.4285714286</text:p>
          </table:table-cell>
        </table:table-row>
        <table:table-row table:style-name="ro2">
          <table:table-cell office:value-type="float" office:value="1275987">
            <text:p>1275987</text:p>
          </table:table-cell>
          <table:table-cell office:value-type="float" office:value="125">
            <text:p>125</text:p>
          </table:table-cell>
          <table:table-cell office:value-type="float" office:value="188">
            <text:p>188</text:p>
          </table:table-cell>
          <table:table-cell office:value-type="float" office:value="-109">
            <text:p>-109</text:p>
          </table:table-cell>
          <table:table-cell table:formula="of:=((-2*[.B608]+3*[.B609]+6*[.B610]+7*[.B611]+6*[.B612]+3*[.B613]-2*[.B614])/21)" office:value-type="float" office:value="109.380952380952">
            <text:p>109.380952381</text:p>
          </table:table-cell>
        </table:table-row>
        <table:table-row table:style-name="ro2">
          <table:table-cell office:value-type="float" office:value="1276027">
            <text:p>1276027</text:p>
          </table:table-cell>
          <table:table-cell office:value-type="float" office:value="54">
            <text:p>54</text:p>
          </table:table-cell>
          <table:table-cell office:value-type="float" office:value="234">
            <text:p>234</text:p>
          </table:table-cell>
          <table:table-cell office:value-type="float" office:value="-109">
            <text:p>-109</text:p>
          </table:table-cell>
          <table:table-cell table:formula="of:=((-2*[.B609]+3*[.B610]+6*[.B611]+7*[.B612]+6*[.B613]+3*[.B614]-2*[.B615])/21)" office:value-type="float" office:value="75.2857142857143">
            <text:p>75.2857142857</text:p>
          </table:table-cell>
        </table:table-row>
        <table:table-row table:style-name="ro2">
          <table:table-cell office:value-type="float" office:value="1276067">
            <text:p>1276067</text:p>
          </table:table-cell>
          <table:table-cell office:value-type="float" office:value="44">
            <text:p>44</text:p>
          </table:table-cell>
          <table:table-cell office:value-type="float" office:value="235">
            <text:p>235</text:p>
          </table:table-cell>
          <table:table-cell office:value-type="float" office:value="-109">
            <text:p>-109</text:p>
          </table:table-cell>
          <table:table-cell table:formula="of:=((-2*[.B610]+3*[.B611]+6*[.B612]+7*[.B613]+6*[.B614]+3*[.B615]-2*[.B616])/21)" office:value-type="float" office:value="32.6190476190476">
            <text:p>32.619047619</text:p>
          </table:table-cell>
        </table:table-row>
        <table:table-row table:style-name="ro2">
          <table:table-cell office:value-type="float" office:value="1276107">
            <text:p>1276107</text:p>
          </table:table-cell>
          <table:table-cell office:value-type="float" office:value="9">
            <text:p>9</text:p>
          </table:table-cell>
          <table:table-cell office:value-type="float" office:value="229">
            <text:p>229</text:p>
          </table:table-cell>
          <table:table-cell office:value-type="float" office:value="-116">
            <text:p>-116</text:p>
          </table:table-cell>
          <table:table-cell table:formula="of:=((-2*[.B611]+3*[.B612]+6*[.B613]+7*[.B614]+6*[.B615]+3*[.B616]-2*[.B617])/21)" office:value-type="float" office:value="2.76190476190476">
            <text:p>2.7619047619</text:p>
          </table:table-cell>
        </table:table-row>
        <table:table-row table:style-name="ro2">
          <table:table-cell office:value-type="float" office:value="1276148">
            <text:p>1276148</text:p>
          </table:table-cell>
          <table:table-cell office:value-type="float" office:value="-22">
            <text:p>-22</text:p>
          </table:table-cell>
          <table:table-cell office:value-type="float" office:value="205">
            <text:p>205</text:p>
          </table:table-cell>
          <table:table-cell office:value-type="float" office:value="-116">
            <text:p>-116</text:p>
          </table:table-cell>
          <table:table-cell table:formula="of:=((-2*[.B612]+3*[.B613]+6*[.B614]+7*[.B615]+6*[.B616]+3*[.B617]-2*[.B618])/21)" office:value-type="float" office:value="3.9047619047619">
            <text:p>3.9047619048</text:p>
          </table:table-cell>
        </table:table-row>
        <table:table-row table:style-name="ro2">
          <table:table-cell office:value-type="float" office:value="1276188">
            <text:p>1276188</text:p>
          </table:table-cell>
          <table:table-cell office:value-type="float" office:value="5">
            <text:p>5</text:p>
          </table:table-cell>
          <table:table-cell office:value-type="float" office:value="208">
            <text:p>208</text:p>
          </table:table-cell>
          <table:table-cell office:value-type="float" office:value="-109">
            <text:p>-109</text:p>
          </table:table-cell>
          <table:table-cell table:formula="of:=((-2*[.B613]+3*[.B614]+6*[.B615]+7*[.B616]+6*[.B617]+3*[.B618]-2*[.B619])/21)" office:value-type="float" office:value="1.33333333333333">
            <text:p>1.3333333333</text:p>
          </table:table-cell>
        </table:table-row>
        <table:table-row table:style-name="ro2">
          <table:table-cell office:value-type="float" office:value="1276228">
            <text:p>1276228</text:p>
          </table:table-cell>
          <table:table-cell office:value-type="float" office:value="32">
            <text:p>32</text:p>
          </table:table-cell>
          <table:table-cell office:value-type="float" office:value="205">
            <text:p>205</text:p>
          </table:table-cell>
          <table:table-cell office:value-type="float" office:value="-109">
            <text:p>-109</text:p>
          </table:table-cell>
          <table:table-cell table:formula="of:=((-2*[.B614]+3*[.B615]+6*[.B616]+7*[.B617]+6*[.B618]+3*[.B619]-2*[.B620])/21)" office:value-type="float" office:value="4.04761904761905">
            <text:p>4.0476190476</text:p>
          </table:table-cell>
        </table:table-row>
        <table:table-row table:style-name="ro2">
          <table:table-cell office:value-type="float" office:value="1276268">
            <text:p>1276268</text:p>
          </table:table-cell>
          <table:table-cell office:value-type="float" office:value="-16">
            <text:p>-16</text:p>
          </table:table-cell>
          <table:table-cell office:value-type="float" office:value="203">
            <text:p>203</text:p>
          </table:table-cell>
          <table:table-cell office:value-type="float" office:value="-115">
            <text:p>-115</text:p>
          </table:table-cell>
          <table:table-cell table:formula="of:=((-2*[.B615]+3*[.B616]+6*[.B617]+7*[.B618]+6*[.B619]+3*[.B620]-2*[.B621])/21)" office:value-type="float" office:value="-2.47619047619048">
            <text:p>-2.4761904762</text:p>
          </table:table-cell>
        </table:table-row>
        <table:table-row table:style-name="ro2">
          <table:table-cell office:value-type="float" office:value="1276307">
            <text:p>1276307</text:p>
          </table:table-cell>
          <table:table-cell office:value-type="float" office:value="-21">
            <text:p>-21</text:p>
          </table:table-cell>
          <table:table-cell office:value-type="float" office:value="209">
            <text:p>209</text:p>
          </table:table-cell>
          <table:table-cell office:value-type="float" office:value="-115">
            <text:p>-115</text:p>
          </table:table-cell>
          <table:table-cell table:formula="of:=((-2*[.B616]+3*[.B617]+6*[.B618]+7*[.B619]+6*[.B620]+3*[.B621]-2*[.B622])/21)" office:value-type="float" office:value="-13.8095238095238">
            <text:p>-13.8095238095</text:p>
          </table:table-cell>
        </table:table-row>
        <table:table-row table:style-name="ro2">
          <table:table-cell office:value-type="float" office:value="1276346">
            <text:p>1276346</text:p>
          </table:table-cell>
          <table:table-cell office:value-type="float" office:value="-37">
            <text:p>-37</text:p>
          </table:table-cell>
          <table:table-cell office:value-type="float" office:value="216">
            <text:p>216</text:p>
          </table:table-cell>
          <table:table-cell office:value-type="float" office:value="-115">
            <text:p>-115</text:p>
          </table:table-cell>
          <table:table-cell table:formula="of:=((-2*[.B617]+3*[.B618]+6*[.B619]+7*[.B620]+6*[.B621]+3*[.B622]-2*[.B623])/21)" office:value-type="float" office:value="-40.8571428571429">
            <text:p>-40.8571428571</text:p>
          </table:table-cell>
        </table:table-row>
        <table:table-row table:style-name="ro2">
          <table:table-cell office:value-type="float" office:value="1276386">
            <text:p>1276386</text:p>
          </table:table-cell>
          <table:table-cell office:value-type="float" office:value="-23">
            <text:p>-23</text:p>
          </table:table-cell>
          <table:table-cell office:value-type="float" office:value="212">
            <text:p>212</text:p>
          </table:table-cell>
          <table:table-cell office:value-type="float" office:value="-106">
            <text:p>-106</text:p>
          </table:table-cell>
          <table:table-cell table:formula="of:=((-2*[.B618]+3*[.B619]+6*[.B620]+7*[.B621]+6*[.B622]+3*[.B623]-2*[.B624])/21)" office:value-type="float" office:value="-35.0952380952381">
            <text:p>-35.0952380952</text:p>
          </table:table-cell>
        </table:table-row>
        <table:table-row table:style-name="ro2">
          <table:table-cell office:value-type="float" office:value="1276426">
            <text:p>1276426</text:p>
          </table:table-cell>
          <table:table-cell office:value-type="float" office:value="-79">
            <text:p>-79</text:p>
          </table:table-cell>
          <table:table-cell office:value-type="float" office:value="204">
            <text:p>204</text:p>
          </table:table-cell>
          <table:table-cell office:value-type="float" office:value="-106">
            <text:p>-106</text:p>
          </table:table-cell>
          <table:table-cell table:formula="of:=((-2*[.B619]+3*[.B620]+6*[.B621]+7*[.B622]+6*[.B623]+3*[.B624]-2*[.B625])/21)" office:value-type="float" office:value="-41.4285714285714">
            <text:p>-41.4285714286</text:p>
          </table:table-cell>
        </table:table-row>
        <table:table-row table:style-name="ro2">
          <table:table-cell office:value-type="float" office:value="1276467">
            <text:p>1276467</text:p>
          </table:table-cell>
          <table:table-cell office:value-type="float" office:value="-7">
            <text:p>-7</text:p>
          </table:table-cell>
          <table:table-cell office:value-type="float" office:value="234">
            <text:p>234</text:p>
          </table:table-cell>
          <table:table-cell office:value-type="float" office:value="-111">
            <text:p>-111</text:p>
          </table:table-cell>
          <table:table-cell table:formula="of:=((-2*[.B620]+3*[.B621]+6*[.B622]+7*[.B623]+6*[.B624]+3*[.B625]-2*[.B626])/21)" office:value-type="float" office:value="-54.9047619047619">
            <text:p>-54.9047619048</text:p>
          </table:table-cell>
        </table:table-row>
        <table:table-row table:style-name="ro2">
          <table:table-cell office:value-type="float" office:value="1276507">
            <text:p>1276507</text:p>
          </table:table-cell>
          <table:table-cell office:value-type="float" office:value="-86">
            <text:p>-86</text:p>
          </table:table-cell>
          <table:table-cell office:value-type="float" office:value="207">
            <text:p>207</text:p>
          </table:table-cell>
          <table:table-cell office:value-type="float" office:value="-113">
            <text:p>-113</text:p>
          </table:table-cell>
          <table:table-cell table:formula="of:=((-2*[.B621]+3*[.B622]+6*[.B623]+7*[.B624]+6*[.B625]+3*[.B626]-2*[.B627])/21)" office:value-type="float" office:value="-66.9523809523809">
            <text:p>-66.9523809524</text:p>
          </table:table-cell>
        </table:table-row>
        <table:table-row table:style-name="ro2">
          <table:table-cell office:value-type="float" office:value="1276547">
            <text:p>1276547</text:p>
          </table:table-cell>
          <table:table-cell office:value-type="float" office:value="-95">
            <text:p>-95</text:p>
          </table:table-cell>
          <table:table-cell office:value-type="float" office:value="168">
            <text:p>168</text:p>
          </table:table-cell>
          <table:table-cell office:value-type="float" office:value="-113">
            <text:p>-113</text:p>
          </table:table-cell>
          <table:table-cell table:formula="of:=((-2*[.B622]+3*[.B623]+6*[.B624]+7*[.B625]+6*[.B626]+3*[.B627]-2*[.B628])/21)" office:value-type="float" office:value="-82.3809523809524">
            <text:p>-82.380952381</text:p>
          </table:table-cell>
        </table:table-row>
        <table:table-row table:style-name="ro2">
          <table:table-cell office:value-type="float" office:value="1276587">
            <text:p>1276587</text:p>
          </table:table-cell>
          <table:table-cell office:value-type="float" office:value="-83">
            <text:p>-83</text:p>
          </table:table-cell>
          <table:table-cell office:value-type="float" office:value="180">
            <text:p>180</text:p>
          </table:table-cell>
          <table:table-cell office:value-type="float" office:value="-108">
            <text:p>-108</text:p>
          </table:table-cell>
          <table:table-cell table:formula="of:=((-2*[.B623]+3*[.B624]+6*[.B625]+7*[.B626]+6*[.B627]+3*[.B628]-2*[.B629])/21)" office:value-type="float" office:value="-110.142857142857">
            <text:p>-110.1428571429</text:p>
          </table:table-cell>
        </table:table-row>
        <table:table-row table:style-name="ro2">
          <table:table-cell office:value-type="float" office:value="1276627">
            <text:p>1276627</text:p>
          </table:table-cell>
          <table:table-cell office:value-type="float" office:value="-124">
            <text:p>-124</text:p>
          </table:table-cell>
          <table:table-cell office:value-type="float" office:value="187">
            <text:p>187</text:p>
          </table:table-cell>
          <table:table-cell office:value-type="float" office:value="-108">
            <text:p>-108</text:p>
          </table:table-cell>
          <table:table-cell table:formula="of:=((-2*[.B624]+3*[.B625]+6*[.B626]+7*[.B627]+6*[.B628]+3*[.B629]-2*[.B630])/21)" office:value-type="float" office:value="-103.809523809524">
            <text:p>-103.8095238095</text:p>
          </table:table-cell>
        </table:table-row>
        <table:table-row table:style-name="ro2">
          <table:table-cell office:value-type="float" office:value="1276667">
            <text:p>1276667</text:p>
          </table:table-cell>
          <table:table-cell office:value-type="float" office:value="-92">
            <text:p>-92</text:p>
          </table:table-cell>
          <table:table-cell office:value-type="float" office:value="185">
            <text:p>185</text:p>
          </table:table-cell>
          <table:table-cell office:value-type="float" office:value="-96">
            <text:p>-96</text:p>
          </table:table-cell>
          <table:table-cell table:formula="of:=((-2*[.B625]+3*[.B626]+6*[.B627]+7*[.B628]+6*[.B629]+3*[.B630]-2*[.B631])/21)" office:value-type="float" office:value="-88.2380952380952">
            <text:p>-88.2380952381</text:p>
          </table:table-cell>
        </table:table-row>
        <table:table-row table:style-name="ro2">
          <table:table-cell office:value-type="float" office:value="1276707">
            <text:p>1276707</text:p>
          </table:table-cell>
          <table:table-cell office:value-type="float" office:value="-51">
            <text:p>-51</text:p>
          </table:table-cell>
          <table:table-cell office:value-type="float" office:value="215">
            <text:p>215</text:p>
          </table:table-cell>
          <table:table-cell office:value-type="float" office:value="-92">
            <text:p>-92</text:p>
          </table:table-cell>
          <table:table-cell table:formula="of:=((-2*[.B626]+3*[.B627]+6*[.B628]+7*[.B629]+6*[.B630]+3*[.B631]-2*[.B632])/21)" office:value-type="float" office:value="-53.2380952380952">
            <text:p>-53.2380952381</text:p>
          </table:table-cell>
        </table:table-row>
        <table:table-row table:style-name="ro2">
          <table:table-cell office:value-type="float" office:value="1276747">
            <text:p>1276747</text:p>
          </table:table-cell>
          <table:table-cell office:value-type="float" office:value="-2">
            <text:p>-2</text:p>
          </table:table-cell>
          <table:table-cell office:value-type="float" office:value="214">
            <text:p>214</text:p>
          </table:table-cell>
          <table:table-cell office:value-type="float" office:value="-92">
            <text:p>-92</text:p>
          </table:table-cell>
          <table:table-cell table:formula="of:=((-2*[.B627]+3*[.B628]+6*[.B629]+7*[.B630]+6*[.B631]+3*[.B632]-2*[.B633])/21)" office:value-type="float" office:value="2.28571428571429">
            <text:p>2.2857142857</text:p>
          </table:table-cell>
        </table:table-row>
        <table:table-row table:style-name="ro2">
          <table:table-cell office:value-type="float" office:value="1276788">
            <text:p>1276788</text:p>
          </table:table-cell>
          <table:table-cell office:value-type="float" office:value="47">
            <text:p>47</text:p>
          </table:table-cell>
          <table:table-cell office:value-type="float" office:value="156">
            <text:p>156</text:p>
          </table:table-cell>
          <table:table-cell office:value-type="float" office:value="-101">
            <text:p>-101</text:p>
          </table:table-cell>
          <table:table-cell table:formula="of:=((-2*[.B628]+3*[.B629]+6*[.B630]+7*[.B631]+6*[.B632]+3*[.B633]-2*[.B634])/21)" office:value-type="float" office:value="35.1428571428571">
            <text:p>35.1428571429</text:p>
          </table:table-cell>
        </table:table-row>
        <table:table-row table:style-name="ro2">
          <table:table-cell office:value-type="float" office:value="1276828">
            <text:p>1276828</text:p>
          </table:table-cell>
          <table:table-cell office:value-type="float" office:value="66">
            <text:p>66</text:p>
          </table:table-cell>
          <table:table-cell office:value-type="float" office:value="496">
            <text:p>496</text:p>
          </table:table-cell>
          <table:table-cell office:value-type="float" office:value="-101">
            <text:p>-101</text:p>
          </table:table-cell>
          <table:table-cell table:formula="of:=((-2*[.B629]+3*[.B630]+6*[.B631]+7*[.B632]+6*[.B633]+3*[.B634]-2*[.B635])/21)" office:value-type="float" office:value="57.1428571428571">
            <text:p>57.1428571429</text:p>
          </table:table-cell>
        </table:table-row>
        <table:table-row table:style-name="ro2">
          <table:table-cell office:value-type="float" office:value="1276868">
            <text:p>1276868</text:p>
          </table:table-cell>
          <table:table-cell office:value-type="float" office:value="42">
            <text:p>42</text:p>
          </table:table-cell>
          <table:table-cell office:value-type="float" office:value="236">
            <text:p>236</text:p>
          </table:table-cell>
          <table:table-cell office:value-type="float" office:value="-93">
            <text:p>-93</text:p>
          </table:table-cell>
          <table:table-cell table:formula="of:=((-2*[.B630]+3*[.B631]+6*[.B632]+7*[.B633]+6*[.B634]+3*[.B635]-2*[.B636])/21)" office:value-type="float" office:value="59.8095238095238">
            <text:p>59.8095238095</text:p>
          </table:table-cell>
        </table:table-row>
        <table:table-row table:style-name="ro2">
          <table:table-cell office:value-type="float" office:value="1276908">
            <text:p>1276908</text:p>
          </table:table-cell>
          <table:table-cell office:value-type="float" office:value="66">
            <text:p>66</text:p>
          </table:table-cell>
          <table:table-cell office:value-type="float" office:value="484">
            <text:p>484</text:p>
          </table:table-cell>
          <table:table-cell office:value-type="float" office:value="-102">
            <text:p>-102</text:p>
          </table:table-cell>
          <table:table-cell table:formula="of:=((-2*[.B631]+3*[.B632]+6*[.B633]+7*[.B634]+6*[.B635]+3*[.B636]-2*[.B637])/21)" office:value-type="float" office:value="63">
            <text:p>63</text:p>
          </table:table-cell>
        </table:table-row>
        <table:table-row table:style-name="ro2">
          <table:table-cell office:value-type="float" office:value="1276947">
            <text:p>1276947</text:p>
          </table:table-cell>
          <table:table-cell office:value-type="float" office:value="45">
            <text:p>45</text:p>
          </table:table-cell>
          <table:table-cell office:value-type="float" office:value="203">
            <text:p>203</text:p>
          </table:table-cell>
          <table:table-cell office:value-type="float" office:value="-102">
            <text:p>-102</text:p>
          </table:table-cell>
          <table:table-cell table:formula="of:=((-2*[.B632]+3*[.B633]+6*[.B634]+7*[.B635]+6*[.B636]+3*[.B637]-2*[.B638])/21)" office:value-type="float" office:value="42.2857142857143">
            <text:p>42.2857142857</text:p>
          </table:table-cell>
        </table:table-row>
        <table:table-row table:style-name="ro2">
          <table:table-cell office:value-type="float" office:value="1276986">
            <text:p>1276986</text:p>
          </table:table-cell>
          <table:table-cell office:value-type="float" office:value="55">
            <text:p>55</text:p>
          </table:table-cell>
          <table:table-cell office:value-type="float" office:value="115">
            <text:p>115</text:p>
          </table:table-cell>
          <table:table-cell office:value-type="float" office:value="-97">
            <text:p>-97</text:p>
          </table:table-cell>
          <table:table-cell table:formula="of:=((-2*[.B633]+3*[.B634]+6*[.B635]+7*[.B636]+6*[.B637]+3*[.B638]-2*[.B639])/21)" office:value-type="float" office:value="24.952380952381">
            <text:p>24.9523809524</text:p>
          </table:table-cell>
        </table:table-row>
        <table:table-row table:style-name="ro2">
          <table:table-cell office:value-type="float" office:value="1277026">
            <text:p>1277026</text:p>
          </table:table-cell>
          <table:table-cell office:value-type="float" office:value="-35">
            <text:p>-35</text:p>
          </table:table-cell>
          <table:table-cell office:value-type="float" office:value="300">
            <text:p>300</text:p>
          </table:table-cell>
          <table:table-cell office:value-type="float" office:value="-97">
            <text:p>-97</text:p>
          </table:table-cell>
          <table:table-cell table:formula="of:=((-2*[.B634]+3*[.B635]+6*[.B636]+7*[.B637]+6*[.B638]+3*[.B639]-2*[.B640])/21)" office:value-type="float" office:value="13">
            <text:p>13</text:p>
          </table:table-cell>
        </table:table-row>
        <table:table-row table:style-name="ro2">
          <table:table-cell office:value-type="float" office:value="1277067">
            <text:p>1277067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office:value-type="float" office:value="-91">
            <text:p>-91</text:p>
          </table:table-cell>
          <table:table-cell table:formula="of:=((-2*[.B635]+3*[.B636]+6*[.B637]+7*[.B638]+6*[.B639]+3*[.B640]-2*[.B641])/21)" office:value-type="float" office:value="17.2380952380952">
            <text:p>17.2380952381</text:p>
          </table:table-cell>
        </table:table-row>
        <table:table-row table:style-name="ro2">
          <table:table-cell office:value-type="float" office:value="1277107">
            <text:p>1277107</text:p>
          </table:table-cell>
          <table:table-cell office:value-type="float" office:value="49">
            <text:p>49</text:p>
          </table:table-cell>
          <table:table-cell office:value-type="float" office:value="196">
            <text:p>196</text:p>
          </table:table-cell>
          <table:table-cell office:value-type="float" office:value="-86">
            <text:p>-86</text:p>
          </table:table-cell>
          <table:table-cell table:formula="of:=((-2*[.B636]+3*[.B637]+6*[.B638]+7*[.B639]+6*[.B640]+3*[.B641]-2*[.B642])/21)" office:value-type="float" office:value="28.7619047619048">
            <text:p>28.7619047619</text:p>
          </table:table-cell>
        </table:table-row>
        <table:table-row table:style-name="ro2">
          <table:table-cell office:value-type="float" office:value="1277147">
            <text:p>1277147</text:p>
          </table:table-cell>
          <table:table-cell office:value-type="float" office:value="44">
            <text:p>44</text:p>
          </table:table-cell>
          <table:table-cell office:value-type="float" office:value="189">
            <text:p>189</text:p>
          </table:table-cell>
          <table:table-cell office:value-type="float" office:value="-86">
            <text:p>-86</text:p>
          </table:table-cell>
          <table:table-cell table:formula="of:=((-2*[.B637]+3*[.B638]+6*[.B639]+7*[.B640]+6*[.B641]+3*[.B642]-2*[.B643])/21)" office:value-type="float" office:value="46.2380952380952">
            <text:p>46.2380952381</text:p>
          </table:table-cell>
        </table:table-row>
        <table:table-row table:style-name="ro2">
          <table:table-cell office:value-type="float" office:value="1277187">
            <text:p>1277187</text:p>
          </table:table-cell>
          <table:table-cell office:value-type="float" office:value="38">
            <text:p>38</text:p>
          </table:table-cell>
          <table:table-cell office:value-type="float" office:value="168">
            <text:p>168</text:p>
          </table:table-cell>
          <table:table-cell office:value-type="float" office:value="-82">
            <text:p>-82</text:p>
          </table:table-cell>
          <table:table-cell table:formula="of:=((-2*[.B638]+3*[.B639]+6*[.B640]+7*[.B641]+6*[.B642]+3*[.B643]-2*[.B644])/21)" office:value-type="float" office:value="33.1428571428571">
            <text:p>33.1428571429</text:p>
          </table:table-cell>
        </table:table-row>
        <table:table-row table:style-name="ro2">
          <table:table-cell office:value-type="float" office:value="1277227">
            <text:p>1277227</text:p>
          </table:table-cell>
          <table:table-cell office:value-type="float" office:value="14">
            <text:p>14</text:p>
          </table:table-cell>
          <table:table-cell office:value-type="float" office:value="198">
            <text:p>198</text:p>
          </table:table-cell>
          <table:table-cell office:value-type="float" office:value="-82">
            <text:p>-82</text:p>
          </table:table-cell>
          <table:table-cell table:formula="of:=((-2*[.B639]+3*[.B640]+6*[.B641]+7*[.B642]+6*[.B643]+3*[.B644]-2*[.B645])/21)" office:value-type="float" office:value="27.5714285714286">
            <text:p>27.5714285714</text:p>
          </table:table-cell>
        </table:table-row>
        <table:table-row table:style-name="ro2">
          <table:table-cell office:value-type="float" office:value="1277267">
            <text:p>1277267</text:p>
          </table:table-cell>
          <table:table-cell office:value-type="float" office:value="17">
            <text:p>17</text:p>
          </table:table-cell>
          <table:table-cell office:value-type="float" office:value="183">
            <text:p>183</text:p>
          </table:table-cell>
          <table:table-cell office:value-type="float" office:value="-88">
            <text:p>-88</text:p>
          </table:table-cell>
          <table:table-cell table:formula="of:=((-2*[.B640]+3*[.B641]+6*[.B642]+7*[.B643]+6*[.B644]+3*[.B645]-2*[.B646])/21)" office:value-type="float" office:value="20.5714285714286">
            <text:p>20.5714285714</text:p>
          </table:table-cell>
        </table:table-row>
        <table:table-row table:style-name="ro2">
          <table:table-cell office:value-type="float" office:value="1277308">
            <text:p>1277308</text:p>
          </table:table-cell>
          <table:table-cell office:value-type="float" office:value="37">
            <text:p>37</text:p>
          </table:table-cell>
          <table:table-cell office:value-type="float" office:value="214">
            <text:p>214</text:p>
          </table:table-cell>
          <table:table-cell office:value-type="float" office:value="-91">
            <text:p>-91</text:p>
          </table:table-cell>
          <table:table-cell table:formula="of:=((-2*[.B641]+3*[.B642]+6*[.B643]+7*[.B644]+6*[.B645]+3*[.B646]-2*[.B647])/21)" office:value-type="float" office:value="16.2857142857143">
            <text:p>16.2857142857</text:p>
          </table:table-cell>
        </table:table-row>
        <table:table-row table:style-name="ro2">
          <table:table-cell office:value-type="float" office:value="1277348">
            <text:p>1277348</text:p>
          </table:table-cell>
          <table:table-cell office:value-type="float" office:value="-3">
            <text:p>-3</text:p>
          </table:table-cell>
          <table:table-cell office:value-type="float" office:value="202">
            <text:p>202</text:p>
          </table:table-cell>
          <table:table-cell office:value-type="float" office:value="-91">
            <text:p>-91</text:p>
          </table:table-cell>
          <table:table-cell table:formula="of:=((-2*[.B642]+3*[.B643]+6*[.B644]+7*[.B645]+6*[.B646]+3*[.B647]-2*[.B648])/21)" office:value-type="float" office:value="10.047619047619">
            <text:p>10.0476190476</text:p>
          </table:table-cell>
        </table:table-row>
        <table:table-row table:style-name="ro2">
          <table:table-cell office:value-type="float" office:value="1277388">
            <text:p>1277388</text:p>
          </table:table-cell>
          <table:table-cell office:value-type="float" office:value="5">
            <text:p>5</text:p>
          </table:table-cell>
          <table:table-cell office:value-type="float" office:value="186">
            <text:p>186</text:p>
          </table:table-cell>
          <table:table-cell office:value-type="float" office:value="-90">
            <text:p>-90</text:p>
          </table:table-cell>
          <table:table-cell table:formula="of:=((-2*[.B643]+3*[.B644]+6*[.B645]+7*[.B646]+6*[.B647]+3*[.B648]-2*[.B649])/21)" office:value-type="float" office:value="8.47619047619048">
            <text:p>8.4761904762</text:p>
          </table:table-cell>
        </table:table-row>
        <table:table-row table:style-name="ro2">
          <table:table-cell office:value-type="float" office:value="1277428">
            <text:p>1277428</text:p>
          </table:table-cell>
          <table:table-cell office:value-type="float" office:value="-9">
            <text:p>-9</text:p>
          </table:table-cell>
          <table:table-cell office:value-type="float" office:value="211">
            <text:p>211</text:p>
          </table:table-cell>
          <table:table-cell office:value-type="float" office:value="-90">
            <text:p>-90</text:p>
          </table:table-cell>
          <table:table-cell table:formula="of:=((-2*[.B644]+3*[.B645]+6*[.B646]+7*[.B647]+6*[.B648]+3*[.B649]-2*[.B650])/21)" office:value-type="float" office:value="-6.52380952380952">
            <text:p>-6.5238095238</text:p>
          </table:table-cell>
        </table:table-row>
        <table:table-row table:style-name="ro2">
          <table:table-cell office:value-type="float" office:value="1277468">
            <text:p>1277468</text:p>
          </table:table-cell>
          <table:table-cell office:value-type="float" office:value="8">
            <text:p>8</text:p>
          </table:table-cell>
          <table:table-cell office:value-type="float" office:value="199">
            <text:p>199</text:p>
          </table:table-cell>
          <table:table-cell office:value-type="float" office:value="-101">
            <text:p>-101</text:p>
          </table:table-cell>
          <table:table-cell table:formula="of:=((-2*[.B645]+3*[.B646]+6*[.B647]+7*[.B648]+6*[.B649]+3*[.B650]-2*[.B651])/21)" office:value-type="float" office:value="-22.1904761904762">
            <text:p>-22.1904761905</text:p>
          </table:table-cell>
        </table:table-row>
        <table:table-row table:style-name="ro2">
          <table:table-cell office:value-type="float" office:value="1277509">
            <text:p>1277509</text:p>
          </table:table-cell>
          <table:table-cell office:value-type="float" office:value="-57">
            <text:p>-57</text:p>
          </table:table-cell>
          <table:table-cell office:value-type="float" office:value="189">
            <text:p>189</text:p>
          </table:table-cell>
          <table:table-cell office:value-type="float" office:value="-101">
            <text:p>-101</text:p>
          </table:table-cell>
          <table:table-cell table:formula="of:=((-2*[.B646]+3*[.B647]+6*[.B648]+7*[.B649]+6*[.B650]+3*[.B651]-2*[.B652])/21)" office:value-type="float" office:value="-33.7619047619048">
            <text:p>-33.7619047619</text:p>
          </table:table-cell>
        </table:table-row>
        <table:table-row table:style-name="ro2">
          <table:table-cell office:value-type="float" office:value="1277549">
            <text:p>1277549</text:p>
          </table:table-cell>
          <table:table-cell office:value-type="float" office:value="-51">
            <text:p>-51</text:p>
          </table:table-cell>
          <table:table-cell office:value-type="float" office:value="221">
            <text:p>221</text:p>
          </table:table-cell>
          <table:table-cell office:value-type="float" office:value="-101">
            <text:p>-101</text:p>
          </table:table-cell>
          <table:table-cell table:formula="of:=((-2*[.B647]+3*[.B648]+6*[.B649]+7*[.B650]+6*[.B651]+3*[.B652]-2*[.B653])/21)" office:value-type="float" office:value="-35.2380952380952">
            <text:p>-35.2380952381</text:p>
          </table:table-cell>
        </table:table-row>
        <table:table-row table:style-name="ro2">
          <table:table-cell office:value-type="float" office:value="1277588">
            <text:p>1277588</text:p>
          </table:table-cell>
          <table:table-cell office:value-type="float" office:value="-3">
            <text:p>-3</text:p>
          </table:table-cell>
          <table:table-cell office:value-type="float" office:value="212">
            <text:p>212</text:p>
          </table:table-cell>
          <table:table-cell office:value-type="float" office:value="-98">
            <text:p>-98</text:p>
          </table:table-cell>
          <table:table-cell table:formula="of:=((-2*[.B648]+3*[.B649]+6*[.B650]+7*[.B651]+6*[.B652]+3*[.B653]-2*[.B654])/21)" office:value-type="float" office:value="-26.3333333333333">
            <text:p>-26.3333333333</text:p>
          </table:table-cell>
        </table:table-row>
        <table:table-row table:style-name="ro2">
          <table:table-cell office:value-type="float" office:value="1277627">
            <text:p>1277627</text:p>
          </table:table-cell>
          <table:table-cell office:value-type="float" office:value="3">
            <text:p>3</text:p>
          </table:table-cell>
          <table:table-cell office:value-type="float" office:value="229">
            <text:p>229</text:p>
          </table:table-cell>
          <table:table-cell office:value-type="float" office:value="-98">
            <text:p>-98</text:p>
          </table:table-cell>
          <table:table-cell table:formula="of:=((-2*[.B649]+3*[.B650]+6*[.B651]+7*[.B652]+6*[.B653]+3*[.B654]-2*[.B655])/21)" office:value-type="float" office:value="11.6190476190476">
            <text:p>11.619047619</text:p>
          </table:table-cell>
        </table:table-row>
        <table:table-row table:style-name="ro2">
          <table:table-cell office:value-type="float" office:value="1277666">
            <text:p>1277666</text:p>
          </table:table-cell>
          <table:table-cell office:value-type="float" office:value="37">
            <text:p>37</text:p>
          </table:table-cell>
          <table:table-cell office:value-type="float" office:value="226">
            <text:p>226</text:p>
          </table:table-cell>
          <table:table-cell office:value-type="float" office:value="-103">
            <text:p>-103</text:p>
          </table:table-cell>
          <table:table-cell table:formula="of:=((-2*[.B650]+3*[.B651]+6*[.B652]+7*[.B653]+6*[.B654]+3*[.B655]-2*[.B656])/21)" office:value-type="float" office:value="41.9523809523809">
            <text:p>41.9523809524</text:p>
          </table:table-cell>
        </table:table-row>
        <table:table-row table:style-name="ro2">
          <table:table-cell office:value-type="float" office:value="1277706">
            <text:p>1277706</text:p>
          </table:table-cell>
          <table:table-cell office:value-type="float" office:value="84">
            <text:p>84</text:p>
          </table:table-cell>
          <table:table-cell office:value-type="float" office:value="212">
            <text:p>212</text:p>
          </table:table-cell>
          <table:table-cell office:value-type="float" office:value="-103">
            <text:p>-103</text:p>
          </table:table-cell>
          <table:table-cell table:formula="of:=((-2*[.B651]+3*[.B652]+6*[.B653]+7*[.B654]+6*[.B655]+3*[.B656]-2*[.B657])/21)" office:value-type="float" office:value="66.6190476190476">
            <text:p>66.619047619</text:p>
          </table:table-cell>
        </table:table-row>
        <table:table-row table:style-name="ro2">
          <table:table-cell office:value-type="float" office:value="1277746">
            <text:p>1277746</text:p>
          </table:table-cell>
          <table:table-cell office:value-type="float" office:value="97">
            <text:p>97</text:p>
          </table:table-cell>
          <table:table-cell office:value-type="float" office:value="235">
            <text:p>235</text:p>
          </table:table-cell>
          <table:table-cell office:value-type="float" office:value="-108">
            <text:p>-108</text:p>
          </table:table-cell>
          <table:table-cell table:formula="of:=((-2*[.B652]+3*[.B653]+6*[.B654]+7*[.B655]+6*[.B656]+3*[.B657]-2*[.B658])/21)" office:value-type="float" office:value="111.095238095238">
            <text:p>111.0952380952</text:p>
          </table:table-cell>
        </table:table-row>
        <table:table-row table:style-name="ro2">
          <table:table-cell office:value-type="float" office:value="1277787">
            <text:p>1277787</text:p>
          </table:table-cell>
          <table:table-cell office:value-type="float" office:value="142">
            <text:p>142</text:p>
          </table:table-cell>
          <table:table-cell office:value-type="float" office:value="220">
            <text:p>220</text:p>
          </table:table-cell>
          <table:table-cell office:value-type="float" office:value="-104">
            <text:p>-104</text:p>
          </table:table-cell>
          <table:table-cell table:formula="of:=((-2*[.B653]+3*[.B654]+6*[.B655]+7*[.B656]+6*[.B657]+3*[.B658]-2*[.B659])/21)" office:value-type="float" office:value="154.047619047619">
            <text:p>154.0476190476</text:p>
          </table:table-cell>
        </table:table-row>
        <table:table-row table:style-name="ro2">
          <table:table-cell office:value-type="float" office:value="1277828">
            <text:p>1277828</text:p>
          </table:table-cell>
          <table:table-cell office:value-type="float" office:value="217">
            <text:p>217</text:p>
          </table:table-cell>
          <table:table-cell office:value-type="float" office:value="212">
            <text:p>212</text:p>
          </table:table-cell>
          <table:table-cell office:value-type="float" office:value="-104">
            <text:p>-104</text:p>
          </table:table-cell>
          <table:table-cell table:formula="of:=((-2*[.B654]+3*[.B655]+6*[.B656]+7*[.B657]+6*[.B658]+3*[.B659]-2*[.B660])/21)" office:value-type="float" office:value="197.142857142857">
            <text:p>197.1428571429</text:p>
          </table:table-cell>
        </table:table-row>
        <table:table-row table:style-name="ro2">
          <table:table-cell office:value-type="float" office:value="1277868">
            <text:p>1277868</text:p>
          </table:table-cell>
          <table:table-cell office:value-type="float" office:value="229">
            <text:p>229</text:p>
          </table:table-cell>
          <table:table-cell office:value-type="float" office:value="120">
            <text:p>120</text:p>
          </table:table-cell>
          <table:table-cell office:value-type="float" office:value="-109">
            <text:p>-109</text:p>
          </table:table-cell>
          <table:table-cell table:formula="of:=((-2*[.B655]+3*[.B656]+6*[.B657]+7*[.B658]+6*[.B659]+3*[.B660]-2*[.B661])/21)" office:value-type="float" office:value="238.952380952381">
            <text:p>238.9523809524</text:p>
          </table:table-cell>
        </table:table-row>
        <table:table-row table:style-name="ro2">
          <table:table-cell office:value-type="float" office:value="1277908">
            <text:p>1277908</text:p>
          </table:table-cell>
          <table:table-cell office:value-type="float" office:value="254">
            <text:p>254</text:p>
          </table:table-cell>
          <table:table-cell office:value-type="float" office:value="168">
            <text:p>168</text:p>
          </table:table-cell>
          <table:table-cell office:value-type="float" office:value="-109">
            <text:p>-109</text:p>
          </table:table-cell>
          <table:table-cell table:formula="of:=((-2*[.B656]+3*[.B657]+6*[.B658]+7*[.B659]+6*[.B660]+3*[.B661]-2*[.B662])/21)" office:value-type="float" office:value="248.952380952381">
            <text:p>248.9523809524</text:p>
          </table:table-cell>
        </table:table-row>
        <table:table-row table:style-name="ro2">
          <table:table-cell office:value-type="float" office:value="1277948">
            <text:p>1277948</text:p>
          </table:table-cell>
          <table:table-cell office:value-type="float" office:value="245">
            <text:p>245</text:p>
          </table:table-cell>
          <table:table-cell office:value-type="float" office:value="129">
            <text:p>129</text:p>
          </table:table-cell>
          <table:table-cell office:value-type="float" office:value="-97">
            <text:p>-97</text:p>
          </table:table-cell>
          <table:table-cell table:formula="of:=((-2*[.B657]+3*[.B658]+6*[.B659]+7*[.B660]+6*[.B661]+3*[.B662]-2*[.B663])/21)" office:value-type="float" office:value="234.761904761905">
            <text:p>234.7619047619</text:p>
          </table:table-cell>
        </table:table-row>
        <table:table-row table:style-name="ro2">
          <table:table-cell office:value-type="float" office:value="1277988">
            <text:p>1277988</text:p>
          </table:table-cell>
          <table:table-cell office:value-type="float" office:value="189">
            <text:p>189</text:p>
          </table:table-cell>
          <table:table-cell office:value-type="float" office:value="194">
            <text:p>194</text:p>
          </table:table-cell>
          <table:table-cell office:value-type="float" office:value="-93">
            <text:p>-93</text:p>
          </table:table-cell>
          <table:table-cell table:formula="of:=((-2*[.B658]+3*[.B659]+6*[.B660]+7*[.B661]+6*[.B662]+3*[.B663]-2*[.B664])/21)" office:value-type="float" office:value="204.619047619048">
            <text:p>204.619047619</text:p>
          </table:table-cell>
        </table:table-row>
        <table:table-row table:style-name="ro2">
          <table:table-cell office:value-type="float" office:value="1278028">
            <text:p>1278028</text:p>
          </table:table-cell>
          <table:table-cell office:value-type="float" office:value="164">
            <text:p>164</text:p>
          </table:table-cell>
          <table:table-cell office:value-type="float" office:value="203">
            <text:p>203</text:p>
          </table:table-cell>
          <table:table-cell office:value-type="float" office:value="-93">
            <text:p>-93</text:p>
          </table:table-cell>
          <table:table-cell table:formula="of:=((-2*[.B659]+3*[.B660]+6*[.B661]+7*[.B662]+6*[.B663]+3*[.B664]-2*[.B665])/21)" office:value-type="float" office:value="144.857142857143">
            <text:p>144.8571428571</text:p>
          </table:table-cell>
        </table:table-row>
        <table:table-row table:style-name="ro2">
          <table:table-cell office:value-type="float" office:value="1278068">
            <text:p>1278068</text:p>
          </table:table-cell>
          <table:table-cell office:value-type="float" office:value="94">
            <text:p>94</text:p>
          </table:table-cell>
          <table:table-cell office:value-type="float" office:value="188">
            <text:p>188</text:p>
          </table:table-cell>
          <table:table-cell office:value-type="float" office:value="-92">
            <text:p>-92</text:p>
          </table:table-cell>
          <table:table-cell table:formula="of:=((-2*[.B660]+3*[.B661]+6*[.B662]+7*[.B663]+6*[.B664]+3*[.B665]-2*[.B666])/21)" office:value-type="float" office:value="97.8095238095238">
            <text:p>97.8095238095</text:p>
          </table:table-cell>
        </table:table-row>
        <table:table-row table:style-name="ro2">
          <table:table-cell office:value-type="float" office:value="1278108">
            <text:p>1278108</text:p>
          </table:table-cell>
          <table:table-cell office:value-type="float" office:value="33">
            <text:p>33</text:p>
          </table:table-cell>
          <table:table-cell office:value-type="float" office:value="230">
            <text:p>230</text:p>
          </table:table-cell>
          <table:table-cell office:value-type="float" office:value="-92">
            <text:p>-92</text:p>
          </table:table-cell>
          <table:table-cell table:formula="of:=((-2*[.B661]+3*[.B662]+6*[.B663]+7*[.B664]+6*[.B665]+3*[.B666]-2*[.B667])/21)" office:value-type="float" office:value="66.8571428571429">
            <text:p>66.8571428571</text:p>
          </table:table-cell>
        </table:table-row>
        <table:table-row table:style-name="ro2">
          <table:table-cell office:value-type="float" office:value="1278149">
            <text:p>1278149</text:p>
          </table:table-cell>
          <table:table-cell office:value-type="float" office:value="65">
            <text:p>65</text:p>
          </table:table-cell>
          <table:table-cell office:value-type="float" office:value="187">
            <text:p>187</text:p>
          </table:table-cell>
          <table:table-cell office:value-type="float" office:value="-100">
            <text:p>-100</text:p>
          </table:table-cell>
          <table:table-cell table:formula="of:=((-2*[.B662]+3*[.B663]+6*[.B664]+7*[.B665]+6*[.B666]+3*[.B667]-2*[.B668])/21)" office:value-type="float" office:value="32">
            <text:p>32</text:p>
          </table:table-cell>
        </table:table-row>
        <table:table-row table:style-name="ro2">
          <table:table-cell office:value-type="float" office:value="1278189">
            <text:p>1278189</text:p>
          </table:table-cell>
          <table:table-cell office:value-type="float" office:value="29">
            <text:p>29</text:p>
          </table:table-cell>
          <table:table-cell office:value-type="float" office:value="211">
            <text:p>211</text:p>
          </table:table-cell>
          <table:table-cell office:value-type="float" office:value="-102">
            <text:p>-102</text:p>
          </table:table-cell>
          <table:table-cell table:formula="of:=((-2*[.B663]+3*[.B664]+6*[.B665]+7*[.B666]+6*[.B667]+3*[.B668]-2*[.B669])/21)" office:value-type="float" office:value="25.1904761904762">
            <text:p>25.1904761905</text:p>
          </table:table-cell>
        </table:table-row>
        <table:table-row table:style-name="ro2">
          <table:table-cell office:value-type="float" office:value="1278228">
            <text:p>1278228</text:p>
          </table:table-cell>
          <table:table-cell office:value-type="float" office:value="-9">
            <text:p>-9</text:p>
          </table:table-cell>
          <table:table-cell office:value-type="float" office:value="220">
            <text:p>220</text:p>
          </table:table-cell>
          <table:table-cell office:value-type="float" office:value="-102">
            <text:p>-102</text:p>
          </table:table-cell>
          <table:table-cell table:formula="of:=((-2*[.B664]+3*[.B665]+6*[.B666]+7*[.B667]+6*[.B668]+3*[.B669]-2*[.B670])/21)" office:value-type="float" office:value="28.1904761904762">
            <text:p>28.1904761905</text:p>
          </table:table-cell>
        </table:table-row>
        <table:table-row table:style-name="ro2">
          <table:table-cell office:value-type="float" office:value="1278267">
            <text:p>1278267</text:p>
          </table:table-cell>
          <table:table-cell office:value-type="float" office:value="41">
            <text:p>41</text:p>
          </table:table-cell>
          <table:table-cell office:value-type="float" office:value="210">
            <text:p>210</text:p>
          </table:table-cell>
          <table:table-cell office:value-type="float" office:value="-103">
            <text:p>-103</text:p>
          </table:table-cell>
          <table:table-cell table:formula="of:=((-2*[.B665]+3*[.B666]+6*[.B667]+7*[.B668]+6*[.B669]+3*[.B670]-2*[.B671])/21)" office:value-type="float" office:value="15.2380952380952">
            <text:p>15.2380952381</text:p>
          </table:table-cell>
        </table:table-row>
        <table:table-row table:style-name="ro2">
          <table:table-cell office:value-type="float" office:value="1278306">
            <text:p>1278306</text:p>
          </table:table-cell>
          <table:table-cell office:value-type="float" office:value="22">
            <text:p>22</text:p>
          </table:table-cell>
          <table:table-cell office:value-type="float" office:value="212">
            <text:p>212</text:p>
          </table:table-cell>
          <table:table-cell office:value-type="float" office:value="-103">
            <text:p>-103</text:p>
          </table:table-cell>
          <table:table-cell table:formula="of:=((-2*[.B666]+3*[.B667]+6*[.B668]+7*[.B669]+6*[.B670]+3*[.B671]-2*[.B672])/21)" office:value-type="float" office:value="9.52380952380952">
            <text:p>9.5238095238</text:p>
          </table:table-cell>
        </table:table-row>
        <table:table-row table:style-name="ro2">
          <table:table-cell office:value-type="float" office:value="1278346">
            <text:p>1278346</text:p>
          </table:table-cell>
          <table:table-cell office:value-type="float" office:value="-20">
            <text:p>-20</text:p>
          </table:table-cell>
          <table:table-cell office:value-type="float" office:value="237">
            <text:p>237</text:p>
          </table:table-cell>
          <table:table-cell office:value-type="float" office:value="-99">
            <text:p>-99</text:p>
          </table:table-cell>
          <table:table-cell table:formula="of:=((-2*[.B667]+3*[.B668]+6*[.B669]+7*[.B670]+6*[.B671]+3*[.B672]-2*[.B673])/21)" office:value-type="float" office:value="-3.66666666666667">
            <text:p>-3.6666666667</text:p>
          </table:table-cell>
        </table:table-row>
        <table:table-row table:style-name="ro2">
          <table:table-cell office:value-type="float" office:value="1278386">
            <text:p>1278386</text:p>
          </table:table-cell>
          <table:table-cell office:value-type="float" office:value="-29">
            <text:p>-29</text:p>
          </table:table-cell>
          <table:table-cell office:value-type="float" office:value="201">
            <text:p>201</text:p>
          </table:table-cell>
          <table:table-cell office:value-type="float" office:value="-101">
            <text:p>-101</text:p>
          </table:table-cell>
          <table:table-cell table:formula="of:=((-2*[.B668]+3*[.B669]+6*[.B670]+7*[.B671]+6*[.B672]+3*[.B673]-2*[.B674])/21)" office:value-type="float" office:value="-31.8095238095238">
            <text:p>-31.8095238095</text:p>
          </table:table-cell>
        </table:table-row>
        <table:table-row table:style-name="ro2">
          <table:table-cell office:value-type="float" office:value="1278426">
            <text:p>1278426</text:p>
          </table:table-cell>
          <table:table-cell office:value-type="float" office:value="-46">
            <text:p>-46</text:p>
          </table:table-cell>
          <table:table-cell office:value-type="float" office:value="191">
            <text:p>191</text:p>
          </table:table-cell>
          <table:table-cell office:value-type="float" office:value="-101">
            <text:p>-101</text:p>
          </table:table-cell>
          <table:table-cell table:formula="of:=((-2*[.B669]+3*[.B670]+6*[.B671]+7*[.B672]+6*[.B673]+3*[.B674]-2*[.B675])/21)" office:value-type="float" office:value="-44">
            <text:p>-44</text:p>
          </table:table-cell>
        </table:table-row>
        <table:table-row table:style-name="ro2">
          <table:table-cell office:value-type="float" office:value="1278467">
            <text:p>1278467</text:p>
          </table:table-cell>
          <table:table-cell office:value-type="float" office:value="-51">
            <text:p>-51</text:p>
          </table:table-cell>
          <table:table-cell office:value-type="float" office:value="214">
            <text:p>214</text:p>
          </table:table-cell>
          <table:table-cell office:value-type="float" office:value="-104">
            <text:p>-104</text:p>
          </table:table-cell>
          <table:table-cell table:formula="of:=((-2*[.B670]+3*[.B671]+6*[.B672]+7*[.B673]+6*[.B674]+3*[.B675]-2*[.B676])/21)" office:value-type="float" office:value="-46.1904761904762">
            <text:p>-46.1904761905</text:p>
          </table:table-cell>
        </table:table-row>
        <table:table-row table:style-name="ro2">
          <table:table-cell office:value-type="float" office:value="1278507">
            <text:p>1278507</text:p>
          </table:table-cell>
          <table:table-cell office:value-type="float" office:value="-50">
            <text:p>-50</text:p>
          </table:table-cell>
          <table:table-cell office:value-type="float" office:value="180">
            <text:p>180</text:p>
          </table:table-cell>
          <table:table-cell office:value-type="float" office:value="-104">
            <text:p>-104</text:p>
          </table:table-cell>
          <table:table-cell table:formula="of:=((-2*[.B671]+3*[.B672]+6*[.B673]+7*[.B674]+6*[.B675]+3*[.B676]-2*[.B677])/21)" office:value-type="float" office:value="-62">
            <text:p>-62</text:p>
          </table:table-cell>
        </table:table-row>
        <table:table-row table:style-name="ro2">
          <table:table-cell office:value-type="float" office:value="1278547">
            <text:p>1278547</text:p>
          </table:table-cell>
          <table:table-cell office:value-type="float" office:value="-66">
            <text:p>-66</text:p>
          </table:table-cell>
          <table:table-cell office:value-type="float" office:value="182">
            <text:p>182</text:p>
          </table:table-cell>
          <table:table-cell office:value-type="float" office:value="-110">
            <text:p>-110</text:p>
          </table:table-cell>
          <table:table-cell table:formula="of:=((-2*[.B672]+3*[.B673]+6*[.B674]+7*[.B675]+6*[.B676]+3*[.B677]-2*[.B678])/21)" office:value-type="float" office:value="-75.6190476190476">
            <text:p>-75.619047619</text:p>
          </table:table-cell>
        </table:table-row>
        <table:table-row table:style-name="ro2">
          <table:table-cell office:value-type="float" office:value="1278587">
            <text:p>1278587</text:p>
          </table:table-cell>
          <table:table-cell office:value-type="float" office:value="-104">
            <text:p>-104</text:p>
          </table:table-cell>
          <table:table-cell office:value-type="float" office:value="201">
            <text:p>201</text:p>
          </table:table-cell>
          <table:table-cell office:value-type="float" office:value="-105">
            <text:p>-105</text:p>
          </table:table-cell>
          <table:table-cell table:formula="of:=((-2*[.B673]+3*[.B674]+6*[.B675]+7*[.B676]+6*[.B677]+3*[.B678]-2*[.B679])/21)" office:value-type="float" office:value="-77.6190476190476">
            <text:p>-77.619047619</text:p>
          </table:table-cell>
        </table:table-row>
        <table:table-row table:style-name="ro2">
          <table:table-cell office:value-type="float" office:value="1278627">
            <text:p>1278627</text:p>
          </table:table-cell>
          <table:table-cell office:value-type="float" office:value="-71">
            <text:p>-71</text:p>
          </table:table-cell>
          <table:table-cell office:value-type="float" office:value="177">
            <text:p>177</text:p>
          </table:table-cell>
          <table:table-cell office:value-type="float" office:value="-105">
            <text:p>-105</text:p>
          </table:table-cell>
          <table:table-cell table:formula="of:=((-2*[.B674]+3*[.B675]+6*[.B676]+7*[.B677]+6*[.B678]+3*[.B679]-2*[.B680])/21)" office:value-type="float" office:value="-72.0476190476191">
            <text:p>-72.0476190476</text:p>
          </table:table-cell>
        </table:table-row>
        <table:table-row table:style-name="ro2">
          <table:table-cell office:value-type="float" office:value="1278667">
            <text:p>1278667</text:p>
          </table:table-cell>
          <table:table-cell office:value-type="float" office:value="-36">
            <text:p>-36</text:p>
          </table:table-cell>
          <table:table-cell office:value-type="float" office:value="201">
            <text:p>201</text:p>
          </table:table-cell>
          <table:table-cell office:value-type="float" office:value="-105">
            <text:p>-105</text:p>
          </table:table-cell>
          <table:table-cell table:formula="of:=((-2*[.B675]+3*[.B676]+6*[.B677]+7*[.B678]+6*[.B679]+3*[.B680]-2*[.B681])/21)" office:value-type="float" office:value="-55.2380952380952">
            <text:p>-55.2380952381</text:p>
          </table:table-cell>
        </table:table-row>
        <table:table-row table:style-name="ro2">
          <table:table-cell office:value-type="float" office:value="1278707">
            <text:p>1278707</text:p>
          </table:table-cell>
          <table:table-cell office:value-type="float" office:value="-38">
            <text:p>-38</text:p>
          </table:table-cell>
          <table:table-cell office:value-type="float" office:value="185">
            <text:p>185</text:p>
          </table:table-cell>
          <table:table-cell office:value-type="float" office:value="-105">
            <text:p>-105</text:p>
          </table:table-cell>
          <table:table-cell table:formula="of:=((-2*[.B676]+3*[.B677]+6*[.B678]+7*[.B679]+6*[.B680]+3*[.B681]-2*[.B682])/21)" office:value-type="float" office:value="-30.047619047619">
            <text:p>-30.0476190476</text:p>
          </table:table-cell>
        </table:table-row>
        <table:table-row table:style-name="ro2">
          <table:table-cell office:value-type="float" office:value="1278747">
            <text:p>1278747</text:p>
          </table:table-cell>
          <table:table-cell office:value-type="float" office:value="-18">
            <text:p>-18</text:p>
          </table:table-cell>
          <table:table-cell office:value-type="float" office:value="211">
            <text:p>211</text:p>
          </table:table-cell>
          <table:table-cell office:value-type="float" office:value="-103">
            <text:p>-103</text:p>
          </table:table-cell>
          <table:table-cell table:formula="of:=((-2*[.B677]+3*[.B678]+6*[.B679]+7*[.B680]+6*[.B681]+3*[.B682]-2*[.B683])/21)" office:value-type="float" office:value="-11.2857142857143">
            <text:p>-11.2857142857</text:p>
          </table:table-cell>
        </table:table-row>
        <table:table-row table:style-name="ro2">
          <table:table-cell office:value-type="float" office:value="1278787">
            <text:p>1278787</text:p>
          </table:table-cell>
          <table:table-cell office:value-type="float" office:value="10">
            <text:p>10</text:p>
          </table:table-cell>
          <table:table-cell office:value-type="float" office:value="208">
            <text:p>208</text:p>
          </table:table-cell>
          <table:table-cell office:value-type="float" office:value="-103">
            <text:p>-103</text:p>
          </table:table-cell>
          <table:table-cell table:formula="of:=((-2*[.B678]+3*[.B679]+6*[.B680]+7*[.B681]+6*[.B682]+3*[.B683]-2*[.B684])/21)" office:value-type="float" office:value="8.19047619047619">
            <text:p>8.1904761905</text:p>
          </table:table-cell>
        </table:table-row>
        <table:table-row table:style-name="ro2">
          <table:table-cell office:value-type="float" office:value="1278828">
            <text:p>1278828</text:p>
          </table:table-cell>
          <table:table-cell office:value-type="float" office:value="33">
            <text:p>33</text:p>
          </table:table-cell>
          <table:table-cell office:value-type="float" office:value="211">
            <text:p>211</text:p>
          </table:table-cell>
          <table:table-cell office:value-type="float" office:value="-107">
            <text:p>-107</text:p>
          </table:table-cell>
          <table:table-cell table:formula="of:=((-2*[.B679]+3*[.B680]+6*[.B681]+7*[.B682]+6*[.B683]+3*[.B684]-2*[.B685])/21)" office:value-type="float" office:value="25.952380952381">
            <text:p>25.9523809524</text:p>
          </table:table-cell>
        </table:table-row>
        <table:table-row table:style-name="ro2">
          <table:table-cell office:value-type="float" office:value="1278868">
            <text:p>1278868</text:p>
          </table:table-cell>
          <table:table-cell office:value-type="float" office:value="38">
            <text:p>38</text:p>
          </table:table-cell>
          <table:table-cell office:value-type="float" office:value="246">
            <text:p>246</text:p>
          </table:table-cell>
          <table:table-cell office:value-type="float" office:value="-114">
            <text:p>-114</text:p>
          </table:table-cell>
          <table:table-cell table:formula="of:=((-2*[.B680]+3*[.B681]+6*[.B682]+7*[.B683]+6*[.B684]+3*[.B685]-2*[.B686])/21)" office:value-type="float" office:value="28.047619047619">
            <text:p>28.0476190476</text:p>
          </table:table-cell>
        </table:table-row>
        <table:table-row table:style-name="ro2">
          <table:table-cell office:value-type="float" office:value="1278907">
            <text:p>1278907</text:p>
          </table:table-cell>
          <table:table-cell office:value-type="float" office:value="30">
            <text:p>30</text:p>
          </table:table-cell>
          <table:table-cell office:value-type="float" office:value="201">
            <text:p>201</text:p>
          </table:table-cell>
          <table:table-cell office:value-type="float" office:value="-114">
            <text:p>-114</text:p>
          </table:table-cell>
          <table:table-cell table:formula="of:=((-2*[.B681]+3*[.B682]+6*[.B683]+7*[.B684]+6*[.B685]+3*[.B686]-2*[.B687])/21)" office:value-type="float" office:value="51.2380952380952">
            <text:p>51.2380952381</text:p>
          </table:table-cell>
        </table:table-row>
        <table:table-row table:style-name="ro2">
          <table:table-cell office:value-type="float" office:value="1278946">
            <text:p>1278946</text:p>
          </table:table-cell>
          <table:table-cell office:value-type="float" office:value="43">
            <text:p>43</text:p>
          </table:table-cell>
          <table:table-cell office:value-type="float" office:value="250">
            <text:p>250</text:p>
          </table:table-cell>
          <table:table-cell office:value-type="float" office:value="-111">
            <text:p>-111</text:p>
          </table:table-cell>
          <table:table-cell table:formula="of:=((-2*[.B682]+3*[.B683]+6*[.B684]+7*[.B685]+6*[.B686]+3*[.B687]-2*[.B688])/21)" office:value-type="float" office:value="67.2380952380952">
            <text:p>67.2380952381</text:p>
          </table:table-cell>
        </table:table-row>
        <table:table-row table:style-name="ro2">
          <table:table-cell office:value-type="float" office:value="1278986">
            <text:p>1278986</text:p>
          </table:table-cell>
          <table:table-cell office:value-type="float" office:value="125">
            <text:p>125</text:p>
          </table:table-cell>
          <table:table-cell office:value-type="float" office:value="236">
            <text:p>236</text:p>
          </table:table-cell>
          <table:table-cell office:value-type="float" office:value="-111">
            <text:p>-111</text:p>
          </table:table-cell>
          <table:table-cell table:formula="of:=((-2*[.B683]+3*[.B684]+6*[.B685]+7*[.B686]+6*[.B687]+3*[.B688]-2*[.B689])/21)" office:value-type="float" office:value="61.5238095238095">
            <text:p>61.5238095238</text:p>
          </table:table-cell>
        </table:table-row>
        <table:table-row table:style-name="ro2">
          <table:table-cell office:value-type="float" office:value="1279026">
            <text:p>1279026</text:p>
          </table:table-cell>
          <table:table-cell office:value-type="float" office:value="37">
            <text:p>37</text:p>
          </table:table-cell>
          <table:table-cell office:value-type="float" office:value="238">
            <text:p>238</text:p>
          </table:table-cell>
          <table:table-cell office:value-type="float" office:value="-109">
            <text:p>-109</text:p>
          </table:table-cell>
          <table:table-cell table:formula="of:=((-2*[.B684]+3*[.B685]+6*[.B686]+7*[.B687]+6*[.B688]+3*[.B689]-2*[.B690])/21)" office:value-type="float" office:value="47.0476190476191">
            <text:p>47.0476190476</text:p>
          </table:table-cell>
        </table:table-row>
        <table:table-row table:style-name="ro2">
          <table:table-cell office:value-type="float" office:value="1279066">
            <text:p>1279066</text:p>
          </table:table-cell>
          <table:table-cell office:value-type="float" office:value="-11">
            <text:p>-11</text:p>
          </table:table-cell>
          <table:table-cell office:value-type="float" office:value="187">
            <text:p>187</text:p>
          </table:table-cell>
          <table:table-cell office:value-type="float" office:value="-114">
            <text:p>-114</text:p>
          </table:table-cell>
          <table:table-cell table:formula="of:=((-2*[.B685]+3*[.B686]+6*[.B687]+7*[.B688]+6*[.B689]+3*[.B690]-2*[.B691])/21)" office:value-type="float" office:value="29.8571428571429">
            <text:p>29.8571428571</text:p>
          </table:table-cell>
        </table:table-row>
        <table:table-row table:style-name="ro2">
          <table:table-cell office:value-type="float" office:value="1279106">
            <text:p>1279106</text:p>
          </table:table-cell>
          <table:table-cell office:value-type="float" office:value="22">
            <text:p>22</text:p>
          </table:table-cell>
          <table:table-cell office:value-type="float" office:value="225">
            <text:p>225</text:p>
          </table:table-cell>
          <table:table-cell office:value-type="float" office:value="-114">
            <text:p>-114</text:p>
          </table:table-cell>
          <table:table-cell table:formula="of:=((-2*[.B686]+3*[.B687]+6*[.B688]+7*[.B689]+6*[.B690]+3*[.B691]-2*[.B692])/21)" office:value-type="float" office:value="12.1904761904762">
            <text:p>12.1904761905</text:p>
          </table:table-cell>
        </table:table-row>
        <table:table-row table:style-name="ro2">
          <table:table-cell office:value-type="float" office:value="1279146">
            <text:p>1279146</text:p>
          </table:table-cell>
          <table:table-cell office:value-type="float" office:value="45">
            <text:p>45</text:p>
          </table:table-cell>
          <table:table-cell office:value-type="float" office:value="176">
            <text:p>176</text:p>
          </table:table-cell>
          <table:table-cell office:value-type="float" office:value="-114">
            <text:p>-114</text:p>
          </table:table-cell>
          <table:table-cell table:formula="of:=((-2*[.B687]+3*[.B688]+6*[.B689]+7*[.B690]+6*[.B691]+3*[.B692]-2*[.B693])/21)" office:value-type="float" office:value="27.4761904761905">
            <text:p>27.4761904762</text:p>
          </table:table-cell>
        </table:table-row>
        <table:table-row table:style-name="ro2">
          <table:table-cell office:value-type="float" office:value="1279187">
            <text:p>1279187</text:p>
          </table:table-cell>
          <table:table-cell office:value-type="float" office:value="37">
            <text:p>37</text:p>
          </table:table-cell>
          <table:table-cell office:value-type="float" office:value="203">
            <text:p>203</text:p>
          </table:table-cell>
          <table:table-cell office:value-type="float" office:value="-114">
            <text:p>-114</text:p>
          </table:table-cell>
          <table:table-cell table:formula="of:=((-2*[.B688]+3*[.B689]+6*[.B690]+7*[.B691]+6*[.B692]+3*[.B693]-2*[.B694])/21)" office:value-type="float" office:value="44.0476190476191">
            <text:p>44.0476190476</text:p>
          </table:table-cell>
        </table:table-row>
        <table:table-row table:style-name="ro2">
          <table:table-cell office:value-type="float" office:value="1279228">
            <text:p>1279228</text:p>
          </table:table-cell>
          <table:table-cell office:value-type="float" office:value="37">
            <text:p>37</text:p>
          </table:table-cell>
          <table:table-cell office:value-type="float" office:value="180">
            <text:p>180</text:p>
          </table:table-cell>
          <table:table-cell office:value-type="float" office:value="-99">
            <text:p>-99</text:p>
          </table:table-cell>
          <table:table-cell table:formula="of:=((-2*[.B689]+3*[.B690]+6*[.B691]+7*[.B692]+6*[.B693]+3*[.B694]-2*[.B695])/21)" office:value-type="float" office:value="43.4761904761905">
            <text:p>43.4761904762</text:p>
          </table:table-cell>
        </table:table-row>
        <table:table-row table:style-name="ro2">
          <table:table-cell office:value-type="float" office:value="1279268">
            <text:p>1279268</text:p>
          </table:table-cell>
          <table:table-cell office:value-type="float" office:value="48">
            <text:p>48</text:p>
          </table:table-cell>
          <table:table-cell office:value-type="float" office:value="194">
            <text:p>194</text:p>
          </table:table-cell>
          <table:table-cell office:value-type="float" office:value="-116">
            <text:p>-116</text:p>
          </table:table-cell>
          <table:table-cell table:formula="of:=((-2*[.B690]+3*[.B691]+6*[.B692]+7*[.B693]+6*[.B694]+3*[.B695]-2*[.B696])/21)" office:value-type="float" office:value="34.7619047619048">
            <text:p>34.7619047619</text:p>
          </table:table-cell>
        </table:table-row>
        <table:table-row table:style-name="ro2">
          <table:table-cell office:value-type="float" office:value="1279308">
            <text:p>1279308</text:p>
          </table:table-cell>
          <table:table-cell office:value-type="float" office:value="29">
            <text:p>29</text:p>
          </table:table-cell>
          <table:table-cell office:value-type="float" office:value="194">
            <text:p>194</text:p>
          </table:table-cell>
          <table:table-cell office:value-type="float" office:value="-116">
            <text:p>-116</text:p>
          </table:table-cell>
          <table:table-cell table:formula="of:=((-2*[.B691]+3*[.B692]+6*[.B693]+7*[.B694]+6*[.B695]+3*[.B696]-2*[.B697])/21)" office:value-type="float" office:value="32.1428571428571">
            <text:p>32.1428571429</text:p>
          </table:table-cell>
        </table:table-row>
        <table:table-row table:style-name="ro2">
          <table:table-cell office:value-type="float" office:value="1279348">
            <text:p>1279348</text:p>
          </table:table-cell>
          <table:table-cell office:value-type="float" office:value="17">
            <text:p>17</text:p>
          </table:table-cell>
          <table:table-cell office:value-type="float" office:value="182">
            <text:p>182</text:p>
          </table:table-cell>
          <table:table-cell office:value-type="float" office:value="-110">
            <text:p>-110</text:p>
          </table:table-cell>
          <table:table-cell table:formula="of:=((-2*[.B692]+3*[.B693]+6*[.B694]+7*[.B695]+6*[.B696]+3*[.B697]-2*[.B698])/21)" office:value-type="float" office:value="35.7142857142857">
            <text:p>35.7142857143</text:p>
          </table:table-cell>
        </table:table-row>
        <table:table-row table:style-name="ro2">
          <table:table-cell office:value-type="float" office:value="1279388">
            <text:p>1279388</text:p>
          </table:table-cell>
          <table:table-cell office:value-type="float" office:value="37">
            <text:p>37</text:p>
          </table:table-cell>
          <table:table-cell office:value-type="float" office:value="203">
            <text:p>203</text:p>
          </table:table-cell>
          <table:table-cell office:value-type="float" office:value="-110">
            <text:p>-110</text:p>
          </table:table-cell>
          <table:table-cell table:formula="of:=((-2*[.B693]+3*[.B694]+6*[.B695]+7*[.B696]+6*[.B697]+3*[.B698]-2*[.B699])/21)" office:value-type="float" office:value="22.9047619047619">
            <text:p>22.9047619048</text:p>
          </table:table-cell>
        </table:table-row>
        <table:table-row table:style-name="ro2">
          <table:table-cell office:value-type="float" office:value="1279428">
            <text:p>1279428</text:p>
          </table:table-cell>
          <table:table-cell office:value-type="float" office:value="33">
            <text:p>33</text:p>
          </table:table-cell>
          <table:table-cell office:value-type="float" office:value="213">
            <text:p>213</text:p>
          </table:table-cell>
          <table:table-cell office:value-type="float" office:value="-110">
            <text:p>-110</text:p>
          </table:table-cell>
          <table:table-cell table:formula="of:=((-2*[.B694]+3*[.B695]+6*[.B696]+7*[.B697]+6*[.B698]+3*[.B699]-2*[.B700])/21)" office:value-type="float" office:value="12.8095238095238">
            <text:p>12.8095238095</text:p>
          </table:table-cell>
        </table:table-row>
        <table:table-row table:style-name="ro2">
          <table:table-cell office:value-type="float" office:value="1279468">
            <text:p>1279468</text:p>
          </table:table-cell>
          <table:table-cell office:value-type="float" office:value="-33">
            <text:p>-33</text:p>
          </table:table-cell>
          <table:table-cell office:value-type="float" office:value="217">
            <text:p>217</text:p>
          </table:table-cell>
          <table:table-cell office:value-type="float" office:value="-107">
            <text:p>-107</text:p>
          </table:table-cell>
          <table:table-cell table:formula="of:=((-2*[.B695]+3*[.B696]+6*[.B697]+7*[.B698]+6*[.B699]+3*[.B700]-2*[.B701])/21)" office:value-type="float" office:value="-2.52380952380952">
            <text:p>-2.5238095238</text:p>
          </table:table-cell>
        </table:table-row>
        <table:table-row table:style-name="ro2">
          <table:table-cell office:value-type="float" office:value="1279508">
            <text:p>1279508</text:p>
          </table:table-cell>
          <table:table-cell office:value-type="float" office:value="-15">
            <text:p>-15</text:p>
          </table:table-cell>
          <table:table-cell office:value-type="float" office:value="230">
            <text:p>230</text:p>
          </table:table-cell>
          <table:table-cell office:value-type="float" office:value="-107">
            <text:p>-107</text:p>
          </table:table-cell>
          <table:table-cell table:formula="of:=((-2*[.B696]+3*[.B697]+6*[.B698]+7*[.B699]+6*[.B700]+3*[.B701]-2*[.B702])/21)" office:value-type="float" office:value="-30.2857142857143">
            <text:p>-30.2857142857</text:p>
          </table:table-cell>
        </table:table-row>
        <table:table-row table:style-name="ro2">
          <table:table-cell office:value-type="float" office:value="1279548">
            <text:p>1279548</text:p>
          </table:table-cell>
          <table:table-cell office:value-type="float" office:value="-33">
            <text:p>-33</text:p>
          </table:table-cell>
          <table:table-cell office:value-type="float" office:value="224">
            <text:p>224</text:p>
          </table:table-cell>
          <table:table-cell office:value-type="float" office:value="-114">
            <text:p>-114</text:p>
          </table:table-cell>
          <table:table-cell table:formula="of:=((-2*[.B697]+3*[.B698]+6*[.B699]+7*[.B700]+6*[.B701]+3*[.B702]-2*[.B703])/21)" office:value-type="float" office:value="-35.3809523809524">
            <text:p>-35.380952381</text:p>
          </table:table-cell>
        </table:table-row>
        <table:table-row table:style-name="ro2">
          <table:table-cell office:value-type="float" office:value="1279587">
            <text:p>1279587</text:p>
          </table:table-cell>
          <table:table-cell office:value-type="float" office:value="-46">
            <text:p>-46</text:p>
          </table:table-cell>
          <table:table-cell office:value-type="float" office:value="245">
            <text:p>245</text:p>
          </table:table-cell>
          <table:table-cell office:value-type="float" office:value="-114">
            <text:p>-114</text:p>
          </table:table-cell>
          <table:table-cell table:formula="of:=((-2*[.B698]+3*[.B699]+6*[.B700]+7*[.B701]+6*[.B702]+3*[.B703]-2*[.B704])/21)" office:value-type="float" office:value="-22.5714285714286">
            <text:p>-22.5714285714</text:p>
          </table:table-cell>
        </table:table-row>
        <table:table-row table:style-name="ro2">
          <table:table-cell office:value-type="float" office:value="1279627">
            <text:p>1279627</text:p>
          </table:table-cell>
          <table:table-cell office:value-type="float" office:value="11">
            <text:p>11</text:p>
          </table:table-cell>
          <table:table-cell office:value-type="float" office:value="263">
            <text:p>263</text:p>
          </table:table-cell>
          <table:table-cell office:value-type="float" office:value="-108">
            <text:p>-108</text:p>
          </table:table-cell>
          <table:table-cell table:formula="of:=((-2*[.B699]+3*[.B700]+6*[.B701]+7*[.B702]+6*[.B703]+3*[.B704]-2*[.B705])/21)" office:value-type="float" office:value="-13.0952380952381">
            <text:p>-13.0952380952</text:p>
          </table:table-cell>
        </table:table-row>
        <table:table-row table:style-name="ro2">
          <table:table-cell office:value-type="float" office:value="1279667">
            <text:p>1279667</text:p>
          </table:table-cell>
          <table:table-cell office:value-type="float" office:value="7">
            <text:p>7</text:p>
          </table:table-cell>
          <table:table-cell office:value-type="float" office:value="198">
            <text:p>198</text:p>
          </table:table-cell>
          <table:table-cell office:value-type="float" office:value="-116">
            <text:p>-116</text:p>
          </table:table-cell>
          <table:table-cell table:formula="of:=((-2*[.B700]+3*[.B701]+6*[.B702]+7*[.B703]+6*[.B704]+3*[.B705]-2*[.B706])/21)" office:value-type="float" office:value="13.1428571428571">
            <text:p>13.1428571429</text:p>
          </table:table-cell>
        </table:table-row>
        <table:table-row table:style-name="ro2">
          <table:table-cell office:value-type="float" office:value="1279707">
            <text:p>1279707</text:p>
          </table:table-cell>
          <table:table-cell office:value-type="float" office:value="31">
            <text:p>31</text:p>
          </table:table-cell>
          <table:table-cell office:value-type="float" office:value="213">
            <text:p>213</text:p>
          </table:table-cell>
          <table:table-cell office:value-type="float" office:value="-116">
            <text:p>-116</text:p>
          </table:table-cell>
          <table:table-cell table:formula="of:=((-2*[.B701]+3*[.B702]+6*[.B703]+7*[.B704]+6*[.B705]+3*[.B706]-2*[.B707])/21)" office:value-type="float" office:value="40.7142857142857">
            <text:p>40.7142857143</text:p>
          </table:table-cell>
        </table:table-row>
        <table:table-row table:style-name="ro2">
          <table:table-cell office:value-type="float" office:value="1279747">
            <text:p>1279747</text:p>
          </table:table-cell>
          <table:table-cell office:value-type="float" office:value="71">
            <text:p>71</text:p>
          </table:table-cell>
          <table:table-cell office:value-type="float" office:value="182">
            <text:p>182</text:p>
          </table:table-cell>
          <table:table-cell office:value-type="float" office:value="-115">
            <text:p>-115</text:p>
          </table:table-cell>
          <table:table-cell table:formula="of:=((-2*[.B702]+3*[.B703]+6*[.B704]+7*[.B705]+6*[.B706]+3*[.B707]-2*[.B708])/21)" office:value-type="float" office:value="54.0952380952381">
            <text:p>54.0952380952</text:p>
          </table:table-cell>
        </table:table-row>
        <table:table-row table:style-name="ro2">
          <table:table-cell office:value-type="float" office:value="1279787">
            <text:p>1279787</text:p>
          </table:table-cell>
          <table:table-cell office:value-type="float" office:value="83">
            <text:p>83</text:p>
          </table:table-cell>
          <table:table-cell office:value-type="float" office:value="184">
            <text:p>184</text:p>
          </table:table-cell>
          <table:table-cell office:value-type="float" office:value="-115">
            <text:p>-115</text:p>
          </table:table-cell>
          <table:table-cell table:formula="of:=((-2*[.B703]+3*[.B704]+6*[.B705]+7*[.B706]+6*[.B707]+3*[.B708]-2*[.B709])/21)" office:value-type="float" office:value="82.8095238095238">
            <text:p>82.8095238095</text:p>
          </table:table-cell>
        </table:table-row>
        <table:table-row table:style-name="ro2">
          <table:table-cell office:value-type="float" office:value="1279828">
            <text:p>1279828</text:p>
          </table:table-cell>
          <table:table-cell office:value-type="float" office:value="102">
            <text:p>102</text:p>
          </table:table-cell>
          <table:table-cell office:value-type="float" office:value="194">
            <text:p>194</text:p>
          </table:table-cell>
          <table:table-cell office:value-type="float" office:value="-121">
            <text:p>-121</text:p>
          </table:table-cell>
          <table:table-cell table:formula="of:=((-2*[.B704]+3*[.B705]+6*[.B706]+7*[.B707]+6*[.B708]+3*[.B709]-2*[.B710])/21)" office:value-type="float" office:value="124.714285714286">
            <text:p>124.7142857143</text:p>
          </table:table-cell>
        </table:table-row>
        <table:table-row table:style-name="ro2">
          <table:table-cell office:value-type="float" office:value="1279869">
            <text:p>1279869</text:p>
          </table:table-cell>
          <table:table-cell office:value-type="float" office:value="175">
            <text:p>175</text:p>
          </table:table-cell>
          <table:table-cell office:value-type="float" office:value="164">
            <text:p>164</text:p>
          </table:table-cell>
          <table:table-cell office:value-type="float" office:value="-122">
            <text:p>-122</text:p>
          </table:table-cell>
          <table:table-cell table:formula="of:=((-2*[.B705]+3*[.B706]+6*[.B707]+7*[.B708]+6*[.B709]+3*[.B710]-2*[.B711])/21)" office:value-type="float" office:value="173.809523809524">
            <text:p>173.8095238095</text:p>
          </table:table-cell>
        </table:table-row>
        <table:table-row table:style-name="ro2">
          <table:table-cell office:value-type="float" office:value="1279909">
            <text:p>1279909</text:p>
          </table:table-cell>
          <table:table-cell office:value-type="float" office:value="242">
            <text:p>242</text:p>
          </table:table-cell>
          <table:table-cell office:value-type="float" office:value="268">
            <text:p>268</text:p>
          </table:table-cell>
          <table:table-cell office:value-type="float" office:value="-122">
            <text:p>-122</text:p>
          </table:table-cell>
          <table:table-cell table:formula="of:=((-2*[.B706]+3*[.B707]+6*[.B708]+7*[.B709]+6*[.B710]+3*[.B711]-2*[.B712])/21)" office:value-type="float" office:value="233.952380952381">
            <text:p>233.9523809524</text:p>
          </table:table-cell>
        </table:table-row>
        <table:table-row table:style-name="ro2">
          <table:table-cell office:value-type="float" office:value="1279949">
            <text:p>1279949</text:p>
          </table:table-cell>
          <table:table-cell office:value-type="float" office:value="260">
            <text:p>260</text:p>
          </table:table-cell>
          <table:table-cell office:value-type="float" office:value="210">
            <text:p>210</text:p>
          </table:table-cell>
          <table:table-cell office:value-type="float" office:value="-123">
            <text:p>-123</text:p>
          </table:table-cell>
          <table:table-cell table:formula="of:=((-2*[.B707]+3*[.B708]+6*[.B709]+7*[.B710]+6*[.B711]+3*[.B712]-2*[.B713])/21)" office:value-type="float" office:value="253.190476190476">
            <text:p>253.1904761905</text:p>
          </table:table-cell>
        </table:table-row>
        <table:table-row table:style-name="ro2">
          <table:table-cell office:value-type="float" office:value="1279989">
            <text:p>1279989</text:p>
          </table:table-cell>
          <table:table-cell office:value-type="float" office:value="263">
            <text:p>263</text:p>
          </table:table-cell>
          <table:table-cell office:value-type="float" office:value="244">
            <text:p>244</text:p>
          </table:table-cell>
          <table:table-cell office:value-type="float" office:value="-123">
            <text:p>-123</text:p>
          </table:table-cell>
          <table:table-cell table:formula="of:=((-2*[.B708]+3*[.B709]+6*[.B710]+7*[.B711]+6*[.B712]+3*[.B713]-2*[.B714])/21)" office:value-type="float" office:value="233.619047619048">
            <text:p>233.619047619</text:p>
          </table:table-cell>
        </table:table-row>
        <table:table-row table:style-name="ro2">
          <table:table-cell office:value-type="float" office:value="1280029">
            <text:p>1280029</text:p>
          </table:table-cell>
          <table:table-cell office:value-type="float" office:value="160">
            <text:p>160</text:p>
          </table:table-cell>
          <table:table-cell office:value-type="float" office:value="177">
            <text:p>177</text:p>
          </table:table-cell>
          <table:table-cell office:value-type="float" office:value="-107">
            <text:p>-107</text:p>
          </table:table-cell>
          <table:table-cell table:formula="of:=((-2*[.B709]+3*[.B710]+6*[.B711]+7*[.B712]+6*[.B713]+3*[.B714]-2*[.B715])/21)" office:value-type="float" office:value="206">
            <text:p>206</text:p>
          </table:table-cell>
        </table:table-row>
        <table:table-row table:style-name="ro2">
          <table:table-cell office:value-type="float" office:value="1280069">
            <text:p>1280069</text:p>
          </table:table-cell>
          <table:table-cell office:value-type="float" office:value="167">
            <text:p>167</text:p>
          </table:table-cell>
          <table:table-cell office:value-type="float" office:value="188">
            <text:p>188</text:p>
          </table:table-cell>
          <table:table-cell office:value-type="float" office:value="-105">
            <text:p>-105</text:p>
          </table:table-cell>
          <table:table-cell table:formula="of:=((-2*[.B710]+3*[.B711]+6*[.B712]+7*[.B713]+6*[.B714]+3*[.B715]-2*[.B716])/21)" office:value-type="float" office:value="167.238095238095">
            <text:p>167.2380952381</text:p>
          </table:table-cell>
        </table:table-row>
        <table:table-row table:style-name="ro2">
          <table:table-cell office:value-type="float" office:value="1280109">
            <text:p>1280109</text:p>
          </table:table-cell>
          <table:table-cell office:value-type="float" office:value="166">
            <text:p>166</text:p>
          </table:table-cell>
          <table:table-cell office:value-type="float" office:value="180">
            <text:p>180</text:p>
          </table:table-cell>
          <table:table-cell office:value-type="float" office:value="-105">
            <text:p>-105</text:p>
          </table:table-cell>
          <table:table-cell table:formula="of:=((-2*[.B711]+3*[.B712]+6*[.B713]+7*[.B714]+6*[.B715]+3*[.B716]-2*[.B717])/21)" office:value-type="float" office:value="127.761904761905">
            <text:p>127.7619047619</text:p>
          </table:table-cell>
        </table:table-row>
        <table:table-row table:style-name="ro2">
          <table:table-cell office:value-type="float" office:value="1280148">
            <text:p>1280148</text:p>
          </table:table-cell>
          <table:table-cell office:value-type="float" office:value="84">
            <text:p>84</text:p>
          </table:table-cell>
          <table:table-cell office:value-type="float" office:value="201">
            <text:p>201</text:p>
          </table:table-cell>
          <table:table-cell office:value-type="float" office:value="-104">
            <text:p>-104</text:p>
          </table:table-cell>
          <table:table-cell table:formula="of:=((-2*[.B712]+3*[.B713]+6*[.B714]+7*[.B715]+6*[.B716]+3*[.B717]-2*[.B718])/21)" office:value-type="float" office:value="113.095238095238">
            <text:p>113.0952380952</text:p>
          </table:table-cell>
        </table:table-row>
        <table:table-row table:style-name="ro2">
          <table:table-cell office:value-type="float" office:value="1280187">
            <text:p>1280187</text:p>
          </table:table-cell>
          <table:table-cell office:value-type="float" office:value="67">
            <text:p>67</text:p>
          </table:table-cell>
          <table:table-cell office:value-type="float" office:value="245">
            <text:p>245</text:p>
          </table:table-cell>
          <table:table-cell office:value-type="float" office:value="-104">
            <text:p>-104</text:p>
          </table:table-cell>
          <table:table-cell table:formula="of:=((-2*[.B713]+3*[.B714]+6*[.B715]+7*[.B716]+6*[.B717]+3*[.B718]-2*[.B719])/21)" office:value-type="float" office:value="76.5714285714286">
            <text:p>76.5714285714</text:p>
          </table:table-cell>
        </table:table-row>
        <table:table-row table:style-name="ro2">
          <table:table-cell office:value-type="float" office:value="1280226">
            <text:p>1280226</text:p>
          </table:table-cell>
          <table:table-cell office:value-type="float" office:value="70">
            <text:p>70</text:p>
          </table:table-cell>
          <table:table-cell office:value-type="float" office:value="224">
            <text:p>224</text:p>
          </table:table-cell>
          <table:table-cell office:value-type="float" office:value="-97">
            <text:p>-97</text:p>
          </table:table-cell>
          <table:table-cell table:formula="of:=((-2*[.B714]+3*[.B715]+6*[.B716]+7*[.B717]+6*[.B718]+3*[.B719]-2*[.B720])/21)" office:value-type="float" office:value="34.2857142857143">
            <text:p>34.2857142857</text:p>
          </table:table-cell>
        </table:table-row>
        <table:table-row table:style-name="ro2">
          <table:table-cell office:value-type="float" office:value="1280266">
            <text:p>1280266</text:p>
          </table:table-cell>
          <table:table-cell office:value-type="float" office:value="1">
            <text:p>1</text:p>
          </table:table-cell>
          <table:table-cell office:value-type="float" office:value="234">
            <text:p>234</text:p>
          </table:table-cell>
          <table:table-cell office:value-type="float" office:value="-97">
            <text:p>-97</text:p>
          </table:table-cell>
          <table:table-cell table:formula="of:=((-2*[.B715]+3*[.B716]+6*[.B717]+7*[.B718]+6*[.B719]+3*[.B720]-2*[.B721])/21)" office:value-type="float" office:value="19.2857142857143">
            <text:p>19.2857142857</text:p>
          </table:table-cell>
        </table:table-row>
        <table:table-row table:style-name="ro2">
          <table:table-cell office:value-type="float" office:value="1280306">
            <text:p>1280306</text:p>
          </table:table-cell>
          <table:table-cell office:value-type="float" office:value="-24">
            <text:p>-24</text:p>
          </table:table-cell>
          <table:table-cell office:value-type="float" office:value="199">
            <text:p>199</text:p>
          </table:table-cell>
          <table:table-cell office:value-type="float" office:value="-101">
            <text:p>-101</text:p>
          </table:table-cell>
          <table:table-cell table:formula="of:=((-2*[.B716]+3*[.B717]+6*[.B718]+7*[.B719]+6*[.B720]+3*[.B721]-2*[.B722])/21)" office:value-type="float" office:value="-0.0476190476190476">
            <text:p>-0.0476190476</text:p>
          </table:table-cell>
        </table:table-row>
        <table:table-row table:style-name="ro2">
          <table:table-cell office:value-type="float" office:value="1280346">
            <text:p>1280346</text:p>
          </table:table-cell>
          <table:table-cell office:value-type="float" office:value="13">
            <text:p>13</text:p>
          </table:table-cell>
          <table:table-cell office:value-type="float" office:value="218">
            <text:p>218</text:p>
          </table:table-cell>
          <table:table-cell office:value-type="float" office:value="-108">
            <text:p>-108</text:p>
          </table:table-cell>
          <table:table-cell table:formula="of:=((-2*[.B717]+3*[.B718]+6*[.B719]+7*[.B720]+6*[.B721]+3*[.B722]-2*[.B723])/21)" office:value-type="float" office:value="-18.2380952380952">
            <text:p>-18.2380952381</text:p>
          </table:table-cell>
        </table:table-row>
        <table:table-row table:style-name="ro2">
          <table:table-cell office:value-type="float" office:value="1280386">
            <text:p>1280386</text:p>
          </table:table-cell>
          <table:table-cell office:value-type="float" office:value="-25">
            <text:p>-25</text:p>
          </table:table-cell>
          <table:table-cell office:value-type="float" office:value="233">
            <text:p>233</text:p>
          </table:table-cell>
          <table:table-cell office:value-type="float" office:value="-108">
            <text:p>-108</text:p>
          </table:table-cell>
          <table:table-cell table:formula="of:=((-2*[.B718]+3*[.B719]+6*[.B720]+7*[.B721]+6*[.B722]+3*[.B723]-2*[.B724])/21)" office:value-type="float" office:value="-19.952380952381">
            <text:p>-19.9523809524</text:p>
          </table:table-cell>
        </table:table-row>
        <table:table-row table:style-name="ro2">
          <table:table-cell office:value-type="float" office:value="1280426">
            <text:p>1280426</text:p>
          </table:table-cell>
          <table:table-cell office:value-type="float" office:value="-41">
            <text:p>-41</text:p>
          </table:table-cell>
          <table:table-cell office:value-type="float" office:value="204">
            <text:p>204</text:p>
          </table:table-cell>
          <table:table-cell office:value-type="float" office:value="-110">
            <text:p>-110</text:p>
          </table:table-cell>
          <table:table-cell table:formula="of:=((-2*[.B719]+3*[.B720]+6*[.B721]+7*[.B722]+6*[.B723]+3*[.B724]-2*[.B725])/21)" office:value-type="float" office:value="-27.6666666666667">
            <text:p>-27.6666666667</text:p>
          </table:table-cell>
        </table:table-row>
        <table:table-row table:style-name="ro2">
          <table:table-cell office:value-type="float" office:value="1280466">
            <text:p>1280466</text:p>
          </table:table-cell>
          <table:table-cell office:value-type="float" office:value="-40">
            <text:p>-40</text:p>
          </table:table-cell>
          <table:table-cell office:value-type="float" office:value="207">
            <text:p>207</text:p>
          </table:table-cell>
          <table:table-cell office:value-type="float" office:value="-110">
            <text:p>-110</text:p>
          </table:table-cell>
          <table:table-cell table:formula="of:=((-2*[.B720]+3*[.B721]+6*[.B722]+7*[.B723]+6*[.B724]+3*[.B725]-2*[.B726])/21)" office:value-type="float" office:value="-48.1904761904762">
            <text:p>-48.1904761905</text:p>
          </table:table-cell>
        </table:table-row>
        <table:table-row table:style-name="ro2">
          <table:table-cell office:value-type="float" office:value="1280506">
            <text:p>1280506</text:p>
          </table:table-cell>
          <table:table-cell office:value-type="float" office:value="-59">
            <text:p>-59</text:p>
          </table:table-cell>
          <table:table-cell office:value-type="float" office:value="245">
            <text:p>245</text:p>
          </table:table-cell>
          <table:table-cell office:value-type="float" office:value="-104">
            <text:p>-104</text:p>
          </table:table-cell>
          <table:table-cell table:formula="of:=((-2*[.B721]+3*[.B722]+6*[.B723]+7*[.B724]+6*[.B725]+3*[.B726]-2*[.B727])/21)" office:value-type="float" office:value="-71.2380952380952">
            <text:p>-71.2380952381</text:p>
          </table:table-cell>
        </table:table-row>
        <table:table-row table:style-name="ro2">
          <table:table-cell office:value-type="float" office:value="1280546">
            <text:p>1280546</text:p>
          </table:table-cell>
          <table:table-cell office:value-type="float" office:value="-93">
            <text:p>-93</text:p>
          </table:table-cell>
          <table:table-cell office:value-type="float" office:value="204">
            <text:p>204</text:p>
          </table:table-cell>
          <table:table-cell office:value-type="float" office:value="-109">
            <text:p>-109</text:p>
          </table:table-cell>
          <table:table-cell table:formula="of:=((-2*[.B722]+3*[.B723]+6*[.B724]+7*[.B725]+6*[.B726]+3*[.B727]-2*[.B728])/21)" office:value-type="float" office:value="-90.4285714285714">
            <text:p>-90.4285714286</text:p>
          </table:table-cell>
        </table:table-row>
        <table:table-row table:style-name="ro2">
          <table:table-cell office:value-type="float" office:value="1280586">
            <text:p>1280586</text:p>
          </table:table-cell>
          <table:table-cell office:value-type="float" office:value="-124">
            <text:p>-124</text:p>
          </table:table-cell>
          <table:table-cell office:value-type="float" office:value="195">
            <text:p>195</text:p>
          </table:table-cell>
          <table:table-cell office:value-type="float" office:value="-109">
            <text:p>-109</text:p>
          </table:table-cell>
          <table:table-cell table:formula="of:=((-2*[.B723]+3*[.B724]+6*[.B725]+7*[.B726]+6*[.B727]+3*[.B728]-2*[.B729])/21)" office:value-type="float" office:value="-93">
            <text:p>-93</text:p>
          </table:table-cell>
        </table:table-row>
        <table:table-row table:style-name="ro2">
          <table:table-cell office:value-type="float" office:value="1280627">
            <text:p>1280627</text:p>
          </table:table-cell>
          <table:table-cell office:value-type="float" office:value="-80">
            <text:p>-80</text:p>
          </table:table-cell>
          <table:table-cell office:value-type="float" office:value="205">
            <text:p>205</text:p>
          </table:table-cell>
          <table:table-cell office:value-type="float" office:value="-114">
            <text:p>-114</text:p>
          </table:table-cell>
          <table:table-cell table:formula="of:=((-2*[.B724]+3*[.B725]+6*[.B726]+7*[.B727]+6*[.B728]+3*[.B729]-2*[.B730])/21)" office:value-type="float" office:value="-103.714285714286">
            <text:p>-103.7142857143</text:p>
          </table:table-cell>
        </table:table-row>
        <table:table-row table:style-name="ro2">
          <table:table-cell office:value-type="float" office:value="1280667">
            <text:p>1280667</text:p>
          </table:table-cell>
          <table:table-cell office:value-type="float" office:value="-64">
            <text:p>-64</text:p>
          </table:table-cell>
          <table:table-cell office:value-type="float" office:value="150">
            <text:p>150</text:p>
          </table:table-cell>
          <table:table-cell office:value-type="float" office:value="-114">
            <text:p>-114</text:p>
          </table:table-cell>
          <table:table-cell table:formula="of:=((-2*[.B725]+3*[.B726]+6*[.B727]+7*[.B728]+6*[.B729]+3*[.B730]-2*[.B731])/21)" office:value-type="float" office:value="-88.9047619047619">
            <text:p>-88.9047619048</text:p>
          </table:table-cell>
        </table:table-row>
        <table:table-row table:style-name="ro2">
          <table:table-cell office:value-type="float" office:value="1280707">
            <text:p>1280707</text:p>
          </table:table-cell>
          <table:table-cell office:value-type="float" office:value="-121">
            <text:p>-121</text:p>
          </table:table-cell>
          <table:table-cell office:value-type="float" office:value="180">
            <text:p>180</text:p>
          </table:table-cell>
          <table:table-cell office:value-type="float" office:value="-119">
            <text:p>-119</text:p>
          </table:table-cell>
          <table:table-cell table:formula="of:=((-2*[.B726]+3*[.B727]+6*[.B728]+7*[.B729]+6*[.B730]+3*[.B731]-2*[.B732])/21)" office:value-type="float" office:value="-63.4761904761905">
            <text:p>-63.4761904762</text:p>
          </table:table-cell>
        </table:table-row>
        <table:table-row table:style-name="ro2">
          <table:table-cell office:value-type="float" office:value="1280747">
            <text:p>1280747</text:p>
          </table:table-cell>
          <table:table-cell office:value-type="float" office:value="-17">
            <text:p>-17</text:p>
          </table:table-cell>
          <table:table-cell office:value-type="float" office:value="181">
            <text:p>181</text:p>
          </table:table-cell>
          <table:table-cell office:value-type="float" office:value="-122">
            <text:p>-122</text:p>
          </table:table-cell>
          <table:table-cell table:formula="of:=((-2*[.B727]+3*[.B728]+6*[.B729]+7*[.B730]+6*[.B731]+3*[.B732]-2*[.B733])/21)" office:value-type="float" office:value="-51.3809523809524">
            <text:p>-51.380952381</text:p>
          </table:table-cell>
        </table:table-row>
        <table:table-row table:style-name="ro2">
          <table:table-cell office:value-type="float" office:value="1280786">
            <text:p>1280786</text:p>
          </table:table-cell>
          <table:table-cell office:value-type="float" office:value="-12">
            <text:p>-12</text:p>
          </table:table-cell>
          <table:table-cell office:value-type="float" office:value="219">
            <text:p>219</text:p>
          </table:table-cell>
          <table:table-cell office:value-type="float" office:value="-122">
            <text:p>-122</text:p>
          </table:table-cell>
          <table:table-cell table:formula="of:=((-2*[.B728]+3*[.B729]+6*[.B730]+7*[.B731]+6*[.B732]+3*[.B733]-2*[.B734])/21)" office:value-type="float" office:value="-22.4285714285714">
            <text:p>-22.4285714286</text:p>
          </table:table-cell>
        </table:table-row>
        <table:table-row table:style-name="ro2">
          <table:table-cell office:value-type="float" office:value="1280825">
            <text:p>1280825</text:p>
          </table:table-cell>
          <table:table-cell office:value-type="float" office:value="-14">
            <text:p>-14</text:p>
          </table:table-cell>
          <table:table-cell office:value-type="float" office:value="189">
            <text:p>189</text:p>
          </table:table-cell>
          <table:table-cell office:value-type="float" office:value="-128">
            <text:p>-128</text:p>
          </table:table-cell>
          <table:table-cell table:formula="of:=((-2*[.B729]+3*[.B730]+6*[.B731]+7*[.B732]+6*[.B733]+3*[.B734]-2*[.B735])/21)" office:value-type="float" office:value="11.9047619047619">
            <text:p>11.9047619048</text:p>
          </table:table-cell>
        </table:table-row>
        <table:table-row table:style-name="ro2">
          <table:table-cell office:value-type="float" office:value="1280865">
            <text:p>1280865</text:p>
          </table:table-cell>
          <table:table-cell office:value-type="float" office:value="44">
            <text:p>44</text:p>
          </table:table-cell>
          <table:table-cell office:value-type="float" office:value="208">
            <text:p>208</text:p>
          </table:table-cell>
          <table:table-cell office:value-type="float" office:value="-128">
            <text:p>-128</text:p>
          </table:table-cell>
          <table:table-cell table:formula="of:=((-2*[.B730]+3*[.B731]+6*[.B732]+7*[.B733]+6*[.B734]+3*[.B735]-2*[.B736])/21)" office:value-type="float" office:value="36.4285714285714">
            <text:p>36.4285714286</text:p>
          </table:table-cell>
        </table:table-row>
        <table:table-row table:style-name="ro2">
          <table:table-cell office:value-type="float" office:value="1280905">
            <text:p>1280905</text:p>
          </table:table-cell>
          <table:table-cell office:value-type="float" office:value="49">
            <text:p>49</text:p>
          </table:table-cell>
          <table:table-cell office:value-type="float" office:value="244">
            <text:p>244</text:p>
          </table:table-cell>
          <table:table-cell office:value-type="float" office:value="-129">
            <text:p>-129</text:p>
          </table:table-cell>
          <table:table-cell table:formula="of:=((-2*[.B731]+3*[.B732]+6*[.B733]+7*[.B734]+6*[.B735]+3*[.B736]-2*[.B737])/21)" office:value-type="float" office:value="52.1428571428571">
            <text:p>52.1428571429</text:p>
          </table:table-cell>
        </table:table-row>
        <table:table-row table:style-name="ro2">
          <table:table-cell office:value-type="float" office:value="1280945">
            <text:p>1280945</text:p>
          </table:table-cell>
          <table:table-cell office:value-type="float" office:value="91">
            <text:p>91</text:p>
          </table:table-cell>
          <table:table-cell office:value-type="float" office:value="221">
            <text:p>221</text:p>
          </table:table-cell>
          <table:table-cell office:value-type="float" office:value="-122">
            <text:p>-122</text:p>
          </table:table-cell>
          <table:table-cell table:formula="of:=((-2*[.B732]+3*[.B733]+6*[.B734]+7*[.B735]+6*[.B736]+3*[.B737]-2*[.B738])/21)" office:value-type="float" office:value="58.9047619047619">
            <text:p>58.9047619048</text:p>
          </table:table-cell>
        </table:table-row>
        <table:table-row table:style-name="ro2">
          <table:table-cell office:value-type="float" office:value="1280986">
            <text:p>1280986</text:p>
          </table:table-cell>
          <table:table-cell office:value-type="float" office:value="12">
            <text:p>12</text:p>
          </table:table-cell>
          <table:table-cell office:value-type="float" office:value="220">
            <text:p>220</text:p>
          </table:table-cell>
          <table:table-cell office:value-type="float" office:value="-122">
            <text:p>-122</text:p>
          </table:table-cell>
          <table:table-cell table:formula="of:=((-2*[.B733]+3*[.B734]+6*[.B735]+7*[.B736]+6*[.B737]+3*[.B738]-2*[.B739])/21)" office:value-type="float" office:value="43.0952380952381">
            <text:p>43.0952380952</text:p>
          </table:table-cell>
        </table:table-row>
        <table:table-row table:style-name="ro2">
          <table:table-cell office:value-type="float" office:value="1281026">
            <text:p>1281026</text:p>
          </table:table-cell>
          <table:table-cell office:value-type="float" office:value="38">
            <text:p>38</text:p>
          </table:table-cell>
          <table:table-cell office:value-type="float" office:value="238">
            <text:p>238</text:p>
          </table:table-cell>
          <table:table-cell office:value-type="float" office:value="-115">
            <text:p>-115</text:p>
          </table:table-cell>
          <table:table-cell table:formula="of:=((-2*[.B734]+3*[.B735]+6*[.B736]+7*[.B737]+6*[.B738]+3*[.B739]-2*[.B740])/21)" office:value-type="float" office:value="30.5238095238095">
            <text:p>30.5238095238</text:p>
          </table:table-cell>
        </table:table-row>
        <table:table-row table:style-name="ro2">
          <table:table-cell office:value-type="float" office:value="1281066">
            <text:p>1281066</text:p>
          </table:table-cell>
          <table:table-cell office:value-type="float" office:value="20">
            <text:p>20</text:p>
          </table:table-cell>
          <table:table-cell office:value-type="float" office:value="233">
            <text:p>233</text:p>
          </table:table-cell>
          <table:table-cell office:value-type="float" office:value="-115">
            <text:p>-115</text:p>
          </table:table-cell>
          <table:table-cell table:formula="of:=((-2*[.B735]+3*[.B736]+6*[.B737]+7*[.B738]+6*[.B739]+3*[.B740]-2*[.B741])/21)" office:value-type="float" office:value="22.8571428571429">
            <text:p>22.8571428571</text:p>
          </table:table-cell>
        </table:table-row>
        <table:table-row table:style-name="ro2">
          <table:table-cell office:value-type="float" office:value="1281106">
            <text:p>1281106</text:p>
          </table:table-cell>
          <table:table-cell office:value-type="float" office:value="36">
            <text:p>36</text:p>
          </table:table-cell>
          <table:table-cell office:value-type="float" office:value="218">
            <text:p>218</text:p>
          </table:table-cell>
          <table:table-cell office:value-type="float" office:value="-101">
            <text:p>-101</text:p>
          </table:table-cell>
          <table:table-cell table:formula="of:=((-2*[.B736]+3*[.B737]+6*[.B738]+7*[.B739]+6*[.B740]+3*[.B741]-2*[.B742])/21)" office:value-type="float" office:value="41.5238095238095">
            <text:p>41.5238095238</text:p>
          </table:table-cell>
        </table:table-row>
        <table:table-row table:style-name="ro2">
          <table:table-cell office:value-type="float" office:value="1281146">
            <text:p>1281146</text:p>
          </table:table-cell>
          <table:table-cell office:value-type="float" office:value="50">
            <text:p>50</text:p>
          </table:table-cell>
          <table:table-cell office:value-type="float" office:value="174">
            <text:p>174</text:p>
          </table:table-cell>
          <table:table-cell office:value-type="float" office:value="-104">
            <text:p>-104</text:p>
          </table:table-cell>
          <table:table-cell table:formula="of:=((-2*[.B737]+3*[.B738]+6*[.B739]+7*[.B740]+6*[.B741]+3*[.B742]-2*[.B743])/21)" office:value-type="float" office:value="41.5238095238095">
            <text:p>41.5238095238</text:p>
          </table:table-cell>
        </table:table-row>
        <table:table-row table:style-name="ro2">
          <table:table-cell office:value-type="float" office:value="1281186">
            <text:p>1281186</text:p>
          </table:table-cell>
          <table:table-cell office:value-type="float" office:value="54">
            <text:p>54</text:p>
          </table:table-cell>
          <table:table-cell office:value-type="float" office:value="200">
            <text:p>200</text:p>
          </table:table-cell>
          <table:table-cell office:value-type="float" office:value="-104">
            <text:p>-104</text:p>
          </table:table-cell>
          <table:table-cell table:formula="of:=((-2*[.B738]+3*[.B739]+6*[.B740]+7*[.B741]+6*[.B742]+3*[.B743]-2*[.B744])/21)" office:value-type="float" office:value="45.1428571428571">
            <text:p>45.1428571429</text:p>
          </table:table-cell>
        </table:table-row>
        <table:table-row table:style-name="ro2">
          <table:table-cell office:value-type="float" office:value="1281226">
            <text:p>1281226</text:p>
          </table:table-cell>
          <table:table-cell office:value-type="float" office:value="26">
            <text:p>26</text:p>
          </table:table-cell>
          <table:table-cell office:value-type="float" office:value="172">
            <text:p>172</text:p>
          </table:table-cell>
          <table:table-cell office:value-type="float" office:value="-109">
            <text:p>-109</text:p>
          </table:table-cell>
          <table:table-cell table:formula="of:=((-2*[.B739]+3*[.B740]+6*[.B741]+7*[.B742]+6*[.B743]+3*[.B744]-2*[.B745])/21)" office:value-type="float" office:value="40.2380952380952">
            <text:p>40.2380952381</text:p>
          </table:table-cell>
        </table:table-row>
        <table:table-row table:style-name="ro2">
          <table:table-cell office:value-type="float" office:value="1281266">
            <text:p>1281266</text:p>
          </table:table-cell>
          <table:table-cell office:value-type="float" office:value="40">
            <text:p>40</text:p>
          </table:table-cell>
          <table:table-cell office:value-type="float" office:value="168">
            <text:p>168</text:p>
          </table:table-cell>
          <table:table-cell office:value-type="float" office:value="-109">
            <text:p>-109</text:p>
          </table:table-cell>
          <table:table-cell table:formula="of:=((-2*[.B740]+3*[.B741]+6*[.B742]+7*[.B743]+6*[.B744]+3*[.B745]-2*[.B746])/21)" office:value-type="float" office:value="38.5238095238095">
            <text:p>38.5238095238</text:p>
          </table:table-cell>
        </table:table-row>
        <table:table-row table:style-name="ro2">
          <table:table-cell office:value-type="float" office:value="1281307">
            <text:p>1281307</text:p>
          </table:table-cell>
          <table:table-cell office:value-type="float" office:value="37">
            <text:p>37</text:p>
          </table:table-cell>
          <table:table-cell office:value-type="float" office:value="195">
            <text:p>195</text:p>
          </table:table-cell>
          <table:table-cell office:value-type="float" office:value="-107">
            <text:p>-107</text:p>
          </table:table-cell>
          <table:table-cell table:formula="of:=((-2*[.B741]+3*[.B742]+6*[.B743]+7*[.B744]+6*[.B745]+3*[.B746]-2*[.B747])/21)" office:value-type="float" office:value="35.3333333333333">
            <text:p>35.3333333333</text:p>
          </table:table-cell>
        </table:table-row>
        <table:table-row table:style-name="ro2">
          <table:table-cell office:value-type="float" office:value="1281347">
            <text:p>1281347</text:p>
          </table:table-cell>
          <table:table-cell office:value-type="float" office:value="45">
            <text:p>45</text:p>
          </table:table-cell>
          <table:table-cell office:value-type="float" office:value="178">
            <text:p>178</text:p>
          </table:table-cell>
          <table:table-cell office:value-type="float" office:value="-102">
            <text:p>-102</text:p>
          </table:table-cell>
          <table:table-cell table:formula="of:=((-2*[.B742]+3*[.B743]+6*[.B744]+7*[.B745]+6*[.B746]+3*[.B747]-2*[.B748])/21)" office:value-type="float" office:value="38.3809523809524">
            <text:p>38.380952381</text:p>
          </table:table-cell>
        </table:table-row>
        <table:table-row table:style-name="ro2">
          <table:table-cell office:value-type="float" office:value="1281387">
            <text:p>1281387</text:p>
          </table:table-cell>
          <table:table-cell office:value-type="float" office:value="23">
            <text:p>23</text:p>
          </table:table-cell>
          <table:table-cell office:value-type="float" office:value="182">
            <text:p>182</text:p>
          </table:table-cell>
          <table:table-cell office:value-type="float" office:value="-102">
            <text:p>-102</text:p>
          </table:table-cell>
          <table:table-cell table:formula="of:=((-2*[.B743]+3*[.B744]+6*[.B745]+7*[.B746]+6*[.B747]+3*[.B748]-2*[.B749])/21)" office:value-type="float" office:value="34.4761904761905">
            <text:p>34.4761904762</text:p>
          </table:table-cell>
        </table:table-row>
        <table:table-row table:style-name="ro2">
          <table:table-cell office:value-type="float" office:value="1281426">
            <text:p>1281426</text:p>
          </table:table-cell>
          <table:table-cell office:value-type="float" office:value="33">
            <text:p>33</text:p>
          </table:table-cell>
          <table:table-cell office:value-type="float" office:value="236">
            <text:p>236</text:p>
          </table:table-cell>
          <table:table-cell office:value-type="float" office:value="-111">
            <text:p>-111</text:p>
          </table:table-cell>
          <table:table-cell table:formula="of:=((-2*[.B744]+3*[.B745]+6*[.B746]+7*[.B747]+6*[.B748]+3*[.B749]-2*[.B750])/21)" office:value-type="float" office:value="25.0952380952381">
            <text:p>25.0952380952</text:p>
          </table:table-cell>
        </table:table-row>
        <table:table-row table:style-name="ro2">
          <table:table-cell office:value-type="float" office:value="1281465">
            <text:p>1281465</text:p>
          </table:table-cell>
          <table:table-cell office:value-type="float" office:value="18">
            <text:p>18</text:p>
          </table:table-cell>
          <table:table-cell office:value-type="float" office:value="199">
            <text:p>199</text:p>
          </table:table-cell>
          <table:table-cell office:value-type="float" office:value="-111">
            <text:p>-111</text:p>
          </table:table-cell>
          <table:table-cell table:formula="of:=((-2*[.B745]+3*[.B746]+6*[.B747]+7*[.B748]+6*[.B749]+3*[.B750]-2*[.B751])/21)" office:value-type="float" office:value="-8.71428571428571">
            <text:p>-8.7142857143</text:p>
          </table:table-cell>
        </table:table-row>
        <table:table-row table:style-name="ro2">
          <table:table-cell office:value-type="float" office:value="1281505">
            <text:p>1281505</text:p>
          </table:table-cell>
          <table:table-cell office:value-type="float" office:value="-5">
            <text:p>-5</text:p>
          </table:table-cell>
          <table:table-cell office:value-type="float" office:value="206">
            <text:p>206</text:p>
          </table:table-cell>
          <table:table-cell office:value-type="float" office:value="-112">
            <text:p>-112</text:p>
          </table:table-cell>
          <table:table-cell table:formula="of:=((-2*[.B746]+3*[.B747]+6*[.B748]+7*[.B749]+6*[.B750]+3*[.B751]-2*[.B752])/21)" office:value-type="float" office:value="35">
            <text:p>35</text:p>
          </table:table-cell>
        </table:table-row>
        <table:table-row table:style-name="ro2">
          <table:table-cell office:value-type="float" office:value="1281545">
            <text:p>1281545</text:p>
          </table:table-cell>
          <table:table-cell office:value-type="float" office:value="-2">
            <text:p>-2</text:p>
          </table:table-cell>
          <table:table-cell office:value-type="float" office:value="209">
            <text:p>209</text:p>
          </table:table-cell>
          <table:table-cell office:value-type="float" office:value="-112">
            <text:p>-112</text:p>
          </table:table-cell>
          <table:table-cell table:formula="of:=((-2*[.B747]+3*[.B748]+6*[.B749]+7*[.B750]+6*[.B751]+3*[.B752]-2*[.B753])/21)" office:value-type="float" office:value="51">
            <text:p>51</text:p>
          </table:table-cell>
        </table:table-row>
        <table:table-row table:style-name="ro2">
          <table:table-cell office:value-type="float" office:value="1281585">
            <text:p>1281585</text:p>
          </table:table-cell>
          <table:table-cell office:value-type="float" office:value="225">
            <text:p>225</text:p>
          </table:table-cell>
          <table:table-cell office:value-type="float" office:value="180">
            <text:p>180</text:p>
          </table:table-cell>
          <table:table-cell office:value-type="float" office:value="-111">
            <text:p>-111</text:p>
          </table:table-cell>
          <table:table-cell table:formula="of:=((-2*[.B748]+3*[.B749]+6*[.B750]+7*[.B751]+6*[.B752]+3*[.B753]-2*[.B754])/21)" office:value-type="float" office:value="94.2857142857143">
            <text:p>94.2857142857</text:p>
          </table:table-cell>
        </table:table-row>
        <table:table-row table:style-name="ro2">
          <table:table-cell office:value-type="float" office:value="1281626">
            <text:p>1281626</text:p>
          </table:table-cell>
          <table:table-cell office:value-type="float" office:value="27">
            <text:p>27</text:p>
          </table:table-cell>
          <table:table-cell office:value-type="float" office:value="301">
            <text:p>301</text:p>
          </table:table-cell>
          <table:table-cell office:value-type="float" office:value="-103">
            <text:p>-103</text:p>
          </table:table-cell>
          <table:table-cell table:formula="of:=((-2*[.B749]+3*[.B750]+6*[.B751]+7*[.B752]+6*[.B753]+3*[.B754]-2*[.B755])/21)" office:value-type="float" office:value="110.666666666667">
            <text:p>110.6666666667</text:p>
          </table:table-cell>
        </table:table-row>
        <table:table-row table:style-name="ro2">
          <table:table-cell office:value-type="float" office:value="1281667">
            <text:p>1281667</text:p>
          </table:table-cell>
          <table:table-cell office:value-type="float" office:value="152">
            <text:p>152</text:p>
          </table:table-cell>
          <table:table-cell office:value-type="float" office:value="245">
            <text:p>245</text:p>
          </table:table-cell>
          <table:table-cell office:value-type="float" office:value="-103">
            <text:p>-103</text:p>
          </table:table-cell>
          <table:table-cell table:formula="of:=((-2*[.B750]+3*[.B751]+6*[.B752]+7*[.B753]+6*[.B754]+3*[.B755]-2*[.B756])/21)" office:value-type="float" office:value="133.380952380952">
            <text:p>133.380952381</text:p>
          </table:table-cell>
        </table:table-row>
        <table:table-row table:style-name="ro2">
          <table:table-cell office:value-type="float" office:value="1281707">
            <text:p>1281707</text:p>
          </table:table-cell>
          <table:table-cell office:value-type="float" office:value="75">
            <text:p>75</text:p>
          </table:table-cell>
          <table:table-cell office:value-type="float" office:value="414">
            <text:p>414</text:p>
          </table:table-cell>
          <table:table-cell office:value-type="float" office:value="-83">
            <text:p>-83</text:p>
          </table:table-cell>
          <table:table-cell table:formula="of:=((-2*[.B751]+3*[.B752]+6*[.B753]+7*[.B754]+6*[.B755]+3*[.B756]-2*[.B757])/21)" office:value-type="float" office:value="94.5714285714286">
            <text:p>94.5714285714</text:p>
          </table:table-cell>
        </table:table-row>
        <table:table-row table:style-name="ro2">
          <table:table-cell office:value-type="float" office:value="1281747">
            <text:p>1281747</text:p>
          </table:table-cell>
          <table:table-cell office:value-type="float" office:value="178">
            <text:p>178</text:p>
          </table:table-cell>
          <table:table-cell office:value-type="float" office:value="167">
            <text:p>167</text:p>
          </table:table-cell>
          <table:table-cell office:value-type="float" office:value="-83">
            <text:p>-83</text:p>
          </table:table-cell>
          <table:table-cell table:formula="of:=((-2*[.B752]+3*[.B753]+6*[.B754]+7*[.B755]+6*[.B756]+3*[.B757]-2*[.B758])/21)" office:value-type="float" office:value="121.190476190476">
            <text:p>121.1904761905</text:p>
          </table:table-cell>
        </table:table-row>
        <table:table-row table:style-name="ro2">
          <table:table-cell office:value-type="float" office:value="1281787">
            <text:p>1281787</text:p>
          </table:table-cell>
          <table:table-cell office:value-type="float" office:value="44">
            <text:p>44</text:p>
          </table:table-cell>
          <table:table-cell office:value-type="float" office:value="141">
            <text:p>141</text:p>
          </table:table-cell>
          <table:table-cell office:value-type="float" office:value="-98">
            <text:p>-98</text:p>
          </table:table-cell>
          <table:table-cell table:formula="of:=((-2*[.B753]+3*[.B754]+6*[.B755]+7*[.B756]+6*[.B757]+3*[.B758]-2*[.B759])/21)" office:value-type="float" office:value="116.142857142857">
            <text:p>116.1428571429</text:p>
          </table:table-cell>
        </table:table-row>
        <table:table-row table:style-name="ro2">
          <table:table-cell office:value-type="float" office:value="1281827">
            <text:p>1281827</text:p>
          </table:table-cell>
          <table:table-cell office:value-type="float" office:value="141">
            <text:p>141</text:p>
          </table:table-cell>
          <table:table-cell office:value-type="float" office:value="261">
            <text:p>261</text:p>
          </table:table-cell>
          <table:table-cell office:value-type="float" office:value="-95">
            <text:p>-95</text:p>
          </table:table-cell>
          <table:table-cell table:formula="of:=((-2*[.B754]+3*[.B755]+6*[.B756]+7*[.B757]+6*[.B758]+3*[.B759]-2*[.B760])/21)" office:value-type="float" office:value="112.047619047619">
            <text:p>112.0476190476</text:p>
          </table:table-cell>
        </table:table-row>
        <table:table-row table:style-name="ro2">
          <table:table-cell office:value-type="float" office:value="1281867">
            <text:p>1281867</text:p>
          </table:table-cell>
          <table:table-cell office:value-type="float" office:value="120">
            <text:p>120</text:p>
          </table:table-cell>
          <table:table-cell office:value-type="float" office:value="79">
            <text:p>79</text:p>
          </table:table-cell>
          <table:table-cell office:value-type="float" office:value="-95">
            <text:p>-95</text:p>
          </table:table-cell>
          <table:table-cell table:formula="of:=((-2*[.B755]+3*[.B756]+6*[.B757]+7*[.B758]+6*[.B759]+3*[.B760]-2*[.B761])/21)" office:value-type="float" office:value="82.4285714285714">
            <text:p>82.4285714286</text:p>
          </table:table-cell>
        </table:table-row>
        <table:table-row table:style-name="ro2">
          <table:table-cell office:value-type="float" office:value="1281908">
            <text:p>1281908</text:p>
          </table:table-cell>
          <table:table-cell office:value-type="float" office:value="32">
            <text:p>32</text:p>
          </table:table-cell>
          <table:table-cell office:value-type="float" office:value="206">
            <text:p>206</text:p>
          </table:table-cell>
          <table:table-cell office:value-type="float" office:value="-88">
            <text:p>-88</text:p>
          </table:table-cell>
          <table:table-cell table:formula="of:=((-2*[.B756]+3*[.B757]+6*[.B758]+7*[.B759]+6*[.B760]+3*[.B761]-2*[.B762])/21)" office:value-type="float" office:value="71.9047619047619">
            <text:p>71.9047619048</text:p>
          </table:table-cell>
        </table:table-row>
        <table:table-row table:style-name="ro2">
          <table:table-cell office:value-type="float" office:value="1281948">
            <text:p>1281948</text:p>
          </table:table-cell>
          <table:table-cell office:value-type="float" office:value="49">
            <text:p>49</text:p>
          </table:table-cell>
          <table:table-cell office:value-type="float" office:value="264">
            <text:p>264</text:p>
          </table:table-cell>
          <table:table-cell office:value-type="float" office:value="-88">
            <text:p>-88</text:p>
          </table:table-cell>
          <table:table-cell table:formula="of:=((-2*[.B757]+3*[.B758]+6*[.B759]+7*[.B760]+6*[.B761]+3*[.B762]-2*[.B763])/21)" office:value-type="float" office:value="49.7619047619048">
            <text:p>49.7619047619</text:p>
          </table:table-cell>
        </table:table-row>
        <table:table-row table:style-name="ro2">
          <table:table-cell office:value-type="float" office:value="1281988">
            <text:p>1281988</text:p>
          </table:table-cell>
          <table:table-cell office:value-type="float" office:value="35">
            <text:p>35</text:p>
          </table:table-cell>
          <table:table-cell office:value-type="float" office:value="249">
            <text:p>249</text:p>
          </table:table-cell>
          <table:table-cell office:value-type="float" office:value="-81">
            <text:p>-81</text:p>
          </table:table-cell>
          <table:table-cell table:formula="of:=((-2*[.B758]+3*[.B759]+6*[.B760]+7*[.B761]+6*[.B762]+3*[.B763]-2*[.B764])/21)" office:value-type="float" office:value="40.3809523809524">
            <text:p>40.380952381</text:p>
          </table:table-cell>
        </table:table-row>
        <table:table-row table:style-name="ro2">
          <table:table-cell office:value-type="float" office:value="1282028">
            <text:p>1282028</text:p>
          </table:table-cell>
          <table:table-cell office:value-type="float" office:value="84">
            <text:p>84</text:p>
          </table:table-cell>
          <table:table-cell office:value-type="float" office:value="219">
            <text:p>219</text:p>
          </table:table-cell>
          <table:table-cell office:value-type="float" office:value="-92">
            <text:p>-92</text:p>
          </table:table-cell>
          <table:table-cell table:formula="of:=((-2*[.B759]+3*[.B760]+6*[.B761]+7*[.B762]+6*[.B763]+3*[.B764]-2*[.B765])/21)" office:value-type="float" office:value="45.2857142857143">
            <text:p>45.2857142857</text:p>
          </table:table-cell>
        </table:table-row>
        <table:table-row table:style-name="ro2">
          <table:table-cell office:value-type="float" office:value="1282067">
            <text:p>1282067</text:p>
          </table:table-cell>
          <table:table-cell office:value-type="float" office:value="15">
            <text:p>15</text:p>
          </table:table-cell>
          <table:table-cell office:value-type="float" office:value="202">
            <text:p>202</text:p>
          </table:table-cell>
          <table:table-cell office:value-type="float" office:value="-92">
            <text:p>-92</text:p>
          </table:table-cell>
          <table:table-cell table:formula="of:=((-2*[.B760]+3*[.B761]+6*[.B762]+7*[.B763]+6*[.B764]+3*[.B765]-2*[.B766])/21)" office:value-type="float" office:value="51.0476190476191">
            <text:p>51.0476190476</text:p>
          </table:table-cell>
        </table:table-row>
        <table:table-row table:style-name="ro2">
          <table:table-cell office:value-type="float" office:value="1282106">
            <text:p>1282106</text:p>
          </table:table-cell>
          <table:table-cell office:value-type="float" office:value="48">
            <text:p>48</text:p>
          </table:table-cell>
          <table:table-cell office:value-type="float" office:value="205">
            <text:p>205</text:p>
          </table:table-cell>
          <table:table-cell office:value-type="float" office:value="-94">
            <text:p>-94</text:p>
          </table:table-cell>
          <table:table-cell table:formula="of:=((-2*[.B761]+3*[.B762]+6*[.B763]+7*[.B764]+6*[.B765]+3*[.B766]-2*[.B767])/21)" office:value-type="float" office:value="52.1428571428571">
            <text:p>52.1428571429</text:p>
          </table:table-cell>
        </table:table-row>
        <table:table-row table:style-name="ro2">
          <table:table-cell office:value-type="float" office:value="1282147">
            <text:p>1282147</text:p>
          </table:table-cell>
          <table:table-cell office:value-type="float" office:value="82">
            <text:p>82</text:p>
          </table:table-cell>
          <table:table-cell office:value-type="float" office:value="198">
            <text:p>198</text:p>
          </table:table-cell>
          <table:table-cell office:value-type="float" office:value="-94">
            <text:p>-94</text:p>
          </table:table-cell>
          <table:table-cell table:formula="of:=((-2*[.B762]+3*[.B763]+6*[.B764]+7*[.B765]+6*[.B766]+3*[.B767]-2*[.B768])/21)" office:value-type="float" office:value="51.0476190476191">
            <text:p>51.0476190476</text:p>
          </table:table-cell>
        </table:table-row>
        <table:table-row table:style-name="ro2">
          <table:table-cell office:value-type="float" office:value="1282187">
            <text:p>1282187</text:p>
          </table:table-cell>
          <table:table-cell office:value-type="float" office:value="39">
            <text:p>39</text:p>
          </table:table-cell>
          <table:table-cell office:value-type="float" office:value="280">
            <text:p>280</text:p>
          </table:table-cell>
          <table:table-cell office:value-type="float" office:value="-96">
            <text:p>-96</text:p>
          </table:table-cell>
          <table:table-cell table:formula="of:=((-2*[.B763]+3*[.B764]+6*[.B765]+7*[.B766]+6*[.B767]+3*[.B768]-2*[.B769])/21)" office:value-type="float" office:value="63.952380952381">
            <text:p>63.9523809524</text:p>
          </table:table-cell>
        </table:table-row>
        <table:table-row table:style-name="ro2">
          <table:table-cell office:value-type="float" office:value="1282227">
            <text:p>1282227</text:p>
          </table:table-cell>
          <table:table-cell office:value-type="float" office:value="61">
            <text:p>61</text:p>
          </table:table-cell>
          <table:table-cell office:value-type="float" office:value="204">
            <text:p>204</text:p>
          </table:table-cell>
          <table:table-cell office:value-type="float" office:value="-101">
            <text:p>-101</text:p>
          </table:table-cell>
          <table:table-cell table:formula="of:=((-2*[.B764]+3*[.B765]+6*[.B766]+7*[.B767]+6*[.B768]+3*[.B769]-2*[.B770])/21)" office:value-type="float" office:value="50.3333333333333">
            <text:p>50.3333333333</text:p>
          </table:table-cell>
        </table:table-row>
        <table:table-row table:style-name="ro2">
          <table:table-cell office:value-type="float" office:value="1282267">
            <text:p>1282267</text:p>
          </table:table-cell>
          <table:table-cell office:value-type="float" office:value="42">
            <text:p>42</text:p>
          </table:table-cell>
          <table:table-cell office:value-type="float" office:value="206">
            <text:p>206</text:p>
          </table:table-cell>
          <table:table-cell office:value-type="float" office:value="-101">
            <text:p>-101</text:p>
          </table:table-cell>
          <table:table-cell table:formula="of:=((-2*[.B765]+3*[.B766]+6*[.B767]+7*[.B768]+6*[.B769]+3*[.B770]-2*[.B771])/21)" office:value-type="float" office:value="37.4761904761905">
            <text:p>37.4761904762</text:p>
          </table:table-cell>
        </table:table-row>
        <table:table-row table:style-name="ro2">
          <table:table-cell office:value-type="float" office:value="1282307">
            <text:p>1282307</text:p>
          </table:table-cell>
          <table:table-cell office:value-type="float" office:value="14">
            <text:p>14</text:p>
          </table:table-cell>
          <table:table-cell office:value-type="float" office:value="218">
            <text:p>218</text:p>
          </table:table-cell>
          <table:table-cell office:value-type="float" office:value="-96">
            <text:p>-96</text:p>
          </table:table-cell>
          <table:table-cell table:formula="of:=((-2*[.B766]+3*[.B767]+6*[.B768]+7*[.B769]+6*[.B770]+3*[.B771]-2*[.B772])/21)" office:value-type="float" office:value="30.0952380952381">
            <text:p>30.0952380952</text:p>
          </table:table-cell>
        </table:table-row>
        <table:table-row table:style-name="ro2">
          <table:table-cell office:value-type="float" office:value="1282347">
            <text:p>1282347</text:p>
          </table:table-cell>
          <table:table-cell office:value-type="float" office:value="24">
            <text:p>24</text:p>
          </table:table-cell>
          <table:table-cell office:value-type="float" office:value="212">
            <text:p>212</text:p>
          </table:table-cell>
          <table:table-cell office:value-type="float" office:value="-96">
            <text:p>-96</text:p>
          </table:table-cell>
          <table:table-cell table:formula="of:=((-2*[.B767]+3*[.B768]+6*[.B769]+7*[.B770]+6*[.B771]+3*[.B772]-2*[.B773])/21)" office:value-type="float" office:value="8.85714285714286">
            <text:p>8.8571428571</text:p>
          </table:table-cell>
        </table:table-row>
        <table:table-row table:style-name="ro2">
          <table:table-cell office:value-type="float" office:value="1282387">
            <text:p>1282387</text:p>
          </table:table-cell>
          <table:table-cell office:value-type="float" office:value="-9">
            <text:p>-9</text:p>
          </table:table-cell>
          <table:table-cell office:value-type="float" office:value="195">
            <text:p>195</text:p>
          </table:table-cell>
          <table:table-cell office:value-type="float" office:value="-101">
            <text:p>-101</text:p>
          </table:table-cell>
          <table:table-cell table:formula="of:=((-2*[.B768]+3*[.B769]+6*[.B770]+7*[.B771]+6*[.B772]+3*[.B773]-2*[.B774])/21)" office:value-type="float" office:value="-6.38095238095238">
            <text:p>-6.380952381</text:p>
          </table:table-cell>
        </table:table-row>
        <table:table-row table:style-name="ro2">
          <table:table-cell office:value-type="float" office:value="1282428">
            <text:p>1282428</text:p>
          </table:table-cell>
          <table:table-cell office:value-type="float" office:value="-30">
            <text:p>-30</text:p>
          </table:table-cell>
          <table:table-cell office:value-type="float" office:value="199">
            <text:p>199</text:p>
          </table:table-cell>
          <table:table-cell office:value-type="float" office:value="-96">
            <text:p>-96</text:p>
          </table:table-cell>
          <table:table-cell table:formula="of:=((-2*[.B769]+3*[.B770]+6*[.B771]+7*[.B772]+6*[.B773]+3*[.B774]-2*[.B775])/21)" office:value-type="float" office:value="-25.1904761904762">
            <text:p>-25.1904761905</text:p>
          </table:table-cell>
        </table:table-row>
        <table:table-row table:style-name="ro2">
          <table:table-cell office:value-type="float" office:value="1282468">
            <text:p>1282468</text:p>
          </table:table-cell>
          <table:table-cell office:value-type="float" office:value="-37">
            <text:p>-37</text:p>
          </table:table-cell>
          <table:table-cell office:value-type="float" office:value="196">
            <text:p>196</text:p>
          </table:table-cell>
          <table:table-cell office:value-type="float" office:value="-96">
            <text:p>-96</text:p>
          </table:table-cell>
          <table:table-cell table:formula="of:=((-2*[.B770]+3*[.B771]+6*[.B772]+7*[.B773]+6*[.B774]+3*[.B775]-2*[.B776])/21)" office:value-type="float" office:value="-46.9047619047619">
            <text:p>-46.9047619048</text:p>
          </table:table-cell>
        </table:table-row>
        <table:table-row table:style-name="ro2">
          <table:table-cell office:value-type="float" office:value="1282508">
            <text:p>1282508</text:p>
          </table:table-cell>
          <table:table-cell office:value-type="float" office:value="-59">
            <text:p>-59</text:p>
          </table:table-cell>
          <table:table-cell office:value-type="float" office:value="224">
            <text:p>224</text:p>
          </table:table-cell>
          <table:table-cell office:value-type="float" office:value="-97">
            <text:p>-97</text:p>
          </table:table-cell>
          <table:table-cell table:formula="of:=((-2*[.B771]+3*[.B772]+6*[.B773]+7*[.B774]+6*[.B775]+3*[.B776]-2*[.B777])/21)" office:value-type="float" office:value="-46.9523809523809">
            <text:p>-46.9523809524</text:p>
          </table:table-cell>
        </table:table-row>
        <table:table-row table:style-name="ro2">
          <table:table-cell office:value-type="float" office:value="1282548">
            <text:p>1282548</text:p>
          </table:table-cell>
          <table:table-cell office:value-type="float" office:value="-45">
            <text:p>-45</text:p>
          </table:table-cell>
          <table:table-cell office:value-type="float" office:value="174">
            <text:p>174</text:p>
          </table:table-cell>
          <table:table-cell office:value-type="float" office:value="-97">
            <text:p>-97</text:p>
          </table:table-cell>
          <table:table-cell table:formula="of:=((-2*[.B772]+3*[.B773]+6*[.B774]+7*[.B775]+6*[.B776]+3*[.B777]-2*[.B778])/21)" office:value-type="float" office:value="-38.1428571428571">
            <text:p>-38.1428571429</text:p>
          </table:table-cell>
        </table:table-row>
        <table:table-row table:style-name="ro2">
          <table:table-cell office:value-type="float" office:value="1282588">
            <text:p>1282588</text:p>
          </table:table-cell>
          <table:table-cell office:value-type="float" office:value="-9">
            <text:p>-9</text:p>
          </table:table-cell>
          <table:table-cell office:value-type="float" office:value="225">
            <text:p>225</text:p>
          </table:table-cell>
          <table:table-cell office:value-type="float" office:value="-103">
            <text:p>-103</text:p>
          </table:table-cell>
          <table:table-cell table:formula="of:=((-2*[.B773]+3*[.B774]+6*[.B775]+7*[.B776]+6*[.B777]+3*[.B778]-2*[.B779])/21)" office:value-type="float" office:value="-28.8571428571429">
            <text:p>-28.8571428571</text:p>
          </table:table-cell>
        </table:table-row>
        <table:table-row table:style-name="ro2">
          <table:table-cell office:value-type="float" office:value="1282628">
            <text:p>1282628</text:p>
          </table:table-cell>
          <table:table-cell office:value-type="float" office:value="-9">
            <text:p>-9</text:p>
          </table:table-cell>
          <table:table-cell office:value-type="float" office:value="188">
            <text:p>188</text:p>
          </table:table-cell>
          <table:table-cell office:value-type="float" office:value="-93">
            <text:p>-93</text:p>
          </table:table-cell>
          <table:table-cell table:formula="of:=((-2*[.B774]+3*[.B775]+6*[.B776]+7*[.B777]+6*[.B778]+3*[.B779]-2*[.B780])/21)" office:value-type="float" office:value="-6.47619047619048">
            <text:p>-6.4761904762</text:p>
          </table:table-cell>
        </table:table-row>
        <table:table-row table:style-name="ro2">
          <table:table-cell office:value-type="float" office:value="1282669">
            <text:p>1282669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-93">
            <text:p>-93</text:p>
          </table:table-cell>
          <table:table-cell table:formula="of:=((-2*[.B775]+3*[.B776]+6*[.B777]+7*[.B778]+6*[.B779]+3*[.B780]-2*[.B781])/21)" office:value-type="float" office:value="19.3809523809524">
            <text:p>19.380952381</text:p>
          </table:table-cell>
        </table:table-row>
        <table:table-row table:style-name="ro2">
          <table:table-cell office:value-type="float" office:value="1282708">
            <text:p>1282708</text:p>
          </table:table-cell>
          <table:table-cell office:value-type="float" office:value="58">
            <text:p>58</text:p>
          </table:table-cell>
          <table:table-cell office:value-type="float" office:value="212">
            <text:p>212</text:p>
          </table:table-cell>
          <table:table-cell office:value-type="float" office:value="-106">
            <text:p>-106</text:p>
          </table:table-cell>
          <table:table-cell table:formula="of:=((-2*[.B776]+3*[.B777]+6*[.B778]+7*[.B779]+6*[.B780]+3*[.B781]-2*[.B782])/21)" office:value-type="float" office:value="44.6666666666667">
            <text:p>44.6666666667</text:p>
          </table:table-cell>
        </table:table-row>
        <table:table-row table:style-name="ro2">
          <table:table-cell office:value-type="float" office:value="1282747">
            <text:p>1282747</text:p>
          </table:table-cell>
          <table:table-cell office:value-type="float" office:value="88">
            <text:p>88</text:p>
          </table:table-cell>
          <table:table-cell office:value-type="float" office:value="181">
            <text:p>181</text:p>
          </table:table-cell>
          <table:table-cell office:value-type="float" office:value="-106">
            <text:p>-106</text:p>
          </table:table-cell>
          <table:table-cell table:formula="of:=((-2*[.B777]+3*[.B778]+6*[.B779]+7*[.B780]+6*[.B781]+3*[.B782]-2*[.B783])/21)" office:value-type="float" office:value="82.4761904761905">
            <text:p>82.4761904762</text:p>
          </table:table-cell>
        </table:table-row>
        <table:table-row table:style-name="ro2">
          <table:table-cell office:value-type="float" office:value="1282786">
            <text:p>1282786</text:p>
          </table:table-cell>
          <table:table-cell office:value-type="float" office:value="107">
            <text:p>107</text:p>
          </table:table-cell>
          <table:table-cell office:value-type="float" office:value="275">
            <text:p>275</text:p>
          </table:table-cell>
          <table:table-cell office:value-type="float" office:value="-108">
            <text:p>-108</text:p>
          </table:table-cell>
          <table:table-cell table:formula="of:=((-2*[.B778]+3*[.B779]+6*[.B780]+7*[.B781]+6*[.B782]+3*[.B783]-2*[.B784])/21)" office:value-type="float" office:value="119.52380952381">
            <text:p>119.5238095238</text:p>
          </table:table-cell>
        </table:table-row>
        <table:table-row table:style-name="ro2">
          <table:table-cell office:value-type="float" office:value="1282826">
            <text:p>1282826</text:p>
          </table:table-cell>
          <table:table-cell office:value-type="float" office:value="154">
            <text:p>154</text:p>
          </table:table-cell>
          <table:table-cell office:value-type="float" office:value="203">
            <text:p>203</text:p>
          </table:table-cell>
          <table:table-cell office:value-type="float" office:value="-108">
            <text:p>-108</text:p>
          </table:table-cell>
          <table:table-cell table:formula="of:=((-2*[.B779]+3*[.B780]+6*[.B781]+7*[.B782]+6*[.B783]+3*[.B784]-2*[.B785])/21)" office:value-type="float" office:value="146.857142857143">
            <text:p>146.8571428571</text:p>
          </table:table-cell>
        </table:table-row>
        <table:table-row table:style-name="ro2">
          <table:table-cell office:value-type="float" office:value="1282866">
            <text:p>1282866</text:p>
          </table:table-cell>
          <table:table-cell office:value-type="float" office:value="177">
            <text:p>177</text:p>
          </table:table-cell>
          <table:table-cell office:value-type="float" office:value="216">
            <text:p>216</text:p>
          </table:table-cell>
          <table:table-cell office:value-type="float" office:value="-111">
            <text:p>-111</text:p>
          </table:table-cell>
          <table:table-cell table:formula="of:=((-2*[.B780]+3*[.B781]+6*[.B782]+7*[.B783]+6*[.B784]+3*[.B785]-2*[.B786])/21)" office:value-type="float" office:value="178.857142857143">
            <text:p>178.8571428571</text:p>
          </table:table-cell>
        </table:table-row>
        <table:table-row table:style-name="ro2">
          <table:table-cell office:value-type="float" office:value="1282906">
            <text:p>1282906</text:p>
          </table:table-cell>
          <table:table-cell office:value-type="float" office:value="198">
            <text:p>198</text:p>
          </table:table-cell>
          <table:table-cell office:value-type="float" office:value="138">
            <text:p>138</text:p>
          </table:table-cell>
          <table:table-cell office:value-type="float" office:value="-112">
            <text:p>-112</text:p>
          </table:table-cell>
          <table:table-cell table:formula="of:=((-2*[.B781]+3*[.B782]+6*[.B783]+7*[.B784]+6*[.B785]+3*[.B786]-2*[.B787])/21)" office:value-type="float" office:value="202.190476190476">
            <text:p>202.1904761905</text:p>
          </table:table-cell>
        </table:table-row>
        <table:table-row table:style-name="ro2">
          <table:table-cell office:value-type="float" office:value="1282946">
            <text:p>1282946</text:p>
          </table:table-cell>
          <table:table-cell office:value-type="float" office:value="220">
            <text:p>220</text:p>
          </table:table-cell>
          <table:table-cell office:value-type="float" office:value="167">
            <text:p>167</text:p>
          </table:table-cell>
          <table:table-cell office:value-type="float" office:value="-112">
            <text:p>-112</text:p>
          </table:table-cell>
          <table:table-cell table:formula="of:=((-2*[.B782]+3*[.B783]+6*[.B784]+7*[.B785]+6*[.B786]+3*[.B787]-2*[.B788])/21)" office:value-type="float" office:value="209.619047619048">
            <text:p>209.619047619</text:p>
          </table:table-cell>
        </table:table-row>
        <table:table-row table:style-name="ro2">
          <table:table-cell office:value-type="float" office:value="1282986">
            <text:p>1282986</text:p>
          </table:table-cell>
          <table:table-cell office:value-type="float" office:value="200">
            <text:p>200</text:p>
          </table:table-cell>
          <table:table-cell office:value-type="float" office:value="206">
            <text:p>206</text:p>
          </table:table-cell>
          <table:table-cell office:value-type="float" office:value="-106">
            <text:p>-106</text:p>
          </table:table-cell>
          <table:table-cell table:formula="of:=((-2*[.B783]+3*[.B784]+6*[.B785]+7*[.B786]+6*[.B787]+3*[.B788]-2*[.B789])/21)" office:value-type="float" office:value="205.52380952381">
            <text:p>205.5238095238</text:p>
          </table:table-cell>
        </table:table-row>
        <table:table-row table:style-name="ro2">
          <table:table-cell office:value-type="float" office:value="1283027">
            <text:p>1283027</text:p>
          </table:table-cell>
          <table:table-cell office:value-type="float" office:value="185">
            <text:p>185</text:p>
          </table:table-cell>
          <table:table-cell office:value-type="float" office:value="193">
            <text:p>193</text:p>
          </table:table-cell>
          <table:table-cell office:value-type="float" office:value="-106">
            <text:p>-106</text:p>
          </table:table-cell>
          <table:table-cell table:formula="of:=((-2*[.B784]+3*[.B785]+6*[.B786]+7*[.B787]+6*[.B788]+3*[.B789]-2*[.B790])/21)" office:value-type="float" office:value="183.52380952381">
            <text:p>183.5238095238</text:p>
          </table:table-cell>
        </table:table-row>
        <table:table-row table:style-name="ro2">
          <table:table-cell office:value-type="float" office:value="1283068">
            <text:p>1283068</text:p>
          </table:table-cell>
          <table:table-cell office:value-type="float" office:value="152">
            <text:p>152</text:p>
          </table:table-cell>
          <table:table-cell office:value-type="float" office:value="208">
            <text:p>208</text:p>
          </table:table-cell>
          <table:table-cell office:value-type="float" office:value="-119">
            <text:p>-119</text:p>
          </table:table-cell>
          <table:table-cell table:formula="of:=((-2*[.B785]+3*[.B786]+6*[.B787]+7*[.B788]+6*[.B789]+3*[.B790]-2*[.B791])/21)" office:value-type="float" office:value="145.238095238095">
            <text:p>145.2380952381</text:p>
          </table:table-cell>
        </table:table-row>
        <table:table-row table:style-name="ro2">
          <table:table-cell office:value-type="float" office:value="1283108">
            <text:p>1283108</text:p>
          </table:table-cell>
          <table:table-cell office:value-type="float" office:value="105">
            <text:p>105</text:p>
          </table:table-cell>
          <table:table-cell office:value-type="float" office:value="208">
            <text:p>208</text:p>
          </table:table-cell>
          <table:table-cell office:value-type="float" office:value="-106">
            <text:p>-106</text:p>
          </table:table-cell>
          <table:table-cell table:formula="of:=((-2*[.B786]+3*[.B787]+6*[.B788]+7*[.B789]+6*[.B790]+3*[.B791]-2*[.B792])/21)" office:value-type="float" office:value="107.809523809524">
            <text:p>107.8095238095</text:p>
          </table:table-cell>
        </table:table-row>
        <table:table-row table:style-name="ro2">
          <table:table-cell office:value-type="float" office:value="1283148">
            <text:p>1283148</text:p>
          </table:table-cell>
          <table:table-cell office:value-type="float" office:value="66">
            <text:p>66</text:p>
          </table:table-cell>
          <table:table-cell office:value-type="float" office:value="209">
            <text:p>209</text:p>
          </table:table-cell>
          <table:table-cell office:value-type="float" office:value="-106">
            <text:p>-106</text:p>
          </table:table-cell>
          <table:table-cell table:formula="of:=((-2*[.B787]+3*[.B788]+6*[.B789]+7*[.B790]+6*[.B791]+3*[.B792]-2*[.B793])/21)" office:value-type="float" office:value="78.5238095238095">
            <text:p>78.5238095238</text:p>
          </table:table-cell>
        </table:table-row>
        <table:table-row table:style-name="ro2">
          <table:table-cell office:value-type="float" office:value="1283188">
            <text:p>1283188</text:p>
          </table:table-cell>
          <table:table-cell office:value-type="float" office:value="56">
            <text:p>56</text:p>
          </table:table-cell>
          <table:table-cell office:value-type="float" office:value="202">
            <text:p>202</text:p>
          </table:table-cell>
          <table:table-cell office:value-type="float" office:value="-112">
            <text:p>-112</text:p>
          </table:table-cell>
          <table:table-cell table:formula="of:=((-2*[.B788]+3*[.B789]+6*[.B790]+7*[.B791]+6*[.B792]+3*[.B793]-2*[.B794])/21)" office:value-type="float" office:value="56.9523809523809">
            <text:p>56.9523809524</text:p>
          </table:table-cell>
        </table:table-row>
        <table:table-row table:style-name="ro2">
          <table:table-cell office:value-type="float" office:value="1283228">
            <text:p>1283228</text:p>
          </table:table-cell>
          <table:table-cell office:value-type="float" office:value="51">
            <text:p>51</text:p>
          </table:table-cell>
          <table:table-cell office:value-type="float" office:value="210">
            <text:p>210</text:p>
          </table:table-cell>
          <table:table-cell office:value-type="float" office:value="-112">
            <text:p>-112</text:p>
          </table:table-cell>
          <table:table-cell table:formula="of:=((-2*[.B789]+3*[.B790]+6*[.B791]+7*[.B792]+6*[.B793]+3*[.B794]-2*[.B795])/21)" office:value-type="float" office:value="28.8095238095238">
            <text:p>28.8095238095</text:p>
          </table:table-cell>
        </table:table-row>
        <table:table-row table:style-name="ro2">
          <table:table-cell office:value-type="float" office:value="1283268">
            <text:p>1283268</text:p>
          </table:table-cell>
          <table:table-cell office:value-type="float" office:value="9">
            <text:p>9</text:p>
          </table:table-cell>
          <table:table-cell office:value-type="float" office:value="213">
            <text:p>213</text:p>
          </table:table-cell>
          <table:table-cell office:value-type="float" office:value="-111">
            <text:p>-111</text:p>
          </table:table-cell>
          <table:table-cell table:formula="of:=((-2*[.B790]+3*[.B791]+6*[.B792]+7*[.B793]+6*[.B794]+3*[.B795]-2*[.B796])/21)" office:value-type="float" office:value="17.4285714285714">
            <text:p>17.4285714286</text:p>
          </table:table-cell>
        </table:table-row>
        <table:table-row table:style-name="ro2">
          <table:table-cell office:value-type="float" office:value="1283308">
            <text:p>1283308</text:p>
          </table:table-cell>
          <table:table-cell office:value-type="float" office:value="-32">
            <text:p>-32</text:p>
          </table:table-cell>
          <table:table-cell office:value-type="float" office:value="233">
            <text:p>233</text:p>
          </table:table-cell>
          <table:table-cell office:value-type="float" office:value="-113">
            <text:p>-113</text:p>
          </table:table-cell>
          <table:table-cell table:formula="of:=((-2*[.B791]+3*[.B792]+6*[.B793]+7*[.B794]+6*[.B795]+3*[.B796]-2*[.B797])/21)" office:value-type="float" office:value="-0.761904761904762">
            <text:p>-0.7619047619</text:p>
          </table:table-cell>
        </table:table-row>
        <table:table-row table:style-name="ro2">
          <table:table-cell office:value-type="float" office:value="1283347">
            <text:p>1283347</text:p>
          </table:table-cell>
          <table:table-cell office:value-type="float" office:value="17">
            <text:p>17</text:p>
          </table:table-cell>
          <table:table-cell office:value-type="float" office:value="234">
            <text:p>234</text:p>
          </table:table-cell>
          <table:table-cell office:value-type="float" office:value="-113">
            <text:p>-113</text:p>
          </table:table-cell>
          <table:table-cell table:formula="of:=((-2*[.B792]+3*[.B793]+6*[.B794]+7*[.B795]+6*[.B796]+3*[.B797]-2*[.B798])/21)" office:value-type="float" office:value="-30">
            <text:p>-30</text:p>
          </table:table-cell>
        </table:table-row>
        <table:table-row table:style-name="ro2">
          <table:table-cell office:value-type="float" office:value="1283387">
            <text:p>1283387</text:p>
          </table:table-cell>
          <table:table-cell office:value-type="float" office:value="-51">
            <text:p>-51</text:p>
          </table:table-cell>
          <table:table-cell office:value-type="float" office:value="235">
            <text:p>235</text:p>
          </table:table-cell>
          <table:table-cell office:value-type="float" office:value="-116">
            <text:p>-116</text:p>
          </table:table-cell>
          <table:table-cell table:formula="of:=((-2*[.B793]+3*[.B794]+6*[.B795]+7*[.B796]+6*[.B797]+3*[.B798]-2*[.B799])/21)" office:value-type="float" office:value="-40">
            <text:p>-40</text:p>
          </table:table-cell>
        </table:table-row>
        <table:table-row table:style-name="ro2">
          <table:table-cell office:value-type="float" office:value="1283428">
            <text:p>1283428</text:p>
          </table:table-cell>
          <table:table-cell office:value-type="float" office:value="-82">
            <text:p>-82</text:p>
          </table:table-cell>
          <table:table-cell office:value-type="float" office:value="243">
            <text:p>243</text:p>
          </table:table-cell>
          <table:table-cell office:value-type="float" office:value="-116">
            <text:p>-116</text:p>
          </table:table-cell>
          <table:table-cell table:formula="of:=((-2*[.B794]+3*[.B795]+6*[.B796]+7*[.B797]+6*[.B798]+3*[.B799]-2*[.B800])/21)" office:value-type="float" office:value="-48.952380952381">
            <text:p>-48.9523809524</text:p>
          </table:table-cell>
        </table:table-row>
        <table:table-row table:style-name="ro2">
          <table:table-cell office:value-type="float" office:value="1283468">
            <text:p>1283468</text:p>
          </table:table-cell>
          <table:table-cell office:value-type="float" office:value="-35">
            <text:p>-35</text:p>
          </table:table-cell>
          <table:table-cell office:value-type="float" office:value="226">
            <text:p>226</text:p>
          </table:table-cell>
          <table:table-cell office:value-type="float" office:value="-104">
            <text:p>-104</text:p>
          </table:table-cell>
          <table:table-cell table:formula="of:=((-2*[.B795]+3*[.B796]+6*[.B797]+7*[.B798]+6*[.B799]+3*[.B800]-2*[.B801])/21)" office:value-type="float" office:value="-64.0952380952381">
            <text:p>-64.0952380952</text:p>
          </table:table-cell>
        </table:table-row>
        <table:table-row table:style-name="ro2">
          <table:table-cell office:value-type="float" office:value="1283508">
            <text:p>1283508</text:p>
          </table:table-cell>
          <table:table-cell office:value-type="float" office:value="-63">
            <text:p>-63</text:p>
          </table:table-cell>
          <table:table-cell office:value-type="float" office:value="199">
            <text:p>199</text:p>
          </table:table-cell>
          <table:table-cell office:value-type="float" office:value="-117">
            <text:p>-117</text:p>
          </table:table-cell>
          <table:table-cell table:formula="of:=((-2*[.B796]+3*[.B797]+6*[.B798]+7*[.B799]+6*[.B800]+3*[.B801]-2*[.B802])/21)" office:value-type="float" office:value="-61.1904761904762">
            <text:p>-61.1904761905</text:p>
          </table:table-cell>
        </table:table-row>
        <table:table-row table:style-name="ro2">
          <table:table-cell office:value-type="float" office:value="1283548">
            <text:p>1283548</text:p>
          </table:table-cell>
          <table:table-cell office:value-type="float" office:value="-68">
            <text:p>-68</text:p>
          </table:table-cell>
          <table:table-cell office:value-type="float" office:value="173">
            <text:p>173</text:p>
          </table:table-cell>
          <table:table-cell office:value-type="float" office:value="-117">
            <text:p>-117</text:p>
          </table:table-cell>
          <table:table-cell table:formula="of:=((-2*[.B797]+3*[.B798]+6*[.B799]+7*[.B800]+6*[.B801]+3*[.B802]-2*[.B803])/21)" office:value-type="float" office:value="-67.6190476190476">
            <text:p>-67.619047619</text:p>
          </table:table-cell>
        </table:table-row>
        <table:table-row table:style-name="ro2">
          <table:table-cell office:value-type="float" office:value="1283588">
            <text:p>1283588</text:p>
          </table:table-cell>
          <table:table-cell office:value-type="float" office:value="-80">
            <text:p>-80</text:p>
          </table:table-cell>
          <table:table-cell office:value-type="float" office:value="176">
            <text:p>176</text:p>
          </table:table-cell>
          <table:table-cell office:value-type="float" office:value="-117">
            <text:p>-117</text:p>
          </table:table-cell>
          <table:table-cell table:formula="of:=((-2*[.B798]+3*[.B799]+6*[.B800]+7*[.B801]+6*[.B802]+3*[.B803]-2*[.B804])/21)" office:value-type="float" office:value="-78.3333333333333">
            <text:p>-78.3333333333</text:p>
          </table:table-cell>
        </table:table-row>
        <table:table-row table:style-name="ro2">
          <table:table-cell office:value-type="float" office:value="1283628">
            <text:p>1283628</text:p>
          </table:table-cell>
          <table:table-cell office:value-type="float" office:value="-79">
            <text:p>-79</text:p>
          </table:table-cell>
          <table:table-cell office:value-type="float" office:value="180">
            <text:p>180</text:p>
          </table:table-cell>
          <table:table-cell office:value-type="float" office:value="-117">
            <text:p>-117</text:p>
          </table:table-cell>
          <table:table-cell table:formula="of:=((-2*[.B799]+3*[.B800]+6*[.B801]+7*[.B802]+6*[.B803]+3*[.B804]-2*[.B805])/21)" office:value-type="float" office:value="-68.0952380952381">
            <text:p>-68.0952380952</text:p>
          </table:table-cell>
        </table:table-row>
        <table:table-row table:style-name="ro2">
          <table:table-cell office:value-type="float" office:value="1283668">
            <text:p>1283668</text:p>
          </table:table-cell>
          <table:table-cell office:value-type="float" office:value="-46">
            <text:p>-46</text:p>
          </table:table-cell>
          <table:table-cell office:value-type="float" office:value="193">
            <text:p>193</text:p>
          </table:table-cell>
          <table:table-cell office:value-type="float" office:value="-118">
            <text:p>-118</text:p>
          </table:table-cell>
          <table:table-cell table:formula="of:=((-2*[.B800]+3*[.B801]+6*[.B802]+7*[.B803]+6*[.B804]+3*[.B805]-2*[.B806])/21)" office:value-type="float" office:value="-56.3333333333333">
            <text:p>-56.3333333333</text:p>
          </table:table-cell>
        </table:table-row>
        <table:table-row table:style-name="ro2">
          <table:table-cell office:value-type="float" office:value="1283708">
            <text:p>1283708</text:p>
          </table:table-cell>
          <table:table-cell office:value-type="float" office:value="-27">
            <text:p>-27</text:p>
          </table:table-cell>
          <table:table-cell office:value-type="float" office:value="185">
            <text:p>185</text:p>
          </table:table-cell>
          <table:table-cell office:value-type="float" office:value="-118">
            <text:p>-118</text:p>
          </table:table-cell>
          <table:table-cell table:formula="of:=((-2*[.B801]+3*[.B802]+6*[.B803]+7*[.B804]+6*[.B805]+3*[.B806]-2*[.B807])/21)" office:value-type="float" office:value="-30.7619047619048">
            <text:p>-30.7619047619</text:p>
          </table:table-cell>
        </table:table-row>
        <table:table-row table:style-name="ro2">
          <table:table-cell office:value-type="float" office:value="1283749">
            <text:p>1283749</text:p>
          </table:table-cell>
          <table:table-cell office:value-type="float" office:value="-19">
            <text:p>-19</text:p>
          </table:table-cell>
          <table:table-cell office:value-type="float" office:value="197">
            <text:p>197</text:p>
          </table:table-cell>
          <table:table-cell office:value-type="float" office:value="-118">
            <text:p>-118</text:p>
          </table:table-cell>
          <table:table-cell table:formula="of:=((-2*[.B802]+3*[.B803]+6*[.B804]+7*[.B805]+6*[.B806]+3*[.B807]-2*[.B808])/21)" office:value-type="float" office:value="-2.38095238095238">
            <text:p>-2.380952381</text:p>
          </table:table-cell>
        </table:table-row>
        <table:table-row table:style-name="ro2">
          <table:table-cell office:value-type="float" office:value="1283789">
            <text:p>1283789</text:p>
          </table:table-cell>
          <table:table-cell office:value-type="float" office:value="32">
            <text:p>32</text:p>
          </table:table-cell>
          <table:table-cell office:value-type="float" office:value="238">
            <text:p>238</text:p>
          </table:table-cell>
          <table:table-cell office:value-type="float" office:value="-124">
            <text:p>-124</text:p>
          </table:table-cell>
          <table:table-cell table:formula="of:=((-2*[.B803]+3*[.B804]+6*[.B805]+7*[.B806]+6*[.B807]+3*[.B808]-2*[.B809])/21)" office:value-type="float" office:value="21.3809523809524">
            <text:p>21.380952381</text:p>
          </table:table-cell>
        </table:table-row>
        <table:table-row table:style-name="ro2">
          <table:table-cell office:value-type="float" office:value="1283829">
            <text:p>1283829</text:p>
          </table:table-cell>
          <table:table-cell office:value-type="float" office:value="43">
            <text:p>43</text:p>
          </table:table-cell>
          <table:table-cell office:value-type="float" office:value="222">
            <text:p>222</text:p>
          </table:table-cell>
          <table:table-cell office:value-type="float" office:value="-124">
            <text:p>-124</text:p>
          </table:table-cell>
          <table:table-cell table:formula="of:=((-2*[.B804]+3*[.B805]+6*[.B806]+7*[.B807]+6*[.B808]+3*[.B809]-2*[.B810])/21)" office:value-type="float" office:value="36.7142857142857">
            <text:p>36.7142857143</text:p>
          </table:table-cell>
        </table:table-row>
        <table:table-row table:style-name="ro2">
          <table:table-cell office:value-type="float" office:value="1283869">
            <text:p>1283869</text:p>
          </table:table-cell>
          <table:table-cell office:value-type="float" office:value="48">
            <text:p>48</text:p>
          </table:table-cell>
          <table:table-cell office:value-type="float" office:value="225">
            <text:p>225</text:p>
          </table:table-cell>
          <table:table-cell office:value-type="float" office:value="-114">
            <text:p>-114</text:p>
          </table:table-cell>
          <table:table-cell table:formula="of:=((-2*[.B805]+3*[.B806]+6*[.B807]+7*[.B808]+6*[.B809]+3*[.B810]-2*[.B811])/21)" office:value-type="float" office:value="50.7142857142857">
            <text:p>50.7142857143</text:p>
          </table:table-cell>
        </table:table-row>
        <table:table-row table:style-name="ro2">
          <table:table-cell office:value-type="float" office:value="1283909">
            <text:p>1283909</text:p>
          </table:table-cell>
          <table:table-cell office:value-type="float" office:value="37">
            <text:p>37</text:p>
          </table:table-cell>
          <table:table-cell office:value-type="float" office:value="252">
            <text:p>252</text:p>
          </table:table-cell>
          <table:table-cell office:value-type="float" office:value="-112">
            <text:p>-112</text:p>
          </table:table-cell>
          <table:table-cell table:formula="of:=((-2*[.B806]+3*[.B807]+6*[.B808]+7*[.B809]+6*[.B810]+3*[.B811]-2*[.B812])/21)" office:value-type="float" office:value="45">
            <text:p>45</text:p>
          </table:table-cell>
        </table:table-row>
        <table:table-row table:style-name="ro2">
          <table:table-cell office:value-type="float" office:value="1283949">
            <text:p>1283949</text:p>
          </table:table-cell>
          <table:table-cell office:value-type="float" office:value="59">
            <text:p>59</text:p>
          </table:table-cell>
          <table:table-cell office:value-type="float" office:value="185">
            <text:p>185</text:p>
          </table:table-cell>
          <table:table-cell office:value-type="float" office:value="-112">
            <text:p>-112</text:p>
          </table:table-cell>
          <table:table-cell table:formula="of:=((-2*[.B807]+3*[.B808]+6*[.B809]+7*[.B810]+6*[.B811]+3*[.B812]-2*[.B813])/21)" office:value-type="float" office:value="46.9523809523809">
            <text:p>46.9523809524</text:p>
          </table:table-cell>
        </table:table-row>
        <table:table-row table:style-name="ro2">
          <table:table-cell office:value-type="float" office:value="1283988">
            <text:p>1283988</text:p>
          </table:table-cell>
          <table:table-cell office:value-type="float" office:value="31">
            <text:p>31</text:p>
          </table:table-cell>
          <table:table-cell office:value-type="float" office:value="189">
            <text:p>189</text:p>
          </table:table-cell>
          <table:table-cell office:value-type="float" office:value="-98">
            <text:p>-98</text:p>
          </table:table-cell>
          <table:table-cell table:formula="of:=((-2*[.B808]+3*[.B809]+6*[.B810]+7*[.B811]+6*[.B812]+3*[.B813]-2*[.B814])/21)" office:value-type="float" office:value="44.3809523809524">
            <text:p>44.380952381</text:p>
          </table:table-cell>
        </table:table-row>
        <table:table-row table:style-name="ro2">
          <table:table-cell office:value-type="float" office:value="1284027">
            <text:p>1284027</text:p>
          </table:table-cell>
          <table:table-cell office:value-type="float" office:value="57">
            <text:p>57</text:p>
          </table:table-cell>
          <table:table-cell office:value-type="float" office:value="171">
            <text:p>171</text:p>
          </table:table-cell>
          <table:table-cell office:value-type="float" office:value="-98">
            <text:p>-98</text:p>
          </table:table-cell>
          <table:table-cell table:formula="of:=((-2*[.B809]+3*[.B810]+6*[.B811]+7*[.B812]+6*[.B813]+3*[.B814]-2*[.B815])/21)" office:value-type="float" office:value="45.3333333333333">
            <text:p>45.3333333333</text:p>
          </table:table-cell>
        </table:table-row>
        <table:table-row table:style-name="ro2">
          <table:table-cell office:value-type="float" office:value="1284068">
            <text:p>1284068</text:p>
          </table:table-cell>
          <table:table-cell office:value-type="float" office:value="32">
            <text:p>32</text:p>
          </table:table-cell>
          <table:table-cell office:value-type="float" office:value="229">
            <text:p>229</text:p>
          </table:table-cell>
          <table:table-cell office:value-type="float" office:value="-95">
            <text:p>-95</text:p>
          </table:table-cell>
          <table:table-cell table:formula="of:=((-2*[.B810]+3*[.B811]+6*[.B812]+7*[.B813]+6*[.B814]+3*[.B815]-2*[.B816])/21)" office:value-type="float" office:value="39.2380952380952">
            <text:p>39.2380952381</text:p>
          </table:table-cell>
        </table:table-row>
        <table:table-row table:style-name="ro2">
          <table:table-cell office:value-type="float" office:value="1284108">
            <text:p>1284108</text:p>
          </table:table-cell>
          <table:table-cell office:value-type="float" office:value="46">
            <text:p>46</text:p>
          </table:table-cell>
          <table:table-cell office:value-type="float" office:value="162">
            <text:p>162</text:p>
          </table:table-cell>
          <table:table-cell office:value-type="float" office:value="-91">
            <text:p>-91</text:p>
          </table:table-cell>
          <table:table-cell table:formula="of:=((-2*[.B811]+3*[.B812]+6*[.B813]+7*[.B814]+6*[.B815]+3*[.B816]-2*[.B817])/21)" office:value-type="float" office:value="40.7142857142857">
            <text:p>40.7142857143</text:p>
          </table:table-cell>
        </table:table-row>
        <table:table-row table:style-name="ro2">
          <table:table-cell office:value-type="float" office:value="1284148">
            <text:p>1284148</text:p>
          </table:table-cell>
          <table:table-cell office:value-type="float" office:value="33">
            <text:p>33</text:p>
          </table:table-cell>
          <table:table-cell office:value-type="float" office:value="211">
            <text:p>211</text:p>
          </table:table-cell>
          <table:table-cell office:value-type="float" office:value="-91">
            <text:p>-91</text:p>
          </table:table-cell>
          <table:table-cell table:formula="of:=((-2*[.B812]+3*[.B813]+6*[.B814]+7*[.B815]+6*[.B816]+3*[.B817]-2*[.B818])/21)" office:value-type="float" office:value="42.2380952380952">
            <text:p>42.2380952381</text:p>
          </table:table-cell>
        </table:table-row>
        <table:table-row table:style-name="ro2">
          <table:table-cell office:value-type="float" office:value="1284188">
            <text:p>1284188</text:p>
          </table:table-cell>
          <table:table-cell office:value-type="float" office:value="46">
            <text:p>46</text:p>
          </table:table-cell>
          <table:table-cell office:value-type="float" office:value="188">
            <text:p>188</text:p>
          </table:table-cell>
          <table:table-cell office:value-type="float" office:value="-89">
            <text:p>-89</text:p>
          </table:table-cell>
          <table:table-cell table:formula="of:=((-2*[.B813]+3*[.B814]+6*[.B815]+7*[.B816]+6*[.B817]+3*[.B818]-2*[.B819])/21)" office:value-type="float" office:value="41.8571428571429">
            <text:p>41.8571428571</text:p>
          </table:table-cell>
        </table:table-row>
        <table:table-row table:style-name="ro2">
          <table:table-cell office:value-type="float" office:value="1284228">
            <text:p>1284228</text:p>
          </table:table-cell>
          <table:table-cell office:value-type="float" office:value="52">
            <text:p>52</text:p>
          </table:table-cell>
          <table:table-cell office:value-type="float" office:value="163">
            <text:p>163</text:p>
          </table:table-cell>
          <table:table-cell office:value-type="float" office:value="-89">
            <text:p>-89</text:p>
          </table:table-cell>
          <table:table-cell table:formula="of:=((-2*[.B814]+3*[.B815]+6*[.B816]+7*[.B817]+6*[.B818]+3*[.B819]-2*[.B820])/21)" office:value-type="float" office:value="35.3333333333333">
            <text:p>35.3333333333</text:p>
          </table:table-cell>
        </table:table-row>
        <table:table-row table:style-name="ro2">
          <table:table-cell office:value-type="float" office:value="1284268">
            <text:p>1284268</text:p>
          </table:table-cell>
          <table:table-cell office:value-type="float" office:value="17">
            <text:p>17</text:p>
          </table:table-cell>
          <table:table-cell office:value-type="float" office:value="199">
            <text:p>199</text:p>
          </table:table-cell>
          <table:table-cell office:value-type="float" office:value="-87">
            <text:p>-87</text:p>
          </table:table-cell>
          <table:table-cell table:formula="of:=((-2*[.B815]+3*[.B816]+6*[.B817]+7*[.B818]+6*[.B819]+3*[.B820]-2*[.B821])/21)" office:value-type="float" office:value="40.9047619047619">
            <text:p>40.9047619048</text:p>
          </table:table-cell>
        </table:table-row>
        <table:table-row table:style-name="ro2">
          <table:table-cell office:value-type="float" office:value="1284309">
            <text:p>1284309</text:p>
          </table:table-cell>
          <table:table-cell office:value-type="float" office:value="39">
            <text:p>39</text:p>
          </table:table-cell>
          <table:table-cell office:value-type="float" office:value="173">
            <text:p>173</text:p>
          </table:table-cell>
          <table:table-cell office:value-type="float" office:value="-87">
            <text:p>-87</text:p>
          </table:table-cell>
          <table:table-cell table:formula="of:=((-2*[.B816]+3*[.B817]+6*[.B818]+7*[.B819]+6*[.B820]+3*[.B821]-2*[.B822])/21)" office:value-type="float" office:value="40.9047619047619">
            <text:p>40.9047619048</text:p>
          </table:table-cell>
        </table:table-row>
        <table:table-row table:style-name="ro2">
          <table:table-cell office:value-type="float" office:value="1284349">
            <text:p>1284349</text:p>
          </table:table-cell>
          <table:table-cell office:value-type="float" office:value="62">
            <text:p>62</text:p>
          </table:table-cell>
          <table:table-cell office:value-type="float" office:value="230">
            <text:p>230</text:p>
          </table:table-cell>
          <table:table-cell office:value-type="float" office:value="-99">
            <text:p>-99</text:p>
          </table:table-cell>
          <table:table-cell table:formula="of:=((-2*[.B817]+3*[.B818]+6*[.B819]+7*[.B820]+6*[.B821]+3*[.B822]-2*[.B823])/21)" office:value-type="float" office:value="38.3333333333333">
            <text:p>38.3333333333</text:p>
          </table:table-cell>
        </table:table-row>
        <table:table-row table:style-name="ro2">
          <table:table-cell office:value-type="float" office:value="1284389">
            <text:p>1284389</text:p>
          </table:table-cell>
          <table:table-cell office:value-type="float" office:value="32">
            <text:p>32</text:p>
          </table:table-cell>
          <table:table-cell office:value-type="float" office:value="190">
            <text:p>190</text:p>
          </table:table-cell>
          <table:table-cell office:value-type="float" office:value="-98">
            <text:p>-98</text:p>
          </table:table-cell>
          <table:table-cell table:formula="of:=((-2*[.B818]+3*[.B819]+6*[.B820]+7*[.B821]+6*[.B822]+3*[.B823]-2*[.B824])/21)" office:value-type="float" office:value="44.4761904761905">
            <text:p>44.4761904762</text:p>
          </table:table-cell>
        </table:table-row>
        <table:table-row table:style-name="ro2">
          <table:table-cell office:value-type="float" office:value="1284429">
            <text:p>1284429</text:p>
          </table:table-cell>
          <table:table-cell office:value-type="float" office:value="24">
            <text:p>24</text:p>
          </table:table-cell>
          <table:table-cell office:value-type="float" office:value="195">
            <text:p>195</text:p>
          </table:table-cell>
          <table:table-cell office:value-type="float" office:value="-98">
            <text:p>-98</text:p>
          </table:table-cell>
          <table:table-cell table:formula="of:=((-2*[.B819]+3*[.B820]+6*[.B821]+7*[.B822]+6*[.B823]+3*[.B824]-2*[.B825])/21)" office:value-type="float" office:value="32">
            <text:p>32</text:p>
          </table:table-cell>
        </table:table-row>
        <table:table-row table:style-name="ro2">
          <table:table-cell office:value-type="float" office:value="1284469">
            <text:p>1284469</text:p>
          </table:table-cell>
          <table:table-cell office:value-type="float" office:value="37">
            <text:p>37</text:p>
          </table:table-cell>
          <table:table-cell office:value-type="float" office:value="217">
            <text:p>217</text:p>
          </table:table-cell>
          <table:table-cell office:value-type="float" office:value="-101">
            <text:p>-101</text:p>
          </table:table-cell>
          <table:table-cell table:formula="of:=((-2*[.B820]+3*[.B821]+6*[.B822]+7*[.B823]+6*[.B824]+3*[.B825]-2*[.B826])/21)" office:value-type="float" office:value="16.3809523809524">
            <text:p>16.380952381</text:p>
          </table:table-cell>
        </table:table-row>
        <table:table-row table:style-name="ro2">
          <table:table-cell office:value-type="float" office:value="1284510">
            <text:p>1284510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-101">
            <text:p>-101</text:p>
          </table:table-cell>
          <table:table-cell table:formula="of:=((-2*[.B821]+3*[.B822]+6*[.B823]+7*[.B824]+6*[.B825]+3*[.B826]-2*[.B827])/21)" office:value-type="float" office:value="18.8095238095238">
            <text:p>18.8095238095</text:p>
          </table:table-cell>
        </table:table-row>
        <table:table-row table:style-name="ro2">
          <table:table-cell office:value-type="float" office:value="1284550">
            <text:p>1284550</text:p>
          </table:table-cell>
          <table:table-cell office:value-type="float" office:value="9">
            <text:p>9</text:p>
          </table:table-cell>
          <table:table-cell office:value-type="float" office:value="208">
            <text:p>208</text:p>
          </table:table-cell>
          <table:table-cell office:value-type="float" office:value="-113">
            <text:p>-113</text:p>
          </table:table-cell>
          <table:table-cell table:formula="of:=((-2*[.B822]+3*[.B823]+6*[.B824]+7*[.B825]+6*[.B826]+3*[.B827]-2*[.B828])/21)" office:value-type="float" office:value="15.2380952380952">
            <text:p>15.2380952381</text:p>
          </table:table-cell>
        </table:table-row>
        <table:table-row table:style-name="ro2">
          <table:table-cell office:value-type="float" office:value="1284590">
            <text:p>1284590</text:p>
          </table:table-cell>
          <table:table-cell office:value-type="float" office:value="29">
            <text:p>29</text:p>
          </table:table-cell>
          <table:table-cell office:value-type="float" office:value="212">
            <text:p>212</text:p>
          </table:table-cell>
          <table:table-cell office:value-type="float" office:value="-109">
            <text:p>-109</text:p>
          </table:table-cell>
          <table:table-cell table:formula="of:=((-2*[.B823]+3*[.B824]+6*[.B825]+7*[.B826]+6*[.B827]+3*[.B828]-2*[.B829])/21)" office:value-type="float" office:value="2.52380952380952">
            <text:p>2.5238095238</text:p>
          </table:table-cell>
        </table:table-row>
        <table:table-row table:style-name="ro2">
          <table:table-cell office:value-type="float" office:value="1284630">
            <text:p>1284630</text:p>
          </table:table-cell>
          <table:table-cell office:value-type="float" office:value="-12">
            <text:p>-12</text:p>
          </table:table-cell>
          <table:table-cell office:value-type="float" office:value="213">
            <text:p>213</text:p>
          </table:table-cell>
          <table:table-cell office:value-type="float" office:value="-109">
            <text:p>-109</text:p>
          </table:table-cell>
          <table:table-cell table:formula="of:=((-2*[.B824]+3*[.B825]+6*[.B826]+7*[.B827]+6*[.B828]+3*[.B829]-2*[.B830])/21)" office:value-type="float" office:value="-2.28571428571429">
            <text:p>-2.2857142857</text:p>
          </table:table-cell>
        </table:table-row>
        <table:table-row table:style-name="ro2">
          <table:table-cell office:value-type="float" office:value="1284669">
            <text:p>1284669</text:p>
          </table:table-cell>
          <table:table-cell office:value-type="float" office:value="-28">
            <text:p>-28</text:p>
          </table:table-cell>
          <table:table-cell office:value-type="float" office:value="209">
            <text:p>209</text:p>
          </table:table-cell>
          <table:table-cell office:value-type="float" office:value="-112">
            <text:p>-112</text:p>
          </table:table-cell>
          <table:table-cell table:formula="of:=((-2*[.B825]+3*[.B826]+6*[.B827]+7*[.B828]+6*[.B829]+3*[.B830]-2*[.B831])/21)" office:value-type="float" office:value="-13.7142857142857">
            <text:p>-13.7142857143</text:p>
          </table:table-cell>
        </table:table-row>
        <table:table-row table:style-name="ro2">
          <table:table-cell office:value-type="float" office:value="1284708">
            <text:p>1284708</text:p>
          </table:table-cell>
          <table:table-cell office:value-type="float" office:value="-13">
            <text:p>-13</text:p>
          </table:table-cell>
          <table:table-cell office:value-type="float" office:value="226">
            <text:p>226</text:p>
          </table:table-cell>
          <table:table-cell office:value-type="float" office:value="-112">
            <text:p>-112</text:p>
          </table:table-cell>
          <table:table-cell table:formula="of:=((-2*[.B826]+3*[.B827]+6*[.B828]+7*[.B829]+6*[.B830]+3*[.B831]-2*[.B832])/21)" office:value-type="float" office:value="-29.7619047619048">
            <text:p>-29.7619047619</text:p>
          </table:table-cell>
        </table:table-row>
        <table:table-row table:style-name="ro2">
          <table:table-cell office:value-type="float" office:value="1284748">
            <text:p>1284748</text:p>
          </table:table-cell>
          <table:table-cell office:value-type="float" office:value="-21">
            <text:p>-21</text:p>
          </table:table-cell>
          <table:table-cell office:value-type="float" office:value="225">
            <text:p>225</text:p>
          </table:table-cell>
          <table:table-cell office:value-type="float" office:value="-116">
            <text:p>-116</text:p>
          </table:table-cell>
          <table:table-cell table:formula="of:=((-2*[.B827]+3*[.B828]+6*[.B829]+7*[.B830]+6*[.B831]+3*[.B832]-2*[.B833])/21)" office:value-type="float" office:value="-22.9047619047619">
            <text:p>-22.9047619048</text:p>
          </table:table-cell>
        </table:table-row>
        <table:table-row table:style-name="ro2">
          <table:table-cell office:value-type="float" office:value="1284788">
            <text:p>1284788</text:p>
          </table:table-cell>
          <table:table-cell office:value-type="float" office:value="-26">
            <text:p>-26</text:p>
          </table:table-cell>
          <table:table-cell office:value-type="float" office:value="222">
            <text:p>222</text:p>
          </table:table-cell>
          <table:table-cell office:value-type="float" office:value="-111">
            <text:p>-111</text:p>
          </table:table-cell>
          <table:table-cell table:formula="of:=((-2*[.B828]+3*[.B829]+6*[.B830]+7*[.B831]+6*[.B832]+3*[.B833]-2*[.B834])/21)" office:value-type="float" office:value="-3.14285714285714">
            <text:p>-3.1428571429</text:p>
          </table:table-cell>
        </table:table-row>
        <table:table-row table:style-name="ro2">
          <table:table-cell office:value-type="float" office:value="1284829">
            <text:p>1284829</text:p>
          </table:table-cell>
          <table:table-cell office:value-type="float" office:value="34">
            <text:p>34</text:p>
          </table:table-cell>
          <table:table-cell office:value-type="float" office:value="194">
            <text:p>194</text:p>
          </table:table-cell>
          <table:table-cell office:value-type="float" office:value="-111">
            <text:p>-111</text:p>
          </table:table-cell>
          <table:table-cell table:formula="of:=((-2*[.B829]+3*[.B830]+6*[.B831]+7*[.B832]+6*[.B833]+3*[.B834]-2*[.B835])/21)" office:value-type="float" office:value="26.4285714285714">
            <text:p>26.4285714286</text:p>
          </table:table-cell>
        </table:table-row>
        <table:table-row table:style-name="ro2">
          <table:table-cell office:value-type="float" office:value="1284870">
            <text:p>1284870</text:p>
          </table:table-cell>
          <table:table-cell office:value-type="float" office:value="71">
            <text:p>71</text:p>
          </table:table-cell>
          <table:table-cell office:value-type="float" office:value="207">
            <text:p>207</text:p>
          </table:table-cell>
          <table:table-cell office:value-type="float" office:value="-108">
            <text:p>-108</text:p>
          </table:table-cell>
          <table:table-cell table:formula="of:=((-2*[.B830]+3*[.B831]+6*[.B832]+7*[.B833]+6*[.B834]+3*[.B835]-2*[.B836])/21)" office:value-type="float" office:value="59.4761904761905">
            <text:p>59.4761904762</text:p>
          </table:table-cell>
        </table:table-row>
        <table:table-row table:style-name="ro2">
          <table:table-cell office:value-type="float" office:value="1284910">
            <text:p>1284910</text:p>
          </table:table-cell>
          <table:table-cell office:value-type="float" office:value="96">
            <text:p>96</text:p>
          </table:table-cell>
          <table:table-cell office:value-type="float" office:value="190">
            <text:p>190</text:p>
          </table:table-cell>
          <table:table-cell office:value-type="float" office:value="-108">
            <text:p>-108</text:p>
          </table:table-cell>
          <table:table-cell table:formula="of:=((-2*[.B831]+3*[.B832]+6*[.B833]+7*[.B834]+6*[.B835]+3*[.B836]-2*[.B837])/21)" office:value-type="float" office:value="90.7142857142857">
            <text:p>90.7142857143</text:p>
          </table:table-cell>
        </table:table-row>
        <table:table-row table:style-name="ro2">
          <table:table-cell office:value-type="float" office:value="1284950">
            <text:p>1284950</text:p>
          </table:table-cell>
          <table:table-cell office:value-type="float" office:value="102">
            <text:p>102</text:p>
          </table:table-cell>
          <table:table-cell office:value-type="float" office:value="173">
            <text:p>173</text:p>
          </table:table-cell>
          <table:table-cell office:value-type="float" office:value="-119">
            <text:p>-119</text:p>
          </table:table-cell>
          <table:table-cell table:formula="of:=((-2*[.B832]+3*[.B833]+6*[.B834]+7*[.B835]+6*[.B836]+3*[.B837]-2*[.B838])/21)" office:value-type="float" office:value="121.714285714286">
            <text:p>121.7142857143</text:p>
          </table:table-cell>
        </table:table-row>
        <table:table-row table:style-name="ro2">
          <table:table-cell office:value-type="float" office:value="1284990">
            <text:p>1284990</text:p>
          </table:table-cell>
          <table:table-cell office:value-type="float" office:value="149">
            <text:p>149</text:p>
          </table:table-cell>
          <table:table-cell office:value-type="float" office:value="175">
            <text:p>175</text:p>
          </table:table-cell>
          <table:table-cell office:value-type="float" office:value="-121">
            <text:p>-121</text:p>
          </table:table-cell>
          <table:table-cell table:formula="of:=((-2*[.B833]+3*[.B834]+6*[.B835]+7*[.B836]+6*[.B837]+3*[.B838]-2*[.B839])/21)" office:value-type="float" office:value="150.761904761905">
            <text:p>150.7619047619</text:p>
          </table:table-cell>
        </table:table-row>
        <table:table-row table:style-name="ro2">
          <table:table-cell office:value-type="float" office:value="1285030">
            <text:p>1285030</text:p>
          </table:table-cell>
          <table:table-cell office:value-type="float" office:value="203">
            <text:p>203</text:p>
          </table:table-cell>
          <table:table-cell office:value-type="float" office:value="207">
            <text:p>207</text:p>
          </table:table-cell>
          <table:table-cell office:value-type="float" office:value="-121">
            <text:p>-121</text:p>
          </table:table-cell>
          <table:table-cell table:formula="of:=((-2*[.B834]+3*[.B835]+6*[.B836]+7*[.B837]+6*[.B838]+3*[.B839]-2*[.B840])/21)" office:value-type="float" office:value="184.952380952381">
            <text:p>184.9523809524</text:p>
          </table:table-cell>
        </table:table-row>
        <table:table-row table:style-name="ro2">
          <table:table-cell office:value-type="float" office:value="1285070">
            <text:p>1285070</text:p>
          </table:table-cell>
          <table:table-cell office:value-type="float" office:value="191">
            <text:p>191</text:p>
          </table:table-cell>
          <table:table-cell office:value-type="float" office:value="181">
            <text:p>181</text:p>
          </table:table-cell>
          <table:table-cell office:value-type="float" office:value="-124">
            <text:p>-124</text:p>
          </table:table-cell>
          <table:table-cell table:formula="of:=((-2*[.B835]+3*[.B836]+6*[.B837]+7*[.B838]+6*[.B839]+3*[.B840]-2*[.B841])/21)" office:value-type="float" office:value="204.523809523809">
            <text:p>204.5238095238</text:p>
          </table:table-cell>
        </table:table-row>
        <table:table-row table:style-name="ro2">
          <table:table-cell office:value-type="float" office:value="1285110">
            <text:p>1285110</text:p>
          </table:table-cell>
          <table:table-cell office:value-type="float" office:value="213">
            <text:p>213</text:p>
          </table:table-cell>
          <table:table-cell office:value-type="float" office:value="183">
            <text:p>183</text:p>
          </table:table-cell>
          <table:table-cell office:value-type="float" office:value="-124">
            <text:p>-124</text:p>
          </table:table-cell>
          <table:table-cell table:formula="of:=((-2*[.B836]+3*[.B837]+6*[.B838]+7*[.B839]+6*[.B840]+3*[.B841]-2*[.B842])/21)" office:value-type="float" office:value="193.333333333333">
            <text:p>193.3333333333</text:p>
          </table:table-cell>
        </table:table-row>
        <table:table-row table:style-name="ro2">
          <table:table-cell office:value-type="float" office:value="1285150">
            <text:p>1285150</text:p>
          </table:table-cell>
          <table:table-cell office:value-type="float" office:value="165">
            <text:p>165</text:p>
          </table:table-cell>
          <table:table-cell office:value-type="float" office:value="181">
            <text:p>181</text:p>
          </table:table-cell>
          <table:table-cell office:value-type="float" office:value="-129">
            <text:p>-129</text:p>
          </table:table-cell>
          <table:table-cell table:formula="of:=((-2*[.B837]+3*[.B838]+6*[.B839]+7*[.B840]+6*[.B841]+3*[.B842]-2*[.B843])/21)" office:value-type="float" office:value="169.428571428571">
            <text:p>169.4285714286</text:p>
          </table:table-cell>
        </table:table-row>
        <table:table-row table:style-name="ro2">
          <table:table-cell office:value-type="float" office:value="1285190">
            <text:p>1285190</text:p>
          </table:table-cell>
          <table:table-cell office:value-type="float" office:value="138">
            <text:p>138</text:p>
          </table:table-cell>
          <table:table-cell office:value-type="float" office:value="214">
            <text:p>214</text:p>
          </table:table-cell>
          <table:table-cell office:value-type="float" office:value="-126">
            <text:p>-126</text:p>
          </table:table-cell>
          <table:table-cell table:formula="of:=((-2*[.B838]+3*[.B839]+6*[.B840]+7*[.B841]+6*[.B842]+3*[.B843]-2*[.B844])/21)" office:value-type="float" office:value="164.904761904762">
            <text:p>164.9047619048</text:p>
          </table:table-cell>
        </table:table-row>
        <table:table-row table:style-name="ro2">
          <table:table-cell office:value-type="float" office:value="1285230">
            <text:p>1285230</text:p>
          </table:table-cell>
          <table:table-cell office:value-type="float" office:value="146">
            <text:p>146</text:p>
          </table:table-cell>
          <table:table-cell office:value-type="float" office:value="224">
            <text:p>224</text:p>
          </table:table-cell>
          <table:table-cell office:value-type="float" office:value="-126">
            <text:p>-126</text:p>
          </table:table-cell>
          <table:table-cell table:formula="of:=((-2*[.B839]+3*[.B840]+6*[.B841]+7*[.B842]+6*[.B843]+3*[.B844]-2*[.B845])/21)" office:value-type="float" office:value="140.333333333333">
            <text:p>140.3333333333</text:p>
          </table:table-cell>
        </table:table-row>
        <table:table-row table:style-name="ro2">
          <table:table-cell office:value-type="float" office:value="1285270">
            <text:p>1285270</text:p>
          </table:table-cell>
          <table:table-cell office:value-type="float" office:value="154">
            <text:p>154</text:p>
          </table:table-cell>
          <table:table-cell office:value-type="float" office:value="207">
            <text:p>207</text:p>
          </table:table-cell>
          <table:table-cell office:value-type="float" office:value="-121">
            <text:p>-121</text:p>
          </table:table-cell>
          <table:table-cell table:formula="of:=((-2*[.B840]+3*[.B841]+6*[.B842]+7*[.B843]+6*[.B844]+3*[.B845]-2*[.B846])/21)" office:value-type="float" office:value="110.095238095238">
            <text:p>110.0952380952</text:p>
          </table:table-cell>
        </table:table-row>
        <table:table-row table:style-name="ro2">
          <table:table-cell office:value-type="float" office:value="1285310">
            <text:p>1285310</text:p>
          </table:table-cell>
          <table:table-cell office:value-type="float" office:value="44">
            <text:p>44</text:p>
          </table:table-cell>
          <table:table-cell office:value-type="float" office:value="225">
            <text:p>225</text:p>
          </table:table-cell>
          <table:table-cell office:value-type="float" office:value="-121">
            <text:p>-121</text:p>
          </table:table-cell>
          <table:table-cell table:formula="of:=((-2*[.B841]+3*[.B842]+6*[.B843]+7*[.B844]+6*[.B845]+3*[.B846]-2*[.B847])/21)" office:value-type="float" office:value="73.0476190476191">
            <text:p>73.0476190476</text:p>
          </table:table-cell>
        </table:table-row>
        <table:table-row table:style-name="ro2">
          <table:table-cell office:value-type="float" office:value="1285350">
            <text:p>1285350</text:p>
          </table:table-cell>
          <table:table-cell office:value-type="float" office:value="14">
            <text:p>14</text:p>
          </table:table-cell>
          <table:table-cell office:value-type="float" office:value="204">
            <text:p>204</text:p>
          </table:table-cell>
          <table:table-cell office:value-type="float" office:value="-121">
            <text:p>-121</text:p>
          </table:table-cell>
          <table:table-cell table:formula="of:=((-2*[.B842]+3*[.B843]+6*[.B844]+7*[.B845]+6*[.B846]+3*[.B847]-2*[.B848])/21)" office:value-type="float" office:value="28.6666666666667">
            <text:p>28.6666666667</text:p>
          </table:table-cell>
        </table:table-row>
        <table:table-row table:style-name="ro2">
          <table:table-cell office:value-type="float" office:value="1285390">
            <text:p>1285390</text:p>
          </table:table-cell>
          <table:table-cell office:value-type="float" office:value="16">
            <text:p>16</text:p>
          </table:table-cell>
          <table:table-cell office:value-type="float" office:value="188">
            <text:p>188</text:p>
          </table:table-cell>
          <table:table-cell office:value-type="float" office:value="-122">
            <text:p>-122</text:p>
          </table:table-cell>
          <table:table-cell table:formula="of:=((-2*[.B843]+3*[.B844]+6*[.B845]+7*[.B846]+6*[.B847]+3*[.B848]-2*[.B849])/21)" office:value-type="float" office:value="2.52380952380952">
            <text:p>2.5238095238</text:p>
          </table:table-cell>
        </table:table-row>
        <table:table-row table:style-name="ro2">
          <table:table-cell office:value-type="float" office:value="1285430">
            <text:p>1285430</text:p>
          </table:table-cell>
          <table:table-cell office:value-type="float" office:value="-4">
            <text:p>-4</text:p>
          </table:table-cell>
          <table:table-cell office:value-type="float" office:value="186">
            <text:p>186</text:p>
          </table:table-cell>
          <table:table-cell office:value-type="float" office:value="-122">
            <text:p>-122</text:p>
          </table:table-cell>
          <table:table-cell table:formula="of:=((-2*[.B844]+3*[.B845]+6*[.B846]+7*[.B847]+6*[.B848]+3*[.B849]-2*[.B850])/21)" office:value-type="float" office:value="7.23809523809524">
            <text:p>7.2380952381</text:p>
          </table:table-cell>
        </table:table-row>
        <table:table-row table:style-name="ro2">
          <table:table-cell office:value-type="float" office:value="1285470">
            <text:p>1285470</text:p>
          </table:table-cell>
          <table:table-cell office:value-type="float" office:value="7">
            <text:p>7</text:p>
          </table:table-cell>
          <table:table-cell office:value-type="float" office:value="197">
            <text:p>197</text:p>
          </table:table-cell>
          <table:table-cell office:value-type="float" office:value="-133">
            <text:p>-133</text:p>
          </table:table-cell>
          <table:table-cell table:formula="of:=((-2*[.B845]+3*[.B846]+6*[.B847]+7*[.B848]+6*[.B849]+3*[.B850]-2*[.B851])/21)" office:value-type="float" office:value="-10.5714285714286">
            <text:p>-10.5714285714</text:p>
          </table:table-cell>
        </table:table-row>
        <table:table-row table:style-name="ro2">
          <table:table-cell office:value-type="float" office:value="1285510">
            <text:p>1285510</text:p>
          </table:table-cell>
          <table:table-cell office:value-type="float" office:value="-18">
            <text:p>-18</text:p>
          </table:table-cell>
          <table:table-cell office:value-type="float" office:value="217">
            <text:p>217</text:p>
          </table:table-cell>
          <table:table-cell office:value-type="float" office:value="-133">
            <text:p>-133</text:p>
          </table:table-cell>
          <table:table-cell table:formula="of:=((-2*[.B846]+3*[.B847]+6*[.B848]+7*[.B849]+6*[.B850]+3*[.B851]-2*[.B852])/21)" office:value-type="float" office:value="-27.4761904761905">
            <text:p>-27.4761904762</text:p>
          </table:table-cell>
        </table:table-row>
        <table:table-row table:style-name="ro2">
          <table:table-cell office:value-type="float" office:value="1285550">
            <text:p>1285550</text:p>
          </table:table-cell>
          <table:table-cell office:value-type="float" office:value="-71">
            <text:p>-71</text:p>
          </table:table-cell>
          <table:table-cell office:value-type="float" office:value="199">
            <text:p>199</text:p>
          </table:table-cell>
          <table:table-cell office:value-type="float" office:value="-122">
            <text:p>-122</text:p>
          </table:table-cell>
          <table:table-cell table:formula="of:=((-2*[.B847]+3*[.B848]+6*[.B849]+7*[.B850]+6*[.B851]+3*[.B852]-2*[.B853])/21)" office:value-type="float" office:value="-34.5238095238095">
            <text:p>-34.5238095238</text:p>
          </table:table-cell>
        </table:table-row>
        <table:table-row table:style-name="ro2">
          <table:table-cell office:value-type="float" office:value="1285590">
            <text:p>1285590</text:p>
          </table:table-cell>
          <table:table-cell office:value-type="float" office:value="-27">
            <text:p>-27</text:p>
          </table:table-cell>
          <table:table-cell office:value-type="float" office:value="228">
            <text:p>228</text:p>
          </table:table-cell>
          <table:table-cell office:value-type="float" office:value="-130">
            <text:p>-130</text:p>
          </table:table-cell>
          <table:table-cell table:formula="of:=((-2*[.B848]+3*[.B849]+6*[.B850]+7*[.B851]+6*[.B852]+3*[.B853]-2*[.B854])/21)" office:value-type="float" office:value="-42.2380952380952">
            <text:p>-42.2380952381</text:p>
          </table:table-cell>
        </table:table-row>
        <table:table-row table:style-name="ro2">
          <table:table-cell office:value-type="float" office:value="1285631">
            <text:p>1285631</text:p>
          </table:table-cell>
          <table:table-cell office:value-type="float" office:value="-29">
            <text:p>-29</text:p>
          </table:table-cell>
          <table:table-cell office:value-type="float" office:value="213">
            <text:p>213</text:p>
          </table:table-cell>
          <table:table-cell office:value-type="float" office:value="-130">
            <text:p>-130</text:p>
          </table:table-cell>
          <table:table-cell table:formula="of:=((-2*[.B849]+3*[.B850]+6*[.B851]+7*[.B852]+6*[.B853]+3*[.B854]-2*[.B855])/21)" office:value-type="float" office:value="-41.5238095238095">
            <text:p>-41.5238095238</text:p>
          </table:table-cell>
        </table:table-row>
        <table:table-row table:style-name="ro2">
          <table:table-cell office:value-type="float" office:value="1285671">
            <text:p>1285671</text:p>
          </table:table-cell>
          <table:table-cell office:value-type="float" office:value="-50">
            <text:p>-50</text:p>
          </table:table-cell>
          <table:table-cell office:value-type="float" office:value="207">
            <text:p>207</text:p>
          </table:table-cell>
          <table:table-cell office:value-type="float" office:value="-123">
            <text:p>-123</text:p>
          </table:table-cell>
          <table:table-cell table:formula="of:=((-2*[.B850]+3*[.B851]+6*[.B852]+7*[.B853]+6*[.B854]+3*[.B855]-2*[.B856])/21)" office:value-type="float" office:value="-42.3809523809524">
            <text:p>-42.380952381</text:p>
          </table:table-cell>
        </table:table-row>
        <table:table-row table:style-name="ro2">
          <table:table-cell office:value-type="float" office:value="1285711">
            <text:p>1285711</text:p>
          </table:table-cell>
          <table:table-cell office:value-type="float" office:value="-60">
            <text:p>-60</text:p>
          </table:table-cell>
          <table:table-cell office:value-type="float" office:value="191">
            <text:p>191</text:p>
          </table:table-cell>
          <table:table-cell office:value-type="float" office:value="-123">
            <text:p>-123</text:p>
          </table:table-cell>
          <table:table-cell table:formula="of:=((-2*[.B851]+3*[.B852]+6*[.B853]+7*[.B854]+6*[.B855]+3*[.B856]-2*[.B857])/21)" office:value-type="float" office:value="-64.4761904761905">
            <text:p>-64.4761904762</text:p>
          </table:table-cell>
        </table:table-row>
        <table:table-row table:style-name="ro2">
          <table:table-cell office:value-type="float" office:value="1285751">
            <text:p>1285751</text:p>
          </table:table-cell>
          <table:table-cell office:value-type="float" office:value="-75">
            <text:p>-75</text:p>
          </table:table-cell>
          <table:table-cell office:value-type="float" office:value="189">
            <text:p>189</text:p>
          </table:table-cell>
          <table:table-cell office:value-type="float" office:value="-136">
            <text:p>-136</text:p>
          </table:table-cell>
          <table:table-cell table:formula="of:=((-2*[.B852]+3*[.B853]+6*[.B854]+7*[.B855]+6*[.B856]+3*[.B857]-2*[.B858])/21)" office:value-type="float" office:value="-70.8571428571429">
            <text:p>-70.8571428571</text:p>
          </table:table-cell>
        </table:table-row>
        <table:table-row table:style-name="ro2">
          <table:table-cell office:value-type="float" office:value="1285791">
            <text:p>1285791</text:p>
          </table:table-cell>
          <table:table-cell office:value-type="float" office:value="-79">
            <text:p>-79</text:p>
          </table:table-cell>
          <table:table-cell office:value-type="float" office:value="195">
            <text:p>195</text:p>
          </table:table-cell>
          <table:table-cell office:value-type="float" office:value="-136">
            <text:p>-136</text:p>
          </table:table-cell>
          <table:table-cell table:formula="of:=((-2*[.B853]+3*[.B854]+6*[.B855]+7*[.B856]+6*[.B857]+3*[.B858]-2*[.B859])/21)" office:value-type="float" office:value="-68.4285714285714">
            <text:p>-68.4285714286</text:p>
          </table:table-cell>
        </table:table-row>
        <table:table-row table:style-name="ro2">
          <table:table-cell office:value-type="float" office:value="1285831">
            <text:p>1285831</text:p>
          </table:table-cell>
          <table:table-cell office:value-type="float" office:value="-43">
            <text:p>-43</text:p>
          </table:table-cell>
          <table:table-cell office:value-type="float" office:value="175">
            <text:p>175</text:p>
          </table:table-cell>
          <table:table-cell office:value-type="float" office:value="-136">
            <text:p>-136</text:p>
          </table:table-cell>
          <table:table-cell table:formula="of:=((-2*[.B854]+3*[.B855]+6*[.B856]+7*[.B857]+6*[.B858]+3*[.B859]-2*[.B860])/21)" office:value-type="float" office:value="-62.8095238095238">
            <text:p>-62.8095238095</text:p>
          </table:table-cell>
        </table:table-row>
        <table:table-row table:style-name="ro2">
          <table:table-cell office:value-type="float" office:value="1285871">
            <text:p>1285871</text:p>
          </table:table-cell>
          <table:table-cell office:value-type="float" office:value="-46">
            <text:p>-46</text:p>
          </table:table-cell>
          <table:table-cell office:value-type="float" office:value="192">
            <text:p>192</text:p>
          </table:table-cell>
          <table:table-cell office:value-type="float" office:value="-122">
            <text:p>-122</text:p>
          </table:table-cell>
          <table:table-cell table:formula="of:=((-2*[.B855]+3*[.B856]+6*[.B857]+7*[.B858]+6*[.B859]+3*[.B860]-2*[.B861])/21)" office:value-type="float" office:value="-34.2380952380952">
            <text:p>-34.2380952381</text:p>
          </table:table-cell>
        </table:table-row>
        <table:table-row table:style-name="ro2">
          <table:table-cell office:value-type="float" office:value="1285911">
            <text:p>1285911</text:p>
          </table:table-cell>
          <table:table-cell office:value-type="float" office:value="-21">
            <text:p>-21</text:p>
          </table:table-cell>
          <table:table-cell office:value-type="float" office:value="196">
            <text:p>196</text:p>
          </table:table-cell>
          <table:table-cell office:value-type="float" office:value="-122">
            <text:p>-122</text:p>
          </table:table-cell>
          <table:table-cell table:formula="of:=((-2*[.B856]+3*[.B857]+6*[.B858]+7*[.B859]+6*[.B860]+3*[.B861]-2*[.B862])/21)" office:value-type="float" office:value="-1.14285714285714">
            <text:p>-1.1428571429</text:p>
          </table:table-cell>
        </table:table-row>
        <table:table-row table:style-name="ro2">
          <table:table-cell office:value-type="float" office:value="1285952">
            <text:p>1285952</text:p>
          </table:table-cell>
          <table:table-cell office:value-type="float" office:value="50">
            <text:p>50</text:p>
          </table:table-cell>
          <table:table-cell office:value-type="float" office:value="221">
            <text:p>221</text:p>
          </table:table-cell>
          <table:table-cell office:value-type="float" office:value="-129">
            <text:p>-129</text:p>
          </table:table-cell>
          <table:table-cell table:formula="of:=((-2*[.B857]+3*[.B858]+6*[.B859]+7*[.B860]+6*[.B861]+3*[.B862]-2*[.B863])/21)" office:value-type="float" office:value="21.1428571428571">
            <text:p>21.1428571429</text:p>
          </table:table-cell>
        </table:table-row>
        <table:table-row table:style-name="ro2">
          <table:table-cell office:value-type="float" office:value="1285992">
            <text:p>1285992</text:p>
          </table:table-cell>
          <table:table-cell office:value-type="float" office:value="38">
            <text:p>38</text:p>
          </table:table-cell>
          <table:table-cell office:value-type="float" office:value="246">
            <text:p>246</text:p>
          </table:table-cell>
          <table:table-cell office:value-type="float" office:value="-129">
            <text:p>-129</text:p>
          </table:table-cell>
          <table:table-cell table:formula="of:=((-2*[.B858]+3*[.B859]+6*[.B860]+7*[.B861]+6*[.B862]+3*[.B863]-2*[.B864])/21)" office:value-type="float" office:value="31.5238095238095">
            <text:p>31.5238095238</text:p>
          </table:table-cell>
        </table:table-row>
        <table:table-row table:style-name="ro2">
          <table:table-cell office:value-type="float" office:value="1286031">
            <text:p>1286031</text:p>
          </table:table-cell>
          <table:table-cell office:value-type="float" office:value="22">
            <text:p>22</text:p>
          </table:table-cell>
          <table:table-cell office:value-type="float" office:value="241">
            <text:p>241</text:p>
          </table:table-cell>
          <table:table-cell office:value-type="float" office:value="-122">
            <text:p>-122</text:p>
          </table:table-cell>
          <table:table-cell table:formula="of:=((-2*[.B859]+3*[.B860]+6*[.B861]+7*[.B862]+6*[.B863]+3*[.B864]-2*[.B865])/21)" office:value-type="float" office:value="30.047619047619">
            <text:p>30.0476190476</text:p>
          </table:table-cell>
        </table:table-row>
        <table:table-row table:style-name="ro2">
          <table:table-cell office:value-type="float" office:value="1286071">
            <text:p>1286071</text:p>
          </table:table-cell>
          <table:table-cell office:value-type="float" office:value="11">
            <text:p>11</text:p>
          </table:table-cell>
          <table:table-cell office:value-type="float" office:value="204">
            <text:p>204</text:p>
          </table:table-cell>
          <table:table-cell office:value-type="float" office:value="-121">
            <text:p>-121</text:p>
          </table:table-cell>
          <table:table-cell table:formula="of:=((-2*[.B860]+3*[.B861]+6*[.B862]+7*[.B863]+6*[.B864]+3*[.B865]-2*[.B866])/21)" office:value-type="float" office:value="31.2857142857143">
            <text:p>31.2857142857</text:p>
          </table:table-cell>
        </table:table-row>
        <table:table-row table:style-name="ro2">
          <table:table-cell office:value-type="float" office:value="1286111">
            <text:p>1286111</text:p>
          </table:table-cell>
          <table:table-cell office:value-type="float" office:value="49">
            <text:p>49</text:p>
          </table:table-cell>
          <table:table-cell office:value-type="float" office:value="249">
            <text:p>249</text:p>
          </table:table-cell>
          <table:table-cell office:value-type="float" office:value="-121">
            <text:p>-121</text:p>
          </table:table-cell>
          <table:table-cell table:formula="of:=((-2*[.B861]+3*[.B862]+6*[.B863]+7*[.B864]+6*[.B865]+3*[.B866]-2*[.B867])/21)" office:value-type="float" office:value="44.0952380952381">
            <text:p>44.0952380952</text:p>
          </table:table-cell>
        </table:table-row>
        <table:table-row table:style-name="ro2">
          <table:table-cell office:value-type="float" office:value="1286151">
            <text:p>1286151</text:p>
          </table:table-cell>
          <table:table-cell office:value-type="float" office:value="78">
            <text:p>78</text:p>
          </table:table-cell>
          <table:table-cell office:value-type="float" office:value="207">
            <text:p>207</text:p>
          </table:table-cell>
          <table:table-cell office:value-type="float" office:value="-113">
            <text:p>-113</text:p>
          </table:table-cell>
          <table:table-cell table:formula="of:=((-2*[.B862]+3*[.B863]+6*[.B864]+7*[.B865]+6*[.B866]+3*[.B867]-2*[.B868])/21)" office:value-type="float" office:value="53.3333333333333">
            <text:p>53.3333333333</text:p>
          </table:table-cell>
        </table:table-row>
        <table:table-row table:style-name="ro2">
          <table:table-cell office:value-type="float" office:value="1286191">
            <text:p>1286191</text:p>
          </table:table-cell>
          <table:table-cell office:value-type="float" office:value="47">
            <text:p>47</text:p>
          </table:table-cell>
          <table:table-cell office:value-type="float" office:value="274">
            <text:p>274</text:p>
          </table:table-cell>
          <table:table-cell office:value-type="float" office:value="-113">
            <text:p>-113</text:p>
          </table:table-cell>
          <table:table-cell table:formula="of:=((-2*[.B863]+3*[.B864]+6*[.B865]+7*[.B866]+6*[.B867]+3*[.B868]-2*[.B869])/21)" office:value-type="float" office:value="58.9047619047619">
            <text:p>58.9047619048</text:p>
          </table:table-cell>
        </table:table-row>
        <table:table-row table:style-name="ro2">
          <table:table-cell office:value-type="float" office:value="1286231">
            <text:p>1286231</text:p>
          </table:table-cell>
          <table:table-cell office:value-type="float" office:value="41">
            <text:p>41</text:p>
          </table:table-cell>
          <table:table-cell office:value-type="float" office:value="206">
            <text:p>206</text:p>
          </table:table-cell>
          <table:table-cell office:value-type="float" office:value="-118">
            <text:p>-118</text:p>
          </table:table-cell>
          <table:table-cell table:formula="of:=((-2*[.B864]+3*[.B865]+6*[.B866]+7*[.B867]+6*[.B868]+3*[.B869]-2*[.B870])/21)" office:value-type="float" office:value="52.952380952381">
            <text:p>52.9523809524</text:p>
          </table:table-cell>
        </table:table-row>
        <table:table-row table:style-name="ro2">
          <table:table-cell office:value-type="float" office:value="1286272">
            <text:p>1286272</text:p>
          </table:table-cell>
          <table:table-cell office:value-type="float" office:value="57">
            <text:p>57</text:p>
          </table:table-cell>
          <table:table-cell office:value-type="float" office:value="191">
            <text:p>191</text:p>
          </table:table-cell>
          <table:table-cell office:value-type="float" office:value="-120">
            <text:p>-120</text:p>
          </table:table-cell>
          <table:table-cell table:formula="of:=((-2*[.B865]+3*[.B866]+6*[.B867]+7*[.B868]+6*[.B869]+3*[.B870]-2*[.B871])/21)" office:value-type="float" office:value="46.8571428571429">
            <text:p>46.8571428571</text:p>
          </table:table-cell>
        </table:table-row>
        <table:table-row table:style-name="ro2">
          <table:table-cell office:value-type="float" office:value="1286313">
            <text:p>1286313</text:p>
          </table:table-cell>
          <table:table-cell office:value-type="float" office:value="51">
            <text:p>51</text:p>
          </table:table-cell>
          <table:table-cell office:value-type="float" office:value="174">
            <text:p>174</text:p>
          </table:table-cell>
          <table:table-cell office:value-type="float" office:value="-120">
            <text:p>-120</text:p>
          </table:table-cell>
          <table:table-cell table:formula="of:=((-2*[.B866]+3*[.B867]+6*[.B868]+7*[.B869]+6*[.B870]+3*[.B871]-2*[.B872])/21)" office:value-type="float" office:value="48.6666666666667">
            <text:p>48.6666666667</text:p>
          </table:table-cell>
        </table:table-row>
        <table:table-row table:style-name="ro2">
          <table:table-cell office:value-type="float" office:value="1286353">
            <text:p>1286353</text:p>
          </table:table-cell>
          <table:table-cell office:value-type="float" office:value="44">
            <text:p>44</text:p>
          </table:table-cell>
          <table:table-cell office:value-type="float" office:value="195">
            <text:p>195</text:p>
          </table:table-cell>
          <table:table-cell office:value-type="float" office:value="-123">
            <text:p>-123</text:p>
          </table:table-cell>
          <table:table-cell table:formula="of:=((-2*[.B867]+3*[.B868]+6*[.B869]+7*[.B870]+6*[.B871]+3*[.B872]-2*[.B873])/21)" office:value-type="float" office:value="48.5238095238095">
            <text:p>48.5238095238</text:p>
          </table:table-cell>
        </table:table-row>
        <table:table-row table:style-name="ro2">
          <table:table-cell office:value-type="float" office:value="1286393">
            <text:p>1286393</text:p>
          </table:table-cell>
          <table:table-cell office:value-type="float" office:value="42">
            <text:p>42</text:p>
          </table:table-cell>
          <table:table-cell office:value-type="float" office:value="199">
            <text:p>199</text:p>
          </table:table-cell>
          <table:table-cell office:value-type="float" office:value="-123">
            <text:p>-123</text:p>
          </table:table-cell>
          <table:table-cell table:formula="of:=((-2*[.B868]+3*[.B869]+6*[.B870]+7*[.B871]+6*[.B872]+3*[.B873]-2*[.B874])/21)" office:value-type="float" office:value="44.3333333333333">
            <text:p>44.3333333333</text:p>
          </table:table-cell>
        </table:table-row>
        <table:table-row table:style-name="ro2">
          <table:table-cell office:value-type="float" office:value="1286433">
            <text:p>1286433</text:p>
          </table:table-cell>
          <table:table-cell office:value-type="float" office:value="48">
            <text:p>48</text:p>
          </table:table-cell>
          <table:table-cell office:value-type="float" office:value="177">
            <text:p>177</text:p>
          </table:table-cell>
          <table:table-cell office:value-type="float" office:value="-122">
            <text:p>-122</text:p>
          </table:table-cell>
          <table:table-cell table:formula="of:=((-2*[.B869]+3*[.B870]+6*[.B871]+7*[.B872]+6*[.B873]+3*[.B874]-2*[.B875])/21)" office:value-type="float" office:value="42.7142857142857">
            <text:p>42.7142857143</text:p>
          </table:table-cell>
        </table:table-row>
        <table:table-row table:style-name="ro2">
          <table:table-cell office:value-type="float" office:value="1286473">
            <text:p>1286473</text:p>
          </table:table-cell>
          <table:table-cell office:value-type="float" office:value="40">
            <text:p>40</text:p>
          </table:table-cell>
          <table:table-cell office:value-type="float" office:value="190">
            <text:p>190</text:p>
          </table:table-cell>
          <table:table-cell office:value-type="float" office:value="-129">
            <text:p>-129</text:p>
          </table:table-cell>
          <table:table-cell table:formula="of:=((-2*[.B870]+3*[.B871]+6*[.B872]+7*[.B873]+6*[.B874]+3*[.B875]-2*[.B876])/21)" office:value-type="float" office:value="40.6666666666667">
            <text:p>40.6666666667</text:p>
          </table:table-cell>
        </table:table-row>
        <table:table-row table:style-name="ro2">
          <table:table-cell office:value-type="float" office:value="1286513">
            <text:p>1286513</text:p>
          </table:table-cell>
          <table:table-cell office:value-type="float" office:value="37">
            <text:p>37</text:p>
          </table:table-cell>
          <table:table-cell office:value-type="float" office:value="185">
            <text:p>185</text:p>
          </table:table-cell>
          <table:table-cell office:value-type="float" office:value="-129">
            <text:p>-129</text:p>
          </table:table-cell>
          <table:table-cell table:formula="of:=((-2*[.B871]+3*[.B872]+6*[.B873]+7*[.B874]+6*[.B875]+3*[.B876]-2*[.B877])/21)" office:value-type="float" office:value="39.3333333333333">
            <text:p>39.3333333333</text:p>
          </table:table-cell>
        </table:table-row>
        <table:table-row table:style-name="ro2">
          <table:table-cell office:value-type="float" office:value="1286553">
            <text:p>1286553</text:p>
          </table:table-cell>
          <table:table-cell office:value-type="float" office:value="36">
            <text:p>36</text:p>
          </table:table-cell>
          <table:table-cell office:value-type="float" office:value="190">
            <text:p>190</text:p>
          </table:table-cell>
          <table:table-cell office:value-type="float" office:value="-133">
            <text:p>-133</text:p>
          </table:table-cell>
          <table:table-cell table:formula="of:=((-2*[.B872]+3*[.B873]+6*[.B874]+7*[.B875]+6*[.B876]+3*[.B877]-2*[.B878])/21)" office:value-type="float" office:value="38.2857142857143">
            <text:p>38.2857142857</text:p>
          </table:table-cell>
        </table:table-row>
        <table:table-row table:style-name="ro2">
          <table:table-cell office:value-type="float" office:value="1286594">
            <text:p>1286594</text:p>
          </table:table-cell>
          <table:table-cell office:value-type="float" office:value="41">
            <text:p>41</text:p>
          </table:table-cell>
          <table:table-cell office:value-type="float" office:value="220">
            <text:p>220</text:p>
          </table:table-cell>
          <table:table-cell office:value-type="float" office:value="-133">
            <text:p>-133</text:p>
          </table:table-cell>
          <table:table-cell table:formula="of:=((-2*[.B873]+3*[.B874]+6*[.B875]+7*[.B876]+6*[.B877]+3*[.B878]-2*[.B879])/21)" office:value-type="float" office:value="37.1428571428571">
            <text:p>37.1428571429</text:p>
          </table:table-cell>
        </table:table-row>
        <table:table-row table:style-name="ro2">
          <table:table-cell office:value-type="float" office:value="1286635">
            <text:p>1286635</text:p>
          </table:table-cell>
          <table:table-cell office:value-type="float" office:value="36">
            <text:p>36</text:p>
          </table:table-cell>
          <table:table-cell office:value-type="float" office:value="213">
            <text:p>213</text:p>
          </table:table-cell>
          <table:table-cell office:value-type="float" office:value="-129">
            <text:p>-129</text:p>
          </table:table-cell>
          <table:table-cell table:formula="of:=((-2*[.B874]+3*[.B875]+6*[.B876]+7*[.B877]+6*[.B878]+3*[.B879]-2*[.B880])/21)" office:value-type="float" office:value="34.6190476190476">
            <text:p>34.619047619</text:p>
          </table:table-cell>
        </table:table-row>
        <table:table-row table:style-name="ro2">
          <table:table-cell office:value-type="float" office:value="1286674">
            <text:p>1286674</text:p>
          </table:table-cell>
          <table:table-cell office:value-type="float" office:value="24">
            <text:p>24</text:p>
          </table:table-cell>
          <table:table-cell office:value-type="float" office:value="222">
            <text:p>222</text:p>
          </table:table-cell>
          <table:table-cell office:value-type="float" office:value="-121">
            <text:p>-121</text:p>
          </table:table-cell>
          <table:table-cell table:formula="of:=((-2*[.B875]+3*[.B876]+6*[.B877]+7*[.B878]+6*[.B879]+3*[.B880]-2*[.B881])/21)" office:value-type="float" office:value="28.047619047619">
            <text:p>28.0476190476</text:p>
          </table:table-cell>
        </table:table-row>
        <table:table-row table:style-name="ro2">
          <table:table-cell office:value-type="float" office:value="1286713">
            <text:p>1286713</text:p>
          </table:table-cell>
          <table:table-cell office:value-type="float" office:value="21">
            <text:p>21</text:p>
          </table:table-cell>
          <table:table-cell office:value-type="float" office:value="212">
            <text:p>212</text:p>
          </table:table-cell>
          <table:table-cell office:value-type="float" office:value="-121">
            <text:p>-121</text:p>
          </table:table-cell>
          <table:table-cell table:formula="of:=((-2*[.B876]+3*[.B877]+6*[.B878]+7*[.B879]+6*[.B880]+3*[.B881]-2*[.B882])/21)" office:value-type="float" office:value="19.3333333333333">
            <text:p>19.3333333333</text:p>
          </table:table-cell>
        </table:table-row>
        <table:table-row table:style-name="ro2">
          <table:table-cell office:value-type="float" office:value="1286753">
            <text:p>1286753</text:p>
          </table:table-cell>
          <table:table-cell office:value-type="float" office:value="6">
            <text:p>6</text:p>
          </table:table-cell>
          <table:table-cell office:value-type="float" office:value="201">
            <text:p>201</text:p>
          </table:table-cell>
          <table:table-cell office:value-type="float" office:value="-127">
            <text:p>-127</text:p>
          </table:table-cell>
          <table:table-cell table:formula="of:=((-2*[.B877]+3*[.B878]+6*[.B879]+7*[.B880]+6*[.B881]+3*[.B882]-2*[.B883])/21)" office:value-type="float" office:value="2.47619047619048">
            <text:p>2.4761904762</text:p>
          </table:table-cell>
        </table:table-row>
        <table:table-row table:style-name="ro2">
          <table:table-cell office:value-type="float" office:value="1286793">
            <text:p>1286793</text:p>
          </table:table-cell>
          <table:table-cell office:value-type="float" office:value="-5">
            <text:p>-5</text:p>
          </table:table-cell>
          <table:table-cell office:value-type="float" office:value="219">
            <text:p>219</text:p>
          </table:table-cell>
          <table:table-cell office:value-type="float" office:value="-127">
            <text:p>-127</text:p>
          </table:table-cell>
          <table:table-cell table:formula="of:=((-2*[.B878]+3*[.B879]+6*[.B880]+7*[.B881]+6*[.B882]+3*[.B883]-2*[.B884])/21)" office:value-type="float" office:value="-9.04761904761905">
            <text:p>-9.0476190476</text:p>
          </table:table-cell>
        </table:table-row>
        <table:table-row table:style-name="ro2">
          <table:table-cell office:value-type="float" office:value="1286833">
            <text:p>1286833</text:p>
          </table:table-cell>
          <table:table-cell office:value-type="float" office:value="-34">
            <text:p>-34</text:p>
          </table:table-cell>
          <table:table-cell office:value-type="float" office:value="214">
            <text:p>214</text:p>
          </table:table-cell>
          <table:table-cell office:value-type="float" office:value="-125">
            <text:p>-125</text:p>
          </table:table-cell>
          <table:table-cell table:formula="of:=((-2*[.B879]+3*[.B880]+6*[.B881]+7*[.B882]+6*[.B883]+3*[.B884]-2*[.B885])/21)" office:value-type="float" office:value="-16.1428571428571">
            <text:p>-16.1428571429</text:p>
          </table:table-cell>
        </table:table-row>
        <table:table-row table:style-name="ro2">
          <table:table-cell office:value-type="float" office:value="1286873">
            <text:p>1286873</text:p>
          </table:table-cell>
          <table:table-cell office:value-type="float" office:value="-8">
            <text:p>-8</text:p>
          </table:table-cell>
          <table:table-cell office:value-type="float" office:value="243">
            <text:p>243</text:p>
          </table:table-cell>
          <table:table-cell office:value-type="float" office:value="-120">
            <text:p>-120</text:p>
          </table:table-cell>
          <table:table-cell table:formula="of:=((-2*[.B880]+3*[.B881]+6*[.B882]+7*[.B883]+6*[.B884]+3*[.B885]-2*[.B886])/21)" office:value-type="float" office:value="-21.8095238095238">
            <text:p>-21.8095238095</text:p>
          </table:table-cell>
        </table:table-row>
        <table:table-row table:style-name="ro2">
          <table:table-cell office:value-type="float" office:value="1286914">
            <text:p>1286914</text:p>
          </table:table-cell>
          <table:table-cell office:value-type="float" office:value="-11">
            <text:p>-11</text:p>
          </table:table-cell>
          <table:table-cell office:value-type="float" office:value="224">
            <text:p>224</text:p>
          </table:table-cell>
          <table:table-cell office:value-type="float" office:value="-120">
            <text:p>-120</text:p>
          </table:table-cell>
          <table:table-cell table:formula="of:=((-2*[.B881]+3*[.B882]+6*[.B883]+7*[.B884]+6*[.B885]+3*[.B886]-2*[.B887])/21)" office:value-type="float" office:value="-16.5714285714286">
            <text:p>-16.5714285714</text:p>
          </table:table-cell>
        </table:table-row>
        <table:table-row table:style-name="ro2">
          <table:table-cell office:value-type="float" office:value="1286954">
            <text:p>1286954</text:p>
          </table:table-cell>
          <table:table-cell office:value-type="float" office:value="-17">
            <text:p>-17</text:p>
          </table:table-cell>
          <table:table-cell office:value-type="float" office:value="206">
            <text:p>206</text:p>
          </table:table-cell>
          <table:table-cell office:value-type="float" office:value="-119">
            <text:p>-119</text:p>
          </table:table-cell>
          <table:table-cell table:formula="of:=((-2*[.B882]+3*[.B883]+6*[.B884]+7*[.B885]+6*[.B886]+3*[.B887]-2*[.B888])/21)" office:value-type="float" office:value="-0.571428571428571">
            <text:p>-0.5714285714</text:p>
          </table:table-cell>
        </table:table-row>
        <table:table-row table:style-name="ro2">
          <table:table-cell office:value-type="float" office:value="1286994">
            <text:p>1286994</text:p>
          </table:table-cell>
          <table:table-cell office:value-type="float" office:value="27">
            <text:p>27</text:p>
          </table:table-cell>
          <table:table-cell office:value-type="float" office:value="161">
            <text:p>161</text:p>
          </table:table-cell>
          <table:table-cell office:value-type="float" office:value="-119">
            <text:p>-119</text:p>
          </table:table-cell>
          <table:table-cell table:formula="of:=((-2*[.B883]+3*[.B884]+6*[.B885]+7*[.B886]+6*[.B887]+3*[.B888]-2*[.B889])/21)" office:value-type="float" office:value="23.5714285714286">
            <text:p>23.5714285714</text:p>
          </table:table-cell>
        </table:table-row>
        <table:table-row table:style-name="ro2">
          <table:table-cell office:value-type="float" office:value="1287034">
            <text:p>1287034</text:p>
          </table:table-cell>
          <table:table-cell office:value-type="float" office:value="55">
            <text:p>55</text:p>
          </table:table-cell>
          <table:table-cell office:value-type="float" office:value="208">
            <text:p>208</text:p>
          </table:table-cell>
          <table:table-cell office:value-type="float" office:value="-110">
            <text:p>-110</text:p>
          </table:table-cell>
          <table:table-cell table:formula="of:=((-2*[.B884]+3*[.B885]+6*[.B886]+7*[.B887]+6*[.B888]+3*[.B889]-2*[.B890])/21)" office:value-type="float" office:value="53.7619047619048">
            <text:p>53.7619047619</text:p>
          </table:table-cell>
        </table:table-row>
        <table:table-row table:style-name="ro2">
          <table:table-cell office:value-type="float" office:value="1287074">
            <text:p>1287074</text:p>
          </table:table-cell>
          <table:table-cell office:value-type="float" office:value="99">
            <text:p>99</text:p>
          </table:table-cell>
          <table:table-cell office:value-type="float" office:value="180">
            <text:p>180</text:p>
          </table:table-cell>
          <table:table-cell office:value-type="float" office:value="-110">
            <text:p>-110</text:p>
          </table:table-cell>
          <table:table-cell table:formula="of:=((-2*[.B885]+3*[.B886]+6*[.B887]+7*[.B888]+6*[.B889]+3*[.B890]-2*[.B891])/21)" office:value-type="float" office:value="85.5714285714286">
            <text:p>85.5714285714</text:p>
          </table:table-cell>
        </table:table-row>
        <table:table-row table:style-name="ro2">
          <table:table-cell office:value-type="float" office:value="1287114">
            <text:p>1287114</text:p>
          </table:table-cell>
          <table:table-cell office:value-type="float" office:value="101">
            <text:p>101</text:p>
          </table:table-cell>
          <table:table-cell office:value-type="float" office:value="238">
            <text:p>238</text:p>
          </table:table-cell>
          <table:table-cell office:value-type="float" office:value="-110">
            <text:p>-110</text:p>
          </table:table-cell>
          <table:table-cell table:formula="of:=((-2*[.B886]+3*[.B887]+6*[.B888]+7*[.B889]+6*[.B890]+3*[.B891]-2*[.B892])/21)" office:value-type="float" office:value="113.333333333333">
            <text:p>113.3333333333</text:p>
          </table:table-cell>
        </table:table-row>
        <table:table-row table:style-name="ro2">
          <table:table-cell office:value-type="float" office:value="1287154">
            <text:p>1287154</text:p>
          </table:table-cell>
          <table:table-cell office:value-type="float" office:value="143">
            <text:p>143</text:p>
          </table:table-cell>
          <table:table-cell office:value-type="float" office:value="174">
            <text:p>174</text:p>
          </table:table-cell>
          <table:table-cell office:value-type="float" office:value="-120">
            <text:p>-120</text:p>
          </table:table-cell>
          <table:table-cell table:formula="of:=((-2*[.B887]+3*[.B888]+6*[.B889]+7*[.B890]+6*[.B891]+3*[.B892]-2*[.B893])/21)" office:value-type="float" office:value="152.333333333333">
            <text:p>152.3333333333</text:p>
          </table:table-cell>
        </table:table-row>
        <table:table-row table:style-name="ro2">
          <table:table-cell office:value-type="float" office:value="1287194">
            <text:p>1287194</text:p>
          </table:table-cell>
          <table:table-cell office:value-type="float" office:value="188">
            <text:p>188</text:p>
          </table:table-cell>
          <table:table-cell office:value-type="float" office:value="220">
            <text:p>220</text:p>
          </table:table-cell>
          <table:table-cell office:value-type="float" office:value="-120">
            <text:p>-120</text:p>
          </table:table-cell>
          <table:table-cell table:formula="of:=((-2*[.B888]+3*[.B889]+6*[.B890]+7*[.B891]+6*[.B892]+3*[.B893]-2*[.B894])/21)" office:value-type="float" office:value="185.190476190476">
            <text:p>185.1904761905</text:p>
          </table:table-cell>
        </table:table-row>
        <table:table-row table:style-name="ro2">
          <table:table-cell office:value-type="float" office:value="1287234">
            <text:p>1287234</text:p>
          </table:table-cell>
          <table:table-cell office:value-type="float" office:value="227">
            <text:p>227</text:p>
          </table:table-cell>
          <table:table-cell office:value-type="float" office:value="214">
            <text:p>214</text:p>
          </table:table-cell>
          <table:table-cell office:value-type="float" office:value="-98">
            <text:p>-98</text:p>
          </table:table-cell>
          <table:table-cell table:formula="of:=((-2*[.B889]+3*[.B890]+6*[.B891]+7*[.B892]+6*[.B893]+3*[.B894]-2*[.B895])/21)" office:value-type="float" office:value="205.095238095238">
            <text:p>205.0952380952</text:p>
          </table:table-cell>
        </table:table-row>
        <table:table-row table:style-name="ro2">
          <table:table-cell office:value-type="float" office:value="1287275">
            <text:p>1287275</text:p>
          </table:table-cell>
          <table:table-cell office:value-type="float" office:value="202">
            <text:p>202</text:p>
          </table:table-cell>
          <table:table-cell office:value-type="float" office:value="206">
            <text:p>206</text:p>
          </table:table-cell>
          <table:table-cell office:value-type="float" office:value="-111">
            <text:p>-111</text:p>
          </table:table-cell>
          <table:table-cell table:formula="of:=((-2*[.B890]+3*[.B891]+6*[.B892]+7*[.B893]+6*[.B894]+3*[.B895]-2*[.B896])/21)" office:value-type="float" office:value="209.190476190476">
            <text:p>209.1904761905</text:p>
          </table:table-cell>
        </table:table-row>
        <table:table-row table:style-name="ro2">
          <table:table-cell office:value-type="float" office:value="1287315">
            <text:p>1287315</text:p>
          </table:table-cell>
          <table:table-cell office:value-type="float" office:value="179">
            <text:p>179</text:p>
          </table:table-cell>
          <table:table-cell office:value-type="float" office:value="164">
            <text:p>164</text:p>
          </table:table-cell>
          <table:table-cell office:value-type="float" office:value="-111">
            <text:p>-111</text:p>
          </table:table-cell>
          <table:table-cell table:formula="of:=((-2*[.B891]+3*[.B892]+6*[.B893]+7*[.B894]+6*[.B895]+3*[.B896]-2*[.B897])/21)" office:value-type="float" office:value="198.809523809524">
            <text:p>198.8095238095</text:p>
          </table:table-cell>
        </table:table-row>
        <table:table-row table:style-name="ro2">
          <table:table-cell office:value-type="float" office:value="1287354">
            <text:p>1287354</text:p>
          </table:table-cell>
          <table:table-cell office:value-type="float" office:value="193">
            <text:p>193</text:p>
          </table:table-cell>
          <table:table-cell office:value-type="float" office:value="145">
            <text:p>145</text:p>
          </table:table-cell>
          <table:table-cell office:value-type="float" office:value="-104">
            <text:p>-104</text:p>
          </table:table-cell>
          <table:table-cell table:formula="of:=((-2*[.B892]+3*[.B893]+6*[.B894]+7*[.B895]+6*[.B896]+3*[.B897]-2*[.B898])/21)" office:value-type="float" office:value="179.190476190476">
            <text:p>179.1904761905</text:p>
          </table:table-cell>
        </table:table-row>
        <table:table-row table:style-name="ro2">
          <table:table-cell office:value-type="float" office:value="1287394">
            <text:p>1287394</text:p>
          </table:table-cell>
          <table:table-cell office:value-type="float" office:value="157">
            <text:p>157</text:p>
          </table:table-cell>
          <table:table-cell office:value-type="float" office:value="230">
            <text:p>230</text:p>
          </table:table-cell>
          <table:table-cell office:value-type="float" office:value="-104">
            <text:p>-104</text:p>
          </table:table-cell>
          <table:table-cell table:formula="of:=((-2*[.B893]+3*[.B894]+6*[.B895]+7*[.B896]+6*[.B897]+3*[.B898]-2*[.B899])/21)" office:value-type="float" office:value="150.666666666667">
            <text:p>150.6666666667</text:p>
          </table:table-cell>
        </table:table-row>
        <table:table-row table:style-name="ro2">
          <table:table-cell office:value-type="float" office:value="1287434">
            <text:p>1287434</text:p>
          </table:table-cell>
          <table:table-cell office:value-type="float" office:value="112">
            <text:p>112</text:p>
          </table:table-cell>
          <table:table-cell office:value-type="float" office:value="189">
            <text:p>189</text:p>
          </table:table-cell>
          <table:table-cell office:value-type="float" office:value="-101">
            <text:p>-101</text:p>
          </table:table-cell>
          <table:table-cell table:formula="of:=((-2*[.B894]+3*[.B895]+6*[.B896]+7*[.B897]+6*[.B898]+3*[.B899]-2*[.B900])/21)" office:value-type="float" office:value="108.142857142857">
            <text:p>108.1428571429</text:p>
          </table:table-cell>
        </table:table-row>
        <table:table-row table:style-name="ro2">
          <table:table-cell office:value-type="float" office:value="1287474">
            <text:p>1287474</text:p>
          </table:table-cell>
          <table:table-cell office:value-type="float" office:value="46">
            <text:p>46</text:p>
          </table:table-cell>
          <table:table-cell office:value-type="float" office:value="205">
            <text:p>205</text:p>
          </table:table-cell>
          <table:table-cell office:value-type="float" office:value="-96">
            <text:p>-96</text:p>
          </table:table-cell>
          <table:table-cell table:formula="of:=((-2*[.B895]+3*[.B896]+6*[.B897]+7*[.B898]+6*[.B899]+3*[.B900]-2*[.B901])/21)" office:value-type="float" office:value="61.1428571428572">
            <text:p>61.1428571429</text:p>
          </table:table-cell>
        </table:table-row>
        <table:table-row table:style-name="ro2">
          <table:table-cell office:value-type="float" office:value="1287514">
            <text:p>1287514</text:p>
          </table:table-cell>
          <table:table-cell office:value-type="float" office:value="18">
            <text:p>18</text:p>
          </table:table-cell>
          <table:table-cell office:value-type="float" office:value="224">
            <text:p>224</text:p>
          </table:table-cell>
          <table:table-cell office:value-type="float" office:value="-96">
            <text:p>-96</text:p>
          </table:table-cell>
          <table:table-cell table:formula="of:=((-2*[.B896]+3*[.B897]+6*[.B898]+7*[.B899]+6*[.B900]+3*[.B901]-2*[.B902])/21)" office:value-type="float" office:value="12.0952380952381">
            <text:p>12.0952380952</text:p>
          </table:table-cell>
        </table:table-row>
        <table:table-row table:style-name="ro2">
          <table:table-cell office:value-type="float" office:value="1287554">
            <text:p>1287554</text:p>
          </table:table-cell>
          <table:table-cell office:value-type="float" office:value="3">
            <text:p>3</text:p>
          </table:table-cell>
          <table:table-cell office:value-type="float" office:value="212">
            <text:p>212</text:p>
          </table:table-cell>
          <table:table-cell office:value-type="float" office:value="-107">
            <text:p>-107</text:p>
          </table:table-cell>
          <table:table-cell table:formula="of:=((-2*[.B897]+3*[.B898]+6*[.B899]+7*[.B900]+6*[.B901]+3*[.B902]-2*[.B903])/21)" office:value-type="float" office:value="-5.66666666666667">
            <text:p>-5.6666666667</text:p>
          </table:table-cell>
        </table:table-row>
        <table:table-row table:style-name="ro2">
          <table:table-cell office:value-type="float" office:value="1287594">
            <text:p>1287594</text:p>
          </table:table-cell>
          <table:table-cell office:value-type="float" office:value="-44">
            <text:p>-44</text:p>
          </table:table-cell>
          <table:table-cell office:value-type="float" office:value="203">
            <text:p>203</text:p>
          </table:table-cell>
          <table:table-cell office:value-type="float" office:value="-107">
            <text:p>-107</text:p>
          </table:table-cell>
          <table:table-cell table:formula="of:=((-2*[.B898]+3*[.B899]+6*[.B900]+7*[.B901]+6*[.B902]+3*[.B903]-2*[.B904])/21)" office:value-type="float" office:value="-6.52380952380952">
            <text:p>-6.5238095238</text:p>
          </table:table-cell>
        </table:table-row>
        <table:table-row table:style-name="ro2">
          <table:table-cell office:value-type="float" office:value="1287635">
            <text:p>1287635</text:p>
          </table:table-cell>
          <table:table-cell office:value-type="float" office:value="28">
            <text:p>28</text:p>
          </table:table-cell>
          <table:table-cell office:value-type="float" office:value="231">
            <text:p>231</text:p>
          </table:table-cell>
          <table:table-cell office:value-type="float" office:value="-113">
            <text:p>-113</text:p>
          </table:table-cell>
          <table:table-cell table:formula="of:=((-2*[.B899]+3*[.B900]+6*[.B901]+7*[.B902]+6*[.B903]+3*[.B904]-2*[.B905])/21)" office:value-type="float" office:value="-9.04761904761905">
            <text:p>-9.0476190476</text:p>
          </table:table-cell>
        </table:table-row>
        <table:table-row table:style-name="ro2">
          <table:table-cell office:value-type="float" office:value="1287675">
            <text:p>1287675</text:p>
          </table:table-cell>
          <table:table-cell office:value-type="float" office:value="-9">
            <text:p>-9</text:p>
          </table:table-cell>
          <table:table-cell office:value-type="float" office:value="218">
            <text:p>218</text:p>
          </table:table-cell>
          <table:table-cell office:value-type="float" office:value="-113">
            <text:p>-113</text:p>
          </table:table-cell>
          <table:table-cell table:formula="of:=((-2*[.B900]+3*[.B901]+6*[.B902]+7*[.B903]+6*[.B904]+3*[.B905]-2*[.B906])/21)" office:value-type="float" office:value="-5.52380952380952">
            <text:p>-5.5238095238</text:p>
          </table:table-cell>
        </table:table-row>
        <table:table-row table:style-name="ro2">
          <table:table-cell office:value-type="float" office:value="1287715">
            <text:p>1287715</text:p>
          </table:table-cell>
          <table:table-cell office:value-type="float" office:value="-25">
            <text:p>-25</text:p>
          </table:table-cell>
          <table:table-cell office:value-type="float" office:value="246">
            <text:p>246</text:p>
          </table:table-cell>
          <table:table-cell office:value-type="float" office:value="-120">
            <text:p>-120</text:p>
          </table:table-cell>
          <table:table-cell table:formula="of:=((-2*[.B901]+3*[.B902]+6*[.B903]+7*[.B904]+6*[.B905]+3*[.B906]-2*[.B907])/21)" office:value-type="float" office:value="-2.85714285714286">
            <text:p>-2.8571428571</text:p>
          </table:table-cell>
        </table:table-row>
        <table:table-row table:style-name="ro2">
          <table:table-cell office:value-type="float" office:value="1287755">
            <text:p>1287755</text:p>
          </table:table-cell>
          <table:table-cell office:value-type="float" office:value="-17">
            <text:p>-17</text:p>
          </table:table-cell>
          <table:table-cell office:value-type="float" office:value="235">
            <text:p>235</text:p>
          </table:table-cell>
          <table:table-cell office:value-type="float" office:value="-135">
            <text:p>-135</text:p>
          </table:table-cell>
          <table:table-cell table:formula="of:=((-2*[.B902]+3*[.B903]+6*[.B904]+7*[.B905]+6*[.B906]+3*[.B907]-2*[.B908])/21)" office:value-type="float" office:value="-47.0476190476191">
            <text:p>-47.0476190476</text:p>
          </table:table-cell>
        </table:table-row>
        <table:table-row table:style-name="ro2">
          <table:table-cell office:value-type="float" office:value="1287795">
            <text:p>1287795</text:p>
          </table:table-cell>
          <table:table-cell office:value-type="float" office:value="-59">
            <text:p>-59</text:p>
          </table:table-cell>
          <table:table-cell office:value-type="float" office:value="236">
            <text:p>236</text:p>
          </table:table-cell>
          <table:table-cell office:value-type="float" office:value="-135">
            <text:p>-135</text:p>
          </table:table-cell>
          <table:table-cell table:formula="of:=((-2*[.B903]+3*[.B904]+6*[.B905]+7*[.B906]+6*[.B907]+3*[.B908]-2*[.B909])/21)" office:value-type="float" office:value="-67.5238095238095">
            <text:p>-67.5238095238</text:p>
          </table:table-cell>
        </table:table-row>
        <table:table-row table:style-name="ro2">
          <table:table-cell office:value-type="float" office:value="1287835">
            <text:p>1287835</text:p>
          </table:table-cell>
          <table:table-cell office:value-type="float" office:value="-138">
            <text:p>-138</text:p>
          </table:table-cell>
          <table:table-cell office:value-type="float" office:value="197">
            <text:p>197</text:p>
          </table:table-cell>
          <table:table-cell office:value-type="float" office:value="-124">
            <text:p>-124</text:p>
          </table:table-cell>
          <table:table-cell table:formula="of:=((-2*[.B904]+3*[.B905]+6*[.B906]+7*[.B907]+6*[.B908]+3*[.B909]-2*[.B910])/21)" office:value-type="float" office:value="-87.0952380952381">
            <text:p>-87.0952380952</text:p>
          </table:table-cell>
        </table:table-row>
        <table:table-row table:style-name="ro2">
          <table:table-cell office:value-type="float" office:value="1287875">
            <text:p>1287875</text:p>
          </table:table-cell>
          <table:table-cell office:value-type="float" office:value="-66">
            <text:p>-66</text:p>
          </table:table-cell>
          <table:table-cell office:value-type="float" office:value="153">
            <text:p>153</text:p>
          </table:table-cell>
          <table:table-cell office:value-type="float" office:value="-124">
            <text:p>-124</text:p>
          </table:table-cell>
          <table:table-cell table:formula="of:=((-2*[.B905]+3*[.B906]+6*[.B907]+7*[.B908]+6*[.B909]+3*[.B910]-2*[.B911])/21)" office:value-type="float" office:value="-98.3809523809524">
            <text:p>-98.380952381</text:p>
          </table:table-cell>
        </table:table-row>
        <table:table-row table:style-name="ro2">
          <table:table-cell office:value-type="float" office:value="1287915">
            <text:p>1287915</text:p>
          </table:table-cell>
          <table:table-cell office:value-type="float" office:value="-90">
            <text:p>-90</text:p>
          </table:table-cell>
          <table:table-cell office:value-type="float" office:value="179">
            <text:p>179</text:p>
          </table:table-cell>
          <table:table-cell office:value-type="float" office:value="-125">
            <text:p>-125</text:p>
          </table:table-cell>
          <table:table-cell table:formula="of:=((-2*[.B906]+3*[.B907]+6*[.B908]+7*[.B909]+6*[.B910]+3*[.B911]-2*[.B912])/21)" office:value-type="float" office:value="-90.952380952381">
            <text:p>-90.9523809524</text:p>
          </table:table-cell>
        </table:table-row>
        <table:table-row table:style-name="ro2">
          <table:table-cell office:value-type="float" office:value="1287954">
            <text:p>1287954</text:p>
          </table:table-cell>
          <table:table-cell office:value-type="float" office:value="-79">
            <text:p>-79</text:p>
          </table:table-cell>
          <table:table-cell office:value-type="float" office:value="205">
            <text:p>205</text:p>
          </table:table-cell>
          <table:table-cell office:value-type="float" office:value="-123">
            <text:p>-123</text:p>
          </table:table-cell>
          <table:table-cell table:formula="of:=((-2*[.B907]+3*[.B908]+6*[.B909]+7*[.B910]+6*[.B911]+3*[.B912]-2*[.B913])/21)" office:value-type="float" office:value="-77.2380952380952">
            <text:p>-77.2380952381</text:p>
          </table:table-cell>
        </table:table-row>
        <table:table-row table:style-name="ro2">
          <table:table-cell office:value-type="float" office:value="1287994">
            <text:p>1287994</text:p>
          </table:table-cell>
          <table:table-cell office:value-type="float" office:value="-72">
            <text:p>-72</text:p>
          </table:table-cell>
          <table:table-cell office:value-type="float" office:value="188">
            <text:p>188</text:p>
          </table:table-cell>
          <table:table-cell office:value-type="float" office:value="-123">
            <text:p>-123</text:p>
          </table:table-cell>
          <table:table-cell table:formula="of:=((-2*[.B908]+3*[.B909]+6*[.B910]+7*[.B911]+6*[.B912]+3*[.B913]-2*[.B914])/21)" office:value-type="float" office:value="-70.0476190476191">
            <text:p>-70.0476190476</text:p>
          </table:table-cell>
        </table:table-row>
        <table:table-row table:style-name="ro2">
          <table:table-cell office:value-type="float" office:value="1288035">
            <text:p>1288035</text:p>
          </table:table-cell>
          <table:table-cell office:value-type="float" office:value="-51">
            <text:p>-51</text:p>
          </table:table-cell>
          <table:table-cell office:value-type="float" office:value="216">
            <text:p>216</text:p>
          </table:table-cell>
          <table:table-cell office:value-type="float" office:value="-119">
            <text:p>-119</text:p>
          </table:table-cell>
          <table:table-cell table:formula="of:=((-2*[.B909]+3*[.B910]+6*[.B911]+7*[.B912]+6*[.B913]+3*[.B914]-2*[.B915])/21)" office:value-type="float" office:value="-33.8571428571429">
            <text:p>-33.8571428571</text:p>
          </table:table-cell>
        </table:table-row>
        <table:table-row table:style-name="ro2">
          <table:table-cell office:value-type="float" office:value="1288075">
            <text:p>1288075</text:p>
          </table:table-cell>
          <table:table-cell office:value-type="float" office:value="11">
            <text:p>11</text:p>
          </table:table-cell>
          <table:table-cell office:value-type="float" office:value="201">
            <text:p>201</text:p>
          </table:table-cell>
          <table:table-cell office:value-type="float" office:value="-119">
            <text:p>-119</text:p>
          </table:table-cell>
          <table:table-cell table:formula="of:=((-2*[.B910]+3*[.B911]+6*[.B912]+7*[.B913]+6*[.B914]+3*[.B915]-2*[.B916])/21)" office:value-type="float" office:value="4.0952380952381">
            <text:p>4.0952380952</text:p>
          </table:table-cell>
        </table:table-row>
        <table:table-row table:style-name="ro2">
          <table:table-cell office:value-type="float" office:value="1288115">
            <text:p>1288115</text:p>
          </table:table-cell>
          <table:table-cell office:value-type="float" office:value="41">
            <text:p>41</text:p>
          </table:table-cell>
          <table:table-cell office:value-type="float" office:value="195">
            <text:p>195</text:p>
          </table:table-cell>
          <table:table-cell office:value-type="float" office:value="-120">
            <text:p>-120</text:p>
          </table:table-cell>
          <table:table-cell table:formula="of:=((-2*[.B911]+3*[.B912]+6*[.B913]+7*[.B914]+6*[.B915]+3*[.B916]-2*[.B917])/21)" office:value-type="float" office:value="13.952380952381">
            <text:p>13.9523809524</text:p>
          </table:table-cell>
        </table:table-row>
        <table:table-row table:style-name="ro2">
          <table:table-cell office:value-type="float" office:value="1288155">
            <text:p>1288155</text:p>
          </table:table-cell>
          <table:table-cell office:value-type="float" office:value="27">
            <text:p>27</text:p>
          </table:table-cell>
          <table:table-cell office:value-type="float" office:value="195">
            <text:p>195</text:p>
          </table:table-cell>
          <table:table-cell office:value-type="float" office:value="-122">
            <text:p>-122</text:p>
          </table:table-cell>
          <table:table-cell table:formula="of:=((-2*[.B912]+3*[.B913]+6*[.B914]+7*[.B915]+6*[.B916]+3*[.B917]-2*[.B918])/21)" office:value-type="float" office:value="24.7619047619048">
            <text:p>24.7619047619</text:p>
          </table:table-cell>
        </table:table-row>
        <table:table-row table:style-name="ro2">
          <table:table-cell office:value-type="float" office:value="1288195">
            <text:p>1288195</text:p>
          </table:table-cell>
          <table:table-cell office:value-type="float" office:value="-23">
            <text:p>-23</text:p>
          </table:table-cell>
          <table:table-cell office:value-type="float" office:value="12">
            <text:p>12</text:p>
          </table:table-cell>
          <table:table-cell office:value-type="float" office:value="-122">
            <text:p>-122</text:p>
          </table:table-cell>
          <table:table-cell table:formula="of:=((-2*[.B913]+3*[.B914]+6*[.B915]+7*[.B916]+6*[.B917]+3*[.B918]-2*[.B919])/21)" office:value-type="float" office:value="30.4761904761905">
            <text:p>30.4761904762</text:p>
          </table:table-cell>
        </table:table-row>
        <table:table-row table:style-name="ro2">
          <table:table-cell office:value-type="float" office:value="1288235">
            <text:p>1288235</text:p>
          </table:table-cell>
          <table:table-cell office:value-type="float" office:value="72">
            <text:p>72</text:p>
          </table:table-cell>
          <table:table-cell office:value-type="float" office:value="259">
            <text:p>259</text:p>
          </table:table-cell>
          <table:table-cell office:value-type="float" office:value="-109">
            <text:p>-109</text:p>
          </table:table-cell>
          <table:table-cell table:formula="of:=((-2*[.B914]+3*[.B915]+6*[.B916]+7*[.B917]+6*[.B918]+3*[.B919]-2*[.B920])/21)" office:value-type="float" office:value="38.3809523809524">
            <text:p>38.380952381</text:p>
          </table:table-cell>
        </table:table-row>
        <table:table-row table:style-name="ro2">
          <table:table-cell office:value-type="float" office:value="1288275">
            <text:p>1288275</text:p>
          </table:table-cell>
          <table:table-cell office:value-type="float" office:value="64">
            <text:p>64</text:p>
          </table:table-cell>
          <table:table-cell office:value-type="float" office:value="254">
            <text:p>254</text:p>
          </table:table-cell>
          <table:table-cell office:value-type="float" office:value="-109">
            <text:p>-109</text:p>
          </table:table-cell>
          <table:table-cell table:formula="of:=((-2*[.B915]+3*[.B916]+6*[.B917]+7*[.B918]+6*[.B919]+3*[.B920]-2*[.B921])/21)" office:value-type="float" office:value="51.5714285714286">
            <text:p>51.5714285714</text:p>
          </table:table-cell>
        </table:table-row>
        <table:table-row table:style-name="ro2">
          <table:table-cell office:value-type="float" office:value="1288316">
            <text:p>1288316</text:p>
          </table:table-cell>
          <table:table-cell office:value-type="float" office:value="43">
            <text:p>43</text:p>
          </table:table-cell>
          <table:table-cell office:value-type="float" office:value="295">
            <text:p>295</text:p>
          </table:table-cell>
          <table:table-cell office:value-type="float" office:value="-108">
            <text:p>-108</text:p>
          </table:table-cell>
          <table:table-cell table:formula="of:=((-2*[.B916]+3*[.B917]+6*[.B918]+7*[.B919]+6*[.B920]+3*[.B921]-2*[.B922])/21)" office:value-type="float" office:value="54.2380952380952">
            <text:p>54.2380952381</text:p>
          </table:table-cell>
        </table:table-row>
        <table:table-row table:style-name="ro2">
          <table:table-cell office:value-type="float" office:value="1288356">
            <text:p>1288356</text:p>
          </table:table-cell>
          <table:table-cell office:value-type="float" office:value="36">
            <text:p>36</text:p>
          </table:table-cell>
          <table:table-cell office:value-type="float" office:value="230">
            <text:p>230</text:p>
          </table:table-cell>
          <table:table-cell office:value-type="float" office:value="-105">
            <text:p>-105</text:p>
          </table:table-cell>
          <table:table-cell table:formula="of:=((-2*[.B917]+3*[.B918]+6*[.B919]+7*[.B920]+6*[.B921]+3*[.B922]-2*[.B923])/21)" office:value-type="float" office:value="34.0952380952381">
            <text:p>34.0952380952</text:p>
          </table:table-cell>
        </table:table-row>
        <table:table-row table:style-name="ro2">
          <table:table-cell office:value-type="float" office:value="1288396">
            <text:p>1288396</text:p>
          </table:table-cell>
          <table:table-cell office:value-type="float" office:value="20">
            <text:p>20</text:p>
          </table:table-cell>
          <table:table-cell office:value-type="float" office:value="218">
            <text:p>218</text:p>
          </table:table-cell>
          <table:table-cell office:value-type="float" office:value="-105">
            <text:p>-105</text:p>
          </table:table-cell>
          <table:table-cell table:formula="of:=((-2*[.B918]+3*[.B919]+6*[.B920]+7*[.B921]+6*[.B922]+3*[.B923]-2*[.B924])/21)" office:value-type="float" office:value="30.2380952380952">
            <text:p>30.2380952381</text:p>
          </table:table-cell>
        </table:table-row>
        <table:table-row table:style-name="ro2">
          <table:table-cell office:value-type="float" office:value="1288436">
            <text:p>1288436</text:p>
          </table:table-cell>
          <table:table-cell office:value-type="float" office:value="42">
            <text:p>42</text:p>
          </table:table-cell>
          <table:table-cell office:value-type="float" office:value="158">
            <text:p>158</text:p>
          </table:table-cell>
          <table:table-cell office:value-type="float" office:value="-107">
            <text:p>-107</text:p>
          </table:table-cell>
          <table:table-cell table:formula="of:=((-2*[.B919]+3*[.B920]+6*[.B921]+7*[.B922]+6*[.B923]+3*[.B924]-2*[.B925])/21)" office:value-type="float" office:value="36.2380952380952">
            <text:p>36.2380952381</text:p>
          </table:table-cell>
        </table:table-row>
        <table:table-row table:style-name="ro2">
          <table:table-cell office:value-type="float" office:value="1288476">
            <text:p>1288476</text:p>
          </table:table-cell>
          <table:table-cell office:value-type="float" office:value="44">
            <text:p>44</text:p>
          </table:table-cell>
          <table:table-cell office:value-type="float" office:value="185">
            <text:p>185</text:p>
          </table:table-cell>
          <table:table-cell office:value-type="float" office:value="-107">
            <text:p>-107</text:p>
          </table:table-cell>
          <table:table-cell table:formula="of:=((-2*[.B920]+3*[.B921]+6*[.B922]+7*[.B923]+6*[.B924]+3*[.B925]-2*[.B926])/21)" office:value-type="float" office:value="45.4761904761905">
            <text:p>45.4761904762</text:p>
          </table:table-cell>
        </table:table-row>
        <table:table-row table:style-name="ro2">
          <table:table-cell office:value-type="float" office:value="1288516">
            <text:p>1288516</text:p>
          </table:table-cell>
          <table:table-cell office:value-type="float" office:value="53">
            <text:p>53</text:p>
          </table:table-cell>
          <table:table-cell office:value-type="float" office:value="193">
            <text:p>193</text:p>
          </table:table-cell>
          <table:table-cell office:value-type="float" office:value="-113">
            <text:p>-113</text:p>
          </table:table-cell>
          <table:table-cell table:formula="of:=((-2*[.B921]+3*[.B922]+6*[.B923]+7*[.B924]+6*[.B925]+3*[.B926]-2*[.B927])/21)" office:value-type="float" office:value="50.7619047619048">
            <text:p>50.7619047619</text:p>
          </table:table-cell>
        </table:table-row>
        <table:table-row table:style-name="ro2">
          <table:table-cell office:value-type="float" office:value="1288556">
            <text:p>1288556</text:p>
          </table:table-cell>
          <table:table-cell office:value-type="float" office:value="49">
            <text:p>49</text:p>
          </table:table-cell>
          <table:table-cell office:value-type="float" office:value="208">
            <text:p>208</text:p>
          </table:table-cell>
          <table:table-cell office:value-type="float" office:value="-120">
            <text:p>-120</text:p>
          </table:table-cell>
          <table:table-cell table:formula="of:=((-2*[.B922]+3*[.B923]+6*[.B924]+7*[.B925]+6*[.B926]+3*[.B927]-2*[.B928])/21)" office:value-type="float" office:value="42.2380952380952">
            <text:p>42.2380952381</text:p>
          </table:table-cell>
        </table:table-row>
        <table:table-row table:style-name="ro2">
          <table:table-cell office:value-type="float" office:value="1288595">
            <text:p>1288595</text:p>
          </table:table-cell>
          <table:table-cell office:value-type="float" office:value="29">
            <text:p>29</text:p>
          </table:table-cell>
          <table:table-cell office:value-type="float" office:value="171">
            <text:p>171</text:p>
          </table:table-cell>
          <table:table-cell office:value-type="float" office:value="-120">
            <text:p>-120</text:p>
          </table:table-cell>
          <table:table-cell table:formula="of:=((-2*[.B923]+3*[.B924]+6*[.B925]+7*[.B926]+6*[.B927]+3*[.B928]-2*[.B929])/21)" office:value-type="float" office:value="33.3809523809524">
            <text:p>33.380952381</text:p>
          </table:table-cell>
        </table:table-row>
        <table:table-row table:style-name="ro2">
          <table:table-cell office:value-type="float" office:value="1288635">
            <text:p>1288635</text:p>
          </table:table-cell>
          <table:table-cell office:value-type="float" office:value="18">
            <text:p>18</text:p>
          </table:table-cell>
          <table:table-cell office:value-type="float" office:value="170">
            <text:p>170</text:p>
          </table:table-cell>
          <table:table-cell office:value-type="float" office:value="-122">
            <text:p>-122</text:p>
          </table:table-cell>
          <table:table-cell table:formula="of:=((-2*[.B924]+3*[.B925]+6*[.B926]+7*[.B927]+6*[.B928]+3*[.B929]-2*[.B930])/21)" office:value-type="float" office:value="27.2380952380952">
            <text:p>27.2380952381</text:p>
          </table:table-cell>
        </table:table-row>
        <table:table-row table:style-name="ro2">
          <table:table-cell office:value-type="float" office:value="1288676">
            <text:p>1288676</text:p>
          </table:table-cell>
          <table:table-cell office:value-type="float" office:value="25">
            <text:p>25</text:p>
          </table:table-cell>
          <table:table-cell office:value-type="float" office:value="203">
            <text:p>203</text:p>
          </table:table-cell>
          <table:table-cell office:value-type="float" office:value="-122">
            <text:p>-122</text:p>
          </table:table-cell>
          <table:table-cell table:formula="of:=((-2*[.B925]+3*[.B926]+6*[.B927]+7*[.B928]+6*[.B929]+3*[.B930]-2*[.B931])/21)" office:value-type="float" office:value="18.6190476190476">
            <text:p>18.619047619</text:p>
          </table:table-cell>
        </table:table-row>
        <table:table-row table:style-name="ro2">
          <table:table-cell office:value-type="float" office:value="1288716">
            <text:p>1288716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float" office:value="-124">
            <text:p>-124</text:p>
          </table:table-cell>
          <table:table-cell table:formula="of:=((-2*[.B926]+3*[.B927]+6*[.B928]+7*[.B929]+6*[.B930]+3*[.B931]-2*[.B932])/21)" office:value-type="float" office:value="15.6190476190476">
            <text:p>15.619047619</text:p>
          </table:table-cell>
        </table:table-row>
        <table:table-row table:style-name="ro2">
          <table:table-cell office:value-type="float" office:value="1288756">
            <text:p>1288756</text:p>
          </table:table-cell>
          <table:table-cell office:value-type="float" office:value="-3">
            <text:p>-3</text:p>
          </table:table-cell>
          <table:table-cell office:value-type="float" office:value="221">
            <text:p>221</text:p>
          </table:table-cell>
          <table:table-cell office:value-type="float" office:value="-119">
            <text:p>-119</text:p>
          </table:table-cell>
          <table:table-cell table:formula="of:=((-2*[.B927]+3*[.B928]+6*[.B929]+7*[.B930]+6*[.B931]+3*[.B932]-2*[.B933])/21)" office:value-type="float" office:value="17.1428571428571">
            <text:p>17.1428571429</text:p>
          </table:table-cell>
        </table:table-row>
        <table:table-row table:style-name="ro2">
          <table:table-cell office:value-type="float" office:value="1288796">
            <text:p>1288796</text:p>
          </table:table-cell>
          <table:table-cell office:value-type="float" office:value="11">
            <text:p>11</text:p>
          </table:table-cell>
          <table:table-cell office:value-type="float" office:value="230">
            <text:p>230</text:p>
          </table:table-cell>
          <table:table-cell office:value-type="float" office:value="-119">
            <text:p>-119</text:p>
          </table:table-cell>
          <table:table-cell table:formula="of:=((-2*[.B928]+3*[.B929]+6*[.B930]+7*[.B931]+6*[.B932]+3*[.B933]-2*[.B934])/21)" office:value-type="float" office:value="0.333333333333333">
            <text:p>0.3333333333</text:p>
          </table:table-cell>
        </table:table-row>
        <table:table-row table:style-name="ro2">
          <table:table-cell office:value-type="float" office:value="1288836">
            <text:p>1288836</text:p>
          </table:table-cell>
          <table:table-cell office:value-type="float" office:value="4">
            <text:p>4</text:p>
          </table:table-cell>
          <table:table-cell office:value-type="float" office:value="221">
            <text:p>221</text:p>
          </table:table-cell>
          <table:table-cell office:value-type="float" office:value="-113">
            <text:p>-113</text:p>
          </table:table-cell>
          <table:table-cell table:formula="of:=((-2*[.B929]+3*[.B930]+6*[.B931]+7*[.B932]+6*[.B933]+3*[.B934]-2*[.B935])/21)" office:value-type="float" office:value="-16.6666666666667">
            <text:p>-16.6666666667</text:p>
          </table:table-cell>
        </table:table-row>
        <table:table-row table:style-name="ro2">
          <table:table-cell office:value-type="float" office:value="1288876">
            <text:p>1288876</text:p>
          </table:table-cell>
          <table:table-cell office:value-type="float" office:value="-57">
            <text:p>-57</text:p>
          </table:table-cell>
          <table:table-cell office:value-type="float" office:value="244">
            <text:p>244</text:p>
          </table:table-cell>
          <table:table-cell office:value-type="float" office:value="-113">
            <text:p>-113</text:p>
          </table:table-cell>
          <table:table-cell table:formula="of:=((-2*[.B930]+3*[.B931]+6*[.B932]+7*[.B933]+6*[.B934]+3*[.B935]-2*[.B936])/21)" office:value-type="float" office:value="-28.6190476190476">
            <text:p>-28.619047619</text:p>
          </table:table-cell>
        </table:table-row>
        <table:table-row table:style-name="ro2">
          <table:table-cell office:value-type="float" office:value="1288917">
            <text:p>1288917</text:p>
          </table:table-cell>
          <table:table-cell office:value-type="float" office:value="-35">
            <text:p>-35</text:p>
          </table:table-cell>
          <table:table-cell office:value-type="float" office:value="244">
            <text:p>244</text:p>
          </table:table-cell>
          <table:table-cell office:value-type="float" office:value="-116">
            <text:p>-116</text:p>
          </table:table-cell>
          <table:table-cell table:formula="of:=((-2*[.B931]+3*[.B932]+6*[.B933]+7*[.B934]+6*[.B935]+3*[.B936]-2*[.B937])/21)" office:value-type="float" office:value="-42.7619047619048">
            <text:p>-42.7619047619</text:p>
          </table:table-cell>
        </table:table-row>
        <table:table-row table:style-name="ro2">
          <table:table-cell office:value-type="float" office:value="1288958">
            <text:p>1288958</text:p>
          </table:table-cell>
          <table:table-cell office:value-type="float" office:value="-31">
            <text:p>-31</text:p>
          </table:table-cell>
          <table:table-cell office:value-type="float" office:value="216">
            <text:p>216</text:p>
          </table:table-cell>
          <table:table-cell office:value-type="float" office:value="-119">
            <text:p>-119</text:p>
          </table:table-cell>
          <table:table-cell table:formula="of:=((-2*[.B932]+3*[.B933]+6*[.B934]+7*[.B935]+6*[.B936]+3*[.B937]-2*[.B938])/21)" office:value-type="float" office:value="-36.8095238095238">
            <text:p>-36.8095238095</text:p>
          </table:table-cell>
        </table:table-row>
        <table:table-row table:style-name="ro2">
          <table:table-cell office:value-type="float" office:value="1288998">
            <text:p>1288998</text:p>
          </table:table-cell>
          <table:table-cell office:value-type="float" office:value="-19">
            <text:p>-19</text:p>
          </table:table-cell>
          <table:table-cell office:value-type="float" office:value="244">
            <text:p>244</text:p>
          </table:table-cell>
          <table:table-cell office:value-type="float" office:value="-119">
            <text:p>-119</text:p>
          </table:table-cell>
          <table:table-cell table:formula="of:=((-2*[.B933]+3*[.B934]+6*[.B935]+7*[.B936]+6*[.B937]+3*[.B938]-2*[.B939])/21)" office:value-type="float" office:value="-8.28571428571429">
            <text:p>-8.2857142857</text:p>
          </table:table-cell>
        </table:table-row>
        <table:table-row table:style-name="ro2">
          <table:table-cell office:value-type="float" office:value="1289038">
            <text:p>1289038</text:p>
          </table:table-cell>
          <table:table-cell office:value-type="float" office:value="29">
            <text:p>29</text:p>
          </table:table-cell>
          <table:table-cell office:value-type="float" office:value="208">
            <text:p>208</text:p>
          </table:table-cell>
          <table:table-cell office:value-type="float" office:value="-114">
            <text:p>-114</text:p>
          </table:table-cell>
          <table:table-cell table:formula="of:=((-2*[.B934]+3*[.B935]+6*[.B936]+7*[.B937]+6*[.B938]+3*[.B939]-2*[.B940])/21)" office:value-type="float" office:value="26.0952380952381">
            <text:p>26.0952380952</text:p>
          </table:table-cell>
        </table:table-row>
        <table:table-row table:style-name="ro2">
          <table:table-cell office:value-type="float" office:value="1289078">
            <text:p>1289078</text:p>
          </table:table-cell>
          <table:table-cell office:value-type="float" office:value="70">
            <text:p>70</text:p>
          </table:table-cell>
          <table:table-cell office:value-type="float" office:value="198">
            <text:p>198</text:p>
          </table:table-cell>
          <table:table-cell office:value-type="float" office:value="-114">
            <text:p>-114</text:p>
          </table:table-cell>
          <table:table-cell table:formula="of:=((-2*[.B935]+3*[.B936]+6*[.B937]+7*[.B938]+6*[.B939]+3*[.B940]-2*[.B941])/21)" office:value-type="float" office:value="70.7619047619048">
            <text:p>70.7619047619</text:p>
          </table:table-cell>
        </table:table-row>
        <table:table-row table:style-name="ro2">
          <table:table-cell office:value-type="float" office:value="1289118">
            <text:p>1289118</text:p>
          </table:table-cell>
          <table:table-cell office:value-type="float" office:value="124">
            <text:p>124</text:p>
          </table:table-cell>
          <table:table-cell office:value-type="float" office:value="181">
            <text:p>181</text:p>
          </table:table-cell>
          <table:table-cell office:value-type="float" office:value="-112">
            <text:p>-112</text:p>
          </table:table-cell>
          <table:table-cell table:formula="of:=((-2*[.B936]+3*[.B937]+6*[.B938]+7*[.B939]+6*[.B940]+3*[.B941]-2*[.B942])/21)" office:value-type="float" office:value="119">
            <text:p>119</text:p>
          </table:table-cell>
        </table:table-row>
        <table:table-row table:style-name="ro2">
          <table:table-cell office:value-type="float" office:value="1289158">
            <text:p>1289158</text:p>
          </table:table-cell>
          <table:table-cell office:value-type="float" office:value="155">
            <text:p>155</text:p>
          </table:table-cell>
          <table:table-cell office:value-type="float" office:value="199">
            <text:p>199</text:p>
          </table:table-cell>
          <table:table-cell office:value-type="float" office:value="-112">
            <text:p>-112</text:p>
          </table:table-cell>
          <table:table-cell table:formula="of:=((-2*[.B937]+3*[.B938]+6*[.B939]+7*[.B940]+6*[.B941]+3*[.B942]-2*[.B943])/21)" office:value-type="float" office:value="157.857142857143">
            <text:p>157.8571428571</text:p>
          </table:table-cell>
        </table:table-row>
        <table:table-row table:style-name="ro2">
          <table:table-cell office:value-type="float" office:value="1289198">
            <text:p>1289198</text:p>
          </table:table-cell>
          <table:table-cell office:value-type="float" office:value="196">
            <text:p>196</text:p>
          </table:table-cell>
          <table:table-cell office:value-type="float" office:value="165">
            <text:p>165</text:p>
          </table:table-cell>
          <table:table-cell office:value-type="float" office:value="-112">
            <text:p>-112</text:p>
          </table:table-cell>
          <table:table-cell table:formula="of:=((-2*[.B938]+3*[.B939]+6*[.B940]+7*[.B941]+6*[.B942]+3*[.B943]-2*[.B944])/21)" office:value-type="float" office:value="195.666666666667">
            <text:p>195.6666666667</text:p>
          </table:table-cell>
        </table:table-row>
        <table:table-row table:style-name="ro2">
          <table:table-cell office:value-type="float" office:value="1289238">
            <text:p>1289238</text:p>
          </table:table-cell>
          <table:table-cell office:value-type="float" office:value="216">
            <text:p>216</text:p>
          </table:table-cell>
          <table:table-cell office:value-type="float" office:value="181">
            <text:p>181</text:p>
          </table:table-cell>
          <table:table-cell office:value-type="float" office:value="-91">
            <text:p>-91</text:p>
          </table:table-cell>
          <table:table-cell table:formula="of:=((-2*[.B939]+3*[.B940]+6*[.B941]+7*[.B942]+6*[.B943]+3*[.B944]-2*[.B945])/21)" office:value-type="float" office:value="223.380952380952">
            <text:p>223.380952381</text:p>
          </table:table-cell>
        </table:table-row>
        <table:table-row table:style-name="ro2">
          <table:table-cell office:value-type="float" office:value="1289277">
            <text:p>1289277</text:p>
          </table:table-cell>
          <table:table-cell office:value-type="float" office:value="245">
            <text:p>245</text:p>
          </table:table-cell>
          <table:table-cell office:value-type="float" office:value="270">
            <text:p>270</text:p>
          </table:table-cell>
          <table:table-cell office:value-type="float" office:value="-91">
            <text:p>-91</text:p>
          </table:table-cell>
          <table:table-cell table:formula="of:=((-2*[.B940]+3*[.B941]+6*[.B942]+7*[.B943]+6*[.B944]+3*[.B945]-2*[.B946])/21)" office:value-type="float" office:value="233.285714285714">
            <text:p>233.2857142857</text:p>
          </table:table-cell>
        </table:table-row>
        <table:table-row table:style-name="ro2">
          <table:table-cell office:value-type="float" office:value="1289317">
            <text:p>1289317</text:p>
          </table:table-cell>
          <table:table-cell office:value-type="float" office:value="228">
            <text:p>228</text:p>
          </table:table-cell>
          <table:table-cell office:value-type="float" office:value="146">
            <text:p>146</text:p>
          </table:table-cell>
          <table:table-cell office:value-type="float" office:value="-74">
            <text:p>-74</text:p>
          </table:table-cell>
          <table:table-cell table:formula="of:=((-2*[.B941]+3*[.B942]+6*[.B943]+7*[.B944]+6*[.B945]+3*[.B946]-2*[.B947])/21)" office:value-type="float" office:value="221.571428571429">
            <text:p>221.5714285714</text:p>
          </table:table-cell>
        </table:table-row>
        <table:table-row table:style-name="ro2">
          <table:table-cell office:value-type="float" office:value="1289357">
            <text:p>1289357</text:p>
          </table:table-cell>
          <table:table-cell office:value-type="float" office:value="184">
            <text:p>184</text:p>
          </table:table-cell>
          <table:table-cell office:value-type="float" office:value="204">
            <text:p>204</text:p>
          </table:table-cell>
          <table:table-cell office:value-type="float" office:value="-74">
            <text:p>-74</text:p>
          </table:table-cell>
          <table:table-cell table:formula="of:=((-2*[.B942]+3*[.B943]+6*[.B944]+7*[.B945]+6*[.B946]+3*[.B947]-2*[.B948])/21)" office:value-type="float" office:value="194.952380952381">
            <text:p>194.9523809524</text:p>
          </table:table-cell>
        </table:table-row>
        <table:table-row table:style-name="ro2">
          <table:table-cell office:value-type="float" office:value="1289397">
            <text:p>1289397</text:p>
          </table:table-cell>
          <table:table-cell office:value-type="float" office:value="155">
            <text:p>155</text:p>
          </table:table-cell>
          <table:table-cell office:value-type="float" office:value="170">
            <text:p>170</text:p>
          </table:table-cell>
          <table:table-cell office:value-type="float" office:value="-65">
            <text:p>-65</text:p>
          </table:table-cell>
          <table:table-cell table:formula="of:=((-2*[.B943]+3*[.B944]+6*[.B945]+7*[.B946]+6*[.B947]+3*[.B948]-2*[.B949])/21)" office:value-type="float" office:value="154.619047619048">
            <text:p>154.619047619</text:p>
          </table:table-cell>
        </table:table-row>
        <table:table-row table:style-name="ro2">
          <table:table-cell office:value-type="float" office:value="1289437">
            <text:p>1289437</text:p>
          </table:table-cell>
          <table:table-cell office:value-type="float" office:value="119">
            <text:p>119</text:p>
          </table:table-cell>
          <table:table-cell office:value-type="float" office:value="205">
            <text:p>205</text:p>
          </table:table-cell>
          <table:table-cell office:value-type="float" office:value="-56">
            <text:p>-56</text:p>
          </table:table-cell>
          <table:table-cell table:formula="of:=((-2*[.B944]+3*[.B945]+6*[.B946]+7*[.B947]+6*[.B948]+3*[.B949]-2*[.B950])/21)" office:value-type="float" office:value="119.52380952381">
            <text:p>119.5238095238</text:p>
          </table:table-cell>
        </table:table-row>
        <table:table-row table:style-name="ro2">
          <table:table-cell office:value-type="float" office:value="1289477">
            <text:p>1289477</text:p>
          </table:table-cell>
          <table:table-cell office:value-type="float" office:value="76">
            <text:p>76</text:p>
          </table:table-cell>
          <table:table-cell office:value-type="float" office:value="242">
            <text:p>242</text:p>
          </table:table-cell>
          <table:table-cell office:value-type="float" office:value="-56">
            <text:p>-56</text:p>
          </table:table-cell>
          <table:table-cell table:formula="of:=((-2*[.B945]+3*[.B946]+6*[.B947]+7*[.B948]+6*[.B949]+3*[.B950]-2*[.B951])/21)" office:value-type="float" office:value="67.5238095238095">
            <text:p>67.5238095238</text:p>
          </table:table-cell>
        </table:table-row>
        <table:table-row table:style-name="ro2">
          <table:table-cell office:value-type="float" office:value="1289517">
            <text:p>1289517</text:p>
          </table:table-cell>
          <table:table-cell office:value-type="float" office:value="39">
            <text:p>39</text:p>
          </table:table-cell>
          <table:table-cell office:value-type="float" office:value="225">
            <text:p>225</text:p>
          </table:table-cell>
          <table:table-cell office:value-type="float" office:value="-67">
            <text:p>-67</text:p>
          </table:table-cell>
          <table:table-cell table:formula="of:=((-2*[.B946]+3*[.B947]+6*[.B948]+7*[.B949]+6*[.B950]+3*[.B951]-2*[.B952])/21)" office:value-type="float" office:value="25">
            <text:p>25</text:p>
          </table:table-cell>
        </table:table-row>
        <table:table-row table:style-name="ro2">
          <table:table-cell office:value-type="float" office:value="1289557">
            <text:p>1289557</text:p>
          </table:table-cell>
          <table:table-cell office:value-type="float" office:value="-39">
            <text:p>-39</text:p>
          </table:table-cell>
          <table:table-cell office:value-type="float" office:value="224">
            <text:p>224</text:p>
          </table:table-cell>
          <table:table-cell office:value-type="float" office:value="-67">
            <text:p>-67</text:p>
          </table:table-cell>
          <table:table-cell table:formula="of:=((-2*[.B947]+3*[.B948]+6*[.B949]+7*[.B950]+6*[.B951]+3*[.B952]-2*[.B953])/21)" office:value-type="float" office:value="8.71428571428571">
            <text:p>8.7142857143</text:p>
          </table:table-cell>
        </table:table-row>
        <table:table-row table:style-name="ro2">
          <table:table-cell office:value-type="float" office:value="1289598">
            <text:p>1289598</text:p>
          </table:table-cell>
          <table:table-cell office:value-type="float" office:value="21">
            <text:p>21</text:p>
          </table:table-cell>
          <table:table-cell office:value-type="float" office:value="233">
            <text:p>233</text:p>
          </table:table-cell>
          <table:table-cell office:value-type="float" office:value="-72">
            <text:p>-72</text:p>
          </table:table-cell>
          <table:table-cell table:formula="of:=((-2*[.B948]+3*[.B949]+6*[.B950]+7*[.B951]+6*[.B952]+3*[.B953]-2*[.B954])/21)" office:value-type="float" office:value="7.95238095238095">
            <text:p>7.9523809524</text:p>
          </table:table-cell>
        </table:table-row>
        <table:table-row table:style-name="ro2">
          <table:table-cell office:value-type="float" office:value="1289638">
            <text:p>1289638</text:p>
          </table:table-cell>
          <table:table-cell office:value-type="float" office:value="40">
            <text:p>40</text:p>
          </table:table-cell>
          <table:table-cell office:value-type="float" office:value="201">
            <text:p>201</text:p>
          </table:table-cell>
          <table:table-cell office:value-type="float" office:value="-83">
            <text:p>-83</text:p>
          </table:table-cell>
          <table:table-cell table:formula="of:=((-2*[.B949]+3*[.B950]+6*[.B951]+7*[.B952]+6*[.B953]+3*[.B954]-2*[.B955])/21)" office:value-type="float" office:value="13.2857142857143">
            <text:p>13.2857142857</text:p>
          </table:table-cell>
        </table:table-row>
        <table:table-row table:style-name="ro2">
          <table:table-cell office:value-type="float" office:value="1289678">
            <text:p>1289678</text:p>
          </table:table-cell>
          <table:table-cell office:value-type="float" office:value="7">
            <text:p>7</text:p>
          </table:table-cell>
          <table:table-cell office:value-type="float" office:value="224">
            <text:p>224</text:p>
          </table:table-cell>
          <table:table-cell office:value-type="float" office:value="-83">
            <text:p>-83</text:p>
          </table:table-cell>
          <table:table-cell table:formula="of:=((-2*[.B950]+3*[.B951]+6*[.B952]+7*[.B953]+6*[.B954]+3*[.B955]-2*[.B956])/21)" office:value-type="float" office:value="19.5238095238095">
            <text:p>19.5238095238</text:p>
          </table:table-cell>
        </table:table-row>
        <table:table-row table:style-name="ro2">
          <table:table-cell office:value-type="float" office:value="1289718">
            <text:p>1289718</text:p>
          </table:table-cell>
          <table:table-cell office:value-type="float" office:value="-14">
            <text:p>-14</text:p>
          </table:table-cell>
          <table:table-cell office:value-type="float" office:value="192">
            <text:p>192</text:p>
          </table:table-cell>
          <table:table-cell office:value-type="float" office:value="-95">
            <text:p>-95</text:p>
          </table:table-cell>
          <table:table-cell table:formula="of:=((-2*[.B951]+3*[.B952]+6*[.B953]+7*[.B954]+6*[.B955]+3*[.B956]-2*[.B957])/21)" office:value-type="float" office:value="-13.6666666666667">
            <text:p>-13.6666666667</text:p>
          </table:table-cell>
        </table:table-row>
        <table:table-row table:style-name="ro2">
          <table:table-cell office:value-type="float" office:value="1289758">
            <text:p>1289758</text:p>
          </table:table-cell>
          <table:table-cell office:value-type="float" office:value="-34">
            <text:p>-34</text:p>
          </table:table-cell>
          <table:table-cell office:value-type="float" office:value="208">
            <text:p>208</text:p>
          </table:table-cell>
          <table:table-cell office:value-type="float" office:value="-95">
            <text:p>-95</text:p>
          </table:table-cell>
          <table:table-cell table:formula="of:=((-2*[.B952]+3*[.B953]+6*[.B954]+7*[.B955]+6*[.B956]+3*[.B957]-2*[.B958])/21)" office:value-type="float" office:value="-45">
            <text:p>-45</text:p>
          </table:table-cell>
        </table:table-row>
        <table:table-row table:style-name="ro2">
          <table:table-cell office:value-type="float" office:value="1289798">
            <text:p>1289798</text:p>
          </table:table-cell>
          <table:table-cell office:value-type="float" office:value="-83">
            <text:p>-83</text:p>
          </table:table-cell>
          <table:table-cell office:value-type="float" office:value="212">
            <text:p>212</text:p>
          </table:table-cell>
          <table:table-cell office:value-type="float" office:value="-110">
            <text:p>-110</text:p>
          </table:table-cell>
          <table:table-cell table:formula="of:=((-2*[.B953]+3*[.B954]+6*[.B955]+7*[.B956]+6*[.B957]+3*[.B958]-2*[.B959])/21)" office:value-type="float" office:value="-67.5238095238095">
            <text:p>-67.5238095238</text:p>
          </table:table-cell>
        </table:table-row>
        <table:table-row table:style-name="ro2">
          <table:table-cell office:value-type="float" office:value="1289839">
            <text:p>1289839</text:p>
          </table:table-cell>
          <table:table-cell office:value-type="float" office:value="-72">
            <text:p>-72</text:p>
          </table:table-cell>
          <table:table-cell office:value-type="float" office:value="222">
            <text:p>222</text:p>
          </table:table-cell>
          <table:table-cell office:value-type="float" office:value="-116">
            <text:p>-116</text:p>
          </table:table-cell>
          <table:table-cell table:formula="of:=((-2*[.B954]+3*[.B955]+6*[.B956]+7*[.B957]+6*[.B958]+3*[.B959]-2*[.B960])/21)" office:value-type="float" office:value="-73.5238095238095">
            <text:p>-73.5238095238</text:p>
          </table:table-cell>
        </table:table-row>
        <table:table-row table:style-name="ro2">
          <table:table-cell office:value-type="float" office:value="1289879">
            <text:p>1289879</text:p>
          </table:table-cell>
          <table:table-cell office:value-type="float" office:value="-75">
            <text:p>-75</text:p>
          </table:table-cell>
          <table:table-cell office:value-type="float" office:value="176">
            <text:p>176</text:p>
          </table:table-cell>
          <table:table-cell office:value-type="float" office:value="-116">
            <text:p>-116</text:p>
          </table:table-cell>
          <table:table-cell table:formula="of:=((-2*[.B955]+3*[.B956]+6*[.B957]+7*[.B958]+6*[.B959]+3*[.B960]-2*[.B961])/21)" office:value-type="float" office:value="-66.7142857142857">
            <text:p>-66.7142857143</text:p>
          </table:table-cell>
        </table:table-row>
        <table:table-row table:style-name="ro2">
          <table:table-cell office:value-type="float" office:value="1289918">
            <text:p>1289918</text:p>
          </table:table-cell>
          <table:table-cell office:value-type="float" office:value="-40">
            <text:p>-40</text:p>
          </table:table-cell>
          <table:table-cell office:value-type="float" office:value="211">
            <text:p>211</text:p>
          </table:table-cell>
          <table:table-cell office:value-type="float" office:value="-117">
            <text:p>-117</text:p>
          </table:table-cell>
          <table:table-cell table:formula="of:=((-2*[.B956]+3*[.B957]+6*[.B958]+7*[.B959]+6*[.B960]+3*[.B961]-2*[.B962])/21)" office:value-type="float" office:value="-58.4285714285714">
            <text:p>-58.4285714286</text:p>
          </table:table-cell>
        </table:table-row>
        <table:table-row table:style-name="ro2">
          <table:table-cell office:value-type="float" office:value="1289957">
            <text:p>1289957</text:p>
          </table:table-cell>
          <table:table-cell office:value-type="float" office:value="-51">
            <text:p>-51</text:p>
          </table:table-cell>
          <table:table-cell office:value-type="float" office:value="194">
            <text:p>194</text:p>
          </table:table-cell>
          <table:table-cell office:value-type="float" office:value="-117">
            <text:p>-117</text:p>
          </table:table-cell>
          <table:table-cell table:formula="of:=((-2*[.B957]+3*[.B958]+6*[.B959]+7*[.B960]+6*[.B961]+3*[.B962]-2*[.B963])/21)" office:value-type="float" office:value="-54.3333333333333">
            <text:p>-54.3333333333</text:p>
          </table:table-cell>
        </table:table-row>
        <table:table-row table:style-name="ro2">
          <table:table-cell office:value-type="float" office:value="1289997">
            <text:p>1289997</text:p>
          </table:table-cell>
          <table:table-cell office:value-type="float" office:value="-65">
            <text:p>-65</text:p>
          </table:table-cell>
          <table:table-cell office:value-type="float" office:value="180">
            <text:p>180</text:p>
          </table:table-cell>
          <table:table-cell office:value-type="float" office:value="-116">
            <text:p>-116</text:p>
          </table:table-cell>
          <table:table-cell table:formula="of:=((-2*[.B958]+3*[.B959]+6*[.B960]+7*[.B961]+6*[.B962]+3*[.B963]-2*[.B964])/21)" office:value-type="float" office:value="-45.7619047619048">
            <text:p>-45.7619047619</text:p>
          </table:table-cell>
        </table:table-row>
        <table:table-row table:style-name="ro2">
          <table:table-cell office:value-type="float" office:value="1290037">
            <text:p>1290037</text:p>
          </table:table-cell>
          <table:table-cell office:value-type="float" office:value="-27">
            <text:p>-27</text:p>
          </table:table-cell>
          <table:table-cell office:value-type="float" office:value="192">
            <text:p>192</text:p>
          </table:table-cell>
          <table:table-cell office:value-type="float" office:value="-131">
            <text:p>-131</text:p>
          </table:table-cell>
          <table:table-cell table:formula="of:=((-2*[.B959]+3*[.B960]+6*[.B961]+7*[.B962]+6*[.B963]+3*[.B964]-2*[.B965])/21)" office:value-type="float" office:value="-32.9523809523809">
            <text:p>-32.9523809524</text:p>
          </table:table-cell>
        </table:table-row>
        <table:table-row table:style-name="ro2">
          <table:table-cell office:value-type="float" office:value="1290077">
            <text:p>1290077</text:p>
          </table:table-cell>
          <table:table-cell office:value-type="float" office:value="-4">
            <text:p>-4</text:p>
          </table:table-cell>
          <table:table-cell office:value-type="float" office:value="212">
            <text:p>212</text:p>
          </table:table-cell>
          <table:table-cell office:value-type="float" office:value="-131">
            <text:p>-131</text:p>
          </table:table-cell>
          <table:table-cell table:formula="of:=((-2*[.B960]+3*[.B961]+6*[.B962]+7*[.B963]+6*[.B964]+3*[.B965]-2*[.B966])/21)" office:value-type="float" office:value="-3">
            <text:p>-3</text:p>
          </table:table-cell>
        </table:table-row>
        <table:table-row table:style-name="ro2">
          <table:table-cell office:value-type="float" office:value="1290117">
            <text:p>1290117</text:p>
          </table:table-cell>
          <table:table-cell office:value-type="float" office:value="28">
            <text:p>28</text:p>
          </table:table-cell>
          <table:table-cell office:value-type="float" office:value="169">
            <text:p>169</text:p>
          </table:table-cell>
          <table:table-cell office:value-type="float" office:value="-129">
            <text:p>-129</text:p>
          </table:table-cell>
          <table:table-cell table:formula="of:=((-2*[.B961]+3*[.B962]+6*[.B963]+7*[.B964]+6*[.B965]+3*[.B966]-2*[.B967])/21)" office:value-type="float" office:value="26.1904761904762">
            <text:p>26.1904761905</text:p>
          </table:table-cell>
        </table:table-row>
        <table:table-row table:style-name="ro2">
          <table:table-cell office:value-type="float" office:value="1290158">
            <text:p>1290158</text:p>
          </table:table-cell>
          <table:table-cell office:value-type="float" office:value="50">
            <text:p>50</text:p>
          </table:table-cell>
          <table:table-cell office:value-type="float" office:value="228">
            <text:p>228</text:p>
          </table:table-cell>
          <table:table-cell office:value-type="float" office:value="-129">
            <text:p>-129</text:p>
          </table:table-cell>
          <table:table-cell table:formula="of:=((-2*[.B962]+3*[.B963]+6*[.B964]+7*[.B965]+6*[.B966]+3*[.B967]-2*[.B968])/21)" office:value-type="float" office:value="42.9047619047619">
            <text:p>42.9047619048</text:p>
          </table:table-cell>
        </table:table-row>
        <table:table-row table:style-name="ro2">
          <table:table-cell office:value-type="float" office:value="1290199">
            <text:p>1290199</text:p>
          </table:table-cell>
          <table:table-cell office:value-type="float" office:value="49">
            <text:p>49</text:p>
          </table:table-cell>
          <table:table-cell office:value-type="float" office:value="266">
            <text:p>266</text:p>
          </table:table-cell>
          <table:table-cell office:value-type="float" office:value="-120">
            <text:p>-120</text:p>
          </table:table-cell>
          <table:table-cell table:formula="of:=((-2*[.B963]+3*[.B964]+6*[.B965]+7*[.B966]+6*[.B967]+3*[.B968]-2*[.B969])/21)" office:value-type="float" office:value="57.3333333333333">
            <text:p>57.3333333333</text:p>
          </table:table-cell>
        </table:table-row>
        <table:table-row table:style-name="ro2">
          <table:table-cell office:value-type="float" office:value="1290239">
            <text:p>1290239</text:p>
          </table:table-cell>
          <table:table-cell office:value-type="float" office:value="59">
            <text:p>59</text:p>
          </table:table-cell>
          <table:table-cell office:value-type="float" office:value="215">
            <text:p>215</text:p>
          </table:table-cell>
          <table:table-cell office:value-type="float" office:value="-122">
            <text:p>-122</text:p>
          </table:table-cell>
          <table:table-cell table:formula="of:=((-2*[.B964]+3*[.B965]+6*[.B966]+7*[.B967]+6*[.B968]+3*[.B969]-2*[.B970])/21)" office:value-type="float" office:value="61.1904761904762">
            <text:p>61.1904761905</text:p>
          </table:table-cell>
        </table:table-row>
        <table:table-row table:style-name="ro2">
          <table:table-cell office:value-type="float" office:value="1290279">
            <text:p>1290279</text:p>
          </table:table-cell>
          <table:table-cell office:value-type="float" office:value="65">
            <text:p>65</text:p>
          </table:table-cell>
          <table:table-cell office:value-type="float" office:value="219">
            <text:p>219</text:p>
          </table:table-cell>
          <table:table-cell office:value-type="float" office:value="-122">
            <text:p>-122</text:p>
          </table:table-cell>
          <table:table-cell table:formula="of:=((-2*[.B965]+3*[.B966]+6*[.B967]+7*[.B968]+6*[.B969]+3*[.B970]-2*[.B971])/21)" office:value-type="float" office:value="49.7619047619048">
            <text:p>49.7619047619</text:p>
          </table:table-cell>
        </table:table-row>
        <table:table-row table:style-name="ro2">
          <table:table-cell office:value-type="float" office:value="1290319">
            <text:p>1290319</text:p>
          </table:table-cell>
          <table:table-cell office:value-type="float" office:value="40">
            <text:p>40</text:p>
          </table:table-cell>
          <table:table-cell office:value-type="float" office:value="205">
            <text:p>205</text:p>
          </table:table-cell>
          <table:table-cell office:value-type="float" office:value="-124">
            <text:p>-124</text:p>
          </table:table-cell>
          <table:table-cell table:formula="of:=((-2*[.B966]+3*[.B967]+6*[.B968]+7*[.B969]+6*[.B970]+3*[.B971]-2*[.B972])/21)" office:value-type="float" office:value="42">
            <text:p>42</text:p>
          </table:table-cell>
        </table:table-row>
        <table:table-row table:style-name="ro2">
          <table:table-cell office:value-type="float" office:value="1290359">
            <text:p>1290359</text:p>
          </table:table-cell>
          <table:table-cell office:value-type="float" office:value="13">
            <text:p>13</text:p>
          </table:table-cell>
          <table:table-cell office:value-type="float" office:value="257">
            <text:p>257</text:p>
          </table:table-cell>
          <table:table-cell office:value-type="float" office:value="-124">
            <text:p>-124</text:p>
          </table:table-cell>
          <table:table-cell table:formula="of:=((-2*[.B967]+3*[.B968]+6*[.B969]+7*[.B970]+6*[.B971]+3*[.B972]-2*[.B973])/21)" office:value-type="float" office:value="34.9523809523809">
            <text:p>34.9523809524</text:p>
          </table:table-cell>
        </table:table-row>
        <table:table-row table:style-name="ro2">
          <table:table-cell office:value-type="float" office:value="1290399">
            <text:p>1290399</text:p>
          </table:table-cell>
          <table:table-cell office:value-type="float" office:value="45">
            <text:p>45</text:p>
          </table:table-cell>
          <table:table-cell office:value-type="float" office:value="221">
            <text:p>221</text:p>
          </table:table-cell>
          <table:table-cell office:value-type="float" office:value="-123">
            <text:p>-123</text:p>
          </table:table-cell>
          <table:table-cell table:formula="of:=((-2*[.B968]+3*[.B969]+6*[.B970]+7*[.B971]+6*[.B972]+3*[.B973]-2*[.B974])/21)" office:value-type="float" office:value="30.8095238095238">
            <text:p>30.8095238095</text:p>
          </table:table-cell>
        </table:table-row>
        <table:table-row table:style-name="ro2">
          <table:table-cell office:value-type="float" office:value="1290439">
            <text:p>1290439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  <table:table-cell office:value-type="float" office:value="-124">
            <text:p>-124</text:p>
          </table:table-cell>
          <table:table-cell table:formula="of:=((-2*[.B969]+3*[.B970]+6*[.B971]+7*[.B972]+6*[.B973]+3*[.B974]-2*[.B975])/21)" office:value-type="float" office:value="34.3333333333333">
            <text:p>34.3333333333</text:p>
          </table:table-cell>
        </table:table-row>
        <table:table-row table:style-name="ro2">
          <table:table-cell office:value-type="float" office:value="1290480">
            <text:p>1290480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-124">
            <text:p>-124</text:p>
          </table:table-cell>
          <table:table-cell table:formula="of:=((-2*[.B970]+3*[.B971]+6*[.B972]+7*[.B973]+6*[.B974]+3*[.B975]-2*[.B976])/21)" office:value-type="float" office:value="41.0952380952381">
            <text:p>41.0952380952</text:p>
          </table:table-cell>
        </table:table-row>
        <table:table-row table:style-name="ro2">
          <table:table-cell office:value-type="float" office:value="1290521">
            <text:p>1290521</text:p>
          </table:table-cell>
          <table:table-cell office:value-type="float" office:value="36">
            <text:p>36</text:p>
          </table:table-cell>
          <table:table-cell office:value-type="float" office:value="198">
            <text:p>198</text:p>
          </table:table-cell>
          <table:table-cell office:value-type="float" office:value="-126">
            <text:p>-126</text:p>
          </table:table-cell>
          <table:table-cell table:formula="of:=((-2*[.B971]+3*[.B972]+6*[.B973]+7*[.B974]+6*[.B975]+3*[.B976]-2*[.B977])/21)" office:value-type="float" office:value="36.2380952380952">
            <text:p>36.2380952381</text:p>
          </table:table-cell>
        </table:table-row>
        <table:table-row table:style-name="ro2">
          <table:table-cell office:value-type="float" office:value="1290560">
            <text:p>1290560</text:p>
          </table:table-cell>
          <table:table-cell office:value-type="float" office:value="44">
            <text:p>44</text:p>
          </table:table-cell>
          <table:table-cell office:value-type="float" office:value="174">
            <text:p>174</text:p>
          </table:table-cell>
          <table:table-cell office:value-type="float" office:value="-126">
            <text:p>-126</text:p>
          </table:table-cell>
          <table:table-cell table:formula="of:=((-2*[.B972]+3*[.B973]+6*[.B974]+7*[.B975]+6*[.B976]+3*[.B977]-2*[.B978])/21)" office:value-type="float" office:value="34.6666666666667">
            <text:p>34.6666666667</text:p>
          </table:table-cell>
        </table:table-row>
        <table:table-row table:style-name="ro2">
          <table:table-cell office:value-type="float" office:value="1290599">
            <text:p>1290599</text:p>
          </table:table-cell>
          <table:table-cell office:value-type="float" office:value="29">
            <text:p>29</text:p>
          </table:table-cell>
          <table:table-cell office:value-type="float" office:value="188">
            <text:p>188</text:p>
          </table:table-cell>
          <table:table-cell office:value-type="float" office:value="-131">
            <text:p>-131</text:p>
          </table:table-cell>
          <table:table-cell table:formula="of:=((-2*[.B973]+3*[.B974]+6*[.B975]+7*[.B976]+6*[.B977]+3*[.B978]-2*[.B979])/21)" office:value-type="float" office:value="34.9523809523809">
            <text:p>34.9523809524</text:p>
          </table:table-cell>
        </table:table-row>
        <table:table-row table:style-name="ro2">
          <table:table-cell office:value-type="float" office:value="1290638">
            <text:p>1290638</text:p>
          </table:table-cell>
          <table:table-cell office:value-type="float" office:value="32">
            <text:p>32</text:p>
          </table:table-cell>
          <table:table-cell office:value-type="float" office:value="187">
            <text:p>187</text:p>
          </table:table-cell>
          <table:table-cell office:value-type="float" office:value="-131">
            <text:p>-131</text:p>
          </table:table-cell>
          <table:table-cell table:formula="of:=((-2*[.B974]+3*[.B975]+6*[.B976]+7*[.B977]+6*[.B978]+3*[.B979]-2*[.B980])/21)" office:value-type="float" office:value="36.2857142857143">
            <text:p>36.2857142857</text:p>
          </table:table-cell>
        </table:table-row>
        <table:table-row table:style-name="ro2">
          <table:table-cell office:value-type="float" office:value="1290678">
            <text:p>1290678</text:p>
          </table:table-cell>
          <table:table-cell office:value-type="float" office:value="41">
            <text:p>41</text:p>
          </table:table-cell>
          <table:table-cell office:value-type="float" office:value="195">
            <text:p>195</text:p>
          </table:table-cell>
          <table:table-cell office:value-type="float" office:value="-139">
            <text:p>-139</text:p>
          </table:table-cell>
          <table:table-cell table:formula="of:=((-2*[.B975]+3*[.B976]+6*[.B977]+7*[.B978]+6*[.B979]+3*[.B980]-2*[.B981])/21)" office:value-type="float" office:value="37.8095238095238">
            <text:p>37.8095238095</text:p>
          </table:table-cell>
        </table:table-row>
        <table:table-row table:style-name="ro2">
          <table:table-cell office:value-type="float" office:value="1290718">
            <text:p>1290718</text:p>
          </table:table-cell>
          <table:table-cell office:value-type="float" office:value="46">
            <text:p>46</text:p>
          </table:table-cell>
          <table:table-cell office:value-type="float" office:value="185">
            <text:p>185</text:p>
          </table:table-cell>
          <table:table-cell office:value-type="float" office:value="-138">
            <text:p>-138</text:p>
          </table:table-cell>
          <table:table-cell table:formula="of:=((-2*[.B976]+3*[.B977]+6*[.B978]+7*[.B979]+6*[.B980]+3*[.B981]-2*[.B982])/21)" office:value-type="float" office:value="45.1428571428571">
            <text:p>45.1428571429</text:p>
          </table:table-cell>
        </table:table-row>
        <table:table-row table:style-name="ro2">
          <table:table-cell office:value-type="float" office:value="1290758">
            <text:p>1290758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-138">
            <text:p>-138</text:p>
          </table:table-cell>
          <table:table-cell table:formula="of:=((-2*[.B977]+3*[.B978]+6*[.B979]+7*[.B980]+6*[.B981]+3*[.B982]-2*[.B983])/21)" office:value-type="float" office:value="40.5714285714286">
            <text:p>40.5714285714</text:p>
          </table:table-cell>
        </table:table-row>
        <table:table-row table:style-name="ro2">
          <table:table-cell office:value-type="float" office:value="1290798">
            <text:p>1290798</text:p>
          </table:table-cell>
          <table:table-cell office:value-type="float" office:value="40">
            <text:p>40</text:p>
          </table:table-cell>
          <table:table-cell office:value-type="float" office:value="213">
            <text:p>213</text:p>
          </table:table-cell>
          <table:table-cell office:value-type="float" office:value="-131">
            <text:p>-131</text:p>
          </table:table-cell>
          <table:table-cell table:formula="of:=((-2*[.B978]+3*[.B979]+6*[.B980]+7*[.B981]+6*[.B982]+3*[.B983]-2*[.B984])/21)" office:value-type="float" office:value="31.7619047619048">
            <text:p>31.7619047619</text:p>
          </table:table-cell>
        </table:table-row>
        <table:table-row table:style-name="ro2">
          <table:table-cell office:value-type="float" office:value="1290839">
            <text:p>1290839</text:p>
          </table:table-cell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float" office:value="-131">
            <text:p>-131</text:p>
          </table:table-cell>
          <table:table-cell table:formula="of:=((-2*[.B979]+3*[.B980]+6*[.B981]+7*[.B982]+6*[.B983]+3*[.B984]-2*[.B985])/21)" office:value-type="float" office:value="22.1428571428571">
            <text:p>22.1428571429</text:p>
          </table:table-cell>
        </table:table-row>
        <table:table-row table:style-name="ro2">
          <table:table-cell office:value-type="float" office:value="1290879">
            <text:p>1290879</text:p>
          </table:table-cell>
          <table:table-cell office:value-type="float" office:value="15">
            <text:p>15</text:p>
          </table:table-cell>
          <table:table-cell office:value-type="float" office:value="201">
            <text:p>201</text:p>
          </table:table-cell>
          <table:table-cell office:value-type="float" office:value="-124">
            <text:p>-124</text:p>
          </table:table-cell>
          <table:table-cell table:formula="of:=((-2*[.B980]+3*[.B981]+6*[.B982]+7*[.B983]+6*[.B984]+3*[.B985]-2*[.B986])/21)" office:value-type="float" office:value="12.6190476190476">
            <text:p>12.619047619</text:p>
          </table:table-cell>
        </table:table-row>
        <table:table-row table:style-name="ro2">
          <table:table-cell office:value-type="float" office:value="1290919">
            <text:p>1290919</text:p>
          </table:table-cell>
          <table:table-cell office:value-type="float" office:value="4">
            <text:p>4</text:p>
          </table:table-cell>
          <table:table-cell office:value-type="float" office:value="218">
            <text:p>218</text:p>
          </table:table-cell>
          <table:table-cell office:value-type="float" office:value="-128">
            <text:p>-128</text:p>
          </table:table-cell>
          <table:table-cell table:formula="of:=((-2*[.B981]+3*[.B982]+6*[.B983]+7*[.B984]+6*[.B985]+3*[.B986]-2*[.B987])/21)" office:value-type="float" office:value="-4.95238095238095">
            <text:p>-4.9523809524</text:p>
          </table:table-cell>
        </table:table-row>
        <table:table-row table:style-name="ro2">
          <table:table-cell office:value-type="float" office:value="1290959">
            <text:p>1290959</text:p>
          </table:table-cell>
          <table:table-cell office:value-type="float" office:value="-16">
            <text:p>-16</text:p>
          </table:table-cell>
          <table:table-cell office:value-type="float" office:value="216">
            <text:p>216</text:p>
          </table:table-cell>
          <table:table-cell office:value-type="float" office:value="-128">
            <text:p>-128</text:p>
          </table:table-cell>
          <table:table-cell table:formula="of:=((-2*[.B982]+3*[.B983]+6*[.B984]+7*[.B985]+6*[.B986]+3*[.B987]-2*[.B988])/21)" office:value-type="float" office:value="-19.6190476190476">
            <text:p>-19.619047619</text:p>
          </table:table-cell>
        </table:table-row>
        <table:table-row table:style-name="ro2">
          <table:table-cell office:value-type="float" office:value="1290999">
            <text:p>1290999</text:p>
          </table:table-cell>
          <table:table-cell office:value-type="float" office:value="-45">
            <text:p>-45</text:p>
          </table:table-cell>
          <table:table-cell office:value-type="float" office:value="198">
            <text:p>198</text:p>
          </table:table-cell>
          <table:table-cell office:value-type="float" office:value="-125">
            <text:p>-125</text:p>
          </table:table-cell>
          <table:table-cell table:formula="of:=((-2*[.B983]+3*[.B984]+6*[.B985]+7*[.B986]+6*[.B987]+3*[.B988]-2*[.B989])/21)" office:value-type="float" office:value="-29.2857142857143">
            <text:p>-29.2857142857</text:p>
          </table:table-cell>
        </table:table-row>
        <table:table-row table:style-name="ro2">
          <table:table-cell office:value-type="float" office:value="1291039">
            <text:p>1291039</text:p>
          </table:table-cell>
          <table:table-cell office:value-type="float" office:value="-31">
            <text:p>-31</text:p>
          </table:table-cell>
          <table:table-cell office:value-type="float" office:value="226">
            <text:p>226</text:p>
          </table:table-cell>
          <table:table-cell office:value-type="float" office:value="-125">
            <text:p>-125</text:p>
          </table:table-cell>
          <table:table-cell table:formula="of:=((-2*[.B984]+3*[.B985]+6*[.B986]+7*[.B987]+6*[.B988]+3*[.B989]-2*[.B990])/21)" office:value-type="float" office:value="-31.7142857142857">
            <text:p>-31.7142857143</text:p>
          </table:table-cell>
        </table:table-row>
        <table:table-row table:style-name="ro2">
          <table:table-cell office:value-type="float" office:value="1291079">
            <text:p>1291079</text:p>
          </table:table-cell>
          <table:table-cell office:value-type="float" office:value="-6">
            <text:p>-6</text:p>
          </table:table-cell>
          <table:table-cell office:value-type="float" office:value="217">
            <text:p>217</text:p>
          </table:table-cell>
          <table:table-cell office:value-type="float" office:value="-124">
            <text:p>-124</text:p>
          </table:table-cell>
          <table:table-cell table:formula="of:=((-2*[.B985]+3*[.B986]+6*[.B987]+7*[.B988]+6*[.B989]+3*[.B990]-2*[.B991])/21)" office:value-type="float" office:value="-19.952380952381">
            <text:p>-19.9523809524</text:p>
          </table:table-cell>
        </table:table-row>
        <table:table-row table:style-name="ro2">
          <table:table-cell office:value-type="float" office:value="1291120">
            <text:p>1291120</text:p>
          </table:table-cell>
          <table:table-cell office:value-type="float" office:value="-9">
            <text:p>-9</text:p>
          </table:table-cell>
          <table:table-cell office:value-type="float" office:value="224">
            <text:p>224</text:p>
          </table:table-cell>
          <table:table-cell office:value-type="float" office:value="-120">
            <text:p>-120</text:p>
          </table:table-cell>
          <table:table-cell table:formula="of:=((-2*[.B986]+3*[.B987]+6*[.B988]+7*[.B989]+6*[.B990]+3*[.B991]-2*[.B992])/21)" office:value-type="float" office:value="2.57142857142857">
            <text:p>2.5714285714</text:p>
          </table:table-cell>
        </table:table-row>
        <table:table-row table:style-name="ro2">
          <table:table-cell office:value-type="float" office:value="1291160">
            <text:p>1291160</text:p>
          </table:table-cell>
          <table:table-cell office:value-type="float" office:value="30">
            <text:p>30</text:p>
          </table:table-cell>
          <table:table-cell office:value-type="float" office:value="198">
            <text:p>198</text:p>
          </table:table-cell>
          <table:table-cell office:value-type="float" office:value="-120">
            <text:p>-120</text:p>
          </table:table-cell>
          <table:table-cell table:formula="of:=((-2*[.B987]+3*[.B988]+6*[.B989]+7*[.B990]+6*[.B991]+3*[.B992]-2*[.B993])/21)" office:value-type="float" office:value="27.6666666666667">
            <text:p>27.6666666667</text:p>
          </table:table-cell>
        </table:table-row>
        <table:table-row table:style-name="ro2">
          <table:table-cell office:value-type="float" office:value="1291200">
            <text:p>1291200</text:p>
          </table:table-cell>
          <table:table-cell office:value-type="float" office:value="62">
            <text:p>62</text:p>
          </table:table-cell>
          <table:table-cell office:value-type="float" office:value="177">
            <text:p>177</text:p>
          </table:table-cell>
          <table:table-cell office:value-type="float" office:value="-126">
            <text:p>-126</text:p>
          </table:table-cell>
          <table:table-cell table:formula="of:=((-2*[.B988]+3*[.B989]+6*[.B990]+7*[.B991]+6*[.B992]+3*[.B993]-2*[.B994])/21)" office:value-type="float" office:value="61.8095238095238">
            <text:p>61.8095238095</text:p>
          </table:table-cell>
        </table:table-row>
        <table:table-row table:style-name="ro2">
          <table:table-cell office:value-type="float" office:value="1291239">
            <text:p>1291239</text:p>
          </table:table-cell>
          <table:table-cell office:value-type="float" office:value="105">
            <text:p>105</text:p>
          </table:table-cell>
          <table:table-cell office:value-type="float" office:value="196">
            <text:p>196</text:p>
          </table:table-cell>
          <table:table-cell office:value-type="float" office:value="-126">
            <text:p>-126</text:p>
          </table:table-cell>
          <table:table-cell table:formula="of:=((-2*[.B989]+3*[.B990]+6*[.B991]+7*[.B992]+6*[.B993]+3*[.B994]-2*[.B995])/21)" office:value-type="float" office:value="106.666666666667">
            <text:p>106.6666666667</text:p>
          </table:table-cell>
        </table:table-row>
        <table:table-row table:style-name="ro2">
          <table:table-cell office:value-type="float" office:value="1291278">
            <text:p>1291278</text:p>
          </table:table-cell>
          <table:table-cell office:value-type="float" office:value="153">
            <text:p>153</text:p>
          </table:table-cell>
          <table:table-cell office:value-type="float" office:value="176">
            <text:p>176</text:p>
          </table:table-cell>
          <table:table-cell office:value-type="float" office:value="-123">
            <text:p>-123</text:p>
          </table:table-cell>
          <table:table-cell table:formula="of:=((-2*[.B990]+3*[.B991]+6*[.B992]+7*[.B993]+6*[.B994]+3*[.B995]-2*[.B996])/21)" office:value-type="float" office:value="176.666666666667">
            <text:p>176.6666666667</text:p>
          </table:table-cell>
        </table:table-row>
        <table:table-row table:style-name="ro2">
          <table:table-cell office:value-type="float" office:value="1291318">
            <text:p>1291318</text:p>
          </table:table-cell>
          <table:table-cell office:value-type="float" office:value="195">
            <text:p>195</text:p>
          </table:table-cell>
          <table:table-cell office:value-type="float" office:value="204">
            <text:p>204</text:p>
          </table:table-cell>
          <table:table-cell office:value-type="float" office:value="-123">
            <text:p>-123</text:p>
          </table:table-cell>
          <table:table-cell table:formula="of:=((-2*[.B991]+3*[.B992]+6*[.B993]+7*[.B994]+6*[.B995]+3*[.B996]-2*[.B997])/21)" office:value-type="float" office:value="164.095238095238">
            <text:p>164.0952380952</text:p>
          </table:table-cell>
        </table:table-row>
        <table:table-row table:style-name="ro2">
          <table:table-cell office:value-type="float" office:value="1291358">
            <text:p>1291358</text:p>
          </table:table-cell>
          <table:table-cell office:value-type="float" office:value="239">
            <text:p>239</text:p>
          </table:table-cell>
          <table:table-cell office:value-type="float" office:value="181">
            <text:p>181</text:p>
          </table:table-cell>
          <table:table-cell office:value-type="float" office:value="-123">
            <text:p>-123</text:p>
          </table:table-cell>
          <table:table-cell table:formula="of:=((-2*[.B992]+3*[.B993]+6*[.B994]+7*[.B995]+6*[.B996]+3*[.B997]-2*[.B998])/21)" office:value-type="float" office:value="167.142857142857">
            <text:p>167.1428571429</text:p>
          </table:table-cell>
        </table:table-row>
        <table:table-row table:style-name="ro2">
          <table:table-cell office:value-type="float" office:value="1291398">
            <text:p>1291398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float" office:value="-122">
            <text:p>-122</text:p>
          </table:table-cell>
          <table:table-cell table:formula="of:=((-2*[.B993]+3*[.B994]+6*[.B995]+7*[.B996]+6*[.B997]+3*[.B998]-2*[.B999])/21)" office:value-type="float" office:value="155.571428571429">
            <text:p>155.5714285714</text:p>
          </table:table-cell>
        </table:table-row>
        <table:table-row table:style-name="ro2">
          <table:table-cell office:value-type="float" office:value="1291438">
            <text:p>1291438</text:p>
          </table:table-cell>
          <table:table-cell office:value-type="float" office:value="234">
            <text:p>234</text:p>
          </table:table-cell>
          <table:table-cell office:value-type="float" office:value="179">
            <text:p>179</text:p>
          </table:table-cell>
          <table:table-cell office:value-type="float" office:value="-122">
            <text:p>-122</text:p>
          </table:table-cell>
          <table:table-cell table:formula="of:=((-2*[.B994]+3*[.B995]+6*[.B996]+7*[.B997]+6*[.B998]+3*[.B999]-2*[.B1000])/21)" office:value-type="float" office:value="145.761904761905">
            <text:p>145.7619047619</text:p>
          </table:table-cell>
        </table:table-row>
        <table:table-row table:style-name="ro2">
          <table:table-cell office:value-type="float" office:value="1291479">
            <text:p>1291479</text:p>
          </table:table-cell>
          <table:table-cell office:value-type="float" office:value="148">
            <text:p>148</text:p>
          </table:table-cell>
          <table:table-cell office:value-type="float" office:value="223">
            <text:p>223</text:p>
          </table:table-cell>
          <table:table-cell office:value-type="float" office:value="-135">
            <text:p>-135</text:p>
          </table:table-cell>
          <table:table-cell table:formula="of:=((-2*[.B995]+3*[.B996]+6*[.B997]+7*[.B998]+6*[.B999]+3*[.B1000]-2*[.B1001])/21)" office:value-type="float" office:value="150.714285714286">
            <text:p>150.7142857143</text:p>
          </table:table-cell>
        </table:table-row>
        <table:table-row table:style-name="ro2">
          <table:table-cell office:value-type="float" office:value="1291520">
            <text:p>1291520</text:p>
          </table:table-cell>
          <table:table-cell office:value-type="float" office:value="154">
            <text:p>154</text:p>
          </table:table-cell>
          <table:table-cell office:value-type="float" office:value="170">
            <text:p>170</text:p>
          </table:table-cell>
          <table:table-cell office:value-type="float" office:value="-133">
            <text:p>-133</text:p>
          </table:table-cell>
          <table:table-cell/>
        </table:table-row>
        <table:table-row table:style-name="ro2">
          <table:table-cell office:value-type="float" office:value="1291560">
            <text:p>1291560</text:p>
          </table:table-cell>
          <table:table-cell office:value-type="float" office:value="133">
            <text:p>133</text:p>
          </table:table-cell>
          <table:table-cell office:value-type="float" office:value="223">
            <text:p>223</text:p>
          </table:table-cell>
          <table:table-cell office:value-type="float" office:value="-133">
            <text:p>-133</text:p>
          </table:table-cell>
          <table:table-cell/>
        </table:table-row>
        <table:table-row table:style-name="ro2">
          <table:table-cell office:value-type="float" office:value="1291600">
            <text:p>1291600</text:p>
          </table:table-cell>
          <table:table-cell office:value-type="float" office:value="63">
            <text:p>63</text:p>
          </table:table-cell>
          <table:table-cell office:value-type="float" office:value="230">
            <text:p>230</text:p>
          </table:table-cell>
          <table:table-cell office:value-type="float" office:value="-130">
            <text:p>-1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5T18:20:02</dc:date>
    <dc:creator>Angus Pearson</dc:creator>
    <meta:generator>LibreOffice/4.0.2.2$Linux_X86_64 LibreOffice_project/400m0$Build-2</meta:generator>
    <meta:editing-duration>P0D</meta:editing-duration>
    <meta:editing-cycles>1</meta:editing-cycles>
    <meta:document-statistic meta:table-count="1" meta:cell-count="49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5.191cm" svg:height="21.397cm" xlink:href=".." xlink:type="simple" chart:class="chart:line" chart:style-name="ch1">
        <chart:title svg:x="21.85cm" svg:y="0.563cm" chart:style-name="ch2">
          <text:p>Start 1</text:p>
        </chart:title>
        <chart:subtitle svg:x="21.453cm" svg:y="1.769cm" chart:style-name="ch3">
          <text:p>Acceleration</text:p>
        </chart:subtitle>
        <chart:legend chart:legend-position="end" svg:x="42.259cm" svg:y="10.399cm" style:legend-expansion="high" chart:style-name="ch4"/>
        <chart:plot-area chart:style-name="ch5" table:cell-range-address="Sheet1.A1:Sheet1.A501 Sheet1.E1:Sheet1.E501" chart:data-source-has-labels="both" svg:x="0.546cm" svg:y="3.305cm" svg:width="41.452cm" svg:height="17.242cm">
          <chartooo:coordinate-region svg:x="1.458cm" svg:y="3.504cm" svg:width="40.54cm" svg:height="16.844cm"/>
          <chart:axis chart:dimension="x" chart:name="primary-x" chart:style-name="ch6" chartooo:axis-type="auto">
            <chartooo:date-scale/>
            <chart:categories table:cell-range-address="Sheet1.A5:Sheet1.A50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E5:Sheet1.E501" chart:label-cell-address="Sheet1.E1:Sheet1.E4" chart:class="chart:line">
            <chart:data-point chart:repeated="4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G-7 ax</text:p>
                <text:list>
                  <text:list-item>
                    <text:p>SG-7 ax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E1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692590">
                <text:p>692590</text:p>
                <draw:g>
                  <svg:desc>Sheet1.A5:Sheet1.A501</svg:desc>
                </draw:g>
              </table:table-cell>
              <table:table-cell office:value-type="float" office:value="41.6666666666667">
                <text:p>41.6666666666667</text:p>
                <draw:g>
                  <svg:desc>Sheet1.E5:Sheet1.E501</svg:desc>
                </draw:g>
              </table:table-cell>
            </table:table-row>
            <table:table-row>
              <table:table-cell office:value-type="float" office:value="692630">
                <text:p>692630</text:p>
              </table:table-cell>
              <table:table-cell office:value-type="float" office:value="43.7142857142857">
                <text:p>43.7142857142857</text:p>
              </table:table-cell>
            </table:table-row>
            <table:table-row>
              <table:table-cell office:value-type="float" office:value="692669">
                <text:p>692670</text:p>
              </table:table-cell>
              <table:table-cell office:value-type="float" office:value="47.0476190476191">
                <text:p>47.0476190476191</text:p>
              </table:table-cell>
            </table:table-row>
            <table:table-row>
              <table:table-cell office:value-type="float" office:value="692708">
                <text:p>692710</text:p>
              </table:table-cell>
              <table:table-cell office:value-type="float" office:value="45.2857142857143">
                <text:p>45.2857142857143</text:p>
              </table:table-cell>
            </table:table-row>
            <table:table-row>
              <table:table-cell office:value-type="float" office:value="692748">
                <text:p>692750</text:p>
              </table:table-cell>
              <table:table-cell office:value-type="float" office:value="40.1904761904762">
                <text:p>40.1904761904762</text:p>
              </table:table-cell>
            </table:table-row>
            <table:table-row>
              <table:table-cell office:value-type="float" office:value="692789">
                <text:p>692790</text:p>
              </table:table-cell>
              <table:table-cell office:value-type="float" office:value="37.3333333333333">
                <text:p>37.3333333333333</text:p>
              </table:table-cell>
            </table:table-row>
            <table:table-row>
              <table:table-cell office:value-type="float" office:value="692829">
                <text:p>692830</text:p>
              </table:table-cell>
              <table:table-cell office:value-type="float" office:value="35.3809523809524">
                <text:p>35.3809523809524</text:p>
              </table:table-cell>
            </table:table-row>
            <table:table-row>
              <table:table-cell office:value-type="float" office:value="692869">
                <text:p>692870</text:p>
              </table:table-cell>
              <table:table-cell office:value-type="float" office:value="31.047619047619">
                <text:p>31.047619047619</text:p>
              </table:table-cell>
            </table:table-row>
            <table:table-row>
              <table:table-cell office:value-type="float" office:value="692909">
                <text:p>692910</text:p>
              </table:table-cell>
              <table:table-cell office:value-type="float" office:value="34.7142857142857">
                <text:p>34.7142857142857</text:p>
              </table:table-cell>
            </table:table-row>
            <table:table-row>
              <table:table-cell office:value-type="float" office:value="692949">
                <text:p>692950</text:p>
              </table:table-cell>
              <table:table-cell office:value-type="float" office:value="33.0952380952381">
                <text:p>33.0952380952381</text:p>
              </table:table-cell>
            </table:table-row>
            <table:table-row>
              <table:table-cell office:value-type="float" office:value="692989">
                <text:p>692990</text:p>
              </table:table-cell>
              <table:table-cell office:value-type="float" office:value="27.7619047619048">
                <text:p>27.7619047619048</text:p>
              </table:table-cell>
            </table:table-row>
            <table:table-row>
              <table:table-cell office:value-type="float" office:value="693030">
                <text:p>693030</text:p>
              </table:table-cell>
              <table:table-cell office:value-type="float" office:value="18.5714285714286">
                <text:p>18.5714285714286</text:p>
              </table:table-cell>
            </table:table-row>
            <table:table-row>
              <table:table-cell office:value-type="float" office:value="693070">
                <text:p>693070</text:p>
              </table:table-cell>
              <table:table-cell office:value-type="float" office:value="17.9047619047619">
                <text:p>17.9047619047619</text:p>
              </table:table-cell>
            </table:table-row>
            <table:table-row>
              <table:table-cell office:value-type="float" office:value="693110">
                <text:p>693110</text:p>
              </table:table-cell>
              <table:table-cell office:value-type="float" office:value="24.3809523809524">
                <text:p>24.3809523809524</text:p>
              </table:table-cell>
            </table:table-row>
            <table:table-row>
              <table:table-cell office:value-type="float" office:value="693150">
                <text:p>693150</text:p>
              </table:table-cell>
              <table:table-cell office:value-type="float" office:value="28.9047619047619">
                <text:p>28.9047619047619</text:p>
              </table:table-cell>
            </table:table-row>
            <table:table-row>
              <table:table-cell office:value-type="float" office:value="693190">
                <text:p>693190</text:p>
              </table:table-cell>
              <table:table-cell office:value-type="float" office:value="19.8571428571429">
                <text:p>19.8571428571429</text:p>
              </table:table-cell>
            </table:table-row>
            <table:table-row>
              <table:table-cell office:value-type="float" office:value="693231">
                <text:p>693230</text:p>
              </table:table-cell>
              <table:table-cell office:value-type="float" office:value="11.4285714285714">
                <text:p>11.4285714285714</text:p>
              </table:table-cell>
            </table:table-row>
            <table:table-row>
              <table:table-cell office:value-type="float" office:value="693271">
                <text:p>693270</text:p>
              </table:table-cell>
              <table:table-cell office:value-type="float" office:value="7.23809523809524">
                <text:p>7.23809523809524</text:p>
              </table:table-cell>
            </table:table-row>
            <table:table-row>
              <table:table-cell office:value-type="float" office:value="693310">
                <text:p>693310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693349">
                <text:p>693350</text:p>
              </table:table-cell>
              <table:table-cell office:value-type="float" office:value="20.6666666666667">
                <text:p>20.6666666666667</text:p>
              </table:table-cell>
            </table:table-row>
            <table:table-row>
              <table:table-cell office:value-type="float" office:value="693389">
                <text:p>693390</text:p>
              </table:table-cell>
              <table:table-cell office:value-type="float" office:value="24.0952380952381">
                <text:p>24.0952380952381</text:p>
              </table:table-cell>
            </table:table-row>
            <table:table-row>
              <table:table-cell office:value-type="float" office:value="693429">
                <text:p>693430</text:p>
              </table:table-cell>
              <table:table-cell office:value-type="float" office:value="19.2857142857143">
                <text:p>19.2857142857143</text:p>
              </table:table-cell>
            </table:table-row>
            <table:table-row>
              <table:table-cell office:value-type="float" office:value="693470">
                <text:p>693470</text:p>
              </table:table-cell>
              <table:table-cell office:value-type="float" office:value="31.952380952381">
                <text:p>31.952380952381</text:p>
              </table:table-cell>
            </table:table-row>
            <table:table-row>
              <table:table-cell office:value-type="float" office:value="693510">
                <text:p>693510</text:p>
              </table:table-cell>
              <table:table-cell office:value-type="float" office:value="57.8571428571429">
                <text:p>57.8571428571429</text:p>
              </table:table-cell>
            </table:table-row>
            <table:table-row>
              <table:table-cell office:value-type="float" office:value="693550">
                <text:p>693550</text:p>
              </table:table-cell>
              <table:table-cell office:value-type="float" office:value="91.4285714285714">
                <text:p>91.4285714285714</text:p>
              </table:table-cell>
            </table:table-row>
            <table:table-row>
              <table:table-cell office:value-type="float" office:value="693590">
                <text:p>693590</text:p>
              </table:table-cell>
              <table:table-cell office:value-type="float" office:value="96.4761904761905">
                <text:p>96.4761904761905</text:p>
              </table:table-cell>
            </table:table-row>
            <table:table-row>
              <table:table-cell office:value-type="float" office:value="693630">
                <text:p>693630</text:p>
              </table:table-cell>
              <table:table-cell office:value-type="float" office:value="97.2380952380953">
                <text:p>97.2380952380953</text:p>
              </table:table-cell>
            </table:table-row>
            <table:table-row>
              <table:table-cell office:value-type="float" office:value="693670">
                <text:p>693670</text:p>
              </table:table-cell>
              <table:table-cell office:value-type="float" office:value="87.4761904761905">
                <text:p>87.4761904761905</text:p>
              </table:table-cell>
            </table:table-row>
            <table:table-row>
              <table:table-cell office:value-type="float" office:value="693711">
                <text:p>693710</text:p>
              </table:table-cell>
              <table:table-cell office:value-type="float" office:value="70.3809523809524">
                <text:p>70.3809523809524</text:p>
              </table:table-cell>
            </table:table-row>
            <table:table-row>
              <table:table-cell office:value-type="float" office:value="693751">
                <text:p>6937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693791">
                <text:p>693790</text:p>
              </table:table-cell>
              <table:table-cell office:value-type="float" office:value="31.7619047619048">
                <text:p>31.7619047619048</text:p>
              </table:table-cell>
            </table:table-row>
            <table:table-row>
              <table:table-cell office:value-type="float" office:value="693831">
                <text:p>693830</text:p>
              </table:table-cell>
              <table:table-cell office:value-type="float" office:value="27.6190476190476">
                <text:p>27.6190476190476</text:p>
              </table:table-cell>
            </table:table-row>
            <table:table-row>
              <table:table-cell office:value-type="float" office:value="693871">
                <text:p>693870</text:p>
              </table:table-cell>
              <table:table-cell office:value-type="float" office:value="16.1904761904762">
                <text:p>16.1904761904762</text:p>
              </table:table-cell>
            </table:table-row>
            <table:table-row>
              <table:table-cell office:value-type="float" office:value="693912">
                <text:p>693910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693952">
                <text:p>693950</text:p>
              </table:table-cell>
              <table:table-cell office:value-type="float" office:value="23.3809523809524">
                <text:p>23.3809523809524</text:p>
              </table:table-cell>
            </table:table-row>
            <table:table-row>
              <table:table-cell office:value-type="float" office:value="693991">
                <text:p>693990</text:p>
              </table:table-cell>
              <table:table-cell office:value-type="float" office:value="26.0952380952381">
                <text:p>26.0952380952381</text:p>
              </table:table-cell>
            </table:table-row>
            <table:table-row>
              <table:table-cell office:value-type="float" office:value="694030">
                <text:p>694030</text:p>
              </table:table-cell>
              <table:table-cell office:value-type="float" office:value="31.3809523809524">
                <text:p>31.3809523809524</text:p>
              </table:table-cell>
            </table:table-row>
            <table:table-row>
              <table:table-cell office:value-type="float" office:value="694070">
                <text:p>694070</text:p>
              </table:table-cell>
              <table:table-cell office:value-type="float" office:value="38.9047619047619">
                <text:p>38.9047619047619</text:p>
              </table:table-cell>
            </table:table-row>
            <table:table-row>
              <table:table-cell office:value-type="float" office:value="694110">
                <text:p>6941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94151">
                <text:p>694150</text:p>
              </table:table-cell>
              <table:table-cell office:value-type="float" office:value="31.4285714285714">
                <text:p>31.4285714285714</text:p>
              </table:table-cell>
            </table:table-row>
            <table:table-row>
              <table:table-cell office:value-type="float" office:value="694191">
                <text:p>694190</text:p>
              </table:table-cell>
              <table:table-cell office:value-type="float" office:value="17.8571428571429">
                <text:p>17.8571428571429</text:p>
              </table:table-cell>
            </table:table-row>
            <table:table-row>
              <table:table-cell office:value-type="float" office:value="694231">
                <text:p>694230</text:p>
              </table:table-cell>
              <table:table-cell office:value-type="float" office:value="7.19047619047619">
                <text:p>7.19047619047619</text:p>
              </table:table-cell>
            </table:table-row>
            <table:table-row>
              <table:table-cell office:value-type="float" office:value="694271">
                <text:p>694270</text:p>
              </table:table-cell>
              <table:table-cell office:value-type="float" office:value="5.23809523809524">
                <text:p>5.23809523809524</text:p>
              </table:table-cell>
            </table:table-row>
            <table:table-row>
              <table:table-cell office:value-type="float" office:value="694311">
                <text:p>694310</text:p>
              </table:table-cell>
              <table:table-cell office:value-type="float" office:value="-12.9047619047619">
                <text:p>-12.9047619047619</text:p>
              </table:table-cell>
            </table:table-row>
            <table:table-row>
              <table:table-cell office:value-type="float" office:value="694351">
                <text:p>694350</text:p>
              </table:table-cell>
              <table:table-cell office:value-type="float" office:value="-2.52380952380952">
                <text:p>-2.52380952380952</text:p>
              </table:table-cell>
            </table:table-row>
            <table:table-row>
              <table:table-cell office:value-type="float" office:value="694392">
                <text:p>694390</text:p>
              </table:table-cell>
              <table:table-cell office:value-type="float" office:value="3.38095238095238">
                <text:p>3.38095238095238</text:p>
              </table:table-cell>
            </table:table-row>
            <table:table-row>
              <table:table-cell office:value-type="float" office:value="694432">
                <text:p>694430</text:p>
              </table:table-cell>
              <table:table-cell office:value-type="float" office:value="-9.42857142857143">
                <text:p>-9.42857142857143</text:p>
              </table:table-cell>
            </table:table-row>
            <table:table-row>
              <table:table-cell office:value-type="float" office:value="694472">
                <text:p>694470</text:p>
              </table:table-cell>
              <table:table-cell office:value-type="float" office:value="-7.76190476190476">
                <text:p>-7.76190476190476</text:p>
              </table:table-cell>
            </table:table-row>
            <table:table-row>
              <table:table-cell office:value-type="float" office:value="694512">
                <text:p>694510</text:p>
              </table:table-cell>
              <table:table-cell office:value-type="float" office:value="-9.47619047619048">
                <text:p>-9.47619047619048</text:p>
              </table:table-cell>
            </table:table-row>
            <table:table-row>
              <table:table-cell office:value-type="float" office:value="694552">
                <text:p>69455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float" office:value="694593">
                <text:p>694590</text:p>
              </table:table-cell>
              <table:table-cell office:value-type="float" office:value="-44.8571428571429">
                <text:p>-44.8571428571429</text:p>
              </table:table-cell>
            </table:table-row>
            <table:table-row>
              <table:table-cell office:value-type="float" office:value="694632">
                <text:p>694630</text:p>
              </table:table-cell>
              <table:table-cell office:value-type="float" office:value="-41.5714285714286">
                <text:p>-41.5714285714286</text:p>
              </table:table-cell>
            </table:table-row>
            <table:table-row>
              <table:table-cell office:value-type="float" office:value="694671">
                <text:p>694670</text:p>
              </table:table-cell>
              <table:table-cell office:value-type="float" office:value="-57.9047619047619">
                <text:p>-57.9047619047619</text:p>
              </table:table-cell>
            </table:table-row>
            <table:table-row>
              <table:table-cell office:value-type="float" office:value="694711">
                <text:p>694710</text:p>
              </table:table-cell>
              <table:table-cell office:value-type="float" office:value="-44.8095238095238">
                <text:p>-44.8095238095238</text:p>
              </table:table-cell>
            </table:table-row>
            <table:table-row>
              <table:table-cell office:value-type="float" office:value="694751">
                <text:p>694750</text:p>
              </table:table-cell>
              <table:table-cell office:value-type="float" office:value="-61.0476190476191">
                <text:p>-61.0476190476191</text:p>
              </table:table-cell>
            </table:table-row>
            <table:table-row>
              <table:table-cell office:value-type="float" office:value="694791">
                <text:p>694790</text:p>
              </table:table-cell>
              <table:table-cell office:value-type="float" office:value="-69.7619047619048">
                <text:p>-69.7619047619048</text:p>
              </table:table-cell>
            </table:table-row>
            <table:table-row>
              <table:table-cell office:value-type="float" office:value="694832">
                <text:p>694830</text:p>
              </table:table-cell>
              <table:table-cell office:value-type="float" office:value="-94.4285714285714">
                <text:p>-94.4285714285714</text:p>
              </table:table-cell>
            </table:table-row>
            <table:table-row>
              <table:table-cell office:value-type="float" office:value="694873">
                <text:p>694870</text:p>
              </table:table-cell>
              <table:table-cell office:value-type="float" office:value="-79.8571428571429">
                <text:p>-79.8571428571429</text:p>
              </table:table-cell>
            </table:table-row>
            <table:table-row>
              <table:table-cell office:value-type="float" office:value="694913">
                <text:p>694910</text:p>
              </table:table-cell>
              <table:table-cell office:value-type="float" office:value="-55.9047619047619">
                <text:p>-55.9047619047619</text:p>
              </table:table-cell>
            </table:table-row>
            <table:table-row>
              <table:table-cell office:value-type="float" office:value="694953">
                <text:p>694950</text:p>
              </table:table-cell>
              <table:table-cell office:value-type="float" office:value="-31.6190476190476">
                <text:p>-31.6190476190476</text:p>
              </table:table-cell>
            </table:table-row>
            <table:table-row>
              <table:table-cell office:value-type="float" office:value="694993">
                <text:p>694990</text:p>
              </table:table-cell>
              <table:table-cell office:value-type="float" office:value="-31.8571428571429">
                <text:p>-31.8571428571429</text:p>
              </table:table-cell>
            </table:table-row>
            <table:table-row>
              <table:table-cell office:value-type="float" office:value="695033">
                <text:p>695030</text:p>
              </table:table-cell>
              <table:table-cell office:value-type="float" office:value="-25.3333333333333">
                <text:p>-25.3333333333333</text:p>
              </table:table-cell>
            </table:table-row>
            <table:table-row>
              <table:table-cell office:value-type="float" office:value="695074">
                <text:p>695070</text:p>
              </table:table-cell>
              <table:table-cell office:value-type="float" office:value="-23.9047619047619">
                <text:p>-23.9047619047619</text:p>
              </table:table-cell>
            </table:table-row>
            <table:table-row>
              <table:table-cell office:value-type="float" office:value="695114">
                <text:p>695110</text:p>
              </table:table-cell>
              <table:table-cell office:value-type="float" office:value="3.0952380952381">
                <text:p>3.0952380952381</text:p>
              </table:table-cell>
            </table:table-row>
            <table:table-row>
              <table:table-cell office:value-type="float" office:value="695154">
                <text:p>695150</text:p>
              </table:table-cell>
              <table:table-cell office:value-type="float" office:value="36.0952380952381">
                <text:p>36.0952380952381</text:p>
              </table:table-cell>
            </table:table-row>
            <table:table-row>
              <table:table-cell office:value-type="float" office:value="695194">
                <text:p>6951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95234">
                <text:p>695230</text:p>
              </table:table-cell>
              <table:table-cell office:value-type="float" office:value="26.1904761904762">
                <text:p>26.1904761904762</text:p>
              </table:table-cell>
            </table:table-row>
            <table:table-row>
              <table:table-cell office:value-type="float" office:value="695273">
                <text:p>695270</text:p>
              </table:table-cell>
              <table:table-cell office:value-type="float" office:value="10.4761904761905">
                <text:p>10.4761904761905</text:p>
              </table:table-cell>
            </table:table-row>
            <table:table-row>
              <table:table-cell office:value-type="float" office:value="695313">
                <text:p>695310</text:p>
              </table:table-cell>
              <table:table-cell office:value-type="float" office:value="39.1428571428571">
                <text:p>39.1428571428571</text:p>
              </table:table-cell>
            </table:table-row>
            <table:table-row>
              <table:table-cell office:value-type="float" office:value="695353">
                <text:p>695350</text:p>
              </table:table-cell>
              <table:table-cell office:value-type="float" office:value="55.952380952381">
                <text:p>55.952380952381</text:p>
              </table:table-cell>
            </table:table-row>
            <table:table-row>
              <table:table-cell office:value-type="float" office:value="695393">
                <text:p>695390</text:p>
              </table:table-cell>
              <table:table-cell office:value-type="float" office:value="74.8095238095238">
                <text:p>74.8095238095238</text:p>
              </table:table-cell>
            </table:table-row>
            <table:table-row>
              <table:table-cell office:value-type="float" office:value="695433">
                <text:p>695430</text:p>
              </table:table-cell>
              <table:table-cell office:value-type="float" office:value="72.3809523809524">
                <text:p>72.3809523809524</text:p>
              </table:table-cell>
            </table:table-row>
            <table:table-row>
              <table:table-cell office:value-type="float" office:value="695473">
                <text:p>695470</text:p>
              </table:table-cell>
              <table:table-cell office:value-type="float" office:value="49.0476190476191">
                <text:p>49.0476190476191</text:p>
              </table:table-cell>
            </table:table-row>
            <table:table-row>
              <table:table-cell office:value-type="float" office:value="695513">
                <text:p>695510</text:p>
              </table:table-cell>
              <table:table-cell office:value-type="float" office:value="24.4285714285714">
                <text:p>24.4285714285714</text:p>
              </table:table-cell>
            </table:table-row>
            <table:table-row>
              <table:table-cell office:value-type="float" office:value="695554">
                <text:p>6955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695594">
                <text:p>695590</text:p>
              </table:table-cell>
              <table:table-cell office:value-type="float" office:value="30.3333333333333">
                <text:p>30.3333333333333</text:p>
              </table:table-cell>
            </table:table-row>
            <table:table-row>
              <table:table-cell office:value-type="float" office:value="695634">
                <text:p>695630</text:p>
              </table:table-cell>
              <table:table-cell office:value-type="float" office:value="23.952380952381">
                <text:p>23.952380952381</text:p>
              </table:table-cell>
            </table:table-row>
            <table:table-row>
              <table:table-cell office:value-type="float" office:value="695674">
                <text:p>695670</text:p>
              </table:table-cell>
              <table:table-cell office:value-type="float" office:value="17.952380952381">
                <text:p>17.952380952381</text:p>
              </table:table-cell>
            </table:table-row>
            <table:table-row>
              <table:table-cell office:value-type="float" office:value="695714">
                <text:p>695710</text:p>
              </table:table-cell>
              <table:table-cell office:value-type="float" office:value="10.5238095238095">
                <text:p>10.5238095238095</text:p>
              </table:table-cell>
            </table:table-row>
            <table:table-row>
              <table:table-cell office:value-type="float" office:value="695754">
                <text:p>695750</text:p>
              </table:table-cell>
              <table:table-cell office:value-type="float" office:value="-7.80952380952381">
                <text:p>-7.80952380952381</text:p>
              </table:table-cell>
            </table:table-row>
            <table:table-row>
              <table:table-cell office:value-type="float" office:value="695795">
                <text:p>695800</text:p>
              </table:table-cell>
              <table:table-cell office:value-type="float" office:value="-27.0952380952381">
                <text:p>-27.0952380952381</text:p>
              </table:table-cell>
            </table:table-row>
            <table:table-row>
              <table:table-cell office:value-type="float" office:value="695835">
                <text:p>695840</text:p>
              </table:table-cell>
              <table:table-cell office:value-type="float" office:value="-40.6190476190476">
                <text:p>-40.6190476190476</text:p>
              </table:table-cell>
            </table:table-row>
            <table:table-row>
              <table:table-cell office:value-type="float" office:value="695875">
                <text:p>695880</text:p>
              </table:table-cell>
              <table:table-cell office:value-type="float" office:value="-52.8571428571429">
                <text:p>-52.8571428571429</text:p>
              </table:table-cell>
            </table:table-row>
            <table:table-row>
              <table:table-cell office:value-type="float" office:value="695915">
                <text:p>695920</text:p>
              </table:table-cell>
              <table:table-cell office:value-type="float" office:value="-41.9523809523809">
                <text:p>-41.9523809523809</text:p>
              </table:table-cell>
            </table:table-row>
            <table:table-row>
              <table:table-cell office:value-type="float" office:value="695954">
                <text:p>695950</text:p>
              </table:table-cell>
              <table:table-cell office:value-type="float" office:value="-43.8571428571429">
                <text:p>-43.8571428571429</text:p>
              </table:table-cell>
            </table:table-row>
            <table:table-row>
              <table:table-cell office:value-type="float" office:value="695993">
                <text:p>695990</text:p>
              </table:table-cell>
              <table:table-cell office:value-type="float" office:value="-25.4285714285714">
                <text:p>-25.4285714285714</text:p>
              </table:table-cell>
            </table:table-row>
            <table:table-row>
              <table:table-cell office:value-type="float" office:value="696034">
                <text:p>696030</text:p>
              </table:table-cell>
              <table:table-cell office:value-type="float" office:value="13.8095238095238">
                <text:p>13.8095238095238</text:p>
              </table:table-cell>
            </table:table-row>
            <table:table-row>
              <table:table-cell office:value-type="float" office:value="696074">
                <text:p>696070</text:p>
              </table:table-cell>
              <table:table-cell office:value-type="float" office:value="60.5714285714286">
                <text:p>60.5714285714286</text:p>
              </table:table-cell>
            </table:table-row>
            <table:table-row>
              <table:table-cell office:value-type="float" office:value="696114">
                <text:p>696110</text:p>
              </table:table-cell>
              <table:table-cell office:value-type="float" office:value="111.952380952381">
                <text:p>111.952380952381</text:p>
              </table:table-cell>
            </table:table-row>
            <table:table-row>
              <table:table-cell office:value-type="float" office:value="696154">
                <text:p>696150</text:p>
              </table:table-cell>
              <table:table-cell office:value-type="float" office:value="151.285714285714">
                <text:p>151.285714285714</text:p>
              </table:table-cell>
            </table:table-row>
            <table:table-row>
              <table:table-cell office:value-type="float" office:value="696194">
                <text:p>696190</text:p>
              </table:table-cell>
              <table:table-cell office:value-type="float" office:value="167.142857142857">
                <text:p>167.142857142857</text:p>
              </table:table-cell>
            </table:table-row>
            <table:table-row>
              <table:table-cell office:value-type="float" office:value="696234">
                <text:p>696230</text:p>
              </table:table-cell>
              <table:table-cell office:value-type="float" office:value="190.952380952381">
                <text:p>190.952380952381</text:p>
              </table:table-cell>
            </table:table-row>
            <table:table-row>
              <table:table-cell office:value-type="float" office:value="696274">
                <text:p>696270</text:p>
              </table:table-cell>
              <table:table-cell office:value-type="float" office:value="202.619047619048">
                <text:p>202.619047619048</text:p>
              </table:table-cell>
            </table:table-row>
            <table:table-row>
              <table:table-cell office:value-type="float" office:value="696315">
                <text:p>696320</text:p>
              </table:table-cell>
              <table:table-cell office:value-type="float" office:value="210.52380952381">
                <text:p>210.52380952381</text:p>
              </table:table-cell>
            </table:table-row>
            <table:table-row>
              <table:table-cell office:value-type="float" office:value="696355">
                <text:p>696360</text:p>
              </table:table-cell>
              <table:table-cell office:value-type="float" office:value="182.761904761905">
                <text:p>182.761904761905</text:p>
              </table:table-cell>
            </table:table-row>
            <table:table-row>
              <table:table-cell office:value-type="float" office:value="696395">
                <text:p>696400</text:p>
              </table:table-cell>
              <table:table-cell office:value-type="float" office:value="126.238095238095">
                <text:p>126.238095238095</text:p>
              </table:table-cell>
            </table:table-row>
            <table:table-row>
              <table:table-cell office:value-type="float" office:value="696435">
                <text:p>696440</text:p>
              </table:table-cell>
              <table:table-cell office:value-type="float" office:value="67.7619047619048">
                <text:p>67.7619047619048</text:p>
              </table:table-cell>
            </table:table-row>
            <table:table-row>
              <table:table-cell office:value-type="float" office:value="696475">
                <text:p>696480</text:p>
              </table:table-cell>
              <table:table-cell office:value-type="float" office:value="4.04761904761905">
                <text:p>4.04761904761905</text:p>
              </table:table-cell>
            </table:table-row>
            <table:table-row>
              <table:table-cell office:value-type="float" office:value="696515">
                <text:p>696520</text:p>
              </table:table-cell>
              <table:table-cell office:value-type="float" office:value="-21.7619047619048">
                <text:p>-21.7619047619048</text:p>
              </table:table-cell>
            </table:table-row>
            <table:table-row>
              <table:table-cell office:value-type="float" office:value="696556">
                <text:p>696560</text:p>
              </table:table-cell>
              <table:table-cell office:value-type="float" office:value="-9.33333333333333">
                <text:p>-9.33333333333333</text:p>
              </table:table-cell>
            </table:table-row>
            <table:table-row>
              <table:table-cell office:value-type="float" office:value="696595">
                <text:p>696600</text:p>
              </table:table-cell>
              <table:table-cell office:value-type="float" office:value="-12.9047619047619">
                <text:p>-12.9047619047619</text:p>
              </table:table-cell>
            </table:table-row>
            <table:table-row>
              <table:table-cell office:value-type="float" office:value="696634">
                <text:p>696630</text:p>
              </table:table-cell>
              <table:table-cell office:value-type="float" office:value="-0.0952380952380952">
                <text:p>-0.0952380952380952</text:p>
              </table:table-cell>
            </table:table-row>
            <table:table-row>
              <table:table-cell office:value-type="float" office:value="696674">
                <text:p>696670</text:p>
              </table:table-cell>
              <table:table-cell office:value-type="float" office:value="-7.33333333333333">
                <text:p>-7.33333333333333</text:p>
              </table:table-cell>
            </table:table-row>
            <table:table-row>
              <table:table-cell office:value-type="float" office:value="696714">
                <text:p>696710</text:p>
              </table:table-cell>
              <table:table-cell office:value-type="float" office:value="-42.7619047619048">
                <text:p>-42.7619047619048</text:p>
              </table:table-cell>
            </table:table-row>
            <table:table-row>
              <table:table-cell office:value-type="float" office:value="696754">
                <text:p>696750</text:p>
              </table:table-cell>
              <table:table-cell office:value-type="float" office:value="-16.8095238095238">
                <text:p>-16.8095238095238</text:p>
              </table:table-cell>
            </table:table-row>
            <table:table-row>
              <table:table-cell office:value-type="float" office:value="696794">
                <text:p>696790</text:p>
              </table:table-cell>
              <table:table-cell office:value-type="float" office:value="-32.2857142857143">
                <text:p>-32.2857142857143</text:p>
              </table:table-cell>
            </table:table-row>
            <table:table-row>
              <table:table-cell office:value-type="float" office:value="696835">
                <text:p>696840</text:p>
              </table:table-cell>
              <table:table-cell office:value-type="float" office:value="-23.2857142857143">
                <text:p>-23.2857142857143</text:p>
              </table:table-cell>
            </table:table-row>
            <table:table-row>
              <table:table-cell office:value-type="float" office:value="696875">
                <text:p>696880</text:p>
              </table:table-cell>
              <table:table-cell office:value-type="float" office:value="-22.1904761904762">
                <text:p>-22.1904761904762</text:p>
              </table:table-cell>
            </table:table-row>
            <table:table-row>
              <table:table-cell office:value-type="float" office:value="696915">
                <text:p>696920</text:p>
              </table:table-cell>
              <table:table-cell office:value-type="float" office:value="-34.3809523809524">
                <text:p>-34.3809523809524</text:p>
              </table:table-cell>
            </table:table-row>
            <table:table-row>
              <table:table-cell office:value-type="float" office:value="696955">
                <text:p>696960</text:p>
              </table:table-cell>
              <table:table-cell office:value-type="float" office:value="-72.5714285714286">
                <text:p>-72.5714285714286</text:p>
              </table:table-cell>
            </table:table-row>
            <table:table-row>
              <table:table-cell office:value-type="float" office:value="696995">
                <text:p>697000</text:p>
              </table:table-cell>
              <table:table-cell office:value-type="float" office:value="-51.6666666666667">
                <text:p>-51.6666666666667</text:p>
              </table:table-cell>
            </table:table-row>
            <table:table-row>
              <table:table-cell office:value-type="float" office:value="697035">
                <text:p>697040</text:p>
              </table:table-cell>
              <table:table-cell office:value-type="float" office:value="-73.8571428571429">
                <text:p>-73.8571428571429</text:p>
              </table:table-cell>
            </table:table-row>
            <table:table-row>
              <table:table-cell office:value-type="float" office:value="697076">
                <text:p>697080</text:p>
              </table:table-cell>
              <table:table-cell office:value-type="float" office:value="-66.6190476190476">
                <text:p>-66.6190476190476</text:p>
              </table:table-cell>
            </table:table-row>
            <table:table-row>
              <table:table-cell office:value-type="float" office:value="697116">
                <text:p>697120</text:p>
              </table:table-cell>
              <table:table-cell office:value-type="float" office:value="-83.9047619047619">
                <text:p>-83.9047619047619</text:p>
              </table:table-cell>
            </table:table-row>
            <table:table-row>
              <table:table-cell office:value-type="float" office:value="697156">
                <text:p>697160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float" office:value="697196">
                <text:p>697200</text:p>
              </table:table-cell>
              <table:table-cell office:value-type="float" office:value="-72.2380952380952">
                <text:p>-72.2380952380952</text:p>
              </table:table-cell>
            </table:table-row>
            <table:table-row>
              <table:table-cell office:value-type="float" office:value="697235">
                <text:p>697240</text:p>
              </table:table-cell>
              <table:table-cell office:value-type="float" office:value="-27.7619047619048">
                <text:p>-27.7619047619048</text:p>
              </table:table-cell>
            </table:table-row>
            <table:table-row>
              <table:table-cell office:value-type="float" office:value="697274">
                <text:p>697270</text:p>
              </table:table-cell>
              <table:table-cell office:value-type="float" office:value="5.85714285714286">
                <text:p>5.85714285714286</text:p>
              </table:table-cell>
            </table:table-row>
            <table:table-row>
              <table:table-cell office:value-type="float" office:value="697314">
                <text:p>697310</text:p>
              </table:table-cell>
              <table:table-cell office:value-type="float" office:value="34.4285714285714">
                <text:p>34.4285714285714</text:p>
              </table:table-cell>
            </table:table-row>
            <table:table-row>
              <table:table-cell office:value-type="float" office:value="697355">
                <text:p>697360</text:p>
              </table:table-cell>
              <table:table-cell office:value-type="float" office:value="49.5714285714286">
                <text:p>49.5714285714286</text:p>
              </table:table-cell>
            </table:table-row>
            <table:table-row>
              <table:table-cell office:value-type="float" office:value="697395">
                <text:p>697400</text:p>
              </table:table-cell>
              <table:table-cell office:value-type="float" office:value="56.9523809523809">
                <text:p>56.9523809523809</text:p>
              </table:table-cell>
            </table:table-row>
            <table:table-row>
              <table:table-cell office:value-type="float" office:value="697435">
                <text:p>697440</text:p>
              </table:table-cell>
              <table:table-cell office:value-type="float" office:value="31.1904761904762">
                <text:p>31.1904761904762</text:p>
              </table:table-cell>
            </table:table-row>
            <table:table-row>
              <table:table-cell office:value-type="float" office:value="697475">
                <text:p>697480</text:p>
              </table:table-cell>
              <table:table-cell office:value-type="float" office:value="-6.80952380952381">
                <text:p>-6.80952380952381</text:p>
              </table:table-cell>
            </table:table-row>
            <table:table-row>
              <table:table-cell office:value-type="float" office:value="697515">
                <text:p>697520</text:p>
              </table:table-cell>
              <table:table-cell office:value-type="float" office:value="-30.047619047619">
                <text:p>-30.047619047619</text:p>
              </table:table-cell>
            </table:table-row>
            <table:table-row>
              <table:table-cell office:value-type="float" office:value="697556">
                <text:p>697560</text:p>
              </table:table-cell>
              <table:table-cell office:value-type="float" office:value="-19.6190476190476">
                <text:p>-19.6190476190476</text:p>
              </table:table-cell>
            </table:table-row>
            <table:table-row>
              <table:table-cell office:value-type="float" office:value="697596">
                <text:p>697600</text:p>
              </table:table-cell>
              <table:table-cell office:value-type="float" office:value="7.47619047619048">
                <text:p>7.47619047619048</text:p>
              </table:table-cell>
            </table:table-row>
            <table:table-row>
              <table:table-cell office:value-type="float" office:value="697636">
                <text:p>697640</text:p>
              </table:table-cell>
              <table:table-cell office:value-type="float" office:value="42.1904761904762">
                <text:p>42.1904761904762</text:p>
              </table:table-cell>
            </table:table-row>
            <table:table-row>
              <table:table-cell office:value-type="float" office:value="697676">
                <text:p>697680</text:p>
              </table:table-cell>
              <table:table-cell office:value-type="float" office:value="47.6666666666667">
                <text:p>47.6666666666667</text:p>
              </table:table-cell>
            </table:table-row>
            <table:table-row>
              <table:table-cell office:value-type="float" office:value="697716">
                <text:p>697720</text:p>
              </table:table-cell>
              <table:table-cell office:value-type="float" office:value="22.5238095238095">
                <text:p>22.5238095238095</text:p>
              </table:table-cell>
            </table:table-row>
            <table:table-row>
              <table:table-cell office:value-type="float" office:value="697756">
                <text:p>697760</text:p>
              </table:table-cell>
              <table:table-cell office:value-type="float" office:value="-13.3809523809524">
                <text:p>-13.3809523809524</text:p>
              </table:table-cell>
            </table:table-row>
            <table:table-row>
              <table:table-cell office:value-type="float" office:value="697797">
                <text:p>697800</text:p>
              </table:table-cell>
              <table:table-cell office:value-type="float" office:value="-19.7142857142857">
                <text:p>-19.7142857142857</text:p>
              </table:table-cell>
            </table:table-row>
            <table:table-row>
              <table:table-cell office:value-type="float" office:value="697837">
                <text:p>697840</text:p>
              </table:table-cell>
              <table:table-cell office:value-type="float" office:value="-31.8571428571429">
                <text:p>-31.8571428571429</text:p>
              </table:table-cell>
            </table:table-row>
            <table:table-row>
              <table:table-cell office:value-type="float" office:value="697876">
                <text:p>697880</text:p>
              </table:table-cell>
              <table:table-cell office:value-type="float" office:value="-40.0476190476191">
                <text:p>-40.0476190476191</text:p>
              </table:table-cell>
            </table:table-row>
            <table:table-row>
              <table:table-cell office:value-type="float" office:value="697915">
                <text:p>697920</text:p>
              </table:table-cell>
              <table:table-cell office:value-type="float" office:value="-53.2857142857143">
                <text:p>-53.2857142857143</text:p>
              </table:table-cell>
            </table:table-row>
            <table:table-row>
              <table:table-cell office:value-type="float" office:value="697954">
                <text:p>697950</text:p>
              </table:table-cell>
              <table:table-cell office:value-type="float" office:value="-48.6190476190476">
                <text:p>-48.6190476190476</text:p>
              </table:table-cell>
            </table:table-row>
            <table:table-row>
              <table:table-cell office:value-type="float" office:value="697994">
                <text:p>697990</text:p>
              </table:table-cell>
              <table:table-cell office:value-type="float" office:value="-26.4285714285714">
                <text:p>-26.4285714285714</text:p>
              </table:table-cell>
            </table:table-row>
            <table:table-row>
              <table:table-cell office:value-type="float" office:value="698035">
                <text:p>698040</text:p>
              </table:table-cell>
              <table:table-cell office:value-type="float" office:value="43.1904761904762">
                <text:p>43.1904761904762</text:p>
              </table:table-cell>
            </table:table-row>
            <table:table-row>
              <table:table-cell office:value-type="float" office:value="698075">
                <text:p>698080</text:p>
              </table:table-cell>
              <table:table-cell office:value-type="float" office:value="99.8095238095238">
                <text:p>99.8095238095238</text:p>
              </table:table-cell>
            </table:table-row>
            <table:table-row>
              <table:table-cell office:value-type="float" office:value="698115">
                <text:p>698120</text:p>
              </table:table-cell>
              <table:table-cell office:value-type="float" office:value="138.142857142857">
                <text:p>138.142857142857</text:p>
              </table:table-cell>
            </table:table-row>
            <table:table-row>
              <table:table-cell office:value-type="float" office:value="698155">
                <text:p>698160</text:p>
              </table:table-cell>
              <table:table-cell office:value-type="float" office:value="159.571428571429">
                <text:p>159.571428571429</text:p>
              </table:table-cell>
            </table:table-row>
            <table:table-row>
              <table:table-cell office:value-type="float" office:value="698195">
                <text:p>698200</text:p>
              </table:table-cell>
              <table:table-cell office:value-type="float" office:value="185.714285714286">
                <text:p>185.714285714286</text:p>
              </table:table-cell>
            </table:table-row>
            <table:table-row>
              <table:table-cell office:value-type="float" office:value="698235">
                <text:p>698240</text:p>
              </table:table-cell>
              <table:table-cell office:value-type="float" office:value="200.428571428571">
                <text:p>200.428571428571</text:p>
              </table:table-cell>
            </table:table-row>
            <table:table-row>
              <table:table-cell office:value-type="float" office:value="698275">
                <text:p>698280</text:p>
              </table:table-cell>
              <table:table-cell office:value-type="float" office:value="227.571428571429">
                <text:p>227.571428571429</text:p>
              </table:table-cell>
            </table:table-row>
            <table:table-row>
              <table:table-cell office:value-type="float" office:value="698315">
                <text:p>698320</text:p>
              </table:table-cell>
              <table:table-cell office:value-type="float" office:value="237.857142857143">
                <text:p>237.857142857143</text:p>
              </table:table-cell>
            </table:table-row>
            <table:table-row>
              <table:table-cell office:value-type="float" office:value="698356">
                <text:p>698360</text:p>
              </table:table-cell>
              <table:table-cell office:value-type="float" office:value="204.952380952381">
                <text:p>204.952380952381</text:p>
              </table:table-cell>
            </table:table-row>
            <table:table-row>
              <table:table-cell office:value-type="float" office:value="698396">
                <text:p>698400</text:p>
              </table:table-cell>
              <table:table-cell office:value-type="float" office:value="139.857142857143">
                <text:p>139.857142857143</text:p>
              </table:table-cell>
            </table:table-row>
            <table:table-row>
              <table:table-cell office:value-type="float" office:value="698436">
                <text:p>698440</text:p>
              </table:table-cell>
              <table:table-cell office:value-type="float" office:value="79.6190476190476">
                <text:p>79.6190476190476</text:p>
              </table:table-cell>
            </table:table-row>
            <table:table-row>
              <table:table-cell office:value-type="float" office:value="698476">
                <text:p>698480</text:p>
              </table:table-cell>
              <table:table-cell office:value-type="float" office:value="-3.85714285714286">
                <text:p>-3.85714285714286</text:p>
              </table:table-cell>
            </table:table-row>
            <table:table-row>
              <table:table-cell office:value-type="float" office:value="698515">
                <text:p>698520</text:p>
              </table:table-cell>
              <table:table-cell office:value-type="float" office:value="-20.7142857142857">
                <text:p>-20.7142857142857</text:p>
              </table:table-cell>
            </table:table-row>
            <table:table-row>
              <table:table-cell office:value-type="float" office:value="698554">
                <text:p>698550</text:p>
              </table:table-cell>
              <table:table-cell office:value-type="float" office:value="12.2380952380952">
                <text:p>12.2380952380952</text:p>
              </table:table-cell>
            </table:table-row>
            <table:table-row>
              <table:table-cell office:value-type="float" office:value="698594">
                <text:p>698590</text:p>
              </table:table-cell>
              <table:table-cell office:value-type="float" office:value="-0.476190476190476">
                <text:p>-0.476190476190476</text:p>
              </table:table-cell>
            </table:table-row>
            <table:table-row>
              <table:table-cell office:value-type="float" office:value="698635">
                <text:p>698640</text:p>
              </table:table-cell>
              <table:table-cell office:value-type="float" office:value="-1.52380952380952">
                <text:p>-1.52380952380952</text:p>
              </table:table-cell>
            </table:table-row>
            <table:table-row>
              <table:table-cell office:value-type="float" office:value="698675">
                <text:p>698680</text:p>
              </table:table-cell>
              <table:table-cell office:value-type="float" office:value="-8.42857142857143">
                <text:p>-8.42857142857143</text:p>
              </table:table-cell>
            </table:table-row>
            <table:table-row>
              <table:table-cell office:value-type="float" office:value="698715">
                <text:p>698720</text:p>
              </table:table-cell>
              <table:table-cell office:value-type="float" office:value="-64.7619047619048">
                <text:p>-64.7619047619048</text:p>
              </table:table-cell>
            </table:table-row>
            <table:table-row>
              <table:table-cell office:value-type="float" office:value="698755">
                <text:p>698760</text:p>
              </table:table-cell>
              <table:table-cell office:value-type="float" office:value="-49.6190476190476">
                <text:p>-49.6190476190476</text:p>
              </table:table-cell>
            </table:table-row>
            <table:table-row>
              <table:table-cell office:value-type="float" office:value="698795">
                <text:p>698800</text:p>
              </table:table-cell>
              <table:table-cell office:value-type="float" office:value="-48.3333333333333">
                <text:p>-48.3333333333333</text:p>
              </table:table-cell>
            </table:table-row>
            <table:table-row>
              <table:table-cell office:value-type="float" office:value="698835">
                <text:p>698840</text:p>
              </table:table-cell>
              <table:table-cell office:value-type="float" office:value="-84.1904761904762">
                <text:p>-84.1904761904762</text:p>
              </table:table-cell>
            </table:table-row>
            <table:table-row>
              <table:table-cell office:value-type="float" office:value="698876">
                <text:p>698880</text:p>
              </table:table-cell>
              <table:table-cell office:value-type="float" office:value="-70.8095238095238">
                <text:p>-70.8095238095238</text:p>
              </table:table-cell>
            </table:table-row>
            <table:table-row>
              <table:table-cell office:value-type="float" office:value="698916">
                <text:p>698920</text:p>
              </table:table-cell>
              <table:table-cell office:value-type="float" office:value="-81.9523809523809">
                <text:p>-81.9523809523809</text:p>
              </table:table-cell>
            </table:table-row>
            <table:table-row>
              <table:table-cell office:value-type="float" office:value="698956">
                <text:p>698960</text:p>
              </table:table-cell>
              <table:table-cell office:value-type="float" office:value="-102.714285714286">
                <text:p>-102.714285714286</text:p>
              </table:table-cell>
            </table:table-row>
            <table:table-row>
              <table:table-cell office:value-type="float" office:value="698996">
                <text:p>699000</text:p>
              </table:table-cell>
              <table:table-cell office:value-type="float" office:value="-78.3333333333333">
                <text:p>-78.3333333333333</text:p>
              </table:table-cell>
            </table:table-row>
            <table:table-row>
              <table:table-cell office:value-type="float" office:value="699036">
                <text:p>699040</text:p>
              </table:table-cell>
              <table:table-cell office:value-type="float" office:value="-63.4761904761905">
                <text:p>-63.4761904761905</text:p>
              </table:table-cell>
            </table:table-row>
            <table:table-row>
              <table:table-cell office:value-type="float" office:value="699076">
                <text:p>699080</text:p>
              </table:table-cell>
              <table:table-cell office:value-type="float" office:value="-47.7142857142857">
                <text:p>-47.7142857142857</text:p>
              </table:table-cell>
            </table:table-row>
            <table:table-row>
              <table:table-cell office:value-type="float" office:value="699117">
                <text:p>69912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699156">
                <text:p>699160</text:p>
              </table:table-cell>
              <table:table-cell office:value-type="float" office:value="21.8095238095238">
                <text:p>21.8095238095238</text:p>
              </table:table-cell>
            </table:table-row>
            <table:table-row>
              <table:table-cell office:value-type="float" office:value="699195">
                <text:p>699200</text:p>
              </table:table-cell>
              <table:table-cell office:value-type="float" office:value="51.0952380952381">
                <text:p>51.0952380952381</text:p>
              </table:table-cell>
            </table:table-row>
            <table:table-row>
              <table:table-cell office:value-type="float" office:value="699234">
                <text:p>699230</text:p>
              </table:table-cell>
              <table:table-cell office:value-type="float" office:value="51.1428571428572">
                <text:p>51.1428571428572</text:p>
              </table:table-cell>
            </table:table-row>
            <table:table-row>
              <table:table-cell office:value-type="float" office:value="699274">
                <text:p>699270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699314">
                <text:p>699310</text:p>
              </table:table-cell>
              <table:table-cell office:value-type="float" office:value="-30.952380952381">
                <text:p>-30.952380952381</text:p>
              </table:table-cell>
            </table:table-row>
            <table:table-row>
              <table:table-cell office:value-type="float" office:value="699355">
                <text:p>699360</text:p>
              </table:table-cell>
              <table:table-cell office:value-type="float" office:value="-39.8095238095238">
                <text:p>-39.8095238095238</text:p>
              </table:table-cell>
            </table:table-row>
            <table:table-row>
              <table:table-cell office:value-type="float" office:value="699396">
                <text:p>699400</text:p>
              </table:table-cell>
              <table:table-cell office:value-type="float" office:value="-7.52380952380952">
                <text:p>-7.52380952380952</text:p>
              </table:table-cell>
            </table:table-row>
            <table:table-row>
              <table:table-cell office:value-type="float" office:value="699436">
                <text:p>699440</text:p>
              </table:table-cell>
              <table:table-cell office:value-type="float" office:value="48.0476190476191">
                <text:p>48.0476190476191</text:p>
              </table:table-cell>
            </table:table-row>
            <table:table-row>
              <table:table-cell office:value-type="float" office:value="699476">
                <text:p>699480</text:p>
              </table:table-cell>
              <table:table-cell office:value-type="float" office:value="68.5238095238095">
                <text:p>68.5238095238095</text:p>
              </table:table-cell>
            </table:table-row>
            <table:table-row>
              <table:table-cell office:value-type="float" office:value="699516">
                <text:p>699520</text:p>
              </table:table-cell>
              <table:table-cell office:value-type="float" office:value="37.2857142857143">
                <text:p>37.2857142857143</text:p>
              </table:table-cell>
            </table:table-row>
            <table:table-row>
              <table:table-cell office:value-type="float" office:value="699556">
                <text:p>699560</text:p>
              </table:table-cell>
              <table:table-cell office:value-type="float" office:value="-6.57142857142857">
                <text:p>-6.57142857142857</text:p>
              </table:table-cell>
            </table:table-row>
            <table:table-row>
              <table:table-cell office:value-type="float" office:value="699597">
                <text:p>699600</text:p>
              </table:table-cell>
              <table:table-cell office:value-type="float" office:value="-48.1904761904762">
                <text:p>-48.1904761904762</text:p>
              </table:table-cell>
            </table:table-row>
            <table:table-row>
              <table:table-cell office:value-type="float" office:value="699637">
                <text:p>699640</text:p>
              </table:table-cell>
              <table:table-cell office:value-type="float" office:value="-56.9523809523809">
                <text:p>-56.9523809523809</text:p>
              </table:table-cell>
            </table:table-row>
            <table:table-row>
              <table:table-cell office:value-type="float" office:value="699677">
                <text:p>699680</text:p>
              </table:table-cell>
              <table:table-cell office:value-type="float" office:value="-65.4285714285714">
                <text:p>-65.4285714285714</text:p>
              </table:table-cell>
            </table:table-row>
            <table:table-row>
              <table:table-cell office:value-type="float" office:value="699717">
                <text:p>699720</text:p>
              </table:table-cell>
              <table:table-cell office:value-type="float" office:value="-62.952380952381">
                <text:p>-62.952380952381</text:p>
              </table:table-cell>
            </table:table-row>
            <table:table-row>
              <table:table-cell office:value-type="float" office:value="699757">
                <text:p>699760</text:p>
              </table:table-cell>
              <table:table-cell office:value-type="float" office:value="-41.6666666666667">
                <text:p>-41.6666666666667</text:p>
              </table:table-cell>
            </table:table-row>
            <table:table-row>
              <table:table-cell office:value-type="float" office:value="699796">
                <text:p>699800</text:p>
              </table:table-cell>
              <table:table-cell office:value-type="float" office:value="-3.14285714285714">
                <text:p>-3.14285714285714</text:p>
              </table:table-cell>
            </table:table-row>
            <table:table-row>
              <table:table-cell office:value-type="float" office:value="699836">
                <text:p>699840</text:p>
              </table:table-cell>
              <table:table-cell office:value-type="float" office:value="38.7619047619048">
                <text:p>38.7619047619048</text:p>
              </table:table-cell>
            </table:table-row>
            <table:table-row>
              <table:table-cell office:value-type="float" office:value="699875">
                <text:p>699880</text:p>
              </table:table-cell>
              <table:table-cell office:value-type="float" office:value="107.904761904762">
                <text:p>107.904761904762</text:p>
              </table:table-cell>
            </table:table-row>
            <table:table-row>
              <table:table-cell office:value-type="float" office:value="699915">
                <text:p>699920</text:p>
              </table:table-cell>
              <table:table-cell office:value-type="float" office:value="137.809523809524">
                <text:p>137.809523809524</text:p>
              </table:table-cell>
            </table:table-row>
            <table:table-row>
              <table:table-cell office:value-type="float" office:value="699955">
                <text:p>699960</text:p>
              </table:table-cell>
              <table:table-cell office:value-type="float" office:value="155.047619047619">
                <text:p>155.047619047619</text:p>
              </table:table-cell>
            </table:table-row>
            <table:table-row>
              <table:table-cell office:value-type="float" office:value="699995">
                <text:p>700000</text:p>
              </table:table-cell>
              <table:table-cell office:value-type="float" office:value="184.619047619048">
                <text:p>184.619047619048</text:p>
              </table:table-cell>
            </table:table-row>
            <table:table-row>
              <table:table-cell office:value-type="float" office:value="700035">
                <text:p>700040</text:p>
              </table:table-cell>
              <table:table-cell office:value-type="float" office:value="218.761904761905">
                <text:p>218.761904761905</text:p>
              </table:table-cell>
            </table:table-row>
            <table:table-row>
              <table:table-cell office:value-type="float" office:value="700075">
                <text:p>700080</text:p>
              </table:table-cell>
              <table:table-cell office:value-type="float" office:value="235.809523809524">
                <text:p>235.809523809524</text:p>
              </table:table-cell>
            </table:table-row>
            <table:table-row>
              <table:table-cell office:value-type="float" office:value="700115">
                <text:p>700120</text:p>
              </table:table-cell>
              <table:table-cell office:value-type="float" office:value="269.285714285714">
                <text:p>269.285714285714</text:p>
              </table:table-cell>
            </table:table-row>
            <table:table-row>
              <table:table-cell office:value-type="float" office:value="700155">
                <text:p>700160</text:p>
              </table:table-cell>
              <table:table-cell office:value-type="float" office:value="236.666666666667">
                <text:p>236.666666666667</text:p>
              </table:table-cell>
            </table:table-row>
            <table:table-row>
              <table:table-cell office:value-type="float" office:value="700196">
                <text:p>700200</text:p>
              </table:table-cell>
              <table:table-cell office:value-type="float" office:value="156.809523809524">
                <text:p>156.809523809524</text:p>
              </table:table-cell>
            </table:table-row>
            <table:table-row>
              <table:table-cell office:value-type="float" office:value="700236">
                <text:p>700240</text:p>
              </table:table-cell>
              <table:table-cell office:value-type="float" office:value="64.6666666666667">
                <text:p>64.6666666666667</text:p>
              </table:table-cell>
            </table:table-row>
            <table:table-row>
              <table:table-cell office:value-type="float" office:value="700276">
                <text:p>700280</text:p>
              </table:table-cell>
              <table:table-cell office:value-type="float" office:value="-1.95238095238095">
                <text:p>-1.95238095238095</text:p>
              </table:table-cell>
            </table:table-row>
            <table:table-row>
              <table:table-cell office:value-type="float" office:value="700316">
                <text:p>700320</text:p>
              </table:table-cell>
              <table:table-cell office:value-type="float" office:value="-28.047619047619">
                <text:p>-28.047619047619</text:p>
              </table:table-cell>
            </table:table-row>
            <table:table-row>
              <table:table-cell office:value-type="float" office:value="700356">
                <text:p>700360</text:p>
              </table:table-cell>
              <table:table-cell office:value-type="float" office:value="-2.38095238095238">
                <text:p>-2.38095238095238</text:p>
              </table:table-cell>
            </table:table-row>
            <table:table-row>
              <table:table-cell office:value-type="float" office:value="700396">
                <text:p>700400</text:p>
              </table:table-cell>
              <table:table-cell office:value-type="float" office:value="18.4761904761905">
                <text:p>18.4761904761905</text:p>
              </table:table-cell>
            </table:table-row>
            <table:table-row>
              <table:table-cell office:value-type="float" office:value="700436">
                <text:p>700440</text:p>
              </table:table-cell>
              <table:table-cell office:value-type="float" office:value="9.80952380952381">
                <text:p>9.80952380952381</text:p>
              </table:table-cell>
            </table:table-row>
            <table:table-row>
              <table:table-cell office:value-type="float" office:value="700475">
                <text:p>700480</text:p>
              </table:table-cell>
              <table:table-cell office:value-type="float" office:value="-35.4761904761905">
                <text:p>-35.4761904761905</text:p>
              </table:table-cell>
            </table:table-row>
            <table:table-row>
              <table:table-cell office:value-type="float" office:value="700514">
                <text:p>700510</text:p>
              </table:table-cell>
              <table:table-cell office:value-type="float" office:value="-43.5238095238095">
                <text:p>-43.5238095238095</text:p>
              </table:table-cell>
            </table:table-row>
            <table:table-row>
              <table:table-cell office:value-type="float" office:value="700554">
                <text:p>700550</text:p>
              </table:table-cell>
              <table:table-cell office:value-type="float" office:value="-14.047619047619">
                <text:p>-14.047619047619</text:p>
              </table:table-cell>
            </table:table-row>
            <table:table-row>
              <table:table-cell office:value-type="float" office:value="700594">
                <text:p>700590</text:p>
              </table:table-cell>
              <table:table-cell office:value-type="float" office:value="-6.66666666666667">
                <text:p>-6.66666666666667</text:p>
              </table:table-cell>
            </table:table-row>
            <table:table-row>
              <table:table-cell office:value-type="float" office:value="700634">
                <text:p>700630</text:p>
              </table:table-cell>
              <table:table-cell office:value-type="float" office:value="-22.4761904761905">
                <text:p>-22.4761904761905</text:p>
              </table:table-cell>
            </table:table-row>
            <table:table-row>
              <table:table-cell office:value-type="float" office:value="700675">
                <text:p>700680</text:p>
              </table:table-cell>
              <table:table-cell office:value-type="float" office:value="-36.1904761904762">
                <text:p>-36.1904761904762</text:p>
              </table:table-cell>
            </table:table-row>
            <table:table-row>
              <table:table-cell office:value-type="float" office:value="700715">
                <text:p>700720</text:p>
              </table:table-cell>
              <table:table-cell office:value-type="float" office:value="-71.5238095238095">
                <text:p>-71.5238095238095</text:p>
              </table:table-cell>
            </table:table-row>
            <table:table-row>
              <table:table-cell office:value-type="float" office:value="700755">
                <text:p>700760</text:p>
              </table:table-cell>
              <table:table-cell office:value-type="float" office:value="-95.8571428571429">
                <text:p>-95.8571428571429</text:p>
              </table:table-cell>
            </table:table-row>
            <table:table-row>
              <table:table-cell office:value-type="float" office:value="700795">
                <text:p>700800</text:p>
              </table:table-cell>
              <table:table-cell office:value-type="float" office:value="-87.0476190476191">
                <text:p>-87.0476190476191</text:p>
              </table:table-cell>
            </table:table-row>
            <table:table-row>
              <table:table-cell office:value-type="float" office:value="700835">
                <text:p>700840</text:p>
              </table:table-cell>
              <table:table-cell office:value-type="float" office:value="-70.6666666666667">
                <text:p>-70.6666666666667</text:p>
              </table:table-cell>
            </table:table-row>
            <table:table-row>
              <table:table-cell office:value-type="float" office:value="700875">
                <text:p>700880</text:p>
              </table:table-cell>
              <table:table-cell office:value-type="float" office:value="-46.3809523809524">
                <text:p>-46.3809523809524</text:p>
              </table:table-cell>
            </table:table-row>
            <table:table-row>
              <table:table-cell office:value-type="float" office:value="700916">
                <text:p>700920</text:p>
              </table:table-cell>
              <table:table-cell office:value-type="float" office:value="5.04761904761905">
                <text:p>5.04761904761905</text:p>
              </table:table-cell>
            </table:table-row>
            <table:table-row>
              <table:table-cell office:value-type="float" office:value="700956">
                <text:p>700960</text:p>
              </table:table-cell>
              <table:table-cell office:value-type="float" office:value="38.8095238095238">
                <text:p>38.8095238095238</text:p>
              </table:table-cell>
            </table:table-row>
            <table:table-row>
              <table:table-cell office:value-type="float" office:value="700996">
                <text:p>701000</text:p>
              </table:table-cell>
              <table:table-cell office:value-type="float" office:value="64.2857142857143">
                <text:p>64.2857142857143</text:p>
              </table:table-cell>
            </table:table-row>
            <table:table-row>
              <table:table-cell office:value-type="float" office:value="701036">
                <text:p>7010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701075">
                <text:p>701080</text:p>
              </table:table-cell>
              <table:table-cell office:value-type="float" office:value="41.2857142857143">
                <text:p>41.2857142857143</text:p>
              </table:table-cell>
            </table:table-row>
            <table:table-row>
              <table:table-cell office:value-type="float" office:value="701114">
                <text:p>701110</text:p>
              </table:table-cell>
              <table:table-cell office:value-type="float" office:value="9.04761904761905">
                <text:p>9.04761904761905</text:p>
              </table:table-cell>
            </table:table-row>
            <table:table-row>
              <table:table-cell office:value-type="float" office:value="701155">
                <text:p>701160</text:p>
              </table:table-cell>
              <table:table-cell office:value-type="float" office:value="9.85714285714286">
                <text:p>9.85714285714286</text:p>
              </table:table-cell>
            </table:table-row>
            <table:table-row>
              <table:table-cell office:value-type="float" office:value="701195">
                <text:p>701200</text:p>
              </table:table-cell>
              <table:table-cell office:value-type="float" office:value="15.047619047619">
                <text:p>15.047619047619</text:p>
              </table:table-cell>
            </table:table-row>
            <table:table-row>
              <table:table-cell office:value-type="float" office:value="701235">
                <text:p>701240</text:p>
              </table:table-cell>
              <table:table-cell office:value-type="float" office:value="48.8095238095238">
                <text:p>48.8095238095238</text:p>
              </table:table-cell>
            </table:table-row>
            <table:table-row>
              <table:table-cell office:value-type="float" office:value="701275">
                <text:p>701280</text:p>
              </table:table-cell>
              <table:table-cell office:value-type="float" office:value="58.1904761904762">
                <text:p>58.1904761904762</text:p>
              </table:table-cell>
            </table:table-row>
            <table:table-row>
              <table:table-cell office:value-type="float" office:value="701315">
                <text:p>701320</text:p>
              </table:table-cell>
              <table:table-cell office:value-type="float" office:value="44.3809523809524">
                <text:p>44.3809523809524</text:p>
              </table:table-cell>
            </table:table-row>
            <table:table-row>
              <table:table-cell office:value-type="float" office:value="701355">
                <text:p>701360</text:p>
              </table:table-cell>
              <table:table-cell office:value-type="float" office:value="32.5238095238095">
                <text:p>32.5238095238095</text:p>
              </table:table-cell>
            </table:table-row>
            <table:table-row>
              <table:table-cell office:value-type="float" office:value="701396">
                <text:p>701400</text:p>
              </table:table-cell>
              <table:table-cell office:value-type="float" office:value="37.4285714285714">
                <text:p>37.4285714285714</text:p>
              </table:table-cell>
            </table:table-row>
            <table:table-row>
              <table:table-cell office:value-type="float" office:value="701436">
                <text:p>701440</text:p>
              </table:table-cell>
              <table:table-cell office:value-type="float" office:value="30.1904761904762">
                <text:p>30.1904761904762</text:p>
              </table:table-cell>
            </table:table-row>
            <table:table-row>
              <table:table-cell office:value-type="float" office:value="701476">
                <text:p>701480</text:p>
              </table:table-cell>
              <table:table-cell office:value-type="float" office:value="12.7619047619048">
                <text:p>12.7619047619048</text:p>
              </table:table-cell>
            </table:table-row>
            <table:table-row>
              <table:table-cell office:value-type="float" office:value="701516">
                <text:p>701520</text:p>
              </table:table-cell>
              <table:table-cell office:value-type="float" office:value="-18.4761904761905">
                <text:p>-18.4761904761905</text:p>
              </table:table-cell>
            </table:table-row>
            <table:table-row>
              <table:table-cell office:value-type="float" office:value="701556">
                <text:p>701560</text:p>
              </table:table-cell>
              <table:table-cell office:value-type="float" office:value="-36.5714285714286">
                <text:p>-36.5714285714286</text:p>
              </table:table-cell>
            </table:table-row>
            <table:table-row>
              <table:table-cell office:value-type="float" office:value="701596">
                <text:p>701600</text:p>
              </table:table-cell>
              <table:table-cell office:value-type="float" office:value="-45.5238095238095">
                <text:p>-45.5238095238095</text:p>
              </table:table-cell>
            </table:table-row>
            <table:table-row>
              <table:table-cell office:value-type="float" office:value="701637">
                <text:p>701640</text:p>
              </table:table-cell>
              <table:table-cell office:value-type="float" office:value="-41.8571428571429">
                <text:p>-41.8571428571429</text:p>
              </table:table-cell>
            </table:table-row>
            <table:table-row>
              <table:table-cell office:value-type="float" office:value="701677">
                <text:p>701680</text:p>
              </table:table-cell>
              <table:table-cell office:value-type="float" office:value="-30.7619047619048">
                <text:p>-30.7619047619048</text:p>
              </table:table-cell>
            </table:table-row>
            <table:table-row>
              <table:table-cell office:value-type="float" office:value="701716">
                <text:p>701720</text:p>
              </table:table-cell>
              <table:table-cell office:value-type="float" office:value="-23.1904761904762">
                <text:p>-23.1904761904762</text:p>
              </table:table-cell>
            </table:table-row>
            <table:table-row>
              <table:table-cell office:value-type="float" office:value="701755">
                <text:p>701760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701794">
                <text:p>701790</text:p>
              </table:table-cell>
              <table:table-cell office:value-type="float" office:value="47.952380952381">
                <text:p>47.952380952381</text:p>
              </table:table-cell>
            </table:table-row>
            <table:table-row>
              <table:table-cell office:value-type="float" office:value="701834">
                <text:p>70183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701875">
                <text:p>701880</text:p>
              </table:table-cell>
              <table:table-cell office:value-type="float" office:value="126.190476190476">
                <text:p>126.190476190476</text:p>
              </table:table-cell>
            </table:table-row>
            <table:table-row>
              <table:table-cell office:value-type="float" office:value="701915">
                <text:p>701920</text:p>
              </table:table-cell>
              <table:table-cell office:value-type="float" office:value="160.190476190476">
                <text:p>160.190476190476</text:p>
              </table:table-cell>
            </table:table-row>
            <table:table-row>
              <table:table-cell office:value-type="float" office:value="701955">
                <text:p>701960</text:p>
              </table:table-cell>
              <table:table-cell office:value-type="float" office:value="189.904761904762">
                <text:p>189.904761904762</text:p>
              </table:table-cell>
            </table:table-row>
            <table:table-row>
              <table:table-cell office:value-type="float" office:value="701995">
                <text:p>702000</text:p>
              </table:table-cell>
              <table:table-cell office:value-type="float" office:value="224.047619047619">
                <text:p>224.047619047619</text:p>
              </table:table-cell>
            </table:table-row>
            <table:table-row>
              <table:table-cell office:value-type="float" office:value="702035">
                <text:p>702040</text:p>
              </table:table-cell>
              <table:table-cell office:value-type="float" office:value="241.571428571429">
                <text:p>241.571428571429</text:p>
              </table:table-cell>
            </table:table-row>
            <table:table-row>
              <table:table-cell office:value-type="float" office:value="702075">
                <text:p>702080</text:p>
              </table:table-cell>
              <table:table-cell office:value-type="float" office:value="260.238095238095">
                <text:p>260.238095238095</text:p>
              </table:table-cell>
            </table:table-row>
            <table:table-row>
              <table:table-cell office:value-type="float" office:value="702115">
                <text:p>702120</text:p>
              </table:table-cell>
              <table:table-cell office:value-type="float" office:value="248.523809523809">
                <text:p>248.523809523809</text:p>
              </table:table-cell>
            </table:table-row>
            <table:table-row>
              <table:table-cell office:value-type="float" office:value="702156">
                <text:p>702160</text:p>
              </table:table-cell>
              <table:table-cell office:value-type="float" office:value="201.571428571429">
                <text:p>201.571428571429</text:p>
              </table:table-cell>
            </table:table-row>
            <table:table-row>
              <table:table-cell office:value-type="float" office:value="702197">
                <text:p>702200</text:p>
              </table:table-cell>
              <table:table-cell office:value-type="float" office:value="124.47619047619">
                <text:p>124.47619047619</text:p>
              </table:table-cell>
            </table:table-row>
            <table:table-row>
              <table:table-cell office:value-type="float" office:value="702237">
                <text:p>702240</text:p>
              </table:table-cell>
              <table:table-cell office:value-type="float" office:value="18.047619047619">
                <text:p>18.047619047619</text:p>
              </table:table-cell>
            </table:table-row>
            <table:table-row>
              <table:table-cell office:value-type="float" office:value="702277">
                <text:p>702280</text:p>
              </table:table-cell>
              <table:table-cell office:value-type="float" office:value="-47.6190476190476">
                <text:p>-47.6190476190476</text:p>
              </table:table-cell>
            </table:table-row>
            <table:table-row>
              <table:table-cell office:value-type="float" office:value="702317">
                <text:p>702320</text:p>
              </table:table-cell>
              <table:table-cell office:value-type="float" office:value="-33.7142857142857">
                <text:p>-33.7142857142857</text:p>
              </table:table-cell>
            </table:table-row>
            <table:table-row>
              <table:table-cell office:value-type="float" office:value="702356">
                <text:p>702360</text:p>
              </table:table-cell>
              <table:table-cell office:value-type="float" office:value="4.14285714285714">
                <text:p>4.14285714285714</text:p>
              </table:table-cell>
            </table:table-row>
            <table:table-row>
              <table:table-cell office:value-type="float" office:value="702395">
                <text:p>702400</text:p>
              </table:table-cell>
              <table:table-cell office:value-type="float" office:value="26.1428571428571">
                <text:p>26.1428571428571</text:p>
              </table:table-cell>
            </table:table-row>
            <table:table-row>
              <table:table-cell office:value-type="float" office:value="702436">
                <text:p>702440</text:p>
              </table:table-cell>
              <table:table-cell office:value-type="float" office:value="18.1428571428571">
                <text:p>18.1428571428571</text:p>
              </table:table-cell>
            </table:table-row>
            <table:table-row>
              <table:table-cell office:value-type="float" office:value="702476">
                <text:p>702480</text:p>
              </table:table-cell>
              <table:table-cell office:value-type="float" office:value="-20.6666666666667">
                <text:p>-20.6666666666667</text:p>
              </table:table-cell>
            </table:table-row>
            <table:table-row>
              <table:table-cell office:value-type="float" office:value="702516">
                <text:p>702520</text:p>
              </table:table-cell>
              <table:table-cell office:value-type="float" office:value="-48.7619047619048">
                <text:p>-48.7619047619048</text:p>
              </table:table-cell>
            </table:table-row>
            <table:table-row>
              <table:table-cell office:value-type="float" office:value="702556">
                <text:p>702560</text:p>
              </table:table-cell>
              <table:table-cell office:value-type="float" office:value="-59.7142857142857">
                <text:p>-59.7142857142857</text:p>
              </table:table-cell>
            </table:table-row>
            <table:table-row>
              <table:table-cell office:value-type="float" office:value="702596">
                <text:p>702600</text:p>
              </table:table-cell>
              <table:table-cell office:value-type="float" office:value="-79.2857142857143">
                <text:p>-79.2857142857143</text:p>
              </table:table-cell>
            </table:table-row>
            <table:table-row>
              <table:table-cell office:value-type="float" office:value="702636">
                <text:p>702640</text:p>
              </table:table-cell>
              <table:table-cell office:value-type="float" office:value="-94.1428571428571">
                <text:p>-94.1428571428571</text:p>
              </table:table-cell>
            </table:table-row>
            <table:table-row>
              <table:table-cell office:value-type="float" office:value="702677">
                <text:p>702680</text:p>
              </table:table-cell>
              <table:table-cell office:value-type="float" office:value="-106.095238095238">
                <text:p>-106.095238095238</text:p>
              </table:table-cell>
            </table:table-row>
            <table:table-row>
              <table:table-cell office:value-type="float" office:value="702717">
                <text:p>702720</text:p>
              </table:table-cell>
              <table:table-cell office:value-type="float" office:value="-100.190476190476">
                <text:p>-100.190476190476</text:p>
              </table:table-cell>
            </table:table-row>
            <table:table-row>
              <table:table-cell office:value-type="float" office:value="702757">
                <text:p>702760</text:p>
              </table:table-cell>
              <table:table-cell office:value-type="float" office:value="-65.2380952380952">
                <text:p>-65.2380952380952</text:p>
              </table:table-cell>
            </table:table-row>
            <table:table-row>
              <table:table-cell office:value-type="float" office:value="702797">
                <text:p>702800</text:p>
              </table:table-cell>
              <table:table-cell office:value-type="float" office:value="-30.5714285714286">
                <text:p>-30.5714285714286</text:p>
              </table:table-cell>
            </table:table-row>
            <table:table-row>
              <table:table-cell office:value-type="float" office:value="702837">
                <text:p>702840</text:p>
              </table:table-cell>
              <table:table-cell office:value-type="float" office:value="7.0952380952381">
                <text:p>7.0952380952381</text:p>
              </table:table-cell>
            </table:table-row>
            <table:table-row>
              <table:table-cell office:value-type="float" office:value="702877">
                <text:p>7028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702918">
                <text:p>702920</text:p>
              </table:table-cell>
              <table:table-cell office:value-type="float" office:value="15.2380952380952">
                <text:p>15.2380952380952</text:p>
              </table:table-cell>
            </table:table-row>
            <table:table-row>
              <table:table-cell office:value-type="float" office:value="702958">
                <text:p>702960</text:p>
              </table:table-cell>
              <table:table-cell office:value-type="float" office:value="-33.047619047619">
                <text:p>-33.047619047619</text:p>
              </table:table-cell>
            </table:table-row>
            <table:table-row>
              <table:table-cell office:value-type="float" office:value="702998">
                <text:p>703000</text:p>
              </table:table-cell>
              <table:table-cell office:value-type="float" office:value="-64.1904761904762">
                <text:p>-64.1904761904762</text:p>
              </table:table-cell>
            </table:table-row>
            <table:table-row>
              <table:table-cell office:value-type="float" office:value="703037">
                <text:p>703040</text:p>
              </table:table-cell>
              <table:table-cell office:value-type="float" office:value="-89.2857142857143">
                <text:p>-89.2857142857143</text:p>
              </table:table-cell>
            </table:table-row>
            <table:table-row>
              <table:table-cell office:value-type="float" office:value="703076">
                <text:p>703080</text:p>
              </table:table-cell>
              <table:table-cell office:value-type="float" office:value="-62.4761904761905">
                <text:p>-62.4761904761905</text:p>
              </table:table-cell>
            </table:table-row>
            <table:table-row>
              <table:table-cell office:value-type="float" office:value="703116">
                <text:p>703120</text:p>
              </table:table-cell>
              <table:table-cell office:value-type="float" office:value="11.1904761904762">
                <text:p>11.1904761904762</text:p>
              </table:table-cell>
            </table:table-row>
            <table:table-row>
              <table:table-cell office:value-type="float" office:value="703157">
                <text:p>703160</text:p>
              </table:table-cell>
              <table:table-cell office:value-type="float" office:value="21.4285714285714">
                <text:p>21.4285714285714</text:p>
              </table:table-cell>
            </table:table-row>
            <table:table-row>
              <table:table-cell office:value-type="float" office:value="703197">
                <text:p>703200</text:p>
              </table:table-cell>
              <table:table-cell office:value-type="float" office:value="41.0952380952381">
                <text:p>41.0952380952381</text:p>
              </table:table-cell>
            </table:table-row>
            <table:table-row>
              <table:table-cell office:value-type="float" office:value="703237">
                <text:p>703240</text:p>
              </table:table-cell>
              <table:table-cell office:value-type="float" office:value="45.0476190476191">
                <text:p>45.0476190476191</text:p>
              </table:table-cell>
            </table:table-row>
            <table:table-row>
              <table:table-cell office:value-type="float" office:value="703277">
                <text:p>703280</text:p>
              </table:table-cell>
              <table:table-cell office:value-type="float" office:value="38.6666666666667">
                <text:p>38.6666666666667</text:p>
              </table:table-cell>
            </table:table-row>
            <table:table-row>
              <table:table-cell office:value-type="float" office:value="703317">
                <text:p>703320</text:p>
              </table:table-cell>
              <table:table-cell office:value-type="float" office:value="42.2857142857143">
                <text:p>42.2857142857143</text:p>
              </table:table-cell>
            </table:table-row>
            <table:table-row>
              <table:table-cell office:value-type="float" office:value="703357">
                <text:p>703360</text:p>
              </table:table-cell>
              <table:table-cell office:value-type="float" office:value="43.6666666666667">
                <text:p>43.6666666666667</text:p>
              </table:table-cell>
            </table:table-row>
            <table:table-row>
              <table:table-cell office:value-type="float" office:value="703398">
                <text:p>703400</text:p>
              </table:table-cell>
              <table:table-cell office:value-type="float" office:value="34.047619047619">
                <text:p>34.047619047619</text:p>
              </table:table-cell>
            </table:table-row>
            <table:table-row>
              <table:table-cell office:value-type="float" office:value="703438">
                <text:p>703440</text:p>
              </table:table-cell>
              <table:table-cell office:value-type="float" office:value="4.04761904761905">
                <text:p>4.04761904761905</text:p>
              </table:table-cell>
            </table:table-row>
            <table:table-row>
              <table:table-cell office:value-type="float" office:value="703478">
                <text:p>703480</text:p>
              </table:table-cell>
              <table:table-cell office:value-type="float" office:value="-17.7142857142857">
                <text:p>-17.7142857142857</text:p>
              </table:table-cell>
            </table:table-row>
            <table:table-row>
              <table:table-cell office:value-type="float" office:value="703518">
                <text:p>703520</text:p>
              </table:table-cell>
              <table:table-cell office:value-type="float" office:value="-33.2857142857143">
                <text:p>-33.2857142857143</text:p>
              </table:table-cell>
            </table:table-row>
            <table:table-row>
              <table:table-cell office:value-type="float" office:value="703558">
                <text:p>703560</text:p>
              </table:table-cell>
              <table:table-cell office:value-type="float" office:value="-36.4285714285714">
                <text:p>-36.4285714285714</text:p>
              </table:table-cell>
            </table:table-row>
            <table:table-row>
              <table:table-cell office:value-type="float" office:value="703598">
                <text:p>703600</text:p>
              </table:table-cell>
              <table:table-cell office:value-type="float" office:value="-29.8571428571429">
                <text:p>-29.8571428571429</text:p>
              </table:table-cell>
            </table:table-row>
            <table:table-row>
              <table:table-cell office:value-type="float" office:value="703639">
                <text:p>703640</text:p>
              </table:table-cell>
              <table:table-cell office:value-type="float" office:value="-12.8571428571429">
                <text:p>-12.8571428571429</text:p>
              </table:table-cell>
            </table:table-row>
            <table:table-row>
              <table:table-cell office:value-type="float" office:value="703678">
                <text:p>703680</text:p>
              </table:table-cell>
              <table:table-cell office:value-type="float" office:value="10.8095238095238">
                <text:p>10.8095238095238</text:p>
              </table:table-cell>
            </table:table-row>
            <table:table-row>
              <table:table-cell office:value-type="float" office:value="703717">
                <text:p>703720</text:p>
              </table:table-cell>
              <table:table-cell office:value-type="float" office:value="47.5714285714286">
                <text:p>47.5714285714286</text:p>
              </table:table-cell>
            </table:table-row>
            <table:table-row>
              <table:table-cell office:value-type="float" office:value="703757">
                <text:p>703760</text:p>
              </table:table-cell>
              <table:table-cell office:value-type="float" office:value="76.9523809523809">
                <text:p>76.9523809523809</text:p>
              </table:table-cell>
            </table:table-row>
            <table:table-row>
              <table:table-cell office:value-type="float" office:value="703797">
                <text:p>703800</text:p>
              </table:table-cell>
              <table:table-cell office:value-type="float" office:value="107.761904761905">
                <text:p>107.761904761905</text:p>
              </table:table-cell>
            </table:table-row>
            <table:table-row>
              <table:table-cell office:value-type="float" office:value="703837">
                <text:p>703840</text:p>
              </table:table-cell>
              <table:table-cell office:value-type="float" office:value="138.714285714286">
                <text:p>138.714285714286</text:p>
              </table:table-cell>
            </table:table-row>
            <table:table-row>
              <table:table-cell office:value-type="float" office:value="703878">
                <text:p>703880</text:p>
              </table:table-cell>
              <table:table-cell office:value-type="float" office:value="198.047619047619">
                <text:p>198.047619047619</text:p>
              </table:table-cell>
            </table:table-row>
            <table:table-row>
              <table:table-cell office:value-type="float" office:value="703918">
                <text:p>703920</text:p>
              </table:table-cell>
              <table:table-cell office:value-type="float" office:value="255.619047619048">
                <text:p>255.619047619048</text:p>
              </table:table-cell>
            </table:table-row>
            <table:table-row>
              <table:table-cell office:value-type="float" office:value="703958">
                <text:p>703960</text:p>
              </table:table-cell>
              <table:table-cell office:value-type="float" office:value="286.857142857143">
                <text:p>286.857142857143</text:p>
              </table:table-cell>
            </table:table-row>
            <table:table-row>
              <table:table-cell office:value-type="float" office:value="703998">
                <text:p>704000</text:p>
              </table:table-cell>
              <table:table-cell office:value-type="float" office:value="285.47619047619">
                <text:p>285.47619047619</text:p>
              </table:table-cell>
            </table:table-row>
            <table:table-row>
              <table:table-cell office:value-type="float" office:value="704038">
                <text:p>704040</text:p>
              </table:table-cell>
              <table:table-cell office:value-type="float" office:value="267.047619047619">
                <text:p>267.047619047619</text:p>
              </table:table-cell>
            </table:table-row>
            <table:table-row>
              <table:table-cell office:value-type="float" office:value="704078">
                <text:p>704080</text:p>
              </table:table-cell>
              <table:table-cell office:value-type="float" office:value="191.190476190476">
                <text:p>191.190476190476</text:p>
              </table:table-cell>
            </table:table-row>
            <table:table-row>
              <table:table-cell office:value-type="float" office:value="704118">
                <text:p>704120</text:p>
              </table:table-cell>
              <table:table-cell office:value-type="float" office:value="116.47619047619">
                <text:p>116.47619047619</text:p>
              </table:table-cell>
            </table:table-row>
            <table:table-row>
              <table:table-cell office:value-type="float" office:value="704158">
                <text:p>704160</text:p>
              </table:table-cell>
              <table:table-cell office:value-type="float" office:value="22.0952380952381">
                <text:p>22.0952380952381</text:p>
              </table:table-cell>
            </table:table-row>
            <table:table-row>
              <table:table-cell office:value-type="float" office:value="704199">
                <text:p>704200</text:p>
              </table:table-cell>
              <table:table-cell office:value-type="float" office:value="-50.4285714285714">
                <text:p>-50.4285714285714</text:p>
              </table:table-cell>
            </table:table-row>
            <table:table-row>
              <table:table-cell office:value-type="float" office:value="704239">
                <text:p>704240</text:p>
              </table:table-cell>
              <table:table-cell office:value-type="float" office:value="-51.3809523809524">
                <text:p>-51.3809523809524</text:p>
              </table:table-cell>
            </table:table-row>
            <table:table-row>
              <table:table-cell office:value-type="float" office:value="704279">
                <text:p>704280</text:p>
              </table:table-cell>
              <table:table-cell office:value-type="float" office:value="-24.1904761904762">
                <text:p>-24.1904761904762</text:p>
              </table:table-cell>
            </table:table-row>
            <table:table-row>
              <table:table-cell office:value-type="float" office:value="704318">
                <text:p>704320</text:p>
              </table:table-cell>
              <table:table-cell office:value-type="float" office:value="-6.57142857142857">
                <text:p>-6.57142857142857</text:p>
              </table:table-cell>
            </table:table-row>
            <table:table-row>
              <table:table-cell office:value-type="float" office:value="704357">
                <text:p>704360</text:p>
              </table:table-cell>
              <table:table-cell office:value-type="float" office:value="-21.0952380952381">
                <text:p>-21.0952380952381</text:p>
              </table:table-cell>
            </table:table-row>
            <table:table-row>
              <table:table-cell office:value-type="float" office:value="704397">
                <text:p>704400</text:p>
              </table:table-cell>
              <table:table-cell office:value-type="float" office:value="-38.8095238095238">
                <text:p>-38.8095238095238</text:p>
              </table:table-cell>
            </table:table-row>
            <table:table-row>
              <table:table-cell office:value-type="float" office:value="704438">
                <text:p>704440</text:p>
              </table:table-cell>
              <table:table-cell office:value-type="float" office:value="-24.952380952381">
                <text:p>-24.952380952381</text:p>
              </table:table-cell>
            </table:table-row>
            <table:table-row>
              <table:table-cell office:value-type="float" office:value="704478">
                <text:p>704480</text:p>
              </table:table-cell>
              <table:table-cell office:value-type="float" office:value="-36.6666666666667">
                <text:p>-36.6666666666667</text:p>
              </table:table-cell>
            </table:table-row>
            <table:table-row>
              <table:table-cell office:value-type="float" office:value="704518">
                <text:p>704520</text:p>
              </table:table-cell>
              <table:table-cell office:value-type="float" office:value="-46.2380952380952">
                <text:p>-46.2380952380952</text:p>
              </table:table-cell>
            </table:table-row>
            <table:table-row>
              <table:table-cell office:value-type="float" office:value="704558">
                <text:p>704560</text:p>
              </table:table-cell>
              <table:table-cell office:value-type="float" office:value="-53.4761904761905">
                <text:p>-53.4761904761905</text:p>
              </table:table-cell>
            </table:table-row>
            <table:table-row>
              <table:table-cell office:value-type="float" office:value="704598">
                <text:p>704600</text:p>
              </table:table-cell>
              <table:table-cell office:value-type="float" office:value="-92.1428571428571">
                <text:p>-92.1428571428571</text:p>
              </table:table-cell>
            </table:table-row>
            <table:table-row>
              <table:table-cell office:value-type="float" office:value="704638">
                <text:p>704640</text:p>
              </table:table-cell>
              <table:table-cell office:value-type="float" office:value="-103.238095238095">
                <text:p>-103.238095238095</text:p>
              </table:table-cell>
            </table:table-row>
            <table:table-row>
              <table:table-cell office:value-type="float" office:value="704679">
                <text:p>704680</text:p>
              </table:table-cell>
              <table:table-cell office:value-type="float" office:value="-74.952380952381">
                <text:p>-74.952380952381</text:p>
              </table:table-cell>
            </table:table-row>
            <table:table-row>
              <table:table-cell office:value-type="float" office:value="704719">
                <text:p>704720</text:p>
              </table:table-cell>
              <table:table-cell office:value-type="float" office:value="-57.0952380952381">
                <text:p>-57.0952380952381</text:p>
              </table:table-cell>
            </table:table-row>
            <table:table-row>
              <table:table-cell office:value-type="float" office:value="704759">
                <text:p>704760</text:p>
              </table:table-cell>
              <table:table-cell office:value-type="float" office:value="-12.4285714285714">
                <text:p>-12.4285714285714</text:p>
              </table:table-cell>
            </table:table-row>
            <table:table-row>
              <table:table-cell office:value-type="float" office:value="704799">
                <text:p>704800</text:p>
              </table:table-cell>
              <table:table-cell office:value-type="float" office:value="20.047619047619">
                <text:p>20.047619047619</text:p>
              </table:table-cell>
            </table:table-row>
            <table:table-row>
              <table:table-cell office:value-type="float" office:value="704839">
                <text:p>704840</text:p>
              </table:table-cell>
              <table:table-cell office:value-type="float" office:value="43.7619047619048">
                <text:p>43.7619047619048</text:p>
              </table:table-cell>
            </table:table-row>
            <table:table-row>
              <table:table-cell office:value-type="float" office:value="704879">
                <text:p>704880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704920">
                <text:p>704920</text:p>
              </table:table-cell>
              <table:table-cell office:value-type="float" office:value="-20.0952380952381">
                <text:p>-20.0952380952381</text:p>
              </table:table-cell>
            </table:table-row>
            <table:table-row>
              <table:table-cell office:value-type="float" office:value="704960">
                <text:p>704960</text:p>
              </table:table-cell>
              <table:table-cell office:value-type="float" office:value="-4.0952380952381">
                <text:p>-4.0952380952381</text:p>
              </table:table-cell>
            </table:table-row>
            <table:table-row>
              <table:table-cell office:value-type="float" office:value="704999">
                <text:p>705000</text:p>
              </table:table-cell>
              <table:table-cell office:value-type="float" office:value="13.9047619047619">
                <text:p>13.9047619047619</text:p>
              </table:table-cell>
            </table:table-row>
            <table:table-row>
              <table:table-cell office:value-type="float" office:value="705038">
                <text:p>705040</text:p>
              </table:table-cell>
              <table:table-cell office:value-type="float" office:value="32.7142857142857">
                <text:p>32.7142857142857</text:p>
              </table:table-cell>
            </table:table-row>
            <table:table-row>
              <table:table-cell office:value-type="float" office:value="705078">
                <text:p>7050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705118">
                <text:p>705120</text:p>
              </table:table-cell>
              <table:table-cell office:value-type="float" office:value="52.7619047619048">
                <text:p>52.7619047619048</text:p>
              </table:table-cell>
            </table:table-row>
            <table:table-row>
              <table:table-cell office:value-type="float" office:value="705159">
                <text:p>705160</text:p>
              </table:table-cell>
              <table:table-cell office:value-type="float" office:value="31.3333333333333">
                <text:p>31.3333333333333</text:p>
              </table:table-cell>
            </table:table-row>
            <table:table-row>
              <table:table-cell office:value-type="float" office:value="705199">
                <text:p>705200</text:p>
              </table:table-cell>
              <table:table-cell office:value-type="float" office:value="38.5714285714286">
                <text:p>38.5714285714286</text:p>
              </table:table-cell>
            </table:table-row>
            <table:table-row>
              <table:table-cell office:value-type="float" office:value="705239">
                <text:p>705240</text:p>
              </table:table-cell>
              <table:table-cell office:value-type="float" office:value="46.2380952380952">
                <text:p>46.2380952380952</text:p>
              </table:table-cell>
            </table:table-row>
            <table:table-row>
              <table:table-cell office:value-type="float" office:value="705279">
                <text:p>705280</text:p>
              </table:table-cell>
              <table:table-cell office:value-type="float" office:value="50.1428571428571">
                <text:p>50.1428571428571</text:p>
              </table:table-cell>
            </table:table-row>
            <table:table-row>
              <table:table-cell office:value-type="float" office:value="705319">
                <text:p>705320</text:p>
              </table:table-cell>
              <table:table-cell office:value-type="float" office:value="40.8571428571429">
                <text:p>40.8571428571429</text:p>
              </table:table-cell>
            </table:table-row>
            <table:table-row>
              <table:table-cell office:value-type="float" office:value="705359">
                <text:p>705360</text:p>
              </table:table-cell>
              <table:table-cell office:value-type="float" office:value="18.7142857142857">
                <text:p>18.7142857142857</text:p>
              </table:table-cell>
            </table:table-row>
            <table:table-row>
              <table:table-cell office:value-type="float" office:value="705400">
                <text:p>70540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705440">
                <text:p>705440</text:p>
              </table:table-cell>
              <table:table-cell office:value-type="float" office:value="-26.8095238095238">
                <text:p>-26.8095238095238</text:p>
              </table:table-cell>
            </table:table-row>
            <table:table-row>
              <table:table-cell office:value-type="float" office:value="705480">
                <text:p>705480</text:p>
              </table:table-cell>
              <table:table-cell office:value-type="float" office:value="-37.9523809523809">
                <text:p>-37.9523809523809</text:p>
              </table:table-cell>
            </table:table-row>
            <table:table-row>
              <table:table-cell office:value-type="float" office:value="705520">
                <text:p>705520</text:p>
              </table:table-cell>
              <table:table-cell office:value-type="float" office:value="-32.6666666666667">
                <text:p>-32.6666666666667</text:p>
              </table:table-cell>
            </table:table-row>
            <table:table-row>
              <table:table-cell office:value-type="float" office:value="705560">
                <text:p>705560</text:p>
              </table:table-cell>
              <table:table-cell office:value-type="float" office:value="-31.4285714285714">
                <text:p>-31.4285714285714</text:p>
              </table:table-cell>
            </table:table-row>
            <table:table-row>
              <table:table-cell office:value-type="float" office:value="705600">
                <text:p>705600</text:p>
              </table:table-cell>
              <table:table-cell office:value-type="float" office:value="-26.4761904761905">
                <text:p>-26.4761904761905</text:p>
              </table:table-cell>
            </table:table-row>
            <table:table-row>
              <table:table-cell office:value-type="float" office:value="705640">
                <text:p>705640</text:p>
              </table:table-cell>
              <table:table-cell office:value-type="float" office:value="-3.9047619047619">
                <text:p>-3.9047619047619</text:p>
              </table:table-cell>
            </table:table-row>
            <table:table-row>
              <table:table-cell office:value-type="float" office:value="705679">
                <text:p>705680</text:p>
              </table:table-cell>
              <table:table-cell office:value-type="float" office:value="23.1428571428571">
                <text:p>23.1428571428571</text:p>
              </table:table-cell>
            </table:table-row>
            <table:table-row>
              <table:table-cell office:value-type="float" office:value="705719">
                <text:p>705720</text:p>
              </table:table-cell>
              <table:table-cell office:value-type="float" office:value="57.6666666666667">
                <text:p>57.6666666666667</text:p>
              </table:table-cell>
            </table:table-row>
            <table:table-row>
              <table:table-cell office:value-type="float" office:value="705759">
                <text:p>705760</text:p>
              </table:table-cell>
              <table:table-cell office:value-type="float" office:value="120.666666666667">
                <text:p>120.666666666667</text:p>
              </table:table-cell>
            </table:table-row>
            <table:table-row>
              <table:table-cell office:value-type="float" office:value="705799">
                <text:p>705800</text:p>
              </table:table-cell>
              <table:table-cell office:value-type="float" office:value="148.047619047619">
                <text:p>148.047619047619</text:p>
              </table:table-cell>
            </table:table-row>
            <table:table-row>
              <table:table-cell office:value-type="float" office:value="705839">
                <text:p>705840</text:p>
              </table:table-cell>
              <table:table-cell office:value-type="float" office:value="185.619047619048">
                <text:p>185.619047619048</text:p>
              </table:table-cell>
            </table:table-row>
            <table:table-row>
              <table:table-cell office:value-type="float" office:value="705880">
                <text:p>705880</text:p>
              </table:table-cell>
              <table:table-cell office:value-type="float" office:value="222.380952380952">
                <text:p>222.380952380952</text:p>
              </table:table-cell>
            </table:table-row>
            <table:table-row>
              <table:table-cell office:value-type="float" office:value="705921">
                <text:p>705920</text:p>
              </table:table-cell>
              <table:table-cell office:value-type="float" office:value="233.952380952381">
                <text:p>233.952380952381</text:p>
              </table:table-cell>
            </table:table-row>
            <table:table-row>
              <table:table-cell office:value-type="float" office:value="705961">
                <text:p>705960</text:p>
              </table:table-cell>
              <table:table-cell office:value-type="float" office:value="231.857142857143">
                <text:p>231.857142857143</text:p>
              </table:table-cell>
            </table:table-row>
            <table:table-row>
              <table:table-cell office:value-type="float" office:value="706001">
                <text:p>706000</text:p>
              </table:table-cell>
              <table:table-cell office:value-type="float" office:value="233.809523809524">
                <text:p>233.809523809524</text:p>
              </table:table-cell>
            </table:table-row>
            <table:table-row>
              <table:table-cell office:value-type="float" office:value="706041">
                <text:p>706040</text:p>
              </table:table-cell>
              <table:table-cell office:value-type="float" office:value="157.095238095238">
                <text:p>157.095238095238</text:p>
              </table:table-cell>
            </table:table-row>
            <table:table-row>
              <table:table-cell office:value-type="float" office:value="706081">
                <text:p>706080</text:p>
              </table:table-cell>
              <table:table-cell office:value-type="float" office:value="110.52380952381">
                <text:p>110.52380952381</text:p>
              </table:table-cell>
            </table:table-row>
            <table:table-row>
              <table:table-cell office:value-type="float" office:value="706121">
                <text:p>706120</text:p>
              </table:table-cell>
              <table:table-cell office:value-type="float" office:value="59.1428571428571">
                <text:p>59.1428571428571</text:p>
              </table:table-cell>
            </table:table-row>
            <table:table-row>
              <table:table-cell office:value-type="float" office:value="706162">
                <text:p>706160</text:p>
              </table:table-cell>
              <table:table-cell office:value-type="float" office:value="2.9047619047619">
                <text:p>2.9047619047619</text:p>
              </table:table-cell>
            </table:table-row>
            <table:table-row>
              <table:table-cell office:value-type="float" office:value="706202">
                <text:p>706200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float" office:value="706242">
                <text:p>706240</text:p>
              </table:table-cell>
              <table:table-cell office:value-type="float" office:value="-4.42857142857143">
                <text:p>-4.42857142857143</text:p>
              </table:table-cell>
            </table:table-row>
            <table:table-row>
              <table:table-cell office:value-type="float" office:value="706281">
                <text:p>706280</text:p>
              </table:table-cell>
              <table:table-cell office:value-type="float" office:value="-13.6190476190476">
                <text:p>-13.6190476190476</text:p>
              </table:table-cell>
            </table:table-row>
            <table:table-row>
              <table:table-cell office:value-type="float" office:value="706320">
                <text:p>706320</text:p>
              </table:table-cell>
              <table:table-cell office:value-type="float" office:value="-2.04761904761905">
                <text:p>-2.04761904761905</text:p>
              </table:table-cell>
            </table:table-row>
            <table:table-row>
              <table:table-cell office:value-type="float" office:value="706360">
                <text:p>706360</text:p>
              </table:table-cell>
              <table:table-cell office:value-type="float" office:value="-6.61904761904762">
                <text:p>-6.61904761904762</text:p>
              </table:table-cell>
            </table:table-row>
            <table:table-row>
              <table:table-cell office:value-type="float" office:value="706401">
                <text:p>706400</text:p>
              </table:table-cell>
              <table:table-cell office:value-type="float" office:value="-38.8571428571429">
                <text:p>-38.8571428571429</text:p>
              </table:table-cell>
            </table:table-row>
            <table:table-row>
              <table:table-cell office:value-type="float" office:value="706441">
                <text:p>706440</text:p>
              </table:table-cell>
              <table:table-cell office:value-type="float" office:value="-79.8571428571429">
                <text:p>-79.8571428571429</text:p>
              </table:table-cell>
            </table:table-row>
            <table:table-row>
              <table:table-cell office:value-type="float" office:value="706481">
                <text:p>706480</text:p>
              </table:table-cell>
              <table:table-cell office:value-type="float" office:value="-94.2380952380952">
                <text:p>-94.2380952380952</text:p>
              </table:table-cell>
            </table:table-row>
            <table:table-row>
              <table:table-cell office:value-type="float" office:value="706521">
                <text:p>706520</text:p>
              </table:table-cell>
              <table:table-cell office:value-type="float" office:value="-113.52380952381">
                <text:p>-113.52380952381</text:p>
              </table:table-cell>
            </table:table-row>
            <table:table-row>
              <table:table-cell office:value-type="float" office:value="706561">
                <text:p>706560</text:p>
              </table:table-cell>
              <table:table-cell office:value-type="float" office:value="-112.428571428571">
                <text:p>-112.428571428571</text:p>
              </table:table-cell>
            </table:table-row>
            <table:table-row>
              <table:table-cell office:value-type="float" office:value="706601">
                <text:p>706600</text:p>
              </table:table-cell>
              <table:table-cell office:value-type="float" office:value="-89.4285714285714">
                <text:p>-89.4285714285714</text:p>
              </table:table-cell>
            </table:table-row>
            <table:table-row>
              <table:table-cell office:value-type="float" office:value="706641">
                <text:p>706640</text:p>
              </table:table-cell>
              <table:table-cell office:value-type="float" office:value="-53.4285714285714">
                <text:p>-53.4285714285714</text:p>
              </table:table-cell>
            </table:table-row>
            <table:table-row>
              <table:table-cell office:value-type="float" office:value="706682">
                <text:p>706680</text:p>
              </table:table-cell>
              <table:table-cell office:value-type="float" office:value="-21.5714285714286">
                <text:p>-21.5714285714286</text:p>
              </table:table-cell>
            </table:table-row>
            <table:table-row>
              <table:table-cell office:value-type="float" office:value="706722">
                <text:p>706720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float" office:value="706762">
                <text:p>706760</text:p>
              </table:table-cell>
              <table:table-cell office:value-type="float" office:value="39.0476190476191">
                <text:p>39.0476190476191</text:p>
              </table:table-cell>
            </table:table-row>
            <table:table-row>
              <table:table-cell office:value-type="float" office:value="706802">
                <text:p>706800</text:p>
              </table:table-cell>
              <table:table-cell office:value-type="float" office:value="76.9523809523809">
                <text:p>76.9523809523809</text:p>
              </table:table-cell>
            </table:table-row>
            <table:table-row>
              <table:table-cell office:value-type="float" office:value="706842">
                <text:p>706840</text:p>
              </table:table-cell>
              <table:table-cell office:value-type="float" office:value="61.8571428571429">
                <text:p>61.8571428571429</text:p>
              </table:table-cell>
            </table:table-row>
            <table:table-row>
              <table:table-cell office:value-type="float" office:value="706882">
                <text:p>706880</text:p>
              </table:table-cell>
              <table:table-cell office:value-type="float" office:value="65.8095238095238">
                <text:p>65.8095238095238</text:p>
              </table:table-cell>
            </table:table-row>
            <table:table-row>
              <table:table-cell office:value-type="float" office:value="706923">
                <text:p>706920</text:p>
              </table:table-cell>
              <table:table-cell office:value-type="float" office:value="54.5714285714286">
                <text:p>54.5714285714286</text:p>
              </table:table-cell>
            </table:table-row>
            <table:table-row>
              <table:table-cell office:value-type="float" office:value="706962">
                <text:p>706960</text:p>
              </table:table-cell>
              <table:table-cell office:value-type="float" office:value="46.0952380952381">
                <text:p>46.0952380952381</text:p>
              </table:table-cell>
            </table:table-row>
            <table:table-row>
              <table:table-cell office:value-type="float" office:value="707001">
                <text:p>707000</text:p>
              </table:table-cell>
              <table:table-cell office:value-type="float" office:value="35.8571428571429">
                <text:p>35.8571428571429</text:p>
              </table:table-cell>
            </table:table-row>
            <table:table-row>
              <table:table-cell office:value-type="float" office:value="707041">
                <text:p>707040</text:p>
              </table:table-cell>
              <table:table-cell office:value-type="float" office:value="51.4285714285714">
                <text:p>51.4285714285714</text:p>
              </table:table-cell>
            </table:table-row>
            <table:table-row>
              <table:table-cell office:value-type="float" office:value="707081">
                <text:p>7070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07121">
                <text:p>707120</text:p>
              </table:table-cell>
              <table:table-cell office:value-type="float" office:value="43.6190476190476">
                <text:p>43.6190476190476</text:p>
              </table:table-cell>
            </table:table-row>
            <table:table-row>
              <table:table-cell office:value-type="float" office:value="707162">
                <text:p>7071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707202">
                <text:p>707200</text:p>
              </table:table-cell>
              <table:table-cell office:value-type="float" office:value="42.952380952381">
                <text:p>42.952380952381</text:p>
              </table:table-cell>
            </table:table-row>
            <table:table-row>
              <table:table-cell office:value-type="float" office:value="707242">
                <text:p>707240</text:p>
              </table:table-cell>
              <table:table-cell office:value-type="float" office:value="36.2857142857143">
                <text:p>36.2857142857143</text:p>
              </table:table-cell>
            </table:table-row>
            <table:table-row>
              <table:table-cell office:value-type="float" office:value="707282">
                <text:p>707280</text:p>
              </table:table-cell>
              <table:table-cell office:value-type="float" office:value="25.2857142857143">
                <text:p>25.2857142857143</text:p>
              </table:table-cell>
            </table:table-row>
            <table:table-row>
              <table:table-cell office:value-type="float" office:value="707322">
                <text:p>707320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float" office:value="707362">
                <text:p>707360</text:p>
              </table:table-cell>
              <table:table-cell office:value-type="float" office:value="-17.1428571428571">
                <text:p>-17.1428571428571</text:p>
              </table:table-cell>
            </table:table-row>
            <table:table-row>
              <table:table-cell office:value-type="float" office:value="707403">
                <text:p>707400</text:p>
              </table:table-cell>
              <table:table-cell office:value-type="float" office:value="-35.8095238095238">
                <text:p>-35.8095238095238</text:p>
              </table:table-cell>
            </table:table-row>
            <table:table-row>
              <table:table-cell office:value-type="float" office:value="707443">
                <text:p>707440</text:p>
              </table:table-cell>
              <table:table-cell office:value-type="float" office:value="-48.8095238095238">
                <text:p>-48.8095238095238</text:p>
              </table:table-cell>
            </table:table-row>
            <table:table-row>
              <table:table-cell office:value-type="float" office:value="707483">
                <text:p>707480</text:p>
              </table:table-cell>
              <table:table-cell office:value-type="float" office:value="-39.2857142857143">
                <text:p>-39.2857142857143</text:p>
              </table:table-cell>
            </table:table-row>
            <table:table-row>
              <table:table-cell office:value-type="float" office:value="707523">
                <text:p>707520</text:p>
              </table:table-cell>
              <table:table-cell office:value-type="float" office:value="-20.1428571428571">
                <text:p>-20.1428571428571</text:p>
              </table:table-cell>
            </table:table-row>
            <table:table-row>
              <table:table-cell office:value-type="float" office:value="707563">
                <text:p>707560</text:p>
              </table:table-cell>
              <table:table-cell office:value-type="float" office:value="-1.33333333333333">
                <text:p>-1.33333333333333</text:p>
              </table:table-cell>
            </table:table-row>
            <table:table-row>
              <table:table-cell office:value-type="float" office:value="707602">
                <text:p>707600</text:p>
              </table:table-cell>
              <table:table-cell office:value-type="float" office:value="36.0952380952381">
                <text:p>36.0952380952381</text:p>
              </table:table-cell>
            </table:table-row>
            <table:table-row>
              <table:table-cell office:value-type="float" office:value="707642">
                <text:p>707640</text:p>
              </table:table-cell>
              <table:table-cell office:value-type="float" office:value="74.8571428571429">
                <text:p>74.8571428571429</text:p>
              </table:table-cell>
            </table:table-row>
            <table:table-row>
              <table:table-cell office:value-type="float" office:value="707682">
                <text:p>707680</text:p>
              </table:table-cell>
              <table:table-cell office:value-type="float" office:value="116.952380952381">
                <text:p>116.952380952381</text:p>
              </table:table-cell>
            </table:table-row>
            <table:table-row>
              <table:table-cell office:value-type="float" office:value="707722">
                <text:p>707720</text:p>
              </table:table-cell>
              <table:table-cell office:value-type="float" office:value="157.761904761905">
                <text:p>157.761904761905</text:p>
              </table:table-cell>
            </table:table-row>
            <table:table-row>
              <table:table-cell office:value-type="float" office:value="707762">
                <text:p>707760</text:p>
              </table:table-cell>
              <table:table-cell office:value-type="float" office:value="210.285714285714">
                <text:p>210.285714285714</text:p>
              </table:table-cell>
            </table:table-row>
            <table:table-row>
              <table:table-cell office:value-type="float" office:value="707802">
                <text:p>707800</text:p>
              </table:table-cell>
              <table:table-cell office:value-type="float" office:value="247.857142857143">
                <text:p>247.857142857143</text:p>
              </table:table-cell>
            </table:table-row>
            <table:table-row>
              <table:table-cell office:value-type="float" office:value="707842">
                <text:p>707840</text:p>
              </table:table-cell>
              <table:table-cell office:value-type="float" office:value="257.095238095238">
                <text:p>257.095238095238</text:p>
              </table:table-cell>
            </table:table-row>
            <table:table-row>
              <table:table-cell office:value-type="float" office:value="707882">
                <text:p>707880</text:p>
              </table:table-cell>
              <table:table-cell office:value-type="float" office:value="260.571428571429">
                <text:p>260.571428571429</text:p>
              </table:table-cell>
            </table:table-row>
            <table:table-row>
              <table:table-cell office:value-type="float" office:value="707923">
                <text:p>707920</text:p>
              </table:table-cell>
              <table:table-cell office:value-type="float" office:value="228.619047619048">
                <text:p>228.619047619048</text:p>
              </table:table-cell>
            </table:table-row>
            <table:table-row>
              <table:table-cell office:value-type="float" office:value="707963">
                <text:p>707960</text:p>
              </table:table-cell>
              <table:table-cell office:value-type="float" office:value="172.952380952381">
                <text:p>172.952380952381</text:p>
              </table:table-cell>
            </table:table-row>
            <table:table-row>
              <table:table-cell office:value-type="float" office:value="708003">
                <text:p>708000</text:p>
              </table:table-cell>
              <table:table-cell office:value-type="float" office:value="122.904761904762">
                <text:p>122.904761904762</text:p>
              </table:table-cell>
            </table:table-row>
            <table:table-row>
              <table:table-cell office:value-type="float" office:value="708043">
                <text:p>708040</text:p>
              </table:table-cell>
              <table:table-cell office:value-type="float" office:value="38.5714285714286">
                <text:p>38.5714285714286</text:p>
              </table:table-cell>
            </table:table-row>
            <table:table-row>
              <table:table-cell office:value-type="float" office:value="708083">
                <text:p>708080</text:p>
              </table:table-cell>
              <table:table-cell office:value-type="float" office:value="-43.7619047619048">
                <text:p>-43.7619047619048</text:p>
              </table:table-cell>
            </table:table-row>
            <table:table-row>
              <table:table-cell office:value-type="float" office:value="708123">
                <text:p>708120</text:p>
              </table:table-cell>
              <table:table-cell office:value-type="float" office:value="-48.3809523809524">
                <text:p>-48.3809523809524</text:p>
              </table:table-cell>
            </table:table-row>
            <table:table-row>
              <table:table-cell office:value-type="float" office:value="708163">
                <text:p>708160</text:p>
              </table:table-cell>
              <table:table-cell office:value-type="float" office:value="-18.6190476190476">
                <text:p>-18.6190476190476</text:p>
              </table:table-cell>
            </table:table-row>
            <table:table-row>
              <table:table-cell office:value-type="float" office:value="708204">
                <text:p>708200</text:p>
              </table:table-cell>
              <table:table-cell office:value-type="float" office:value="4.38095238095238">
                <text:p>4.38095238095238</text:p>
              </table:table-cell>
            </table:table-row>
            <table:table-row>
              <table:table-cell office:value-type="float" office:value="708243">
                <text:p>708240</text:p>
              </table:table-cell>
              <table:table-cell office:value-type="float" office:value="14.9047619047619">
                <text:p>14.9047619047619</text:p>
              </table:table-cell>
            </table:table-row>
            <table:table-row>
              <table:table-cell office:value-type="float" office:value="708282">
                <text:p>708280</text:p>
              </table:table-cell>
              <table:table-cell office:value-type="float" office:value="-12.6666666666667">
                <text:p>-12.6666666666667</text:p>
              </table:table-cell>
            </table:table-row>
            <table:table-row>
              <table:table-cell office:value-type="float" office:value="708322">
                <text:p>708320</text:p>
              </table:table-cell>
              <table:table-cell office:value-type="float" office:value="-68.0476190476191">
                <text:p>-68.0476190476191</text:p>
              </table:table-cell>
            </table:table-row>
            <table:table-row>
              <table:table-cell office:value-type="float" office:value="708362">
                <text:p>708360</text:p>
              </table:table-cell>
              <table:table-cell office:value-type="float" office:value="-65.2380952380952">
                <text:p>-65.2380952380952</text:p>
              </table:table-cell>
            </table:table-row>
            <table:table-row>
              <table:table-cell office:value-type="float" office:value="708402">
                <text:p>708400</text:p>
              </table:table-cell>
              <table:table-cell office:value-type="float" office:value="-67.4285714285714">
                <text:p>-67.4285714285714</text:p>
              </table:table-cell>
            </table:table-row>
            <table:table-row>
              <table:table-cell office:value-type="float" office:value="708443">
                <text:p>708440</text:p>
              </table:table-cell>
              <table:table-cell office:value-type="float" office:value="-88.1428571428571">
                <text:p>-88.1428571428571</text:p>
              </table:table-cell>
            </table:table-row>
            <table:table-row>
              <table:table-cell office:value-type="float" office:value="708483">
                <text:p>708480</text:p>
              </table:table-cell>
              <table:table-cell office:value-type="float" office:value="-92.1428571428571">
                <text:p>-92.1428571428571</text:p>
              </table:table-cell>
            </table:table-row>
            <table:table-row>
              <table:table-cell office:value-type="float" office:value="708523">
                <text:p>708520</text:p>
              </table:table-cell>
              <table:table-cell office:value-type="float" office:value="-89.5238095238095">
                <text:p>-89.5238095238095</text:p>
              </table:table-cell>
            </table:table-row>
            <table:table-row>
              <table:table-cell office:value-type="float" office:value="708563">
                <text:p>708560</text:p>
              </table:table-cell>
              <table:table-cell office:value-type="float" office:value="-84.4761904761905">
                <text:p>-84.4761904761905</text:p>
              </table:table-cell>
            </table:table-row>
            <table:table-row>
              <table:table-cell office:value-type="float" office:value="708603">
                <text:p>708600</text:p>
              </table:table-cell>
              <table:table-cell office:value-type="float" office:value="-52.0476190476191">
                <text:p>-52.0476190476191</text:p>
              </table:table-cell>
            </table:table-row>
            <table:table-row>
              <table:table-cell office:value-type="float" office:value="708643">
                <text:p>708640</text:p>
              </table:table-cell>
              <table:table-cell office:value-type="float" office:value="-21.4761904761905">
                <text:p>-21.4761904761905</text:p>
              </table:table-cell>
            </table:table-row>
            <table:table-row>
              <table:table-cell office:value-type="float" office:value="708684">
                <text:p>708680</text:p>
              </table:table-cell>
              <table:table-cell office:value-type="float" office:value="11.3333333333333">
                <text:p>11.3333333333333</text:p>
              </table:table-cell>
            </table:table-row>
            <table:table-row>
              <table:table-cell office:value-type="float" office:value="708724">
                <text:p>708720</text:p>
              </table:table-cell>
              <table:table-cell office:value-type="float" office:value="49.6666666666667">
                <text:p>49.6666666666667</text:p>
              </table:table-cell>
            </table:table-row>
            <table:table-row>
              <table:table-cell office:value-type="float" office:value="708764">
                <text:p>70876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708804">
                <text:p>708800</text:p>
              </table:table-cell>
              <table:table-cell office:value-type="float" office:value="74.3809523809524">
                <text:p>74.3809523809524</text:p>
              </table:table-cell>
            </table:table-row>
            <table:table-row>
              <table:table-cell office:value-type="float" office:value="708844">
                <text:p>708840</text:p>
              </table:table-cell>
              <table:table-cell office:value-type="float" office:value="72.7619047619048">
                <text:p>72.7619047619048</text:p>
              </table:table-cell>
            </table:table-row>
            <table:table-row>
              <table:table-cell office:value-type="float" office:value="708883">
                <text:p>70888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708923">
                <text:p>708920</text:p>
              </table:table-cell>
              <table:table-cell office:value-type="float" office:value="48.3809523809524">
                <text:p>48.3809523809524</text:p>
              </table:table-cell>
            </table:table-row>
            <table:table-row>
              <table:table-cell office:value-type="float" office:value="708963">
                <text:p>708960</text:p>
              </table:table-cell>
              <table:table-cell office:value-type="float" office:value="49.4285714285714">
                <text:p>49.4285714285714</text:p>
              </table:table-cell>
            </table:table-row>
            <table:table-row>
              <table:table-cell office:value-type="float" office:value="709003">
                <text:p>709000</text:p>
              </table:table-cell>
              <table:table-cell office:value-type="float" office:value="43.5238095238095">
                <text:p>43.5238095238095</text:p>
              </table:table-cell>
            </table:table-row>
            <table:table-row>
              <table:table-cell office:value-type="float" office:value="709043">
                <text:p>709040</text:p>
              </table:table-cell>
              <table:table-cell office:value-type="float" office:value="46.7142857142857">
                <text:p>46.7142857142857</text:p>
              </table:table-cell>
            </table:table-row>
            <table:table-row>
              <table:table-cell office:value-type="float" office:value="709083">
                <text:p>709080</text:p>
              </table:table-cell>
              <table:table-cell office:value-type="float" office:value="46.1428571428572">
                <text:p>46.1428571428572</text:p>
              </table:table-cell>
            </table:table-row>
            <table:table-row>
              <table:table-cell office:value-type="float" office:value="709123">
                <text:p>709120</text:p>
              </table:table-cell>
              <table:table-cell office:value-type="float" office:value="33.9523809523809">
                <text:p>33.9523809523809</text:p>
              </table:table-cell>
            </table:table-row>
            <table:table-row>
              <table:table-cell office:value-type="float" office:value="709164">
                <text:p>709160</text:p>
              </table:table-cell>
              <table:table-cell office:value-type="float" office:value="37.9047619047619">
                <text:p>37.9047619047619</text:p>
              </table:table-cell>
            </table:table-row>
            <table:table-row>
              <table:table-cell office:value-type="float" office:value="709204">
                <text:p>709200</text:p>
              </table:table-cell>
              <table:table-cell office:value-type="float" office:value="43.952380952381">
                <text:p>43.952380952381</text:p>
              </table:table-cell>
            </table:table-row>
            <table:table-row>
              <table:table-cell office:value-type="float" office:value="709244">
                <text:p>709240</text:p>
              </table:table-cell>
              <table:table-cell office:value-type="float" office:value="38.7619047619048">
                <text:p>38.7619047619048</text:p>
              </table:table-cell>
            </table:table-row>
            <table:table-row>
              <table:table-cell office:value-type="float" office:value="709284">
                <text:p>709280</text:p>
              </table:table-cell>
              <table:table-cell office:value-type="float" office:value="7.23809523809524">
                <text:p>7.23809523809524</text:p>
              </table:table-cell>
            </table:table-row>
            <table:table-row>
              <table:table-cell office:value-type="float" office:value="709324">
                <text:p>709320</text:p>
              </table:table-cell>
              <table:table-cell office:value-type="float" office:value="-10.2857142857143">
                <text:p>-10.2857142857143</text:p>
              </table:table-cell>
            </table:table-row>
            <table:table-row>
              <table:table-cell office:value-type="float" office:value="709365">
                <text:p>709370</text:p>
              </table:table-cell>
              <table:table-cell office:value-type="float" office:value="-25.6666666666667">
                <text:p>-25.6666666666667</text:p>
              </table:table-cell>
            </table:table-row>
            <table:table-row>
              <table:table-cell office:value-type="float" office:value="709405">
                <text:p>70941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float" office:value="709445">
                <text:p>709450</text:p>
              </table:table-cell>
              <table:table-cell office:value-type="float" office:value="-32.1904761904762">
                <text:p>-32.1904761904762</text:p>
              </table:table-cell>
            </table:table-row>
            <table:table-row>
              <table:table-cell office:value-type="float" office:value="709485">
                <text:p>709490</text:p>
              </table:table-cell>
              <table:table-cell office:value-type="float" office:value="-28.4761904761905">
                <text:p>-28.4761904761905</text:p>
              </table:table-cell>
            </table:table-row>
            <table:table-row>
              <table:table-cell office:value-type="float" office:value="709524">
                <text:p>709520</text:p>
              </table:table-cell>
              <table:table-cell office:value-type="float" office:value="-23.6666666666667">
                <text:p>-23.6666666666667</text:p>
              </table:table-cell>
            </table:table-row>
            <table:table-row>
              <table:table-cell office:value-type="float" office:value="709563">
                <text:p>709560</text:p>
              </table:table-cell>
              <table:table-cell office:value-type="float" office:value="7.0952380952381">
                <text:p>7.0952380952381</text:p>
              </table:table-cell>
            </table:table-row>
            <table:table-row>
              <table:table-cell office:value-type="float" office:value="709604">
                <text:p>709600</text:p>
              </table:table-cell>
              <table:table-cell office:value-type="float" office:value="41.7142857142857">
                <text:p>41.7142857142857</text:p>
              </table:table-cell>
            </table:table-row>
            <table:table-row>
              <table:table-cell office:value-type="float" office:value="709644">
                <text:p>709640</text:p>
              </table:table-cell>
              <table:table-cell office:value-type="float" office:value="74.8095238095238">
                <text:p>74.8095238095238</text:p>
              </table:table-cell>
            </table:table-row>
            <table:table-row>
              <table:table-cell office:value-type="float" office:value="709684">
                <text:p>709680</text:p>
              </table:table-cell>
              <table:table-cell office:value-type="float" office:value="104.47619047619">
                <text:p>104.47619047619</text:p>
              </table:table-cell>
            </table:table-row>
            <table:table-row>
              <table:table-cell office:value-type="float" office:value="709724">
                <text:p>709720</text:p>
              </table:table-cell>
              <table:table-cell office:value-type="float" office:value="135.428571428571">
                <text:p>135.428571428571</text:p>
              </table:table-cell>
            </table:table-row>
            <table:table-row>
              <table:table-cell office:value-type="float" office:value="709764">
                <text:p>709760</text:p>
              </table:table-cell>
              <table:table-cell office:value-type="float" office:value="189.285714285714">
                <text:p>189.285714285714</text:p>
              </table:table-cell>
            </table:table-row>
            <table:table-row>
              <table:table-cell office:value-type="float" office:value="709804">
                <text:p>709800</text:p>
              </table:table-cell>
              <table:table-cell office:value-type="float" office:value="233.761904761905">
                <text:p>233.761904761905</text:p>
              </table:table-cell>
            </table:table-row>
            <table:table-row>
              <table:table-cell office:value-type="float" office:value="709844">
                <text:p>709840</text:p>
              </table:table-cell>
              <table:table-cell office:value-type="float" office:value="257.333333333333">
                <text:p>257.333333333333</text:p>
              </table:table-cell>
            </table:table-row>
            <table:table-row>
              <table:table-cell office:value-type="float" office:value="709885">
                <text:p>709890</text:p>
              </table:table-cell>
              <table:table-cell office:value-type="float" office:value="251.571428571429">
                <text:p>251.571428571429</text:p>
              </table:table-cell>
            </table:table-row>
            <table:table-row>
              <table:table-cell office:value-type="float" office:value="709925">
                <text:p>709930</text:p>
              </table:table-cell>
              <table:table-cell office:value-type="float" office:value="225.571428571429">
                <text:p>225.571428571429</text:p>
              </table:table-cell>
            </table:table-row>
            <table:table-row>
              <table:table-cell office:value-type="float" office:value="709965">
                <text:p>709970</text:p>
              </table:table-cell>
              <table:table-cell office:value-type="float" office:value="178.190476190476">
                <text:p>178.190476190476</text:p>
              </table:table-cell>
            </table:table-row>
            <table:table-row>
              <table:table-cell office:value-type="float" office:value="710005">
                <text:p>710010</text:p>
              </table:table-cell>
              <table:table-cell office:value-type="float" office:value="129.904761904762">
                <text:p>129.904761904762</text:p>
              </table:table-cell>
            </table:table-row>
            <table:table-row>
              <table:table-cell office:value-type="float" office:value="710045">
                <text:p>710050</text:p>
              </table:table-cell>
              <table:table-cell office:value-type="float" office:value="67.0476190476191">
                <text:p>67.0476190476191</text:p>
              </table:table-cell>
            </table:table-row>
            <table:table-row>
              <table:table-cell office:value-type="float" office:value="710085">
                <text:p>710090</text:p>
              </table:table-cell>
              <table:table-cell office:value-type="float" office:value="11.8095238095238">
                <text:p>11.8095238095238</text:p>
              </table:table-cell>
            </table:table-row>
            <table:table-row>
              <table:table-cell office:value-type="float" office:value="710125">
                <text:p>710130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float" office:value="710166">
                <text:p>710170</text:p>
              </table:table-cell>
              <table:table-cell office:value-type="float" office:value="-2.04761904761905">
                <text:p>-2.04761904761905</text:p>
              </table:table-cell>
            </table:table-row>
            <table:table-row>
              <table:table-cell office:value-type="float" office:value="710205">
                <text:p>710210</text:p>
              </table:table-cell>
              <table:table-cell office:value-type="float" office:value="14.3809523809524">
                <text:p>14.3809523809524</text:p>
              </table:table-cell>
            </table:table-row>
            <table:table-row>
              <table:table-cell office:value-type="float" office:value="710244">
                <text:p>710240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float" office:value="710284">
                <text:p>710280</text:p>
              </table:table-cell>
              <table:table-cell office:value-type="float" office:value="-24.7142857142857">
                <text:p>-24.7142857142857</text:p>
              </table:table-cell>
            </table:table-row>
            <table:table-row>
              <table:table-cell office:value-type="float" office:value="710324">
                <text:p>710320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float" office:value="710364">
                <text:p>710360</text:p>
              </table:table-cell>
              <table:table-cell office:value-type="float" office:value="-70.6190476190476">
                <text:p>-70.6190476190476</text:p>
              </table:table-cell>
            </table:table-row>
            <table:table-row>
              <table:table-cell office:value-type="float" office:value="710405">
                <text:p>710410</text:p>
              </table:table-cell>
              <table:table-cell office:value-type="float" office:value="-71.8095238095238">
                <text:p>-71.8095238095238</text:p>
              </table:table-cell>
            </table:table-row>
            <table:table-row>
              <table:table-cell office:value-type="float" office:value="710445">
                <text:p>710450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710485">
                <text:p>710490</text:p>
              </table:table-cell>
              <table:table-cell office:value-type="float" office:value="-100.238095238095">
                <text:p>-100.238095238095</text:p>
              </table:table-cell>
            </table:table-row>
            <table:table-row>
              <table:table-cell office:value-type="float" office:value="710525">
                <text:p>710530</text:p>
              </table:table-cell>
              <table:table-cell office:value-type="float" office:value="-135.666666666667">
                <text:p>-135.666666666667</text:p>
              </table:table-cell>
            </table:table-row>
            <table:table-row>
              <table:table-cell office:value-type="float" office:value="710565">
                <text:p>710570</text:p>
              </table:table-cell>
              <table:table-cell office:value-type="float" office:value="-107.571428571429">
                <text:p>-107.571428571429</text:p>
              </table:table-cell>
            </table:table-row>
            <table:table-row>
              <table:table-cell office:value-type="float" office:value="710605">
                <text:p>710610</text:p>
              </table:table-cell>
              <table:table-cell office:value-type="float" office:value="-51.5714285714286">
                <text:p>-51.5714285714286</text:p>
              </table:table-cell>
            </table:table-row>
            <table:table-row>
              <table:table-cell office:value-type="float" office:value="710645">
                <text:p>710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10686">
                <text:p>710690</text:p>
              </table:table-cell>
              <table:table-cell office:value-type="float" office:value="56.4285714285714">
                <text:p>56.4285714285714</text:p>
              </table:table-cell>
            </table:table-row>
            <table:table-row>
              <table:table-cell office:value-type="float" office:value="710727">
                <text:p>7107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710767">
                <text:p>710770</text:p>
              </table:table-cell>
              <table:table-cell office:value-type="float" office:value="98.4761904761905">
                <text:p>98.4761904761905</text:p>
              </table:table-cell>
            </table:table-row>
            <table:table-row>
              <table:table-cell office:value-type="float" office:value="710807">
                <text:p>710810</text:p>
              </table:table-cell>
              <table:table-cell office:value-type="float" office:value="77.6666666666667">
                <text:p>77.6666666666667</text:p>
              </table:table-cell>
            </table:table-row>
            <table:table-row>
              <table:table-cell office:value-type="float" office:value="710846">
                <text:p>710850</text:p>
              </table:table-cell>
              <table:table-cell office:value-type="float" office:value="72.6666666666667">
                <text:p>72.6666666666667</text:p>
              </table:table-cell>
            </table:table-row>
            <table:table-row>
              <table:table-cell office:value-type="float" office:value="710885">
                <text:p>710890</text:p>
              </table:table-cell>
              <table:table-cell office:value-type="float" office:value="46.6190476190476">
                <text:p>46.6190476190476</text:p>
              </table:table-cell>
            </table:table-row>
            <table:table-row>
              <table:table-cell office:value-type="float" office:value="710925">
                <text:p>710930</text:p>
              </table:table-cell>
              <table:table-cell office:value-type="float" office:value="29.3333333333333">
                <text:p>29.3333333333333</text:p>
              </table:table-cell>
            </table:table-row>
            <table:table-row>
              <table:table-cell office:value-type="float" office:value="710966">
                <text:p>710970</text:p>
              </table:table-cell>
              <table:table-cell office:value-type="float" office:value="31.9047619047619">
                <text:p>31.9047619047619</text:p>
              </table:table-cell>
            </table:table-row>
            <table:table-row>
              <table:table-cell office:value-type="float" office:value="711006">
                <text:p>711010</text:p>
              </table:table-cell>
              <table:table-cell office:value-type="float" office:value="51.7142857142857">
                <text:p>51.7142857142857</text:p>
              </table:table-cell>
            </table:table-row>
            <table:table-row>
              <table:table-cell office:value-type="float" office:value="711046">
                <text:p>711050</text:p>
              </table:table-cell>
              <table:table-cell office:value-type="float" office:value="40.0476190476191">
                <text:p>40.0476190476191</text:p>
              </table:table-cell>
            </table:table-row>
            <table:table-row>
              <table:table-cell office:value-type="float" office:value="711086">
                <text:p>711090</text:p>
              </table:table-cell>
              <table:table-cell office:value-type="float" office:value="42.2857142857143">
                <text:p>42.2857142857143</text:p>
              </table:table-cell>
            </table:table-row>
            <table:table-row>
              <table:table-cell office:value-type="float" office:value="711126">
                <text:p>711130</text:p>
              </table:table-cell>
              <table:table-cell office:value-type="float" office:value="41.5714285714286">
                <text:p>41.5714285714286</text:p>
              </table:table-cell>
            </table:table-row>
            <table:table-row>
              <table:table-cell office:value-type="float" office:value="711167">
                <text:p>711170</text:p>
              </table:table-cell>
              <table:table-cell office:value-type="float" office:value="45.0476190476191">
                <text:p>45.0476190476191</text:p>
              </table:table-cell>
            </table:table-row>
            <table:table-row>
              <table:table-cell office:value-type="float" office:value="711207">
                <text:p>711210</text:p>
              </table:table-cell>
              <table:table-cell office:value-type="float" office:value="47.2857142857143">
                <text:p>47.2857142857143</text:p>
              </table:table-cell>
            </table:table-row>
            <table:table-row>
              <table:table-cell office:value-type="float" office:value="711247">
                <text:p>711250</text:p>
              </table:table-cell>
              <table:table-cell office:value-type="float" office:value="48.8095238095238">
                <text:p>48.8095238095238</text:p>
              </table:table-cell>
            </table:table-row>
            <table:table-row>
              <table:table-cell office:value-type="float" office:value="711287">
                <text:p>711290</text:p>
              </table:table-cell>
              <table:table-cell office:value-type="float" office:value="39.1904761904762">
                <text:p>39.1904761904762</text:p>
              </table:table-cell>
            </table:table-row>
            <table:table-row>
              <table:table-cell office:value-type="float" office:value="711327">
                <text:p>711330</text:p>
              </table:table-cell>
              <table:table-cell office:value-type="float" office:value="31.0952380952381">
                <text:p>31.0952380952381</text:p>
              </table:table-cell>
            </table:table-row>
            <table:table-row>
              <table:table-cell office:value-type="float" office:value="711367">
                <text:p>711370</text:p>
              </table:table-cell>
              <table:table-cell office:value-type="float" office:value="13.9047619047619">
                <text:p>13.9047619047619</text:p>
              </table:table-cell>
            </table:table-row>
            <table:table-row>
              <table:table-cell office:value-type="float" office:value="711408">
                <text:p>7114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11448">
                <text:p>711450</text:p>
              </table:table-cell>
              <table:table-cell office:value-type="float" office:value="-13.952380952381">
                <text:p>-13.952380952381</text:p>
              </table:table-cell>
            </table:table-row>
            <table:table-row>
              <table:table-cell office:value-type="float" office:value="711488">
                <text:p>711490</text:p>
              </table:table-cell>
              <table:table-cell office:value-type="float" office:value="-25.8571428571429">
                <text:p>-25.8571428571429</text:p>
              </table:table-cell>
            </table:table-row>
            <table:table-row>
              <table:table-cell office:value-type="float" office:value="711527">
                <text:p>711530</text:p>
              </table:table-cell>
              <table:table-cell office:value-type="float" office:value="-42.7619047619048">
                <text:p>-42.7619047619048</text:p>
              </table:table-cell>
            </table:table-row>
            <table:table-row>
              <table:table-cell office:value-type="float" office:value="711566">
                <text:p>711570</text:p>
              </table:table-cell>
              <table:table-cell office:value-type="float" office:value="-41.4285714285714">
                <text:p>-41.4285714285714</text:p>
              </table:table-cell>
            </table:table-row>
            <table:table-row>
              <table:table-cell office:value-type="float" office:value="711606">
                <text:p>711610</text:p>
              </table:table-cell>
              <table:table-cell office:value-type="float" office:value="-24.4761904761905">
                <text:p>-24.4761904761905</text:p>
              </table:table-cell>
            </table:table-row>
            <table:table-row>
              <table:table-cell office:value-type="float" office:value="711647">
                <text:p>711650</text:p>
              </table:table-cell>
              <table:table-cell office:value-type="float" office:value="11.5714285714286">
                <text:p>11.5714285714286</text:p>
              </table:table-cell>
            </table:table-row>
            <table:table-row>
              <table:table-cell office:value-type="float" office:value="711687">
                <text:p>711690</text:p>
              </table:table-cell>
              <table:table-cell office:value-type="float" office:value="51.2380952380952">
                <text:p>51.2380952380952</text:p>
              </table:table-cell>
            </table:table-row>
            <table:table-row>
              <table:table-cell office:value-type="float" office:value="711727">
                <text:p>711730</text:p>
              </table:table-cell>
              <table:table-cell office:value-type="float" office:value="91.0952380952381">
                <text:p>91.0952380952381</text:p>
              </table:table-cell>
            </table:table-row>
            <table:table-row>
              <table:table-cell office:value-type="float" office:value="711767">
                <text:p>711770</text:p>
              </table:table-cell>
              <table:table-cell office:value-type="float" office:value="130.666666666667">
                <text:p>130.666666666667</text:p>
              </table:table-cell>
            </table:table-row>
            <table:table-row>
              <table:table-cell office:value-type="float" office:value="711807">
                <text:p>711810</text:p>
              </table:table-cell>
              <table:table-cell office:value-type="float" office:value="176.285714285714">
                <text:p>176.285714285714</text:p>
              </table:table-cell>
            </table:table-row>
            <table:table-row>
              <table:table-cell office:value-type="float" office:value="711847">
                <text:p>711850</text:p>
              </table:table-cell>
              <table:table-cell office:value-type="float" office:value="223.190476190476">
                <text:p>223.190476190476</text:p>
              </table:table-cell>
            </table:table-row>
            <table:table-row>
              <table:table-cell office:value-type="float" office:value="711888">
                <text:p>711890</text:p>
              </table:table-cell>
              <table:table-cell office:value-type="float" office:value="255.285714285714">
                <text:p>255.285714285714</text:p>
              </table:table-cell>
            </table:table-row>
            <table:table-row>
              <table:table-cell office:value-type="float" office:value="711929">
                <text:p>71193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711968">
                <text:p>711970</text:p>
              </table:table-cell>
              <table:table-cell office:value-type="float" office:value="248.714285714286">
                <text:p>248.714285714286</text:p>
              </table:table-cell>
            </table:table-row>
            <table:table-row>
              <table:table-cell office:value-type="float" office:value="712008">
                <text:p>712010</text:p>
              </table:table-cell>
              <table:table-cell office:value-type="float" office:value="208.285714285714">
                <text:p>208.285714285714</text:p>
              </table:table-cell>
            </table:table-row>
            <table:table-row>
              <table:table-cell office:value-type="float" office:value="712048">
                <text:p>712050</text:p>
              </table:table-cell>
              <table:table-cell office:value-type="float" office:value="145.666666666667">
                <text:p>145.666666666667</text:p>
              </table:table-cell>
            </table:table-row>
            <table:table-row>
              <table:table-cell office:value-type="float" office:value="712088">
                <text:p>712090</text:p>
              </table:table-cell>
              <table:table-cell office:value-type="float" office:value="76.6190476190476">
                <text:p>76.6190476190476</text:p>
              </table:table-cell>
            </table:table-row>
            <table:table-row>
              <table:table-cell office:value-type="float" office:value="712128">
                <text:p>712130</text:p>
              </table:table-cell>
              <table:table-cell office:value-type="float" office:value="3.80952380952381">
                <text:p>3.80952380952381</text:p>
              </table:table-cell>
            </table:table-row>
            <table:table-row>
              <table:table-cell office:value-type="float" office:value="712168">
                <text:p>712170</text:p>
              </table:table-cell>
              <table:table-cell office:value-type="float" office:value="-9.33333333333333">
                <text:p>-9.33333333333333</text:p>
              </table:table-cell>
            </table:table-row>
            <table:table-row>
              <table:table-cell office:value-type="float" office:value="712208">
                <text:p>712210</text:p>
              </table:table-cell>
              <table:table-cell office:value-type="float" office:value="-3.95238095238095">
                <text:p>-3.95238095238095</text:p>
              </table:table-cell>
            </table:table-row>
            <table:table-row>
              <table:table-cell office:value-type="float" office:value="712248">
                <text:p>712250</text:p>
              </table:table-cell>
              <table:table-cell office:value-type="float" office:value="23.5714285714286">
                <text:p>23.5714285714286</text:p>
              </table:table-cell>
            </table:table-row>
            <table:table-row>
              <table:table-cell office:value-type="float" office:value="712288">
                <text:p>712290</text:p>
              </table:table-cell>
              <table:table-cell office:value-type="float" office:value="32.1904761904762">
                <text:p>32.1904761904762</text:p>
              </table:table-cell>
            </table:table-row>
            <table:table-row>
              <table:table-cell office:value-type="float" office:value="712328">
                <text:p>712330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712368">
                <text:p>712370</text:p>
              </table:table-cell>
              <table:table-cell office:value-type="float" office:value="-35.1904761904762">
                <text:p>-35.1904761904762</text:p>
              </table:table-cell>
            </table:table-row>
            <table:table-row>
              <table:table-cell office:value-type="float" office:value="712409">
                <text:p>712410</text:p>
              </table:table-cell>
              <table:table-cell office:value-type="float" office:value="-29.2857142857143">
                <text:p>-29.2857142857143</text:p>
              </table:table-cell>
            </table:table-row>
            <table:table-row>
              <table:table-cell office:value-type="float" office:value="712449">
                <text:p>712450</text:p>
              </table:table-cell>
              <table:table-cell office:value-type="float" office:value="-6.23809523809524">
                <text:p>-6.238095238095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78cm" svg:height="10.381cm" xlink:href=".." xlink:type="simple" chart:class="chart:line" chart:style-name="ch1">
        <chart:title svg:x="20.145cm" svg:y="0.343cm" chart:style-name="ch2">
          <text:p>Start 2</text:p>
        </chart:title>
        <chart:subtitle svg:x="19.748cm" svg:y="1.329cm" chart:style-name="ch3">
          <text:p>Acceleration</text:p>
        </chart:subtitle>
        <chart:legend chart:legend-position="end" svg:x="39.166cm" svg:y="4.891cm" style:legend-expansion="high" chart:style-name="ch4"/>
        <chart:plot-area chart:style-name="ch5" table:cell-range-address="Sheet1.A502:Sheet1.A1001 Sheet1.E1:Sheet1.E1 Sheet1.E503:Sheet1.E1001" chart:data-source-has-labels="both" svg:x="1.285cm" svg:y="2.345cm" svg:width="37.11cm" svg:height="7.327cm">
          <chartooo:coordinate-region svg:x="2.197cm" svg:y="2.544cm" svg:width="36.198cm" svg:height="6.929cm"/>
          <chart:axis chart:dimension="x" chart:name="primary-x" chart:style-name="ch6" chartooo:axis-type="auto">
            <chartooo:date-scale/>
            <chart:categories table:cell-range-address="Sheet1.A503:Sheet1.A100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E503:Sheet1.E1001" chart:label-cell-address="Sheet1.E1:Sheet1.E1" chart:class="chart:line">
            <chart:data-point chart:repeated="4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G-7 ax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271662">
                <text:p>1271660</text:p>
                <draw:g>
                  <svg:desc>Sheet1.A503:Sheet1.A1001</svg:desc>
                </draw:g>
              </table:table-cell>
              <table:table-cell office:value-type="float" office:value="74.9047619047619">
                <text:p>74.9047619047619</text:p>
                <draw:g>
                  <svg:desc>Sheet1.E503:Sheet1.E1001</svg:desc>
                </draw:g>
              </table:table-cell>
            </table:table-row>
            <table:table-row>
              <table:table-cell office:value-type="float" office:value="1271702">
                <text:p>1271700</text:p>
              </table:table-cell>
              <table:table-cell office:value-type="float" office:value="94.0952380952381">
                <text:p>94.0952380952381</text:p>
              </table:table-cell>
            </table:table-row>
            <table:table-row>
              <table:table-cell office:value-type="float" office:value="1271741">
                <text:p>1271740</text:p>
              </table:table-cell>
              <table:table-cell office:value-type="float" office:value="83.952380952381">
                <text:p>83.952380952381</text:p>
              </table:table-cell>
            </table:table-row>
            <table:table-row>
              <table:table-cell office:value-type="float" office:value="1271780">
                <text:p>1271780</text:p>
              </table:table-cell>
              <table:table-cell office:value-type="float" office:value="87.3333333333333">
                <text:p>87.3333333333333</text:p>
              </table:table-cell>
            </table:table-row>
            <table:table-row>
              <table:table-cell office:value-type="float" office:value="1271821">
                <text:p>1271820</text:p>
              </table:table-cell>
              <table:table-cell office:value-type="float" office:value="87.1428571428571">
                <text:p>87.1428571428571</text:p>
              </table:table-cell>
            </table:table-row>
            <table:table-row>
              <table:table-cell office:value-type="float" office:value="1271862">
                <text:p>1271860</text:p>
              </table:table-cell>
              <table:table-cell office:value-type="float" office:value="79.8571428571429">
                <text:p>79.8571428571429</text:p>
              </table:table-cell>
            </table:table-row>
            <table:table-row>
              <table:table-cell office:value-type="float" office:value="1271902">
                <text:p>1271900</text:p>
              </table:table-cell>
              <table:table-cell office:value-type="float" office:value="88.6190476190476">
                <text:p>88.6190476190476</text:p>
              </table:table-cell>
            </table:table-row>
            <table:table-row>
              <table:table-cell office:value-type="float" office:value="1271942">
                <text:p>1271940</text:p>
              </table:table-cell>
              <table:table-cell office:value-type="float" office:value="83.6190476190476">
                <text:p>83.6190476190476</text:p>
              </table:table-cell>
            </table:table-row>
            <table:table-row>
              <table:table-cell office:value-type="float" office:value="1271982">
                <text:p>1271980</text:p>
              </table:table-cell>
              <table:table-cell office:value-type="float" office:value="64.2380952380952">
                <text:p>64.2380952380952</text:p>
              </table:table-cell>
            </table:table-row>
            <table:table-row>
              <table:table-cell office:value-type="float" office:value="1272022">
                <text:p>1272020</text:p>
              </table:table-cell>
              <table:table-cell office:value-type="float" office:value="42.0952380952381">
                <text:p>42.0952380952381</text:p>
              </table:table-cell>
            </table:table-row>
            <table:table-row>
              <table:table-cell office:value-type="float" office:value="1272062">
                <text:p>1272060</text:p>
              </table:table-cell>
              <table:table-cell office:value-type="float" office:value="17.7619047619048">
                <text:p>17.7619047619048</text:p>
              </table:table-cell>
            </table:table-row>
            <table:table-row>
              <table:table-cell office:value-type="float" office:value="1272102">
                <text:p>1272100</text:p>
              </table:table-cell>
              <table:table-cell office:value-type="float" office:value="-5.66666666666667">
                <text:p>-5.66666666666667</text:p>
              </table:table-cell>
            </table:table-row>
            <table:table-row>
              <table:table-cell office:value-type="float" office:value="1272142">
                <text:p>1272140</text:p>
              </table:table-cell>
              <table:table-cell office:value-type="float" office:value="-24.2857142857143">
                <text:p>-24.2857142857143</text:p>
              </table:table-cell>
            </table:table-row>
            <table:table-row>
              <table:table-cell office:value-type="float" office:value="1272183">
                <text:p>1272180</text:p>
              </table:table-cell>
              <table:table-cell office:value-type="float" office:value="-29.047619047619">
                <text:p>-29.047619047619</text:p>
              </table:table-cell>
            </table:table-row>
            <table:table-row>
              <table:table-cell office:value-type="float" office:value="1272223">
                <text:p>1272220</text:p>
              </table:table-cell>
              <table:table-cell office:value-type="float" office:value="-14.8095238095238">
                <text:p>-14.8095238095238</text:p>
              </table:table-cell>
            </table:table-row>
            <table:table-row>
              <table:table-cell office:value-type="float" office:value="1272263">
                <text:p>1272260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1272303">
                <text:p>1272300</text:p>
              </table:table-cell>
              <table:table-cell office:value-type="float" office:value="24.1904761904762">
                <text:p>24.1904761904762</text:p>
              </table:table-cell>
            </table:table-row>
            <table:table-row>
              <table:table-cell office:value-type="float" office:value="1272343">
                <text:p>1272340</text:p>
              </table:table-cell>
              <table:table-cell office:value-type="float" office:value="42.1428571428571">
                <text:p>42.1428571428571</text:p>
              </table:table-cell>
            </table:table-row>
            <table:table-row>
              <table:table-cell office:value-type="float" office:value="1272382">
                <text:p>1272380</text:p>
              </table:table-cell>
              <table:table-cell office:value-type="float" office:value="51.1428571428572">
                <text:p>51.1428571428572</text:p>
              </table:table-cell>
            </table:table-row>
            <table:table-row>
              <table:table-cell office:value-type="float" office:value="1272421">
                <text:p>1272420</text:p>
              </table:table-cell>
              <table:table-cell office:value-type="float" office:value="51.5714285714286">
                <text:p>51.5714285714286</text:p>
              </table:table-cell>
            </table:table-row>
            <table:table-row>
              <table:table-cell office:value-type="float" office:value="1272461">
                <text:p>1272460</text:p>
              </table:table-cell>
              <table:table-cell office:value-type="float" office:value="45.4285714285714">
                <text:p>45.4285714285714</text:p>
              </table:table-cell>
            </table:table-row>
            <table:table-row>
              <table:table-cell office:value-type="float" office:value="1272502">
                <text:p>1272500</text:p>
              </table:table-cell>
              <table:table-cell office:value-type="float" office:value="39.0476190476191">
                <text:p>39.0476190476191</text:p>
              </table:table-cell>
            </table:table-row>
            <table:table-row>
              <table:table-cell office:value-type="float" office:value="1272543">
                <text:p>1272540</text:p>
              </table:table-cell>
              <table:table-cell office:value-type="float" office:value="35.2380952380952">
                <text:p>35.2380952380952</text:p>
              </table:table-cell>
            </table:table-row>
            <table:table-row>
              <table:table-cell office:value-type="float" office:value="1272583">
                <text:p>1272580</text:p>
              </table:table-cell>
              <table:table-cell office:value-type="float" office:value="36.2380952380952">
                <text:p>36.2380952380952</text:p>
              </table:table-cell>
            </table:table-row>
            <table:table-row>
              <table:table-cell office:value-type="float" office:value="1272623">
                <text:p>1272620</text:p>
              </table:table-cell>
              <table:table-cell office:value-type="float" office:value="40.1904761904762">
                <text:p>40.1904761904762</text:p>
              </table:table-cell>
            </table:table-row>
            <table:table-row>
              <table:table-cell office:value-type="float" office:value="1272663">
                <text:p>1272660</text:p>
              </table:table-cell>
              <table:table-cell office:value-type="float" office:value="42.0952380952381">
                <text:p>42.0952380952381</text:p>
              </table:table-cell>
            </table:table-row>
            <table:table-row>
              <table:table-cell office:value-type="float" office:value="1272703">
                <text:p>1272700</text:p>
              </table:table-cell>
              <table:table-cell office:value-type="float" office:value="43.4285714285714">
                <text:p>43.4285714285714</text:p>
              </table:table-cell>
            </table:table-row>
            <table:table-row>
              <table:table-cell office:value-type="float" office:value="1272743">
                <text:p>1272740</text:p>
              </table:table-cell>
              <table:table-cell office:value-type="float" office:value="46.5238095238095">
                <text:p>46.5238095238095</text:p>
              </table:table-cell>
            </table:table-row>
            <table:table-row>
              <table:table-cell office:value-type="float" office:value="1272783">
                <text:p>1272780</text:p>
              </table:table-cell>
              <table:table-cell office:value-type="float" office:value="48.7142857142857">
                <text:p>48.7142857142857</text:p>
              </table:table-cell>
            </table:table-row>
            <table:table-row>
              <table:table-cell office:value-type="float" office:value="1272824">
                <text:p>1272820</text:p>
              </table:table-cell>
              <table:table-cell office:value-type="float" office:value="54.5238095238095">
                <text:p>54.5238095238095</text:p>
              </table:table-cell>
            </table:table-row>
            <table:table-row>
              <table:table-cell office:value-type="float" office:value="1272865">
                <text:p>1272870</text:p>
              </table:table-cell>
              <table:table-cell office:value-type="float" office:value="59.6190476190476">
                <text:p>59.6190476190476</text:p>
              </table:table-cell>
            </table:table-row>
            <table:table-row>
              <table:table-cell office:value-type="float" office:value="1272905">
                <text:p>1272910</text:p>
              </table:table-cell>
              <table:table-cell office:value-type="float" office:value="56.6190476190476">
                <text:p>56.6190476190476</text:p>
              </table:table-cell>
            </table:table-row>
            <table:table-row>
              <table:table-cell office:value-type="float" office:value="1272945">
                <text:p>12729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272985">
                <text:p>1272990</text:p>
              </table:table-cell>
              <table:table-cell office:value-type="float" office:value="14.047619047619">
                <text:p>14.047619047619</text:p>
              </table:table-cell>
            </table:table-row>
            <table:table-row>
              <table:table-cell office:value-type="float" office:value="1273025">
                <text:p>1273030</text:p>
              </table:table-cell>
              <table:table-cell office:value-type="float" office:value="-15.3809523809524">
                <text:p>-15.3809523809524</text:p>
              </table:table-cell>
            </table:table-row>
            <table:table-row>
              <table:table-cell office:value-type="float" office:value="1273064">
                <text:p>1273060</text:p>
              </table:table-cell>
              <table:table-cell office:value-type="float" office:value="-38.3809523809524">
                <text:p>-38.3809523809524</text:p>
              </table:table-cell>
            </table:table-row>
            <table:table-row>
              <table:table-cell office:value-type="float" office:value="1273103">
                <text:p>1273100</text:p>
              </table:table-cell>
              <table:table-cell office:value-type="float" office:value="-41.0476190476191">
                <text:p>-41.0476190476191</text:p>
              </table:table-cell>
            </table:table-row>
            <table:table-row>
              <table:table-cell office:value-type="float" office:value="1273143">
                <text:p>1273140</text:p>
              </table:table-cell>
              <table:table-cell office:value-type="float" office:value="-35.2380952380952">
                <text:p>-35.2380952380952</text:p>
              </table:table-cell>
            </table:table-row>
            <table:table-row>
              <table:table-cell office:value-type="float" office:value="1273184">
                <text:p>1273180</text:p>
              </table:table-cell>
              <table:table-cell office:value-type="float" office:value="-24.7142857142857">
                <text:p>-24.7142857142857</text:p>
              </table:table-cell>
            </table:table-row>
            <table:table-row>
              <table:table-cell office:value-type="float" office:value="1273224">
                <text:p>1273220</text:p>
              </table:table-cell>
              <table:table-cell office:value-type="float" office:value="-25.2380952380952">
                <text:p>-25.2380952380952</text:p>
              </table:table-cell>
            </table:table-row>
            <table:table-row>
              <table:table-cell office:value-type="float" office:value="1273264">
                <text:p>1273260</text:p>
              </table:table-cell>
              <table:table-cell office:value-type="float" office:value="-30.6190476190476">
                <text:p>-30.6190476190476</text:p>
              </table:table-cell>
            </table:table-row>
            <table:table-row>
              <table:table-cell office:value-type="float" office:value="1273304">
                <text:p>1273300</text:p>
              </table:table-cell>
              <table:table-cell office:value-type="float" office:value="-39.0476190476191">
                <text:p>-39.0476190476191</text:p>
              </table:table-cell>
            </table:table-row>
            <table:table-row>
              <table:table-cell office:value-type="float" office:value="1273344">
                <text:p>1273340</text:p>
              </table:table-cell>
              <table:table-cell office:value-type="float" office:value="-37.6666666666667">
                <text:p>-37.6666666666667</text:p>
              </table:table-cell>
            </table:table-row>
            <table:table-row>
              <table:table-cell office:value-type="float" office:value="1273384">
                <text:p>1273380</text:p>
              </table:table-cell>
              <table:table-cell office:value-type="float" office:value="-27.9047619047619">
                <text:p>-27.9047619047619</text:p>
              </table:table-cell>
            </table:table-row>
            <table:table-row>
              <table:table-cell office:value-type="float" office:value="1273424">
                <text:p>1273420</text:p>
              </table:table-cell>
              <table:table-cell office:value-type="float" office:value="-6.23809523809524">
                <text:p>-6.23809523809524</text:p>
              </table:table-cell>
            </table:table-row>
            <table:table-row>
              <table:table-cell office:value-type="float" office:value="1273464">
                <text:p>1273460</text:p>
              </table:table-cell>
              <table:table-cell office:value-type="float" office:value="22.2380952380952">
                <text:p>22.2380952380952</text:p>
              </table:table-cell>
            </table:table-row>
            <table:table-row>
              <table:table-cell office:value-type="float" office:value="1273505">
                <text:p>1273510</text:p>
              </table:table-cell>
              <table:table-cell office:value-type="float" office:value="56.5714285714286">
                <text:p>56.5714285714286</text:p>
              </table:table-cell>
            </table:table-row>
            <table:table-row>
              <table:table-cell office:value-type="float" office:value="1273546">
                <text:p>1273550</text:p>
              </table:table-cell>
              <table:table-cell office:value-type="float" office:value="91.2380952380952">
                <text:p>91.2380952380952</text:p>
              </table:table-cell>
            </table:table-row>
            <table:table-row>
              <table:table-cell office:value-type="float" office:value="1273585">
                <text:p>1273590</text:p>
              </table:table-cell>
              <table:table-cell office:value-type="float" office:value="111.857142857143">
                <text:p>111.857142857143</text:p>
              </table:table-cell>
            </table:table-row>
            <table:table-row>
              <table:table-cell office:value-type="float" office:value="1273625">
                <text:p>1273630</text:p>
              </table:table-cell>
              <table:table-cell office:value-type="float" office:value="136.714285714286">
                <text:p>136.714285714286</text:p>
              </table:table-cell>
            </table:table-row>
            <table:table-row>
              <table:table-cell office:value-type="float" office:value="1273665">
                <text:p>1273670</text:p>
              </table:table-cell>
              <table:table-cell office:value-type="float" office:value="157.47619047619">
                <text:p>157.47619047619</text:p>
              </table:table-cell>
            </table:table-row>
            <table:table-row>
              <table:table-cell office:value-type="float" office:value="1273704">
                <text:p>1273700</text:p>
              </table:table-cell>
              <table:table-cell office:value-type="float" office:value="174.047619047619">
                <text:p>174.047619047619</text:p>
              </table:table-cell>
            </table:table-row>
            <table:table-row>
              <table:table-cell office:value-type="float" office:value="1273743">
                <text:p>1273740</text:p>
              </table:table-cell>
              <table:table-cell office:value-type="float" office:value="175.333333333333">
                <text:p>175.333333333333</text:p>
              </table:table-cell>
            </table:table-row>
            <table:table-row>
              <table:table-cell office:value-type="float" office:value="1273783">
                <text:p>1273780</text:p>
              </table:table-cell>
              <table:table-cell office:value-type="float" office:value="174.857142857143">
                <text:p>174.857142857143</text:p>
              </table:table-cell>
            </table:table-row>
            <table:table-row>
              <table:table-cell office:value-type="float" office:value="1273823">
                <text:p>1273820</text:p>
              </table:table-cell>
              <table:table-cell office:value-type="float" office:value="133.666666666667">
                <text:p>133.666666666667</text:p>
              </table:table-cell>
            </table:table-row>
            <table:table-row>
              <table:table-cell office:value-type="float" office:value="1273864">
                <text:p>1273860</text:p>
              </table:table-cell>
              <table:table-cell office:value-type="float" office:value="98.5714285714286">
                <text:p>98.5714285714286</text:p>
              </table:table-cell>
            </table:table-row>
            <table:table-row>
              <table:table-cell office:value-type="float" office:value="1273905">
                <text:p>1273910</text:p>
              </table:table-cell>
              <table:table-cell office:value-type="float" office:value="78.3333333333333">
                <text:p>78.3333333333333</text:p>
              </table:table-cell>
            </table:table-row>
            <table:table-row>
              <table:table-cell office:value-type="float" office:value="1273945">
                <text:p>1273950</text:p>
              </table:table-cell>
              <table:table-cell office:value-type="float" office:value="45.8095238095238">
                <text:p>45.8095238095238</text:p>
              </table:table-cell>
            </table:table-row>
            <table:table-row>
              <table:table-cell office:value-type="float" office:value="1273985">
                <text:p>1273990</text:p>
              </table:table-cell>
              <table:table-cell office:value-type="float" office:value="16.5714285714286">
                <text:p>16.5714285714286</text:p>
              </table:table-cell>
            </table:table-row>
            <table:table-row>
              <table:table-cell office:value-type="float" office:value="1274025">
                <text:p>1274030</text:p>
              </table:table-cell>
              <table:table-cell office:value-type="float" office:value="24.047619047619">
                <text:p>24.047619047619</text:p>
              </table:table-cell>
            </table:table-row>
            <table:table-row>
              <table:table-cell office:value-type="float" office:value="1274065">
                <text:p>1274070</text:p>
              </table:table-cell>
              <table:table-cell office:value-type="float" office:value="18.5238095238095">
                <text:p>18.5238095238095</text:p>
              </table:table-cell>
            </table:table-row>
            <table:table-row>
              <table:table-cell office:value-type="float" office:value="1274106">
                <text:p>12741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74147">
                <text:p>1274150</text:p>
              </table:table-cell>
              <table:table-cell office:value-type="float" office:value="16.047619047619">
                <text:p>16.047619047619</text:p>
              </table:table-cell>
            </table:table-row>
            <table:table-row>
              <table:table-cell office:value-type="float" office:value="1274187">
                <text:p>1274190</text:p>
              </table:table-cell>
              <table:table-cell office:value-type="float" office:value="-19.3809523809524">
                <text:p>-19.3809523809524</text:p>
              </table:table-cell>
            </table:table-row>
            <table:table-row>
              <table:table-cell office:value-type="float" office:value="1274227">
                <text:p>1274230</text:p>
              </table:table-cell>
              <table:table-cell office:value-type="float" office:value="-38.1428571428571">
                <text:p>-38.1428571428571</text:p>
              </table:table-cell>
            </table:table-row>
            <table:table-row>
              <table:table-cell office:value-type="float" office:value="1274267">
                <text:p>1274270</text:p>
              </table:table-cell>
              <table:table-cell office:value-type="float" office:value="-54.7142857142857">
                <text:p>-54.7142857142857</text:p>
              </table:table-cell>
            </table:table-row>
            <table:table-row>
              <table:table-cell office:value-type="float" office:value="1274307">
                <text:p>1274310</text:p>
              </table:table-cell>
              <table:table-cell office:value-type="float" office:value="-47.6190476190476">
                <text:p>-47.6190476190476</text:p>
              </table:table-cell>
            </table:table-row>
            <table:table-row>
              <table:table-cell office:value-type="float" office:value="1274347">
                <text:p>1274350</text:p>
              </table:table-cell>
              <table:table-cell office:value-type="float" office:value="-34.7619047619048">
                <text:p>-34.7619047619048</text:p>
              </table:table-cell>
            </table:table-row>
            <table:table-row>
              <table:table-cell office:value-type="float" office:value="1274387">
                <text:p>1274390</text:p>
              </table:table-cell>
              <table:table-cell office:value-type="float" office:value="-35.1904761904762">
                <text:p>-35.1904761904762</text:p>
              </table:table-cell>
            </table:table-row>
            <table:table-row>
              <table:table-cell office:value-type="float" office:value="1274426">
                <text:p>1274430</text:p>
              </table:table-cell>
              <table:table-cell office:value-type="float" office:value="-57.8095238095238">
                <text:p>-57.8095238095238</text:p>
              </table:table-cell>
            </table:table-row>
            <table:table-row>
              <table:table-cell office:value-type="float" office:value="1274466">
                <text:p>1274470</text:p>
              </table:table-cell>
              <table:table-cell office:value-type="float" office:value="-73.9047619047619">
                <text:p>-73.9047619047619</text:p>
              </table:table-cell>
            </table:table-row>
            <table:table-row>
              <table:table-cell office:value-type="float" office:value="1274506">
                <text:p>1274510</text:p>
              </table:table-cell>
              <table:table-cell office:value-type="float" office:value="-98.3809523809524">
                <text:p>-98.3809523809524</text:p>
              </table:table-cell>
            </table:table-row>
            <table:table-row>
              <table:table-cell office:value-type="float" office:value="1274546">
                <text:p>1274550</text:p>
              </table:table-cell>
              <table:table-cell office:value-type="float" office:value="-81.6666666666667">
                <text:p>-81.6666666666667</text:p>
              </table:table-cell>
            </table:table-row>
            <table:table-row>
              <table:table-cell office:value-type="float" office:value="1274586">
                <text:p>1274590</text:p>
              </table:table-cell>
              <table:table-cell office:value-type="float" office:value="-55.1428571428571">
                <text:p>-55.1428571428571</text:p>
              </table:table-cell>
            </table:table-row>
            <table:table-row>
              <table:table-cell office:value-type="float" office:value="1274627">
                <text:p>1274630</text:p>
              </table:table-cell>
              <table:table-cell office:value-type="float" office:value="-44.5238095238095">
                <text:p>-44.5238095238095</text:p>
              </table:table-cell>
            </table:table-row>
            <table:table-row>
              <table:table-cell office:value-type="float" office:value="1274668">
                <text:p>1274670</text:p>
              </table:table-cell>
              <table:table-cell office:value-type="float" office:value="-32.1904761904762">
                <text:p>-32.1904761904762</text:p>
              </table:table-cell>
            </table:table-row>
            <table:table-row>
              <table:table-cell office:value-type="float" office:value="1274708">
                <text:p>1274710</text:p>
              </table:table-cell>
              <table:table-cell office:value-type="float" office:value="-6.71428571428571">
                <text:p>-6.71428571428571</text:p>
              </table:table-cell>
            </table:table-row>
            <table:table-row>
              <table:table-cell office:value-type="float" office:value="1274748">
                <text:p>1274750</text:p>
              </table:table-cell>
              <table:table-cell office:value-type="float" office:value="24.3809523809524">
                <text:p>24.3809523809524</text:p>
              </table:table-cell>
            </table:table-row>
            <table:table-row>
              <table:table-cell office:value-type="float" office:value="1274788">
                <text:p>127479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274828">
                <text:p>1274830</text:p>
              </table:table-cell>
              <table:table-cell office:value-type="float" office:value="40.9047619047619">
                <text:p>40.9047619047619</text:p>
              </table:table-cell>
            </table:table-row>
            <table:table-row>
              <table:table-cell office:value-type="float" office:value="1274868">
                <text:p>1274870</text:p>
              </table:table-cell>
              <table:table-cell office:value-type="float" office:value="33.4285714285714">
                <text:p>33.4285714285714</text:p>
              </table:table-cell>
            </table:table-row>
            <table:table-row>
              <table:table-cell office:value-type="float" office:value="1274908">
                <text:p>1274910</text:p>
              </table:table-cell>
              <table:table-cell office:value-type="float" office:value="24.1428571428571">
                <text:p>24.1428571428571</text:p>
              </table:table-cell>
            </table:table-row>
            <table:table-row>
              <table:table-cell office:value-type="float" office:value="1274948">
                <text:p>1274950</text:p>
              </table:table-cell>
              <table:table-cell office:value-type="float" office:value="-30.0952380952381">
                <text:p>-30.0952380952381</text:p>
              </table:table-cell>
            </table:table-row>
            <table:table-row>
              <table:table-cell office:value-type="float" office:value="1274989">
                <text:p>1274990</text:p>
              </table:table-cell>
              <table:table-cell office:value-type="float" office:value="-49.2380952380952">
                <text:p>-49.2380952380952</text:p>
              </table:table-cell>
            </table:table-row>
            <table:table-row>
              <table:table-cell office:value-type="float" office:value="1275028">
                <text:p>1275030</text:p>
              </table:table-cell>
              <table:table-cell office:value-type="float" office:value="-57.8571428571429">
                <text:p>-57.8571428571429</text:p>
              </table:table-cell>
            </table:table-row>
            <table:table-row>
              <table:table-cell office:value-type="float" office:value="1275067">
                <text:p>1275070</text:p>
              </table:table-cell>
              <table:table-cell office:value-type="float" office:value="-31.7142857142857">
                <text:p>-31.7142857142857</text:p>
              </table:table-cell>
            </table:table-row>
            <table:table-row>
              <table:table-cell office:value-type="float" office:value="1275106">
                <text:p>1275110</text:p>
              </table:table-cell>
              <table:table-cell office:value-type="float" office:value="14.5238095238095">
                <text:p>14.5238095238095</text:p>
              </table:table-cell>
            </table:table-row>
            <table:table-row>
              <table:table-cell office:value-type="float" office:value="1275146">
                <text:p>1275150</text:p>
              </table:table-cell>
              <table:table-cell office:value-type="float" office:value="58.0952380952381">
                <text:p>58.0952380952381</text:p>
              </table:table-cell>
            </table:table-row>
            <table:table-row>
              <table:table-cell office:value-type="float" office:value="1275186">
                <text:p>1275190</text:p>
              </table:table-cell>
              <table:table-cell office:value-type="float" office:value="38.1428571428571">
                <text:p>38.1428571428571</text:p>
              </table:table-cell>
            </table:table-row>
            <table:table-row>
              <table:table-cell office:value-type="float" office:value="1275226">
                <text:p>1275230</text:p>
              </table:table-cell>
              <table:table-cell office:value-type="float" office:value="42.6190476190476">
                <text:p>42.6190476190476</text:p>
              </table:table-cell>
            </table:table-row>
            <table:table-row>
              <table:table-cell office:value-type="float" office:value="1275266">
                <text:p>1275270</text:p>
              </table:table-cell>
              <table:table-cell office:value-type="float" office:value="20.4761904761905">
                <text:p>20.4761904761905</text:p>
              </table:table-cell>
            </table:table-row>
            <table:table-row>
              <table:table-cell office:value-type="float" office:value="1275306">
                <text:p>1275310</text:p>
              </table:table-cell>
              <table:table-cell office:value-type="float" office:value="-5.28571428571429">
                <text:p>-5.28571428571429</text:p>
              </table:table-cell>
            </table:table-row>
            <table:table-row>
              <table:table-cell office:value-type="float" office:value="1275347">
                <text:p>1275350</text:p>
              </table:table-cell>
              <table:table-cell office:value-type="float" office:value="-22.8571428571429">
                <text:p>-22.8571428571429</text:p>
              </table:table-cell>
            </table:table-row>
            <table:table-row>
              <table:table-cell office:value-type="float" office:value="1275387">
                <text:p>1275390</text:p>
              </table:table-cell>
              <table:table-cell office:value-type="float" office:value="-40.5714285714286">
                <text:p>-40.5714285714286</text:p>
              </table:table-cell>
            </table:table-row>
            <table:table-row>
              <table:table-cell office:value-type="float" office:value="1275427">
                <text:p>1275430</text:p>
              </table:table-cell>
              <table:table-cell office:value-type="float" office:value="-45.8571428571429">
                <text:p>-45.8571428571429</text:p>
              </table:table-cell>
            </table:table-row>
            <table:table-row>
              <table:table-cell office:value-type="float" office:value="1275467">
                <text:p>1275470</text:p>
              </table:table-cell>
              <table:table-cell office:value-type="float" office:value="-45.4285714285714">
                <text:p>-45.4285714285714</text:p>
              </table:table-cell>
            </table:table-row>
            <table:table-row>
              <table:table-cell office:value-type="float" office:value="1275507">
                <text:p>1275510</text:p>
              </table:table-cell>
              <table:table-cell office:value-type="float" office:value="-44.4761904761905">
                <text:p>-44.4761904761905</text:p>
              </table:table-cell>
            </table:table-row>
            <table:table-row>
              <table:table-cell office:value-type="float" office:value="1275547">
                <text:p>1275550</text:p>
              </table:table-cell>
              <table:table-cell office:value-type="float" office:value="-17.2380952380952">
                <text:p>-17.2380952380952</text:p>
              </table:table-cell>
            </table:table-row>
            <table:table-row>
              <table:table-cell office:value-type="float" office:value="1275587">
                <text:p>1275590</text:p>
              </table:table-cell>
              <table:table-cell office:value-type="float" office:value="34.4285714285714">
                <text:p>34.4285714285714</text:p>
              </table:table-cell>
            </table:table-row>
            <table:table-row>
              <table:table-cell office:value-type="float" office:value="1275627">
                <text:p>1275630</text:p>
              </table:table-cell>
              <table:table-cell office:value-type="float" office:value="77.6666666666667">
                <text:p>77.6666666666667</text:p>
              </table:table-cell>
            </table:table-row>
            <table:table-row>
              <table:table-cell office:value-type="float" office:value="1275667">
                <text:p>1275670</text:p>
              </table:table-cell>
              <table:table-cell office:value-type="float" office:value="110.619047619048">
                <text:p>110.619047619048</text:p>
              </table:table-cell>
            </table:table-row>
            <table:table-row>
              <table:table-cell office:value-type="float" office:value="1275707">
                <text:p>1275710</text:p>
              </table:table-cell>
              <table:table-cell office:value-type="float" office:value="151.857142857143">
                <text:p>151.857142857143</text:p>
              </table:table-cell>
            </table:table-row>
            <table:table-row>
              <table:table-cell office:value-type="float" office:value="1275747">
                <text:p>1275750</text:p>
              </table:table-cell>
              <table:table-cell office:value-type="float" office:value="202.666666666667">
                <text:p>202.666666666667</text:p>
              </table:table-cell>
            </table:table-row>
            <table:table-row>
              <table:table-cell office:value-type="float" office:value="1275787">
                <text:p>1275790</text:p>
              </table:table-cell>
              <table:table-cell office:value-type="float" office:value="239.714285714286">
                <text:p>239.714285714286</text:p>
              </table:table-cell>
            </table:table-row>
            <table:table-row>
              <table:table-cell office:value-type="float" office:value="1275827">
                <text:p>1275830</text:p>
              </table:table-cell>
              <table:table-cell office:value-type="float" office:value="249.142857142857">
                <text:p>249.142857142857</text:p>
              </table:table-cell>
            </table:table-row>
            <table:table-row>
              <table:table-cell office:value-type="float" office:value="1275867">
                <text:p>1275870</text:p>
              </table:table-cell>
              <table:table-cell office:value-type="float" office:value="225.714285714286">
                <text:p>225.714285714286</text:p>
              </table:table-cell>
            </table:table-row>
            <table:table-row>
              <table:table-cell office:value-type="float" office:value="1275907">
                <text:p>1275910</text:p>
              </table:table-cell>
              <table:table-cell office:value-type="float" office:value="182.761904761905">
                <text:p>182.761904761905</text:p>
              </table:table-cell>
            </table:table-row>
            <table:table-row>
              <table:table-cell office:value-type="float" office:value="1275947">
                <text:p>1275950</text:p>
              </table:table-cell>
              <table:table-cell office:value-type="float" office:value="140.428571428571">
                <text:p>140.428571428571</text:p>
              </table:table-cell>
            </table:table-row>
            <table:table-row>
              <table:table-cell office:value-type="float" office:value="1275987">
                <text:p>1275990</text:p>
              </table:table-cell>
              <table:table-cell office:value-type="float" office:value="109.380952380952">
                <text:p>109.380952380952</text:p>
              </table:table-cell>
            </table:table-row>
            <table:table-row>
              <table:table-cell office:value-type="float" office:value="1276027">
                <text:p>1276030</text:p>
              </table:table-cell>
              <table:table-cell office:value-type="float" office:value="75.2857142857143">
                <text:p>75.2857142857143</text:p>
              </table:table-cell>
            </table:table-row>
            <table:table-row>
              <table:table-cell office:value-type="float" office:value="1276067">
                <text:p>1276070</text:p>
              </table:table-cell>
              <table:table-cell office:value-type="float" office:value="32.6190476190476">
                <text:p>32.6190476190476</text:p>
              </table:table-cell>
            </table:table-row>
            <table:table-row>
              <table:table-cell office:value-type="float" office:value="1276107">
                <text:p>1276110</text:p>
              </table:table-cell>
              <table:table-cell office:value-type="float" office:value="2.76190476190476">
                <text:p>2.76190476190476</text:p>
              </table:table-cell>
            </table:table-row>
            <table:table-row>
              <table:table-cell office:value-type="float" office:value="1276148">
                <text:p>1276150</text:p>
              </table:table-cell>
              <table:table-cell office:value-type="float" office:value="3.9047619047619">
                <text:p>3.9047619047619</text:p>
              </table:table-cell>
            </table:table-row>
            <table:table-row>
              <table:table-cell office:value-type="float" office:value="1276188">
                <text:p>1276190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float" office:value="1276228">
                <text:p>1276230</text:p>
              </table:table-cell>
              <table:table-cell office:value-type="float" office:value="4.04761904761905">
                <text:p>4.04761904761905</text:p>
              </table:table-cell>
            </table:table-row>
            <table:table-row>
              <table:table-cell office:value-type="float" office:value="1276268">
                <text:p>1276270</text:p>
              </table:table-cell>
              <table:table-cell office:value-type="float" office:value="-2.47619047619048">
                <text:p>-2.47619047619048</text:p>
              </table:table-cell>
            </table:table-row>
            <table:table-row>
              <table:table-cell office:value-type="float" office:value="1276307">
                <text:p>1276310</text:p>
              </table:table-cell>
              <table:table-cell office:value-type="float" office:value="-13.8095238095238">
                <text:p>-13.8095238095238</text:p>
              </table:table-cell>
            </table:table-row>
            <table:table-row>
              <table:table-cell office:value-type="float" office:value="1276346">
                <text:p>1276350</text:p>
              </table:table-cell>
              <table:table-cell office:value-type="float" office:value="-40.8571428571429">
                <text:p>-40.8571428571429</text:p>
              </table:table-cell>
            </table:table-row>
            <table:table-row>
              <table:table-cell office:value-type="float" office:value="1276386">
                <text:p>1276390</text:p>
              </table:table-cell>
              <table:table-cell office:value-type="float" office:value="-35.0952380952381">
                <text:p>-35.0952380952381</text:p>
              </table:table-cell>
            </table:table-row>
            <table:table-row>
              <table:table-cell office:value-type="float" office:value="1276426">
                <text:p>1276430</text:p>
              </table:table-cell>
              <table:table-cell office:value-type="float" office:value="-41.4285714285714">
                <text:p>-41.4285714285714</text:p>
              </table:table-cell>
            </table:table-row>
            <table:table-row>
              <table:table-cell office:value-type="float" office:value="1276467">
                <text:p>1276470</text:p>
              </table:table-cell>
              <table:table-cell office:value-type="float" office:value="-54.9047619047619">
                <text:p>-54.9047619047619</text:p>
              </table:table-cell>
            </table:table-row>
            <table:table-row>
              <table:table-cell office:value-type="float" office:value="1276507">
                <text:p>1276510</text:p>
              </table:table-cell>
              <table:table-cell office:value-type="float" office:value="-66.9523809523809">
                <text:p>-66.9523809523809</text:p>
              </table:table-cell>
            </table:table-row>
            <table:table-row>
              <table:table-cell office:value-type="float" office:value="1276547">
                <text:p>1276550</text:p>
              </table:table-cell>
              <table:table-cell office:value-type="float" office:value="-82.3809523809524">
                <text:p>-82.3809523809524</text:p>
              </table:table-cell>
            </table:table-row>
            <table:table-row>
              <table:table-cell office:value-type="float" office:value="1276587">
                <text:p>1276590</text:p>
              </table:table-cell>
              <table:table-cell office:value-type="float" office:value="-110.142857142857">
                <text:p>-110.142857142857</text:p>
              </table:table-cell>
            </table:table-row>
            <table:table-row>
              <table:table-cell office:value-type="float" office:value="1276627">
                <text:p>1276630</text:p>
              </table:table-cell>
              <table:table-cell office:value-type="float" office:value="-103.809523809524">
                <text:p>-103.809523809524</text:p>
              </table:table-cell>
            </table:table-row>
            <table:table-row>
              <table:table-cell office:value-type="float" office:value="1276667">
                <text:p>1276670</text:p>
              </table:table-cell>
              <table:table-cell office:value-type="float" office:value="-88.2380952380952">
                <text:p>-88.2380952380952</text:p>
              </table:table-cell>
            </table:table-row>
            <table:table-row>
              <table:table-cell office:value-type="float" office:value="1276707">
                <text:p>1276710</text:p>
              </table:table-cell>
              <table:table-cell office:value-type="float" office:value="-53.2380952380952">
                <text:p>-53.2380952380952</text:p>
              </table:table-cell>
            </table:table-row>
            <table:table-row>
              <table:table-cell office:value-type="float" office:value="1276747">
                <text:p>1276750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float" office:value="1276788">
                <text:p>1276790</text:p>
              </table:table-cell>
              <table:table-cell office:value-type="float" office:value="35.1428571428571">
                <text:p>35.1428571428571</text:p>
              </table:table-cell>
            </table:table-row>
            <table:table-row>
              <table:table-cell office:value-type="float" office:value="1276828">
                <text:p>1276830</text:p>
              </table:table-cell>
              <table:table-cell office:value-type="float" office:value="57.1428571428571">
                <text:p>57.1428571428571</text:p>
              </table:table-cell>
            </table:table-row>
            <table:table-row>
              <table:table-cell office:value-type="float" office:value="1276868">
                <text:p>1276870</text:p>
              </table:table-cell>
              <table:table-cell office:value-type="float" office:value="59.8095238095238">
                <text:p>59.8095238095238</text:p>
              </table:table-cell>
            </table:table-row>
            <table:table-row>
              <table:table-cell office:value-type="float" office:value="1276908">
                <text:p>12769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276947">
                <text:p>1276950</text:p>
              </table:table-cell>
              <table:table-cell office:value-type="float" office:value="42.2857142857143">
                <text:p>42.2857142857143</text:p>
              </table:table-cell>
            </table:table-row>
            <table:table-row>
              <table:table-cell office:value-type="float" office:value="1276986">
                <text:p>1276990</text:p>
              </table:table-cell>
              <table:table-cell office:value-type="float" office:value="24.952380952381">
                <text:p>24.952380952381</text:p>
              </table:table-cell>
            </table:table-row>
            <table:table-row>
              <table:table-cell office:value-type="float" office:value="1277026">
                <text:p>12770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77067">
                <text:p>1277070</text:p>
              </table:table-cell>
              <table:table-cell office:value-type="float" office:value="17.2380952380952">
                <text:p>17.2380952380952</text:p>
              </table:table-cell>
            </table:table-row>
            <table:table-row>
              <table:table-cell office:value-type="float" office:value="1277107">
                <text:p>1277110</text:p>
              </table:table-cell>
              <table:table-cell office:value-type="float" office:value="28.7619047619048">
                <text:p>28.7619047619048</text:p>
              </table:table-cell>
            </table:table-row>
            <table:table-row>
              <table:table-cell office:value-type="float" office:value="1277147">
                <text:p>1277150</text:p>
              </table:table-cell>
              <table:table-cell office:value-type="float" office:value="46.2380952380952">
                <text:p>46.2380952380952</text:p>
              </table:table-cell>
            </table:table-row>
            <table:table-row>
              <table:table-cell office:value-type="float" office:value="1277187">
                <text:p>1277190</text:p>
              </table:table-cell>
              <table:table-cell office:value-type="float" office:value="33.1428571428571">
                <text:p>33.1428571428571</text:p>
              </table:table-cell>
            </table:table-row>
            <table:table-row>
              <table:table-cell office:value-type="float" office:value="1277227">
                <text:p>1277230</text:p>
              </table:table-cell>
              <table:table-cell office:value-type="float" office:value="27.5714285714286">
                <text:p>27.5714285714286</text:p>
              </table:table-cell>
            </table:table-row>
            <table:table-row>
              <table:table-cell office:value-type="float" office:value="1277267">
                <text:p>1277270</text:p>
              </table:table-cell>
              <table:table-cell office:value-type="float" office:value="20.5714285714286">
                <text:p>20.5714285714286</text:p>
              </table:table-cell>
            </table:table-row>
            <table:table-row>
              <table:table-cell office:value-type="float" office:value="1277308">
                <text:p>1277310</text:p>
              </table:table-cell>
              <table:table-cell office:value-type="float" office:value="16.2857142857143">
                <text:p>16.2857142857143</text:p>
              </table:table-cell>
            </table:table-row>
            <table:table-row>
              <table:table-cell office:value-type="float" office:value="1277348">
                <text:p>1277350</text:p>
              </table:table-cell>
              <table:table-cell office:value-type="float" office:value="10.047619047619">
                <text:p>10.047619047619</text:p>
              </table:table-cell>
            </table:table-row>
            <table:table-row>
              <table:table-cell office:value-type="float" office:value="1277388">
                <text:p>1277390</text:p>
              </table:table-cell>
              <table:table-cell office:value-type="float" office:value="8.47619047619048">
                <text:p>8.47619047619048</text:p>
              </table:table-cell>
            </table:table-row>
            <table:table-row>
              <table:table-cell office:value-type="float" office:value="1277428">
                <text:p>1277430</text:p>
              </table:table-cell>
              <table:table-cell office:value-type="float" office:value="-6.52380952380952">
                <text:p>-6.52380952380952</text:p>
              </table:table-cell>
            </table:table-row>
            <table:table-row>
              <table:table-cell office:value-type="float" office:value="1277468">
                <text:p>1277470</text:p>
              </table:table-cell>
              <table:table-cell office:value-type="float" office:value="-22.1904761904762">
                <text:p>-22.1904761904762</text:p>
              </table:table-cell>
            </table:table-row>
            <table:table-row>
              <table:table-cell office:value-type="float" office:value="1277509">
                <text:p>1277510</text:p>
              </table:table-cell>
              <table:table-cell office:value-type="float" office:value="-33.7619047619048">
                <text:p>-33.7619047619048</text:p>
              </table:table-cell>
            </table:table-row>
            <table:table-row>
              <table:table-cell office:value-type="float" office:value="1277549">
                <text:p>1277550</text:p>
              </table:table-cell>
              <table:table-cell office:value-type="float" office:value="-35.2380952380952">
                <text:p>-35.2380952380952</text:p>
              </table:table-cell>
            </table:table-row>
            <table:table-row>
              <table:table-cell office:value-type="float" office:value="1277588">
                <text:p>1277590</text:p>
              </table:table-cell>
              <table:table-cell office:value-type="float" office:value="-26.3333333333333">
                <text:p>-26.3333333333333</text:p>
              </table:table-cell>
            </table:table-row>
            <table:table-row>
              <table:table-cell office:value-type="float" office:value="1277627">
                <text:p>1277630</text:p>
              </table:table-cell>
              <table:table-cell office:value-type="float" office:value="11.6190476190476">
                <text:p>11.6190476190476</text:p>
              </table:table-cell>
            </table:table-row>
            <table:table-row>
              <table:table-cell office:value-type="float" office:value="1277666">
                <text:p>1277670</text:p>
              </table:table-cell>
              <table:table-cell office:value-type="float" office:value="41.9523809523809">
                <text:p>41.9523809523809</text:p>
              </table:table-cell>
            </table:table-row>
            <table:table-row>
              <table:table-cell office:value-type="float" office:value="1277706">
                <text:p>1277710</text:p>
              </table:table-cell>
              <table:table-cell office:value-type="float" office:value="66.6190476190476">
                <text:p>66.6190476190476</text:p>
              </table:table-cell>
            </table:table-row>
            <table:table-row>
              <table:table-cell office:value-type="float" office:value="1277746">
                <text:p>1277750</text:p>
              </table:table-cell>
              <table:table-cell office:value-type="float" office:value="111.095238095238">
                <text:p>111.095238095238</text:p>
              </table:table-cell>
            </table:table-row>
            <table:table-row>
              <table:table-cell office:value-type="float" office:value="1277787">
                <text:p>1277790</text:p>
              </table:table-cell>
              <table:table-cell office:value-type="float" office:value="154.047619047619">
                <text:p>154.047619047619</text:p>
              </table:table-cell>
            </table:table-row>
            <table:table-row>
              <table:table-cell office:value-type="float" office:value="1277828">
                <text:p>1277830</text:p>
              </table:table-cell>
              <table:table-cell office:value-type="float" office:value="197.142857142857">
                <text:p>197.142857142857</text:p>
              </table:table-cell>
            </table:table-row>
            <table:table-row>
              <table:table-cell office:value-type="float" office:value="1277868">
                <text:p>1277870</text:p>
              </table:table-cell>
              <table:table-cell office:value-type="float" office:value="238.952380952381">
                <text:p>238.952380952381</text:p>
              </table:table-cell>
            </table:table-row>
            <table:table-row>
              <table:table-cell office:value-type="float" office:value="1277908">
                <text:p>1277910</text:p>
              </table:table-cell>
              <table:table-cell office:value-type="float" office:value="248.952380952381">
                <text:p>248.952380952381</text:p>
              </table:table-cell>
            </table:table-row>
            <table:table-row>
              <table:table-cell office:value-type="float" office:value="1277948">
                <text:p>1277950</text:p>
              </table:table-cell>
              <table:table-cell office:value-type="float" office:value="234.761904761905">
                <text:p>234.761904761905</text:p>
              </table:table-cell>
            </table:table-row>
            <table:table-row>
              <table:table-cell office:value-type="float" office:value="1277988">
                <text:p>1277990</text:p>
              </table:table-cell>
              <table:table-cell office:value-type="float" office:value="204.619047619048">
                <text:p>204.619047619048</text:p>
              </table:table-cell>
            </table:table-row>
            <table:table-row>
              <table:table-cell office:value-type="float" office:value="1278028">
                <text:p>1278030</text:p>
              </table:table-cell>
              <table:table-cell office:value-type="float" office:value="144.857142857143">
                <text:p>144.857142857143</text:p>
              </table:table-cell>
            </table:table-row>
            <table:table-row>
              <table:table-cell office:value-type="float" office:value="1278068">
                <text:p>1278070</text:p>
              </table:table-cell>
              <table:table-cell office:value-type="float" office:value="97.8095238095238">
                <text:p>97.8095238095238</text:p>
              </table:table-cell>
            </table:table-row>
            <table:table-row>
              <table:table-cell office:value-type="float" office:value="1278108">
                <text:p>1278110</text:p>
              </table:table-cell>
              <table:table-cell office:value-type="float" office:value="66.8571428571429">
                <text:p>66.8571428571429</text:p>
              </table:table-cell>
            </table:table-row>
            <table:table-row>
              <table:table-cell office:value-type="float" office:value="1278149">
                <text:p>12781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278189">
                <text:p>1278190</text:p>
              </table:table-cell>
              <table:table-cell office:value-type="float" office:value="25.1904761904762">
                <text:p>25.1904761904762</text:p>
              </table:table-cell>
            </table:table-row>
            <table:table-row>
              <table:table-cell office:value-type="float" office:value="1278228">
                <text:p>1278230</text:p>
              </table:table-cell>
              <table:table-cell office:value-type="float" office:value="28.1904761904762">
                <text:p>28.1904761904762</text:p>
              </table:table-cell>
            </table:table-row>
            <table:table-row>
              <table:table-cell office:value-type="float" office:value="1278267">
                <text:p>1278270</text:p>
              </table:table-cell>
              <table:table-cell office:value-type="float" office:value="15.2380952380952">
                <text:p>15.2380952380952</text:p>
              </table:table-cell>
            </table:table-row>
            <table:table-row>
              <table:table-cell office:value-type="float" office:value="1278306">
                <text:p>1278310</text:p>
              </table:table-cell>
              <table:table-cell office:value-type="float" office:value="9.52380952380952">
                <text:p>9.52380952380952</text:p>
              </table:table-cell>
            </table:table-row>
            <table:table-row>
              <table:table-cell office:value-type="float" office:value="1278346">
                <text:p>1278350</text:p>
              </table:table-cell>
              <table:table-cell office:value-type="float" office:value="-3.66666666666667">
                <text:p>-3.66666666666667</text:p>
              </table:table-cell>
            </table:table-row>
            <table:table-row>
              <table:table-cell office:value-type="float" office:value="1278386">
                <text:p>1278390</text:p>
              </table:table-cell>
              <table:table-cell office:value-type="float" office:value="-31.8095238095238">
                <text:p>-31.8095238095238</text:p>
              </table:table-cell>
            </table:table-row>
            <table:table-row>
              <table:table-cell office:value-type="float" office:value="1278426">
                <text:p>127843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float" office:value="1278467">
                <text:p>1278470</text:p>
              </table:table-cell>
              <table:table-cell office:value-type="float" office:value="-46.1904761904762">
                <text:p>-46.1904761904762</text:p>
              </table:table-cell>
            </table:table-row>
            <table:table-row>
              <table:table-cell office:value-type="float" office:value="1278507">
                <text:p>127851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1278547">
                <text:p>1278550</text:p>
              </table:table-cell>
              <table:table-cell office:value-type="float" office:value="-75.6190476190476">
                <text:p>-75.6190476190476</text:p>
              </table:table-cell>
            </table:table-row>
            <table:table-row>
              <table:table-cell office:value-type="float" office:value="1278587">
                <text:p>1278590</text:p>
              </table:table-cell>
              <table:table-cell office:value-type="float" office:value="-77.6190476190476">
                <text:p>-77.6190476190476</text:p>
              </table:table-cell>
            </table:table-row>
            <table:table-row>
              <table:table-cell office:value-type="float" office:value="1278627">
                <text:p>1278630</text:p>
              </table:table-cell>
              <table:table-cell office:value-type="float" office:value="-72.0476190476191">
                <text:p>-72.0476190476191</text:p>
              </table:table-cell>
            </table:table-row>
            <table:table-row>
              <table:table-cell office:value-type="float" office:value="1278667">
                <text:p>1278670</text:p>
              </table:table-cell>
              <table:table-cell office:value-type="float" office:value="-55.2380952380952">
                <text:p>-55.2380952380952</text:p>
              </table:table-cell>
            </table:table-row>
            <table:table-row>
              <table:table-cell office:value-type="float" office:value="1278707">
                <text:p>1278710</text:p>
              </table:table-cell>
              <table:table-cell office:value-type="float" office:value="-30.047619047619">
                <text:p>-30.047619047619</text:p>
              </table:table-cell>
            </table:table-row>
            <table:table-row>
              <table:table-cell office:value-type="float" office:value="1278747">
                <text:p>1278750</text:p>
              </table:table-cell>
              <table:table-cell office:value-type="float" office:value="-11.2857142857143">
                <text:p>-11.2857142857143</text:p>
              </table:table-cell>
            </table:table-row>
            <table:table-row>
              <table:table-cell office:value-type="float" office:value="1278787">
                <text:p>1278790</text:p>
              </table:table-cell>
              <table:table-cell office:value-type="float" office:value="8.19047619047619">
                <text:p>8.19047619047619</text:p>
              </table:table-cell>
            </table:table-row>
            <table:table-row>
              <table:table-cell office:value-type="float" office:value="1278828">
                <text:p>1278830</text:p>
              </table:table-cell>
              <table:table-cell office:value-type="float" office:value="25.952380952381">
                <text:p>25.952380952381</text:p>
              </table:table-cell>
            </table:table-row>
            <table:table-row>
              <table:table-cell office:value-type="float" office:value="1278868">
                <text:p>1278870</text:p>
              </table:table-cell>
              <table:table-cell office:value-type="float" office:value="28.047619047619">
                <text:p>28.047619047619</text:p>
              </table:table-cell>
            </table:table-row>
            <table:table-row>
              <table:table-cell office:value-type="float" office:value="1278907">
                <text:p>1278910</text:p>
              </table:table-cell>
              <table:table-cell office:value-type="float" office:value="51.2380952380952">
                <text:p>51.2380952380952</text:p>
              </table:table-cell>
            </table:table-row>
            <table:table-row>
              <table:table-cell office:value-type="float" office:value="1278946">
                <text:p>1278950</text:p>
              </table:table-cell>
              <table:table-cell office:value-type="float" office:value="67.2380952380952">
                <text:p>67.2380952380952</text:p>
              </table:table-cell>
            </table:table-row>
            <table:table-row>
              <table:table-cell office:value-type="float" office:value="1278986">
                <text:p>1278990</text:p>
              </table:table-cell>
              <table:table-cell office:value-type="float" office:value="61.5238095238095">
                <text:p>61.5238095238095</text:p>
              </table:table-cell>
            </table:table-row>
            <table:table-row>
              <table:table-cell office:value-type="float" office:value="1279026">
                <text:p>1279030</text:p>
              </table:table-cell>
              <table:table-cell office:value-type="float" office:value="47.0476190476191">
                <text:p>47.0476190476191</text:p>
              </table:table-cell>
            </table:table-row>
            <table:table-row>
              <table:table-cell office:value-type="float" office:value="1279066">
                <text:p>1279070</text:p>
              </table:table-cell>
              <table:table-cell office:value-type="float" office:value="29.8571428571429">
                <text:p>29.8571428571429</text:p>
              </table:table-cell>
            </table:table-row>
            <table:table-row>
              <table:table-cell office:value-type="float" office:value="1279106">
                <text:p>1279110</text:p>
              </table:table-cell>
              <table:table-cell office:value-type="float" office:value="12.1904761904762">
                <text:p>12.1904761904762</text:p>
              </table:table-cell>
            </table:table-row>
            <table:table-row>
              <table:table-cell office:value-type="float" office:value="1279146">
                <text:p>1279150</text:p>
              </table:table-cell>
              <table:table-cell office:value-type="float" office:value="27.4761904761905">
                <text:p>27.4761904761905</text:p>
              </table:table-cell>
            </table:table-row>
            <table:table-row>
              <table:table-cell office:value-type="float" office:value="1279187">
                <text:p>1279190</text:p>
              </table:table-cell>
              <table:table-cell office:value-type="float" office:value="44.0476190476191">
                <text:p>44.0476190476191</text:p>
              </table:table-cell>
            </table:table-row>
            <table:table-row>
              <table:table-cell office:value-type="float" office:value="1279228">
                <text:p>1279230</text:p>
              </table:table-cell>
              <table:table-cell office:value-type="float" office:value="43.4761904761905">
                <text:p>43.4761904761905</text:p>
              </table:table-cell>
            </table:table-row>
            <table:table-row>
              <table:table-cell office:value-type="float" office:value="1279268">
                <text:p>1279270</text:p>
              </table:table-cell>
              <table:table-cell office:value-type="float" office:value="34.7619047619048">
                <text:p>34.7619047619048</text:p>
              </table:table-cell>
            </table:table-row>
            <table:table-row>
              <table:table-cell office:value-type="float" office:value="1279308">
                <text:p>1279310</text:p>
              </table:table-cell>
              <table:table-cell office:value-type="float" office:value="32.1428571428571">
                <text:p>32.1428571428571</text:p>
              </table:table-cell>
            </table:table-row>
            <table:table-row>
              <table:table-cell office:value-type="float" office:value="1279348">
                <text:p>1279350</text:p>
              </table:table-cell>
              <table:table-cell office:value-type="float" office:value="35.7142857142857">
                <text:p>35.7142857142857</text:p>
              </table:table-cell>
            </table:table-row>
            <table:table-row>
              <table:table-cell office:value-type="float" office:value="1279388">
                <text:p>1279390</text:p>
              </table:table-cell>
              <table:table-cell office:value-type="float" office:value="22.9047619047619">
                <text:p>22.9047619047619</text:p>
              </table:table-cell>
            </table:table-row>
            <table:table-row>
              <table:table-cell office:value-type="float" office:value="1279428">
                <text:p>1279430</text:p>
              </table:table-cell>
              <table:table-cell office:value-type="float" office:value="12.8095238095238">
                <text:p>12.8095238095238</text:p>
              </table:table-cell>
            </table:table-row>
            <table:table-row>
              <table:table-cell office:value-type="float" office:value="1279468">
                <text:p>1279470</text:p>
              </table:table-cell>
              <table:table-cell office:value-type="float" office:value="-2.52380952380952">
                <text:p>-2.52380952380952</text:p>
              </table:table-cell>
            </table:table-row>
            <table:table-row>
              <table:table-cell office:value-type="float" office:value="1279508">
                <text:p>1279510</text:p>
              </table:table-cell>
              <table:table-cell office:value-type="float" office:value="-30.2857142857143">
                <text:p>-30.2857142857143</text:p>
              </table:table-cell>
            </table:table-row>
            <table:table-row>
              <table:table-cell office:value-type="float" office:value="1279548">
                <text:p>1279550</text:p>
              </table:table-cell>
              <table:table-cell office:value-type="float" office:value="-35.3809523809524">
                <text:p>-35.3809523809524</text:p>
              </table:table-cell>
            </table:table-row>
            <table:table-row>
              <table:table-cell office:value-type="float" office:value="1279587">
                <text:p>1279590</text:p>
              </table:table-cell>
              <table:table-cell office:value-type="float" office:value="-22.5714285714286">
                <text:p>-22.5714285714286</text:p>
              </table:table-cell>
            </table:table-row>
            <table:table-row>
              <table:table-cell office:value-type="float" office:value="1279627">
                <text:p>1279630</text:p>
              </table:table-cell>
              <table:table-cell office:value-type="float" office:value="-13.0952380952381">
                <text:p>-13.0952380952381</text:p>
              </table:table-cell>
            </table:table-row>
            <table:table-row>
              <table:table-cell office:value-type="float" office:value="1279667">
                <text:p>1279670</text:p>
              </table:table-cell>
              <table:table-cell office:value-type="float" office:value="13.1428571428571">
                <text:p>13.1428571428571</text:p>
              </table:table-cell>
            </table:table-row>
            <table:table-row>
              <table:table-cell office:value-type="float" office:value="1279707">
                <text:p>1279710</text:p>
              </table:table-cell>
              <table:table-cell office:value-type="float" office:value="40.7142857142857">
                <text:p>40.7142857142857</text:p>
              </table:table-cell>
            </table:table-row>
            <table:table-row>
              <table:table-cell office:value-type="float" office:value="1279747">
                <text:p>1279750</text:p>
              </table:table-cell>
              <table:table-cell office:value-type="float" office:value="54.0952380952381">
                <text:p>54.0952380952381</text:p>
              </table:table-cell>
            </table:table-row>
            <table:table-row>
              <table:table-cell office:value-type="float" office:value="1279787">
                <text:p>1279790</text:p>
              </table:table-cell>
              <table:table-cell office:value-type="float" office:value="82.8095238095238">
                <text:p>82.8095238095238</text:p>
              </table:table-cell>
            </table:table-row>
            <table:table-row>
              <table:table-cell office:value-type="float" office:value="1279828">
                <text:p>1279830</text:p>
              </table:table-cell>
              <table:table-cell office:value-type="float" office:value="124.714285714286">
                <text:p>124.714285714286</text:p>
              </table:table-cell>
            </table:table-row>
            <table:table-row>
              <table:table-cell office:value-type="float" office:value="1279869">
                <text:p>1279870</text:p>
              </table:table-cell>
              <table:table-cell office:value-type="float" office:value="173.809523809524">
                <text:p>173.809523809524</text:p>
              </table:table-cell>
            </table:table-row>
            <table:table-row>
              <table:table-cell office:value-type="float" office:value="1279909">
                <text:p>1279910</text:p>
              </table:table-cell>
              <table:table-cell office:value-type="float" office:value="233.952380952381">
                <text:p>233.952380952381</text:p>
              </table:table-cell>
            </table:table-row>
            <table:table-row>
              <table:table-cell office:value-type="float" office:value="1279949">
                <text:p>1279950</text:p>
              </table:table-cell>
              <table:table-cell office:value-type="float" office:value="253.190476190476">
                <text:p>253.190476190476</text:p>
              </table:table-cell>
            </table:table-row>
            <table:table-row>
              <table:table-cell office:value-type="float" office:value="1279989">
                <text:p>1279990</text:p>
              </table:table-cell>
              <table:table-cell office:value-type="float" office:value="233.619047619048">
                <text:p>233.619047619048</text:p>
              </table:table-cell>
            </table:table-row>
            <table:table-row>
              <table:table-cell office:value-type="float" office:value="1280029">
                <text:p>12800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1280069">
                <text:p>1280070</text:p>
              </table:table-cell>
              <table:table-cell office:value-type="float" office:value="167.238095238095">
                <text:p>167.238095238095</text:p>
              </table:table-cell>
            </table:table-row>
            <table:table-row>
              <table:table-cell office:value-type="float" office:value="1280109">
                <text:p>1280110</text:p>
              </table:table-cell>
              <table:table-cell office:value-type="float" office:value="127.761904761905">
                <text:p>127.761904761905</text:p>
              </table:table-cell>
            </table:table-row>
            <table:table-row>
              <table:table-cell office:value-type="float" office:value="1280148">
                <text:p>1280150</text:p>
              </table:table-cell>
              <table:table-cell office:value-type="float" office:value="113.095238095238">
                <text:p>113.095238095238</text:p>
              </table:table-cell>
            </table:table-row>
            <table:table-row>
              <table:table-cell office:value-type="float" office:value="1280187">
                <text:p>1280190</text:p>
              </table:table-cell>
              <table:table-cell office:value-type="float" office:value="76.5714285714286">
                <text:p>76.5714285714286</text:p>
              </table:table-cell>
            </table:table-row>
            <table:table-row>
              <table:table-cell office:value-type="float" office:value="1280226">
                <text:p>1280230</text:p>
              </table:table-cell>
              <table:table-cell office:value-type="float" office:value="34.2857142857143">
                <text:p>34.2857142857143</text:p>
              </table:table-cell>
            </table:table-row>
            <table:table-row>
              <table:table-cell office:value-type="float" office:value="1280266">
                <text:p>1280270</text:p>
              </table:table-cell>
              <table:table-cell office:value-type="float" office:value="19.2857142857143">
                <text:p>19.2857142857143</text:p>
              </table:table-cell>
            </table:table-row>
            <table:table-row>
              <table:table-cell office:value-type="float" office:value="1280306">
                <text:p>1280310</text:p>
              </table:table-cell>
              <table:table-cell office:value-type="float" office:value="-0.0476190476190476">
                <text:p>-0.0476190476190476</text:p>
              </table:table-cell>
            </table:table-row>
            <table:table-row>
              <table:table-cell office:value-type="float" office:value="1280346">
                <text:p>1280350</text:p>
              </table:table-cell>
              <table:table-cell office:value-type="float" office:value="-18.2380952380952">
                <text:p>-18.2380952380952</text:p>
              </table:table-cell>
            </table:table-row>
            <table:table-row>
              <table:table-cell office:value-type="float" office:value="1280386">
                <text:p>1280390</text:p>
              </table:table-cell>
              <table:table-cell office:value-type="float" office:value="-19.952380952381">
                <text:p>-19.952380952381</text:p>
              </table:table-cell>
            </table:table-row>
            <table:table-row>
              <table:table-cell office:value-type="float" office:value="1280426">
                <text:p>1280430</text:p>
              </table:table-cell>
              <table:table-cell office:value-type="float" office:value="-27.6666666666667">
                <text:p>-27.6666666666667</text:p>
              </table:table-cell>
            </table:table-row>
            <table:table-row>
              <table:table-cell office:value-type="float" office:value="1280466">
                <text:p>1280470</text:p>
              </table:table-cell>
              <table:table-cell office:value-type="float" office:value="-48.1904761904762">
                <text:p>-48.1904761904762</text:p>
              </table:table-cell>
            </table:table-row>
            <table:table-row>
              <table:table-cell office:value-type="float" office:value="1280506">
                <text:p>1280510</text:p>
              </table:table-cell>
              <table:table-cell office:value-type="float" office:value="-71.2380952380952">
                <text:p>-71.2380952380952</text:p>
              </table:table-cell>
            </table:table-row>
            <table:table-row>
              <table:table-cell office:value-type="float" office:value="1280546">
                <text:p>1280550</text:p>
              </table:table-cell>
              <table:table-cell office:value-type="float" office:value="-90.4285714285714">
                <text:p>-90.4285714285714</text:p>
              </table:table-cell>
            </table:table-row>
            <table:table-row>
              <table:table-cell office:value-type="float" office:value="1280586">
                <text:p>128059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1280627">
                <text:p>1280630</text:p>
              </table:table-cell>
              <table:table-cell office:value-type="float" office:value="-103.714285714286">
                <text:p>-103.714285714286</text:p>
              </table:table-cell>
            </table:table-row>
            <table:table-row>
              <table:table-cell office:value-type="float" office:value="1280667">
                <text:p>1280670</text:p>
              </table:table-cell>
              <table:table-cell office:value-type="float" office:value="-88.9047619047619">
                <text:p>-88.9047619047619</text:p>
              </table:table-cell>
            </table:table-row>
            <table:table-row>
              <table:table-cell office:value-type="float" office:value="1280707">
                <text:p>1280710</text:p>
              </table:table-cell>
              <table:table-cell office:value-type="float" office:value="-63.4761904761905">
                <text:p>-63.4761904761905</text:p>
              </table:table-cell>
            </table:table-row>
            <table:table-row>
              <table:table-cell office:value-type="float" office:value="1280747">
                <text:p>1280750</text:p>
              </table:table-cell>
              <table:table-cell office:value-type="float" office:value="-51.3809523809524">
                <text:p>-51.3809523809524</text:p>
              </table:table-cell>
            </table:table-row>
            <table:table-row>
              <table:table-cell office:value-type="float" office:value="1280786">
                <text:p>1280790</text:p>
              </table:table-cell>
              <table:table-cell office:value-type="float" office:value="-22.4285714285714">
                <text:p>-22.4285714285714</text:p>
              </table:table-cell>
            </table:table-row>
            <table:table-row>
              <table:table-cell office:value-type="float" office:value="1280825">
                <text:p>1280830</text:p>
              </table:table-cell>
              <table:table-cell office:value-type="float" office:value="11.9047619047619">
                <text:p>11.9047619047619</text:p>
              </table:table-cell>
            </table:table-row>
            <table:table-row>
              <table:table-cell office:value-type="float" office:value="1280865">
                <text:p>1280870</text:p>
              </table:table-cell>
              <table:table-cell office:value-type="float" office:value="36.4285714285714">
                <text:p>36.4285714285714</text:p>
              </table:table-cell>
            </table:table-row>
            <table:table-row>
              <table:table-cell office:value-type="float" office:value="1280905">
                <text:p>1280910</text:p>
              </table:table-cell>
              <table:table-cell office:value-type="float" office:value="52.1428571428571">
                <text:p>52.1428571428571</text:p>
              </table:table-cell>
            </table:table-row>
            <table:table-row>
              <table:table-cell office:value-type="float" office:value="1280945">
                <text:p>1280950</text:p>
              </table:table-cell>
              <table:table-cell office:value-type="float" office:value="58.9047619047619">
                <text:p>58.9047619047619</text:p>
              </table:table-cell>
            </table:table-row>
            <table:table-row>
              <table:table-cell office:value-type="float" office:value="1280986">
                <text:p>1280990</text:p>
              </table:table-cell>
              <table:table-cell office:value-type="float" office:value="43.0952380952381">
                <text:p>43.0952380952381</text:p>
              </table:table-cell>
            </table:table-row>
            <table:table-row>
              <table:table-cell office:value-type="float" office:value="1281026">
                <text:p>1281030</text:p>
              </table:table-cell>
              <table:table-cell office:value-type="float" office:value="30.5238095238095">
                <text:p>30.5238095238095</text:p>
              </table:table-cell>
            </table:table-row>
            <table:table-row>
              <table:table-cell office:value-type="float" office:value="1281066">
                <text:p>1281070</text:p>
              </table:table-cell>
              <table:table-cell office:value-type="float" office:value="22.8571428571429">
                <text:p>22.8571428571429</text:p>
              </table:table-cell>
            </table:table-row>
            <table:table-row>
              <table:table-cell office:value-type="float" office:value="1281106">
                <text:p>1281110</text:p>
              </table:table-cell>
              <table:table-cell office:value-type="float" office:value="41.5238095238095">
                <text:p>41.5238095238095</text:p>
              </table:table-cell>
            </table:table-row>
            <table:table-row>
              <table:table-cell office:value-type="float" office:value="1281146">
                <text:p>1281150</text:p>
              </table:table-cell>
              <table:table-cell office:value-type="float" office:value="41.5238095238095">
                <text:p>41.5238095238095</text:p>
              </table:table-cell>
            </table:table-row>
            <table:table-row>
              <table:table-cell office:value-type="float" office:value="1281186">
                <text:p>1281190</text:p>
              </table:table-cell>
              <table:table-cell office:value-type="float" office:value="45.1428571428571">
                <text:p>45.1428571428571</text:p>
              </table:table-cell>
            </table:table-row>
            <table:table-row>
              <table:table-cell office:value-type="float" office:value="1281226">
                <text:p>1281230</text:p>
              </table:table-cell>
              <table:table-cell office:value-type="float" office:value="40.2380952380952">
                <text:p>40.2380952380952</text:p>
              </table:table-cell>
            </table:table-row>
            <table:table-row>
              <table:table-cell office:value-type="float" office:value="1281266">
                <text:p>1281270</text:p>
              </table:table-cell>
              <table:table-cell office:value-type="float" office:value="38.5238095238095">
                <text:p>38.5238095238095</text:p>
              </table:table-cell>
            </table:table-row>
            <table:table-row>
              <table:table-cell office:value-type="float" office:value="1281307">
                <text:p>1281310</text:p>
              </table:table-cell>
              <table:table-cell office:value-type="float" office:value="35.3333333333333">
                <text:p>35.3333333333333</text:p>
              </table:table-cell>
            </table:table-row>
            <table:table-row>
              <table:table-cell office:value-type="float" office:value="1281347">
                <text:p>1281350</text:p>
              </table:table-cell>
              <table:table-cell office:value-type="float" office:value="38.3809523809524">
                <text:p>38.3809523809524</text:p>
              </table:table-cell>
            </table:table-row>
            <table:table-row>
              <table:table-cell office:value-type="float" office:value="1281387">
                <text:p>1281390</text:p>
              </table:table-cell>
              <table:table-cell office:value-type="float" office:value="34.4761904761905">
                <text:p>34.4761904761905</text:p>
              </table:table-cell>
            </table:table-row>
            <table:table-row>
              <table:table-cell office:value-type="float" office:value="1281426">
                <text:p>1281430</text:p>
              </table:table-cell>
              <table:table-cell office:value-type="float" office:value="25.0952380952381">
                <text:p>25.0952380952381</text:p>
              </table:table-cell>
            </table:table-row>
            <table:table-row>
              <table:table-cell office:value-type="float" office:value="1281465">
                <text:p>1281470</text:p>
              </table:table-cell>
              <table:table-cell office:value-type="float" office:value="-8.71428571428571">
                <text:p>-8.71428571428571</text:p>
              </table:table-cell>
            </table:table-row>
            <table:table-row>
              <table:table-cell office:value-type="float" office:value="1281505">
                <text:p>12815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281545">
                <text:p>12815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281585">
                <text:p>1281590</text:p>
              </table:table-cell>
              <table:table-cell office:value-type="float" office:value="94.2857142857143">
                <text:p>94.2857142857143</text:p>
              </table:table-cell>
            </table:table-row>
            <table:table-row>
              <table:table-cell office:value-type="float" office:value="1281626">
                <text:p>1281630</text:p>
              </table:table-cell>
              <table:table-cell office:value-type="float" office:value="110.666666666667">
                <text:p>110.666666666667</text:p>
              </table:table-cell>
            </table:table-row>
            <table:table-row>
              <table:table-cell office:value-type="float" office:value="1281667">
                <text:p>1281670</text:p>
              </table:table-cell>
              <table:table-cell office:value-type="float" office:value="133.380952380952">
                <text:p>133.380952380952</text:p>
              </table:table-cell>
            </table:table-row>
            <table:table-row>
              <table:table-cell office:value-type="float" office:value="1281707">
                <text:p>1281710</text:p>
              </table:table-cell>
              <table:table-cell office:value-type="float" office:value="94.5714285714286">
                <text:p>94.5714285714286</text:p>
              </table:table-cell>
            </table:table-row>
            <table:table-row>
              <table:table-cell office:value-type="float" office:value="1281747">
                <text:p>1281750</text:p>
              </table:table-cell>
              <table:table-cell office:value-type="float" office:value="121.190476190476">
                <text:p>121.190476190476</text:p>
              </table:table-cell>
            </table:table-row>
            <table:table-row>
              <table:table-cell office:value-type="float" office:value="1281787">
                <text:p>1281790</text:p>
              </table:table-cell>
              <table:table-cell office:value-type="float" office:value="116.142857142857">
                <text:p>116.142857142857</text:p>
              </table:table-cell>
            </table:table-row>
            <table:table-row>
              <table:table-cell office:value-type="float" office:value="1281827">
                <text:p>1281830</text:p>
              </table:table-cell>
              <table:table-cell office:value-type="float" office:value="112.047619047619">
                <text:p>112.047619047619</text:p>
              </table:table-cell>
            </table:table-row>
            <table:table-row>
              <table:table-cell office:value-type="float" office:value="1281867">
                <text:p>1281870</text:p>
              </table:table-cell>
              <table:table-cell office:value-type="float" office:value="82.4285714285714">
                <text:p>82.4285714285714</text:p>
              </table:table-cell>
            </table:table-row>
            <table:table-row>
              <table:table-cell office:value-type="float" office:value="1281908">
                <text:p>1281910</text:p>
              </table:table-cell>
              <table:table-cell office:value-type="float" office:value="71.9047619047619">
                <text:p>71.9047619047619</text:p>
              </table:table-cell>
            </table:table-row>
            <table:table-row>
              <table:table-cell office:value-type="float" office:value="1281948">
                <text:p>1281950</text:p>
              </table:table-cell>
              <table:table-cell office:value-type="float" office:value="49.7619047619048">
                <text:p>49.7619047619048</text:p>
              </table:table-cell>
            </table:table-row>
            <table:table-row>
              <table:table-cell office:value-type="float" office:value="1281988">
                <text:p>1281990</text:p>
              </table:table-cell>
              <table:table-cell office:value-type="float" office:value="40.3809523809524">
                <text:p>40.3809523809524</text:p>
              </table:table-cell>
            </table:table-row>
            <table:table-row>
              <table:table-cell office:value-type="float" office:value="1282028">
                <text:p>1282030</text:p>
              </table:table-cell>
              <table:table-cell office:value-type="float" office:value="45.2857142857143">
                <text:p>45.2857142857143</text:p>
              </table:table-cell>
            </table:table-row>
            <table:table-row>
              <table:table-cell office:value-type="float" office:value="1282067">
                <text:p>1282070</text:p>
              </table:table-cell>
              <table:table-cell office:value-type="float" office:value="51.0476190476191">
                <text:p>51.0476190476191</text:p>
              </table:table-cell>
            </table:table-row>
            <table:table-row>
              <table:table-cell office:value-type="float" office:value="1282106">
                <text:p>1282110</text:p>
              </table:table-cell>
              <table:table-cell office:value-type="float" office:value="52.1428571428571">
                <text:p>52.1428571428571</text:p>
              </table:table-cell>
            </table:table-row>
            <table:table-row>
              <table:table-cell office:value-type="float" office:value="1282147">
                <text:p>1282150</text:p>
              </table:table-cell>
              <table:table-cell office:value-type="float" office:value="51.0476190476191">
                <text:p>51.0476190476191</text:p>
              </table:table-cell>
            </table:table-row>
            <table:table-row>
              <table:table-cell office:value-type="float" office:value="1282187">
                <text:p>1282190</text:p>
              </table:table-cell>
              <table:table-cell office:value-type="float" office:value="63.952380952381">
                <text:p>63.952380952381</text:p>
              </table:table-cell>
            </table:table-row>
            <table:table-row>
              <table:table-cell office:value-type="float" office:value="1282227">
                <text:p>1282230</text:p>
              </table:table-cell>
              <table:table-cell office:value-type="float" office:value="50.3333333333333">
                <text:p>50.3333333333333</text:p>
              </table:table-cell>
            </table:table-row>
            <table:table-row>
              <table:table-cell office:value-type="float" office:value="1282267">
                <text:p>1282270</text:p>
              </table:table-cell>
              <table:table-cell office:value-type="float" office:value="37.4761904761905">
                <text:p>37.4761904761905</text:p>
              </table:table-cell>
            </table:table-row>
            <table:table-row>
              <table:table-cell office:value-type="float" office:value="1282307">
                <text:p>1282310</text:p>
              </table:table-cell>
              <table:table-cell office:value-type="float" office:value="30.0952380952381">
                <text:p>30.0952380952381</text:p>
              </table:table-cell>
            </table:table-row>
            <table:table-row>
              <table:table-cell office:value-type="float" office:value="1282347">
                <text:p>1282350</text:p>
              </table:table-cell>
              <table:table-cell office:value-type="float" office:value="8.85714285714286">
                <text:p>8.85714285714286</text:p>
              </table:table-cell>
            </table:table-row>
            <table:table-row>
              <table:table-cell office:value-type="float" office:value="1282387">
                <text:p>1282390</text:p>
              </table:table-cell>
              <table:table-cell office:value-type="float" office:value="-6.38095238095238">
                <text:p>-6.38095238095238</text:p>
              </table:table-cell>
            </table:table-row>
            <table:table-row>
              <table:table-cell office:value-type="float" office:value="1282428">
                <text:p>1282430</text:p>
              </table:table-cell>
              <table:table-cell office:value-type="float" office:value="-25.1904761904762">
                <text:p>-25.1904761904762</text:p>
              </table:table-cell>
            </table:table-row>
            <table:table-row>
              <table:table-cell office:value-type="float" office:value="1282468">
                <text:p>1282470</text:p>
              </table:table-cell>
              <table:table-cell office:value-type="float" office:value="-46.9047619047619">
                <text:p>-46.9047619047619</text:p>
              </table:table-cell>
            </table:table-row>
            <table:table-row>
              <table:table-cell office:value-type="float" office:value="1282508">
                <text:p>1282510</text:p>
              </table:table-cell>
              <table:table-cell office:value-type="float" office:value="-46.9523809523809">
                <text:p>-46.9523809523809</text:p>
              </table:table-cell>
            </table:table-row>
            <table:table-row>
              <table:table-cell office:value-type="float" office:value="1282548">
                <text:p>1282550</text:p>
              </table:table-cell>
              <table:table-cell office:value-type="float" office:value="-38.1428571428571">
                <text:p>-38.1428571428571</text:p>
              </table:table-cell>
            </table:table-row>
            <table:table-row>
              <table:table-cell office:value-type="float" office:value="1282588">
                <text:p>1282590</text:p>
              </table:table-cell>
              <table:table-cell office:value-type="float" office:value="-28.8571428571429">
                <text:p>-28.8571428571429</text:p>
              </table:table-cell>
            </table:table-row>
            <table:table-row>
              <table:table-cell office:value-type="float" office:value="1282628">
                <text:p>1282630</text:p>
              </table:table-cell>
              <table:table-cell office:value-type="float" office:value="-6.47619047619048">
                <text:p>-6.47619047619048</text:p>
              </table:table-cell>
            </table:table-row>
            <table:table-row>
              <table:table-cell office:value-type="float" office:value="1282669">
                <text:p>1282670</text:p>
              </table:table-cell>
              <table:table-cell office:value-type="float" office:value="19.3809523809524">
                <text:p>19.3809523809524</text:p>
              </table:table-cell>
            </table:table-row>
            <table:table-row>
              <table:table-cell office:value-type="float" office:value="1282708">
                <text:p>1282710</text:p>
              </table:table-cell>
              <table:table-cell office:value-type="float" office:value="44.6666666666667">
                <text:p>44.6666666666667</text:p>
              </table:table-cell>
            </table:table-row>
            <table:table-row>
              <table:table-cell office:value-type="float" office:value="1282747">
                <text:p>1282750</text:p>
              </table:table-cell>
              <table:table-cell office:value-type="float" office:value="82.4761904761905">
                <text:p>82.4761904761905</text:p>
              </table:table-cell>
            </table:table-row>
            <table:table-row>
              <table:table-cell office:value-type="float" office:value="1282786">
                <text:p>1282790</text:p>
              </table:table-cell>
              <table:table-cell office:value-type="float" office:value="119.52380952381">
                <text:p>119.52380952381</text:p>
              </table:table-cell>
            </table:table-row>
            <table:table-row>
              <table:table-cell office:value-type="float" office:value="1282826">
                <text:p>1282830</text:p>
              </table:table-cell>
              <table:table-cell office:value-type="float" office:value="146.857142857143">
                <text:p>146.857142857143</text:p>
              </table:table-cell>
            </table:table-row>
            <table:table-row>
              <table:table-cell office:value-type="float" office:value="1282866">
                <text:p>1282870</text:p>
              </table:table-cell>
              <table:table-cell office:value-type="float" office:value="178.857142857143">
                <text:p>178.857142857143</text:p>
              </table:table-cell>
            </table:table-row>
            <table:table-row>
              <table:table-cell office:value-type="float" office:value="1282906">
                <text:p>1282910</text:p>
              </table:table-cell>
              <table:table-cell office:value-type="float" office:value="202.190476190476">
                <text:p>202.190476190476</text:p>
              </table:table-cell>
            </table:table-row>
            <table:table-row>
              <table:table-cell office:value-type="float" office:value="1282946">
                <text:p>1282950</text:p>
              </table:table-cell>
              <table:table-cell office:value-type="float" office:value="209.619047619048">
                <text:p>209.619047619048</text:p>
              </table:table-cell>
            </table:table-row>
            <table:table-row>
              <table:table-cell office:value-type="float" office:value="1282986">
                <text:p>1282990</text:p>
              </table:table-cell>
              <table:table-cell office:value-type="float" office:value="205.52380952381">
                <text:p>205.52380952381</text:p>
              </table:table-cell>
            </table:table-row>
            <table:table-row>
              <table:table-cell office:value-type="float" office:value="1283027">
                <text:p>1283030</text:p>
              </table:table-cell>
              <table:table-cell office:value-type="float" office:value="183.52380952381">
                <text:p>183.52380952381</text:p>
              </table:table-cell>
            </table:table-row>
            <table:table-row>
              <table:table-cell office:value-type="float" office:value="1283068">
                <text:p>1283070</text:p>
              </table:table-cell>
              <table:table-cell office:value-type="float" office:value="145.238095238095">
                <text:p>145.238095238095</text:p>
              </table:table-cell>
            </table:table-row>
            <table:table-row>
              <table:table-cell office:value-type="float" office:value="1283108">
                <text:p>1283110</text:p>
              </table:table-cell>
              <table:table-cell office:value-type="float" office:value="107.809523809524">
                <text:p>107.809523809524</text:p>
              </table:table-cell>
            </table:table-row>
            <table:table-row>
              <table:table-cell office:value-type="float" office:value="1283148">
                <text:p>1283150</text:p>
              </table:table-cell>
              <table:table-cell office:value-type="float" office:value="78.5238095238095">
                <text:p>78.5238095238095</text:p>
              </table:table-cell>
            </table:table-row>
            <table:table-row>
              <table:table-cell office:value-type="float" office:value="1283188">
                <text:p>1283190</text:p>
              </table:table-cell>
              <table:table-cell office:value-type="float" office:value="56.9523809523809">
                <text:p>56.9523809523809</text:p>
              </table:table-cell>
            </table:table-row>
            <table:table-row>
              <table:table-cell office:value-type="float" office:value="1283228">
                <text:p>1283230</text:p>
              </table:table-cell>
              <table:table-cell office:value-type="float" office:value="28.8095238095238">
                <text:p>28.8095238095238</text:p>
              </table:table-cell>
            </table:table-row>
            <table:table-row>
              <table:table-cell office:value-type="float" office:value="1283268">
                <text:p>1283270</text:p>
              </table:table-cell>
              <table:table-cell office:value-type="float" office:value="17.4285714285714">
                <text:p>17.4285714285714</text:p>
              </table:table-cell>
            </table:table-row>
            <table:table-row>
              <table:table-cell office:value-type="float" office:value="1283308">
                <text:p>1283310</text:p>
              </table:table-cell>
              <table:table-cell office:value-type="float" office:value="-0.761904761904762">
                <text:p>-0.761904761904762</text:p>
              </table:table-cell>
            </table:table-row>
            <table:table-row>
              <table:table-cell office:value-type="float" office:value="1283347">
                <text:p>128335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float" office:value="1283387">
                <text:p>128339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float" office:value="1283428">
                <text:p>1283430</text:p>
              </table:table-cell>
              <table:table-cell office:value-type="float" office:value="-48.952380952381">
                <text:p>-48.952380952381</text:p>
              </table:table-cell>
            </table:table-row>
            <table:table-row>
              <table:table-cell office:value-type="float" office:value="1283468">
                <text:p>1283470</text:p>
              </table:table-cell>
              <table:table-cell office:value-type="float" office:value="-64.0952380952381">
                <text:p>-64.0952380952381</text:p>
              </table:table-cell>
            </table:table-row>
            <table:table-row>
              <table:table-cell office:value-type="float" office:value="1283508">
                <text:p>1283510</text:p>
              </table:table-cell>
              <table:table-cell office:value-type="float" office:value="-61.1904761904762">
                <text:p>-61.1904761904762</text:p>
              </table:table-cell>
            </table:table-row>
            <table:table-row>
              <table:table-cell office:value-type="float" office:value="1283548">
                <text:p>1283550</text:p>
              </table:table-cell>
              <table:table-cell office:value-type="float" office:value="-67.6190476190476">
                <text:p>-67.6190476190476</text:p>
              </table:table-cell>
            </table:table-row>
            <table:table-row>
              <table:table-cell office:value-type="float" office:value="1283588">
                <text:p>1283590</text:p>
              </table:table-cell>
              <table:table-cell office:value-type="float" office:value="-78.3333333333333">
                <text:p>-78.3333333333333</text:p>
              </table:table-cell>
            </table:table-row>
            <table:table-row>
              <table:table-cell office:value-type="float" office:value="1283628">
                <text:p>1283630</text:p>
              </table:table-cell>
              <table:table-cell office:value-type="float" office:value="-68.0952380952381">
                <text:p>-68.0952380952381</text:p>
              </table:table-cell>
            </table:table-row>
            <table:table-row>
              <table:table-cell office:value-type="float" office:value="1283668">
                <text:p>1283670</text:p>
              </table:table-cell>
              <table:table-cell office:value-type="float" office:value="-56.3333333333333">
                <text:p>-56.3333333333333</text:p>
              </table:table-cell>
            </table:table-row>
            <table:table-row>
              <table:table-cell office:value-type="float" office:value="1283708">
                <text:p>1283710</text:p>
              </table:table-cell>
              <table:table-cell office:value-type="float" office:value="-30.7619047619048">
                <text:p>-30.7619047619048</text:p>
              </table:table-cell>
            </table:table-row>
            <table:table-row>
              <table:table-cell office:value-type="float" office:value="1283749">
                <text:p>1283750</text:p>
              </table:table-cell>
              <table:table-cell office:value-type="float" office:value="-2.38095238095238">
                <text:p>-2.38095238095238</text:p>
              </table:table-cell>
            </table:table-row>
            <table:table-row>
              <table:table-cell office:value-type="float" office:value="1283789">
                <text:p>1283790</text:p>
              </table:table-cell>
              <table:table-cell office:value-type="float" office:value="21.3809523809524">
                <text:p>21.3809523809524</text:p>
              </table:table-cell>
            </table:table-row>
            <table:table-row>
              <table:table-cell office:value-type="float" office:value="1283829">
                <text:p>1283830</text:p>
              </table:table-cell>
              <table:table-cell office:value-type="float" office:value="36.7142857142857">
                <text:p>36.7142857142857</text:p>
              </table:table-cell>
            </table:table-row>
            <table:table-row>
              <table:table-cell office:value-type="float" office:value="1283869">
                <text:p>1283870</text:p>
              </table:table-cell>
              <table:table-cell office:value-type="float" office:value="50.7142857142857">
                <text:p>50.7142857142857</text:p>
              </table:table-cell>
            </table:table-row>
            <table:table-row>
              <table:table-cell office:value-type="float" office:value="1283909">
                <text:p>12839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283949">
                <text:p>1283950</text:p>
              </table:table-cell>
              <table:table-cell office:value-type="float" office:value="46.9523809523809">
                <text:p>46.9523809523809</text:p>
              </table:table-cell>
            </table:table-row>
            <table:table-row>
              <table:table-cell office:value-type="float" office:value="1283988">
                <text:p>1283990</text:p>
              </table:table-cell>
              <table:table-cell office:value-type="float" office:value="44.3809523809524">
                <text:p>44.3809523809524</text:p>
              </table:table-cell>
            </table:table-row>
            <table:table-row>
              <table:table-cell office:value-type="float" office:value="1284027">
                <text:p>1284030</text:p>
              </table:table-cell>
              <table:table-cell office:value-type="float" office:value="45.3333333333333">
                <text:p>45.3333333333333</text:p>
              </table:table-cell>
            </table:table-row>
            <table:table-row>
              <table:table-cell office:value-type="float" office:value="1284068">
                <text:p>1284070</text:p>
              </table:table-cell>
              <table:table-cell office:value-type="float" office:value="39.2380952380952">
                <text:p>39.2380952380952</text:p>
              </table:table-cell>
            </table:table-row>
            <table:table-row>
              <table:table-cell office:value-type="float" office:value="1284108">
                <text:p>1284110</text:p>
              </table:table-cell>
              <table:table-cell office:value-type="float" office:value="40.7142857142857">
                <text:p>40.7142857142857</text:p>
              </table:table-cell>
            </table:table-row>
            <table:table-row>
              <table:table-cell office:value-type="float" office:value="1284148">
                <text:p>1284150</text:p>
              </table:table-cell>
              <table:table-cell office:value-type="float" office:value="42.2380952380952">
                <text:p>42.2380952380952</text:p>
              </table:table-cell>
            </table:table-row>
            <table:table-row>
              <table:table-cell office:value-type="float" office:value="1284188">
                <text:p>1284190</text:p>
              </table:table-cell>
              <table:table-cell office:value-type="float" office:value="41.8571428571429">
                <text:p>41.8571428571429</text:p>
              </table:table-cell>
            </table:table-row>
            <table:table-row>
              <table:table-cell office:value-type="float" office:value="1284228">
                <text:p>1284230</text:p>
              </table:table-cell>
              <table:table-cell office:value-type="float" office:value="35.3333333333333">
                <text:p>35.3333333333333</text:p>
              </table:table-cell>
            </table:table-row>
            <table:table-row>
              <table:table-cell office:value-type="float" office:value="1284268">
                <text:p>1284270</text:p>
              </table:table-cell>
              <table:table-cell office:value-type="float" office:value="40.9047619047619">
                <text:p>40.9047619047619</text:p>
              </table:table-cell>
            </table:table-row>
            <table:table-row>
              <table:table-cell office:value-type="float" office:value="1284309">
                <text:p>1284310</text:p>
              </table:table-cell>
              <table:table-cell office:value-type="float" office:value="40.9047619047619">
                <text:p>40.9047619047619</text:p>
              </table:table-cell>
            </table:table-row>
            <table:table-row>
              <table:table-cell office:value-type="float" office:value="1284349">
                <text:p>1284350</text:p>
              </table:table-cell>
              <table:table-cell office:value-type="float" office:value="38.3333333333333">
                <text:p>38.3333333333333</text:p>
              </table:table-cell>
            </table:table-row>
            <table:table-row>
              <table:table-cell office:value-type="float" office:value="1284389">
                <text:p>1284390</text:p>
              </table:table-cell>
              <table:table-cell office:value-type="float" office:value="44.4761904761905">
                <text:p>44.4761904761905</text:p>
              </table:table-cell>
            </table:table-row>
            <table:table-row>
              <table:table-cell office:value-type="float" office:value="1284429">
                <text:p>12844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284469">
                <text:p>1284470</text:p>
              </table:table-cell>
              <table:table-cell office:value-type="float" office:value="16.3809523809524">
                <text:p>16.3809523809524</text:p>
              </table:table-cell>
            </table:table-row>
            <table:table-row>
              <table:table-cell office:value-type="float" office:value="1284510">
                <text:p>1284510</text:p>
              </table:table-cell>
              <table:table-cell office:value-type="float" office:value="18.8095238095238">
                <text:p>18.8095238095238</text:p>
              </table:table-cell>
            </table:table-row>
            <table:table-row>
              <table:table-cell office:value-type="float" office:value="1284550">
                <text:p>1284550</text:p>
              </table:table-cell>
              <table:table-cell office:value-type="float" office:value="15.2380952380952">
                <text:p>15.2380952380952</text:p>
              </table:table-cell>
            </table:table-row>
            <table:table-row>
              <table:table-cell office:value-type="float" office:value="1284590">
                <text:p>1284590</text:p>
              </table:table-cell>
              <table:table-cell office:value-type="float" office:value="2.52380952380952">
                <text:p>2.52380952380952</text:p>
              </table:table-cell>
            </table:table-row>
            <table:table-row>
              <table:table-cell office:value-type="float" office:value="1284630">
                <text:p>1284630</text:p>
              </table:table-cell>
              <table:table-cell office:value-type="float" office:value="-2.28571428571429">
                <text:p>-2.28571428571429</text:p>
              </table:table-cell>
            </table:table-row>
            <table:table-row>
              <table:table-cell office:value-type="float" office:value="1284669">
                <text:p>1284670</text:p>
              </table:table-cell>
              <table:table-cell office:value-type="float" office:value="-13.7142857142857">
                <text:p>-13.7142857142857</text:p>
              </table:table-cell>
            </table:table-row>
            <table:table-row>
              <table:table-cell office:value-type="float" office:value="1284708">
                <text:p>1284710</text:p>
              </table:table-cell>
              <table:table-cell office:value-type="float" office:value="-29.7619047619048">
                <text:p>-29.7619047619048</text:p>
              </table:table-cell>
            </table:table-row>
            <table:table-row>
              <table:table-cell office:value-type="float" office:value="1284748">
                <text:p>1284750</text:p>
              </table:table-cell>
              <table:table-cell office:value-type="float" office:value="-22.9047619047619">
                <text:p>-22.9047619047619</text:p>
              </table:table-cell>
            </table:table-row>
            <table:table-row>
              <table:table-cell office:value-type="float" office:value="1284788">
                <text:p>1284790</text:p>
              </table:table-cell>
              <table:table-cell office:value-type="float" office:value="-3.14285714285714">
                <text:p>-3.14285714285714</text:p>
              </table:table-cell>
            </table:table-row>
            <table:table-row>
              <table:table-cell office:value-type="float" office:value="1284829">
                <text:p>1284830</text:p>
              </table:table-cell>
              <table:table-cell office:value-type="float" office:value="26.4285714285714">
                <text:p>26.4285714285714</text:p>
              </table:table-cell>
            </table:table-row>
            <table:table-row>
              <table:table-cell office:value-type="float" office:value="1284870">
                <text:p>1284870</text:p>
              </table:table-cell>
              <table:table-cell office:value-type="float" office:value="59.4761904761905">
                <text:p>59.4761904761905</text:p>
              </table:table-cell>
            </table:table-row>
            <table:table-row>
              <table:table-cell office:value-type="float" office:value="1284910">
                <text:p>1284910</text:p>
              </table:table-cell>
              <table:table-cell office:value-type="float" office:value="90.7142857142857">
                <text:p>90.7142857142857</text:p>
              </table:table-cell>
            </table:table-row>
            <table:table-row>
              <table:table-cell office:value-type="float" office:value="1284950">
                <text:p>1284950</text:p>
              </table:table-cell>
              <table:table-cell office:value-type="float" office:value="121.714285714286">
                <text:p>121.714285714286</text:p>
              </table:table-cell>
            </table:table-row>
            <table:table-row>
              <table:table-cell office:value-type="float" office:value="1284990">
                <text:p>1284990</text:p>
              </table:table-cell>
              <table:table-cell office:value-type="float" office:value="150.761904761905">
                <text:p>150.761904761905</text:p>
              </table:table-cell>
            </table:table-row>
            <table:table-row>
              <table:table-cell office:value-type="float" office:value="1285030">
                <text:p>1285030</text:p>
              </table:table-cell>
              <table:table-cell office:value-type="float" office:value="184.952380952381">
                <text:p>184.952380952381</text:p>
              </table:table-cell>
            </table:table-row>
            <table:table-row>
              <table:table-cell office:value-type="float" office:value="1285070">
                <text:p>1285070</text:p>
              </table:table-cell>
              <table:table-cell office:value-type="float" office:value="204.523809523809">
                <text:p>204.523809523809</text:p>
              </table:table-cell>
            </table:table-row>
            <table:table-row>
              <table:table-cell office:value-type="float" office:value="1285110">
                <text:p>1285110</text:p>
              </table:table-cell>
              <table:table-cell office:value-type="float" office:value="193.333333333333">
                <text:p>193.333333333333</text:p>
              </table:table-cell>
            </table:table-row>
            <table:table-row>
              <table:table-cell office:value-type="float" office:value="1285150">
                <text:p>1285150</text:p>
              </table:table-cell>
              <table:table-cell office:value-type="float" office:value="169.428571428571">
                <text:p>169.428571428571</text:p>
              </table:table-cell>
            </table:table-row>
            <table:table-row>
              <table:table-cell office:value-type="float" office:value="1285190">
                <text:p>1285190</text:p>
              </table:table-cell>
              <table:table-cell office:value-type="float" office:value="164.904761904762">
                <text:p>164.904761904762</text:p>
              </table:table-cell>
            </table:table-row>
            <table:table-row>
              <table:table-cell office:value-type="float" office:value="1285230">
                <text:p>1285230</text:p>
              </table:table-cell>
              <table:table-cell office:value-type="float" office:value="140.333333333333">
                <text:p>140.333333333333</text:p>
              </table:table-cell>
            </table:table-row>
            <table:table-row>
              <table:table-cell office:value-type="float" office:value="1285270">
                <text:p>1285270</text:p>
              </table:table-cell>
              <table:table-cell office:value-type="float" office:value="110.095238095238">
                <text:p>110.095238095238</text:p>
              </table:table-cell>
            </table:table-row>
            <table:table-row>
              <table:table-cell office:value-type="float" office:value="1285310">
                <text:p>1285310</text:p>
              </table:table-cell>
              <table:table-cell office:value-type="float" office:value="73.0476190476191">
                <text:p>73.0476190476191</text:p>
              </table:table-cell>
            </table:table-row>
            <table:table-row>
              <table:table-cell office:value-type="float" office:value="1285350">
                <text:p>1285350</text:p>
              </table:table-cell>
              <table:table-cell office:value-type="float" office:value="28.6666666666667">
                <text:p>28.6666666666667</text:p>
              </table:table-cell>
            </table:table-row>
            <table:table-row>
              <table:table-cell office:value-type="float" office:value="1285390">
                <text:p>1285390</text:p>
              </table:table-cell>
              <table:table-cell office:value-type="float" office:value="2.52380952380952">
                <text:p>2.52380952380952</text:p>
              </table:table-cell>
            </table:table-row>
            <table:table-row>
              <table:table-cell office:value-type="float" office:value="1285430">
                <text:p>1285430</text:p>
              </table:table-cell>
              <table:table-cell office:value-type="float" office:value="7.23809523809524">
                <text:p>7.23809523809524</text:p>
              </table:table-cell>
            </table:table-row>
            <table:table-row>
              <table:table-cell office:value-type="float" office:value="1285470">
                <text:p>1285470</text:p>
              </table:table-cell>
              <table:table-cell office:value-type="float" office:value="-10.5714285714286">
                <text:p>-10.5714285714286</text:p>
              </table:table-cell>
            </table:table-row>
            <table:table-row>
              <table:table-cell office:value-type="float" office:value="1285510">
                <text:p>1285510</text:p>
              </table:table-cell>
              <table:table-cell office:value-type="float" office:value="-27.4761904761905">
                <text:p>-27.4761904761905</text:p>
              </table:table-cell>
            </table:table-row>
            <table:table-row>
              <table:table-cell office:value-type="float" office:value="1285550">
                <text:p>1285550</text:p>
              </table:table-cell>
              <table:table-cell office:value-type="float" office:value="-34.5238095238095">
                <text:p>-34.5238095238095</text:p>
              </table:table-cell>
            </table:table-row>
            <table:table-row>
              <table:table-cell office:value-type="float" office:value="1285590">
                <text:p>1285590</text:p>
              </table:table-cell>
              <table:table-cell office:value-type="float" office:value="-42.2380952380952">
                <text:p>-42.2380952380952</text:p>
              </table:table-cell>
            </table:table-row>
            <table:table-row>
              <table:table-cell office:value-type="float" office:value="1285631">
                <text:p>1285630</text:p>
              </table:table-cell>
              <table:table-cell office:value-type="float" office:value="-41.5238095238095">
                <text:p>-41.5238095238095</text:p>
              </table:table-cell>
            </table:table-row>
            <table:table-row>
              <table:table-cell office:value-type="float" office:value="1285671">
                <text:p>1285670</text:p>
              </table:table-cell>
              <table:table-cell office:value-type="float" office:value="-42.3809523809524">
                <text:p>-42.3809523809524</text:p>
              </table:table-cell>
            </table:table-row>
            <table:table-row>
              <table:table-cell office:value-type="float" office:value="1285711">
                <text:p>1285710</text:p>
              </table:table-cell>
              <table:table-cell office:value-type="float" office:value="-64.4761904761905">
                <text:p>-64.4761904761905</text:p>
              </table:table-cell>
            </table:table-row>
            <table:table-row>
              <table:table-cell office:value-type="float" office:value="1285751">
                <text:p>1285750</text:p>
              </table:table-cell>
              <table:table-cell office:value-type="float" office:value="-70.8571428571429">
                <text:p>-70.8571428571429</text:p>
              </table:table-cell>
            </table:table-row>
            <table:table-row>
              <table:table-cell office:value-type="float" office:value="1285791">
                <text:p>1285790</text:p>
              </table:table-cell>
              <table:table-cell office:value-type="float" office:value="-68.4285714285714">
                <text:p>-68.4285714285714</text:p>
              </table:table-cell>
            </table:table-row>
            <table:table-row>
              <table:table-cell office:value-type="float" office:value="1285831">
                <text:p>1285830</text:p>
              </table:table-cell>
              <table:table-cell office:value-type="float" office:value="-62.8095238095238">
                <text:p>-62.8095238095238</text:p>
              </table:table-cell>
            </table:table-row>
            <table:table-row>
              <table:table-cell office:value-type="float" office:value="1285871">
                <text:p>1285870</text:p>
              </table:table-cell>
              <table:table-cell office:value-type="float" office:value="-34.2380952380952">
                <text:p>-34.2380952380952</text:p>
              </table:table-cell>
            </table:table-row>
            <table:table-row>
              <table:table-cell office:value-type="float" office:value="1285911">
                <text:p>1285910</text:p>
              </table:table-cell>
              <table:table-cell office:value-type="float" office:value="-1.14285714285714">
                <text:p>-1.14285714285714</text:p>
              </table:table-cell>
            </table:table-row>
            <table:table-row>
              <table:table-cell office:value-type="float" office:value="1285952">
                <text:p>1285950</text:p>
              </table:table-cell>
              <table:table-cell office:value-type="float" office:value="21.1428571428571">
                <text:p>21.1428571428571</text:p>
              </table:table-cell>
            </table:table-row>
            <table:table-row>
              <table:table-cell office:value-type="float" office:value="1285992">
                <text:p>1285990</text:p>
              </table:table-cell>
              <table:table-cell office:value-type="float" office:value="31.5238095238095">
                <text:p>31.5238095238095</text:p>
              </table:table-cell>
            </table:table-row>
            <table:table-row>
              <table:table-cell office:value-type="float" office:value="1286031">
                <text:p>1286030</text:p>
              </table:table-cell>
              <table:table-cell office:value-type="float" office:value="30.047619047619">
                <text:p>30.047619047619</text:p>
              </table:table-cell>
            </table:table-row>
            <table:table-row>
              <table:table-cell office:value-type="float" office:value="1286071">
                <text:p>1286070</text:p>
              </table:table-cell>
              <table:table-cell office:value-type="float" office:value="31.2857142857143">
                <text:p>31.2857142857143</text:p>
              </table:table-cell>
            </table:table-row>
            <table:table-row>
              <table:table-cell office:value-type="float" office:value="1286111">
                <text:p>1286110</text:p>
              </table:table-cell>
              <table:table-cell office:value-type="float" office:value="44.0952380952381">
                <text:p>44.0952380952381</text:p>
              </table:table-cell>
            </table:table-row>
            <table:table-row>
              <table:table-cell office:value-type="float" office:value="1286151">
                <text:p>1286150</text:p>
              </table:table-cell>
              <table:table-cell office:value-type="float" office:value="53.3333333333333">
                <text:p>53.3333333333333</text:p>
              </table:table-cell>
            </table:table-row>
            <table:table-row>
              <table:table-cell office:value-type="float" office:value="1286191">
                <text:p>1286190</text:p>
              </table:table-cell>
              <table:table-cell office:value-type="float" office:value="58.9047619047619">
                <text:p>58.9047619047619</text:p>
              </table:table-cell>
            </table:table-row>
            <table:table-row>
              <table:table-cell office:value-type="float" office:value="1286231">
                <text:p>1286230</text:p>
              </table:table-cell>
              <table:table-cell office:value-type="float" office:value="52.952380952381">
                <text:p>52.952380952381</text:p>
              </table:table-cell>
            </table:table-row>
            <table:table-row>
              <table:table-cell office:value-type="float" office:value="1286272">
                <text:p>1286270</text:p>
              </table:table-cell>
              <table:table-cell office:value-type="float" office:value="46.8571428571429">
                <text:p>46.8571428571429</text:p>
              </table:table-cell>
            </table:table-row>
            <table:table-row>
              <table:table-cell office:value-type="float" office:value="1286313">
                <text:p>1286310</text:p>
              </table:table-cell>
              <table:table-cell office:value-type="float" office:value="48.6666666666667">
                <text:p>48.6666666666667</text:p>
              </table:table-cell>
            </table:table-row>
            <table:table-row>
              <table:table-cell office:value-type="float" office:value="1286353">
                <text:p>1286350</text:p>
              </table:table-cell>
              <table:table-cell office:value-type="float" office:value="48.5238095238095">
                <text:p>48.5238095238095</text:p>
              </table:table-cell>
            </table:table-row>
            <table:table-row>
              <table:table-cell office:value-type="float" office:value="1286393">
                <text:p>1286390</text:p>
              </table:table-cell>
              <table:table-cell office:value-type="float" office:value="44.3333333333333">
                <text:p>44.3333333333333</text:p>
              </table:table-cell>
            </table:table-row>
            <table:table-row>
              <table:table-cell office:value-type="float" office:value="1286433">
                <text:p>1286430</text:p>
              </table:table-cell>
              <table:table-cell office:value-type="float" office:value="42.7142857142857">
                <text:p>42.7142857142857</text:p>
              </table:table-cell>
            </table:table-row>
            <table:table-row>
              <table:table-cell office:value-type="float" office:value="1286473">
                <text:p>1286470</text:p>
              </table:table-cell>
              <table:table-cell office:value-type="float" office:value="40.6666666666667">
                <text:p>40.6666666666667</text:p>
              </table:table-cell>
            </table:table-row>
            <table:table-row>
              <table:table-cell office:value-type="float" office:value="1286513">
                <text:p>1286510</text:p>
              </table:table-cell>
              <table:table-cell office:value-type="float" office:value="39.3333333333333">
                <text:p>39.3333333333333</text:p>
              </table:table-cell>
            </table:table-row>
            <table:table-row>
              <table:table-cell office:value-type="float" office:value="1286553">
                <text:p>1286550</text:p>
              </table:table-cell>
              <table:table-cell office:value-type="float" office:value="38.2857142857143">
                <text:p>38.2857142857143</text:p>
              </table:table-cell>
            </table:table-row>
            <table:table-row>
              <table:table-cell office:value-type="float" office:value="1286594">
                <text:p>1286590</text:p>
              </table:table-cell>
              <table:table-cell office:value-type="float" office:value="37.1428571428571">
                <text:p>37.1428571428571</text:p>
              </table:table-cell>
            </table:table-row>
            <table:table-row>
              <table:table-cell office:value-type="float" office:value="1286635">
                <text:p>1286640</text:p>
              </table:table-cell>
              <table:table-cell office:value-type="float" office:value="34.6190476190476">
                <text:p>34.6190476190476</text:p>
              </table:table-cell>
            </table:table-row>
            <table:table-row>
              <table:table-cell office:value-type="float" office:value="1286674">
                <text:p>1286670</text:p>
              </table:table-cell>
              <table:table-cell office:value-type="float" office:value="28.047619047619">
                <text:p>28.047619047619</text:p>
              </table:table-cell>
            </table:table-row>
            <table:table-row>
              <table:table-cell office:value-type="float" office:value="1286713">
                <text:p>1286710</text:p>
              </table:table-cell>
              <table:table-cell office:value-type="float" office:value="19.3333333333333">
                <text:p>19.3333333333333</text:p>
              </table:table-cell>
            </table:table-row>
            <table:table-row>
              <table:table-cell office:value-type="float" office:value="1286753">
                <text:p>1286750</text:p>
              </table:table-cell>
              <table:table-cell office:value-type="float" office:value="2.47619047619048">
                <text:p>2.47619047619048</text:p>
              </table:table-cell>
            </table:table-row>
            <table:table-row>
              <table:table-cell office:value-type="float" office:value="1286793">
                <text:p>1286790</text:p>
              </table:table-cell>
              <table:table-cell office:value-type="float" office:value="-9.04761904761905">
                <text:p>-9.04761904761905</text:p>
              </table:table-cell>
            </table:table-row>
            <table:table-row>
              <table:table-cell office:value-type="float" office:value="1286833">
                <text:p>1286830</text:p>
              </table:table-cell>
              <table:table-cell office:value-type="float" office:value="-16.1428571428571">
                <text:p>-16.1428571428571</text:p>
              </table:table-cell>
            </table:table-row>
            <table:table-row>
              <table:table-cell office:value-type="float" office:value="1286873">
                <text:p>1286870</text:p>
              </table:table-cell>
              <table:table-cell office:value-type="float" office:value="-21.8095238095238">
                <text:p>-21.8095238095238</text:p>
              </table:table-cell>
            </table:table-row>
            <table:table-row>
              <table:table-cell office:value-type="float" office:value="1286914">
                <text:p>1286910</text:p>
              </table:table-cell>
              <table:table-cell office:value-type="float" office:value="-16.5714285714286">
                <text:p>-16.5714285714286</text:p>
              </table:table-cell>
            </table:table-row>
            <table:table-row>
              <table:table-cell office:value-type="float" office:value="1286954">
                <text:p>1286950</text:p>
              </table:table-cell>
              <table:table-cell office:value-type="float" office:value="-0.571428571428571">
                <text:p>-0.571428571428571</text:p>
              </table:table-cell>
            </table:table-row>
            <table:table-row>
              <table:table-cell office:value-type="float" office:value="1286994">
                <text:p>1286990</text:p>
              </table:table-cell>
              <table:table-cell office:value-type="float" office:value="23.5714285714286">
                <text:p>23.5714285714286</text:p>
              </table:table-cell>
            </table:table-row>
            <table:table-row>
              <table:table-cell office:value-type="float" office:value="1287034">
                <text:p>1287030</text:p>
              </table:table-cell>
              <table:table-cell office:value-type="float" office:value="53.7619047619048">
                <text:p>53.7619047619048</text:p>
              </table:table-cell>
            </table:table-row>
            <table:table-row>
              <table:table-cell office:value-type="float" office:value="1287074">
                <text:p>1287070</text:p>
              </table:table-cell>
              <table:table-cell office:value-type="float" office:value="85.5714285714286">
                <text:p>85.5714285714286</text:p>
              </table:table-cell>
            </table:table-row>
            <table:table-row>
              <table:table-cell office:value-type="float" office:value="1287114">
                <text:p>1287110</text:p>
              </table:table-cell>
              <table:table-cell office:value-type="float" office:value="113.333333333333">
                <text:p>113.333333333333</text:p>
              </table:table-cell>
            </table:table-row>
            <table:table-row>
              <table:table-cell office:value-type="float" office:value="1287154">
                <text:p>1287150</text:p>
              </table:table-cell>
              <table:table-cell office:value-type="float" office:value="152.333333333333">
                <text:p>152.333333333333</text:p>
              </table:table-cell>
            </table:table-row>
            <table:table-row>
              <table:table-cell office:value-type="float" office:value="1287194">
                <text:p>1287190</text:p>
              </table:table-cell>
              <table:table-cell office:value-type="float" office:value="185.190476190476">
                <text:p>185.190476190476</text:p>
              </table:table-cell>
            </table:table-row>
            <table:table-row>
              <table:table-cell office:value-type="float" office:value="1287234">
                <text:p>1287230</text:p>
              </table:table-cell>
              <table:table-cell office:value-type="float" office:value="205.095238095238">
                <text:p>205.095238095238</text:p>
              </table:table-cell>
            </table:table-row>
            <table:table-row>
              <table:table-cell office:value-type="float" office:value="1287275">
                <text:p>1287280</text:p>
              </table:table-cell>
              <table:table-cell office:value-type="float" office:value="209.190476190476">
                <text:p>209.190476190476</text:p>
              </table:table-cell>
            </table:table-row>
            <table:table-row>
              <table:table-cell office:value-type="float" office:value="1287315">
                <text:p>1287320</text:p>
              </table:table-cell>
              <table:table-cell office:value-type="float" office:value="198.809523809524">
                <text:p>198.809523809524</text:p>
              </table:table-cell>
            </table:table-row>
            <table:table-row>
              <table:table-cell office:value-type="float" office:value="1287354">
                <text:p>1287350</text:p>
              </table:table-cell>
              <table:table-cell office:value-type="float" office:value="179.190476190476">
                <text:p>179.190476190476</text:p>
              </table:table-cell>
            </table:table-row>
            <table:table-row>
              <table:table-cell office:value-type="float" office:value="1287394">
                <text:p>1287390</text:p>
              </table:table-cell>
              <table:table-cell office:value-type="float" office:value="150.666666666667">
                <text:p>150.666666666667</text:p>
              </table:table-cell>
            </table:table-row>
            <table:table-row>
              <table:table-cell office:value-type="float" office:value="1287434">
                <text:p>1287430</text:p>
              </table:table-cell>
              <table:table-cell office:value-type="float" office:value="108.142857142857">
                <text:p>108.142857142857</text:p>
              </table:table-cell>
            </table:table-row>
            <table:table-row>
              <table:table-cell office:value-type="float" office:value="1287474">
                <text:p>1287470</text:p>
              </table:table-cell>
              <table:table-cell office:value-type="float" office:value="61.1428571428572">
                <text:p>61.1428571428572</text:p>
              </table:table-cell>
            </table:table-row>
            <table:table-row>
              <table:table-cell office:value-type="float" office:value="1287514">
                <text:p>1287510</text:p>
              </table:table-cell>
              <table:table-cell office:value-type="float" office:value="12.0952380952381">
                <text:p>12.0952380952381</text:p>
              </table:table-cell>
            </table:table-row>
            <table:table-row>
              <table:table-cell office:value-type="float" office:value="1287554">
                <text:p>1287550</text:p>
              </table:table-cell>
              <table:table-cell office:value-type="float" office:value="-5.66666666666667">
                <text:p>-5.66666666666667</text:p>
              </table:table-cell>
            </table:table-row>
            <table:table-row>
              <table:table-cell office:value-type="float" office:value="1287594">
                <text:p>1287590</text:p>
              </table:table-cell>
              <table:table-cell office:value-type="float" office:value="-6.52380952380952">
                <text:p>-6.52380952380952</text:p>
              </table:table-cell>
            </table:table-row>
            <table:table-row>
              <table:table-cell office:value-type="float" office:value="1287635">
                <text:p>1287640</text:p>
              </table:table-cell>
              <table:table-cell office:value-type="float" office:value="-9.04761904761905">
                <text:p>-9.04761904761905</text:p>
              </table:table-cell>
            </table:table-row>
            <table:table-row>
              <table:table-cell office:value-type="float" office:value="1287675">
                <text:p>1287680</text:p>
              </table:table-cell>
              <table:table-cell office:value-type="float" office:value="-5.52380952380952">
                <text:p>-5.52380952380952</text:p>
              </table:table-cell>
            </table:table-row>
            <table:table-row>
              <table:table-cell office:value-type="float" office:value="1287715">
                <text:p>1287720</text:p>
              </table:table-cell>
              <table:table-cell office:value-type="float" office:value="-2.85714285714286">
                <text:p>-2.85714285714286</text:p>
              </table:table-cell>
            </table:table-row>
            <table:table-row>
              <table:table-cell office:value-type="float" office:value="1287755">
                <text:p>1287760</text:p>
              </table:table-cell>
              <table:table-cell office:value-type="float" office:value="-47.0476190476191">
                <text:p>-47.0476190476191</text:p>
              </table:table-cell>
            </table:table-row>
            <table:table-row>
              <table:table-cell office:value-type="float" office:value="1287795">
                <text:p>1287800</text:p>
              </table:table-cell>
              <table:table-cell office:value-type="float" office:value="-67.5238095238095">
                <text:p>-67.5238095238095</text:p>
              </table:table-cell>
            </table:table-row>
            <table:table-row>
              <table:table-cell office:value-type="float" office:value="1287835">
                <text:p>1287840</text:p>
              </table:table-cell>
              <table:table-cell office:value-type="float" office:value="-87.0952380952381">
                <text:p>-87.0952380952381</text:p>
              </table:table-cell>
            </table:table-row>
            <table:table-row>
              <table:table-cell office:value-type="float" office:value="1287875">
                <text:p>1287880</text:p>
              </table:table-cell>
              <table:table-cell office:value-type="float" office:value="-98.3809523809524">
                <text:p>-98.3809523809524</text:p>
              </table:table-cell>
            </table:table-row>
            <table:table-row>
              <table:table-cell office:value-type="float" office:value="1287915">
                <text:p>1287920</text:p>
              </table:table-cell>
              <table:table-cell office:value-type="float" office:value="-90.952380952381">
                <text:p>-90.952380952381</text:p>
              </table:table-cell>
            </table:table-row>
            <table:table-row>
              <table:table-cell office:value-type="float" office:value="1287954">
                <text:p>1287950</text:p>
              </table:table-cell>
              <table:table-cell office:value-type="float" office:value="-77.2380952380952">
                <text:p>-77.2380952380952</text:p>
              </table:table-cell>
            </table:table-row>
            <table:table-row>
              <table:table-cell office:value-type="float" office:value="1287994">
                <text:p>1287990</text:p>
              </table:table-cell>
              <table:table-cell office:value-type="float" office:value="-70.0476190476191">
                <text:p>-70.0476190476191</text:p>
              </table:table-cell>
            </table:table-row>
            <table:table-row>
              <table:table-cell office:value-type="float" office:value="1288035">
                <text:p>1288040</text:p>
              </table:table-cell>
              <table:table-cell office:value-type="float" office:value="-33.8571428571429">
                <text:p>-33.8571428571429</text:p>
              </table:table-cell>
            </table:table-row>
            <table:table-row>
              <table:table-cell office:value-type="float" office:value="1288075">
                <text:p>1288080</text:p>
              </table:table-cell>
              <table:table-cell office:value-type="float" office:value="4.0952380952381">
                <text:p>4.0952380952381</text:p>
              </table:table-cell>
            </table:table-row>
            <table:table-row>
              <table:table-cell office:value-type="float" office:value="1288115">
                <text:p>1288120</text:p>
              </table:table-cell>
              <table:table-cell office:value-type="float" office:value="13.952380952381">
                <text:p>13.952380952381</text:p>
              </table:table-cell>
            </table:table-row>
            <table:table-row>
              <table:table-cell office:value-type="float" office:value="1288155">
                <text:p>1288160</text:p>
              </table:table-cell>
              <table:table-cell office:value-type="float" office:value="24.7619047619048">
                <text:p>24.7619047619048</text:p>
              </table:table-cell>
            </table:table-row>
            <table:table-row>
              <table:table-cell office:value-type="float" office:value="1288195">
                <text:p>1288200</text:p>
              </table:table-cell>
              <table:table-cell office:value-type="float" office:value="30.4761904761905">
                <text:p>30.4761904761905</text:p>
              </table:table-cell>
            </table:table-row>
            <table:table-row>
              <table:table-cell office:value-type="float" office:value="1288235">
                <text:p>1288240</text:p>
              </table:table-cell>
              <table:table-cell office:value-type="float" office:value="38.3809523809524">
                <text:p>38.3809523809524</text:p>
              </table:table-cell>
            </table:table-row>
            <table:table-row>
              <table:table-cell office:value-type="float" office:value="1288275">
                <text:p>1288280</text:p>
              </table:table-cell>
              <table:table-cell office:value-type="float" office:value="51.5714285714286">
                <text:p>51.5714285714286</text:p>
              </table:table-cell>
            </table:table-row>
            <table:table-row>
              <table:table-cell office:value-type="float" office:value="1288316">
                <text:p>1288320</text:p>
              </table:table-cell>
              <table:table-cell office:value-type="float" office:value="54.2380952380952">
                <text:p>54.2380952380952</text:p>
              </table:table-cell>
            </table:table-row>
            <table:table-row>
              <table:table-cell office:value-type="float" office:value="1288356">
                <text:p>1288360</text:p>
              </table:table-cell>
              <table:table-cell office:value-type="float" office:value="34.0952380952381">
                <text:p>34.0952380952381</text:p>
              </table:table-cell>
            </table:table-row>
            <table:table-row>
              <table:table-cell office:value-type="float" office:value="1288396">
                <text:p>1288400</text:p>
              </table:table-cell>
              <table:table-cell office:value-type="float" office:value="30.2380952380952">
                <text:p>30.2380952380952</text:p>
              </table:table-cell>
            </table:table-row>
            <table:table-row>
              <table:table-cell office:value-type="float" office:value="1288436">
                <text:p>1288440</text:p>
              </table:table-cell>
              <table:table-cell office:value-type="float" office:value="36.2380952380952">
                <text:p>36.2380952380952</text:p>
              </table:table-cell>
            </table:table-row>
            <table:table-row>
              <table:table-cell office:value-type="float" office:value="1288476">
                <text:p>1288480</text:p>
              </table:table-cell>
              <table:table-cell office:value-type="float" office:value="45.4761904761905">
                <text:p>45.4761904761905</text:p>
              </table:table-cell>
            </table:table-row>
            <table:table-row>
              <table:table-cell office:value-type="float" office:value="1288516">
                <text:p>1288520</text:p>
              </table:table-cell>
              <table:table-cell office:value-type="float" office:value="50.7619047619048">
                <text:p>50.7619047619048</text:p>
              </table:table-cell>
            </table:table-row>
            <table:table-row>
              <table:table-cell office:value-type="float" office:value="1288556">
                <text:p>1288560</text:p>
              </table:table-cell>
              <table:table-cell office:value-type="float" office:value="42.2380952380952">
                <text:p>42.2380952380952</text:p>
              </table:table-cell>
            </table:table-row>
            <table:table-row>
              <table:table-cell office:value-type="float" office:value="1288595">
                <text:p>1288600</text:p>
              </table:table-cell>
              <table:table-cell office:value-type="float" office:value="33.3809523809524">
                <text:p>33.3809523809524</text:p>
              </table:table-cell>
            </table:table-row>
            <table:table-row>
              <table:table-cell office:value-type="float" office:value="1288635">
                <text:p>1288640</text:p>
              </table:table-cell>
              <table:table-cell office:value-type="float" office:value="27.2380952380952">
                <text:p>27.2380952380952</text:p>
              </table:table-cell>
            </table:table-row>
            <table:table-row>
              <table:table-cell office:value-type="float" office:value="1288676">
                <text:p>1288680</text:p>
              </table:table-cell>
              <table:table-cell office:value-type="float" office:value="18.6190476190476">
                <text:p>18.6190476190476</text:p>
              </table:table-cell>
            </table:table-row>
            <table:table-row>
              <table:table-cell office:value-type="float" office:value="1288716">
                <text:p>1288720</text:p>
              </table:table-cell>
              <table:table-cell office:value-type="float" office:value="15.6190476190476">
                <text:p>15.6190476190476</text:p>
              </table:table-cell>
            </table:table-row>
            <table:table-row>
              <table:table-cell office:value-type="float" office:value="1288756">
                <text:p>1288760</text:p>
              </table:table-cell>
              <table:table-cell office:value-type="float" office:value="17.1428571428571">
                <text:p>17.1428571428571</text:p>
              </table:table-cell>
            </table:table-row>
            <table:table-row>
              <table:table-cell office:value-type="float" office:value="1288796">
                <text:p>128880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1288836">
                <text:p>1288840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float" office:value="1288876">
                <text:p>1288880</text:p>
              </table:table-cell>
              <table:table-cell office:value-type="float" office:value="-28.6190476190476">
                <text:p>-28.6190476190476</text:p>
              </table:table-cell>
            </table:table-row>
            <table:table-row>
              <table:table-cell office:value-type="float" office:value="1288917">
                <text:p>1288920</text:p>
              </table:table-cell>
              <table:table-cell office:value-type="float" office:value="-42.7619047619048">
                <text:p>-42.7619047619048</text:p>
              </table:table-cell>
            </table:table-row>
            <table:table-row>
              <table:table-cell office:value-type="float" office:value="1288958">
                <text:p>1288960</text:p>
              </table:table-cell>
              <table:table-cell office:value-type="float" office:value="-36.8095238095238">
                <text:p>-36.8095238095238</text:p>
              </table:table-cell>
            </table:table-row>
            <table:table-row>
              <table:table-cell office:value-type="float" office:value="1288998">
                <text:p>1289000</text:p>
              </table:table-cell>
              <table:table-cell office:value-type="float" office:value="-8.28571428571429">
                <text:p>-8.28571428571429</text:p>
              </table:table-cell>
            </table:table-row>
            <table:table-row>
              <table:table-cell office:value-type="float" office:value="1289038">
                <text:p>1289040</text:p>
              </table:table-cell>
              <table:table-cell office:value-type="float" office:value="26.0952380952381">
                <text:p>26.0952380952381</text:p>
              </table:table-cell>
            </table:table-row>
            <table:table-row>
              <table:table-cell office:value-type="float" office:value="1289078">
                <text:p>1289080</text:p>
              </table:table-cell>
              <table:table-cell office:value-type="float" office:value="70.7619047619048">
                <text:p>70.7619047619048</text:p>
              </table:table-cell>
            </table:table-row>
            <table:table-row>
              <table:table-cell office:value-type="float" office:value="1289118">
                <text:p>12891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289158">
                <text:p>1289160</text:p>
              </table:table-cell>
              <table:table-cell office:value-type="float" office:value="157.857142857143">
                <text:p>157.857142857143</text:p>
              </table:table-cell>
            </table:table-row>
            <table:table-row>
              <table:table-cell office:value-type="float" office:value="1289198">
                <text:p>1289200</text:p>
              </table:table-cell>
              <table:table-cell office:value-type="float" office:value="195.666666666667">
                <text:p>195.666666666667</text:p>
              </table:table-cell>
            </table:table-row>
            <table:table-row>
              <table:table-cell office:value-type="float" office:value="1289238">
                <text:p>1289240</text:p>
              </table:table-cell>
              <table:table-cell office:value-type="float" office:value="223.380952380952">
                <text:p>223.380952380952</text:p>
              </table:table-cell>
            </table:table-row>
            <table:table-row>
              <table:table-cell office:value-type="float" office:value="1289277">
                <text:p>1289280</text:p>
              </table:table-cell>
              <table:table-cell office:value-type="float" office:value="233.285714285714">
                <text:p>233.285714285714</text:p>
              </table:table-cell>
            </table:table-row>
            <table:table-row>
              <table:table-cell office:value-type="float" office:value="1289317">
                <text:p>1289320</text:p>
              </table:table-cell>
              <table:table-cell office:value-type="float" office:value="221.571428571429">
                <text:p>221.571428571429</text:p>
              </table:table-cell>
            </table:table-row>
            <table:table-row>
              <table:table-cell office:value-type="float" office:value="1289357">
                <text:p>1289360</text:p>
              </table:table-cell>
              <table:table-cell office:value-type="float" office:value="194.952380952381">
                <text:p>194.952380952381</text:p>
              </table:table-cell>
            </table:table-row>
            <table:table-row>
              <table:table-cell office:value-type="float" office:value="1289397">
                <text:p>1289400</text:p>
              </table:table-cell>
              <table:table-cell office:value-type="float" office:value="154.619047619048">
                <text:p>154.619047619048</text:p>
              </table:table-cell>
            </table:table-row>
            <table:table-row>
              <table:table-cell office:value-type="float" office:value="1289437">
                <text:p>1289440</text:p>
              </table:table-cell>
              <table:table-cell office:value-type="float" office:value="119.52380952381">
                <text:p>119.52380952381</text:p>
              </table:table-cell>
            </table:table-row>
            <table:table-row>
              <table:table-cell office:value-type="float" office:value="1289477">
                <text:p>1289480</text:p>
              </table:table-cell>
              <table:table-cell office:value-type="float" office:value="67.5238095238095">
                <text:p>67.5238095238095</text:p>
              </table:table-cell>
            </table:table-row>
            <table:table-row>
              <table:table-cell office:value-type="float" office:value="1289517">
                <text:p>12895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289557">
                <text:p>1289560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1289598">
                <text:p>1289600</text:p>
              </table:table-cell>
              <table:table-cell office:value-type="float" office:value="7.95238095238095">
                <text:p>7.95238095238095</text:p>
              </table:table-cell>
            </table:table-row>
            <table:table-row>
              <table:table-cell office:value-type="float" office:value="1289638">
                <text:p>1289640</text:p>
              </table:table-cell>
              <table:table-cell office:value-type="float" office:value="13.2857142857143">
                <text:p>13.2857142857143</text:p>
              </table:table-cell>
            </table:table-row>
            <table:table-row>
              <table:table-cell office:value-type="float" office:value="1289678">
                <text:p>1289680</text:p>
              </table:table-cell>
              <table:table-cell office:value-type="float" office:value="19.5238095238095">
                <text:p>19.5238095238095</text:p>
              </table:table-cell>
            </table:table-row>
            <table:table-row>
              <table:table-cell office:value-type="float" office:value="1289718">
                <text:p>1289720</text:p>
              </table:table-cell>
              <table:table-cell office:value-type="float" office:value="-13.6666666666667">
                <text:p>-13.6666666666667</text:p>
              </table:table-cell>
            </table:table-row>
            <table:table-row>
              <table:table-cell office:value-type="float" office:value="1289758">
                <text:p>1289760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float" office:value="1289798">
                <text:p>1289800</text:p>
              </table:table-cell>
              <table:table-cell office:value-type="float" office:value="-67.5238095238095">
                <text:p>-67.5238095238095</text:p>
              </table:table-cell>
            </table:table-row>
            <table:table-row>
              <table:table-cell office:value-type="float" office:value="1289839">
                <text:p>1289840</text:p>
              </table:table-cell>
              <table:table-cell office:value-type="float" office:value="-73.5238095238095">
                <text:p>-73.5238095238095</text:p>
              </table:table-cell>
            </table:table-row>
            <table:table-row>
              <table:table-cell office:value-type="float" office:value="1289879">
                <text:p>1289880</text:p>
              </table:table-cell>
              <table:table-cell office:value-type="float" office:value="-66.7142857142857">
                <text:p>-66.7142857142857</text:p>
              </table:table-cell>
            </table:table-row>
            <table:table-row>
              <table:table-cell office:value-type="float" office:value="1289918">
                <text:p>1289920</text:p>
              </table:table-cell>
              <table:table-cell office:value-type="float" office:value="-58.4285714285714">
                <text:p>-58.4285714285714</text:p>
              </table:table-cell>
            </table:table-row>
            <table:table-row>
              <table:table-cell office:value-type="float" office:value="1289957">
                <text:p>1289960</text:p>
              </table:table-cell>
              <table:table-cell office:value-type="float" office:value="-54.3333333333333">
                <text:p>-54.3333333333333</text:p>
              </table:table-cell>
            </table:table-row>
            <table:table-row>
              <table:table-cell office:value-type="float" office:value="1289997">
                <text:p>1290000</text:p>
              </table:table-cell>
              <table:table-cell office:value-type="float" office:value="-45.7619047619048">
                <text:p>-45.7619047619048</text:p>
              </table:table-cell>
            </table:table-row>
            <table:table-row>
              <table:table-cell office:value-type="float" office:value="1290037">
                <text:p>1290040</text:p>
              </table:table-cell>
              <table:table-cell office:value-type="float" office:value="-32.9523809523809">
                <text:p>-32.9523809523809</text:p>
              </table:table-cell>
            </table:table-row>
            <table:table-row>
              <table:table-cell office:value-type="float" office:value="1290077">
                <text:p>129008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1290117">
                <text:p>1290120</text:p>
              </table:table-cell>
              <table:table-cell office:value-type="float" office:value="26.1904761904762">
                <text:p>26.1904761904762</text:p>
              </table:table-cell>
            </table:table-row>
            <table:table-row>
              <table:table-cell office:value-type="float" office:value="1290158">
                <text:p>1290160</text:p>
              </table:table-cell>
              <table:table-cell office:value-type="float" office:value="42.9047619047619">
                <text:p>42.9047619047619</text:p>
              </table:table-cell>
            </table:table-row>
            <table:table-row>
              <table:table-cell office:value-type="float" office:value="1290199">
                <text:p>1290200</text:p>
              </table:table-cell>
              <table:table-cell office:value-type="float" office:value="57.3333333333333">
                <text:p>57.3333333333333</text:p>
              </table:table-cell>
            </table:table-row>
            <table:table-row>
              <table:table-cell office:value-type="float" office:value="1290239">
                <text:p>1290240</text:p>
              </table:table-cell>
              <table:table-cell office:value-type="float" office:value="61.1904761904762">
                <text:p>61.1904761904762</text:p>
              </table:table-cell>
            </table:table-row>
            <table:table-row>
              <table:table-cell office:value-type="float" office:value="1290279">
                <text:p>1290280</text:p>
              </table:table-cell>
              <table:table-cell office:value-type="float" office:value="49.7619047619048">
                <text:p>49.7619047619048</text:p>
              </table:table-cell>
            </table:table-row>
            <table:table-row>
              <table:table-cell office:value-type="float" office:value="1290319">
                <text:p>12903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290359">
                <text:p>1290360</text:p>
              </table:table-cell>
              <table:table-cell office:value-type="float" office:value="34.9523809523809">
                <text:p>34.9523809523809</text:p>
              </table:table-cell>
            </table:table-row>
            <table:table-row>
              <table:table-cell office:value-type="float" office:value="1290399">
                <text:p>1290400</text:p>
              </table:table-cell>
              <table:table-cell office:value-type="float" office:value="30.8095238095238">
                <text:p>30.8095238095238</text:p>
              </table:table-cell>
            </table:table-row>
            <table:table-row>
              <table:table-cell office:value-type="float" office:value="1290439">
                <text:p>1290440</text:p>
              </table:table-cell>
              <table:table-cell office:value-type="float" office:value="34.3333333333333">
                <text:p>34.3333333333333</text:p>
              </table:table-cell>
            </table:table-row>
            <table:table-row>
              <table:table-cell office:value-type="float" office:value="1290480">
                <text:p>1290480</text:p>
              </table:table-cell>
              <table:table-cell office:value-type="float" office:value="41.0952380952381">
                <text:p>41.0952380952381</text:p>
              </table:table-cell>
            </table:table-row>
            <table:table-row>
              <table:table-cell office:value-type="float" office:value="1290521">
                <text:p>1290520</text:p>
              </table:table-cell>
              <table:table-cell office:value-type="float" office:value="36.2380952380952">
                <text:p>36.2380952380952</text:p>
              </table:table-cell>
            </table:table-row>
            <table:table-row>
              <table:table-cell office:value-type="float" office:value="1290560">
                <text:p>1290560</text:p>
              </table:table-cell>
              <table:table-cell office:value-type="float" office:value="34.6666666666667">
                <text:p>34.6666666666667</text:p>
              </table:table-cell>
            </table:table-row>
            <table:table-row>
              <table:table-cell office:value-type="float" office:value="1290599">
                <text:p>1290600</text:p>
              </table:table-cell>
              <table:table-cell office:value-type="float" office:value="34.9523809523809">
                <text:p>34.9523809523809</text:p>
              </table:table-cell>
            </table:table-row>
            <table:table-row>
              <table:table-cell office:value-type="float" office:value="1290638">
                <text:p>1290640</text:p>
              </table:table-cell>
              <table:table-cell office:value-type="float" office:value="36.2857142857143">
                <text:p>36.2857142857143</text:p>
              </table:table-cell>
            </table:table-row>
            <table:table-row>
              <table:table-cell office:value-type="float" office:value="1290678">
                <text:p>1290680</text:p>
              </table:table-cell>
              <table:table-cell office:value-type="float" office:value="37.8095238095238">
                <text:p>37.8095238095238</text:p>
              </table:table-cell>
            </table:table-row>
            <table:table-row>
              <table:table-cell office:value-type="float" office:value="1290718">
                <text:p>1290720</text:p>
              </table:table-cell>
              <table:table-cell office:value-type="float" office:value="45.1428571428571">
                <text:p>45.1428571428571</text:p>
              </table:table-cell>
            </table:table-row>
            <table:table-row>
              <table:table-cell office:value-type="float" office:value="1290758">
                <text:p>1290760</text:p>
              </table:table-cell>
              <table:table-cell office:value-type="float" office:value="40.5714285714286">
                <text:p>40.5714285714286</text:p>
              </table:table-cell>
            </table:table-row>
            <table:table-row>
              <table:table-cell office:value-type="float" office:value="1290798">
                <text:p>1290800</text:p>
              </table:table-cell>
              <table:table-cell office:value-type="float" office:value="31.7619047619048">
                <text:p>31.7619047619048</text:p>
              </table:table-cell>
            </table:table-row>
            <table:table-row>
              <table:table-cell office:value-type="float" office:value="1290839">
                <text:p>1290840</text:p>
              </table:table-cell>
              <table:table-cell office:value-type="float" office:value="22.1428571428571">
                <text:p>22.1428571428571</text:p>
              </table:table-cell>
            </table:table-row>
            <table:table-row>
              <table:table-cell office:value-type="float" office:value="1290879">
                <text:p>1290880</text:p>
              </table:table-cell>
              <table:table-cell office:value-type="float" office:value="12.6190476190476">
                <text:p>12.6190476190476</text:p>
              </table:table-cell>
            </table:table-row>
            <table:table-row>
              <table:table-cell office:value-type="float" office:value="1290919">
                <text:p>1290920</text:p>
              </table:table-cell>
              <table:table-cell office:value-type="float" office:value="-4.95238095238095">
                <text:p>-4.95238095238095</text:p>
              </table:table-cell>
            </table:table-row>
            <table:table-row>
              <table:table-cell office:value-type="float" office:value="1290959">
                <text:p>1290960</text:p>
              </table:table-cell>
              <table:table-cell office:value-type="float" office:value="-19.6190476190476">
                <text:p>-19.6190476190476</text:p>
              </table:table-cell>
            </table:table-row>
            <table:table-row>
              <table:table-cell office:value-type="float" office:value="1290999">
                <text:p>1291000</text:p>
              </table:table-cell>
              <table:table-cell office:value-type="float" office:value="-29.2857142857143">
                <text:p>-29.2857142857143</text:p>
              </table:table-cell>
            </table:table-row>
            <table:table-row>
              <table:table-cell office:value-type="float" office:value="1291039">
                <text:p>1291040</text:p>
              </table:table-cell>
              <table:table-cell office:value-type="float" office:value="-31.7142857142857">
                <text:p>-31.7142857142857</text:p>
              </table:table-cell>
            </table:table-row>
            <table:table-row>
              <table:table-cell office:value-type="float" office:value="1291079">
                <text:p>1291080</text:p>
              </table:table-cell>
              <table:table-cell office:value-type="float" office:value="-19.952380952381">
                <text:p>-19.952380952381</text:p>
              </table:table-cell>
            </table:table-row>
            <table:table-row>
              <table:table-cell office:value-type="float" office:value="1291120">
                <text:p>1291120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float" office:value="1291160">
                <text:p>1291160</text:p>
              </table:table-cell>
              <table:table-cell office:value-type="float" office:value="27.6666666666667">
                <text:p>27.6666666666667</text:p>
              </table:table-cell>
            </table:table-row>
            <table:table-row>
              <table:table-cell office:value-type="float" office:value="1291200">
                <text:p>1291200</text:p>
              </table:table-cell>
              <table:table-cell office:value-type="float" office:value="61.8095238095238">
                <text:p>61.8095238095238</text:p>
              </table:table-cell>
            </table:table-row>
            <table:table-row>
              <table:table-cell office:value-type="float" office:value="1291239">
                <text:p>1291240</text:p>
              </table:table-cell>
              <table:table-cell office:value-type="float" office:value="106.666666666667">
                <text:p>106.666666666667</text:p>
              </table:table-cell>
            </table:table-row>
            <table:table-row>
              <table:table-cell office:value-type="float" office:value="1291278">
                <text:p>1291280</text:p>
              </table:table-cell>
              <table:table-cell office:value-type="float" office:value="176.666666666667">
                <text:p>176.666666666667</text:p>
              </table:table-cell>
            </table:table-row>
            <table:table-row>
              <table:table-cell office:value-type="float" office:value="1291318">
                <text:p>1291320</text:p>
              </table:table-cell>
              <table:table-cell office:value-type="float" office:value="164.095238095238">
                <text:p>164.095238095238</text:p>
              </table:table-cell>
            </table:table-row>
            <table:table-row>
              <table:table-cell office:value-type="float" office:value="1291358">
                <text:p>1291360</text:p>
              </table:table-cell>
              <table:table-cell office:value-type="float" office:value="167.142857142857">
                <text:p>167.142857142857</text:p>
              </table:table-cell>
            </table:table-row>
            <table:table-row>
              <table:table-cell office:value-type="float" office:value="1291398">
                <text:p>1291400</text:p>
              </table:table-cell>
              <table:table-cell office:value-type="float" office:value="155.571428571429">
                <text:p>155.571428571429</text:p>
              </table:table-cell>
            </table:table-row>
            <table:table-row>
              <table:table-cell office:value-type="float" office:value="1291438">
                <text:p>1291440</text:p>
              </table:table-cell>
              <table:table-cell office:value-type="float" office:value="145.761904761905">
                <text:p>145.761904761905</text:p>
              </table:table-cell>
            </table:table-row>
            <table:table-row>
              <table:table-cell office:value-type="float" office:value="1291479">
                <text:p>1291480</text:p>
              </table:table-cell>
              <table:table-cell office:value-type="float" office:value="150.714285714286">
                <text:p>150.714285714286</text:p>
              </table:table-cell>
            </table:table-row>
            <table:table-row>
              <table:table-cell office:value-type="float" office:value="1291520">
                <text:p>1291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1560">
                <text:p>1291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1600">
                <text:p>12916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